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Default" office:value-type="string" calcext:value-type="string">
            <text:p>ts</text:p>
          </table:table-cell>
          <table:table-cell office:value-type="string" calcext:value-type="string">
            <text:p>geom_id</text:p>
          </table:table-cell>
          <table:table-cell office:value-type="string" calcext:value-type="string">
            <text:p>aadt_frac_n</text:p>
          </table:table-cell>
          <table:table-cell office:value-type="string" calcext:value-type="string">
            <text:p>aadt_frac_hh</text:p>
          </table:table-cell>
          <table:table-cell office:value-type="string" calcext:value-type="string">
            <text:p>aadt_frac_nhh</text:p>
          </table:table-cell>
          <table:table-cell table:number-columns-repeated="3"/>
          <table:table-cell office:value-type="string" calcext:value-type="string">
            <text:p>aad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urly n</text:p>
          </table:table-cell>
          <table:table-cell office:value-type="string" calcext:value-type="string">
            <text:p>hourly hh</text:p>
          </table:table-cell>
          <table:table-cell office:value-type="string" calcext:value-type="string">
            <text:p>hourly nhh</text:p>
          </table:table-cell>
        </table:table-row>
        <table:table-row table:style-name="ro1">
          <table:table-cell office:value-type="string" calcext:value-type="string">
            <text:p>2008-01-01 00:00</text:p>
          </table:table-cell>
          <table:table-cell office:value-type="string" calcext:value-type="string">
            <text:p>100_223</text:p>
          </table:table-cell>
          <table:table-cell office:value-type="float" office:value="0.018945" calcext:value-type="float">
            <text:p>0.018945</text:p>
          </table:table-cell>
          <table:table-cell office:value-type="float" office:value="0.024503" calcext:value-type="float">
            <text:p>0.024503</text:p>
          </table:table-cell>
          <table:table-cell office:value-type="float" office:value="0.022984" calcext:value-type="float">
            <text:p>0.022984</text:p>
          </table:table-cell>
          <table:table-cell/>
          <table:table-cell table:formula="of:=COUNT([.C2:.C745])" office:value-type="float" office:value="744" calcext:value-type="float">
            <text:p>744</text:p>
          </table:table-cell>
          <table:table-cell table:number-columns-repeated="3"/>
          <table:table-cell table:formula="of:=[.C2]*[.$J$1]*[.C$747]" office:value-type="float" office:value="1.9256421684404" calcext:value-type="float">
            <text:p>1.9256421684</text:p>
          </table:table-cell>
          <table:table-cell table:formula="of:=[.D2]*[.$J$1]*[.D$747]" office:value-type="float" office:value="2.42897912641581" calcext:value-type="float">
            <text:p>2.4289791264</text:p>
          </table:table-cell>
          <table:table-cell table:formula="of:=[.E2]*[.$J$1]*[.E$747]" office:value-type="float" office:value="2.31418385364826" calcext:value-type="float">
            <text:p>2.3141838536</text:p>
          </table:table-cell>
        </table:table-row>
        <table:table-row table:style-name="ro1">
          <table:table-cell office:value-type="string" calcext:value-type="string">
            <text:p>2008-01-01 01:00</text:p>
          </table:table-cell>
          <table:table-cell office:value-type="string" calcext:value-type="string">
            <text:p>100_223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27091" calcext:value-type="float">
            <text:p>0.027091</text:p>
          </table:table-cell>
          <table:table-cell office:value-type="float" office:value="0.028116" calcext:value-type="float">
            <text:p>0.028116</text:p>
          </table:table-cell>
          <table:table-cell table:number-columns-repeated="5"/>
          <table:table-cell table:formula="of:=[.C3]*[.$J$1]*[.C$747]" office:value-type="float" office:value="2.35508730761489" calcext:value-type="float">
            <text:p>2.3550873076</text:p>
          </table:table-cell>
          <table:table-cell table:formula="of:=[.D3]*[.$J$1]*[.D$747]" office:value-type="float" office:value="2.68552722171697" calcext:value-type="float">
            <text:p>2.6855272217</text:p>
          </table:table-cell>
          <table:table-cell table:formula="of:=[.E3]*[.$J$1]*[.E$747]" office:value-type="float" office:value="2.83090816346913" calcext:value-type="float">
            <text:p>2.8309081635</text:p>
          </table:table-cell>
        </table:table-row>
        <table:table-row table:style-name="ro1">
          <table:table-cell office:value-type="string" calcext:value-type="string">
            <text:p>2008-01-01 02:00</text:p>
          </table:table-cell>
          <table:table-cell office:value-type="string" calcext:value-type="string">
            <text:p>100_223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0.025381" calcext:value-type="float">
            <text:p>0.025381</text:p>
          </table:table-cell>
          <table:table-cell office:value-type="float" office:value="0.023707" calcext:value-type="float">
            <text:p>0.023707</text:p>
          </table:table-cell>
          <table:table-cell table:number-columns-repeated="5"/>
          <table:table-cell table:formula="of:=[.C4]*[.$J$1]*[.C$747]" office:value-type="float" office:value="1.95227284926022" calcext:value-type="float">
            <text:p>1.9522728493</text:p>
          </table:table-cell>
          <table:table-cell table:formula="of:=[.D4]*[.$J$1]*[.D$747]" office:value-type="float" office:value="2.51601514947393" calcext:value-type="float">
            <text:p>2.5160151495</text:p>
          </table:table-cell>
          <table:table-cell table:formula="of:=[.E4]*[.$J$1]*[.E$747]" office:value-type="float" office:value="2.38698036105288" calcext:value-type="float">
            <text:p>2.3869803611</text:p>
          </table:table-cell>
        </table:table-row>
        <table:table-row table:style-name="ro1">
          <table:table-cell office:value-type="string" calcext:value-type="string">
            <text:p>2008-01-01 03:00</text:p>
          </table:table-cell>
          <table:table-cell office:value-type="string" calcext:value-type="string">
            <text:p>100_223</text:p>
          </table:table-cell>
          <table:table-cell office:value-type="float" office:value="0.017633" calcext:value-type="float">
            <text:p>0.017633</text:p>
          </table:table-cell>
          <table:table-cell office:value-type="float" office:value="0.024289" calcext:value-type="float">
            <text:p>0.024289</text:p>
          </table:table-cell>
          <table:table-cell office:value-type="float" office:value="0.021631" calcext:value-type="float">
            <text:p>0.021631</text:p>
          </table:table-cell>
          <table:table-cell table:number-columns-repeated="5"/>
          <table:table-cell table:formula="of:=[.C5]*[.$J$1]*[.C$747]" office:value-type="float" office:value="1.79228547670148" calcext:value-type="float">
            <text:p>1.7922854767</text:p>
          </table:table-cell>
          <table:table-cell table:formula="of:=[.D5]*[.$J$1]*[.D$747]" office:value-type="float" office:value="2.40776533491873" calcext:value-type="float">
            <text:p>2.4077653349</text:p>
          </table:table-cell>
          <table:table-cell table:formula="of:=[.E5]*[.$J$1]*[.E$747]" office:value-type="float" office:value="2.17795470493672" calcext:value-type="float">
            <text:p>2.1779547049</text:p>
          </table:table-cell>
        </table:table-row>
        <table:table-row table:style-name="ro1">
          <table:table-cell office:value-type="string" calcext:value-type="string">
            <text:p>2008-01-01 04:00</text:p>
          </table:table-cell>
          <table:table-cell office:value-type="string" calcext:value-type="string">
            <text:p>100_223</text:p>
          </table:table-cell>
          <table:table-cell office:value-type="float" office:value="0.017456" calcext:value-type="float">
            <text:p>0.017456</text:p>
          </table:table-cell>
          <table:table-cell office:value-type="float" office:value="0.025581" calcext:value-type="float">
            <text:p>0.025581</text:p>
          </table:table-cell>
          <table:table-cell office:value-type="float" office:value="0.022785" calcext:value-type="float">
            <text:p>0.022785</text:p>
          </table:table-cell>
          <table:table-cell table:number-columns-repeated="5"/>
          <table:table-cell table:formula="of:=[.C6]*[.$J$1]*[.C$747]" office:value-type="float" office:value="1.77429452057512" calcext:value-type="float">
            <text:p>1.7742945206</text:p>
          </table:table-cell>
          <table:table-cell table:formula="of:=[.D6]*[.$J$1]*[.D$747]" office:value-type="float" office:value="2.53584112283569" calcext:value-type="float">
            <text:p>2.5358411228</text:p>
          </table:table-cell>
          <table:table-cell table:formula="of:=[.E6]*[.$J$1]*[.E$747]" office:value-type="float" office:value="2.29414719393385" calcext:value-type="float">
            <text:p>2.2941471939</text:p>
          </table:table-cell>
        </table:table-row>
        <table:table-row table:style-name="ro1">
          <table:table-cell office:value-type="string" calcext:value-type="string">
            <text:p>2008-01-01 05:00</text:p>
          </table:table-cell>
          <table:table-cell office:value-type="string" calcext:value-type="string">
            <text:p>100_223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27844" calcext:value-type="float">
            <text:p>0.027844</text:p>
          </table:table-cell>
          <table:table-cell office:value-type="float" office:value="0.025116" calcext:value-type="float">
            <text:p>0.025116</text:p>
          </table:table-cell>
          <table:table-cell table:number-columns-repeated="5"/>
          <table:table-cell table:formula="of:=[.C7]*[.$J$1]*[.C$747]" office:value-type="float" office:value="1.69724850507352" calcext:value-type="float">
            <text:p>1.6972485051</text:p>
          </table:table-cell>
          <table:table-cell table:formula="of:=[.D7]*[.$J$1]*[.D$747]" office:value-type="float" office:value="2.76017201142399" calcext:value-type="float">
            <text:p>2.7601720114</text:p>
          </table:table-cell>
          <table:table-cell table:formula="of:=[.E7]*[.$J$1]*[.E$747]" office:value-type="float" office:value="2.52884796676948" calcext:value-type="float">
            <text:p>2.5288479668</text:p>
          </table:table-cell>
        </table:table-row>
        <table:table-row table:style-name="ro1">
          <table:table-cell office:value-type="string" calcext:value-type="string">
            <text:p>2008-01-01 06:00</text:p>
          </table:table-cell>
          <table:table-cell office:value-type="string" calcext:value-type="string">
            <text:p>100_223</text:p>
          </table:table-cell>
          <table:table-cell office:value-type="float" office:value="0.018144" calcext:value-type="float">
            <text:p>0.018144</text:p>
          </table:table-cell>
          <table:table-cell office:value-type="float" office:value="0.024968" calcext:value-type="float">
            <text:p>0.024968</text:p>
          </table:table-cell>
          <table:table-cell office:value-type="float" office:value="0.02202" calcext:value-type="float">
            <text:p>0.02202</text:p>
          </table:table-cell>
          <table:table-cell table:number-columns-repeated="5"/>
          <table:table-cell table:formula="of:=[.C8]*[.$J$1]*[.C$747]" office:value-type="float" office:value="1.84422546868211" calcext:value-type="float">
            <text:p>1.8442254687</text:p>
          </table:table-cell>
          <table:table-cell table:formula="of:=[.D8]*[.$J$1]*[.D$747]" office:value-type="float" office:value="2.4750745144819" calcext:value-type="float">
            <text:p>2.4750745145</text:p>
          </table:table-cell>
          <table:table-cell table:formula="of:=[.E8]*[.$J$1]*[.E$747]" office:value-type="float" office:value="2.21712184377544" calcext:value-type="float">
            <text:p>2.2171218438</text:p>
          </table:table-cell>
        </table:table-row>
        <table:table-row table:style-name="ro1">
          <table:table-cell office:value-type="string" calcext:value-type="string">
            <text:p>2008-01-01 07:00</text:p>
          </table:table-cell>
          <table:table-cell office:value-type="string" calcext:value-type="string">
            <text:p>100_223</text:p>
          </table:table-cell>
          <table:table-cell office:value-type="float" office:value="0.019365" calcext:value-type="float">
            <text:p>0.019365</text:p>
          </table:table-cell>
          <table:table-cell office:value-type="float" office:value="0.030068" calcext:value-type="float">
            <text:p>0.030068</text:p>
          </table:table-cell>
          <table:table-cell office:value-type="float" office:value="0.023565" calcext:value-type="float">
            <text:p>0.023565</text:p>
          </table:table-cell>
          <table:table-cell table:number-columns-repeated="5"/>
          <table:table-cell table:formula="of:=[.C9]*[.$J$1]*[.C$747]" office:value-type="float" office:value="1.96833257280804" calcext:value-type="float">
            <text:p>1.9683325728</text:p>
          </table:table-cell>
          <table:table-cell table:formula="of:=[.D9]*[.$J$1]*[.D$747]" office:value-type="float" office:value="2.98063683520674" calcext:value-type="float">
            <text:p>2.9806368352</text:p>
          </table:table-cell>
          <table:table-cell table:formula="of:=[.E9]*[.$J$1]*[.E$747]" office:value-type="float" office:value="2.37268284507576" calcext:value-type="float">
            <text:p>2.3726828451</text:p>
          </table:table-cell>
        </table:table-row>
        <table:table-row table:style-name="ro1">
          <table:table-cell office:value-type="string" calcext:value-type="string">
            <text:p>2008-01-01 08:00</text:p>
          </table:table-cell>
          <table:table-cell office:value-type="string" calcext:value-type="string">
            <text:p>100_223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023892" calcext:value-type="float">
            <text:p>0.023892</text:p>
          </table:table-cell>
          <table:table-cell table:number-columns-repeated="5"/>
          <table:table-cell table:formula="of:=[.C10]*[.$J$1]*[.C$747]" office:value-type="float" office:value="2.43030373435788" calcext:value-type="float">
            <text:p>2.4303037344</text:p>
          </table:table-cell>
          <table:table-cell table:formula="of:=[.D10]*[.$J$1]*[.D$747]" office:value-type="float" office:value="2.77771799784914" calcext:value-type="float">
            <text:p>2.7777179978</text:p>
          </table:table-cell>
          <table:table-cell table:formula="of:=[.E10]*[.$J$1]*[.E$747]" office:value-type="float" office:value="2.40560740651602" calcext:value-type="float">
            <text:p>2.4056074065</text:p>
          </table:table-cell>
        </table:table-row>
        <table:table-row table:style-name="ro1">
          <table:table-cell office:value-type="string" calcext:value-type="string">
            <text:p>2008-01-01 09:00</text:p>
          </table:table-cell>
          <table:table-cell office:value-type="string" calcext:value-type="string">
            <text:p>100_223</text:p>
          </table:table-cell>
          <table:table-cell office:value-type="float" office:value="0.029296" calcext:value-type="float">
            <text:p>0.02929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030477" calcext:value-type="float">
            <text:p>0.030477</text:p>
          </table:table-cell>
          <table:table-cell table:number-columns-repeated="5"/>
          <table:table-cell table:formula="of:=[.C11]*[.$J$1]*[.C$747]" office:value-type="float" office:value="2.97775734846292" calcext:value-type="float">
            <text:p>2.9777573485</text:p>
          </table:table-cell>
          <table:table-cell table:formula="of:=[.D11]*[.$J$1]*[.D$747]" office:value-type="float" office:value="3.8214563654789" calcext:value-type="float">
            <text:p>3.8214563655</text:p>
          </table:table-cell>
          <table:table-cell table:formula="of:=[.E11]*[.$J$1]*[.E$747]" office:value-type="float" office:value="3.06862953827176" calcext:value-type="float">
            <text:p>3.0686295383</text:p>
          </table:table-cell>
        </table:table-row>
        <table:table-row table:style-name="ro1">
          <table:table-cell office:value-type="string" calcext:value-type="string">
            <text:p>2008-01-01 10:00</text:p>
          </table:table-cell>
          <table:table-cell office:value-type="string" calcext:value-type="string">
            <text:p>100_223</text:p>
          </table:table-cell>
          <table:table-cell office:value-type="float" office:value="0.032603" calcext:value-type="float">
            <text:p>0.032603</text:p>
          </table:table-cell>
          <table:table-cell office:value-type="float" office:value="0.034198" calcext:value-type="float">
            <text:p>0.034198</text:p>
          </table:table-cell>
          <table:table-cell office:value-type="float" office:value="0.032869" calcext:value-type="float">
            <text:p>0.032869</text:p>
          </table:table-cell>
          <table:table-cell table:number-columns-repeated="5"/>
          <table:table-cell table:formula="of:=[.C12]*[.$J$1]*[.C$747]" office:value-type="float" office:value="3.31389346094813" calcext:value-type="float">
            <text:p>3.3138934609</text:p>
          </table:table-cell>
          <table:table-cell table:formula="of:=[.D12]*[.$J$1]*[.D$747]" office:value-type="float" office:value="3.39004318512705" calcext:value-type="float">
            <text:p>3.3900431851</text:p>
          </table:table-cell>
          <table:table-cell table:formula="of:=[.E12]*[.$J$1]*[.E$747]" office:value-type="float" office:value="3.30947220177361" calcext:value-type="float">
            <text:p>3.3094722018</text:p>
          </table:table-cell>
        </table:table-row>
        <table:table-row table:style-name="ro1">
          <table:table-cell office:value-type="string" calcext:value-type="string">
            <text:p>2008-01-01 11:00</text:p>
          </table:table-cell>
          <table:table-cell office:value-type="string" calcext:value-type="string">
            <text:p>100_223</text:p>
          </table:table-cell>
          <table:table-cell office:value-type="float" office:value="0.040378" calcext:value-type="float">
            <text:p>0.040378</text:p>
          </table:table-cell>
          <table:table-cell office:value-type="float" office:value="0.036889" calcext:value-type="float">
            <text:p>0.036889</text:p>
          </table:table-cell>
          <table:table-cell office:value-type="float" office:value="0.040375" calcext:value-type="float">
            <text:p>0.040375</text:p>
          </table:table-cell>
          <table:table-cell table:number-columns-repeated="5"/>
          <table:table-cell table:formula="of:=[.C13]*[.$J$1]*[.C$747]" office:value-type="float" office:value="4.10417416084912" calcext:value-type="float">
            <text:p>4.1041741608</text:p>
          </table:table-cell>
          <table:table-cell table:formula="of:=[.D13]*[.$J$1]*[.D$747]" office:value-type="float" office:value="3.6568016567095" calcext:value-type="float">
            <text:p>3.6568016567</text:p>
          </table:table-cell>
          <table:table-cell table:formula="of:=[.E13]*[.$J$1]*[.E$747]" office:value-type="float" office:value="4.06522681391614" calcext:value-type="float">
            <text:p>4.0652268139</text:p>
          </table:table-cell>
        </table:table-row>
        <table:table-row table:style-name="ro1">
          <table:table-cell office:value-type="string" calcext:value-type="string">
            <text:p>2008-01-01 12:00</text:p>
          </table:table-cell>
          <table:table-cell office:value-type="string" calcext:value-type="string">
            <text:p>100_223</text:p>
          </table:table-cell>
          <table:table-cell office:value-type="float" office:value="0.048668" calcext:value-type="float">
            <text:p>0.048668</text:p>
          </table:table-cell>
          <table:table-cell office:value-type="float" office:value="0.035297" calcext:value-type="float">
            <text:p>0.035297</text:p>
          </table:table-cell>
          <table:table-cell office:value-type="float" office:value="0.03905" calcext:value-type="float">
            <text:p>0.03905</text:p>
          </table:table-cell>
          <table:table-cell table:number-columns-repeated="5"/>
          <table:table-cell table:formula="of:=[.C14]*[.$J$1]*[.C$747]" office:value-type="float" office:value="4.94680142801042" calcext:value-type="float">
            <text:p>4.946801428</text:p>
          </table:table-cell>
          <table:table-cell table:formula="of:=[.D14]*[.$J$1]*[.D$747]" office:value-type="float" office:value="3.49898690874991" calcext:value-type="float">
            <text:p>3.4989869087</text:p>
          </table:table-cell>
          <table:table-cell table:formula="of:=[.E14]*[.$J$1]*[.E$747]" office:value-type="float" office:value="3.93181689370713" calcext:value-type="float">
            <text:p>3.9318168937</text:p>
          </table:table-cell>
        </table:table-row>
        <table:table-row table:style-name="ro1">
          <table:table-cell office:value-type="string" calcext:value-type="string">
            <text:p>2008-01-01 13:00</text:p>
          </table:table-cell>
          <table:table-cell office:value-type="string" calcext:value-type="string">
            <text:p>100_223</text:p>
          </table:table-cell>
          <table:table-cell office:value-type="float" office:value="0.053115" calcext:value-type="float">
            <text:p>0.053115</text:p>
          </table:table-cell>
          <table:table-cell office:value-type="float" office:value="0.039015" calcext:value-type="float">
            <text:p>0.039015</text:p>
          </table:table-cell>
          <table:table-cell office:value-type="float" office:value="0.041297" calcext:value-type="float">
            <text:p>0.041297</text:p>
          </table:table-cell>
          <table:table-cell table:number-columns-repeated="5"/>
          <table:table-cell table:formula="of:=[.C15]*[.$J$1]*[.C$747]" office:value-type="float" office:value="5.39881149520781" calcext:value-type="float">
            <text:p>5.3988114952</text:p>
          </table:table-cell>
          <table:table-cell table:formula="of:=[.D15]*[.$J$1]*[.D$747]" office:value-type="float" office:value="3.86755175354499" calcext:value-type="float">
            <text:p>3.8675517535</text:p>
          </table:table-cell>
          <table:table-cell table:formula="of:=[.E15]*[.$J$1]*[.E$747]" office:value-type="float" office:value="4.15805998103517" calcext:value-type="float">
            <text:p>4.158059981</text:p>
          </table:table-cell>
        </table:table-row>
        <table:table-row table:style-name="ro1">
          <table:table-cell office:value-type="string" calcext:value-type="string">
            <text:p>2008-01-01 14:00</text:p>
          </table:table-cell>
          <table:table-cell office:value-type="string" calcext:value-type="string">
            <text:p>100_223</text:p>
          </table:table-cell>
          <table:table-cell office:value-type="float" office:value="0.054257" calcext:value-type="float">
            <text:p>0.054257</text:p>
          </table:table-cell>
          <table:table-cell office:value-type="float" office:value="0.040251" calcext:value-type="float">
            <text:p>0.040251</text:p>
          </table:table-cell>
          <table:table-cell office:value-type="float" office:value="0.047622" calcext:value-type="float">
            <text:p>0.047622</text:p>
          </table:table-cell>
          <table:table-cell table:number-columns-repeated="5"/>
          <table:table-cell table:formula="of:=[.C16]*[.$J$1]*[.C$747]" office:value-type="float" office:value="5.51488873755982" calcext:value-type="float">
            <text:p>5.5148887376</text:p>
          </table:table-cell>
          <table:table-cell table:formula="of:=[.D16]*[.$J$1]*[.D$747]" office:value-type="float" office:value="3.99007626892066" calcext:value-type="float">
            <text:p>3.9900762689</text:p>
          </table:table-cell>
          <table:table-cell table:formula="of:=[.E16]*[.$J$1]*[.E$747]" office:value-type="float" office:value="4.79490356241027" calcext:value-type="float">
            <text:p>4.7949035624</text:p>
          </table:table-cell>
        </table:table-row>
        <table:table-row table:style-name="ro1">
          <table:table-cell office:value-type="string" calcext:value-type="string">
            <text:p>2008-01-01 15:00</text:p>
          </table:table-cell>
          <table:table-cell office:value-type="string" calcext:value-type="string">
            <text:p>100_223</text:p>
          </table:table-cell>
          <table:table-cell office:value-type="float" office:value="0.051286" calcext:value-type="float">
            <text:p>0.051286</text:p>
          </table:table-cell>
          <table:table-cell office:value-type="float" office:value="0.035959" calcext:value-type="float">
            <text:p>0.035959</text:p>
          </table:table-cell>
          <table:table-cell office:value-type="float" office:value="0.040412" calcext:value-type="float">
            <text:p>0.040412</text:p>
          </table:table-cell>
          <table:table-cell table:number-columns-repeated="5"/>
          <table:table-cell table:formula="of:=[.C17]*[.$J$1]*[.C$747]" office:value-type="float" office:value="5.21290494856872" calcext:value-type="float">
            <text:p>5.2129049486</text:p>
          </table:table-cell>
          <table:table-cell table:formula="of:=[.D17]*[.$J$1]*[.D$747]" office:value-type="float" office:value="3.56461088057733" calcext:value-type="float">
            <text:p>3.5646108806</text:p>
          </table:table-cell>
          <table:table-cell table:formula="of:=[.E17]*[.$J$1]*[.E$747]" office:value-type="float" office:value="4.06895222300877" calcext:value-type="float">
            <text:p>4.068952223</text:p>
          </table:table-cell>
        </table:table-row>
        <table:table-row table:style-name="ro1">
          <table:table-cell office:value-type="string" calcext:value-type="string">
            <text:p>2008-01-01 16:00</text:p>
          </table:table-cell>
          <table:table-cell office:value-type="string" calcext:value-type="string">
            <text:p>100_223</text:p>
          </table:table-cell>
          <table:table-cell office:value-type="float" office:value="0.048627" calcext:value-type="float">
            <text:p>0.048627</text:p>
          </table:table-cell>
          <table:table-cell office:value-type="float" office:value="0.039193" calcext:value-type="float">
            <text:p>0.039193</text:p>
          </table:table-cell>
          <table:table-cell office:value-type="float" office:value="0.042444" calcext:value-type="float">
            <text:p>0.042444</text:p>
          </table:table-cell>
          <table:table-cell table:number-columns-repeated="5"/>
          <table:table-cell table:formula="of:=[.C18]*[.$J$1]*[.C$747]" office:value-type="float" office:value="4.94263403139358" calcext:value-type="float">
            <text:p>4.9426340314</text:p>
          </table:table-cell>
          <table:table-cell table:formula="of:=[.D18]*[.$J$1]*[.D$747]" office:value-type="float" office:value="3.88519686983696" calcext:value-type="float">
            <text:p>3.8851968698</text:p>
          </table:table-cell>
          <table:table-cell table:formula="of:=[.E18]*[.$J$1]*[.E$747]" office:value-type="float" office:value="4.27354766290667" calcext:value-type="float">
            <text:p>4.2735476629</text:p>
          </table:table-cell>
        </table:table-row>
        <table:table-row table:style-name="ro1">
          <table:table-cell office:value-type="string" calcext:value-type="string">
            <text:p>2008-01-01 17:00</text:p>
          </table:table-cell>
          <table:table-cell office:value-type="string" calcext:value-type="string">
            <text:p>100_223</text:p>
          </table:table-cell>
          <table:table-cell office:value-type="float" office:value="0.043901" calcext:value-type="float">
            <text:p>0.043901</text:p>
          </table:table-cell>
          <table:table-cell office:value-type="float" office:value="0.038673" calcext:value-type="float">
            <text:p>0.038673</text:p>
          </table:table-cell>
          <table:table-cell office:value-type="float" office:value="0.040182" calcext:value-type="float">
            <text:p>0.040182</text:p>
          </table:table-cell>
          <table:table-cell table:number-columns-repeated="5"/>
          <table:table-cell table:formula="of:=[.C19]*[.$J$1]*[.C$747]" office:value-type="float" office:value="4.46226533843769" calcext:value-type="float">
            <text:p>4.4622653384</text:p>
          </table:table-cell>
          <table:table-cell table:formula="of:=[.D19]*[.$J$1]*[.D$747]" office:value-type="float" office:value="3.83364933909639" calcext:value-type="float">
            <text:p>3.8336493391</text:p>
          </table:table-cell>
          <table:table-cell table:formula="of:=[.E19]*[.$J$1]*[.E$747]" office:value-type="float" office:value="4.04579427459513" calcext:value-type="float">
            <text:p>4.0457942746</text:p>
          </table:table-cell>
        </table:table-row>
        <table:table-row table:style-name="ro1">
          <table:table-cell office:value-type="string" calcext:value-type="string">
            <text:p>2008-01-01 18:00</text:p>
          </table:table-cell>
          <table:table-cell office:value-type="string" calcext:value-type="string">
            <text:p>100_223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1768" calcext:value-type="float">
            <text:p>0.041768</text:p>
          </table:table-cell>
          <table:table-cell office:value-type="float" office:value="0.046221" calcext:value-type="float">
            <text:p>0.046221</text:p>
          </table:table-cell>
          <table:table-cell table:number-columns-repeated="5"/>
          <table:table-cell table:formula="of:=[.C20]*[.$J$1]*[.C$747]" office:value-type="float" office:value="4.22838290879497" calcext:value-type="float">
            <text:p>4.2283829088</text:p>
          </table:table-cell>
          <table:table-cell table:formula="of:=[.D20]*[.$J$1]*[.D$747]" office:value-type="float" office:value="4.1404562768696" calcext:value-type="float">
            <text:p>4.1404562769</text:p>
          </table:table-cell>
          <table:table-cell table:formula="of:=[.E20]*[.$J$1]*[.E$747]" office:value-type="float" office:value="4.65384145055153" calcext:value-type="float">
            <text:p>4.6538414506</text:p>
          </table:table-cell>
        </table:table-row>
        <table:table-row table:style-name="ro1">
          <table:table-cell office:value-type="string" calcext:value-type="string">
            <text:p>2008-01-01 19:00</text:p>
          </table:table-cell>
          <table:table-cell office:value-type="string" calcext:value-type="string">
            <text:p>100_223</text:p>
          </table:table-cell>
          <table:table-cell office:value-type="float" office:value="0.033335" calcext:value-type="float">
            <text:p>0.033335</text:p>
          </table:table-cell>
          <table:table-cell office:value-type="float" office:value="0.031714" calcext:value-type="float">
            <text:p>0.031714</text:p>
          </table:table-cell>
          <table:table-cell office:value-type="float" office:value="0.032162" calcext:value-type="float">
            <text:p>0.032162</text:p>
          </table:table-cell>
          <table:table-cell table:number-columns-repeated="5"/>
          <table:table-cell table:formula="of:=[.C21]*[.$J$1]*[.C$747]" office:value-type="float" office:value="3.38829673713174" calcext:value-type="float">
            <text:p>3.3882967371</text:p>
          </table:table-cell>
          <table:table-cell table:formula="of:=[.D21]*[.$J$1]*[.D$747]" office:value-type="float" office:value="3.14380459597401" calcext:value-type="float">
            <text:p>3.143804596</text:p>
          </table:table-cell>
          <table:table-cell table:formula="of:=[.E21]*[.$J$1]*[.E$747]" office:value-type="float" office:value="3.23828668208473" calcext:value-type="float">
            <text:p>3.2382866821</text:p>
          </table:table-cell>
        </table:table-row>
        <table:table-row table:style-name="ro1">
          <table:table-cell office:value-type="string" calcext:value-type="string">
            <text:p>2008-01-01 20:00</text:p>
          </table:table-cell>
          <table:table-cell office:value-type="string" calcext:value-type="string">
            <text:p>100_223</text:p>
          </table:table-cell>
          <table:table-cell office:value-type="float" office:value="0.031137" calcext:value-type="float">
            <text:p>0.031137</text:p>
          </table:table-cell>
          <table:table-cell office:value-type="float" office:value="0.030023" calcext:value-type="float">
            <text:p>0.030023</text:p>
          </table:table-cell>
          <table:table-cell office:value-type="float" office:value="0.029217" calcext:value-type="float">
            <text:p>0.029217</text:p>
          </table:table-cell>
          <table:table-cell table:number-columns-repeated="5"/>
          <table:table-cell table:formula="of:=[.C22]*[.$J$1]*[.C$747]" office:value-type="float" office:value="3.16488362094108" calcext:value-type="float">
            <text:p>3.1648836209</text:p>
          </table:table-cell>
          <table:table-cell table:formula="of:=[.D22]*[.$J$1]*[.D$747]" office:value-type="float" office:value="2.97617599120034" calcext:value-type="float">
            <text:p>2.9761759912</text:p>
          </table:table-cell>
          <table:table-cell table:formula="of:=[.E22]*[.$J$1]*[.E$747]" office:value-type="float" office:value="2.94176425565791" calcext:value-type="float">
            <text:p>2.9417642557</text:p>
          </table:table-cell>
        </table:table-row>
        <table:table-row table:style-name="ro1">
          <table:table-cell office:value-type="string" calcext:value-type="string">
            <text:p>2008-01-01 21:00</text:p>
          </table:table-cell>
          <table:table-cell office:value-type="string" calcext:value-type="string">
            <text:p>100_223</text:p>
          </table:table-cell>
          <table:table-cell office:value-type="float" office:value="0.028961" calcext:value-type="float">
            <text:p>0.028961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6741" calcext:value-type="float">
            <text:p>0.026741</text:p>
          </table:table-cell>
          <table:table-cell table:number-columns-repeated="5"/>
          <table:table-cell table:formula="of:=[.C23]*[.$J$1]*[.C$747]" office:value-type="float" office:value="2.94370666878873" calcext:value-type="float">
            <text:p>2.9437066688</text:p>
          </table:table-cell>
          <table:table-cell table:formula="of:=[.D23]*[.$J$1]*[.D$747]" office:value-type="float" office:value="3.2147815806091" calcext:value-type="float">
            <text:p>3.2147815806</text:p>
          </table:table-cell>
          <table:table-cell table:formula="of:=[.E23]*[.$J$1]*[.E$747]" office:value-type="float" office:value="2.69246390664846" calcext:value-type="float">
            <text:p>2.6924639066</text:p>
          </table:table-cell>
        </table:table-row>
        <table:table-row table:style-name="ro1">
          <table:table-cell office:value-type="string" calcext:value-type="string">
            <text:p>2008-01-01 22:00</text:p>
          </table:table-cell>
          <table:table-cell office:value-type="string" calcext:value-type="string">
            <text:p>100_223</text:p>
          </table:table-cell>
          <table:table-cell office:value-type="float" office:value="0.02226" calcext:value-type="float">
            <text:p>0.02226</text:p>
          </table:table-cell>
          <table:table-cell office:value-type="float" office:value="0.029507" calcext:value-type="float">
            <text:p>0.029507</text:p>
          </table:table-cell>
          <table:table-cell office:value-type="float" office:value="0.027492" calcext:value-type="float">
            <text:p>0.027492</text:p>
          </table:table-cell>
          <table:table-cell table:number-columns-repeated="5"/>
          <table:table-cell table:formula="of:=[.C24]*[.$J$1]*[.C$747]" office:value-type="float" office:value="2.262591431485" calcext:value-type="float">
            <text:p>2.2625914315</text:p>
          </table:table-cell>
          <table:table-cell table:formula="of:=[.D24]*[.$J$1]*[.D$747]" office:value-type="float" office:value="2.925024979927" calcext:value-type="float">
            <text:p>2.9250249799</text:p>
          </table:table-cell>
          <table:table-cell table:formula="of:=[.E24]*[.$J$1]*[.E$747]" office:value-type="float" office:value="2.76807964255561" calcext:value-type="float">
            <text:p>2.7680796426</text:p>
          </table:table-cell>
        </table:table-row>
        <table:table-row table:style-name="ro1">
          <table:table-cell office:value-type="string" calcext:value-type="string">
            <text:p>2008-01-01 23:00</text:p>
          </table:table-cell>
          <table:table-cell office:value-type="string" calcext:value-type="string">
            <text:p>100_223</text:p>
          </table:table-cell>
          <table:table-cell office:value-type="float" office:value="0.020304" calcext:value-type="float">
            <text:p>0.020304</text:p>
          </table:table-cell>
          <table:table-cell office:value-type="float" office:value="0.028134" calcext:value-type="float">
            <text:p>0.028134</text:p>
          </table:table-cell>
          <table:table-cell office:value-type="float" office:value="0.023283" calcext:value-type="float">
            <text:p>0.023283</text:p>
          </table:table-cell>
          <table:table-cell table:number-columns-repeated="5"/>
          <table:table-cell table:formula="of:=[.C25]*[.$J$1]*[.C$747]" office:value-type="float" office:value="2.0637761197157" calcext:value-type="float">
            <text:p>2.0637761197</text:p>
          </table:table-cell>
          <table:table-cell table:formula="of:=[.D25]*[.$J$1]*[.D$747]" office:value-type="float" office:value="2.78891967279853" calcext:value-type="float">
            <text:p>2.7889196728</text:p>
          </table:table-cell>
          <table:table-cell table:formula="of:=[.E25]*[.$J$1]*[.E$747]" office:value-type="float" office:value="2.34428918658599" calcext:value-type="float">
            <text:p>2.3442891866</text:p>
          </table:table-cell>
        </table:table-row>
        <table:table-row table:style-name="ro1">
          <table:table-cell office:value-type="string" calcext:value-type="string">
            <text:p>2008-01-02 00:00</text:p>
          </table:table-cell>
          <table:table-cell office:value-type="string" calcext:value-type="string">
            <text:p>100_223</text:p>
          </table:table-cell>
          <table:table-cell office:value-type="float" office:value="0.022434" calcext:value-type="float">
            <text:p>0.022434</text:p>
          </table:table-cell>
          <table:table-cell office:value-type="float" office:value="0.033471" calcext:value-type="float">
            <text:p>0.033471</text:p>
          </table:table-cell>
          <table:table-cell office:value-type="float" office:value="0.031551" calcext:value-type="float">
            <text:p>0.031551</text:p>
          </table:table-cell>
          <table:table-cell table:number-columns-repeated="5"/>
          <table:table-cell table:formula="of:=[.C26]*[.$J$1]*[.C$747]" office:value-type="float" office:value="2.28027745615159" calcext:value-type="float">
            <text:p>2.2802774562</text:p>
          </table:table-cell>
          <table:table-cell table:formula="of:=[.D26]*[.$J$1]*[.D$747]" office:value-type="float" office:value="3.31797577195705" calcext:value-type="float">
            <text:p>3.317975772</text:p>
          </table:table-cell>
          <table:table-cell table:formula="of:=[.E26]*[.$J$1]*[.E$747]" office:value-type="float" office:value="3.17676708869023" calcext:value-type="float">
            <text:p>3.1767670887</text:p>
          </table:table-cell>
        </table:table-row>
        <table:table-row table:style-name="ro1">
          <table:table-cell office:value-type="string" calcext:value-type="string">
            <text:p>2008-01-02 01:00</text:p>
          </table:table-cell>
          <table:table-cell office:value-type="string" calcext:value-type="string">
            <text:p>100_223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33037" calcext:value-type="float">
            <text:p>0.033037</text:p>
          </table:table-cell>
          <table:table-cell office:value-type="float" office:value="0.029252" calcext:value-type="float">
            <text:p>0.029252</text:p>
          </table:table-cell>
          <table:table-cell table:number-columns-repeated="5"/>
          <table:table-cell table:formula="of:=[.C27]*[.$J$1]*[.C$747]" office:value-type="float" office:value="2.02372845466605" calcext:value-type="float">
            <text:p>2.0237284547</text:p>
          </table:table-cell>
          <table:table-cell table:formula="of:=[.D27]*[.$J$1]*[.D$747]" office:value-type="float" office:value="3.27495340976204" calcext:value-type="float">
            <text:p>3.2749534098</text:p>
          </table:table-cell>
          <table:table-cell table:formula="of:=[.E27]*[.$J$1]*[.E$747]" office:value-type="float" office:value="2.94528829128607" calcext:value-type="float">
            <text:p>2.9452882913</text:p>
          </table:table-cell>
        </table:table-row>
        <table:table-row table:style-name="ro1">
          <table:table-cell office:value-type="string" calcext:value-type="string">
            <text:p>2008-01-02 02:00</text:p>
          </table:table-cell>
          <table:table-cell office:value-type="string" calcext:value-type="string">
            <text:p>100_223</text:p>
          </table:table-cell>
          <table:table-cell office:value-type="float" office:value="0.019669" calcext:value-type="float">
            <text:p>0.019669</text:p>
          </table:table-cell>
          <table:table-cell office:value-type="float" office:value="0.032673" calcext:value-type="float">
            <text:p>0.032673</text:p>
          </table:table-cell>
          <table:table-cell office:value-type="float" office:value="0.031695" calcext:value-type="float">
            <text:p>0.031695</text:p>
          </table:table-cell>
          <table:table-cell table:number-columns-repeated="5"/>
          <table:table-cell table:formula="of:=[.C28]*[.$J$1]*[.C$747]" office:value-type="float" office:value="1.99923229406462" calcext:value-type="float">
            <text:p>1.9992322941</text:p>
          </table:table-cell>
          <table:table-cell table:formula="of:=[.D28]*[.$J$1]*[.D$747]" office:value-type="float" office:value="3.23887013824364" calcext:value-type="float">
            <text:p>3.2388701382</text:p>
          </table:table-cell>
          <table:table-cell table:formula="of:=[.E28]*[.$J$1]*[.E$747]" office:value-type="float" office:value="3.19126597813182" calcext:value-type="float">
            <text:p>3.1912659781</text:p>
          </table:table-cell>
        </table:table-row>
        <table:table-row table:style-name="ro1">
          <table:table-cell office:value-type="string" calcext:value-type="string">
            <text:p>2008-01-02 03:00</text:p>
          </table:table-cell>
          <table:table-cell office:value-type="string" calcext:value-type="string">
            <text:p>100_223</text:p>
          </table:table-cell>
          <table:table-cell office:value-type="float" office:value="0.021466" calcext:value-type="float">
            <text:p>0.021466</text:p>
          </table:table-cell>
          <table:table-cell office:value-type="float" office:value="0.029783" calcext:value-type="float">
            <text:p>0.029783</text:p>
          </table:table-cell>
          <table:table-cell office:value-type="float" office:value="0.030052" calcext:value-type="float">
            <text:p>0.030052</text:p>
          </table:table-cell>
          <table:table-cell table:number-columns-repeated="5"/>
          <table:table-cell table:formula="of:=[.C29]*[.$J$1]*[.C$747]" office:value-type="float" office:value="2.18188623846617" calcext:value-type="float">
            <text:p>2.1818862385</text:p>
          </table:table-cell>
          <table:table-cell table:formula="of:=[.D29]*[.$J$1]*[.D$747]" office:value-type="float" office:value="2.95238482316623" calcext:value-type="float">
            <text:p>2.9523848232</text:p>
          </table:table-cell>
          <table:table-cell table:formula="of:=[.E29]*[.$J$1]*[.E$747]" office:value-type="float" office:value="3.02583767707264" calcext:value-type="float">
            <text:p>3.0258376771</text:p>
          </table:table-cell>
        </table:table-row>
        <table:table-row table:style-name="ro1">
          <table:table-cell office:value-type="string" calcext:value-type="string">
            <text:p>2008-01-02 04:00</text:p>
          </table:table-cell>
          <table:table-cell office:value-type="string" calcext:value-type="string">
            <text:p>100_223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0.032303" calcext:value-type="float">
            <text:p>0.032303</text:p>
          </table:table-cell>
          <table:table-cell office:value-type="float" office:value="0.030335" calcext:value-type="float">
            <text:p>0.030335</text:p>
          </table:table-cell>
          <table:table-cell table:number-columns-repeated="5"/>
          <table:table-cell table:formula="of:=[.C30]*[.$J$1]*[.C$747]" office:value-type="float" office:value="2.47858454882128" calcext:value-type="float">
            <text:p>2.4785845488</text:p>
          </table:table-cell>
          <table:table-cell table:formula="of:=[.D30]*[.$J$1]*[.D$747]" office:value-type="float" office:value="3.20219208752439" calcext:value-type="float">
            <text:p>3.2021920875</text:p>
          </table:table-cell>
          <table:table-cell table:formula="of:=[.E30]*[.$J$1]*[.E$747]" office:value-type="float" office:value="3.05433202229464" calcext:value-type="float">
            <text:p>3.0543320223</text:p>
          </table:table-cell>
        </table:table-row>
        <table:table-row table:style-name="ro1">
          <table:table-cell office:value-type="string" calcext:value-type="string">
            <text:p>2008-01-02 05:00</text:p>
          </table:table-cell>
          <table:table-cell office:value-type="string" calcext:value-type="string">
            <text:p>100_223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8075" calcext:value-type="float">
            <text:p>0.038075</text:p>
          </table:table-cell>
          <table:table-cell office:value-type="float" office:value="0.037136" calcext:value-type="float">
            <text:p>0.037136</text:p>
          </table:table-cell>
          <table:table-cell table:number-columns-repeated="5"/>
          <table:table-cell table:formula="of:=[.C31]*[.$J$1]*[.C$747]" office:value-type="float" office:value="3.28838086214747" calcext:value-type="float">
            <text:p>3.2883808621</text:p>
          </table:table-cell>
          <table:table-cell table:formula="of:=[.D31]*[.$J$1]*[.D$747]" office:value-type="float" office:value="3.77436967874473" calcext:value-type="float">
            <text:p>3.7743696787</text:p>
          </table:table-cell>
          <table:table-cell table:formula="of:=[.E31]*[.$J$1]*[.E$747]" office:value-type="float" office:value="3.73910248821275" calcext:value-type="float">
            <text:p>3.7391024882</text:p>
          </table:table-cell>
        </table:table-row>
        <table:table-row table:style-name="ro1">
          <table:table-cell office:value-type="string" calcext:value-type="string">
            <text:p>2008-01-02 06:00</text:p>
          </table:table-cell>
          <table:table-cell office:value-type="string" calcext:value-type="string">
            <text:p>100_223</text:p>
          </table:table-cell>
          <table:table-cell office:value-type="float" office:value="0.042579" calcext:value-type="float">
            <text:p>0.042579</text:p>
          </table:table-cell>
          <table:table-cell office:value-type="float" office:value="0.047386" calcext:value-type="float">
            <text:p>0.047386</text:p>
          </table:table-cell>
          <table:table-cell office:value-type="float" office:value="0.050942" calcext:value-type="float">
            <text:p>0.050942</text:p>
          </table:table-cell>
          <table:table-cell table:number-columns-repeated="5"/>
          <table:table-cell table:formula="of:=[.C32]*[.$J$1]*[.C$747]" office:value-type="float" office:value="4.32789220849954" calcext:value-type="float">
            <text:p>4.3278922085</text:p>
          </table:table-cell>
          <table:table-cell table:formula="of:=[.D32]*[.$J$1]*[.D$747]" office:value-type="float" office:value="4.69736786860139" calcext:value-type="float">
            <text:p>4.6973678686</text:p>
          </table:table-cell>
          <table:table-cell table:formula="of:=[.E32]*[.$J$1]*[.E$747]" office:value-type="float" office:value="5.12918351342455" calcext:value-type="float">
            <text:p>5.1291835134</text:p>
          </table:table-cell>
        </table:table-row>
        <table:table-row table:style-name="ro1">
          <table:table-cell office:value-type="string" calcext:value-type="string">
            <text:p>2008-01-02 07:00</text:p>
          </table:table-cell>
          <table:table-cell office:value-type="string" calcext:value-type="string">
            <text:p>100_223</text:p>
          </table:table-cell>
          <table:table-cell office:value-type="float" office:value="0.058281" calcext:value-type="float">
            <text:p>0.058281</text:p>
          </table:table-cell>
          <table:table-cell office:value-type="float" office:value="0.054829" calcext:value-type="float">
            <text:p>0.054829</text:p>
          </table:table-cell>
          <table:table-cell office:value-type="float" office:value="0.053133" calcext:value-type="float">
            <text:p>0.053133</text:p>
          </table:table-cell>
          <table:table-cell table:number-columns-repeated="5"/>
          <table:table-cell table:formula="of:=[.C33]*[.$J$1]*[.C$747]" office:value-type="float" office:value="5.9239034689298" calcext:value-type="float">
            <text:p>5.9239034689</text:p>
          </table:table-cell>
          <table:table-cell table:formula="of:=[.D33]*[.$J$1]*[.D$747]" office:value-type="float" office:value="5.43519146725922" calcext:value-type="float">
            <text:p>5.4351914673</text:p>
          </table:table-cell>
          <table:table-cell table:formula="of:=[.E33]*[.$J$1]*[.E$747]" office:value-type="float" office:value="5.34978814374753" calcext:value-type="float">
            <text:p>5.3497881437</text:p>
          </table:table-cell>
        </table:table-row>
        <table:table-row table:style-name="ro1">
          <table:table-cell office:value-type="string" calcext:value-type="string">
            <text:p>2008-01-02 08:00</text:p>
          </table:table-cell>
          <table:table-cell office:value-type="string" calcext:value-type="string">
            <text:p>100_223</text:p>
          </table:table-cell>
          <table:table-cell office:value-type="float" office:value="0.053941" calcext:value-type="float">
            <text:p>0.053941</text:p>
          </table:table-cell>
          <table:table-cell office:value-type="float" office:value="0.059316" calcext:value-type="float">
            <text:p>0.059316</text:p>
          </table:table-cell>
          <table:table-cell office:value-type="float" office:value="0.055997" calcext:value-type="float">
            <text:p>0.055997</text:p>
          </table:table-cell>
          <table:table-cell table:number-columns-repeated="5"/>
          <table:table-cell table:formula="of:=[.C34]*[.$J$1]*[.C$747]" office:value-type="float" office:value="5.48276929046417" calcext:value-type="float">
            <text:p>5.4827692905</text:p>
          </table:table-cell>
          <table:table-cell table:formula="of:=[.D34]*[.$J$1]*[.D$747]" office:value-type="float" office:value="5.87998717963027" calcext:value-type="float">
            <text:p>5.8799871796</text:p>
          </table:table-cell>
          <table:table-cell table:formula="of:=[.E34]*[.$J$1]*[.E$747]" office:value-type="float" office:value="5.63815494486346" calcext:value-type="float">
            <text:p>5.6381549449</text:p>
          </table:table-cell>
        </table:table-row>
        <table:table-row table:style-name="ro1">
          <table:table-cell office:value-type="string" calcext:value-type="string">
            <text:p>2008-01-02 09:00</text:p>
          </table:table-cell>
          <table:table-cell office:value-type="string" calcext:value-type="string">
            <text:p>100_223</text:p>
          </table:table-cell>
          <table:table-cell office:value-type="float" office:value="0.054845" calcext:value-type="float">
            <text:p>0.054845</text:p>
          </table:table-cell>
          <table:table-cell office:value-type="float" office:value="0.056735" calcext:value-type="float">
            <text:p>0.056735</text:p>
          </table:table-cell>
          <table:table-cell office:value-type="float" office:value="0.059097" calcext:value-type="float">
            <text:p>0.059097</text:p>
          </table:table-cell>
          <table:table-cell table:number-columns-repeated="5"/>
          <table:table-cell table:formula="of:=[.C35]*[.$J$1]*[.C$747]" office:value-type="float" office:value="5.57465530367452" calcext:value-type="float">
            <text:p>5.5746553037</text:p>
          </table:table-cell>
          <table:table-cell table:formula="of:=[.D35]*[.$J$1]*[.D$747]" office:value-type="float" office:value="5.62413299339678" calcext:value-type="float">
            <text:p>5.6241329934</text:p>
          </table:table-cell>
          <table:table-cell table:formula="of:=[.E35]*[.$J$1]*[.E$747]" office:value-type="float" office:value="5.95028381478643" calcext:value-type="float">
            <text:p>5.9502838148</text:p>
          </table:table-cell>
        </table:table-row>
        <table:table-row table:style-name="ro1">
          <table:table-cell office:value-type="string" calcext:value-type="string">
            <text:p>2008-01-02 10:00</text:p>
          </table:table-cell>
          <table:table-cell office:value-type="string" calcext:value-type="string">
            <text:p>100_223</text:p>
          </table:table-cell>
          <table:table-cell office:value-type="float" office:value="0.053434" calcext:value-type="float">
            <text:p>0.053434</text:p>
          </table:table-cell>
          <table:table-cell office:value-type="float" office:value="0.058841" calcext:value-type="float">
            <text:p>0.058841</text:p>
          </table:table-cell>
          <table:table-cell office:value-type="float" office:value="0.059861" calcext:value-type="float">
            <text:p>0.059861</text:p>
          </table:table-cell>
          <table:table-cell table:number-columns-repeated="5"/>
          <table:table-cell table:formula="of:=[.C36]*[.$J$1]*[.C$747]" office:value-type="float" office:value="5.43123587376323" calcext:value-type="float">
            <text:p>5.4312358738</text:p>
          </table:table-cell>
          <table:table-cell table:formula="of:=[.D36]*[.$J$1]*[.D$747]" office:value-type="float" office:value="5.83290049289609" calcext:value-type="float">
            <text:p>5.8329004929</text:p>
          </table:table-cell>
          <table:table-cell table:formula="of:=[.E36]*[.$J$1]*[.E$747]" office:value-type="float" office:value="6.02720847821261" calcext:value-type="float">
            <text:p>6.0272084782</text:p>
          </table:table-cell>
        </table:table-row>
        <table:table-row table:style-name="ro1">
          <table:table-cell office:value-type="string" calcext:value-type="string">
            <text:p>2008-01-02 11:00</text:p>
          </table:table-cell>
          <table:table-cell office:value-type="string" calcext:value-type="string">
            <text:p>100_223</text:p>
          </table:table-cell>
          <table:table-cell office:value-type="float" office:value="0.059201" calcext:value-type="float">
            <text:p>0.059201</text:p>
          </table:table-cell>
          <table:table-cell office:value-type="float" office:value="0.05439" calcext:value-type="float">
            <text:p>0.05439</text:p>
          </table:table-cell>
          <table:table-cell office:value-type="float" office:value="0.05697" calcext:value-type="float">
            <text:p>0.05697</text:p>
          </table:table-cell>
          <table:table-cell table:number-columns-repeated="5"/>
          <table:table-cell table:formula="of:=[.C37]*[.$J$1]*[.C$747]" office:value-type="float" office:value="6.01741578325892" calcext:value-type="float">
            <text:p>6.0174157833</text:p>
          </table:table-cell>
          <table:table-cell table:formula="of:=[.D37]*[.$J$1]*[.D$747]" office:value-type="float" office:value="5.39167345573016" calcext:value-type="float">
            <text:p>5.3916734557</text:p>
          </table:table-cell>
          <table:table-cell table:formula="of:=[.E37]*[.$J$1]*[.E$747]" office:value-type="float" office:value="5.73612313532638" calcext:value-type="float">
            <text:p>5.7361231353</text:p>
          </table:table-cell>
        </table:table-row>
        <table:table-row table:style-name="ro1">
          <table:table-cell office:value-type="string" calcext:value-type="string">
            <text:p>2008-01-02 12:00</text:p>
          </table:table-cell>
          <table:table-cell office:value-type="string" calcext:value-type="string">
            <text:p>100_223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57637" calcext:value-type="float">
            <text:p>0.057637</text:p>
          </table:table-cell>
          <table:table-cell office:value-type="float" office:value="0.060794" calcext:value-type="float">
            <text:p>0.060794</text:p>
          </table:table-cell>
          <table:table-cell table:number-columns-repeated="5"/>
          <table:table-cell table:formula="of:=[.C38]*[.$J$1]*[.C$747]" office:value-type="float" office:value="6.16266480192882" calcext:value-type="float">
            <text:p>6.1626648019</text:p>
          </table:table-cell>
          <table:table-cell table:formula="of:=[.D38]*[.$J$1]*[.D$747]" office:value-type="float" office:value="5.71354813325831" calcext:value-type="float">
            <text:p>5.7135481333</text:p>
          </table:table-cell>
          <table:table-cell table:formula="of:=[.E38]*[.$J$1]*[.E$747]" office:value-type="float" office:value="6.1211491993862" calcext:value-type="float">
            <text:p>6.1211491994</text:p>
          </table:table-cell>
        </table:table-row>
        <table:table-row table:style-name="ro1">
          <table:table-cell office:value-type="string" calcext:value-type="string">
            <text:p>2008-01-02 13:00</text:p>
          </table:table-cell>
          <table:table-cell office:value-type="string" calcext:value-type="string">
            <text:p>100_223</text:p>
          </table:table-cell>
          <table:table-cell office:value-type="float" office:value="0.059113" calcext:value-type="float">
            <text:p>0.059113</text:p>
          </table:table-cell>
          <table:table-cell office:value-type="float" office:value="0.05227" calcext:value-type="float">
            <text:p>0.05227</text:p>
          </table:table-cell>
          <table:table-cell office:value-type="float" office:value="0.059659" calcext:value-type="float">
            <text:p>0.059659</text:p>
          </table:table-cell>
          <table:table-cell table:number-columns-repeated="5"/>
          <table:table-cell table:formula="of:=[.C39]*[.$J$1]*[.C$747]" office:value-type="float" office:value="6.0084711271057" calcext:value-type="float">
            <text:p>6.0084711271</text:p>
          </table:table-cell>
          <table:table-cell table:formula="of:=[.D39]*[.$J$1]*[.D$747]" office:value-type="float" office:value="5.18151813809552" calcext:value-type="float">
            <text:p>5.1815181381</text:p>
          </table:table-cell>
          <table:table-cell table:formula="of:=[.E39]*[.$J$1]*[.E$747]" office:value-type="float" office:value="6.0068697583015" calcext:value-type="float">
            <text:p>6.0068697583</text:p>
          </table:table-cell>
        </table:table-row>
        <table:table-row table:style-name="ro1">
          <table:table-cell office:value-type="string" calcext:value-type="string">
            <text:p>2008-01-02 14:00</text:p>
          </table:table-cell>
          <table:table-cell office:value-type="string" calcext:value-type="string">
            <text:p>100_223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054697" calcext:value-type="float">
            <text:p>0.054697</text:p>
          </table:table-cell>
          <table:table-cell office:value-type="float" office:value="0.056167" calcext:value-type="float">
            <text:p>0.056167</text:p>
          </table:table-cell>
          <table:table-cell table:number-columns-repeated="5"/>
          <table:table-cell table:formula="of:=[.C40]*[.$J$1]*[.C$747]" office:value-type="float" office:value="6.09253056618198" calcext:value-type="float">
            <text:p>6.0925305662</text:p>
          </table:table-cell>
          <table:table-cell table:formula="of:=[.D40]*[.$J$1]*[.D$747]" office:value-type="float" office:value="5.42210632484046" calcext:value-type="float">
            <text:p>5.4221063248</text:p>
          </table:table-cell>
          <table:table-cell table:formula="of:=[.E40]*[.$J$1]*[.E$747]" office:value-type="float" office:value="5.65527168934311" calcext:value-type="float">
            <text:p>5.6552716893</text:p>
          </table:table-cell>
        </table:table-row>
        <table:table-row table:style-name="ro1">
          <table:table-cell office:value-type="string" calcext:value-type="string">
            <text:p>2008-01-02 15:00</text:p>
          </table:table-cell>
          <table:table-cell office:value-type="string" calcext:value-type="string">
            <text:p>100_223</text:p>
          </table:table-cell>
          <table:table-cell office:value-type="float" office:value="0.065727" calcext:value-type="float">
            <text:p>0.065727</text:p>
          </table:table-cell>
          <table:table-cell office:value-type="float" office:value="0.071172" calcext:value-type="float">
            <text:p>0.071172</text:p>
          </table:table-cell>
          <table:table-cell office:value-type="float" office:value="0.077185" calcext:value-type="float">
            <text:p>0.077185</text:p>
          </table:table-cell>
          <table:table-cell table:number-columns-repeated="5"/>
          <table:table-cell table:formula="of:=[.C41]*[.$J$1]*[.C$747]" office:value-type="float" office:value="6.68074335207613" calcext:value-type="float">
            <text:p>6.6807433521</text:p>
          </table:table-cell>
          <table:table-cell table:formula="of:=[.D41]*[.$J$1]*[.D$747]" office:value-type="float" office:value="7.05527088051529" calcext:value-type="float">
            <text:p>7.0552708805</text:p>
          </table:table-cell>
          <table:table-cell table:formula="of:=[.E41]*[.$J$1]*[.E$747]" office:value-type="float" office:value="7.77150542742087" calcext:value-type="float">
            <text:p>7.7715054274</text:p>
          </table:table-cell>
        </table:table-row>
        <table:table-row table:style-name="ro1">
          <table:table-cell office:value-type="string" calcext:value-type="string">
            <text:p>2008-01-02 16:00</text:p>
          </table:table-cell>
          <table:table-cell office:value-type="string" calcext:value-type="string">
            <text:p>100_223</text:p>
          </table:table-cell>
          <table:table-cell office:value-type="float" office:value="0.068635" calcext:value-type="float">
            <text:p>0.068635</text:p>
          </table:table-cell>
          <table:table-cell office:value-type="float" office:value="0.074794" calcext:value-type="float">
            <text:p>0.074794</text:p>
          </table:table-cell>
          <table:table-cell office:value-type="float" office:value="0.071645" calcext:value-type="float">
            <text:p>0.071645</text:p>
          </table:table-cell>
          <table:table-cell table:number-columns-repeated="5"/>
          <table:table-cell table:formula="of:=[.C42]*[.$J$1]*[.C$747]" office:value-type="float" office:value="6.97632358041208" calcext:value-type="float">
            <text:p>6.9763235804</text:p>
          </table:table-cell>
          <table:table-cell table:formula="of:=[.D42]*[.$J$1]*[.D$747]" office:value-type="float" office:value="7.41431925809674" calcext:value-type="float">
            <text:p>7.4143192581</text:p>
          </table:table-cell>
          <table:table-cell table:formula="of:=[.E42]*[.$J$1]*[.E$747]" office:value-type="float" office:value="7.21370093084884" calcext:value-type="float">
            <text:p>7.2137009308</text:p>
          </table:table-cell>
        </table:table-row>
        <table:table-row table:style-name="ro1">
          <table:table-cell office:value-type="string" calcext:value-type="string">
            <text:p>2008-01-02 17:00</text:p>
          </table:table-cell>
          <table:table-cell office:value-type="string" calcext:value-type="string">
            <text:p>100_223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71724" calcext:value-type="float">
            <text:p>0.071724</text:p>
          </table:table-cell>
          <table:table-cell office:value-type="float" office:value="0.072214" calcext:value-type="float">
            <text:p>0.072214</text:p>
          </table:table-cell>
          <table:table-cell table:number-columns-repeated="5"/>
          <table:table-cell table:formula="of:=[.C43]*[.$J$1]*[.C$747]" office:value-type="float" office:value="6.82843182242418" calcext:value-type="float">
            <text:p>6.8284318224</text:p>
          </table:table-cell>
          <table:table-cell table:formula="of:=[.D43]*[.$J$1]*[.D$747]" office:value-type="float" office:value="7.10999056699375" calcext:value-type="float">
            <text:p>7.109990567</text:p>
          </table:table-cell>
          <table:table-cell table:formula="of:=[.E43]*[.$J$1]*[.E$747]" office:value-type="float" office:value="7.27099168148954" calcext:value-type="float">
            <text:p>7.2709916815</text:p>
          </table:table-cell>
        </table:table-row>
        <table:table-row table:style-name="ro1">
          <table:table-cell office:value-type="string" calcext:value-type="string">
            <text:p>2008-01-02 18:00</text:p>
          </table:table-cell>
          <table:table-cell office:value-type="string" calcext:value-type="string">
            <text:p>100_223</text:p>
          </table:table-cell>
          <table:table-cell office:value-type="float" office:value="0.056835" calcext:value-type="float">
            <text:p>0.056835</text:p>
          </table:table-cell>
          <table:table-cell office:value-type="float" office:value="0.057612" calcext:value-type="float">
            <text:p>0.057612</text:p>
          </table:table-cell>
          <table:table-cell office:value-type="float" office:value="0.055261" calcext:value-type="float">
            <text:p>0.055261</text:p>
          </table:table-cell>
          <table:table-cell table:number-columns-repeated="5"/>
          <table:table-cell table:formula="of:=[.C44]*[.$J$1]*[.C$747]" office:value-type="float" office:value="5.7769265053212" calcext:value-type="float">
            <text:p>5.7769265053</text:p>
          </table:table-cell>
          <table:table-cell table:formula="of:=[.D44]*[.$J$1]*[.D$747]" office:value-type="float" office:value="5.71106988658809" calcext:value-type="float">
            <text:p>5.7110698866</text:p>
          </table:table-cell>
          <table:table-cell table:formula="of:=[.E44]*[.$J$1]*[.E$747]" office:value-type="float" office:value="5.56404950993981" calcext:value-type="float">
            <text:p>5.5640495099</text:p>
          </table:table-cell>
        </table:table-row>
        <table:table-row table:style-name="ro1">
          <table:table-cell office:value-type="string" calcext:value-type="string">
            <text:p>2008-01-02 19:00</text:p>
          </table:table-cell>
          <table:table-cell office:value-type="string" calcext:value-type="string">
            <text:p>100_223</text:p>
          </table:table-cell>
          <table:table-cell office:value-type="float" office:value="0.045741" calcext:value-type="float">
            <text:p>0.045741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0.047078" calcext:value-type="float">
            <text:p>0.047078</text:p>
          </table:table-cell>
          <table:table-cell table:number-columns-repeated="5"/>
          <table:table-cell table:formula="of:=[.C45]*[.$J$1]*[.C$747]" office:value-type="float" office:value="4.64928996709593" calcext:value-type="float">
            <text:p>4.6492899671</text:p>
          </table:table-cell>
          <table:table-cell table:formula="of:=[.D45]*[.$J$1]*[.D$747]" office:value-type="float" office:value="4.38649660628902" calcext:value-type="float">
            <text:p>4.3864966063</text:p>
          </table:table-cell>
          <table:table-cell table:formula="of:=[.E45]*[.$J$1]*[.E$747]" office:value-type="float" office:value="4.7401299800754" calcext:value-type="float">
            <text:p>4.7401299801</text:p>
          </table:table-cell>
        </table:table-row>
        <table:table-row table:style-name="ro1">
          <table:table-cell office:value-type="string" calcext:value-type="string">
            <text:p>2008-01-02 20:00</text:p>
          </table:table-cell>
          <table:table-cell office:value-type="string" calcext:value-type="string">
            <text:p>100_223</text:p>
          </table:table-cell>
          <table:table-cell office:value-type="float" office:value="0.038594" calcext:value-type="float">
            <text:p>0.038594</text:p>
          </table:table-cell>
          <table:table-cell office:value-type="float" office:value="0.040563" calcext:value-type="float">
            <text:p>0.040563</text:p>
          </table:table-cell>
          <table:table-cell office:value-type="float" office:value="0.037978" calcext:value-type="float">
            <text:p>0.037978</text:p>
          </table:table-cell>
          <table:table-cell table:number-columns-repeated="5"/>
          <table:table-cell table:formula="of:=[.C46]*[.$J$1]*[.C$747]" office:value-type="float" office:value="3.92284158610656" calcext:value-type="float">
            <text:p>3.9228415861</text:p>
          </table:table-cell>
          <table:table-cell table:formula="of:=[.D46]*[.$J$1]*[.D$747]" office:value-type="float" office:value="4.021004787365" calcext:value-type="float">
            <text:p>4.0210047874</text:p>
          </table:table-cell>
          <table:table-cell table:formula="of:=[.E46]*[.$J$1]*[.E$747]" office:value-type="float" office:value="3.82388071675312" calcext:value-type="float">
            <text:p>3.8238807168</text:p>
          </table:table-cell>
        </table:table-row>
        <table:table-row table:style-name="ro1">
          <table:table-cell office:value-type="string" calcext:value-type="string">
            <text:p>2008-01-02 21:00</text:p>
          </table:table-cell>
          <table:table-cell office:value-type="string" calcext:value-type="string">
            <text:p>100_22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0.043926" calcext:value-type="float">
            <text:p>0.043926</text:p>
          </table:table-cell>
          <table:table-cell office:value-type="float" office:value="0.038919" calcext:value-type="float">
            <text:p>0.038919</text:p>
          </table:table-cell>
          <table:table-cell table:number-columns-repeated="5"/>
          <table:table-cell table:formula="of:=[.C47]*[.$J$1]*[.C$747]" office:value-type="float" office:value="3.8676489918884" calcext:value-type="float">
            <text:p>3.8676489919</text:p>
          </table:table-cell>
          <table:table-cell table:formula="of:=[.D47]*[.$J$1]*[.D$747]" office:value-type="float" office:value="4.35437852944297" calcext:value-type="float">
            <text:p>4.3543785294</text:p>
          </table:table-cell>
          <table:table-cell table:formula="of:=[.E47]*[.$J$1]*[.E$747]" office:value-type="float" office:value="3.91862693178458" calcext:value-type="float">
            <text:p>3.9186269318</text:p>
          </table:table-cell>
        </table:table-row>
        <table:table-row table:style-name="ro1">
          <table:table-cell office:value-type="string" calcext:value-type="string">
            <text:p>2008-01-02 22:00</text:p>
          </table:table-cell>
          <table:table-cell office:value-type="string" calcext:value-type="string">
            <text:p>100_223</text:p>
          </table:table-cell>
          <table:table-cell office:value-type="float" office:value="0.029537" calcext:value-type="float">
            <text:p>0.029537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036807" calcext:value-type="float">
            <text:p>0.036807</text:p>
          </table:table-cell>
          <table:table-cell table:number-columns-repeated="5"/>
          <table:table-cell table:formula="of:=[.C48]*[.$J$1]*[.C$747]" office:value-type="float" office:value="3.00225350906435" calcext:value-type="float">
            <text:p>3.0022535091</text:p>
          </table:table-cell>
          <table:table-cell table:formula="of:=[.D48]*[.$J$1]*[.D$747]" office:value-type="float" office:value="4.31591614112116" calcext:value-type="float">
            <text:p>4.3159161411</text:p>
          </table:table-cell>
          <table:table-cell table:formula="of:=[.E48]*[.$J$1]*[.E$747]" office:value-type="float" office:value="3.70597655330802" calcext:value-type="float">
            <text:p>3.7059765533</text:p>
          </table:table-cell>
        </table:table-row>
        <table:table-row table:style-name="ro1">
          <table:table-cell office:value-type="string" calcext:value-type="string">
            <text:p>2008-01-02 23:00</text:p>
          </table:table-cell>
          <table:table-cell office:value-type="string" calcext:value-type="string">
            <text:p>100_223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34005" calcext:value-type="float">
            <text:p>0.034005</text:p>
          </table:table-cell>
          <table:table-cell office:value-type="float" office:value="0.031871" calcext:value-type="float">
            <text:p>0.031871</text:p>
          </table:table-cell>
          <table:table-cell table:number-columns-repeated="5"/>
          <table:table-cell table:formula="of:=[.C49]*[.$J$1]*[.C$747]" office:value-type="float" office:value="2.55024344186697" calcext:value-type="float">
            <text:p>2.5502434419</text:p>
          </table:table-cell>
          <table:table-cell table:formula="of:=[.D49]*[.$J$1]*[.D$747]" office:value-type="float" office:value="3.37091112083295" calcext:value-type="float">
            <text:p>3.3709111208</text:p>
          </table:table-cell>
          <table:table-cell table:formula="of:=[.E49]*[.$J$1]*[.E$747]" office:value-type="float" office:value="3.20898684300486" calcext:value-type="float">
            <text:p>3.208986843</text:p>
          </table:table-cell>
        </table:table-row>
        <table:table-row table:style-name="ro1">
          <table:table-cell office:value-type="string" calcext:value-type="string">
            <text:p>2008-01-03 00:00</text:p>
          </table:table-cell>
          <table:table-cell office:value-type="string" calcext:value-type="string">
            <text:p>100_223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33917" calcext:value-type="float">
            <text:p>0.033917</text:p>
          </table:table-cell>
          <table:table-cell office:value-type="float" office:value="0.027855" calcext:value-type="float">
            <text:p>0.027855</text:p>
          </table:table-cell>
          <table:table-cell table:number-columns-repeated="5"/>
          <table:table-cell table:formula="of:=[.C50]*[.$J$1]*[.C$747]" office:value-type="float" office:value="1.78689835424557" calcext:value-type="float">
            <text:p>1.7868983542</text:p>
          </table:table-cell>
          <table:table-cell table:formula="of:=[.D50]*[.$J$1]*[.D$747]" office:value-type="float" office:value="3.36218769255377" calcext:value-type="float">
            <text:p>3.3621876926</text:p>
          </table:table-cell>
          <table:table-cell table:formula="of:=[.E50]*[.$J$1]*[.E$747]" office:value-type="float" office:value="2.80462892635626" calcext:value-type="float">
            <text:p>2.8046289264</text:p>
          </table:table-cell>
        </table:table-row>
        <table:table-row table:style-name="ro1">
          <table:table-cell office:value-type="string" calcext:value-type="string">
            <text:p>2008-01-03 01:00</text:p>
          </table:table-cell>
          <table:table-cell office:value-type="string" calcext:value-type="string">
            <text:p>100_223</text:p>
          </table:table-cell>
          <table:table-cell office:value-type="float" office:value="0.016889" calcext:value-type="float">
            <text:p>0.016889</text:p>
          </table:table-cell>
          <table:table-cell office:value-type="float" office:value="0.033439" calcext:value-type="float">
            <text:p>0.033439</text:p>
          </table:table-cell>
          <table:table-cell office:value-type="float" office:value="0.02818" calcext:value-type="float">
            <text:p>0.02818</text:p>
          </table:table-cell>
          <table:table-cell table:number-columns-repeated="5"/>
          <table:table-cell table:formula="of:=[.C51]*[.$J$1]*[.C$747]" office:value-type="float" office:value="1.7166624746788" calcext:value-type="float">
            <text:p>1.7166624747</text:p>
          </table:table-cell>
          <table:table-cell table:formula="of:=[.D51]*[.$J$1]*[.D$747]" office:value-type="float" office:value="3.31480361621917" calcext:value-type="float">
            <text:p>3.3148036162</text:p>
          </table:table-cell>
          <table:table-cell table:formula="of:=[.E51]*[.$J$1]*[.E$747]" office:value-type="float" office:value="2.83735211433206" calcext:value-type="float">
            <text:p>2.8373521143</text:p>
          </table:table-cell>
        </table:table-row>
        <table:table-row table:style-name="ro1">
          <table:table-cell office:value-type="string" calcext:value-type="string">
            <text:p>2008-01-03 02:00</text:p>
          </table:table-cell>
          <table:table-cell office:value-type="string" calcext:value-type="string">
            <text:p>100_223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030719" calcext:value-type="float">
            <text:p>0.030719</text:p>
          </table:table-cell>
          <table:table-cell office:value-type="float" office:value="0.027039" calcext:value-type="float">
            <text:p>0.027039</text:p>
          </table:table-cell>
          <table:table-cell table:number-columns-repeated="5"/>
          <table:table-cell table:formula="of:=[.C52]*[.$J$1]*[.C$747]" office:value-type="float" office:value="1.60150002670609" calcext:value-type="float">
            <text:p>1.6015000267</text:p>
          </table:table-cell>
          <table:table-cell table:formula="of:=[.D52]*[.$J$1]*[.D$747]" office:value-type="float" office:value="3.04517037849926" calcext:value-type="float">
            <text:p>3.0451703785</text:p>
          </table:table-cell>
          <table:table-cell table:formula="of:=[.E52]*[.$J$1]*[.E$747]" office:value-type="float" office:value="2.72246855285396" calcext:value-type="float">
            <text:p>2.7224685529</text:p>
          </table:table-cell>
        </table:table-row>
        <table:table-row table:style-name="ro1">
          <table:table-cell office:value-type="string" calcext:value-type="string">
            <text:p>2008-01-03 03:00</text:p>
          </table:table-cell>
          <table:table-cell office:value-type="string" calcext:value-type="string">
            <text:p>100_223</text:p>
          </table:table-cell>
          <table:table-cell office:value-type="float" office:value="0.016672" calcext:value-type="float">
            <text:p>0.016672</text:p>
          </table:table-cell>
          <table:table-cell office:value-type="float" office:value="0.033341" calcext:value-type="float">
            <text:p>0.033341</text:p>
          </table:table-cell>
          <table:table-cell office:value-type="float" office:value="0.028038" calcext:value-type="float">
            <text:p>0.028038</text:p>
          </table:table-cell>
          <table:table-cell table:number-columns-repeated="5"/>
          <table:table-cell table:formula="of:=[.C53]*[.$J$1]*[.C$747]" office:value-type="float" office:value="1.69460576575552" calcext:value-type="float">
            <text:p>1.6946057658</text:p>
          </table:table-cell>
          <table:table-cell table:formula="of:=[.D53]*[.$J$1]*[.D$747]" office:value-type="float" office:value="3.30508888927191" calcext:value-type="float">
            <text:p>3.3050888893</text:p>
          </table:table-cell>
          <table:table-cell table:formula="of:=[.E53]*[.$J$1]*[.E$747]" office:value-type="float" office:value="2.82305459835494" calcext:value-type="float">
            <text:p>2.8230545984</text:p>
          </table:table-cell>
        </table:table-row>
        <table:table-row table:style-name="ro1">
          <table:table-cell office:value-type="string" calcext:value-type="string">
            <text:p>2008-01-03 04:00</text:p>
          </table:table-cell>
          <table:table-cell office:value-type="string" calcext:value-type="string">
            <text:p>100_223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0.031372" calcext:value-type="float">
            <text:p>0.031372</text:p>
          </table:table-cell>
          <table:table-cell office:value-type="float" office:value="0.025199" calcext:value-type="float">
            <text:p>0.025199</text:p>
          </table:table-cell>
          <table:table-cell table:number-columns-repeated="5"/>
          <table:table-cell table:formula="of:=[.C54]*[.$J$1]*[.C$747]" office:value-type="float" office:value="1.99699613002632" calcext:value-type="float">
            <text:p>1.99699613</text:p>
          </table:table-cell>
          <table:table-cell table:formula="of:=[.D54]*[.$J$1]*[.D$747]" office:value-type="float" office:value="3.1099021815254" calcext:value-type="float">
            <text:p>3.1099021815</text:p>
          </table:table-cell>
          <table:table-cell table:formula="of:=[.E54]*[.$J$1]*[.E$747]" office:value-type="float" office:value="2.53720496554484" calcext:value-type="float">
            <text:p>2.5372049655</text:p>
          </table:table-cell>
        </table:table-row>
        <table:table-row table:style-name="ro1">
          <table:table-cell office:value-type="string" calcext:value-type="string">
            <text:p>2008-01-03 05:00</text:p>
          </table:table-cell>
          <table:table-cell office:value-type="string" calcext:value-type="string">
            <text:p>100_223</text:p>
          </table:table-cell>
          <table:table-cell office:value-type="float" office:value="0.027807" calcext:value-type="float">
            <text:p>0.027807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32691" calcext:value-type="float">
            <text:p>0.032691</text:p>
          </table:table-cell>
          <table:table-cell table:number-columns-repeated="5"/>
          <table:table-cell table:formula="of:=[.C55]*[.$J$1]*[.C$747]" office:value-type="float" office:value="2.82640970059764" calcext:value-type="float">
            <text:p>2.8264097006</text:p>
          </table:table-cell>
          <table:table-cell table:formula="of:=[.D55]*[.$J$1]*[.D$747]" office:value-type="float" office:value="4.0435072671306" calcext:value-type="float">
            <text:p>4.0435072671</text:p>
          </table:table-cell>
          <table:table-cell table:formula="of:=[.E55]*[.$J$1]*[.E$747]" office:value-type="float" office:value="3.2915499634361" calcext:value-type="float">
            <text:p>3.2915499634</text:p>
          </table:table-cell>
        </table:table-row>
        <table:table-row table:style-name="ro1">
          <table:table-cell office:value-type="string" calcext:value-type="string">
            <text:p>2008-01-03 06:00</text:p>
          </table:table-cell>
          <table:table-cell office:value-type="string" calcext:value-type="string">
            <text:p>100_223</text:p>
          </table:table-cell>
          <table:table-cell office:value-type="float" office:value="0.040063" calcext:value-type="float">
            <text:p>0.040063</text:p>
          </table:table-cell>
          <table:table-cell office:value-type="float" office:value="0.047681" calcext:value-type="float">
            <text:p>0.047681</text:p>
          </table:table-cell>
          <table:table-cell office:value-type="float" office:value="0.046512" calcext:value-type="float">
            <text:p>0.046512</text:p>
          </table:table-cell>
          <table:table-cell table:number-columns-repeated="5"/>
          <table:table-cell table:formula="of:=[.C56]*[.$J$1]*[.C$747]" office:value-type="float" office:value="4.07215635757339" calcext:value-type="float">
            <text:p>4.0721563576</text:p>
          </table:table-cell>
          <table:table-cell table:formula="of:=[.D56]*[.$J$1]*[.D$747]" office:value-type="float" office:value="4.72661117930998" calcext:value-type="float">
            <text:p>4.7266111793</text:p>
          </table:table-cell>
          <table:table-cell table:formula="of:=[.E56]*[.$J$1]*[.E$747]" office:value-type="float" office:value="4.6831412896314" calcext:value-type="float">
            <text:p>4.6831412896</text:p>
          </table:table-cell>
        </table:table-row>
        <table:table-row table:style-name="ro1">
          <table:table-cell office:value-type="string" calcext:value-type="string">
            <text:p>2008-01-03 07:00</text:p>
          </table:table-cell>
          <table:table-cell office:value-type="string" calcext:value-type="string">
            <text:p>100_223</text:p>
          </table:table-cell>
          <table:table-cell office:value-type="float" office:value="0.056988" calcext:value-type="float">
            <text:p>0.056988</text:p>
          </table:table-cell>
          <table:table-cell office:value-type="float" office:value="0.073556" calcext:value-type="float">
            <text:p>0.073556</text:p>
          </table:table-cell>
          <table:table-cell office:value-type="float" office:value="0.06215" calcext:value-type="float">
            <text:p>0.06215</text:p>
          </table:table-cell>
          <table:table-cell table:number-columns-repeated="5"/>
          <table:table-cell table:formula="of:=[.C57]*[.$J$1]*[.C$747]" office:value-type="float" office:value="5.79247800976941" calcext:value-type="float">
            <text:p>5.7924780098</text:p>
          </table:table-cell>
          <table:table-cell table:formula="of:=[.D57]*[.$J$1]*[.D$747]" office:value-type="float" office:value="7.29159648298745" calcext:value-type="float">
            <text:p>7.291596483</text:p>
          </table:table-cell>
          <table:table-cell table:formula="of:=[.E57]*[.$J$1]*[.E$747]" office:value-type="float" office:value="6.25768040829445" calcext:value-type="float">
            <text:p>6.2576804083</text:p>
          </table:table-cell>
        </table:table-row>
        <table:table-row table:style-name="ro1">
          <table:table-cell office:value-type="string" calcext:value-type="string">
            <text:p>2008-01-03 08:00</text:p>
          </table:table-cell>
          <table:table-cell office:value-type="string" calcext:value-type="string">
            <text:p>100_223</text:p>
          </table:table-cell>
          <table:table-cell office:value-type="float" office:value="0.054649" calcext:value-type="float">
            <text:p>0.054649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061358" calcext:value-type="float">
            <text:p>0.061358</text:p>
          </table:table-cell>
          <table:table-cell table:number-columns-repeated="5"/>
          <table:table-cell table:formula="of:=[.C58]*[.$J$1]*[.C$747]" office:value-type="float" office:value="5.55473311496962" calcext:value-type="float">
            <text:p>5.554733115</text:p>
          </table:table-cell>
          <table:table-cell table:formula="of:=[.D58]*[.$J$1]*[.D$747]" office:value-type="float" office:value="6.92620379393025" calcext:value-type="float">
            <text:p>6.9262037939</text:p>
          </table:table-cell>
          <table:table-cell table:formula="of:=[.E58]*[.$J$1]*[.E$747]" office:value-type="float" office:value="6.17793651636574" calcext:value-type="float">
            <text:p>6.1779365164</text:p>
          </table:table-cell>
        </table:table-row>
        <table:table-row table:style-name="ro1">
          <table:table-cell office:value-type="string" calcext:value-type="string">
            <text:p>2008-01-03 09:00</text:p>
          </table:table-cell>
          <table:table-cell office:value-type="string" calcext:value-type="string">
            <text:p>100_223</text:p>
          </table:table-cell>
          <table:table-cell office:value-type="float" office:value="0.042066" calcext:value-type="float">
            <text:p>0.042066</text:p>
          </table:table-cell>
          <table:table-cell office:value-type="float" office:value="0.053912" calcext:value-type="float">
            <text:p>0.053912</text:p>
          </table:table-cell>
          <table:table-cell office:value-type="float" office:value="0.046042" calcext:value-type="float">
            <text:p>0.046042</text:p>
          </table:table-cell>
          <table:table-cell table:number-columns-repeated="5"/>
          <table:table-cell table:formula="of:=[.C59]*[.$J$1]*[.C$747]" office:value-type="float" office:value="4.27574892887907" calcext:value-type="float">
            <text:p>4.2757489289</text:p>
          </table:table-cell>
          <table:table-cell table:formula="of:=[.D59]*[.$J$1]*[.D$747]" office:value-type="float" office:value="5.34428937939556" calcext:value-type="float">
            <text:p>5.3442893794</text:p>
          </table:table-cell>
          <table:table-cell table:formula="of:=[.E59]*[.$J$1]*[.E$747]" office:value-type="float" office:value="4.63581852548178" calcext:value-type="float">
            <text:p>4.6358185255</text:p>
          </table:table-cell>
        </table:table-row>
        <table:table-row table:style-name="ro1">
          <table:table-cell office:value-type="string" calcext:value-type="string">
            <text:p>2008-01-03 10:00</text:p>
          </table:table-cell>
          <table:table-cell office:value-type="string" calcext:value-type="string">
            <text:p>100_223</text:p>
          </table:table-cell>
          <table:table-cell office:value-type="float" office:value="0.050307" calcext:value-type="float">
            <text:p>0.050307</text:p>
          </table:table-cell>
          <table:table-cell office:value-type="float" office:value="0.055986" calcext:value-type="float">
            <text:p>0.055986</text:p>
          </table:table-cell>
          <table:table-cell office:value-type="float" office:value="0.049652" calcext:value-type="float">
            <text:p>0.049652</text:p>
          </table:table-cell>
          <table:table-cell table:number-columns-repeated="5"/>
          <table:table-cell table:formula="of:=[.C60]*[.$J$1]*[.C$747]" office:value-type="float" office:value="5.11339564886415" calcext:value-type="float">
            <text:p>5.1133956489</text:p>
          </table:table-cell>
          <table:table-cell table:formula="of:=[.D60]*[.$J$1]*[.D$747]" office:value-type="float" office:value="5.54988472315699" calcext:value-type="float">
            <text:p>5.5498847232</text:p>
          </table:table-cell>
          <table:table-cell table:formula="of:=[.E60]*[.$J$1]*[.E$747]" office:value-type="float" office:value="4.9992976288437" calcext:value-type="float">
            <text:p>4.9992976288</text:p>
          </table:table-cell>
        </table:table-row>
        <table:table-row table:style-name="ro1">
          <table:table-cell office:value-type="string" calcext:value-type="string">
            <text:p>2008-01-03 11:00</text:p>
          </table:table-cell>
          <table:table-cell office:value-type="string" calcext:value-type="string">
            <text:p>100_223</text:p>
          </table:table-cell>
          <table:table-cell office:value-type="float" office:value="0.053323" calcext:value-type="float">
            <text:p>0.053323</text:p>
          </table:table-cell>
          <table:table-cell office:value-type="float" office:value="0.055384" calcext:value-type="float">
            <text:p>0.055384</text:p>
          </table:table-cell>
          <table:table-cell office:value-type="float" office:value="0.053811" calcext:value-type="float">
            <text:p>0.053811</text:p>
          </table:table-cell>
          <table:table-cell table:number-columns-repeated="5"/>
          <table:table-cell table:formula="of:=[.C61]*[.$J$1]*[.C$747]" office:value-type="float" office:value="5.41995340975178" calcext:value-type="float">
            <text:p>5.4199534098</text:p>
          </table:table-cell>
          <table:table-cell table:formula="of:=[.D61]*[.$J$1]*[.D$747]" office:value-type="float" office:value="5.4902085433381" calcext:value-type="float">
            <text:p>5.4902085433</text:p>
          </table:table-cell>
          <table:table-cell table:formula="of:=[.E61]*[.$J$1]*[.E$747]" office:value-type="float" office:value="5.41805374820165" calcext:value-type="float">
            <text:p>5.4180537482</text:p>
          </table:table-cell>
        </table:table-row>
        <table:table-row table:style-name="ro1">
          <table:table-cell office:value-type="string" calcext:value-type="string">
            <text:p>2008-01-03 12:00</text:p>
          </table:table-cell>
          <table:table-cell office:value-type="string" calcext:value-type="string">
            <text:p>100_223</text:p>
          </table:table-cell>
          <table:table-cell office:value-type="float" office:value="0.054068" calcext:value-type="float">
            <text:p>0.054068</text:p>
          </table:table-cell>
          <table:table-cell office:value-type="float" office:value="0.059017" calcext:value-type="float">
            <text:p>0.059017</text:p>
          </table:table-cell>
          <table:table-cell office:value-type="float" office:value="0.055783" calcext:value-type="float">
            <text:p>0.055783</text:p>
          </table:table-cell>
          <table:table-cell table:number-columns-repeated="5"/>
          <table:table-cell table:formula="of:=[.C62]*[.$J$1]*[.C$747]" office:value-type="float" office:value="5.49567805559438" calcext:value-type="float">
            <text:p>5.4956780556</text:p>
          </table:table-cell>
          <table:table-cell table:formula="of:=[.D62]*[.$J$1]*[.D$747]" office:value-type="float" office:value="5.85034734945444" calcext:value-type="float">
            <text:p>5.8503473495</text:p>
          </table:table-cell>
          <table:table-cell table:formula="of:=[.E62]*[.$J$1]*[.E$747]" office:value-type="float" office:value="5.61660798416555" calcext:value-type="float">
            <text:p>5.6166079842</text:p>
          </table:table-cell>
        </table:table-row>
        <table:table-row table:style-name="ro1">
          <table:table-cell office:value-type="string" calcext:value-type="string">
            <text:p>2008-01-03 13:00</text:p>
          </table:table-cell>
          <table:table-cell office:value-type="string" calcext:value-type="string">
            <text:p>100_223</text:p>
          </table:table-cell>
          <table:table-cell office:value-type="float" office:value="0.056842" calcext:value-type="float">
            <text:p>0.056842</text:p>
          </table:table-cell>
          <table:table-cell office:value-type="float" office:value="0.055808" calcext:value-type="float">
            <text:p>0.055808</text:p>
          </table:table-cell>
          <table:table-cell office:value-type="float" office:value="0.060848" calcext:value-type="float">
            <text:p>0.060848</text:p>
          </table:table-cell>
          <table:table-cell table:number-columns-repeated="5"/>
          <table:table-cell table:formula="of:=[.C63]*[.$J$1]*[.C$747]" office:value-type="float" office:value="5.77763801206066" calcext:value-type="float">
            <text:p>5.7776380121</text:p>
          </table:table-cell>
          <table:table-cell table:formula="of:=[.D63]*[.$J$1]*[.D$747]" office:value-type="float" office:value="5.53223960686503" calcext:value-type="float">
            <text:p>5.5322396069</text:p>
          </table:table-cell>
          <table:table-cell table:formula="of:=[.E63]*[.$J$1]*[.E$747]" office:value-type="float" office:value="6.1265862829268" calcext:value-type="float">
            <text:p>6.1265862829</text:p>
          </table:table-cell>
        </table:table-row>
        <table:table-row table:style-name="ro1">
          <table:table-cell office:value-type="string" calcext:value-type="string">
            <text:p>2008-01-03 14:00</text:p>
          </table:table-cell>
          <table:table-cell office:value-type="string" calcext:value-type="string">
            <text:p>100_223</text:p>
          </table:table-cell>
          <table:table-cell office:value-type="float" office:value="0.059638" calcext:value-type="float">
            <text:p>0.059638</text:p>
          </table:table-cell>
          <table:table-cell office:value-type="float" office:value="0.058795" calcext:value-type="float">
            <text:p>0.058795</text:p>
          </table:table-cell>
          <table:table-cell office:value-type="float" office:value="0.060941" calcext:value-type="float">
            <text:p>0.060941</text:p>
          </table:table-cell>
          <table:table-cell table:number-columns-repeated="5"/>
          <table:table-cell table:formula="of:=[.C64]*[.$J$1]*[.C$747]" office:value-type="float" office:value="6.06183413256525" calcext:value-type="float">
            <text:p>6.0618341326</text:p>
          </table:table-cell>
          <table:table-cell table:formula="of:=[.D64]*[.$J$1]*[.D$747]" office:value-type="float" office:value="5.82834051902289" calcext:value-type="float">
            <text:p>5.828340519</text:p>
          </table:table-cell>
          <table:table-cell table:formula="of:=[.E64]*[.$J$1]*[.E$747]" office:value-type="float" office:value="6.13595014902449" calcext:value-type="float">
            <text:p>6.135950149</text:p>
          </table:table-cell>
        </table:table-row>
        <table:table-row table:style-name="ro1">
          <table:table-cell office:value-type="string" calcext:value-type="string">
            <text:p>2008-01-03 15:00</text:p>
          </table:table-cell>
          <table:table-cell office:value-type="string" calcext:value-type="string">
            <text:p>100_223</text:p>
          </table:table-cell>
          <table:table-cell office:value-type="float" office:value="0.063529" calcext:value-type="float">
            <text:p>0.063529</text:p>
          </table:table-cell>
          <table:table-cell office:value-type="float" office:value="0.070272" calcext:value-type="float">
            <text:p>0.070272</text:p>
          </table:table-cell>
          <table:table-cell office:value-type="float" office:value="0.069456" calcext:value-type="float">
            <text:p>0.069456</text:p>
          </table:table-cell>
          <table:table-cell table:number-columns-repeated="5"/>
          <table:table-cell table:formula="of:=[.C65]*[.$J$1]*[.C$747]" office:value-type="float" office:value="6.45733023588547" calcext:value-type="float">
            <text:p>6.4573302359</text:p>
          </table:table-cell>
          <table:table-cell table:formula="of:=[.D65]*[.$J$1]*[.D$747]" office:value-type="float" office:value="6.96605400038738" calcext:value-type="float">
            <text:p>6.9660540004</text:p>
          </table:table-cell>
          <table:table-cell table:formula="of:=[.E65]*[.$J$1]*[.E$747]" office:value-type="float" office:value="6.99329767399033" calcext:value-type="float">
            <text:p>6.993297674</text:p>
          </table:table-cell>
        </table:table-row>
        <table:table-row table:style-name="ro1">
          <table:table-cell office:value-type="string" calcext:value-type="string">
            <text:p>2008-01-03 16:00</text:p>
          </table:table-cell>
          <table:table-cell office:value-type="string" calcext:value-type="string">
            <text:p>100_223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78158" calcext:value-type="float">
            <text:p>0.078158</text:p>
          </table:table-cell>
          <table:table-cell office:value-type="float" office:value="0.072523" calcext:value-type="float">
            <text:p>0.072523</text:p>
          </table:table-cell>
          <table:table-cell table:number-columns-repeated="5"/>
          <table:table-cell table:formula="of:=[.C66]*[.$J$1]*[.C$747]" office:value-type="float" office:value="6.62209486798058" calcext:value-type="float">
            <text:p>6.622094868</text:p>
          </table:table-cell>
          <table:table-cell table:formula="of:=[.D66]*[.$J$1]*[.D$747]" office:value-type="float" office:value="7.74779213004151" calcext:value-type="float">
            <text:p>7.74779213</text:p>
          </table:table-cell>
          <table:table-cell table:formula="of:=[.E66]*[.$J$1]*[.E$747]" office:value-type="float" office:value="7.30210388174961" calcext:value-type="float">
            <text:p>7.3021038817</text:p>
          </table:table-cell>
        </table:table-row>
        <table:table-row table:style-name="ro1">
          <table:table-cell office:value-type="string" calcext:value-type="string">
            <text:p>2008-01-03 17:00</text:p>
          </table:table-cell>
          <table:table-cell office:value-type="string" calcext:value-type="string">
            <text:p>100_223</text:p>
          </table:table-cell>
          <table:table-cell office:value-type="float" office:value="0.060326" calcext:value-type="float">
            <text:p>0.060326</text:p>
          </table:table-cell>
          <table:table-cell office:value-type="float" office:value="0.061483" calcext:value-type="float">
            <text:p>0.061483</text:p>
          </table:table-cell>
          <table:table-cell office:value-type="float" office:value="0.058257" calcext:value-type="float">
            <text:p>0.058257</text:p>
          </table:table-cell>
          <table:table-cell table:number-columns-repeated="5"/>
          <table:table-cell table:formula="of:=[.C67]*[.$J$1]*[.C$747]" office:value-type="float" office:value="6.13176508067224" calcext:value-type="float">
            <text:p>6.1317650807</text:p>
          </table:table-cell>
          <table:table-cell table:formula="of:=[.D67]*[.$J$1]*[.D$747]" office:value-type="float" office:value="6.09480160100492" calcext:value-type="float">
            <text:p>6.094801601</text:p>
          </table:table-cell>
          <table:table-cell table:formula="of:=[.E67]*[.$J$1]*[.E$747]" office:value-type="float" office:value="5.86570695971053" calcext:value-type="float">
            <text:p>5.8657069597</text:p>
          </table:table-cell>
        </table:table-row>
        <table:table-row table:style-name="ro1">
          <table:table-cell office:value-type="string" calcext:value-type="string">
            <text:p>2008-01-03 18:00</text:p>
          </table:table-cell>
          <table:table-cell office:value-type="string" calcext:value-type="string">
            <text:p>100_223</text:p>
          </table:table-cell>
          <table:table-cell office:value-type="float" office:value="0.051967" calcext:value-type="float">
            <text:p>0.051967</text:p>
          </table:table-cell>
          <table:table-cell office:value-type="float" office:value="0.049563" calcext:value-type="float">
            <text:p>0.049563</text:p>
          </table:table-cell>
          <table:table-cell office:value-type="float" office:value="0.048026" calcext:value-type="float">
            <text:p>0.048026</text:p>
          </table:table-cell>
          <table:table-cell table:number-columns-repeated="5"/>
          <table:table-cell table:formula="of:=[.C68]*[.$J$1]*[.C$747]" office:value-type="float" office:value="5.28212438993625" calcext:value-type="float">
            <text:p>5.2821243899</text:p>
          </table:table-cell>
          <table:table-cell table:formula="of:=[.D68]*[.$J$1]*[.D$747]" office:value-type="float" office:value="4.91317358864412" calcext:value-type="float">
            <text:p>4.9131735886</text:p>
          </table:table-cell>
          <table:table-cell table:formula="of:=[.E68]*[.$J$1]*[.E$747]" office:value-type="float" office:value="4.83558100223249" calcext:value-type="float">
            <text:p>4.8355810022</text:p>
          </table:table-cell>
        </table:table-row>
        <table:table-row table:style-name="ro1">
          <table:table-cell office:value-type="string" calcext:value-type="string">
            <text:p>2008-01-03 19:00</text:p>
          </table:table-cell>
          <table:table-cell office:value-type="string" calcext:value-type="string">
            <text:p>100_223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5413" calcext:value-type="float">
            <text:p>0.05413</text:p>
          </table:table-cell>
          <table:table-cell office:value-type="float" office:value="0.044925" calcext:value-type="float">
            <text:p>0.044925</text:p>
          </table:table-cell>
          <table:table-cell table:number-columns-repeated="5"/>
          <table:table-cell table:formula="of:=[.C69]*[.$J$1]*[.C$747]" office:value-type="float" office:value="3.88787611205307" calcext:value-type="float">
            <text:p>3.8878761121</text:p>
          </table:table-cell>
          <table:table-cell table:formula="of:=[.D69]*[.$J$1]*[.D$747]" office:value-type="float" office:value="5.36589969035987" calcext:value-type="float">
            <text:p>5.3658996904</text:p>
          </table:table-cell>
          <table:table-cell table:formula="of:=[.E69]*[.$J$1]*[.E$747]" office:value-type="float" office:value="4.52335144557728" calcext:value-type="float">
            <text:p>4.5233514456</text:p>
          </table:table-cell>
        </table:table-row>
        <table:table-row table:style-name="ro1">
          <table:table-cell office:value-type="string" calcext:value-type="string">
            <text:p>2008-01-03 20:00</text:p>
          </table:table-cell>
          <table:table-cell office:value-type="string" calcext:value-type="string">
            <text:p>100_223</text:p>
          </table:table-cell>
          <table:table-cell office:value-type="float" office:value="0.033328" calcext:value-type="float">
            <text:p>0.033328</text:p>
          </table:table-cell>
          <table:table-cell office:value-type="float" office:value="0.036491" calcext:value-type="float">
            <text:p>0.036491</text:p>
          </table:table-cell>
          <table:table-cell office:value-type="float" office:value="0.035272" calcext:value-type="float">
            <text:p>0.035272</text:p>
          </table:table-cell>
          <table:table-cell table:number-columns-repeated="5"/>
          <table:table-cell table:formula="of:=[.C70]*[.$J$1]*[.C$747]" office:value-type="float" office:value="3.38758523039228" calcext:value-type="float">
            <text:p>3.3875852304</text:p>
          </table:table-cell>
          <table:table-cell table:formula="of:=[.D70]*[.$J$1]*[.D$747]" office:value-type="float" office:value="3.6173479697196" calcext:value-type="float">
            <text:p>3.6173479697</text:p>
          </table:table-cell>
          <table:table-cell table:formula="of:=[.E70]*[.$J$1]*[.E$747]" office:value-type="float" office:value="3.55142241933004" calcext:value-type="float">
            <text:p>3.5514224193</text:p>
          </table:table-cell>
        </table:table-row>
        <table:table-row table:style-name="ro1">
          <table:table-cell office:value-type="string" calcext:value-type="string">
            <text:p>2008-01-03 21:00</text:p>
          </table:table-cell>
          <table:table-cell office:value-type="string" calcext:value-type="string">
            <text:p>100_223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0.038873" calcext:value-type="float">
            <text:p>0.038873</text:p>
          </table:table-cell>
          <table:table-cell office:value-type="float" office:value="0.03335" calcext:value-type="float">
            <text:p>0.03335</text:p>
          </table:table-cell>
          <table:table-cell table:number-columns-repeated="5"/>
          <table:table-cell table:formula="of:=[.C71]*[.$J$1]*[.C$747]" office:value-type="float" office:value="2.88607462289241" calcext:value-type="float">
            <text:p>2.8860746229</text:p>
          </table:table-cell>
          <table:table-cell table:formula="of:=[.D71]*[.$J$1]*[.D$747]" office:value-type="float" office:value="3.85347531245814" calcext:value-type="float">
            <text:p>3.8534753125</text:p>
          </table:table-cell>
          <table:table-cell table:formula="of:=[.E71]*[.$J$1]*[.E$747]" office:value-type="float" office:value="3.35790251997779" calcext:value-type="float">
            <text:p>3.35790252</text:p>
          </table:table-cell>
        </table:table-row>
        <table:table-row table:style-name="ro1">
          <table:table-cell office:value-type="string" calcext:value-type="string">
            <text:p>2008-01-03 22:00</text:p>
          </table:table-cell>
          <table:table-cell office:value-type="string" calcext:value-type="string">
            <text:p>100_223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0.035924" calcext:value-type="float">
            <text:p>0.035924</text:p>
          </table:table-cell>
          <table:table-cell office:value-type="float" office:value="0.032332" calcext:value-type="float">
            <text:p>0.032332</text:p>
          </table:table-cell>
          <table:table-cell table:number-columns-repeated="5"/>
          <table:table-cell table:formula="of:=[.C72]*[.$J$1]*[.C$747]" office:value-type="float" office:value="2.47116454996691" calcext:value-type="float">
            <text:p>2.47116455</text:p>
          </table:table-cell>
          <table:table-cell table:formula="of:=[.D72]*[.$J$1]*[.D$747]" office:value-type="float" office:value="3.56114133523902" calcext:value-type="float">
            <text:p>3.5611413352</text:p>
          </table:table-cell>
          <table:table-cell table:formula="of:=[.E72]*[.$J$1]*[.E$747]" office:value-type="float" office:value="3.25540342656438" calcext:value-type="float">
            <text:p>3.2554034266</text:p>
          </table:table-cell>
        </table:table-row>
        <table:table-row table:style-name="ro1">
          <table:table-cell office:value-type="string" calcext:value-type="string">
            <text:p>2008-01-03 23:00</text:p>
          </table:table-cell>
          <table:table-cell office:value-type="string" calcext:value-type="string">
            <text:p>100_223</text:p>
          </table:table-cell>
          <table:table-cell office:value-type="float" office:value="0.021853" calcext:value-type="float">
            <text:p>0.021853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6444" calcext:value-type="float">
            <text:p>0.026444</text:p>
          </table:table-cell>
          <table:table-cell table:number-columns-repeated="5"/>
          <table:table-cell table:formula="of:=[.C73]*[.$J$1]*[.C$747]" office:value-type="float" office:value="2.22122239677636" calcext:value-type="float">
            <text:p>2.2212223968</text:p>
          </table:table-cell>
          <table:table-cell table:formula="of:=[.D73]*[.$J$1]*[.D$747]" office:value-type="float" office:value="3.35058949813715" calcext:value-type="float">
            <text:p>3.3505894981</text:p>
          </table:table-cell>
          <table:table-cell table:formula="of:=[.E73]*[.$J$1]*[.E$747]" office:value-type="float" office:value="2.66255994717519" calcext:value-type="float">
            <text:p>2.6625599472</text:p>
          </table:table-cell>
        </table:table-row>
        <table:table-row table:style-name="ro1">
          <table:table-cell office:value-type="string" calcext:value-type="string">
            <text:p>2008-01-04 00:00</text:p>
          </table:table-cell>
          <table:table-cell office:value-type="string" calcext:value-type="string">
            <text:p>100_223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27919" calcext:value-type="float">
            <text:p>0.027919</text:p>
          </table:table-cell>
          <table:table-cell office:value-type="float" office:value="0.026959" calcext:value-type="float">
            <text:p>0.026959</text:p>
          </table:table-cell>
          <table:table-cell table:number-columns-repeated="5"/>
          <table:table-cell table:formula="of:=[.C74]*[.$J$1]*[.C$747]" office:value-type="float" office:value="1.69521562867506" calcext:value-type="float">
            <text:p>1.6952156287</text:p>
          </table:table-cell>
          <table:table-cell table:formula="of:=[.D74]*[.$J$1]*[.D$747]" office:value-type="float" office:value="2.76760675143464" calcext:value-type="float">
            <text:p>2.7676067514</text:p>
          </table:table-cell>
          <table:table-cell table:formula="of:=[.E74]*[.$J$1]*[.E$747]" office:value-type="float" office:value="2.7144136142753" calcext:value-type="float">
            <text:p>2.7144136143</text:p>
          </table:table-cell>
        </table:table-row>
        <table:table-row table:style-name="ro1">
          <table:table-cell office:value-type="string" calcext:value-type="string">
            <text:p>2008-01-04 01:00</text:p>
          </table:table-cell>
          <table:table-cell office:value-type="string" calcext:value-type="string">
            <text:p>100_223</text:p>
          </table:table-cell>
          <table:table-cell office:value-type="float" office:value="0.016268" calcext:value-type="float">
            <text:p>0.016268</text:p>
          </table:table-cell>
          <table:table-cell office:value-type="float" office:value="0.024691" calcext:value-type="float">
            <text:p>0.024691</text:p>
          </table:table-cell>
          <table:table-cell office:value-type="float" office:value="0.022112" calcext:value-type="float">
            <text:p>0.022112</text:p>
          </table:table-cell>
          <table:table-cell table:number-columns-repeated="5"/>
          <table:table-cell table:formula="of:=[.C75]*[.$J$1]*[.C$747]" office:value-type="float" office:value="1.65354166250665" calcext:value-type="float">
            <text:p>1.6535416625</text:p>
          </table:table-cell>
          <table:table-cell table:formula="of:=[.D75]*[.$J$1]*[.D$747]" office:value-type="float" office:value="2.44761554137587" calcext:value-type="float">
            <text:p>2.4476155414</text:p>
          </table:table-cell>
          <table:table-cell table:formula="of:=[.E75]*[.$J$1]*[.E$747]" office:value-type="float" office:value="2.2263850231409" calcext:value-type="float">
            <text:p>2.2263850231</text:p>
          </table:table-cell>
        </table:table-row>
        <table:table-row table:style-name="ro1">
          <table:table-cell office:value-type="string" calcext:value-type="string">
            <text:p>2008-01-04 02:00</text:p>
          </table:table-cell>
          <table:table-cell office:value-type="string" calcext:value-type="string">
            <text:p>100_223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028367" calcext:value-type="float">
            <text:p>0.028367</text:p>
          </table:table-cell>
          <table:table-cell office:value-type="float" office:value="0.025569" calcext:value-type="float">
            <text:p>0.025569</text:p>
          </table:table-cell>
          <table:table-cell table:number-columns-repeated="5"/>
          <table:table-cell table:formula="of:=[.C76]*[.$J$1]*[.C$747]" office:value-type="float" office:value="1.54640907630785" calcext:value-type="float">
            <text:p>1.5464090763</text:p>
          </table:table-cell>
          <table:table-cell table:formula="of:=[.D76]*[.$J$1]*[.D$747]" office:value-type="float" office:value="2.81201693176498" calcext:value-type="float">
            <text:p>2.8120169318</text:p>
          </table:table-cell>
          <table:table-cell table:formula="of:=[.E76]*[.$J$1]*[.E$747]" office:value-type="float" office:value="2.57445905647113" calcext:value-type="float">
            <text:p>2.5744590565</text:p>
          </table:table-cell>
        </table:table-row>
        <table:table-row table:style-name="ro1">
          <table:table-cell office:value-type="string" calcext:value-type="string">
            <text:p>2008-01-04 03:00</text:p>
          </table:table-cell>
          <table:table-cell office:value-type="string" calcext:value-type="string">
            <text:p>100_223</text:p>
          </table:table-cell>
          <table:table-cell office:value-type="float" office:value="0.016278" calcext:value-type="float">
            <text:p>0.016278</text:p>
          </table:table-cell>
          <table:table-cell office:value-type="float" office:value="0.026982" calcext:value-type="float">
            <text:p>0.026982</text:p>
          </table:table-cell>
          <table:table-cell office:value-type="float" office:value="0.022271" calcext:value-type="float">
            <text:p>0.022271</text:p>
          </table:table-cell>
          <table:table-cell table:number-columns-repeated="5"/>
          <table:table-cell table:formula="of:=[.C77]*[.$J$1]*[.C$747]" office:value-type="float" office:value="1.65455810070588" calcext:value-type="float">
            <text:p>1.6545581007</text:p>
          </table:table-cell>
          <table:table-cell table:formula="of:=[.D77]*[.$J$1]*[.D$747]" office:value-type="float" office:value="2.67472206623481" calcext:value-type="float">
            <text:p>2.6747220662</text:p>
          </table:table-cell>
          <table:table-cell table:formula="of:=[.E77]*[.$J$1]*[.E$747]" office:value-type="float" office:value="2.24239421356598" calcext:value-type="float">
            <text:p>2.2423942136</text:p>
          </table:table-cell>
        </table:table-row>
        <table:table-row table:style-name="ro1">
          <table:table-cell office:value-type="string" calcext:value-type="string">
            <text:p>2008-01-04 04:00</text:p>
          </table:table-cell>
          <table:table-cell office:value-type="string" calcext:value-type="string">
            <text:p>100_223</text:p>
          </table:table-cell>
          <table:table-cell office:value-type="float" office:value="0.018574" calcext:value-type="float">
            <text:p>0.018574</text:p>
          </table:table-cell>
          <table:table-cell office:value-type="float" office:value="0.030152" calcext:value-type="float">
            <text:p>0.030152</text:p>
          </table:table-cell>
          <table:table-cell office:value-type="float" office:value="0.024061" calcext:value-type="float">
            <text:p>0.024061</text:p>
          </table:table-cell>
          <table:table-cell table:number-columns-repeated="5"/>
          <table:table-cell table:formula="of:=[.C78]*[.$J$1]*[.C$747]" office:value-type="float" office:value="1.88793231124898" calcext:value-type="float">
            <text:p>1.8879323112</text:p>
          </table:table-cell>
          <table:table-cell table:formula="of:=[.D78]*[.$J$1]*[.D$747]" office:value-type="float" office:value="2.98896374401867" calcext:value-type="float">
            <text:p>2.988963744</text:p>
          </table:table-cell>
          <table:table-cell table:formula="of:=[.E78]*[.$J$1]*[.E$747]" office:value-type="float" office:value="2.42262346426344" calcext:value-type="float">
            <text:p>2.4226234643</text:p>
          </table:table-cell>
        </table:table-row>
        <table:table-row table:style-name="ro1">
          <table:table-cell office:value-type="string" calcext:value-type="string">
            <text:p>2008-01-04 05:00</text:p>
          </table:table-cell>
          <table:table-cell office:value-type="string" calcext:value-type="string">
            <text:p>100_223</text:p>
          </table:table-cell>
          <table:table-cell office:value-type="float" office:value="0.025014" calcext:value-type="float">
            <text:p>0.025014</text:p>
          </table:table-cell>
          <table:table-cell office:value-type="float" office:value="0.037444" calcext:value-type="float">
            <text:p>0.037444</text:p>
          </table:table-cell>
          <table:table-cell office:value-type="float" office:value="0.033529" calcext:value-type="float">
            <text:p>0.033529</text:p>
          </table:table-cell>
          <table:table-cell table:number-columns-repeated="5"/>
          <table:table-cell table:formula="of:=[.C79]*[.$J$1]*[.C$747]" office:value-type="float" office:value="2.54251851155282" calcext:value-type="float">
            <text:p>2.5425185116</text:p>
          </table:table-cell>
          <table:table-cell table:formula="of:=[.D79]*[.$J$1]*[.D$747]" office:value-type="float" office:value="3.71181873278838" calcext:value-type="float">
            <text:p>3.7118187328</text:p>
          </table:table-cell>
          <table:table-cell table:formula="of:=[.E79]*[.$J$1]*[.E$747]" office:value-type="float" office:value="3.37592544504754" calcext:value-type="float">
            <text:p>3.375925445</text:p>
          </table:table-cell>
        </table:table-row>
        <table:table-row table:style-name="ro1">
          <table:table-cell office:value-type="string" calcext:value-type="string">
            <text:p>2008-01-04 06:00</text:p>
          </table:table-cell>
          <table:table-cell office:value-type="string" calcext:value-type="string">
            <text:p>100_223</text:p>
          </table:table-cell>
          <table:table-cell office:value-type="float" office:value="0.031612" calcext:value-type="float">
            <text:p>0.031612</text:p>
          </table:table-cell>
          <table:table-cell office:value-type="float" office:value="0.039051" calcext:value-type="float">
            <text:p>0.039051</text:p>
          </table:table-cell>
          <table:table-cell office:value-type="float" office:value="0.037772" calcext:value-type="float">
            <text:p>0.037772</text:p>
          </table:table-cell>
          <table:table-cell table:number-columns-repeated="5"/>
          <table:table-cell table:formula="of:=[.C80]*[.$J$1]*[.C$747]" office:value-type="float" office:value="3.21316443540448" calcext:value-type="float">
            <text:p>3.2131644354</text:p>
          </table:table-cell>
          <table:table-cell table:formula="of:=[.D80]*[.$J$1]*[.D$747]" office:value-type="float" office:value="3.87112042875011" calcext:value-type="float">
            <text:p>3.8711204288</text:p>
          </table:table-cell>
          <table:table-cell table:formula="of:=[.E80]*[.$J$1]*[.E$747]" office:value-type="float" office:value="3.80313924991308" calcext:value-type="float">
            <text:p>3.8031392499</text:p>
          </table:table-cell>
        </table:table-row>
        <table:table-row table:style-name="ro1">
          <table:table-cell office:value-type="string" calcext:value-type="string">
            <text:p>2008-01-04 07:00</text:p>
          </table:table-cell>
          <table:table-cell office:value-type="string" calcext:value-type="string">
            <text:p>100_223</text:p>
          </table:table-cell>
          <table:table-cell office:value-type="float" office:value="0.04904" calcext:value-type="float">
            <text:p>0.04904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4629" calcext:value-type="float">
            <text:p>0.04629</text:p>
          </table:table-cell>
          <table:table-cell table:number-columns-repeated="5"/>
          <table:table-cell table:formula="of:=[.C81]*[.$J$1]*[.C$747]" office:value-type="float" office:value="4.98461292902176" calcext:value-type="float">
            <text:p>4.984612929</text:p>
          </table:table-cell>
          <table:table-cell table:formula="of:=[.D81]*[.$J$1]*[.D$747]" office:value-type="float" office:value="5.09567167343911" calcext:value-type="float">
            <text:p>5.0956716734</text:p>
          </table:table-cell>
          <table:table-cell table:formula="of:=[.E81]*[.$J$1]*[.E$747]" office:value-type="float" office:value="4.66078883507562" calcext:value-type="float">
            <text:p>4.6607888351</text:p>
          </table:table-cell>
        </table:table-row>
        <table:table-row table:style-name="ro1">
          <table:table-cell office:value-type="string" calcext:value-type="string">
            <text:p>2008-01-04 08:00</text:p>
          </table:table-cell>
          <table:table-cell office:value-type="string" calcext:value-type="string">
            <text:p>100_223</text:p>
          </table:table-cell>
          <table:table-cell office:value-type="float" office:value="0.046747" calcext:value-type="float">
            <text:p>0.046747</text:p>
          </table:table-cell>
          <table:table-cell office:value-type="float" office:value="0.059858" calcext:value-type="float">
            <text:p>0.059858</text:p>
          </table:table-cell>
          <table:table-cell office:value-type="float" office:value="0.056216" calcext:value-type="float">
            <text:p>0.056216</text:p>
          </table:table-cell>
          <table:table-cell table:number-columns-repeated="5"/>
          <table:table-cell table:formula="of:=[.C82]*[.$J$1]*[.C$747]" office:value-type="float" office:value="4.75154364993842" calcext:value-type="float">
            <text:p>4.7515436499</text:p>
          </table:table-cell>
          <table:table-cell table:formula="of:=[.D82]*[.$J$1]*[.D$747]" office:value-type="float" office:value="5.93371556744063" calcext:value-type="float">
            <text:p>5.9337155674</text:p>
          </table:table-cell>
          <table:table-cell table:formula="of:=[.E82]*[.$J$1]*[.E$747]" office:value-type="float" office:value="5.66020533922254" calcext:value-type="float">
            <text:p>5.6602053392</text:p>
          </table:table-cell>
        </table:table-row>
        <table:table-row table:style-name="ro1">
          <table:table-cell office:value-type="string" calcext:value-type="string">
            <text:p>2008-01-04 09:00</text:p>
          </table:table-cell>
          <table:table-cell office:value-type="string" calcext:value-type="string">
            <text:p>100_223</text:p>
          </table:table-cell>
          <table:table-cell office:value-type="float" office:value="0.051496" calcext:value-type="float">
            <text:p>0.051496</text:p>
          </table:table-cell>
          <table:table-cell office:value-type="float" office:value="0.061168" calcext:value-type="float">
            <text:p>0.061168</text:p>
          </table:table-cell>
          <table:table-cell office:value-type="float" office:value="0.052933" calcext:value-type="float">
            <text:p>0.052933</text:p>
          </table:table-cell>
          <table:table-cell table:number-columns-repeated="5"/>
          <table:table-cell table:formula="of:=[.C83]*[.$J$1]*[.C$747]" office:value-type="float" office:value="5.23425015075254" calcext:value-type="float">
            <text:p>5.2342501508</text:p>
          </table:table-cell>
          <table:table-cell table:formula="of:=[.D83]*[.$J$1]*[.D$747]" office:value-type="float" office:value="6.06357569296015" calcext:value-type="float">
            <text:p>6.063575693</text:p>
          </table:table-cell>
          <table:table-cell table:formula="of:=[.E83]*[.$J$1]*[.E$747]" office:value-type="float" office:value="5.32965079730088" calcext:value-type="float">
            <text:p>5.3296507973</text:p>
          </table:table-cell>
        </table:table-row>
        <table:table-row table:style-name="ro1">
          <table:table-cell office:value-type="string" calcext:value-type="string">
            <text:p>2008-01-04 10:00</text:p>
          </table:table-cell>
          <table:table-cell office:value-type="string" calcext:value-type="string">
            <text:p>100_223</text:p>
          </table:table-cell>
          <table:table-cell office:value-type="float" office:value="0.042405" calcext:value-type="float">
            <text:p>0.042405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.04178" calcext:value-type="float">
            <text:p>0.04178</text:p>
          </table:table-cell>
          <table:table-cell table:number-columns-repeated="5"/>
          <table:table-cell table:formula="of:=[.C84]*[.$J$1]*[.C$747]" office:value-type="float" office:value="4.31020618383295" calcext:value-type="float">
            <text:p>4.3102061838</text:p>
          </table:table-cell>
          <table:table-cell table:formula="of:=[.D84]*[.$J$1]*[.D$747]" office:value-type="float" office:value="4.11507903096655" calcext:value-type="float">
            <text:p>4.115079031</text:p>
          </table:table-cell>
          <table:table-cell table:formula="of:=[.E84]*[.$J$1]*[.E$747]" office:value-type="float" office:value="4.20669167270381" calcext:value-type="float">
            <text:p>4.2066916727</text:p>
          </table:table-cell>
        </table:table-row>
        <table:table-row table:style-name="ro1">
          <table:table-cell office:value-type="string" calcext:value-type="string">
            <text:p>2008-01-04 11:00</text:p>
          </table:table-cell>
          <table:table-cell office:value-type="string" calcext:value-type="string">
            <text:p>100_223</text:p>
          </table:table-cell>
          <table:table-cell office:value-type="float" office:value="0.046109" calcext:value-type="float">
            <text:p>0.046109</text:p>
          </table:table-cell>
          <table:table-cell office:value-type="float" office:value="0.040452" calcext:value-type="float">
            <text:p>0.040452</text:p>
          </table:table-cell>
          <table:table-cell office:value-type="float" office:value="0.047907" calcext:value-type="float">
            <text:p>0.047907</text:p>
          </table:table-cell>
          <table:table-cell table:number-columns-repeated="5"/>
          <table:table-cell table:formula="of:=[.C85]*[.$J$1]*[.C$747]" office:value-type="float" office:value="4.68669489282758" calcext:value-type="float">
            <text:p>4.6866948928</text:p>
          </table:table-cell>
          <table:table-cell table:formula="of:=[.D85]*[.$J$1]*[.D$747]" office:value-type="float" office:value="4.01000137214923" calcext:value-type="float">
            <text:p>4.0100013721</text:p>
          </table:table-cell>
          <table:table-cell table:formula="of:=[.E85]*[.$J$1]*[.E$747]" office:value-type="float" office:value="4.82359928109674" calcext:value-type="float">
            <text:p>4.8235992811</text:p>
          </table:table-cell>
        </table:table-row>
        <table:table-row table:style-name="ro1">
          <table:table-cell office:value-type="string" calcext:value-type="string">
            <text:p>2008-01-04 12:00</text:p>
          </table:table-cell>
          <table:table-cell office:value-type="string" calcext:value-type="string">
            <text:p>100_223</text:p>
          </table:table-cell>
          <table:table-cell office:value-type="float" office:value="0.053023" calcext:value-type="float">
            <text:p>0.053023</text:p>
          </table:table-cell>
          <table:table-cell office:value-type="float" office:value="0.050615" calcext:value-type="float">
            <text:p>0.050615</text:p>
          </table:table-cell>
          <table:table-cell office:value-type="float" office:value="0.055523" calcext:value-type="float">
            <text:p>0.055523</text:p>
          </table:table-cell>
          <table:table-cell table:number-columns-repeated="5"/>
          <table:table-cell table:formula="of:=[.C86]*[.$J$1]*[.C$747]" office:value-type="float" office:value="5.38946026377489" calcext:value-type="float">
            <text:p>5.3894602638</text:p>
          </table:table-cell>
          <table:table-cell table:formula="of:=[.D86]*[.$J$1]*[.D$747]" office:value-type="float" office:value="5.01745820852697" calcext:value-type="float">
            <text:p>5.0174582085</text:p>
          </table:table-cell>
          <table:table-cell table:formula="of:=[.E86]*[.$J$1]*[.E$747]" office:value-type="float" office:value="5.59042943378492" calcext:value-type="float">
            <text:p>5.5904294338</text:p>
          </table:table-cell>
        </table:table-row>
        <table:table-row table:style-name="ro1">
          <table:table-cell office:value-type="string" calcext:value-type="string">
            <text:p>2008-01-04 13:00</text:p>
          </table:table-cell>
          <table:table-cell office:value-type="string" calcext:value-type="string">
            <text:p>100_223</text:p>
          </table:table-cell>
          <table:table-cell office:value-type="float" office:value="0.055288" calcext:value-type="float">
            <text:p>0.055288</text:p>
          </table:table-cell>
          <table:table-cell office:value-type="float" office:value="0.05031" calcext:value-type="float">
            <text:p>0.05031</text:p>
          </table:table-cell>
          <table:table-cell office:value-type="float" office:value="0.045465" calcext:value-type="float">
            <text:p>0.045465</text:p>
          </table:table-cell>
          <table:table-cell table:number-columns-repeated="5"/>
          <table:table-cell table:formula="of:=[.C87]*[.$J$1]*[.C$747]" office:value-type="float" office:value="5.61968351590039" calcext:value-type="float">
            <text:p>5.6196835159</text:p>
          </table:table-cell>
          <table:table-cell table:formula="of:=[.D87]*[.$J$1]*[.D$747]" office:value-type="float" office:value="4.98722359915029" calcext:value-type="float">
            <text:p>4.9872235992</text:p>
          </table:table-cell>
          <table:table-cell table:formula="of:=[.E87]*[.$J$1]*[.E$747]" office:value-type="float" office:value="4.57772228098322" calcext:value-type="float">
            <text:p>4.577722281</text:p>
          </table:table-cell>
        </table:table-row>
        <table:table-row table:style-name="ro1">
          <table:table-cell office:value-type="string" calcext:value-type="string">
            <text:p>2008-01-04 14:00</text:p>
          </table:table-cell>
          <table:table-cell office:value-type="string" calcext:value-type="string">
            <text:p>100_223</text:p>
          </table:table-cell>
          <table:table-cell office:value-type="float" office:value="0.057108" calcext:value-type="float">
            <text:p>0.057108</text:p>
          </table:table-cell>
          <table:table-cell office:value-type="float" office:value="0.051486" calcext:value-type="float">
            <text:p>0.051486</text:p>
          </table:table-cell>
          <table:table-cell office:value-type="float" office:value="0.058322" calcext:value-type="float">
            <text:p>0.058322</text:p>
          </table:table-cell>
          <table:table-cell table:number-columns-repeated="5"/>
          <table:table-cell table:formula="of:=[.C88]*[.$J$1]*[.C$747]" office:value-type="float" office:value="5.80467526816017" calcext:value-type="float">
            <text:p>5.8046752682</text:p>
          </table:table-cell>
          <table:table-cell table:formula="of:=[.D88]*[.$J$1]*[.D$747]" office:value-type="float" office:value="5.10380032251743" calcext:value-type="float">
            <text:p>5.1038003225</text:p>
          </table:table-cell>
          <table:table-cell table:formula="of:=[.E88]*[.$J$1]*[.E$747]" office:value-type="float" office:value="5.87225159730569" calcext:value-type="float">
            <text:p>5.8722515973</text:p>
          </table:table-cell>
        </table:table-row>
        <table:table-row table:style-name="ro1">
          <table:table-cell office:value-type="string" calcext:value-type="string">
            <text:p>2008-01-04 15:00</text:p>
          </table:table-cell>
          <table:table-cell office:value-type="string" calcext:value-type="string">
            <text:p>100_223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055172" calcext:value-type="float">
            <text:p>0.055172</text:p>
          </table:table-cell>
          <table:table-cell office:value-type="float" office:value="0.061599" calcext:value-type="float">
            <text:p>0.061599</text:p>
          </table:table-cell>
          <table:table-cell table:number-columns-repeated="5"/>
          <table:table-cell table:formula="of:=[.C89]*[.$J$1]*[.C$747]" office:value-type="float" office:value="6.76276991475395" calcext:value-type="float">
            <text:p>6.7627699148</text:p>
          </table:table-cell>
          <table:table-cell table:formula="of:=[.D89]*[.$J$1]*[.D$747]" office:value-type="float" office:value="5.46919301157463" calcext:value-type="float">
            <text:p>5.4691930116</text:p>
          </table:table-cell>
          <table:table-cell table:formula="of:=[.E89]*[.$J$1]*[.E$747]" office:value-type="float" office:value="6.20220201883394" calcext:value-type="float">
            <text:p>6.2022020188</text:p>
          </table:table-cell>
        </table:table-row>
        <table:table-row table:style-name="ro1">
          <table:table-cell office:value-type="string" calcext:value-type="string">
            <text:p>2008-01-04 16:00</text:p>
          </table:table-cell>
          <table:table-cell office:value-type="string" calcext:value-type="string">
            <text:p>100_223</text:p>
          </table:table-cell>
          <table:table-cell office:value-type="float" office:value="0.061921" calcext:value-type="float">
            <text:p>0.061921</text:p>
          </table:table-cell>
          <table:table-cell office:value-type="float" office:value="0.051198" calcext:value-type="float">
            <text:p>0.051198</text:p>
          </table:table-cell>
          <table:table-cell office:value-type="float" office:value="0.063292" calcext:value-type="float">
            <text:p>0.063292</text:p>
          </table:table-cell>
          <table:table-cell table:number-columns-repeated="5"/>
          <table:table-cell table:formula="of:=[.C90]*[.$J$1]*[.C$747]" office:value-type="float" office:value="6.29388697344936" calcext:value-type="float">
            <text:p>6.2938869734</text:p>
          </table:table-cell>
          <table:table-cell table:formula="of:=[.D90]*[.$J$1]*[.D$747]" office:value-type="float" office:value="5.0752509208765" calcext:value-type="float">
            <text:p>5.0752509209</text:p>
          </table:table-cell>
          <table:table-cell table:formula="of:=[.E90]*[.$J$1]*[.E$747]" office:value-type="float" office:value="6.37266465650478" calcext:value-type="float">
            <text:p>6.3726646565</text:p>
          </table:table-cell>
        </table:table-row>
        <table:table-row table:style-name="ro1">
          <table:table-cell office:value-type="string" calcext:value-type="string">
            <text:p>2008-01-04 17:00</text:p>
          </table:table-cell>
          <table:table-cell office:value-type="string" calcext:value-type="string">
            <text:p>100_223</text:p>
          </table:table-cell>
          <table:table-cell office:value-type="float" office:value="0.059164" calcext:value-type="float">
            <text:p>0.059164</text:p>
          </table:table-cell>
          <table:table-cell office:value-type="float" office:value="0.050741" calcext:value-type="float">
            <text:p>0.050741</text:p>
          </table:table-cell>
          <table:table-cell office:value-type="float" office:value="0.056584" calcext:value-type="float">
            <text:p>0.056584</text:p>
          </table:table-cell>
          <table:table-cell table:number-columns-repeated="5"/>
          <table:table-cell table:formula="of:=[.C91]*[.$J$1]*[.C$747]" office:value-type="float" office:value="6.01365496192177" calcext:value-type="float">
            <text:p>6.0136549619</text:p>
          </table:table-cell>
          <table:table-cell table:formula="of:=[.D91]*[.$J$1]*[.D$747]" office:value-type="float" office:value="5.02994857174488" calcext:value-type="float">
            <text:p>5.0299485717</text:p>
          </table:table-cell>
          <table:table-cell table:formula="of:=[.E91]*[.$J$1]*[.E$747]" office:value-type="float" office:value="5.69725805668436" calcext:value-type="float">
            <text:p>5.6972580567</text:p>
          </table:table-cell>
        </table:table-row>
        <table:table-row table:style-name="ro1">
          <table:table-cell office:value-type="string" calcext:value-type="string">
            <text:p>2008-01-04 18:00</text:p>
          </table:table-cell>
          <table:table-cell office:value-type="string" calcext:value-type="string">
            <text:p>100_223</text:p>
          </table:table-cell>
          <table:table-cell office:value-type="float" office:value="0.050821" calcext:value-type="float">
            <text:p>0.050821</text:p>
          </table:table-cell>
          <table:table-cell office:value-type="float" office:value="0.038042" calcext:value-type="float">
            <text:p>0.038042</text:p>
          </table:table-cell>
          <table:table-cell office:value-type="float" office:value="0.048232" calcext:value-type="float">
            <text:p>0.048232</text:p>
          </table:table-cell>
          <table:table-cell table:number-columns-repeated="5"/>
          <table:table-cell table:formula="of:=[.C92]*[.$J$1]*[.C$747]" office:value-type="float" office:value="5.16564057230455" calcext:value-type="float">
            <text:p>5.1656405723</text:p>
          </table:table-cell>
          <table:table-cell table:formula="of:=[.D92]*[.$J$1]*[.D$747]" office:value-type="float" office:value="3.77109839314004" calcext:value-type="float">
            <text:p>3.7710983931</text:p>
          </table:table-cell>
          <table:table-cell table:formula="of:=[.E92]*[.$J$1]*[.E$747]" office:value-type="float" office:value="4.85632246907253" calcext:value-type="float">
            <text:p>4.8563224691</text:p>
          </table:table-cell>
        </table:table-row>
        <table:table-row table:style-name="ro1">
          <table:table-cell office:value-type="string" calcext:value-type="string">
            <text:p>2008-01-04 19:00</text:p>
          </table:table-cell>
          <table:table-cell office:value-type="string" calcext:value-type="string">
            <text:p>100_223</text:p>
          </table:table-cell>
          <table:table-cell office:value-type="float" office:value="0.037437" calcext:value-type="float">
            <text:p>0.037437</text:p>
          </table:table-cell>
          <table:table-cell office:value-type="float" office:value="0.038122" calcext:value-type="float">
            <text:p>0.038122</text:p>
          </table:table-cell>
          <table:table-cell office:value-type="float" office:value="0.034289" calcext:value-type="float">
            <text:p>0.034289</text:p>
          </table:table-cell>
          <table:table-cell table:number-columns-repeated="5"/>
          <table:table-cell table:formula="of:=[.C93]*[.$J$1]*[.C$747]" office:value-type="float" office:value="3.8052396864557" calcext:value-type="float">
            <text:p>3.8052396865</text:p>
          </table:table-cell>
          <table:table-cell table:formula="of:=[.D93]*[.$J$1]*[.D$747]" office:value-type="float" office:value="3.77902878248474" calcext:value-type="float">
            <text:p>3.7790287825</text:p>
          </table:table-cell>
          <table:table-cell table:formula="of:=[.E93]*[.$J$1]*[.E$747]" office:value-type="float" office:value="3.45244736154478" calcext:value-type="float">
            <text:p>3.4524473615</text:p>
          </table:table-cell>
        </table:table-row>
        <table:table-row table:style-name="ro1">
          <table:table-cell office:value-type="string" calcext:value-type="string">
            <text:p>2008-01-04 20:00</text:p>
          </table:table-cell>
          <table:table-cell office:value-type="string" calcext:value-type="string">
            <text:p>100_223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030503" calcext:value-type="float">
            <text:p>0.030503</text:p>
          </table:table-cell>
          <table:table-cell office:value-type="float" office:value="0.028999" calcext:value-type="float">
            <text:p>0.028999</text:p>
          </table:table-cell>
          <table:table-cell table:number-columns-repeated="5"/>
          <table:table-cell table:formula="of:=[.C94]*[.$J$1]*[.C$747]" office:value-type="float" office:value="3.30708332501329" calcext:value-type="float">
            <text:p>3.307083325</text:p>
          </table:table-cell>
          <table:table-cell table:formula="of:=[.D94]*[.$J$1]*[.D$747]" office:value-type="float" office:value="3.02375832726856" calcext:value-type="float">
            <text:p>3.0237583273</text:p>
          </table:table-cell>
          <table:table-cell table:formula="of:=[.E94]*[.$J$1]*[.E$747]" office:value-type="float" office:value="2.91981454803106" calcext:value-type="float">
            <text:p>2.919814548</text:p>
          </table:table-cell>
        </table:table-row>
        <table:table-row table:style-name="ro1">
          <table:table-cell office:value-type="string" calcext:value-type="string">
            <text:p>2008-01-04 21:00</text:p>
          </table:table-cell>
          <table:table-cell office:value-type="string" calcext:value-type="string">
            <text:p>100_223</text:p>
          </table:table-cell>
          <table:table-cell office:value-type="float" office:value="0.029585" calcext:value-type="float">
            <text:p>0.029585</text:p>
          </table:table-cell>
          <table:table-cell office:value-type="float" office:value="0.032619" calcext:value-type="float">
            <text:p>0.032619</text:p>
          </table:table-cell>
          <table:table-cell office:value-type="float" office:value="0.03291" calcext:value-type="float">
            <text:p>0.03291</text:p>
          </table:table-cell>
          <table:table-cell table:number-columns-repeated="5"/>
          <table:table-cell table:formula="of:=[.C95]*[.$J$1]*[.C$747]" office:value-type="float" office:value="3.00713241242065" calcext:value-type="float">
            <text:p>3.0071324124</text:p>
          </table:table-cell>
          <table:table-cell table:formula="of:=[.D95]*[.$J$1]*[.D$747]" office:value-type="float" office:value="3.23351712543596" calcext:value-type="float">
            <text:p>3.2335171254</text:p>
          </table:table-cell>
          <table:table-cell table:formula="of:=[.E95]*[.$J$1]*[.E$747]" office:value-type="float" office:value="3.31360035779518" calcext:value-type="float">
            <text:p>3.3136003578</text:p>
          </table:table-cell>
        </table:table-row>
        <table:table-row table:style-name="ro1">
          <table:table-cell office:value-type="string" calcext:value-type="string">
            <text:p>2008-01-04 22:00</text:p>
          </table:table-cell>
          <table:table-cell office:value-type="string" calcext:value-type="string">
            <text:p>100_223</text:p>
          </table:table-cell>
          <table:table-cell office:value-type="float" office:value="0.026139" calcext:value-type="float">
            <text:p>0.026139</text:p>
          </table:table-cell>
          <table:table-cell office:value-type="float" office:value="0.025654" calcext:value-type="float">
            <text:p>0.025654</text:p>
          </table:table-cell>
          <table:table-cell office:value-type="float" office:value="0.024259" calcext:value-type="float">
            <text:p>0.024259</text:p>
          </table:table-cell>
          <table:table-cell table:number-columns-repeated="5"/>
          <table:table-cell table:formula="of:=[.C96]*[.$J$1]*[.C$747]" office:value-type="float" office:value="2.65686780896615" calcext:value-type="float">
            <text:p>2.656867809</text:p>
          </table:table-cell>
          <table:table-cell table:formula="of:=[.D96]*[.$J$1]*[.D$747]" office:value-type="float" office:value="2.54307760311273" calcext:value-type="float">
            <text:p>2.5430776031</text:p>
          </table:table-cell>
          <table:table-cell table:formula="of:=[.E96]*[.$J$1]*[.E$747]" office:value-type="float" office:value="2.44255943724561" calcext:value-type="float">
            <text:p>2.4425594372</text:p>
          </table:table-cell>
        </table:table-row>
        <table:table-row table:style-name="ro1">
          <table:table-cell office:value-type="string" calcext:value-type="string">
            <text:p>2008-01-04 23:00</text:p>
          </table:table-cell>
          <table:table-cell office:value-type="string" calcext:value-type="string">
            <text:p>100_223</text:p>
          </table:table-cell>
          <table:table-cell office:value-type="float" office:value="0.022291" calcext:value-type="float">
            <text:p>0.022291</text:p>
          </table:table-cell>
          <table:table-cell office:value-type="float" office:value="0.026821" calcext:value-type="float">
            <text:p>0.026821</text:p>
          </table:table-cell>
          <table:table-cell office:value-type="float" office:value="0.025917" calcext:value-type="float">
            <text:p>0.025917</text:p>
          </table:table-cell>
          <table:table-cell table:number-columns-repeated="5"/>
          <table:table-cell table:formula="of:=[.C97]*[.$J$1]*[.C$747]" office:value-type="float" office:value="2.26574238990261" calcext:value-type="float">
            <text:p>2.2657423899</text:p>
          </table:table-cell>
          <table:table-cell table:formula="of:=[.D97]*[.$J$1]*[.D$747]" office:value-type="float" office:value="2.65876215767859" calcext:value-type="float">
            <text:p>2.6587621577</text:p>
          </table:table-cell>
          <table:table-cell table:formula="of:=[.E97]*[.$J$1]*[.E$747]" office:value-type="float" office:value="2.60949803928829" calcext:value-type="float">
            <text:p>2.6094980393</text:p>
          </table:table-cell>
        </table:table-row>
        <table:table-row table:style-name="ro1">
          <table:table-cell office:value-type="string" calcext:value-type="string">
            <text:p>2008-01-05 00:00</text:p>
          </table:table-cell>
          <table:table-cell office:value-type="string" calcext:value-type="string">
            <text:p>100_223</text:p>
          </table:table-cell>
          <table:table-cell office:value-type="float" office:value="0.020185" calcext:value-type="float">
            <text:p>0.020185</text:p>
          </table:table-cell>
          <table:table-cell office:value-type="float" office:value="0.023558" calcext:value-type="float">
            <text:p>0.023558</text:p>
          </table:table-cell>
          <table:table-cell office:value-type="float" office:value="0.025924" calcext:value-type="float">
            <text:p>0.025924</text:p>
          </table:table-cell>
          <table:table-cell table:number-columns-repeated="5"/>
          <table:table-cell table:formula="of:=[.C98]*[.$J$1]*[.C$747]" office:value-type="float" office:value="2.05168050514487" calcext:value-type="float">
            <text:p>2.0516805051</text:p>
          </table:table-cell>
          <table:table-cell table:formula="of:=[.D98]*[.$J$1]*[.D$747]" office:value-type="float" office:value="2.33530140228151" calcext:value-type="float">
            <text:p>2.3353014023</text:p>
          </table:table-cell>
          <table:table-cell table:formula="of:=[.E98]*[.$J$1]*[.E$747]" office:value-type="float" office:value="2.61020284641392" calcext:value-type="float">
            <text:p>2.6102028464</text:p>
          </table:table-cell>
        </table:table-row>
        <table:table-row table:style-name="ro1">
          <table:table-cell office:value-type="string" calcext:value-type="string">
            <text:p>2008-01-05 01:00</text:p>
          </table:table-cell>
          <table:table-cell office:value-type="string" calcext:value-type="string">
            <text:p>100_223</text:p>
          </table:table-cell>
          <table:table-cell office:value-type="float" office:value="0.018054" calcext:value-type="float">
            <text:p>0.018054</text:p>
          </table:table-cell>
          <table:table-cell office:value-type="float" office:value="0.025684" calcext:value-type="float">
            <text:p>0.025684</text:p>
          </table:table-cell>
          <table:table-cell office:value-type="float" office:value="0.022476" calcext:value-type="float">
            <text:p>0.022476</text:p>
          </table:table-cell>
          <table:table-cell table:number-columns-repeated="5"/>
          <table:table-cell table:formula="of:=[.C99]*[.$J$1]*[.C$747]" office:value-type="float" office:value="1.83507752488905" calcext:value-type="float">
            <text:p>1.8350775249</text:p>
          </table:table-cell>
          <table:table-cell table:formula="of:=[.D99]*[.$J$1]*[.D$747]" office:value-type="float" office:value="2.546051499117" calcext:value-type="float">
            <text:p>2.5460514991</text:p>
          </table:table-cell>
          <table:table-cell table:formula="of:=[.E99]*[.$J$1]*[.E$747]" office:value-type="float" office:value="2.26303499367379" calcext:value-type="float">
            <text:p>2.2630349937</text:p>
          </table:table-cell>
        </table:table-row>
        <table:table-row table:style-name="ro1">
          <table:table-cell office:value-type="string" calcext:value-type="string">
            <text:p>2008-01-05 02:00</text:p>
          </table:table-cell>
          <table:table-cell office:value-type="string" calcext:value-type="string">
            <text:p>100_223</text:p>
          </table:table-cell>
          <table:table-cell office:value-type="float" office:value="0.016738" calcext:value-type="float">
            <text:p>0.016738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3492" calcext:value-type="float">
            <text:p>0.023492</text:p>
          </table:table-cell>
          <table:table-cell table:number-columns-repeated="5"/>
          <table:table-cell table:formula="of:=[.C100]*[.$J$1]*[.C$747]" office:value-type="float" office:value="1.70131425787044" calcext:value-type="float">
            <text:p>1.7013142579</text:p>
          </table:table-cell>
          <table:table-cell table:formula="of:=[.D100]*[.$J$1]*[.D$747]" office:value-type="float" office:value="2.01332759488655" calcext:value-type="float">
            <text:p>2.0133275949</text:p>
          </table:table-cell>
          <table:table-cell table:formula="of:=[.E100]*[.$J$1]*[.E$747]" office:value-type="float" office:value="2.36533271362274" calcext:value-type="float">
            <text:p>2.3653327136</text:p>
          </table:table-cell>
        </table:table-row>
        <table:table-row table:style-name="ro1">
          <table:table-cell office:value-type="string" calcext:value-type="string">
            <text:p>2008-01-05 03:00</text:p>
          </table:table-cell>
          <table:table-cell office:value-type="string" calcext:value-type="string">
            <text:p>100_223</text:p>
          </table:table-cell>
          <table:table-cell office:value-type="float" office:value="0.015878" calcext:value-type="float">
            <text:p>0.015878</text:p>
          </table:table-cell>
          <table:table-cell office:value-type="float" office:value="0.021142" calcext:value-type="float">
            <text:p>0.021142</text:p>
          </table:table-cell>
          <table:table-cell office:value-type="float" office:value="0.020475" calcext:value-type="float">
            <text:p>0.020475</text:p>
          </table:table-cell>
          <table:table-cell table:number-columns-repeated="5"/>
          <table:table-cell table:formula="of:=[.C101]*[.$J$1]*[.C$747]" office:value-type="float" office:value="1.61390057273669" calcext:value-type="float">
            <text:p>1.6139005727</text:p>
          </table:table-cell>
          <table:table-cell table:formula="of:=[.D101]*[.$J$1]*[.D$747]" office:value-type="float" office:value="2.09580364407147" calcext:value-type="float">
            <text:p>2.0958036441</text:p>
          </table:table-cell>
          <table:table-cell table:formula="of:=[.E101]*[.$J$1]*[.E$747]" office:value-type="float" office:value="2.06156084247512" calcext:value-type="float">
            <text:p>2.0615608425</text:p>
          </table:table-cell>
        </table:table-row>
        <table:table-row table:style-name="ro1">
          <table:table-cell office:value-type="string" calcext:value-type="string">
            <text:p>2008-01-05 04:00</text:p>
          </table:table-cell>
          <table:table-cell office:value-type="string" calcext:value-type="string">
            <text:p>100_223</text:p>
          </table:table-cell>
          <table:table-cell office:value-type="float" office:value="0.017188" calcext:value-type="float">
            <text:p>0.017188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1697" calcext:value-type="float">
            <text:p>0.021697</text:p>
          </table:table-cell>
          <table:table-cell table:number-columns-repeated="5"/>
          <table:table-cell table:formula="of:=[.C102]*[.$J$1]*[.C$747]" office:value-type="float" office:value="1.74705397683577" calcext:value-type="float">
            <text:p>1.7470539768</text:p>
          </table:table-cell>
          <table:table-cell table:formula="of:=[.D102]*[.$J$1]*[.D$747]" office:value-type="float" office:value="2.11900003290472" calcext:value-type="float">
            <text:p>2.1190000329</text:p>
          </table:table-cell>
          <table:table-cell table:formula="of:=[.E102]*[.$J$1]*[.E$747]" office:value-type="float" office:value="2.18460002926411" calcext:value-type="float">
            <text:p>2.1846000293</text:p>
          </table:table-cell>
        </table:table-row>
        <table:table-row table:style-name="ro1">
          <table:table-cell office:value-type="string" calcext:value-type="string">
            <text:p>2008-01-05 05:00</text:p>
          </table:table-cell>
          <table:table-cell office:value-type="string" calcext:value-type="string">
            <text:p>100_223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22036" calcext:value-type="float">
            <text:p>0.022036</text:p>
          </table:table-cell>
          <table:table-cell office:value-type="float" office:value="0.022131" calcext:value-type="float">
            <text:p>0.022131</text:p>
          </table:table-cell>
          <table:table-cell table:number-columns-repeated="5"/>
          <table:table-cell table:formula="of:=[.C103]*[.$J$1]*[.C$747]" office:value-type="float" office:value="1.79441999691986" calcext:value-type="float">
            <text:p>1.7944199969</text:p>
          </table:table-cell>
          <table:table-cell table:formula="of:=[.D103]*[.$J$1]*[.D$747]" office:value-type="float" office:value="2.18442574499853" calcext:value-type="float">
            <text:p>2.184425745</text:p>
          </table:table-cell>
          <table:table-cell table:formula="of:=[.E103]*[.$J$1]*[.E$747]" office:value-type="float" office:value="2.22829807105333" calcext:value-type="float">
            <text:p>2.2282980711</text:p>
          </table:table-cell>
        </table:table-row>
        <table:table-row table:style-name="ro1">
          <table:table-cell office:value-type="string" calcext:value-type="string">
            <text:p>2008-01-05 06:00</text:p>
          </table:table-cell>
          <table:table-cell office:value-type="string" calcext:value-type="string">
            <text:p>100_223</text:p>
          </table:table-cell>
          <table:table-cell office:value-type="float" office:value="0.022769" calcext:value-type="float">
            <text:p>0.022769</text:p>
          </table:table-cell>
          <table:table-cell office:value-type="float" office:value="0.023896" calcext:value-type="float">
            <text:p>0.023896</text:p>
          </table:table-cell>
          <table:table-cell office:value-type="float" office:value="0.028548" calcext:value-type="float">
            <text:p>0.028548</text:p>
          </table:table-cell>
          <table:table-cell table:number-columns-repeated="5"/>
          <table:table-cell table:formula="of:=[.C104]*[.$J$1]*[.C$747]" office:value-type="float" office:value="2.31432813582578" calcext:value-type="float">
            <text:p>2.3143281358</text:p>
          </table:table-cell>
          <table:table-cell table:formula="of:=[.D104]*[.$J$1]*[.D$747]" office:value-type="float" office:value="2.36880729726288" calcext:value-type="float">
            <text:p>2.3688072973</text:p>
          </table:table-cell>
          <table:table-cell table:formula="of:=[.E104]*[.$J$1]*[.E$747]" office:value-type="float" office:value="2.87440483179388" calcext:value-type="float">
            <text:p>2.8744048318</text:p>
          </table:table-cell>
        </table:table-row>
        <table:table-row table:style-name="ro1">
          <table:table-cell office:value-type="string" calcext:value-type="string">
            <text:p>2008-01-05 07:00</text:p>
          </table:table-cell>
          <table:table-cell office:value-type="string" calcext:value-type="string">
            <text:p>100_223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951" calcext:value-type="float">
            <text:p>0.026951</text:p>
          </table:table-cell>
          <table:table-cell office:value-type="float" office:value="0.025885" calcext:value-type="float">
            <text:p>0.025885</text:p>
          </table:table-cell>
          <table:table-cell table:number-columns-repeated="5"/>
          <table:table-cell table:formula="of:=[.C105]*[.$J$1]*[.C$747]" office:value-type="float" office:value="2.7474324525175" calcext:value-type="float">
            <text:p>2.7474324525</text:p>
          </table:table-cell>
          <table:table-cell table:formula="of:=[.D105]*[.$J$1]*[.D$747]" office:value-type="float" office:value="2.67164904036373" calcext:value-type="float">
            <text:p>2.6716490404</text:p>
          </table:table-cell>
          <table:table-cell table:formula="of:=[.E105]*[.$J$1]*[.E$747]" office:value-type="float" office:value="2.60627606385683" calcext:value-type="float">
            <text:p>2.6062760639</text:p>
          </table:table-cell>
        </table:table-row>
        <table:table-row table:style-name="ro1">
          <table:table-cell office:value-type="string" calcext:value-type="string">
            <text:p>2008-01-05 08:00</text:p>
          </table:table-cell>
          <table:table-cell office:value-type="string" calcext:value-type="string">
            <text:p>100_223</text:p>
          </table:table-cell>
          <table:table-cell office:value-type="float" office:value="0.033013" calcext:value-type="float">
            <text:p>0.033013</text:p>
          </table:table-cell>
          <table:table-cell office:value-type="float" office:value="0.033708" calcext:value-type="float">
            <text:p>0.033708</text:p>
          </table:table-cell>
          <table:table-cell office:value-type="float" office:value="0.032717" calcext:value-type="float">
            <text:p>0.032717</text:p>
          </table:table-cell>
          <table:table-cell table:number-columns-repeated="5"/>
          <table:table-cell table:formula="of:=[.C106]*[.$J$1]*[.C$747]" office:value-type="float" office:value="3.35556742711655" calcext:value-type="float">
            <text:p>3.3555674271</text:p>
          </table:table-cell>
          <table:table-cell table:formula="of:=[.D106]*[.$J$1]*[.D$747]" office:value-type="float" office:value="3.34146955039074" calcext:value-type="float">
            <text:p>3.3414695504</text:p>
          </table:table-cell>
          <table:table-cell table:formula="of:=[.E106]*[.$J$1]*[.E$747]" office:value-type="float" office:value="3.29416781847417" calcext:value-type="float">
            <text:p>3.2941678185</text:p>
          </table:table-cell>
        </table:table-row>
        <table:table-row table:style-name="ro1">
          <table:table-cell office:value-type="string" calcext:value-type="string">
            <text:p>2008-01-05 09:00</text:p>
          </table:table-cell>
          <table:table-cell office:value-type="string" calcext:value-type="string">
            <text:p>100_223</text:p>
          </table:table-cell>
          <table:table-cell office:value-type="float" office:value="0.040279" calcext:value-type="float">
            <text:p>0.040279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033959" calcext:value-type="float">
            <text:p>0.033959</text:p>
          </table:table-cell>
          <table:table-cell table:number-columns-repeated="5"/>
          <table:table-cell table:formula="of:=[.C107]*[.$J$1]*[.C$747]" office:value-type="float" office:value="4.09411142267674" calcext:value-type="float">
            <text:p>4.0941114227</text:p>
          </table:table-cell>
          <table:table-cell table:formula="of:=[.D107]*[.$J$1]*[.D$747]" office:value-type="float" office:value="3.18157307522816" calcext:value-type="float">
            <text:p>3.1815730752</text:p>
          </table:table-cell>
          <table:table-cell table:formula="of:=[.E107]*[.$J$1]*[.E$747]" office:value-type="float" office:value="3.41922073990782" calcext:value-type="float">
            <text:p>3.4192207399</text:p>
          </table:table-cell>
        </table:table-row>
        <table:table-row table:style-name="ro1">
          <table:table-cell office:value-type="string" calcext:value-type="string">
            <text:p>2008-01-05 10:00</text:p>
          </table:table-cell>
          <table:table-cell office:value-type="string" calcext:value-type="string">
            <text:p>100_223</text:p>
          </table:table-cell>
          <table:table-cell office:value-type="float" office:value="0.046738" calcext:value-type="float">
            <text:p>0.046738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034811" calcext:value-type="float">
            <text:p>0.034811</text:p>
          </table:table-cell>
          <table:table-cell table:number-columns-repeated="5"/>
          <table:table-cell table:formula="of:=[.C108]*[.$J$1]*[.C$747]" office:value-type="float" office:value="4.75062885555912" calcext:value-type="float">
            <text:p>4.7506288556</text:p>
          </table:table-cell>
          <table:table-cell table:formula="of:=[.D108]*[.$J$1]*[.D$747]" office:value-type="float" office:value="2.62495887309679" calcext:value-type="float">
            <text:p>2.6249588731</text:p>
          </table:table-cell>
          <table:table-cell table:formula="of:=[.E108]*[.$J$1]*[.E$747]" office:value-type="float" office:value="3.50500583577052" calcext:value-type="float">
            <text:p>3.5050058358</text:p>
          </table:table-cell>
        </table:table-row>
        <table:table-row table:style-name="ro1">
          <table:table-cell office:value-type="string" calcext:value-type="string">
            <text:p>2008-01-05 11:00</text:p>
          </table:table-cell>
          <table:table-cell office:value-type="string" calcext:value-type="string">
            <text:p>100_223</text:p>
          </table:table-cell>
          <table:table-cell office:value-type="float" office:value="0.050985" calcext:value-type="float">
            <text:p>0.050985</text:p>
          </table:table-cell>
          <table:table-cell office:value-type="float" office:value="0.034062" calcext:value-type="float">
            <text:p>0.034062</text:p>
          </table:table-cell>
          <table:table-cell office:value-type="float" office:value="0.036981" calcext:value-type="float">
            <text:p>0.036981</text:p>
          </table:table-cell>
          <table:table-cell table:number-columns-repeated="5"/>
          <table:table-cell table:formula="of:=[.C109]*[.$J$1]*[.C$747]" office:value-type="float" office:value="5.18231015877191" calcext:value-type="float">
            <text:p>5.1823101588</text:p>
          </table:table-cell>
          <table:table-cell table:formula="of:=[.D109]*[.$J$1]*[.D$747]" office:value-type="float" office:value="3.37656152324105" calcext:value-type="float">
            <text:p>3.3765615232</text:p>
          </table:table-cell>
          <table:table-cell table:formula="of:=[.E109]*[.$J$1]*[.E$747]" office:value-type="float" office:value="3.7234960447166" calcext:value-type="float">
            <text:p>3.7234960447</text:p>
          </table:table-cell>
        </table:table-row>
        <table:table-row table:style-name="ro1">
          <table:table-cell office:value-type="string" calcext:value-type="string">
            <text:p>2008-01-05 12:00</text:p>
          </table:table-cell>
          <table:table-cell office:value-type="string" calcext:value-type="string">
            <text:p>100_223</text:p>
          </table:table-cell>
          <table:table-cell office:value-type="float" office:value="0.056947" calcext:value-type="float">
            <text:p>0.056947</text:p>
          </table:table-cell>
          <table:table-cell office:value-type="float" office:value="0.032755" calcext:value-type="float">
            <text:p>0.032755</text:p>
          </table:table-cell>
          <table:table-cell office:value-type="float" office:value="0.039642" calcext:value-type="float">
            <text:p>0.039642</text:p>
          </table:table-cell>
          <table:table-cell table:number-columns-repeated="5"/>
          <table:table-cell table:formula="of:=[.C110]*[.$J$1]*[.C$747]" office:value-type="float" office:value="5.78831061315257" calcext:value-type="float">
            <text:p>5.7883106132</text:p>
          </table:table-cell>
          <table:table-cell table:formula="of:=[.D110]*[.$J$1]*[.D$747]" office:value-type="float" office:value="3.24699878732196" calcext:value-type="float">
            <text:p>3.2469987873</text:p>
          </table:table-cell>
          <table:table-cell table:formula="of:=[.E110]*[.$J$1]*[.E$747]" office:value-type="float" office:value="3.99142343918919" calcext:value-type="float">
            <text:p>3.9914234392</text:p>
          </table:table-cell>
        </table:table-row>
        <table:table-row table:style-name="ro1">
          <table:table-cell office:value-type="string" calcext:value-type="string">
            <text:p>2008-01-05 13:00</text:p>
          </table:table-cell>
          <table:table-cell office:value-type="string" calcext:value-type="string">
            <text:p>100_223</text:p>
          </table:table-cell>
          <table:table-cell office:value-type="float" office:value="0.059481" calcext:value-type="float">
            <text:p>0.059481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0.037147" calcext:value-type="float">
            <text:p>0.037147</text:p>
          </table:table-cell>
          <table:table-cell table:number-columns-repeated="5"/>
          <table:table-cell table:formula="of:=[.C111]*[.$J$1]*[.C$747]" office:value-type="float" office:value="6.04587605283734" calcext:value-type="float">
            <text:p>6.0458760528</text:p>
          </table:table-cell>
          <table:table-cell table:formula="of:=[.D111]*[.$J$1]*[.D$747]" office:value-type="float" office:value="2.71942963616557" calcext:value-type="float">
            <text:p>2.7194296362</text:p>
          </table:table-cell>
          <table:table-cell table:formula="of:=[.E111]*[.$J$1]*[.E$747]" office:value-type="float" office:value="3.74021004226732" calcext:value-type="float">
            <text:p>3.7402100423</text:p>
          </table:table-cell>
        </table:table-row>
        <table:table-row table:style-name="ro1">
          <table:table-cell office:value-type="string" calcext:value-type="string">
            <text:p>2008-01-05 14:00</text:p>
          </table:table-cell>
          <table:table-cell office:value-type="string" calcext:value-type="string">
            <text:p>100_223</text:p>
          </table:table-cell>
          <table:table-cell office:value-type="float" office:value="0.057511" calcext:value-type="float">
            <text:p>0.057511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043678" calcext:value-type="float">
            <text:p>0.043678</text:p>
          </table:table-cell>
          <table:table-cell table:number-columns-repeated="5"/>
          <table:table-cell table:formula="of:=[.C112]*[.$J$1]*[.C$747]" office:value-type="float" office:value="5.84563772758912" calcext:value-type="float">
            <text:p>5.8456377276</text:p>
          </table:table-cell>
          <table:table-cell table:formula="of:=[.D112]*[.$J$1]*[.D$747]" office:value-type="float" office:value="3.24085273557981" calcext:value-type="float">
            <text:p>3.2408527356</text:p>
          </table:table-cell>
          <table:table-cell table:formula="of:=[.E112]*[.$J$1]*[.E$747]" office:value-type="float" office:value="4.39779509048246" calcext:value-type="float">
            <text:p>4.3977950905</text:p>
          </table:table-cell>
        </table:table-row>
        <table:table-row table:style-name="ro1">
          <table:table-cell office:value-type="string" calcext:value-type="string">
            <text:p>2008-01-05 15:00</text:p>
          </table:table-cell>
          <table:table-cell office:value-type="string" calcext:value-type="string">
            <text:p>100_223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0.034276" calcext:value-type="float">
            <text:p>0.034276</text:p>
          </table:table-cell>
          <table:table-cell table:number-columns-repeated="5"/>
          <table:table-cell table:formula="of:=[.C113]*[.$J$1]*[.C$747]" office:value-type="float" office:value="6.01121551024362" calcext:value-type="float">
            <text:p>6.0112155102</text:p>
          </table:table-cell>
          <table:table-cell table:formula="of:=[.D113]*[.$J$1]*[.D$747]" office:value-type="float" office:value="2.80398741255347" calcext:value-type="float">
            <text:p>2.8039874126</text:p>
          </table:table-cell>
          <table:table-cell table:formula="of:=[.E113]*[.$J$1]*[.E$747]" office:value-type="float" office:value="3.45113843402575" calcext:value-type="float">
            <text:p>3.451138434</text:p>
          </table:table-cell>
        </table:table-row>
        <table:table-row table:style-name="ro1">
          <table:table-cell office:value-type="string" calcext:value-type="string">
            <text:p>2008-01-05 16:00</text:p>
          </table:table-cell>
          <table:table-cell office:value-type="string" calcext:value-type="string">
            <text:p>100_223</text:p>
          </table:table-cell>
          <table:table-cell office:value-type="float" office:value="0.057492" calcext:value-type="float">
            <text:p>0.057492</text:p>
          </table:table-cell>
          <table:table-cell office:value-type="float" office:value="0.031849" calcext:value-type="float">
            <text:p>0.031849</text:p>
          </table:table-cell>
          <table:table-cell office:value-type="float" office:value="0.043668" calcext:value-type="float">
            <text:p>0.043668</text:p>
          </table:table-cell>
          <table:table-cell table:number-columns-repeated="5"/>
          <table:table-cell table:formula="of:=[.C114]*[.$J$1]*[.C$747]" office:value-type="float" office:value="5.84370649501058" calcext:value-type="float">
            <text:p>5.843706495</text:p>
          </table:table-cell>
          <table:table-cell table:formula="of:=[.D114]*[.$J$1]*[.D$747]" office:value-type="float" office:value="3.15718712799319" calcext:value-type="float">
            <text:p>3.157187128</text:p>
          </table:table-cell>
          <table:table-cell table:formula="of:=[.E114]*[.$J$1]*[.E$747]" office:value-type="float" office:value="4.39678822316013" calcext:value-type="float">
            <text:p>4.3967882232</text:p>
          </table:table-cell>
        </table:table-row>
        <table:table-row table:style-name="ro1">
          <table:table-cell office:value-type="string" calcext:value-type="string">
            <text:p>2008-01-05 17:00</text:p>
          </table:table-cell>
          <table:table-cell office:value-type="string" calcext:value-type="string">
            <text:p>100_223</text:p>
          </table:table-cell>
          <table:table-cell office:value-type="float" office:value="0.053441" calcext:value-type="float">
            <text:p>0.053441</text:p>
          </table:table-cell>
          <table:table-cell office:value-type="float" office:value="0.028765" calcext:value-type="float">
            <text:p>0.028765</text:p>
          </table:table-cell>
          <table:table-cell office:value-type="float" office:value="0.033582" calcext:value-type="float">
            <text:p>0.033582</text:p>
          </table:table-cell>
          <table:table-cell table:number-columns-repeated="5"/>
          <table:table-cell table:formula="of:=[.C115]*[.$J$1]*[.C$747]" office:value-type="float" office:value="5.43194738050269" calcext:value-type="float">
            <text:p>5.4319473805</text:p>
          </table:table-cell>
          <table:table-cell table:formula="of:=[.D115]*[.$J$1]*[.D$747]" office:value-type="float" office:value="2.85147061875488" calcext:value-type="float">
            <text:p>2.8514706188</text:p>
          </table:table-cell>
          <table:table-cell table:formula="of:=[.E115]*[.$J$1]*[.E$747]" office:value-type="float" office:value="3.3812618418559" calcext:value-type="float">
            <text:p>3.3812618419</text:p>
          </table:table-cell>
        </table:table-row>
        <table:table-row table:style-name="ro1">
          <table:table-cell office:value-type="string" calcext:value-type="string">
            <text:p>2008-01-05 18:00</text:p>
          </table:table-cell>
          <table:table-cell office:value-type="string" calcext:value-type="string">
            <text:p>100_223</text:p>
          </table:table-cell>
          <table:table-cell office:value-type="float" office:value="0.045387" calcext:value-type="float">
            <text:p>0.045387</text:p>
          </table:table-cell>
          <table:table-cell office:value-type="float" office:value="0.025079" calcext:value-type="float">
            <text:p>0.025079</text:p>
          </table:table-cell>
          <table:table-cell office:value-type="float" office:value="0.030365" calcext:value-type="float">
            <text:p>0.030365</text:p>
          </table:table-cell>
          <table:table-cell table:number-columns-repeated="5"/>
          <table:table-cell table:formula="of:=[.C116]*[.$J$1]*[.C$747]" office:value-type="float" office:value="4.6133080548432" calcext:value-type="float">
            <text:p>4.6133080548</text:p>
          </table:table-cell>
          <table:table-cell table:formula="of:=[.D116]*[.$J$1]*[.D$747]" office:value-type="float" office:value="2.48607792969768" calcext:value-type="float">
            <text:p>2.4860779297</text:p>
          </table:table-cell>
          <table:table-cell table:formula="of:=[.E116]*[.$J$1]*[.E$747]" office:value-type="float" office:value="3.05735262426164" calcext:value-type="float">
            <text:p>3.0573526243</text:p>
          </table:table-cell>
        </table:table-row>
        <table:table-row table:style-name="ro1">
          <table:table-cell office:value-type="string" calcext:value-type="string">
            <text:p>2008-01-05 19:00</text:p>
          </table:table-cell>
          <table:table-cell office:value-type="string" calcext:value-type="string">
            <text:p>100_223</text:p>
          </table:table-cell>
          <table:table-cell office:value-type="float" office:value="0.037917" calcext:value-type="float">
            <text:p>0.037917</text:p>
          </table:table-cell>
          <table:table-cell office:value-type="float" office:value="0.022478" calcext:value-type="float">
            <text:p>0.022478</text:p>
          </table:table-cell>
          <table:table-cell office:value-type="float" office:value="0.02838" calcext:value-type="float">
            <text:p>0.02838</text:p>
          </table:table-cell>
          <table:table-cell table:number-columns-repeated="5"/>
          <table:table-cell table:formula="of:=[.C117]*[.$J$1]*[.C$747]" office:value-type="float" office:value="3.85402872001872" calcext:value-type="float">
            <text:p>3.85402872</text:p>
          </table:table-cell>
          <table:table-cell table:formula="of:=[.D117]*[.$J$1]*[.D$747]" office:value-type="float" office:value="2.22824114612801" calcext:value-type="float">
            <text:p>2.2282411461</text:p>
          </table:table-cell>
          <table:table-cell table:formula="of:=[.E117]*[.$J$1]*[.E$747]" office:value-type="float" office:value="2.8574894607787" calcext:value-type="float">
            <text:p>2.8574894608</text:p>
          </table:table-cell>
        </table:table-row>
        <table:table-row table:style-name="ro1">
          <table:table-cell office:value-type="string" calcext:value-type="string">
            <text:p>2008-01-05 20:00</text:p>
          </table:table-cell>
          <table:table-cell office:value-type="string" calcext:value-type="string">
            <text:p>100_223</text:p>
          </table:table-cell>
          <table:table-cell office:value-type="float" office:value="0.034352" calcext:value-type="float">
            <text:p>0.034352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7951" calcext:value-type="float">
            <text:p>0.027951</text:p>
          </table:table-cell>
          <table:table-cell table:number-columns-repeated="5"/>
          <table:table-cell table:formula="of:=[.C118]*[.$J$1]*[.C$747]" office:value-type="float" office:value="3.49166850199338" calcext:value-type="float">
            <text:p>3.491668502</text:p>
          </table:table-cell>
          <table:table-cell table:formula="of:=[.D118]*[.$J$1]*[.D$747]" office:value-type="float" office:value="2.27691391073113" calcext:value-type="float">
            <text:p>2.2769139107</text:p>
          </table:table-cell>
          <table:table-cell table:formula="of:=[.E118]*[.$J$1]*[.E$747]" office:value-type="float" office:value="2.81429485265065" calcext:value-type="float">
            <text:p>2.8142948527</text:p>
          </table:table-cell>
        </table:table-row>
        <table:table-row table:style-name="ro1">
          <table:table-cell office:value-type="string" calcext:value-type="string">
            <text:p>2008-01-05 21:00</text:p>
          </table:table-cell>
          <table:table-cell office:value-type="string" calcext:value-type="string">
            <text:p>100_223</text:p>
          </table:table-cell>
          <table:table-cell office:value-type="float" office:value="0.032194" calcext:value-type="float">
            <text:p>0.032194</text:p>
          </table:table-cell>
          <table:table-cell office:value-type="float" office:value="0.021875" calcext:value-type="float">
            <text:p>0.021875</text:p>
          </table:table-cell>
          <table:table-cell office:value-type="float" office:value="0.027448" calcext:value-type="float">
            <text:p>0.027448</text:p>
          </table:table-cell>
          <table:table-cell table:number-columns-repeated="5"/>
          <table:table-cell table:formula="of:=[.C119]*[.$J$1]*[.C$747]" office:value-type="float" office:value="3.27232113859964" calcext:value-type="float">
            <text:p>3.2723211386</text:p>
          </table:table-cell>
          <table:table-cell table:formula="of:=[.D119]*[.$J$1]*[.D$747]" office:value-type="float" office:value="2.16846583644231" calcext:value-type="float">
            <text:p>2.1684658364</text:p>
          </table:table-cell>
          <table:table-cell table:formula="of:=[.E119]*[.$J$1]*[.E$747]" office:value-type="float" office:value="2.76364942633734" calcext:value-type="float">
            <text:p>2.7636494263</text:p>
          </table:table-cell>
        </table:table-row>
        <table:table-row table:style-name="ro1">
          <table:table-cell office:value-type="string" calcext:value-type="string">
            <text:p>2008-01-05 22:00</text:p>
          </table:table-cell>
          <table:table-cell office:value-type="string" calcext:value-type="string">
            <text:p>100_223</text:p>
          </table:table-cell>
          <table:table-cell office:value-type="float" office:value="0.027957" calcext:value-type="float">
            <text:p>0.027957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022641" calcext:value-type="float">
            <text:p>0.022641</text:p>
          </table:table-cell>
          <table:table-cell table:number-columns-repeated="5"/>
          <table:table-cell table:formula="of:=[.C120]*[.$J$1]*[.C$747]" office:value-type="float" office:value="2.84165627358608" calcext:value-type="float">
            <text:p>2.8416562736</text:p>
          </table:table-cell>
          <table:table-cell table:formula="of:=[.D120]*[.$J$1]*[.D$747]" office:value-type="float" office:value="2.1075009683549" calcext:value-type="float">
            <text:p>2.1075009684</text:p>
          </table:table-cell>
          <table:table-cell table:formula="of:=[.E120]*[.$J$1]*[.E$747]" office:value-type="float" office:value="2.27964830449227" calcext:value-type="float">
            <text:p>2.2796483045</text:p>
          </table:table-cell>
        </table:table-row>
        <table:table-row table:style-name="ro1">
          <table:table-cell office:value-type="string" calcext:value-type="string">
            <text:p>2008-01-05 23:00</text:p>
          </table:table-cell>
          <table:table-cell office:value-type="string" calcext:value-type="string">
            <text:p>100_223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0.019915" calcext:value-type="float">
            <text:p>0.019915</text:p>
          </table:table-cell>
          <table:table-cell table:number-columns-repeated="5"/>
          <table:table-cell table:formula="of:=[.C121]*[.$J$1]*[.C$747]" office:value-type="float" office:value="2.43538592535403" calcext:value-type="float">
            <text:p>2.4353859254</text:p>
          </table:table-cell>
          <table:table-cell table:formula="of:=[.D121]*[.$J$1]*[.D$747]" office:value-type="float" office:value="1.87692489815765" calcext:value-type="float">
            <text:p>1.8769248982</text:p>
          </table:table-cell>
          <table:table-cell table:formula="of:=[.E121]*[.$J$1]*[.E$747]" office:value-type="float" office:value="2.00517627242452" calcext:value-type="float">
            <text:p>2.0051762724</text:p>
          </table:table-cell>
        </table:table-row>
        <table:table-row table:style-name="ro1">
          <table:table-cell office:value-type="string" calcext:value-type="string">
            <text:p>2008-01-06 00:00</text:p>
          </table:table-cell>
          <table:table-cell office:value-type="string" calcext:value-type="string">
            <text:p>100_223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0.021411" calcext:value-type="float">
            <text:p>0.021411</text:p>
          </table:table-cell>
          <table:table-cell office:value-type="float" office:value="0.022918" calcext:value-type="float">
            <text:p>0.022918</text:p>
          </table:table-cell>
          <table:table-cell table:number-columns-repeated="5"/>
          <table:table-cell table:formula="of:=[.C122]*[.$J$1]*[.C$747]" office:value-type="float" office:value="1.97402462672373" calcext:value-type="float">
            <text:p>1.9740246267</text:p>
          </table:table-cell>
          <table:table-cell table:formula="of:=[.D122]*[.$J$1]*[.D$747]" office:value-type="float" office:value="2.12246957824303" calcext:value-type="float">
            <text:p>2.1224695782</text:p>
          </table:table-cell>
          <table:table-cell table:formula="of:=[.E122]*[.$J$1]*[.E$747]" office:value-type="float" office:value="2.30753852932087" calcext:value-type="float">
            <text:p>2.3075385293</text:p>
          </table:table-cell>
        </table:table-row>
        <table:table-row table:style-name="ro1">
          <table:table-cell office:value-type="string" calcext:value-type="string">
            <text:p>2008-01-06 01:00</text:p>
          </table:table-cell>
          <table:table-cell office:value-type="string" calcext:value-type="string">
            <text:p>100_223</text:p>
          </table:table-cell>
          <table:table-cell office:value-type="float" office:value="0.017105" calcext:value-type="float">
            <text:p>0.017105</text:p>
          </table:table-cell>
          <table:table-cell office:value-type="float" office:value="0.021854" calcext:value-type="float">
            <text:p>0.021854</text:p>
          </table:table-cell>
          <table:table-cell office:value-type="float" office:value="0.02071" calcext:value-type="float">
            <text:p>0.02071</text:p>
          </table:table-cell>
          <table:table-cell table:number-columns-repeated="5"/>
          <table:table-cell table:formula="of:=[.C123]*[.$J$1]*[.C$747]" office:value-type="float" office:value="1.73861753978216" calcext:value-type="float">
            <text:p>1.7386175398</text:p>
          </table:table-cell>
          <table:table-cell table:formula="of:=[.D123]*[.$J$1]*[.D$747]" office:value-type="float" office:value="2.16638410923933" calcext:value-type="float">
            <text:p>2.1663841092</text:p>
          </table:table-cell>
          <table:table-cell table:formula="of:=[.E123]*[.$J$1]*[.E$747]" office:value-type="float" office:value="2.08522222454993" calcext:value-type="float">
            <text:p>2.0852222245</text:p>
          </table:table-cell>
        </table:table-row>
        <table:table-row table:style-name="ro1">
          <table:table-cell office:value-type="string" calcext:value-type="string">
            <text:p>2008-01-06 02:00</text:p>
          </table:table-cell>
          <table:table-cell office:value-type="string" calcext:value-type="string">
            <text:p>100_22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9751" calcext:value-type="float">
            <text:p>0.019751</text:p>
          </table:table-cell>
          <table:table-cell office:value-type="float" office:value="0.019747" calcext:value-type="float">
            <text:p>0.019747</text:p>
          </table:table-cell>
          <table:table-cell table:number-columns-repeated="5"/>
          <table:table-cell table:formula="of:=[.C124]*[.$J$1]*[.C$747]" office:value-type="float" office:value="1.6059723547827" calcext:value-type="float">
            <text:p>1.6059723548</text:p>
          </table:table-cell>
          <table:table-cell table:formula="of:=[.D124]*[.$J$1]*[.D$747]" office:value-type="float" office:value="1.95791399934044" calcext:value-type="float">
            <text:p>1.9579139993</text:p>
          </table:table-cell>
          <table:table-cell table:formula="of:=[.E124]*[.$J$1]*[.E$747]" office:value-type="float" office:value="1.98826090140934" calcext:value-type="float">
            <text:p>1.9882609014</text:p>
          </table:table-cell>
        </table:table-row>
        <table:table-row table:style-name="ro1">
          <table:table-cell office:value-type="string" calcext:value-type="string">
            <text:p>2008-01-06 03:00</text:p>
          </table:table-cell>
          <table:table-cell office:value-type="string" calcext:value-type="string">
            <text:p>100_223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20911" calcext:value-type="float">
            <text:p>0.020911</text:p>
          </table:table-cell>
          <table:table-cell table:number-columns-repeated="5"/>
          <table:table-cell table:formula="of:=[.C125]*[.$J$1]*[.C$747]" office:value-type="float" office:value="1.44110607886767" calcext:value-type="float">
            <text:p>1.4411060789</text:p>
          </table:table-cell>
          <table:table-cell table:formula="of:=[.D125]*[.$J$1]*[.D$747]" office:value-type="float" office:value="2.1018505659468" calcext:value-type="float">
            <text:p>2.1018505659</text:p>
          </table:table-cell>
          <table:table-cell table:formula="of:=[.E125]*[.$J$1]*[.E$747]" office:value-type="float" office:value="2.1054602577288" calcext:value-type="float">
            <text:p>2.1054602577</text:p>
          </table:table-cell>
        </table:table-row>
        <table:table-row table:style-name="ro1">
          <table:table-cell office:value-type="string" calcext:value-type="string">
            <text:p>2008-01-06 04:00</text:p>
          </table:table-cell>
          <table:table-cell office:value-type="string" calcext:value-type="string">
            <text:p>100_223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20489" calcext:value-type="float">
            <text:p>0.020489</text:p>
          </table:table-cell>
          <table:table-cell table:number-columns-repeated="5"/>
          <table:table-cell table:formula="of:=[.C126]*[.$J$1]*[.C$747]" office:value-type="float" office:value="1.45492963837719" calcext:value-type="float">
            <text:p>1.4549296384</text:p>
          </table:table-cell>
          <table:table-cell table:formula="of:=[.D126]*[.$J$1]*[.D$747]" office:value-type="float" office:value="1.83638078263286" calcext:value-type="float">
            <text:p>1.8363807826</text:p>
          </table:table-cell>
          <table:table-cell table:formula="of:=[.E126]*[.$J$1]*[.E$747]" office:value-type="float" office:value="2.06297045672639" calcext:value-type="float">
            <text:p>2.0629704567</text:p>
          </table:table-cell>
        </table:table-row>
        <table:table-row table:style-name="ro1">
          <table:table-cell office:value-type="string" calcext:value-type="string">
            <text:p>2008-01-06 05:00</text:p>
          </table:table-cell>
          <table:table-cell office:value-type="string" calcext:value-type="string">
            <text:p>100_223</text:p>
          </table:table-cell>
          <table:table-cell office:value-type="float" office:value="0.015217" calcext:value-type="float">
            <text:p>0.015217</text:p>
          </table:table-cell>
          <table:table-cell office:value-type="float" office:value="0.02141" calcext:value-type="float">
            <text:p>0.02141</text:p>
          </table:table-cell>
          <table:table-cell office:value-type="float" office:value="0.020317" calcext:value-type="float">
            <text:p>0.020317</text:p>
          </table:table-cell>
          <table:table-cell table:number-columns-repeated="5"/>
          <table:table-cell table:formula="of:=[.C127]*[.$J$1]*[.C$747]" office:value-type="float" office:value="1.54671400776762" calcext:value-type="float">
            <text:p>1.5467140078</text:p>
          </table:table-cell>
          <table:table-cell table:formula="of:=[.D127]*[.$J$1]*[.D$747]" office:value-type="float" office:value="2.12237044837622" calcext:value-type="float">
            <text:p>2.1223704484</text:p>
          </table:table-cell>
          <table:table-cell table:formula="of:=[.E127]*[.$J$1]*[.E$747]" office:value-type="float" office:value="2.04565233878227" calcext:value-type="float">
            <text:p>2.0456523388</text:p>
          </table:table-cell>
        </table:table-row>
        <table:table-row table:style-name="ro1">
          <table:table-cell office:value-type="string" calcext:value-type="string">
            <text:p>2008-01-06 06:00</text:p>
          </table:table-cell>
          <table:table-cell office:value-type="string" calcext:value-type="string">
            <text:p>100_223</text:p>
          </table:table-cell>
          <table:table-cell office:value-type="float" office:value="0.016239" calcext:value-type="float">
            <text:p>0.016239</text:p>
          </table:table-cell>
          <table:table-cell office:value-type="float" office:value="0.025172" calcext:value-type="float">
            <text:p>0.025172</text:p>
          </table:table-cell>
          <table:table-cell office:value-type="float" office:value="0.021774" calcext:value-type="float">
            <text:p>0.021774</text:p>
          </table:table-cell>
          <table:table-cell table:number-columns-repeated="5"/>
          <table:table-cell table:formula="of:=[.C128]*[.$J$1]*[.C$747]" office:value-type="float" office:value="1.65059399172888" calcext:value-type="float">
            <text:p>1.6505939917</text:p>
          </table:table-cell>
          <table:table-cell table:formula="of:=[.D128]*[.$J$1]*[.D$747]" office:value-type="float" office:value="2.49529700731089" calcext:value-type="float">
            <text:p>2.4952970073</text:p>
          </table:table-cell>
          <table:table-cell table:formula="of:=[.E128]*[.$J$1]*[.E$747]" office:value-type="float" office:value="2.19235290764607" calcext:value-type="float">
            <text:p>2.1923529076</text:p>
          </table:table-cell>
        </table:table-row>
        <table:table-row table:style-name="ro1">
          <table:table-cell office:value-type="string" calcext:value-type="string">
            <text:p>2008-01-06 07:00</text:p>
          </table:table-cell>
          <table:table-cell office:value-type="string" calcext:value-type="string">
            <text:p>100_223</text:p>
          </table:table-cell>
          <table:table-cell office:value-type="float" office:value="0.020312" calcext:value-type="float">
            <text:p>0.020312</text:p>
          </table:table-cell>
          <table:table-cell office:value-type="float" office:value="0.020926" calcext:value-type="float">
            <text:p>0.020926</text:p>
          </table:table-cell>
          <table:table-cell office:value-type="float" office:value="0.023148" calcext:value-type="float">
            <text:p>0.023148</text:p>
          </table:table-cell>
          <table:table-cell table:number-columns-repeated="5"/>
          <table:table-cell table:formula="of:=[.C129]*[.$J$1]*[.C$747]" office:value-type="float" office:value="2.06458927027508" calcext:value-type="float">
            <text:p>2.0645892703</text:p>
          </table:table-cell>
          <table:table-cell table:formula="of:=[.D129]*[.$J$1]*[.D$747]" office:value-type="float" office:value="2.07439159284077" calcext:value-type="float">
            <text:p>2.0743915928</text:p>
          </table:table-cell>
          <table:table-cell table:formula="of:=[.E129]*[.$J$1]*[.E$747]" office:value-type="float" office:value="2.33069647773451" calcext:value-type="float">
            <text:p>2.3306964777</text:p>
          </table:table-cell>
        </table:table-row>
        <table:table-row table:style-name="ro1">
          <table:table-cell office:value-type="string" calcext:value-type="string">
            <text:p>2008-01-06 08:00</text:p>
          </table:table-cell>
          <table:table-cell office:value-type="string" calcext:value-type="string">
            <text:p>100_223</text:p>
          </table:table-cell>
          <table:table-cell office:value-type="float" office:value="0.023108" calcext:value-type="float">
            <text:p>0.023108</text:p>
          </table:table-cell>
          <table:table-cell office:value-type="float" office:value="0.025599" calcext:value-type="float">
            <text:p>0.025599</text:p>
          </table:table-cell>
          <table:table-cell office:value-type="float" office:value="0.023398" calcext:value-type="float">
            <text:p>0.023398</text:p>
          </table:table-cell>
          <table:table-cell table:number-columns-repeated="5"/>
          <table:table-cell table:formula="of:=[.C130]*[.$J$1]*[.C$747]" office:value-type="float" office:value="2.34878539077967" calcext:value-type="float">
            <text:p>2.3487853908</text:p>
          </table:table-cell>
          <table:table-cell table:formula="of:=[.D130]*[.$J$1]*[.D$747]" office:value-type="float" office:value="2.53762546043825" calcext:value-type="float">
            <text:p>2.5376254604</text:p>
          </table:table-cell>
          <table:table-cell table:formula="of:=[.E130]*[.$J$1]*[.E$747]" office:value-type="float" office:value="2.35586816079282" calcext:value-type="float">
            <text:p>2.3558681608</text:p>
          </table:table-cell>
        </table:table-row>
        <table:table-row table:style-name="ro1">
          <table:table-cell office:value-type="string" calcext:value-type="string">
            <text:p>2008-01-06 09:00</text:p>
          </table:table-cell>
          <table:table-cell office:value-type="string" calcext:value-type="string">
            <text:p>100_223</text:p>
          </table:table-cell>
          <table:table-cell office:value-type="float" office:value="0.031144" calcext:value-type="float">
            <text:p>0.031144</text:p>
          </table:table-cell>
          <table:table-cell office:value-type="float" office:value="0.027539" calcext:value-type="float">
            <text:p>0.027539</text:p>
          </table:table-cell>
          <table:table-cell office:value-type="float" office:value="0.027157" calcext:value-type="float">
            <text:p>0.027157</text:p>
          </table:table-cell>
          <table:table-cell table:number-columns-repeated="5"/>
          <table:table-cell table:formula="of:=[.C131]*[.$J$1]*[.C$747]" office:value-type="float" office:value="3.16559512768054" calcext:value-type="float">
            <text:p>3.1655951277</text:p>
          </table:table-cell>
          <table:table-cell table:formula="of:=[.D131]*[.$J$1]*[.D$747]" office:value-type="float" office:value="2.7299374020473" calcext:value-type="float">
            <text:p>2.729937402</text:p>
          </table:table-cell>
          <table:table-cell table:formula="of:=[.E131]*[.$J$1]*[.E$747]" office:value-type="float" office:value="2.73434958725748" calcext:value-type="float">
            <text:p>2.7343495873</text:p>
          </table:table-cell>
        </table:table-row>
        <table:table-row table:style-name="ro1">
          <table:table-cell office:value-type="string" calcext:value-type="string">
            <text:p>2008-01-06 10:00</text:p>
          </table:table-cell>
          <table:table-cell office:value-type="string" calcext:value-type="string">
            <text:p>100_223</text:p>
          </table:table-cell>
          <table:table-cell office:value-type="float" office:value="0.039788" calcext:value-type="float">
            <text:p>0.039788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028436" calcext:value-type="float">
            <text:p>0.028436</text:p>
          </table:table-cell>
          <table:table-cell table:number-columns-repeated="5"/>
          <table:table-cell table:formula="of:=[.C132]*[.$J$1]*[.C$747]" office:value-type="float" office:value="4.04420430709457" calcext:value-type="float">
            <text:p>4.0442043071</text:p>
          </table:table-cell>
          <table:table-cell table:formula="of:=[.D132]*[.$J$1]*[.D$747]" office:value-type="float" office:value="2.65459870327262" calcext:value-type="float">
            <text:p>2.6545987033</text:p>
          </table:table-cell>
          <table:table-cell table:formula="of:=[.E132]*[.$J$1]*[.E$747]" office:value-type="float" office:value="2.86312791778376" calcext:value-type="float">
            <text:p>2.8631279178</text:p>
          </table:table-cell>
        </table:table-row>
        <table:table-row table:style-name="ro1">
          <table:table-cell office:value-type="string" calcext:value-type="string">
            <text:p>2008-01-06 11:00</text:p>
          </table:table-cell>
          <table:table-cell office:value-type="string" calcext:value-type="string">
            <text:p>100_223</text:p>
          </table:table-cell>
          <table:table-cell office:value-type="float" office:value="0.042586" calcext:value-type="float">
            <text:p>0.042586</text:p>
          </table:table-cell>
          <table:table-cell office:value-type="float" office:value="0.036383" calcext:value-type="float">
            <text:p>0.036383</text:p>
          </table:table-cell>
          <table:table-cell office:value-type="float" office:value="0.031995" calcext:value-type="float">
            <text:p>0.031995</text:p>
          </table:table-cell>
          <table:table-cell table:number-columns-repeated="5"/>
          <table:table-cell table:formula="of:=[.C133]*[.$J$1]*[.C$747]" office:value-type="float" office:value="4.328603715239" calcext:value-type="float">
            <text:p>4.3286037152</text:p>
          </table:table-cell>
          <table:table-cell table:formula="of:=[.D133]*[.$J$1]*[.D$747]" office:value-type="float" office:value="3.60664194410425" calcext:value-type="float">
            <text:p>3.6066419441</text:p>
          </table:table-cell>
          <table:table-cell table:formula="of:=[.E133]*[.$J$1]*[.E$747]" office:value-type="float" office:value="3.22147199780178" calcext:value-type="float">
            <text:p>3.2214719978</text:p>
          </table:table-cell>
        </table:table-row>
        <table:table-row table:style-name="ro1">
          <table:table-cell office:value-type="string" calcext:value-type="string">
            <text:p>2008-01-06 12:00</text:p>
          </table:table-cell>
          <table:table-cell office:value-type="string" calcext:value-type="string">
            <text:p>100_223</text:p>
          </table:table-cell>
          <table:table-cell office:value-type="float" office:value="0.05184" calcext:value-type="float">
            <text:p>0.05184</text:p>
          </table:table-cell>
          <table:table-cell office:value-type="float" office:value="0.035993" calcext:value-type="float">
            <text:p>0.035993</text:p>
          </table:table-cell>
          <table:table-cell office:value-type="float" office:value="0.036211" calcext:value-type="float">
            <text:p>0.036211</text:p>
          </table:table-cell>
          <table:table-cell table:number-columns-repeated="5"/>
          <table:table-cell table:formula="of:=[.C134]*[.$J$1]*[.C$747]" office:value-type="float" office:value="5.26921562480604" calcext:value-type="float">
            <text:p>5.2692156248</text:p>
          </table:table-cell>
          <table:table-cell table:formula="of:=[.D134]*[.$J$1]*[.D$747]" office:value-type="float" office:value="3.56798129604882" calcext:value-type="float">
            <text:p>3.567981296</text:p>
          </table:table-cell>
          <table:table-cell table:formula="of:=[.E134]*[.$J$1]*[.E$747]" office:value-type="float" office:value="3.64596726089703" calcext:value-type="float">
            <text:p>3.6459672609</text:p>
          </table:table-cell>
        </table:table-row>
        <table:table-row table:style-name="ro1">
          <table:table-cell office:value-type="string" calcext:value-type="string">
            <text:p>2008-01-06 13:00</text:p>
          </table:table-cell>
          <table:table-cell office:value-type="string" calcext:value-type="string">
            <text:p>100_223</text:p>
          </table:table-cell>
          <table:table-cell office:value-type="float" office:value="0.055645" calcext:value-type="float">
            <text:p>0.055645</text:p>
          </table:table-cell>
          <table:table-cell office:value-type="float" office:value="0.031853" calcext:value-type="float">
            <text:p>0.031853</text:p>
          </table:table-cell>
          <table:table-cell office:value-type="float" office:value="0.034911" calcext:value-type="float">
            <text:p>0.034911</text:p>
          </table:table-cell>
          <table:table-cell table:number-columns-repeated="5"/>
          <table:table-cell table:formula="of:=[.C135]*[.$J$1]*[.C$747]" office:value-type="float" office:value="5.65597035961288" calcext:value-type="float">
            <text:p>5.6559703596</text:p>
          </table:table-cell>
          <table:table-cell table:formula="of:=[.D135]*[.$J$1]*[.D$747]" office:value-type="float" office:value="3.15758364746043" calcext:value-type="float">
            <text:p>3.1575836475</text:p>
          </table:table-cell>
          <table:table-cell table:formula="of:=[.E135]*[.$J$1]*[.E$747]" office:value-type="float" office:value="3.51507450899384" calcext:value-type="float">
            <text:p>3.515074509</text:p>
          </table:table-cell>
        </table:table-row>
        <table:table-row table:style-name="ro1">
          <table:table-cell office:value-type="string" calcext:value-type="string">
            <text:p>2008-01-06 14:00</text:p>
          </table:table-cell>
          <table:table-cell office:value-type="string" calcext:value-type="string">
            <text:p>100_223</text:p>
          </table:table-cell>
          <table:table-cell office:value-type="float" office:value="0.053911" calcext:value-type="float">
            <text:p>0.053911</text:p>
          </table:table-cell>
          <table:table-cell office:value-type="float" office:value="0.031933" calcext:value-type="float">
            <text:p>0.031933</text:p>
          </table:table-cell>
          <table:table-cell office:value-type="float" office:value="0.039538" calcext:value-type="float">
            <text:p>0.039538</text:p>
          </table:table-cell>
          <table:table-cell table:number-columns-repeated="5"/>
          <table:table-cell table:formula="of:=[.C136]*[.$J$1]*[.C$747]" office:value-type="float" office:value="5.47971997586648" calcext:value-type="float">
            <text:p>5.4797199759</text:p>
          </table:table-cell>
          <table:table-cell table:formula="of:=[.D136]*[.$J$1]*[.D$747]" office:value-type="float" office:value="3.16551403680513" calcext:value-type="float">
            <text:p>3.1655140368</text:p>
          </table:table-cell>
          <table:table-cell table:formula="of:=[.E136]*[.$J$1]*[.E$747]" office:value-type="float" office:value="3.98095201903694" calcext:value-type="float">
            <text:p>3.980952019</text:p>
          </table:table-cell>
        </table:table-row>
        <table:table-row table:style-name="ro1">
          <table:table-cell office:value-type="string" calcext:value-type="string">
            <text:p>2008-01-06 15:00</text:p>
          </table:table-cell>
          <table:table-cell office:value-type="string" calcext:value-type="string">
            <text:p>100_223</text:p>
          </table:table-cell>
          <table:table-cell office:value-type="float" office:value="0.056674" calcext:value-type="float">
            <text:p>0.056674</text:p>
          </table:table-cell>
          <table:table-cell office:value-type="float" office:value="0.031727" calcext:value-type="float">
            <text:p>0.031727</text:p>
          </table:table-cell>
          <table:table-cell office:value-type="float" office:value="0.034839" calcext:value-type="float">
            <text:p>0.034839</text:p>
          </table:table-cell>
          <table:table-cell table:number-columns-repeated="5"/>
          <table:table-cell table:formula="of:=[.C137]*[.$J$1]*[.C$747]" office:value-type="float" office:value="5.76056185031361" calcext:value-type="float">
            <text:p>5.7605618503</text:p>
          </table:table-cell>
          <table:table-cell table:formula="of:=[.D137]*[.$J$1]*[.D$747]" office:value-type="float" office:value="3.14509328424252" calcext:value-type="float">
            <text:p>3.1450932842</text:p>
          </table:table-cell>
          <table:table-cell table:formula="of:=[.E137]*[.$J$1]*[.E$747]" office:value-type="float" office:value="3.50782506427305" calcext:value-type="float">
            <text:p>3.5078250643</text:p>
          </table:table-cell>
        </table:table-row>
        <table:table-row table:style-name="ro1">
          <table:table-cell office:value-type="string" calcext:value-type="string">
            <text:p>2008-01-06 16:00</text:p>
          </table:table-cell>
          <table:table-cell office:value-type="string" calcext:value-type="string">
            <text:p>100_223</text:p>
          </table:table-cell>
          <table:table-cell office:value-type="float" office:value="0.053832" calcext:value-type="float">
            <text:p>0.053832</text:p>
          </table:table-cell>
          <table:table-cell office:value-type="float" office:value="0.036896" calcext:value-type="float">
            <text:p>0.036896</text:p>
          </table:table-cell>
          <table:table-cell office:value-type="float" office:value="0.039502" calcext:value-type="float">
            <text:p>0.039502</text:p>
          </table:table-cell>
          <table:table-cell table:number-columns-repeated="5"/>
          <table:table-cell table:formula="of:=[.C138]*[.$J$1]*[.C$747]" office:value-type="float" office:value="5.47169011409257" calcext:value-type="float">
            <text:p>5.4716901141</text:p>
          </table:table-cell>
          <table:table-cell table:formula="of:=[.D138]*[.$J$1]*[.D$747]" office:value-type="float" office:value="3.65749556577716" calcext:value-type="float">
            <text:p>3.6574955658</text:p>
          </table:table-cell>
          <table:table-cell table:formula="of:=[.E138]*[.$J$1]*[.E$747]" office:value-type="float" office:value="3.97732729667654" calcext:value-type="float">
            <text:p>3.9773272967</text:p>
          </table:table-cell>
        </table:table-row>
        <table:table-row table:style-name="ro1">
          <table:table-cell office:value-type="string" calcext:value-type="string">
            <text:p>2008-01-06 17:00</text:p>
          </table:table-cell>
          <table:table-cell office:value-type="string" calcext:value-type="string">
            <text:p>100_223</text:p>
          </table:table-cell>
          <table:table-cell office:value-type="float" office:value="0.048254" calcext:value-type="float">
            <text:p>0.048254</text:p>
          </table:table-cell>
          <table:table-cell office:value-type="float" office:value="0.037414" calcext:value-type="float">
            <text:p>0.037414</text:p>
          </table:table-cell>
          <table:table-cell office:value-type="float" office:value="0.043421" calcext:value-type="float">
            <text:p>0.043421</text:p>
          </table:table-cell>
          <table:table-cell table:number-columns-repeated="5"/>
          <table:table-cell table:formula="of:=[.C139]*[.$J$1]*[.C$747]" office:value-type="float" office:value="4.90472088656232" calcext:value-type="float">
            <text:p>4.9047208866</text:p>
          </table:table-cell>
          <table:table-cell table:formula="of:=[.D139]*[.$J$1]*[.D$747]" office:value-type="float" office:value="3.70884483678412" calcext:value-type="float">
            <text:p>3.7088448368</text:p>
          </table:table-cell>
          <table:table-cell table:formula="of:=[.E139]*[.$J$1]*[.E$747]" office:value-type="float" office:value="4.37191860029852" calcext:value-type="float">
            <text:p>4.3719186003</text:p>
          </table:table-cell>
        </table:table-row>
        <table:table-row table:style-name="ro1">
          <table:table-cell office:value-type="string" calcext:value-type="string">
            <text:p>2008-01-06 18:00</text:p>
          </table:table-cell>
          <table:table-cell office:value-type="string" calcext:value-type="string">
            <text:p>100_223</text:p>
          </table:table-cell>
          <table:table-cell office:value-type="float" office:value="0.041525" calcext:value-type="float">
            <text:p>0.041525</text:p>
          </table:table-cell>
          <table:table-cell office:value-type="float" office:value="0.028121" calcext:value-type="float">
            <text:p>0.028121</text:p>
          </table:table-cell>
          <table:table-cell office:value-type="float" office:value="0.033758" calcext:value-type="float">
            <text:p>0.033758</text:p>
          </table:table-cell>
          <table:table-cell table:number-columns-repeated="5"/>
          <table:table-cell table:formula="of:=[.C140]*[.$J$1]*[.C$747]" office:value-type="float" office:value="4.22075962230075" calcext:value-type="float">
            <text:p>4.2207596223</text:p>
          </table:table-cell>
          <table:table-cell table:formula="of:=[.D140]*[.$J$1]*[.D$747]" office:value-type="float" office:value="2.78763098453002" calcext:value-type="float">
            <text:p>2.7876309845</text:p>
          </table:table-cell>
          <table:table-cell table:formula="of:=[.E140]*[.$J$1]*[.E$747]" office:value-type="float" office:value="3.39898270672894" calcext:value-type="float">
            <text:p>3.3989827067</text:p>
          </table:table-cell>
        </table:table-row>
        <table:table-row table:style-name="ro1">
          <table:table-cell office:value-type="string" calcext:value-type="string">
            <text:p>2008-01-06 19:00</text:p>
          </table:table-cell>
          <table:table-cell office:value-type="string" calcext:value-type="string">
            <text:p>100_223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032046" calcext:value-type="float">
            <text:p>0.032046</text:p>
          </table:table-cell>
          <table:table-cell office:value-type="float" office:value="0.029528" calcext:value-type="float">
            <text:p>0.029528</text:p>
          </table:table-cell>
          <table:table-cell table:number-columns-repeated="5"/>
          <table:table-cell table:formula="of:=[.C141]*[.$J$1]*[.C$747]" office:value-type="float" office:value="3.43129207295915" calcext:value-type="float">
            <text:p>3.431292073</text:p>
          </table:table-cell>
          <table:table-cell table:formula="of:=[.D141]*[.$J$1]*[.D$747]" office:value-type="float" office:value="3.17671571175453" calcext:value-type="float">
            <text:p>3.1767157118</text:p>
          </table:table-cell>
          <table:table-cell table:formula="of:=[.E141]*[.$J$1]*[.E$747]" office:value-type="float" office:value="2.97307782938244" calcext:value-type="float">
            <text:p>2.9730778294</text:p>
          </table:table-cell>
        </table:table-row>
        <table:table-row table:style-name="ro1">
          <table:table-cell office:value-type="string" calcext:value-type="string">
            <text:p>2008-01-06 20:00</text:p>
          </table:table-cell>
          <table:table-cell office:value-type="string" calcext:value-type="string">
            <text:p>100_223</text:p>
          </table:table-cell>
          <table:table-cell office:value-type="float" office:value="0.030016" calcext:value-type="float">
            <text:p>0.030016</text:p>
          </table:table-cell>
          <table:table-cell office:value-type="float" office:value="0.024079" calcext:value-type="float">
            <text:p>0.024079</text:p>
          </table:table-cell>
          <table:table-cell office:value-type="float" office:value="0.025619" calcext:value-type="float">
            <text:p>0.025619</text:p>
          </table:table-cell>
          <table:table-cell table:number-columns-repeated="5"/>
          <table:table-cell table:formula="of:=[.C142]*[.$J$1]*[.C$747]" office:value-type="float" office:value="3.05094089880745" calcext:value-type="float">
            <text:p>3.0509408988</text:p>
          </table:table-cell>
          <table:table-cell table:formula="of:=[.D142]*[.$J$1]*[.D$747]" office:value-type="float" office:value="2.38694806288889" calcext:value-type="float">
            <text:p>2.3869480629</text:p>
          </table:table-cell>
          <table:table-cell table:formula="of:=[.E142]*[.$J$1]*[.E$747]" office:value-type="float" office:value="2.57949339308279" calcext:value-type="float">
            <text:p>2.5794933931</text:p>
          </table:table-cell>
        </table:table-row>
        <table:table-row table:style-name="ro1">
          <table:table-cell office:value-type="string" calcext:value-type="string">
            <text:p>2008-01-06 21:00</text:p>
          </table:table-cell>
          <table:table-cell office:value-type="string" calcext:value-type="string">
            <text:p>100_223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26555" calcext:value-type="float">
            <text:p>0.026555</text:p>
          </table:table-cell>
          <table:table-cell office:value-type="float" office:value="0.025733" calcext:value-type="float">
            <text:p>0.025733</text:p>
          </table:table-cell>
          <table:table-cell table:number-columns-repeated="5"/>
          <table:table-cell table:formula="of:=[.C143]*[.$J$1]*[.C$747]" office:value-type="float" office:value="2.73218587952906" calcext:value-type="float">
            <text:p>2.7321858795</text:p>
          </table:table-cell>
          <table:table-cell table:formula="of:=[.D143]*[.$J$1]*[.D$747]" office:value-type="float" office:value="2.63239361310745" calcext:value-type="float">
            <text:p>2.6323936131</text:p>
          </table:table-cell>
          <table:table-cell table:formula="of:=[.E143]*[.$J$1]*[.E$747]" office:value-type="float" office:value="2.59097168055738" calcext:value-type="float">
            <text:p>2.5909716806</text:p>
          </table:table-cell>
        </table:table-row>
        <table:table-row table:style-name="ro1">
          <table:table-cell office:value-type="string" calcext:value-type="string">
            <text:p>2008-01-06 22:00</text:p>
          </table:table-cell>
          <table:table-cell office:value-type="string" calcext:value-type="string">
            <text:p>100_223</text:p>
          </table:table-cell>
          <table:table-cell office:value-type="float" office:value="0.027042" calcext:value-type="float">
            <text:p>0.027042</text:p>
          </table:table-cell>
          <table:table-cell office:value-type="float" office:value="0.028458" calcext:value-type="float">
            <text:p>0.028458</text:p>
          </table:table-cell>
          <table:table-cell office:value-type="float" office:value="0.027501" calcext:value-type="float">
            <text:p>0.027501</text:p>
          </table:table-cell>
          <table:table-cell table:number-columns-repeated="5"/>
          <table:table-cell table:formula="of:=[.C144]*[.$J$1]*[.C$747]" office:value-type="float" office:value="2.74865217835658" calcext:value-type="float">
            <text:p>2.7486521784</text:p>
          </table:table-cell>
          <table:table-cell table:formula="of:=[.D144]*[.$J$1]*[.D$747]" office:value-type="float" office:value="2.82103774964458" calcext:value-type="float">
            <text:p>2.8210377496</text:p>
          </table:table-cell>
          <table:table-cell table:formula="of:=[.E144]*[.$J$1]*[.E$747]" office:value-type="float" office:value="2.7689858231457" calcext:value-type="float">
            <text:p>2.7689858231</text:p>
          </table:table-cell>
        </table:table-row>
        <table:table-row table:style-name="ro1">
          <table:table-cell office:value-type="string" calcext:value-type="string">
            <text:p>2008-01-06 23:00</text:p>
          </table:table-cell>
          <table:table-cell office:value-type="string" calcext:value-type="string">
            <text:p>100_223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24334" calcext:value-type="float">
            <text:p>0.024334</text:p>
          </table:table-cell>
          <table:table-cell office:value-type="float" office:value="0.025711" calcext:value-type="float">
            <text:p>0.025711</text:p>
          </table:table-cell>
          <table:table-cell table:number-columns-repeated="5"/>
          <table:table-cell table:formula="of:=[.C145]*[.$J$1]*[.C$747]" office:value-type="float" office:value="1.88020738093484" calcext:value-type="float">
            <text:p>1.8802073809</text:p>
          </table:table-cell>
          <table:table-cell table:formula="of:=[.D145]*[.$J$1]*[.D$747]" office:value-type="float" office:value="2.41222617892513" calcext:value-type="float">
            <text:p>2.4122261789</text:p>
          </table:table-cell>
          <table:table-cell table:formula="of:=[.E145]*[.$J$1]*[.E$747]" office:value-type="float" office:value="2.58875657244825" calcext:value-type="float">
            <text:p>2.5887565724</text:p>
          </table:table-cell>
        </table:table-row>
        <table:table-row table:style-name="ro1">
          <table:table-cell office:value-type="string" calcext:value-type="string">
            <text:p>2008-01-07 00:00</text:p>
          </table:table-cell>
          <table:table-cell office:value-type="string" calcext:value-type="string">
            <text:p>100_223</text:p>
          </table:table-cell>
          <table:table-cell office:value-type="float" office:value="0.016791" calcext:value-type="float">
            <text:p>0.016791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21396" calcext:value-type="float">
            <text:p>0.021396</text:p>
          </table:table-cell>
          <table:table-cell table:number-columns-repeated="5"/>
          <table:table-cell table:formula="of:=[.C146]*[.$J$1]*[.C$747]" office:value-type="float" office:value="1.70670138032635" calcext:value-type="float">
            <text:p>1.7067013803</text:p>
          </table:table-cell>
          <table:table-cell table:formula="of:=[.D146]*[.$J$1]*[.D$747]" office:value-type="float" office:value="2.20464823782752" calcext:value-type="float">
            <text:p>2.2046482378</text:p>
          </table:table-cell>
          <table:table-cell table:formula="of:=[.E146]*[.$J$1]*[.E$747]" office:value-type="float" office:value="2.15429332286191" calcext:value-type="float">
            <text:p>2.1542933229</text:p>
          </table:table-cell>
        </table:table-row>
        <table:table-row table:style-name="ro1">
          <table:table-cell office:value-type="string" calcext:value-type="string">
            <text:p>2008-01-07 01:00</text:p>
          </table:table-cell>
          <table:table-cell office:value-type="string" calcext:value-type="string">
            <text:p>100_223</text:p>
          </table:table-cell>
          <table:table-cell office:value-type="float" office:value="0.015311" calcext:value-type="float">
            <text:p>0.015311</text:p>
          </table:table-cell>
          <table:table-cell office:value-type="float" office:value="0.024167" calcext:value-type="float">
            <text:p>0.024167</text:p>
          </table:table-cell>
          <table:table-cell office:value-type="float" office:value="0.021789" calcext:value-type="float">
            <text:p>0.021789</text:p>
          </table:table-cell>
          <table:table-cell table:number-columns-repeated="5"/>
          <table:table-cell table:formula="of:=[.C147]*[.$J$1]*[.C$747]" office:value-type="float" office:value="1.55626852684038" calcext:value-type="float">
            <text:p>1.5562685268</text:p>
          </table:table-cell>
          <table:table-cell table:formula="of:=[.D147]*[.$J$1]*[.D$747]" office:value-type="float" office:value="2.39567149116806" calcext:value-type="float">
            <text:p>2.3956714912</text:p>
          </table:table-cell>
          <table:table-cell table:formula="of:=[.E147]*[.$J$1]*[.E$747]" office:value-type="float" office:value="2.19386320862957" calcext:value-type="float">
            <text:p>2.1938632086</text:p>
          </table:table-cell>
        </table:table-row>
        <table:table-row table:style-name="ro1">
          <table:table-cell office:value-type="string" calcext:value-type="string">
            <text:p>2008-01-07 02:00</text:p>
          </table:table-cell>
          <table:table-cell office:value-type="string" calcext:value-type="string">
            <text:p>100_223</text:p>
          </table:table-cell>
          <table:table-cell office:value-type="float" office:value="0.015644" calcext:value-type="float">
            <text:p>0.015644</text:p>
          </table:table-cell>
          <table:table-cell office:value-type="float" office:value="0.023295" calcext:value-type="float">
            <text:p>0.023295</text:p>
          </table:table-cell>
          <table:table-cell office:value-type="float" office:value="0.017933" calcext:value-type="float">
            <text:p>0.017933</text:p>
          </table:table-cell>
          <table:table-cell table:number-columns-repeated="5"/>
          <table:table-cell table:formula="of:=[.C148]*[.$J$1]*[.C$747]" office:value-type="float" office:value="1.59011591887472" calcext:value-type="float">
            <text:p>1.5901159189</text:p>
          </table:table-cell>
          <table:table-cell table:formula="of:=[.D148]*[.$J$1]*[.D$747]" office:value-type="float" office:value="2.30923024731079" calcext:value-type="float">
            <text:p>2.3092302473</text:p>
          </table:table-cell>
          <table:table-cell table:formula="of:=[.E148]*[.$J$1]*[.E$747]" office:value-type="float" office:value="1.80561516913828" calcext:value-type="float">
            <text:p>1.8056151691</text:p>
          </table:table-cell>
        </table:table-row>
        <table:table-row table:style-name="ro1">
          <table:table-cell office:value-type="string" calcext:value-type="string">
            <text:p>2008-01-07 03:00</text:p>
          </table:table-cell>
          <table:table-cell office:value-type="string" calcext:value-type="string">
            <text:p>100_223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349" calcext:value-type="float">
            <text:p>0.02349</text:p>
          </table:table-cell>
          <table:table-cell table:number-columns-repeated="5"/>
          <table:table-cell table:formula="of:=[.C149]*[.$J$1]*[.C$747]" office:value-type="float" office:value="1.63860002097797" calcext:value-type="float">
            <text:p>1.638600021</text:p>
          </table:table-cell>
          <table:table-cell table:formula="of:=[.D149]*[.$J$1]*[.D$747]" office:value-type="float" office:value="2.55160277165829" calcext:value-type="float">
            <text:p>2.5516027717</text:p>
          </table:table-cell>
          <table:table-cell table:formula="of:=[.E149]*[.$J$1]*[.E$747]" office:value-type="float" office:value="2.36513134015827" calcext:value-type="float">
            <text:p>2.3651313402</text:p>
          </table:table-cell>
        </table:table-row>
        <table:table-row table:style-name="ro1">
          <table:table-cell office:value-type="string" calcext:value-type="string">
            <text:p>2008-01-07 04:00</text:p>
          </table:table-cell>
          <table:table-cell office:value-type="string" calcext:value-type="string">
            <text:p>100_223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25504" calcext:value-type="float">
            <text:p>0.025504</text:p>
          </table:table-cell>
          <table:table-cell office:value-type="float" office:value="0.026455" calcext:value-type="float">
            <text:p>0.026455</text:p>
          </table:table-cell>
          <table:table-cell table:number-columns-repeated="5"/>
          <table:table-cell table:formula="of:=[.C150]*[.$J$1]*[.C$747]" office:value-type="float" office:value="2.01559694907222" calcext:value-type="float">
            <text:p>2.0155969491</text:p>
          </table:table-cell>
          <table:table-cell table:formula="of:=[.D150]*[.$J$1]*[.D$747]" office:value-type="float" office:value="2.52820812309141" calcext:value-type="float">
            <text:p>2.5282081231</text:p>
          </table:table-cell>
          <table:table-cell table:formula="of:=[.E150]*[.$J$1]*[.E$747]" office:value-type="float" office:value="2.66366750122976" calcext:value-type="float">
            <text:p>2.6636675012</text:p>
          </table:table-cell>
        </table:table-row>
        <table:table-row table:style-name="ro1">
          <table:table-cell office:value-type="string" calcext:value-type="string">
            <text:p>2008-01-07 05:00</text:p>
          </table:table-cell>
          <table:table-cell office:value-type="string" calcext:value-type="string">
            <text:p>100_223</text:p>
          </table:table-cell>
          <table:table-cell office:value-type="float" office:value="0.028971" calcext:value-type="float">
            <text:p>0.028971</text:p>
          </table:table-cell>
          <table:table-cell office:value-type="float" office:value="0.030722" calcext:value-type="float">
            <text:p>0.030722</text:p>
          </table:table-cell>
          <table:table-cell office:value-type="float" office:value="0.029259" calcext:value-type="float">
            <text:p>0.029259</text:p>
          </table:table-cell>
          <table:table-cell table:number-columns-repeated="5"/>
          <table:table-cell table:formula="of:=[.C151]*[.$J$1]*[.C$747]" office:value-type="float" office:value="2.94472310698796" calcext:value-type="float">
            <text:p>2.944723107</text:p>
          </table:table-cell>
          <table:table-cell table:formula="of:=[.D151]*[.$J$1]*[.D$747]" office:value-type="float" office:value="3.04546776809969" calcext:value-type="float">
            <text:p>3.0454677681</text:p>
          </table:table-cell>
          <table:table-cell table:formula="of:=[.E151]*[.$J$1]*[.E$747]" office:value-type="float" office:value="2.9459930984117" calcext:value-type="float">
            <text:p>2.9459930984</text:p>
          </table:table-cell>
        </table:table-row>
        <table:table-row table:style-name="ro1">
          <table:table-cell office:value-type="string" calcext:value-type="string">
            <text:p>2008-01-07 06:00</text:p>
          </table:table-cell>
          <table:table-cell office:value-type="string" calcext:value-type="string">
            <text:p>100_223</text:p>
          </table:table-cell>
          <table:table-cell office:value-type="float" office:value="0.042101" calcext:value-type="float">
            <text:p>0.04210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37138" calcext:value-type="float">
            <text:p>0.037138</text:p>
          </table:table-cell>
          <table:table-cell table:number-columns-repeated="5"/>
          <table:table-cell table:formula="of:=[.C152]*[.$J$1]*[.C$747]" office:value-type="float" office:value="4.27930646257637" calcext:value-type="float">
            <text:p>4.2793064626</text:p>
          </table:table-cell>
          <table:table-cell table:formula="of:=[.D152]*[.$J$1]*[.D$747]" office:value-type="float" office:value="3.17810352988985" calcext:value-type="float">
            <text:p>3.1781035299</text:p>
          </table:table-cell>
          <table:table-cell table:formula="of:=[.E152]*[.$J$1]*[.E$747]" office:value-type="float" office:value="3.73930386167722" calcext:value-type="float">
            <text:p>3.7393038617</text:p>
          </table:table-cell>
        </table:table-row>
        <table:table-row table:style-name="ro1">
          <table:table-cell office:value-type="string" calcext:value-type="string">
            <text:p>2008-01-07 07:00</text:p>
          </table:table-cell>
          <table:table-cell office:value-type="string" calcext:value-type="string">
            <text:p>100_223</text:p>
          </table:table-cell>
          <table:table-cell office:value-type="float" office:value="0.061896" calcext:value-type="float">
            <text:p>0.061896</text:p>
          </table:table-cell>
          <table:table-cell office:value-type="float" office:value="0.062025" calcext:value-type="float">
            <text:p>0.062025</text:p>
          </table:table-cell>
          <table:table-cell office:value-type="float" office:value="0.061063" calcext:value-type="float">
            <text:p>0.061063</text:p>
          </table:table-cell>
          <table:table-cell table:number-columns-repeated="5"/>
          <table:table-cell table:formula="of:=[.C153]*[.$J$1]*[.C$747]" office:value-type="float" office:value="6.29134587795128" calcext:value-type="float">
            <text:p>6.291345878</text:p>
          </table:table-cell>
          <table:table-cell table:formula="of:=[.D153]*[.$J$1]*[.D$747]" office:value-type="float" office:value="6.14852998881528" calcext:value-type="float">
            <text:p>6.1485299888</text:p>
          </table:table-cell>
          <table:table-cell table:formula="of:=[.E153]*[.$J$1]*[.E$747]" office:value-type="float" office:value="6.14823393035694" calcext:value-type="float">
            <text:p>6.1482339304</text:p>
          </table:table-cell>
        </table:table-row>
        <table:table-row table:style-name="ro1">
          <table:table-cell office:value-type="string" calcext:value-type="string">
            <text:p>2008-01-07 08:00</text:p>
          </table:table-cell>
          <table:table-cell office:value-type="string" calcext:value-type="string">
            <text:p>100_223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0.062229" calcext:value-type="float">
            <text:p>0.062229</text:p>
          </table:table-cell>
          <table:table-cell office:value-type="float" office:value="0.055665" calcext:value-type="float">
            <text:p>0.055665</text:p>
          </table:table-cell>
          <table:table-cell table:number-columns-repeated="5"/>
          <table:table-cell table:formula="of:=[.C154]*[.$J$1]*[.C$747]" office:value-type="float" office:value="6.21490972536922" calcext:value-type="float">
            <text:p>6.2149097254</text:p>
          </table:table-cell>
          <table:table-cell table:formula="of:=[.D154]*[.$J$1]*[.D$747]" office:value-type="float" office:value="6.16875248164427" calcext:value-type="float">
            <text:p>6.1687524816</text:p>
          </table:table-cell>
          <table:table-cell table:formula="of:=[.E154]*[.$J$1]*[.E$747]" office:value-type="float" office:value="5.60472694976203" calcext:value-type="float">
            <text:p>5.6047269498</text:p>
          </table:table-cell>
        </table:table-row>
        <table:table-row table:style-name="ro1">
          <table:table-cell office:value-type="string" calcext:value-type="string">
            <text:p>2008-01-07 09:00</text:p>
          </table:table-cell>
          <table:table-cell office:value-type="string" calcext:value-type="string">
            <text:p>100_223</text:p>
          </table:table-cell>
          <table:table-cell office:value-type="float" office:value="0.054105" calcext:value-type="float">
            <text:p>0.054105</text:p>
          </table:table-cell>
          <table:table-cell office:value-type="float" office:value="0.049227" calcext:value-type="float">
            <text:p>0.049227</text:p>
          </table:table-cell>
          <table:table-cell office:value-type="float" office:value="0.051591" calcext:value-type="float">
            <text:p>0.051591</text:p>
          </table:table-cell>
          <table:table-cell table:number-columns-repeated="5"/>
          <table:table-cell table:formula="of:=[.C155]*[.$J$1]*[.C$747]" office:value-type="float" office:value="5.49943887693153" calcext:value-type="float">
            <text:p>5.4994388769</text:p>
          </table:table-cell>
          <table:table-cell table:formula="of:=[.D155]*[.$J$1]*[.D$747]" office:value-type="float" office:value="4.87986595339637" calcext:value-type="float">
            <text:p>4.8798659534</text:p>
          </table:table-cell>
          <table:table-cell table:formula="of:=[.E155]*[.$J$1]*[.E$747]" office:value-type="float" office:value="5.19452920264391" calcext:value-type="float">
            <text:p>5.1945292026</text:p>
          </table:table-cell>
        </table:table-row>
        <table:table-row table:style-name="ro1">
          <table:table-cell office:value-type="string" calcext:value-type="string">
            <text:p>2008-01-07 10:00</text:p>
          </table:table-cell>
          <table:table-cell office:value-type="string" calcext:value-type="string">
            <text:p>100_223</text:p>
          </table:table-cell>
          <table:table-cell office:value-type="float" office:value="0.054727" calcext:value-type="float">
            <text:p>0.054727</text:p>
          </table:table-cell>
          <table:table-cell office:value-type="float" office:value="0.042086" calcext:value-type="float">
            <text:p>0.042086</text:p>
          </table:table-cell>
          <table:table-cell office:value-type="float" office:value="0.048453" calcext:value-type="float">
            <text:p>0.048453</text:p>
          </table:table-cell>
          <table:table-cell table:number-columns-repeated="5"/>
          <table:table-cell table:formula="of:=[.C156]*[.$J$1]*[.C$747]" office:value-type="float" office:value="5.56266133292361" calcext:value-type="float">
            <text:p>5.5626613329</text:p>
          </table:table-cell>
          <table:table-cell table:formula="of:=[.D156]*[.$J$1]*[.D$747]" office:value-type="float" office:value="4.17197957451479" calcext:value-type="float">
            <text:p>4.1719795745</text:p>
          </table:table-cell>
          <table:table-cell table:formula="of:=[.E156]*[.$J$1]*[.E$747]" office:value-type="float" office:value="4.87857423689607" calcext:value-type="float">
            <text:p>4.8785742369</text:p>
          </table:table-cell>
        </table:table-row>
        <table:table-row table:style-name="ro1">
          <table:table-cell office:value-type="string" calcext:value-type="string">
            <text:p>2008-01-07 11:00</text:p>
          </table:table-cell>
          <table:table-cell office:value-type="string" calcext:value-type="string">
            <text:p>100_223</text:p>
          </table:table-cell>
          <table:table-cell office:value-type="float" office:value="0.054883" calcext:value-type="float">
            <text:p>0.054883</text:p>
          </table:table-cell>
          <table:table-cell office:value-type="float" office:value="0.048288" calcext:value-type="float">
            <text:p>0.048288</text:p>
          </table:table-cell>
          <table:table-cell office:value-type="float" office:value="0.047126" calcext:value-type="float">
            <text:p>0.047126</text:p>
          </table:table-cell>
          <table:table-cell table:number-columns-repeated="5"/>
          <table:table-cell table:formula="of:=[.C157]*[.$J$1]*[.C$747]" office:value-type="float" office:value="5.57851776883159" calcext:value-type="float">
            <text:p>5.5785177688</text:p>
          </table:table-cell>
          <table:table-cell table:formula="of:=[.D157]*[.$J$1]*[.D$747]" office:value-type="float" office:value="4.78678300846291" calcext:value-type="float">
            <text:p>4.7867830085</text:p>
          </table:table-cell>
          <table:table-cell table:formula="of:=[.E157]*[.$J$1]*[.E$747]" office:value-type="float" office:value="4.74496294322259" calcext:value-type="float">
            <text:p>4.7449629432</text:p>
          </table:table-cell>
        </table:table-row>
        <table:table-row table:style-name="ro1">
          <table:table-cell office:value-type="string" calcext:value-type="string">
            <text:p>2008-01-07 12:00</text:p>
          </table:table-cell>
          <table:table-cell office:value-type="string" calcext:value-type="string">
            <text:p>100_223</text:p>
          </table:table-cell>
          <table:table-cell office:value-type="float" office:value="0.061425" calcext:value-type="float">
            <text:p>0.061425</text:p>
          </table:table-cell>
          <table:table-cell office:value-type="float" office:value="0.059821" calcext:value-type="float">
            <text:p>0.059821</text:p>
          </table:table-cell>
          <table:table-cell office:value-type="float" office:value="0.05712" calcext:value-type="float">
            <text:p>0.05712</text:p>
          </table:table-cell>
          <table:table-cell table:number-columns-repeated="5"/>
          <table:table-cell table:formula="of:=[.C158]*[.$J$1]*[.C$747]" office:value-type="float" office:value="6.24347163876757" calcext:value-type="float">
            <text:p>6.2434716388</text:p>
          </table:table-cell>
          <table:table-cell table:formula="of:=[.D158]*[.$J$1]*[.D$747]" office:value-type="float" office:value="5.93004776236871" calcext:value-type="float">
            <text:p>5.9300477624</text:p>
          </table:table-cell>
          <table:table-cell table:formula="of:=[.E158]*[.$J$1]*[.E$747]" office:value-type="float" office:value="5.75122614516136" calcext:value-type="float">
            <text:p>5.7512261452</text:p>
          </table:table-cell>
        </table:table-row>
        <table:table-row table:style-name="ro1">
          <table:table-cell office:value-type="string" calcext:value-type="string">
            <text:p>2008-01-07 13:00</text:p>
          </table:table-cell>
          <table:table-cell office:value-type="string" calcext:value-type="string">
            <text:p>100_223</text:p>
          </table:table-cell>
          <table:table-cell office:value-type="float" office:value="0.060439" calcext:value-type="float">
            <text:p>0.060439</text:p>
          </table:table-cell>
          <table:table-cell office:value-type="float" office:value="0.049162" calcext:value-type="float">
            <text:p>0.049162</text:p>
          </table:table-cell>
          <table:table-cell office:value-type="float" office:value="0.049625" calcext:value-type="float">
            <text:p>0.049625</text:p>
          </table:table-cell>
          <table:table-cell table:number-columns-repeated="5"/>
          <table:table-cell table:formula="of:=[.C159]*[.$J$1]*[.C$747]" office:value-type="float" office:value="6.14325083232354" calcext:value-type="float">
            <text:p>6.1432508323</text:p>
          </table:table-cell>
          <table:table-cell table:formula="of:=[.D159]*[.$J$1]*[.D$747]" office:value-type="float" office:value="4.8734225120538" calcext:value-type="float">
            <text:p>4.8734225121</text:p>
          </table:table-cell>
          <table:table-cell table:formula="of:=[.E159]*[.$J$1]*[.E$747]" office:value-type="float" office:value="4.9965790870734" calcext:value-type="float">
            <text:p>4.9965790871</text:p>
          </table:table-cell>
        </table:table-row>
        <table:table-row table:style-name="ro1">
          <table:table-cell office:value-type="string" calcext:value-type="string">
            <text:p>2008-01-07 14:00</text:p>
          </table:table-cell>
          <table:table-cell office:value-type="string" calcext:value-type="string">
            <text:p>100_223</text:p>
          </table:table-cell>
          <table:table-cell office:value-type="float" office:value="0.062174" calcext:value-type="float">
            <text:p>0.062174</text:p>
          </table:table-cell>
          <table:table-cell office:value-type="float" office:value="0.046499" calcext:value-type="float">
            <text:p>0.046499</text:p>
          </table:table-cell>
          <table:table-cell office:value-type="float" office:value="0.055541" calcext:value-type="float">
            <text:p>0.055541</text:p>
          </table:table-cell>
          <table:table-cell table:number-columns-repeated="5"/>
          <table:table-cell table:formula="of:=[.C160]*[.$J$1]*[.C$747]" office:value-type="float" office:value="6.31960285988986" calcext:value-type="float">
            <text:p>6.3196028599</text:p>
          </table:table-cell>
          <table:table-cell table:formula="of:=[.D160]*[.$J$1]*[.D$747]" office:value-type="float" office:value="4.60943967674199" calcext:value-type="float">
            <text:p>4.6094396767</text:p>
          </table:table-cell>
          <table:table-cell table:formula="of:=[.E160]*[.$J$1]*[.E$747]" office:value-type="float" office:value="5.59224179496511" calcext:value-type="float">
            <text:p>5.592241795</text:p>
          </table:table-cell>
        </table:table-row>
        <table:table-row table:style-name="ro1">
          <table:table-cell office:value-type="string" calcext:value-type="string">
            <text:p>2008-01-07 15:00</text:p>
          </table:table-cell>
          <table:table-cell office:value-type="string" calcext:value-type="string">
            <text:p>100_223</text:p>
          </table:table-cell>
          <table:table-cell office:value-type="float" office:value="0.069587" calcext:value-type="float">
            <text:p>0.069587</text:p>
          </table:table-cell>
          <table:table-cell office:value-type="float" office:value="0.061636" calcext:value-type="float">
            <text:p>0.061636</text:p>
          </table:table-cell>
          <table:table-cell office:value-type="float" office:value="0.062991" calcext:value-type="float">
            <text:p>0.062991</text:p>
          </table:table-cell>
          <table:table-cell table:number-columns-repeated="5"/>
          <table:table-cell table:formula="of:=[.C161]*[.$J$1]*[.C$747]" office:value-type="float" office:value="7.07308849697874" calcext:value-type="float">
            <text:p>7.073088497</text:p>
          </table:table-cell>
          <table:table-cell table:formula="of:=[.D161]*[.$J$1]*[.D$747]" office:value-type="float" office:value="6.10996847062666" calcext:value-type="float">
            <text:p>6.1099684706</text:p>
          </table:table-cell>
          <table:table-cell table:formula="of:=[.E161]*[.$J$1]*[.E$747]" office:value-type="float" office:value="6.34235795010258" calcext:value-type="float">
            <text:p>6.3423579501</text:p>
          </table:table-cell>
        </table:table-row>
        <table:table-row table:style-name="ro1">
          <table:table-cell office:value-type="string" calcext:value-type="string">
            <text:p>2008-01-07 16:00</text:p>
          </table:table-cell>
          <table:table-cell office:value-type="string" calcext:value-type="string">
            <text:p>100_223</text:p>
          </table:table-cell>
          <table:table-cell office:value-type="float" office:value="0.070779" calcext:value-type="float">
            <text:p>0.070779</text:p>
          </table:table-cell>
          <table:table-cell office:value-type="float" office:value="0.055184" calcext:value-type="float">
            <text:p>0.055184</text:p>
          </table:table-cell>
          <table:table-cell office:value-type="float" office:value="0.060446" calcext:value-type="float">
            <text:p>0.060446</text:p>
          </table:table-cell>
          <table:table-cell table:number-columns-repeated="5"/>
          <table:table-cell table:formula="of:=[.C162]*[.$J$1]*[.C$747]" office:value-type="float" office:value="7.1942479303269" calcext:value-type="float">
            <text:p>7.1942479303</text:p>
          </table:table-cell>
          <table:table-cell table:formula="of:=[.D162]*[.$J$1]*[.D$747]" office:value-type="float" office:value="5.47038256997634" calcext:value-type="float">
            <text:p>5.47038257</text:p>
          </table:table-cell>
          <table:table-cell table:formula="of:=[.E162]*[.$J$1]*[.E$747]" office:value-type="float" office:value="6.08611021656904" calcext:value-type="float">
            <text:p>6.0861102166</text:p>
          </table:table-cell>
        </table:table-row>
        <table:table-row table:style-name="ro1">
          <table:table-cell office:value-type="string" calcext:value-type="string">
            <text:p>2008-01-07 17:00</text:p>
          </table:table-cell>
          <table:table-cell office:value-type="string" calcext:value-type="string">
            <text:p>100_223</text:p>
          </table:table-cell>
          <table:table-cell office:value-type="float" office:value="0.072007" calcext:value-type="float">
            <text:p>0.072007</text:p>
          </table:table-cell>
          <table:table-cell office:value-type="float" office:value="0.069256" calcext:value-type="float">
            <text:p>0.069256</text:p>
          </table:table-cell>
          <table:table-cell office:value-type="float" office:value="0.073864" calcext:value-type="float">
            <text:p>0.073864</text:p>
          </table:table-cell>
          <table:table-cell table:number-columns-repeated="5"/>
          <table:table-cell table:formula="of:=[.C163]*[.$J$1]*[.C$747]" office:value-type="float" office:value="7.31906654119229" calcext:value-type="float">
            <text:p>7.3190665412</text:p>
          </table:table-cell>
          <table:table-cell table:formula="of:=[.D163]*[.$J$1]*[.D$747]" office:value-type="float" office:value="6.86533805570965" calcext:value-type="float">
            <text:p>6.8653380557</text:p>
          </table:table-cell>
          <table:table-cell table:formula="of:=[.E163]*[.$J$1]*[.E$747]" office:value-type="float" office:value="7.43712478967435" calcext:value-type="float">
            <text:p>7.4371247897</text:p>
          </table:table-cell>
        </table:table-row>
        <table:table-row table:style-name="ro1">
          <table:table-cell office:value-type="string" calcext:value-type="string">
            <text:p>2008-01-07 18:00</text:p>
          </table:table-cell>
          <table:table-cell office:value-type="string" calcext:value-type="string">
            <text:p>100_223</text:p>
          </table:table-cell>
          <table:table-cell office:value-type="float" office:value="0.057837" calcext:value-type="float">
            <text:p>0.057837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604" calcext:value-type="float">
            <text:p>0.042604</text:p>
          </table:table-cell>
          <table:table-cell table:number-columns-repeated="5"/>
          <table:table-cell table:formula="of:=[.C164]*[.$J$1]*[.C$747]" office:value-type="float" office:value="5.878773612884" calcext:value-type="float">
            <text:p>5.8787736129</text:p>
          </table:table-cell>
          <table:table-cell table:formula="of:=[.D164]*[.$J$1]*[.D$747]" office:value-type="float" office:value="3.91126802480767" calcext:value-type="float">
            <text:p>3.9112680248</text:p>
          </table:table-cell>
          <table:table-cell table:formula="of:=[.E164]*[.$J$1]*[.E$747]" office:value-type="float" office:value="4.28965754006398" calcext:value-type="float">
            <text:p>4.2896575401</text:p>
          </table:table-cell>
        </table:table-row>
        <table:table-row table:style-name="ro1">
          <table:table-cell office:value-type="string" calcext:value-type="string">
            <text:p>2008-01-07 19:00</text:p>
          </table:table-cell>
          <table:table-cell office:value-type="string" calcext:value-type="string">
            <text:p>100_223</text:p>
          </table:table-cell>
          <table:table-cell office:value-type="float" office:value="0.039569" calcext:value-type="float">
            <text:p>0.039569</text:p>
          </table:table-cell>
          <table:table-cell office:value-type="float" office:value="0.034402" calcext:value-type="float">
            <text:p>0.034402</text:p>
          </table:table-cell>
          <table:table-cell office:value-type="float" office:value="0.037552" calcext:value-type="float">
            <text:p>0.037552</text:p>
          </table:table-cell>
          <table:table-cell table:number-columns-repeated="5"/>
          <table:table-cell table:formula="of:=[.C165]*[.$J$1]*[.C$747]" office:value-type="float" office:value="4.02194431053144" calcext:value-type="float">
            <text:p>4.0219443105</text:p>
          </table:table-cell>
          <table:table-cell table:formula="of:=[.D165]*[.$J$1]*[.D$747]" office:value-type="float" office:value="3.41026567795604" calcext:value-type="float">
            <text:p>3.410265678</text:p>
          </table:table-cell>
          <table:table-cell table:formula="of:=[.E165]*[.$J$1]*[.E$747]" office:value-type="float" office:value="3.78098816882177" calcext:value-type="float">
            <text:p>3.7809881688</text:p>
          </table:table-cell>
        </table:table-row>
        <table:table-row table:style-name="ro1">
          <table:table-cell office:value-type="string" calcext:value-type="string">
            <text:p>2008-01-07 20:00</text:p>
          </table:table-cell>
          <table:table-cell office:value-type="string" calcext:value-type="string">
            <text:p>100_223</text:p>
          </table:table-cell>
          <table:table-cell office:value-type="float" office:value="0.034107" calcext:value-type="float">
            <text:p>0.034107</text:p>
          </table:table-cell>
          <table:table-cell office:value-type="float" office:value="0.044519" calcext:value-type="float">
            <text:p>0.044519</text:p>
          </table:table-cell>
          <table:table-cell office:value-type="float" office:value="0.03751" calcext:value-type="float">
            <text:p>0.03751</text:p>
          </table:table-cell>
          <table:table-cell table:number-columns-repeated="5"/>
          <table:table-cell table:formula="of:=[.C166]*[.$J$1]*[.C$747]" office:value-type="float" office:value="3.46676576611226" calcext:value-type="float">
            <text:p>3.4667657661</text:p>
          </table:table-cell>
          <table:table-cell table:formula="of:=[.D166]*[.$J$1]*[.D$747]" office:value-type="float" office:value="4.41316254046058" calcext:value-type="float">
            <text:p>4.4131625405</text:p>
          </table:table-cell>
          <table:table-cell table:formula="of:=[.E166]*[.$J$1]*[.E$747]" office:value-type="float" office:value="3.77675932606798" calcext:value-type="float">
            <text:p>3.7767593261</text:p>
          </table:table-cell>
        </table:table-row>
        <table:table-row table:style-name="ro1">
          <table:table-cell office:value-type="string" calcext:value-type="string">
            <text:p>2008-01-07 21:00</text:p>
          </table:table-cell>
          <table:table-cell office:value-type="string" calcext:value-type="string">
            <text:p>100_223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35372" calcext:value-type="float">
            <text:p>0.035372</text:p>
          </table:table-cell>
          <table:table-cell office:value-type="float" office:value="0.032707" calcext:value-type="float">
            <text:p>0.032707</text:p>
          </table:table-cell>
          <table:table-cell table:number-columns-repeated="5"/>
          <table:table-cell table:formula="of:=[.C167]*[.$J$1]*[.C$747]" office:value-type="float" office:value="2.86727051620666" calcext:value-type="float">
            <text:p>2.8672705162</text:p>
          </table:table-cell>
          <table:table-cell table:formula="of:=[.D167]*[.$J$1]*[.D$747]" office:value-type="float" office:value="3.50642164876057" calcext:value-type="float">
            <text:p>3.5064216488</text:p>
          </table:table-cell>
          <table:table-cell table:formula="of:=[.E167]*[.$J$1]*[.E$747]" office:value-type="float" office:value="3.29316095115183" calcext:value-type="float">
            <text:p>3.2931609512</text:p>
          </table:table-cell>
        </table:table-row>
        <table:table-row table:style-name="ro1">
          <table:table-cell office:value-type="string" calcext:value-type="string">
            <text:p>2008-01-07 22:00</text:p>
          </table:table-cell>
          <table:table-cell office:value-type="string" calcext:value-type="string">
            <text:p>100_223</text:p>
          </table:table-cell>
          <table:table-cell office:value-type="float" office:value="0.021983" calcext:value-type="float">
            <text:p>0.021983</text:p>
          </table:table-cell>
          <table:table-cell office:value-type="float" office:value="0.026327" calcext:value-type="float">
            <text:p>0.026327</text:p>
          </table:table-cell>
          <table:table-cell office:value-type="float" office:value="0.023898" calcext:value-type="float">
            <text:p>0.023898</text:p>
          </table:table-cell>
          <table:table-cell table:number-columns-repeated="5"/>
          <table:table-cell table:formula="of:=[.C168]*[.$J$1]*[.C$747]" office:value-type="float" office:value="2.23443609336634" calcext:value-type="float">
            <text:p>2.2344360934</text:p>
          </table:table-cell>
          <table:table-cell table:formula="of:=[.D168]*[.$J$1]*[.D$747]" office:value-type="float" office:value="2.60979200347505" calcext:value-type="float">
            <text:p>2.6097920035</text:p>
          </table:table-cell>
          <table:table-cell table:formula="of:=[.E168]*[.$J$1]*[.E$747]" office:value-type="float" office:value="2.40621152690942" calcext:value-type="float">
            <text:p>2.4062115269</text:p>
          </table:table-cell>
        </table:table-row>
        <table:table-row table:style-name="ro1">
          <table:table-cell office:value-type="string" calcext:value-type="string">
            <text:p>2008-01-07 23:00</text:p>
          </table:table-cell>
          <table:table-cell office:value-type="string" calcext:value-type="string">
            <text:p>100_223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31525" calcext:value-type="float">
            <text:p>0.031525</text:p>
          </table:table-cell>
          <table:table-cell office:value-type="float" office:value="0.02694" calcext:value-type="float">
            <text:p>0.02694</text:p>
          </table:table-cell>
          <table:table-cell table:number-columns-repeated="5"/>
          <table:table-cell table:formula="of:=[.C169]*[.$J$1]*[.C$747]" office:value-type="float" office:value="1.96294545035213" calcext:value-type="float">
            <text:p>1.9629454504</text:p>
          </table:table-cell>
          <table:table-cell table:formula="of:=[.D169]*[.$J$1]*[.D$747]" office:value-type="float" office:value="3.12506905114715" calcext:value-type="float">
            <text:p>3.1250690511</text:p>
          </table:table-cell>
          <table:table-cell table:formula="of:=[.E169]*[.$J$1]*[.E$747]" office:value-type="float" office:value="2.71250056636287" calcext:value-type="float">
            <text:p>2.7125005664</text:p>
          </table:table-cell>
        </table:table-row>
        <table:table-row table:style-name="ro1">
          <table:table-cell office:value-type="string" calcext:value-type="string">
            <text:p>2008-01-08 00:00</text:p>
          </table:table-cell>
          <table:table-cell office:value-type="string" calcext:value-type="string">
            <text:p>100_223</text:p>
          </table:table-cell>
          <table:table-cell office:value-type="float" office:value="0.017609" calcext:value-type="float">
            <text:p>0.017609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696" calcext:value-type="float">
            <text:p>0.02696</text:p>
          </table:table-cell>
          <table:table-cell table:number-columns-repeated="5"/>
          <table:table-cell table:formula="of:=[.C170]*[.$J$1]*[.C$747]" office:value-type="float" office:value="1.78984602502333" calcext:value-type="float">
            <text:p>1.789846025</text:p>
          </table:table-cell>
          <table:table-cell table:formula="of:=[.D170]*[.$J$1]*[.D$747]" office:value-type="float" office:value="2.80735782802497" calcext:value-type="float">
            <text:p>2.807357828</text:p>
          </table:table-cell>
          <table:table-cell table:formula="of:=[.E170]*[.$J$1]*[.E$747]" office:value-type="float" office:value="2.71451430100753" calcext:value-type="float">
            <text:p>2.714514301</text:p>
          </table:table-cell>
        </table:table-row>
        <table:table-row table:style-name="ro1">
          <table:table-cell office:value-type="string" calcext:value-type="string">
            <text:p>2008-01-08 01:00</text:p>
          </table:table-cell>
          <table:table-cell office:value-type="string" calcext:value-type="string">
            <text:p>100_223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30716" calcext:value-type="float">
            <text:p>0.030716</text:p>
          </table:table-cell>
          <table:table-cell office:value-type="float" office:value="0.02639" calcext:value-type="float">
            <text:p>0.02639</text:p>
          </table:table-cell>
          <table:table-cell table:number-columns-repeated="5"/>
          <table:table-cell table:formula="of:=[.C171]*[.$J$1]*[.C$747]" office:value-type="float" office:value="1.55179619876377" calcext:value-type="float">
            <text:p>1.5517961988</text:p>
          </table:table-cell>
          <table:table-cell table:formula="of:=[.D171]*[.$J$1]*[.D$747]" office:value-type="float" office:value="3.04487298889883" calcext:value-type="float">
            <text:p>3.0448729889</text:p>
          </table:table-cell>
          <table:table-cell table:formula="of:=[.E171]*[.$J$1]*[.E$747]" office:value-type="float" office:value="2.6571228636346" calcext:value-type="float">
            <text:p>2.6571228636</text:p>
          </table:table-cell>
        </table:table-row>
        <table:table-row table:style-name="ro1">
          <table:table-cell office:value-type="string" calcext:value-type="string">
            <text:p>2008-01-08 02:00</text:p>
          </table:table-cell>
          <table:table-cell office:value-type="string" calcext:value-type="string">
            <text:p>100_223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5804" calcext:value-type="float">
            <text:p>0.025804</text:p>
          </table:table-cell>
          <table:table-cell office:value-type="float" office:value="0.025028" calcext:value-type="float">
            <text:p>0.025028</text:p>
          </table:table-cell>
          <table:table-cell table:number-columns-repeated="5"/>
          <table:table-cell table:formula="of:=[.C172]*[.$J$1]*[.C$747]" office:value-type="float" office:value="1.56704277175221" calcext:value-type="float">
            <text:p>1.5670427718</text:p>
          </table:table-cell>
          <table:table-cell table:formula="of:=[.D172]*[.$J$1]*[.D$747]" office:value-type="float" office:value="2.55794708313405" calcext:value-type="float">
            <text:p>2.5579470831</text:p>
          </table:table-cell>
          <table:table-cell table:formula="of:=[.E172]*[.$J$1]*[.E$747]" office:value-type="float" office:value="2.51998753433296" calcext:value-type="float">
            <text:p>2.5199875343</text:p>
          </table:table-cell>
        </table:table-row>
        <table:table-row table:style-name="ro1">
          <table:table-cell office:value-type="string" calcext:value-type="string">
            <text:p>2008-01-08 03:00</text:p>
          </table:table-cell>
          <table:table-cell office:value-type="string" calcext:value-type="string">
            <text:p>100_223</text:p>
          </table:table-cell>
          <table:table-cell office:value-type="float" office:value="0.015363" calcext:value-type="float">
            <text:p>0.015363</text:p>
          </table:table-cell>
          <table:table-cell office:value-type="float" office:value="0.028662" calcext:value-type="float">
            <text:p>0.028662</text:p>
          </table:table-cell>
          <table:table-cell office:value-type="float" office:value="0.024901" calcext:value-type="float">
            <text:p>0.024901</text:p>
          </table:table-cell>
          <table:table-cell table:number-columns-repeated="5"/>
          <table:table-cell table:formula="of:=[.C173]*[.$J$1]*[.C$747]" office:value-type="float" office:value="1.56155400547637" calcext:value-type="float">
            <text:p>1.5615540055</text:p>
          </table:table-cell>
          <table:table-cell table:formula="of:=[.D173]*[.$J$1]*[.D$747]" office:value-type="float" office:value="2.84126024247358" calcext:value-type="float">
            <text:p>2.8412602425</text:p>
          </table:table-cell>
          <table:table-cell table:formula="of:=[.E173]*[.$J$1]*[.E$747]" office:value-type="float" office:value="2.50720031933934" calcext:value-type="float">
            <text:p>2.5072003193</text:p>
          </table:table-cell>
        </table:table-row>
        <table:table-row table:style-name="ro1">
          <table:table-cell office:value-type="string" calcext:value-type="string">
            <text:p>2008-01-08 04:00</text:p>
          </table:table-cell>
          <table:table-cell office:value-type="string" calcext:value-type="string">
            <text:p>100_223</text:p>
          </table:table-cell>
          <table:table-cell office:value-type="float" office:value="0.019549" calcext:value-type="float">
            <text:p>0.019549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25402" calcext:value-type="float">
            <text:p>0.025402</text:p>
          </table:table-cell>
          <table:table-cell table:number-columns-repeated="5"/>
          <table:table-cell table:formula="of:=[.C174]*[.$J$1]*[.C$747]" office:value-type="float" office:value="1.98703503567387" calcext:value-type="float">
            <text:p>1.9870350357</text:p>
          </table:table-cell>
          <table:table-cell table:formula="of:=[.D174]*[.$J$1]*[.D$747]" office:value-type="float" office:value="3.34821038133374" calcext:value-type="float">
            <text:p>3.3482103813</text:p>
          </table:table-cell>
          <table:table-cell table:formula="of:=[.E174]*[.$J$1]*[.E$747]" office:value-type="float" office:value="2.55764437218818" calcext:value-type="float">
            <text:p>2.5576443722</text:p>
          </table:table-cell>
        </table:table-row>
        <table:table-row table:style-name="ro1">
          <table:table-cell office:value-type="string" calcext:value-type="string">
            <text:p>2008-01-08 05:00</text:p>
          </table:table-cell>
          <table:table-cell office:value-type="string" calcext:value-type="string">
            <text:p>100_223</text:p>
          </table:table-cell>
          <table:table-cell office:value-type="float" office:value="0.028397" calcext:value-type="float">
            <text:p>0.028397</text:p>
          </table:table-cell>
          <table:table-cell office:value-type="float" office:value="0.035595" calcext:value-type="float">
            <text:p>0.035595</text:p>
          </table:table-cell>
          <table:table-cell office:value-type="float" office:value="0.03287" calcext:value-type="float">
            <text:p>0.03287</text:p>
          </table:table-cell>
          <table:table-cell table:number-columns-repeated="5"/>
          <table:table-cell table:formula="of:=[.C175]*[.$J$1]*[.C$747]" office:value-type="float" office:value="2.88637955435218" calcext:value-type="float">
            <text:p>2.8863795544</text:p>
          </table:table-cell>
          <table:table-cell table:formula="of:=[.D175]*[.$J$1]*[.D$747]" office:value-type="float" office:value="3.52852760905893" calcext:value-type="float">
            <text:p>3.5285276091</text:p>
          </table:table-cell>
          <table:table-cell table:formula="of:=[.E175]*[.$J$1]*[.E$747]" office:value-type="float" office:value="3.30957288850585" calcext:value-type="float">
            <text:p>3.3095728885</text:p>
          </table:table-cell>
        </table:table-row>
        <table:table-row table:style-name="ro1">
          <table:table-cell office:value-type="string" calcext:value-type="string">
            <text:p>2008-01-08 06:00</text:p>
          </table:table-cell>
          <table:table-cell office:value-type="string" calcext:value-type="string">
            <text:p>100_223</text:p>
          </table:table-cell>
          <table:table-cell office:value-type="float" office:value="0.038061" calcext:value-type="float">
            <text:p>0.038061</text:p>
          </table:table-cell>
          <table:table-cell office:value-type="float" office:value="0.036369" calcext:value-type="float">
            <text:p>0.036369</text:p>
          </table:table-cell>
          <table:table-cell office:value-type="float" office:value="0.036327" calcext:value-type="float">
            <text:p>0.036327</text:p>
          </table:table-cell>
          <table:table-cell table:number-columns-repeated="5"/>
          <table:table-cell table:formula="of:=[.C176]*[.$J$1]*[.C$747]" office:value-type="float" office:value="3.86866543008763" calcext:value-type="float">
            <text:p>3.8686654301</text:p>
          </table:table-cell>
          <table:table-cell table:formula="of:=[.D176]*[.$J$1]*[.D$747]" office:value-type="float" office:value="3.60525412596893" calcext:value-type="float">
            <text:p>3.605254126</text:p>
          </table:table-cell>
          <table:table-cell table:formula="of:=[.E176]*[.$J$1]*[.E$747]" office:value-type="float" office:value="3.65764692183608" calcext:value-type="float">
            <text:p>3.6576469218</text:p>
          </table:table-cell>
        </table:table-row>
        <table:table-row table:style-name="ro1">
          <table:table-cell office:value-type="string" calcext:value-type="string">
            <text:p>2008-01-08 07:00</text:p>
          </table:table-cell>
          <table:table-cell office:value-type="string" calcext:value-type="string">
            <text:p>100_223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8093" calcext:value-type="float">
            <text:p>0.068093</text:p>
          </table:table-cell>
          <table:table-cell office:value-type="float" office:value="0.061493" calcext:value-type="float">
            <text:p>0.061493</text:p>
          </table:table-cell>
          <table:table-cell table:number-columns-repeated="5"/>
          <table:table-cell table:formula="of:=[.C177]*[.$J$1]*[.C$747]" office:value-type="float" office:value="6.0071497574467" calcext:value-type="float">
            <text:p>6.0071497574</text:p>
          </table:table-cell>
          <table:table-cell table:formula="of:=[.D177]*[.$J$1]*[.D$747]" office:value-type="float" office:value="6.75005002061103" calcext:value-type="float">
            <text:p>6.7500500206</text:p>
          </table:table-cell>
          <table:table-cell table:formula="of:=[.E177]*[.$J$1]*[.E$747]" office:value-type="float" office:value="6.19152922521722" calcext:value-type="float">
            <text:p>6.1915292252</text:p>
          </table:table-cell>
        </table:table-row>
        <table:table-row table:style-name="ro1">
          <table:table-cell office:value-type="string" calcext:value-type="string">
            <text:p>2008-01-08 08:00</text:p>
          </table:table-cell>
          <table:table-cell office:value-type="string" calcext:value-type="string">
            <text:p>100_223</text:p>
          </table:table-cell>
          <table:table-cell office:value-type="float" office:value="0.055128" calcext:value-type="float">
            <text:p>0.055128</text:p>
          </table:table-cell>
          <table:table-cell office:value-type="float" office:value="0.085862" calcext:value-type="float">
            <text:p>0.085862</text:p>
          </table:table-cell>
          <table:table-cell office:value-type="float" office:value="0.072021" calcext:value-type="float">
            <text:p>0.072021</text:p>
          </table:table-cell>
          <table:table-cell table:number-columns-repeated="5"/>
          <table:table-cell table:formula="of:=[.C178]*[.$J$1]*[.C$747]" office:value-type="float" office:value="5.60342050471272" calcext:value-type="float">
            <text:p>5.6034205047</text:p>
          </table:table-cell>
          <table:table-cell table:formula="of:=[.D178]*[.$J$1]*[.D$747]" office:value-type="float" office:value="8.51148862393644" calcext:value-type="float">
            <text:p>8.5114886239</text:p>
          </table:table-cell>
          <table:table-cell table:formula="of:=[.E178]*[.$J$1]*[.E$747]" office:value-type="float" office:value="7.25155914216853" calcext:value-type="float">
            <text:p>7.2515591422</text:p>
          </table:table-cell>
        </table:table-row>
        <table:table-row table:style-name="ro1">
          <table:table-cell office:value-type="string" calcext:value-type="string">
            <text:p>2008-01-08 09:00</text:p>
          </table:table-cell>
          <table:table-cell office:value-type="string" calcext:value-type="string">
            <text:p>100_223</text:p>
          </table:table-cell>
          <table:table-cell office:value-type="float" office:value="0.050123" calcext:value-type="float">
            <text:p>0.050123</text:p>
          </table:table-cell>
          <table:table-cell office:value-type="float" office:value="0.047804" calcext:value-type="float">
            <text:p>0.047804</text:p>
          </table:table-cell>
          <table:table-cell office:value-type="float" office:value="0.045167" calcext:value-type="float">
            <text:p>0.045167</text:p>
          </table:table-cell>
          <table:table-cell table:number-columns-repeated="5"/>
          <table:table-cell table:formula="of:=[.C179]*[.$J$1]*[.C$747]" office:value-type="float" office:value="5.09469318599832" calcext:value-type="float">
            <text:p>5.094693186</text:p>
          </table:table-cell>
          <table:table-cell table:formula="of:=[.D179]*[.$J$1]*[.D$747]" office:value-type="float" office:value="4.73880415292746" calcext:value-type="float">
            <text:p>4.7388041529</text:p>
          </table:table-cell>
          <table:table-cell table:formula="of:=[.E179]*[.$J$1]*[.E$747]" office:value-type="float" office:value="4.54771763477772" calcext:value-type="float">
            <text:p>4.5477176348</text:p>
          </table:table-cell>
        </table:table-row>
        <table:table-row table:style-name="ro1">
          <table:table-cell office:value-type="string" calcext:value-type="string">
            <text:p>2008-01-08 10:00</text:p>
          </table:table-cell>
          <table:table-cell office:value-type="string" calcext:value-type="string">
            <text:p>100_223</text:p>
          </table:table-cell>
          <table:table-cell office:value-type="float" office:value="0.048938" calcext:value-type="float">
            <text:p>0.048938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54832" calcext:value-type="float">
            <text:p>0.054832</text:p>
          </table:table-cell>
          <table:table-cell table:number-columns-repeated="5"/>
          <table:table-cell table:formula="of:=[.C180]*[.$J$1]*[.C$747]" office:value-type="float" office:value="4.97424525938962" calcext:value-type="float">
            <text:p>4.9742452594</text:p>
          </table:table-cell>
          <table:table-cell table:formula="of:=[.D180]*[.$J$1]*[.D$747]" office:value-type="float" office:value="5.14682268471245" calcext:value-type="float">
            <text:p>5.1468226847</text:p>
          </table:table-cell>
          <table:table-cell table:formula="of:=[.E180]*[.$J$1]*[.E$747]" office:value-type="float" office:value="5.52085490181176" calcext:value-type="float">
            <text:p>5.5208549018</text:p>
          </table:table-cell>
        </table:table-row>
        <table:table-row table:style-name="ro1">
          <table:table-cell office:value-type="string" calcext:value-type="string">
            <text:p>2008-01-08 11:00</text:p>
          </table:table-cell>
          <table:table-cell office:value-type="string" calcext:value-type="string">
            <text:p>100_223</text:p>
          </table:table-cell>
          <table:table-cell office:value-type="float" office:value="0.050594" calcext:value-type="float">
            <text:p>0.050594</text:p>
          </table:table-cell>
          <table:table-cell office:value-type="float" office:value="0.058772" calcext:value-type="float">
            <text:p>0.058772</text:p>
          </table:table-cell>
          <table:table-cell office:value-type="float" office:value="0.052201" calcext:value-type="float">
            <text:p>0.052201</text:p>
          </table:table-cell>
          <table:table-cell table:number-columns-repeated="5"/>
          <table:table-cell table:formula="of:=[.C181]*[.$J$1]*[.C$747]" office:value-type="float" office:value="5.14256742518203" calcext:value-type="float">
            <text:p>5.1425674252</text:p>
          </table:table-cell>
          <table:table-cell table:formula="of:=[.D181]*[.$J$1]*[.D$747]" office:value-type="float" office:value="5.82606053208628" calcext:value-type="float">
            <text:p>5.8260605321</text:p>
          </table:table-cell>
          <table:table-cell table:formula="of:=[.E181]*[.$J$1]*[.E$747]" office:value-type="float" office:value="5.25594810930617" calcext:value-type="float">
            <text:p>5.2559481093</text:p>
          </table:table-cell>
        </table:table-row>
        <table:table-row table:style-name="ro1">
          <table:table-cell office:value-type="string" calcext:value-type="string">
            <text:p>2008-01-08 12:00</text:p>
          </table:table-cell>
          <table:table-cell office:value-type="string" calcext:value-type="string">
            <text:p>100_223</text:p>
          </table:table-cell>
          <table:table-cell office:value-type="float" office:value="0.052988" calcext:value-type="float">
            <text:p>0.052988</text:p>
          </table:table-cell>
          <table:table-cell office:value-type="float" office:value="0.049376" calcext:value-type="float">
            <text:p>0.049376</text:p>
          </table:table-cell>
          <table:table-cell office:value-type="float" office:value="0.04572" calcext:value-type="float">
            <text:p>0.04572</text:p>
          </table:table-cell>
          <table:table-cell table:number-columns-repeated="5"/>
          <table:table-cell table:formula="of:=[.C182]*[.$J$1]*[.C$747]" office:value-type="float" office:value="5.38590273007759" calcext:value-type="float">
            <text:p>5.3859027301</text:p>
          </table:table-cell>
          <table:table-cell table:formula="of:=[.D182]*[.$J$1]*[.D$747]" office:value-type="float" office:value="4.89463630355088" calcext:value-type="float">
            <text:p>4.8946363036</text:p>
          </table:table-cell>
          <table:table-cell table:formula="of:=[.E182]*[.$J$1]*[.E$747]" office:value-type="float" office:value="4.60339739770269" calcext:value-type="float">
            <text:p>4.6033973977</text:p>
          </table:table-cell>
        </table:table-row>
        <table:table-row table:style-name="ro1">
          <table:table-cell office:value-type="string" calcext:value-type="string">
            <text:p>2008-01-08 13:00</text:p>
          </table:table-cell>
          <table:table-cell office:value-type="string" calcext:value-type="string">
            <text:p>100_223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051102" calcext:value-type="float">
            <text:p>0.051102</text:p>
          </table:table-cell>
          <table:table-cell office:value-type="float" office:value="0.054593" calcext:value-type="float">
            <text:p>0.054593</text:p>
          </table:table-cell>
          <table:table-cell table:number-columns-repeated="5"/>
          <table:table-cell table:formula="of:=[.C183]*[.$J$1]*[.C$747]" office:value-type="float" office:value="5.3965753311695" calcext:value-type="float">
            <text:p>5.3965753312</text:p>
          </table:table-cell>
          <table:table-cell table:formula="of:=[.D183]*[.$J$1]*[.D$747]" office:value-type="float" office:value="5.06573445366285" calcext:value-type="float">
            <text:p>5.0657344537</text:p>
          </table:table-cell>
          <table:table-cell table:formula="of:=[.E183]*[.$J$1]*[.E$747]" office:value-type="float" office:value="5.49679077280802" calcext:value-type="float">
            <text:p>5.4967907728</text:p>
          </table:table-cell>
        </table:table-row>
        <table:table-row table:style-name="ro1">
          <table:table-cell office:value-type="string" calcext:value-type="string">
            <text:p>2008-01-08 14:00</text:p>
          </table:table-cell>
          <table:table-cell office:value-type="string" calcext:value-type="string">
            <text:p>100_223</text:p>
          </table:table-cell>
          <table:table-cell office:value-type="float" office:value="0.056231" calcext:value-type="float">
            <text:p>0.056231</text:p>
          </table:table-cell>
          <table:table-cell office:value-type="float" office:value="0.057684" calcext:value-type="float">
            <text:p>0.057684</text:p>
          </table:table-cell>
          <table:table-cell office:value-type="float" office:value="0.051135" calcext:value-type="float">
            <text:p>0.051135</text:p>
          </table:table-cell>
          <table:table-cell table:number-columns-repeated="5"/>
          <table:table-cell table:formula="of:=[.C184]*[.$J$1]*[.C$747]" office:value-type="float" office:value="5.71553363808774" calcext:value-type="float">
            <text:p>5.7155336381</text:p>
          </table:table-cell>
          <table:table-cell table:formula="of:=[.D184]*[.$J$1]*[.D$747]" office:value-type="float" office:value="5.71820723699832" calcext:value-type="float">
            <text:p>5.718207237</text:p>
          </table:table-cell>
          <table:table-cell table:formula="of:=[.E184]*[.$J$1]*[.E$747]" office:value-type="float" office:value="5.14861605274556" calcext:value-type="float">
            <text:p>5.1486160527</text:p>
          </table:table-cell>
        </table:table-row>
        <table:table-row table:style-name="ro1">
          <table:table-cell office:value-type="string" calcext:value-type="string">
            <text:p>2008-01-08 15:00</text:p>
          </table:table-cell>
          <table:table-cell office:value-type="string" calcext:value-type="string">
            <text:p>100_223</text:p>
          </table:table-cell>
          <table:table-cell office:value-type="float" office:value="0.059437" calcext:value-type="float">
            <text:p>0.059437</text:p>
          </table:table-cell>
          <table:table-cell office:value-type="float" office:value="0.063799" calcext:value-type="float">
            <text:p>0.063799</text:p>
          </table:table-cell>
          <table:table-cell office:value-type="float" office:value="0.064839" calcext:value-type="float">
            <text:p>0.064839</text:p>
          </table:table-cell>
          <table:table-cell table:number-columns-repeated="5"/>
          <table:table-cell table:formula="of:=[.C185]*[.$J$1]*[.C$747]" office:value-type="float" office:value="6.04140372476073" calcext:value-type="float">
            <text:p>6.0414037248</text:p>
          </table:table-cell>
          <table:table-cell table:formula="of:=[.D185]*[.$J$1]*[.D$747]" office:value-type="float" office:value="6.32438637253408" calcext:value-type="float">
            <text:p>6.3243863725</text:p>
          </table:table-cell>
          <table:table-cell table:formula="of:=[.E185]*[.$J$1]*[.E$747]" office:value-type="float" office:value="6.52842703126957" calcext:value-type="float">
            <text:p>6.5284270313</text:p>
          </table:table-cell>
        </table:table-row>
        <table:table-row table:style-name="ro1">
          <table:table-cell office:value-type="string" calcext:value-type="string">
            <text:p>2008-01-08 16:00</text:p>
          </table:table-cell>
          <table:table-cell office:value-type="string" calcext:value-type="string">
            <text:p>100_223</text:p>
          </table:table-cell>
          <table:table-cell office:value-type="float" office:value="0.062039" calcext:value-type="float">
            <text:p>0.062039</text:p>
          </table:table-cell>
          <table:table-cell office:value-type="float" office:value="0.055972" calcext:value-type="float">
            <text:p>0.055972</text:p>
          </table:table-cell>
          <table:table-cell office:value-type="float" office:value="0.058452" calcext:value-type="float">
            <text:p>0.058452</text:p>
          </table:table-cell>
          <table:table-cell table:number-columns-repeated="5"/>
          <table:table-cell table:formula="of:=[.C186]*[.$J$1]*[.C$747]" office:value-type="float" office:value="6.30588094420027" calcext:value-type="float">
            <text:p>6.3058809442</text:p>
          </table:table-cell>
          <table:table-cell table:formula="of:=[.D186]*[.$J$1]*[.D$747]" office:value-type="float" office:value="5.54849690502167" calcext:value-type="float">
            <text:p>5.548496905</text:p>
          </table:table-cell>
          <table:table-cell table:formula="of:=[.E186]*[.$J$1]*[.E$747]" office:value-type="float" office:value="5.88534087249601" calcext:value-type="float">
            <text:p>5.8853408725</text:p>
          </table:table-cell>
        </table:table-row>
        <table:table-row table:style-name="ro1">
          <table:table-cell office:value-type="string" calcext:value-type="string">
            <text:p>2008-01-08 17:00</text:p>
          </table:table-cell>
          <table:table-cell office:value-type="string" calcext:value-type="string">
            <text:p>100_223</text:p>
          </table:table-cell>
          <table:table-cell office:value-type="float" office:value="0.064603" calcext:value-type="float">
            <text:p>0.064603</text:p>
          </table:table-cell>
          <table:table-cell office:value-type="float" office:value="0.068726" calcext:value-type="float">
            <text:p>0.068726</text:p>
          </table:table-cell>
          <table:table-cell office:value-type="float" office:value="0.059655" calcext:value-type="float">
            <text:p>0.059655</text:p>
          </table:table-cell>
          <table:table-cell table:number-columns-repeated="5"/>
          <table:table-cell table:formula="of:=[.C187]*[.$J$1]*[.C$747]" office:value-type="float" office:value="6.56649569848272" calcext:value-type="float">
            <text:p>6.5664956985</text:p>
          </table:table-cell>
          <table:table-cell table:formula="of:=[.D187]*[.$J$1]*[.D$747]" office:value-type="float" office:value="6.81279922630099" calcext:value-type="float">
            <text:p>6.8127992263</text:p>
          </table:table-cell>
          <table:table-cell table:formula="of:=[.E187]*[.$J$1]*[.E$747]" office:value-type="float" office:value="6.00646701137257" calcext:value-type="float">
            <text:p>6.0064670114</text:p>
          </table:table-cell>
        </table:table-row>
        <table:table-row table:style-name="ro1">
          <table:table-cell office:value-type="string" calcext:value-type="string">
            <text:p>2008-01-08 18:00</text:p>
          </table:table-cell>
          <table:table-cell office:value-type="string" calcext:value-type="string">
            <text:p>100_223</text:p>
          </table:table-cell>
          <table:table-cell office:value-type="float" office:value="0.055102" calcext:value-type="float">
            <text:p>0.055102</text:p>
          </table:table-cell>
          <table:table-cell office:value-type="float" office:value="0.059054" calcext:value-type="float">
            <text:p>0.059054</text:p>
          </table:table-cell>
          <table:table-cell office:value-type="float" office:value="0.055858" calcext:value-type="float">
            <text:p>0.055858</text:p>
          </table:table-cell>
          <table:table-cell table:number-columns-repeated="5"/>
          <table:table-cell table:formula="of:=[.C188]*[.$J$1]*[.C$747]" office:value-type="float" office:value="5.60077776539472" calcext:value-type="float">
            <text:p>5.6007777654</text:p>
          </table:table-cell>
          <table:table-cell table:formula="of:=[.D188]*[.$J$1]*[.D$747]" office:value-type="float" office:value="5.85401515452636" calcext:value-type="float">
            <text:p>5.8540151545</text:p>
          </table:table-cell>
          <table:table-cell table:formula="of:=[.E188]*[.$J$1]*[.E$747]" office:value-type="float" office:value="5.62415948908304" calcext:value-type="float">
            <text:p>5.6241594891</text:p>
          </table:table-cell>
        </table:table-row>
        <table:table-row table:style-name="ro1">
          <table:table-cell office:value-type="string" calcext:value-type="string">
            <text:p>2008-01-08 19:00</text:p>
          </table:table-cell>
          <table:table-cell office:value-type="string" calcext:value-type="string">
            <text:p>100_223</text:p>
          </table:table-cell>
          <table:table-cell office:value-type="float" office:value="0.038802" calcext:value-type="float">
            <text:p>0.038802</text:p>
          </table:table-cell>
          <table:table-cell office:value-type="float" office:value="0.050362" calcext:value-type="float">
            <text:p>0.050362</text:p>
          </table:table-cell>
          <table:table-cell office:value-type="float" office:value="0.050091" calcext:value-type="float">
            <text:p>0.050091</text:p>
          </table:table-cell>
          <table:table-cell table:number-columns-repeated="5"/>
          <table:table-cell table:formula="of:=[.C189]*[.$J$1]*[.C$747]" office:value-type="float" office:value="3.94398350065054" calcext:value-type="float">
            <text:p>3.9439835007</text:p>
          </table:table-cell>
          <table:table-cell table:formula="of:=[.D189]*[.$J$1]*[.D$747]" office:value-type="float" office:value="4.99237835222435" calcext:value-type="float">
            <text:p>4.9923783522</text:p>
          </table:table-cell>
          <table:table-cell table:formula="of:=[.E189]*[.$J$1]*[.E$747]" office:value-type="float" office:value="5.04349910429408" calcext:value-type="float">
            <text:p>5.0434991043</text:p>
          </table:table-cell>
        </table:table-row>
        <table:table-row table:style-name="ro1">
          <table:table-cell office:value-type="string" calcext:value-type="string">
            <text:p>2008-01-08 20:00</text:p>
          </table:table-cell>
          <table:table-cell office:value-type="string" calcext:value-type="string">
            <text:p>100_223</text:p>
          </table:table-cell>
          <table:table-cell office:value-type="float" office:value="0.033685" calcext:value-type="float">
            <text:p>0.033685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.033185" calcext:value-type="float">
            <text:p>0.033185</text:p>
          </table:table-cell>
          <table:table-cell table:number-columns-repeated="5"/>
          <table:table-cell table:formula="of:=[.C190]*[.$J$1]*[.C$747]" office:value-type="float" office:value="3.42387207410477" calcext:value-type="float">
            <text:p>3.4238720741</text:p>
          </table:table-cell>
          <table:table-cell table:formula="of:=[.D190]*[.$J$1]*[.D$747]" office:value-type="float" office:value="3.83731714416831" calcext:value-type="float">
            <text:p>3.8373171442</text:p>
          </table:table-cell>
          <table:table-cell table:formula="of:=[.E190]*[.$J$1]*[.E$747]" office:value-type="float" office:value="3.34128920915931" calcext:value-type="float">
            <text:p>3.3412892092</text:p>
          </table:table-cell>
        </table:table-row>
        <table:table-row table:style-name="ro1">
          <table:table-cell office:value-type="string" calcext:value-type="string">
            <text:p>2008-01-08 21:00</text:p>
          </table:table-cell>
          <table:table-cell office:value-type="string" calcext:value-type="string">
            <text:p>100_223</text:p>
          </table:table-cell>
          <table:table-cell office:value-type="float" office:value="0.030656" calcext:value-type="float">
            <text:p>0.030656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31536" calcext:value-type="float">
            <text:p>0.031536</text:p>
          </table:table-cell>
          <table:table-cell table:number-columns-repeated="5"/>
          <table:table-cell table:formula="of:=[.C191]*[.$J$1]*[.C$747]" office:value-type="float" office:value="3.11599294355814" calcext:value-type="float">
            <text:p>3.1159929436</text:p>
          </table:table-cell>
          <table:table-cell table:formula="of:=[.D191]*[.$J$1]*[.D$747]" office:value-type="float" office:value="3.9297061800341" calcext:value-type="float">
            <text:p>3.92970618</text:p>
          </table:table-cell>
          <table:table-cell table:formula="of:=[.E191]*[.$J$1]*[.E$747]" office:value-type="float" office:value="3.17525678770674" calcext:value-type="float">
            <text:p>3.1752567877</text:p>
          </table:table-cell>
        </table:table-row>
        <table:table-row table:style-name="ro1">
          <table:table-cell office:value-type="string" calcext:value-type="string">
            <text:p>2008-01-08 22:00</text:p>
          </table:table-cell>
          <table:table-cell office:value-type="string" calcext:value-type="string">
            <text:p>100_223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35918" calcext:value-type="float">
            <text:p>0.035918</text:p>
          </table:table-cell>
          <table:table-cell office:value-type="float" office:value="0.030534" calcext:value-type="float">
            <text:p>0.030534</text:p>
          </table:table-cell>
          <table:table-cell table:number-columns-repeated="5"/>
          <table:table-cell table:formula="of:=[.C192]*[.$J$1]*[.C$747]" office:value-type="float" office:value="2.43223496693641" calcext:value-type="float">
            <text:p>2.4322349669</text:p>
          </table:table-cell>
          <table:table-cell table:formula="of:=[.D192]*[.$J$1]*[.D$747]" office:value-type="float" office:value="3.56054655603817" calcext:value-type="float">
            <text:p>3.560546556</text:p>
          </table:table-cell>
          <table:table-cell table:formula="of:=[.E192]*[.$J$1]*[.E$747]" office:value-type="float" office:value="3.07436868200905" calcext:value-type="float">
            <text:p>3.074368682</text:p>
          </table:table-cell>
        </table:table-row>
        <table:table-row table:style-name="ro1">
          <table:table-cell office:value-type="string" calcext:value-type="string">
            <text:p>2008-01-08 23:00</text:p>
          </table:table-cell>
          <table:table-cell office:value-type="string" calcext:value-type="string">
            <text:p>100_223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0.037075" calcext:value-type="float">
            <text:p>0.037075</text:p>
          </table:table-cell>
          <table:table-cell office:value-type="float" office:value="0.029475" calcext:value-type="float">
            <text:p>0.029475</text:p>
          </table:table-cell>
          <table:table-cell table:number-columns-repeated="5"/>
          <table:table-cell table:formula="of:=[.C193]*[.$J$1]*[.C$747]" office:value-type="float" office:value="1.9752443525628" calcext:value-type="float">
            <text:p>1.9752443526</text:p>
          </table:table-cell>
          <table:table-cell table:formula="of:=[.D193]*[.$J$1]*[.D$747]" office:value-type="float" office:value="3.67523981193594" calcext:value-type="float">
            <text:p>3.6752398119</text:p>
          </table:table-cell>
          <table:table-cell table:formula="of:=[.E193]*[.$J$1]*[.E$747]" office:value-type="float" office:value="2.96774143257408" calcext:value-type="float">
            <text:p>2.9677414326</text:p>
          </table:table-cell>
        </table:table-row>
        <table:table-row table:style-name="ro1">
          <table:table-cell office:value-type="string" calcext:value-type="string">
            <text:p>2008-01-09 00:00</text:p>
          </table:table-cell>
          <table:table-cell office:value-type="string" calcext:value-type="string">
            <text:p>100_223</text:p>
          </table:table-cell>
          <table:table-cell office:value-type="float" office:value="0.020164" calcext:value-type="float">
            <text:p>0.020164</text:p>
          </table:table-cell>
          <table:table-cell office:value-type="float" office:value="0.031724" calcext:value-type="float">
            <text:p>0.031724</text:p>
          </table:table-cell>
          <table:table-cell office:value-type="float" office:value="0.03017" calcext:value-type="float">
            <text:p>0.03017</text:p>
          </table:table-cell>
          <table:table-cell table:number-columns-repeated="5"/>
          <table:table-cell table:formula="of:=[.C194]*[.$J$1]*[.C$747]" office:value-type="float" office:value="2.04954598492648" calcext:value-type="float">
            <text:p>2.0495459849</text:p>
          </table:table-cell>
          <table:table-cell table:formula="of:=[.D194]*[.$J$1]*[.D$747]" office:value-type="float" office:value="3.1447958946421" calcext:value-type="float">
            <text:p>3.1447958946</text:p>
          </table:table-cell>
          <table:table-cell table:formula="of:=[.E194]*[.$J$1]*[.E$747]" office:value-type="float" office:value="3.03771871147616" calcext:value-type="float">
            <text:p>3.0377187115</text:p>
          </table:table-cell>
        </table:table-row>
        <table:table-row table:style-name="ro1">
          <table:table-cell office:value-type="string" calcext:value-type="string">
            <text:p>2008-01-09 01:00</text:p>
          </table:table-cell>
          <table:table-cell office:value-type="string" calcext:value-type="string">
            <text:p>100_223</text:p>
          </table:table-cell>
          <table:table-cell office:value-type="float" office:value="0.019012" calcext:value-type="float">
            <text:p>0.019012</text:p>
          </table:table-cell>
          <table:table-cell office:value-type="float" office:value="0.030822" calcext:value-type="float">
            <text:p>0.030822</text:p>
          </table:table-cell>
          <table:table-cell office:value-type="float" office:value="0.028421" calcext:value-type="float">
            <text:p>0.028421</text:p>
          </table:table-cell>
          <table:table-cell table:number-columns-repeated="5"/>
          <table:table-cell table:formula="of:=[.C195]*[.$J$1]*[.C$747]" office:value-type="float" office:value="1.93245230437524" calcext:value-type="float">
            <text:p>1.9324523044</text:p>
          </table:table-cell>
          <table:table-cell table:formula="of:=[.D195]*[.$J$1]*[.D$747]" office:value-type="float" office:value="3.05538075478057" calcext:value-type="float">
            <text:p>3.0553807548</text:p>
          </table:table-cell>
          <table:table-cell table:formula="of:=[.E195]*[.$J$1]*[.E$747]" office:value-type="float" office:value="2.86161761680026" calcext:value-type="float">
            <text:p>2.8616176168</text:p>
          </table:table-cell>
        </table:table-row>
        <table:table-row table:style-name="ro1">
          <table:table-cell office:value-type="string" calcext:value-type="string">
            <text:p>2008-01-09 02:00</text:p>
          </table:table-cell>
          <table:table-cell office:value-type="string" calcext:value-type="string">
            <text:p>100_223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956" calcext:value-type="float">
            <text:p>0.033956</text:p>
          </table:table-cell>
          <table:table-cell office:value-type="float" office:value="0.025987" calcext:value-type="float">
            <text:p>0.025987</text:p>
          </table:table-cell>
          <table:table-cell table:number-columns-repeated="5"/>
          <table:table-cell table:formula="of:=[.C196]*[.$J$1]*[.C$747]" office:value-type="float" office:value="1.97189010650535" calcext:value-type="float">
            <text:p>1.9718901065</text:p>
          </table:table-cell>
          <table:table-cell table:formula="of:=[.D196]*[.$J$1]*[.D$747]" office:value-type="float" office:value="3.36605375735932" calcext:value-type="float">
            <text:p>3.3660537574</text:p>
          </table:table-cell>
          <table:table-cell table:formula="of:=[.E196]*[.$J$1]*[.E$747]" office:value-type="float" office:value="2.61654611054461" calcext:value-type="float">
            <text:p>2.6165461105</text:p>
          </table:table-cell>
        </table:table-row>
        <table:table-row table:style-name="ro1">
          <table:table-cell office:value-type="string" calcext:value-type="string">
            <text:p>2008-01-09 03:00</text:p>
          </table:table-cell>
          <table:table-cell office:value-type="string" calcext:value-type="string">
            <text:p>100_223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1337" calcext:value-type="float">
            <text:p>0.031337</text:p>
          </table:table-cell>
          <table:table-cell office:value-type="float" office:value="0.027031" calcext:value-type="float">
            <text:p>0.027031</text:p>
          </table:table-cell>
          <table:table-cell table:number-columns-repeated="5"/>
          <table:table-cell table:formula="of:=[.C197]*[.$J$1]*[.C$747]" office:value-type="float" office:value="1.98002161209918" calcext:value-type="float">
            <text:p>1.9800216121</text:p>
          </table:table-cell>
          <table:table-cell table:formula="of:=[.D197]*[.$J$1]*[.D$747]" office:value-type="float" office:value="3.10643263618709" calcext:value-type="float">
            <text:p>3.1064326362</text:p>
          </table:table-cell>
          <table:table-cell table:formula="of:=[.E197]*[.$J$1]*[.E$747]" office:value-type="float" office:value="2.72166305899609" calcext:value-type="float">
            <text:p>2.721663059</text:p>
          </table:table-cell>
        </table:table-row>
        <table:table-row table:style-name="ro1">
          <table:table-cell office:value-type="string" calcext:value-type="string">
            <text:p>2008-01-09 04:00</text:p>
          </table:table-cell>
          <table:table-cell office:value-type="string" calcext:value-type="string">
            <text:p>100_223</text:p>
          </table:table-cell>
          <table:table-cell office:value-type="float" office:value="0.021557" calcext:value-type="float">
            <text:p>0.021557</text:p>
          </table:table-cell>
          <table:table-cell office:value-type="float" office:value="0.033644" calcext:value-type="float">
            <text:p>0.033644</text:p>
          </table:table-cell>
          <table:table-cell office:value-type="float" office:value="0.030966" calcext:value-type="float">
            <text:p>0.030966</text:p>
          </table:table-cell>
          <table:table-cell table:number-columns-repeated="5"/>
          <table:table-cell table:formula="of:=[.C198]*[.$J$1]*[.C$747]" office:value-type="float" office:value="2.19113582607916" calcext:value-type="float">
            <text:p>2.1911358261</text:p>
          </table:table-cell>
          <table:table-cell table:formula="of:=[.D198]*[.$J$1]*[.D$747]" office:value-type="float" office:value="3.33512523891497" calcext:value-type="float">
            <text:p>3.3351252389</text:p>
          </table:table-cell>
          <table:table-cell table:formula="of:=[.E198]*[.$J$1]*[.E$747]" office:value-type="float" office:value="3.1178653503338" calcext:value-type="float">
            <text:p>3.1178653503</text:p>
          </table:table-cell>
        </table:table-row>
        <table:table-row table:style-name="ro1">
          <table:table-cell office:value-type="string" calcext:value-type="string">
            <text:p>2008-01-09 05:00</text:p>
          </table:table-cell>
          <table:table-cell office:value-type="string" calcext:value-type="string">
            <text:p>100_223</text:p>
          </table:table-cell>
          <table:table-cell office:value-type="float" office:value="0.031589" calcext:value-type="float">
            <text:p>0.031589</text:p>
          </table:table-cell>
          <table:table-cell office:value-type="float" office:value="0.038445" calcext:value-type="float">
            <text:p>0.038445</text:p>
          </table:table-cell>
          <table:table-cell office:value-type="float" office:value="0.033812" calcext:value-type="float">
            <text:p>0.033812</text:p>
          </table:table-cell>
          <table:table-cell table:number-columns-repeated="5"/>
          <table:table-cell table:formula="of:=[.C199]*[.$J$1]*[.C$747]" office:value-type="float" office:value="3.21082662754626" calcext:value-type="float">
            <text:p>3.2108266275</text:p>
          </table:table-cell>
          <table:table-cell table:formula="of:=[.D199]*[.$J$1]*[.D$747]" office:value-type="float" office:value="3.81104772946398" calcext:value-type="float">
            <text:p>3.8110477295</text:p>
          </table:table-cell>
          <table:table-cell table:formula="of:=[.E199]*[.$J$1]*[.E$747]" office:value-type="float" office:value="3.40441979026954" calcext:value-type="float">
            <text:p>3.4044197903</text:p>
          </table:table-cell>
        </table:table-row>
        <table:table-row table:style-name="ro1">
          <table:table-cell office:value-type="string" calcext:value-type="string">
            <text:p>2008-01-09 06:00</text:p>
          </table:table-cell>
          <table:table-cell office:value-type="string" calcext:value-type="string">
            <text:p>100_223</text:p>
          </table:table-cell>
          <table:table-cell office:value-type="float" office:value="0.042093" calcext:value-type="float">
            <text:p>0.04209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0.049289" calcext:value-type="float">
            <text:p>0.049289</text:p>
          </table:table-cell>
          <table:table-cell table:number-columns-repeated="5"/>
          <table:table-cell table:formula="of:=[.C200]*[.$J$1]*[.C$747]" office:value-type="float" office:value="4.27849331201699" calcext:value-type="float">
            <text:p>4.278493312</text:p>
          </table:table-cell>
          <table:table-cell table:formula="of:=[.D200]*[.$J$1]*[.D$747]" office:value-type="float" office:value="4.44894842237856" calcext:value-type="float">
            <text:p>4.4489484224</text:p>
          </table:table-cell>
          <table:table-cell table:formula="of:=[.E200]*[.$J$1]*[.E$747]" office:value-type="float" office:value="4.96274834504304" calcext:value-type="float">
            <text:p>4.962748345</text:p>
          </table:table-cell>
        </table:table-row>
        <table:table-row table:style-name="ro1">
          <table:table-cell office:value-type="string" calcext:value-type="string">
            <text:p>2008-01-09 07:00</text:p>
          </table:table-cell>
          <table:table-cell office:value-type="string" calcext:value-type="string">
            <text:p>100_223</text:p>
          </table:table-cell>
          <table:table-cell office:value-type="float" office:value="0.063951" calcext:value-type="float">
            <text:p>0.063951</text:p>
          </table:table-cell>
          <table:table-cell office:value-type="float" office:value="0.079434" calcext:value-type="float">
            <text:p>0.079434</text:p>
          </table:table-cell>
          <table:table-cell office:value-type="float" office:value="0.067453" calcext:value-type="float">
            <text:p>0.067453</text:p>
          </table:table-cell>
          <table:table-cell table:number-columns-repeated="5"/>
          <table:table-cell table:formula="of:=[.C201]*[.$J$1]*[.C$747]" office:value-type="float" office:value="6.50022392789296" calcext:value-type="float">
            <text:p>6.5002239279</text:p>
          </table:table-cell>
          <table:table-cell table:formula="of:=[.D201]*[.$J$1]*[.D$747]" office:value-type="float" office:value="7.87428184008953" calcext:value-type="float">
            <text:p>7.8742818401</text:p>
          </table:table-cell>
          <table:table-cell table:formula="of:=[.E201]*[.$J$1]*[.E$747]" office:value-type="float" office:value="6.7916221493272" calcext:value-type="float">
            <text:p>6.7916221493</text:p>
          </table:table-cell>
        </table:table-row>
        <table:table-row table:style-name="ro1">
          <table:table-cell office:value-type="string" calcext:value-type="string">
            <text:p>2008-01-09 08:00</text:p>
          </table:table-cell>
          <table:table-cell office:value-type="string" calcext:value-type="string">
            <text:p>100_223</text:p>
          </table:table-cell>
          <table:table-cell office:value-type="float" office:value="0.062763" calcext:value-type="float">
            <text:p>0.06276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62515" calcext:value-type="float">
            <text:p>0.062515</text:p>
          </table:table-cell>
          <table:table-cell table:number-columns-repeated="5"/>
          <table:table-cell table:formula="of:=[.C202]*[.$J$1]*[.C$747]" office:value-type="float" office:value="6.37947106982449" calcext:value-type="float">
            <text:p>6.3794710698</text:p>
          </table:table-cell>
          <table:table-cell table:formula="of:=[.D202]*[.$J$1]*[.D$747]" office:value-type="float" office:value="7.22656729036089" calcext:value-type="float">
            <text:p>7.2265672904</text:p>
          </table:table-cell>
          <table:table-cell table:formula="of:=[.E202]*[.$J$1]*[.E$747]" office:value-type="float" office:value="6.29443106555957" calcext:value-type="float">
            <text:p>6.2944310656</text:p>
          </table:table-cell>
        </table:table-row>
        <table:table-row table:style-name="ro1">
          <table:table-cell office:value-type="string" calcext:value-type="string">
            <text:p>2008-01-09 09:00</text:p>
          </table:table-cell>
          <table:table-cell office:value-type="string" calcext:value-type="string">
            <text:p>100_223</text:p>
          </table:table-cell>
          <table:table-cell office:value-type="float" office:value="0.053528" calcext:value-type="float">
            <text:p>0.053528</text:p>
          </table:table-cell>
          <table:table-cell office:value-type="float" office:value="0.055448" calcext:value-type="float">
            <text:p>0.055448</text:p>
          </table:table-cell>
          <table:table-cell office:value-type="float" office:value="0.055859" calcext:value-type="float">
            <text:p>0.055859</text:p>
          </table:table-cell>
          <table:table-cell table:number-columns-repeated="5"/>
          <table:table-cell table:formula="of:=[.C203]*[.$J$1]*[.C$747]" office:value-type="float" office:value="5.44079039283599" calcext:value-type="float">
            <text:p>5.4407903928</text:p>
          </table:table-cell>
          <table:table-cell table:formula="of:=[.D203]*[.$J$1]*[.D$747]" office:value-type="float" office:value="5.49655285481386" calcext:value-type="float">
            <text:p>5.4965528548</text:p>
          </table:table-cell>
          <table:table-cell table:formula="of:=[.E203]*[.$J$1]*[.E$747]" office:value-type="float" office:value="5.62426017581528" calcext:value-type="float">
            <text:p>5.6242601758</text:p>
          </table:table-cell>
        </table:table-row>
        <table:table-row table:style-name="ro1">
          <table:table-cell office:value-type="string" calcext:value-type="string">
            <text:p>2008-01-09 10:00</text:p>
          </table:table-cell>
          <table:table-cell office:value-type="string" calcext:value-type="string">
            <text:p>100_223</text:p>
          </table:table-cell>
          <table:table-cell office:value-type="float" office:value="0.054023" calcext:value-type="float">
            <text:p>0.054023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0.054335" calcext:value-type="float">
            <text:p>0.054335</text:p>
          </table:table-cell>
          <table:table-cell table:number-columns-repeated="5"/>
          <table:table-cell table:formula="of:=[.C204]*[.$J$1]*[.C$747]" office:value-type="float" office:value="5.49110408369785" calcext:value-type="float">
            <text:p>5.4911040837</text:p>
          </table:table-cell>
          <table:table-cell table:formula="of:=[.D204]*[.$J$1]*[.D$747]" office:value-type="float" office:value="5.68410656281609" calcext:value-type="float">
            <text:p>5.6841065628</text:p>
          </table:table-cell>
          <table:table-cell table:formula="of:=[.E204]*[.$J$1]*[.E$747]" office:value-type="float" office:value="5.47081359589185" calcext:value-type="float">
            <text:p>5.4708135959</text:p>
          </table:table-cell>
        </table:table-row>
        <table:table-row table:style-name="ro1">
          <table:table-cell office:value-type="string" calcext:value-type="string">
            <text:p>2008-01-09 11:00</text:p>
          </table:table-cell>
          <table:table-cell office:value-type="string" calcext:value-type="string">
            <text:p>100_223</text:p>
          </table:table-cell>
          <table:table-cell office:value-type="float" office:value="0.052447" calcext:value-type="float">
            <text:p>0.052447</text:p>
          </table:table-cell>
          <table:table-cell office:value-type="float" office:value="0.059215" calcext:value-type="float">
            <text:p>0.059215</text:p>
          </table:table-cell>
          <table:table-cell office:value-type="float" office:value="0.055851" calcext:value-type="float">
            <text:p>0.055851</text:p>
          </table:table-cell>
          <table:table-cell table:number-columns-repeated="5"/>
          <table:table-cell table:formula="of:=[.C205]*[.$J$1]*[.C$747]" office:value-type="float" office:value="5.33091342349927" calcext:value-type="float">
            <text:p>5.3309134235</text:p>
          </table:table-cell>
          <table:table-cell table:formula="of:=[.D205]*[.$J$1]*[.D$747]" office:value-type="float" office:value="5.86997506308258" calcext:value-type="float">
            <text:p>5.8699750631</text:p>
          </table:table-cell>
          <table:table-cell table:formula="of:=[.E205]*[.$J$1]*[.E$747]" office:value-type="float" office:value="5.62345468195741" calcext:value-type="float">
            <text:p>5.623454682</text:p>
          </table:table-cell>
        </table:table-row>
        <table:table-row table:style-name="ro1">
          <table:table-cell office:value-type="string" calcext:value-type="string">
            <text:p>2008-01-09 12:00</text:p>
          </table:table-cell>
          <table:table-cell office:value-type="string" calcext:value-type="string">
            <text:p>100_223</text:p>
          </table:table-cell>
          <table:table-cell office:value-type="float" office:value="0.059365" calcext:value-type="float">
            <text:p>0.059365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57383" calcext:value-type="float">
            <text:p>0.057383</text:p>
          </table:table-cell>
          <table:table-cell table:number-columns-repeated="5"/>
          <table:table-cell table:formula="of:=[.C206]*[.$J$1]*[.C$747]" office:value-type="float" office:value="6.03408536972628" calcext:value-type="float">
            <text:p>6.0340853697</text:p>
          </table:table-cell>
          <table:table-cell table:formula="of:=[.D206]*[.$J$1]*[.D$747]" office:value-type="float" office:value="6.48507588663113" calcext:value-type="float">
            <text:p>6.4850758866</text:p>
          </table:table-cell>
          <table:table-cell table:formula="of:=[.E206]*[.$J$1]*[.E$747]" office:value-type="float" office:value="5.7777067557387" calcext:value-type="float">
            <text:p>5.7777067557</text:p>
          </table:table-cell>
        </table:table-row>
        <table:table-row table:style-name="ro1">
          <table:table-cell office:value-type="string" calcext:value-type="string">
            <text:p>2008-01-09 13:00</text:p>
          </table:table-cell>
          <table:table-cell office:value-type="string" calcext:value-type="string">
            <text:p>100_223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53237" calcext:value-type="float">
            <text:p>0.053237</text:p>
          </table:table-cell>
          <table:table-cell office:value-type="float" office:value="0.063688" calcext:value-type="float">
            <text:p>0.063688</text:p>
          </table:table-cell>
          <table:table-cell table:number-columns-repeated="5"/>
          <table:table-cell table:formula="of:=[.C207]*[.$J$1]*[.C$747]" office:value-type="float" office:value="6.03662646522436" calcext:value-type="float">
            <text:p>6.0366264652</text:p>
          </table:table-cell>
          <table:table-cell table:formula="of:=[.D207]*[.$J$1]*[.D$747]" office:value-type="float" office:value="5.27737671929962" calcext:value-type="float">
            <text:p>5.2773767193</text:p>
          </table:table-cell>
          <table:table-cell table:formula="of:=[.E207]*[.$J$1]*[.E$747]" office:value-type="float" office:value="6.41253660246913" calcext:value-type="float">
            <text:p>6.4125366025</text:p>
          </table:table-cell>
        </table:table-row>
        <table:table-row table:style-name="ro1">
          <table:table-cell office:value-type="string" calcext:value-type="string">
            <text:p>2008-01-09 14:00</text:p>
          </table:table-cell>
          <table:table-cell office:value-type="string" calcext:value-type="string">
            <text:p>100_223</text:p>
          </table:table-cell>
          <table:table-cell office:value-type="float" office:value="0.062589" calcext:value-type="float">
            <text:p>0.062589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68715" calcext:value-type="float">
            <text:p>0.068715</text:p>
          </table:table-cell>
          <table:table-cell table:number-columns-repeated="5"/>
          <table:table-cell table:formula="of:=[.C208]*[.$J$1]*[.C$747]" office:value-type="float" office:value="6.36178504515789" calcext:value-type="float">
            <text:p>6.3617850452</text:p>
          </table:table-cell>
          <table:table-cell table:formula="of:=[.D208]*[.$J$1]*[.D$747]" office:value-type="float" office:value="7.25928014640779" calcext:value-type="float">
            <text:p>7.2592801464</text:p>
          </table:table-cell>
          <table:table-cell table:formula="of:=[.E208]*[.$J$1]*[.E$747]" office:value-type="float" office:value="6.91868880540552" calcext:value-type="float">
            <text:p>6.9186888054</text:p>
          </table:table-cell>
        </table:table-row>
        <table:table-row table:style-name="ro1">
          <table:table-cell office:value-type="string" calcext:value-type="string">
            <text:p>2008-01-09 15:00</text:p>
          </table:table-cell>
          <table:table-cell office:value-type="string" calcext:value-type="string">
            <text:p>100_223</text:p>
          </table:table-cell>
          <table:table-cell office:value-type="float" office:value="0.067631" calcext:value-type="float">
            <text:p>0.067631</text:p>
          </table:table-cell>
          <table:table-cell office:value-type="float" office:value="0.073892" calcext:value-type="float">
            <text:p>0.073892</text:p>
          </table:table-cell>
          <table:table-cell office:value-type="float" office:value="0.065682" calcext:value-type="float">
            <text:p>0.065682</text:p>
          </table:table-cell>
          <table:table-cell table:number-columns-repeated="5"/>
          <table:table-cell table:formula="of:=[.C209]*[.$J$1]*[.C$747]" office:value-type="float" office:value="6.87427318520944" calcext:value-type="float">
            <text:p>6.8742731852</text:p>
          </table:table-cell>
          <table:table-cell table:formula="of:=[.D209]*[.$J$1]*[.D$747]" office:value-type="float" office:value="7.32490411823521" calcext:value-type="float">
            <text:p>7.3249041182</text:p>
          </table:table-cell>
          <table:table-cell table:formula="of:=[.E209]*[.$J$1]*[.E$747]" office:value-type="float" office:value="6.61330594654217" calcext:value-type="float">
            <text:p>6.6133059465</text:p>
          </table:table-cell>
        </table:table-row>
        <table:table-row table:style-name="ro1">
          <table:table-cell office:value-type="string" calcext:value-type="string">
            <text:p>2008-01-09 16:00</text:p>
          </table:table-cell>
          <table:table-cell office:value-type="string" calcext:value-type="string">
            <text:p>100_223</text:p>
          </table:table-cell>
          <table:table-cell office:value-type="float" office:value="0.07136" calcext:value-type="float">
            <text:p>0.07136</text:p>
          </table:table-cell>
          <table:table-cell office:value-type="float" office:value="0.071131" calcext:value-type="float">
            <text:p>0.071131</text:p>
          </table:table-cell>
          <table:table-cell office:value-type="float" office:value="0.066564" calcext:value-type="float">
            <text:p>0.066564</text:p>
          </table:table-cell>
          <table:table-cell table:number-columns-repeated="5"/>
          <table:table-cell table:formula="of:=[.C210]*[.$J$1]*[.C$747]" office:value-type="float" office:value="7.25330298970214" calcext:value-type="float">
            <text:p>7.2533029897</text:p>
          </table:table-cell>
          <table:table-cell table:formula="of:=[.D210]*[.$J$1]*[.D$747]" office:value-type="float" office:value="7.05120655597614" calcext:value-type="float">
            <text:p>7.051206556</text:p>
          </table:table-cell>
          <table:table-cell table:formula="of:=[.E210]*[.$J$1]*[.E$747]" office:value-type="float" office:value="6.70211164437187" calcext:value-type="float">
            <text:p>6.7021116444</text:p>
          </table:table-cell>
        </table:table-row>
        <table:table-row table:style-name="ro1">
          <table:table-cell office:value-type="string" calcext:value-type="string">
            <text:p>2008-01-09 17:00</text:p>
          </table:table-cell>
          <table:table-cell office:value-type="string" calcext:value-type="string">
            <text:p>100_223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60986" calcext:value-type="float">
            <text:p>0.060986</text:p>
          </table:table-cell>
          <table:table-cell office:value-type="float" office:value="0.06499" calcext:value-type="float">
            <text:p>0.06499</text:p>
          </table:table-cell>
          <table:table-cell table:number-columns-repeated="5"/>
          <table:table-cell table:formula="of:=[.C211]*[.$J$1]*[.C$747]" office:value-type="float" office:value="7.13763232262981" calcext:value-type="float">
            <text:p>7.1376323226</text:p>
          </table:table-cell>
          <table:table-cell table:formula="of:=[.D211]*[.$J$1]*[.D$747]" office:value-type="float" office:value="6.04553405720095" calcext:value-type="float">
            <text:p>6.0455340572</text:p>
          </table:table-cell>
          <table:table-cell table:formula="of:=[.E211]*[.$J$1]*[.E$747]" office:value-type="float" office:value="6.54363072783678" calcext:value-type="float">
            <text:p>6.5436307278</text:p>
          </table:table-cell>
        </table:table-row>
        <table:table-row table:style-name="ro1">
          <table:table-cell office:value-type="string" calcext:value-type="string">
            <text:p>2008-01-09 18:00</text:p>
          </table:table-cell>
          <table:table-cell office:value-type="string" calcext:value-type="string">
            <text:p>100_223</text:p>
          </table:table-cell>
          <table:table-cell office:value-type="float" office:value="0.058698" calcext:value-type="float">
            <text:p>0.058698</text:p>
          </table:table-cell>
          <table:table-cell office:value-type="float" office:value="0.053811" calcext:value-type="float">
            <text:p>0.053811</text:p>
          </table:table-cell>
          <table:table-cell office:value-type="float" office:value="0.053701" calcext:value-type="float">
            <text:p>0.053701</text:p>
          </table:table-cell>
          <table:table-cell table:number-columns-repeated="5"/>
          <table:table-cell table:formula="of:=[.C212]*[.$J$1]*[.C$747]" office:value-type="float" office:value="5.96628894183767" calcext:value-type="float">
            <text:p>5.9662889418</text:p>
          </table:table-cell>
          <table:table-cell table:formula="of:=[.D212]*[.$J$1]*[.D$747]" office:value-type="float" office:value="5.33427726284787" calcext:value-type="float">
            <text:p>5.3342772628</text:p>
          </table:table-cell>
          <table:table-cell table:formula="of:=[.E212]*[.$J$1]*[.E$747]" office:value-type="float" office:value="5.40697820765599" calcext:value-type="float">
            <text:p>5.4069782077</text:p>
          </table:table-cell>
        </table:table-row>
        <table:table-row table:style-name="ro1">
          <table:table-cell office:value-type="string" calcext:value-type="string">
            <text:p>2008-01-09 19:00</text:p>
          </table:table-cell>
          <table:table-cell office:value-type="string" calcext:value-type="string">
            <text:p>100_223</text:p>
          </table:table-cell>
          <table:table-cell office:value-type="float" office:value="0.044764" calcext:value-type="float">
            <text:p>0.044764</text:p>
          </table:table-cell>
          <table:table-cell office:value-type="float" office:value="0.048932" calcext:value-type="float">
            <text:p>0.048932</text:p>
          </table:table-cell>
          <table:table-cell office:value-type="float" office:value="0.046164" calcext:value-type="float">
            <text:p>0.046164</text:p>
          </table:table-cell>
          <table:table-cell table:number-columns-repeated="5"/>
          <table:table-cell table:formula="of:=[.C213]*[.$J$1]*[.C$747]" office:value-type="float" office:value="4.5499839550312" calcext:value-type="float">
            <text:p>4.549983955</text:p>
          </table:table-cell>
          <table:table-cell table:formula="of:=[.D213]*[.$J$1]*[.D$747]" office:value-type="float" office:value="4.85062264268778" calcext:value-type="float">
            <text:p>4.8506226427</text:p>
          </table:table-cell>
          <table:table-cell table:formula="of:=[.E213]*[.$J$1]*[.E$747]" office:value-type="float" office:value="4.64810230681424" calcext:value-type="float">
            <text:p>4.6481023068</text:p>
          </table:table-cell>
        </table:table-row>
        <table:table-row table:style-name="ro1">
          <table:table-cell office:value-type="string" calcext:value-type="string">
            <text:p>2008-01-09 20:00</text:p>
          </table:table-cell>
          <table:table-cell office:value-type="string" calcext:value-type="string">
            <text:p>100_223</text:p>
          </table:table-cell>
          <table:table-cell office:value-type="float" office:value="0.039753" calcext:value-type="float">
            <text:p>0.039753</text:p>
          </table:table-cell>
          <table:table-cell office:value-type="float" office:value="0.039306" calcext:value-type="float">
            <text:p>0.039306</text:p>
          </table:table-cell>
          <table:table-cell office:value-type="float" office:value="0.036374" calcext:value-type="float">
            <text:p>0.036374</text:p>
          </table:table-cell>
          <table:table-cell table:number-columns-repeated="5"/>
          <table:table-cell table:formula="of:=[.C214]*[.$J$1]*[.C$747]" office:value-type="float" office:value="4.04064677339727" calcext:value-type="float">
            <text:p>4.0406467734</text:p>
          </table:table-cell>
          <table:table-cell table:formula="of:=[.D214]*[.$J$1]*[.D$747]" office:value-type="float" office:value="3.89639854478635" calcext:value-type="float">
            <text:p>3.8963985448</text:p>
          </table:table-cell>
          <table:table-cell table:formula="of:=[.E214]*[.$J$1]*[.E$747]" office:value-type="float" office:value="3.66237919825104" calcext:value-type="float">
            <text:p>3.6623791983</text:p>
          </table:table-cell>
        </table:table-row>
        <table:table-row table:style-name="ro1">
          <table:table-cell office:value-type="string" calcext:value-type="string">
            <text:p>2008-01-09 21:00</text:p>
          </table:table-cell>
          <table:table-cell office:value-type="string" calcext:value-type="string">
            <text:p>100_223</text:p>
          </table:table-cell>
          <table:table-cell office:value-type="float" office:value="0.038941" calcext:value-type="float">
            <text:p>0.038941</text:p>
          </table:table-cell>
          <table:table-cell office:value-type="float" office:value="0.039737" calcext:value-type="float">
            <text:p>0.039737</text:p>
          </table:table-cell>
          <table:table-cell office:value-type="float" office:value="0.035966" calcext:value-type="float">
            <text:p>0.035966</text:p>
          </table:table-cell>
          <table:table-cell table:number-columns-repeated="5"/>
          <table:table-cell table:formula="of:=[.C215]*[.$J$1]*[.C$747]" office:value-type="float" office:value="3.95811199161983" calcext:value-type="float">
            <text:p>3.9581119916</text:p>
          </table:table-cell>
          <table:table-cell table:formula="of:=[.D215]*[.$J$1]*[.D$747]" office:value-type="float" office:value="3.93912351738094" calcext:value-type="float">
            <text:p>3.9391235174</text:p>
          </table:table-cell>
          <table:table-cell table:formula="of:=[.E215]*[.$J$1]*[.E$747]" office:value-type="float" office:value="3.62129901149989" calcext:value-type="float">
            <text:p>3.6212990115</text:p>
          </table:table-cell>
        </table:table-row>
        <table:table-row table:style-name="ro1">
          <table:table-cell office:value-type="string" calcext:value-type="string">
            <text:p>2008-01-09 22:00</text:p>
          </table:table-cell>
          <table:table-cell office:value-type="string" calcext:value-type="string">
            <text:p>100_223</text:p>
          </table:table-cell>
          <table:table-cell office:value-type="float" office:value="0.028407" calcext:value-type="float">
            <text:p>0.028407</text:p>
          </table:table-cell>
          <table:table-cell office:value-type="float" office:value="0.040705" calcext:value-type="float">
            <text:p>0.040705</text:p>
          </table:table-cell>
          <table:table-cell office:value-type="float" office:value="0.036225" calcext:value-type="float">
            <text:p>0.036225</text:p>
          </table:table-cell>
          <table:table-cell table:number-columns-repeated="5"/>
          <table:table-cell table:formula="of:=[.C216]*[.$J$1]*[.C$747]" office:value-type="float" office:value="2.88739599255141" calcext:value-type="float">
            <text:p>2.8873959926</text:p>
          </table:table-cell>
          <table:table-cell table:formula="of:=[.D216]*[.$J$1]*[.D$747]" office:value-type="float" office:value="4.03508122845185" calcext:value-type="float">
            <text:p>4.0350812285</text:p>
          </table:table-cell>
          <table:table-cell table:formula="of:=[.E216]*[.$J$1]*[.E$747]" office:value-type="float" office:value="3.64737687514829" calcext:value-type="float">
            <text:p>3.6473768751</text:p>
          </table:table-cell>
        </table:table-row>
        <table:table-row table:style-name="ro1">
          <table:table-cell office:value-type="string" calcext:value-type="string">
            <text:p>2008-01-09 23:00</text:p>
          </table:table-cell>
          <table:table-cell office:value-type="string" calcext:value-type="string">
            <text:p>100_223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033681" calcext:value-type="float">
            <text:p>0.033681</text:p>
          </table:table-cell>
          <table:table-cell office:value-type="float" office:value="0.030645" calcext:value-type="float">
            <text:p>0.030645</text:p>
          </table:table-cell>
          <table:table-cell table:number-columns-repeated="5"/>
          <table:table-cell table:formula="of:=[.C217]*[.$J$1]*[.C$747]" office:value-type="float" office:value="2.40194510859937" calcext:value-type="float">
            <text:p>2.4019451086</text:p>
          </table:table-cell>
          <table:table-cell table:formula="of:=[.D217]*[.$J$1]*[.D$747]" office:value-type="float" office:value="3.3387930439869" calcext:value-type="float">
            <text:p>3.338793044</text:p>
          </table:table-cell>
          <table:table-cell table:formula="of:=[.E217]*[.$J$1]*[.E$747]" office:value-type="float" office:value="3.08554490928694" calcext:value-type="float">
            <text:p>3.0855449093</text:p>
          </table:table-cell>
        </table:table-row>
        <table:table-row table:style-name="ro1">
          <table:table-cell office:value-type="string" calcext:value-type="string">
            <text:p>2008-01-10 00:00</text:p>
          </table:table-cell>
          <table:table-cell office:value-type="string" calcext:value-type="string">
            <text:p>100_223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031391" calcext:value-type="float">
            <text:p>0.031391</text:p>
          </table:table-cell>
          <table:table-cell office:value-type="float" office:value="0.026389" calcext:value-type="float">
            <text:p>0.026389</text:p>
          </table:table-cell>
          <table:table-cell table:number-columns-repeated="5"/>
          <table:table-cell table:formula="of:=[.C218]*[.$J$1]*[.C$747]" office:value-type="float" office:value="1.88894874944821" calcext:value-type="float">
            <text:p>1.8889487494</text:p>
          </table:table-cell>
          <table:table-cell table:formula="of:=[.D218]*[.$J$1]*[.D$747]" office:value-type="float" office:value="3.11178564899477" calcext:value-type="float">
            <text:p>3.111785649</text:p>
          </table:table-cell>
          <table:table-cell table:formula="of:=[.E218]*[.$J$1]*[.E$747]" office:value-type="float" office:value="2.65702217690237" calcext:value-type="float">
            <text:p>2.6570221769</text:p>
          </table:table-cell>
        </table:table-row>
        <table:table-row table:style-name="ro1">
          <table:table-cell office:value-type="string" calcext:value-type="string">
            <text:p>2008-01-10 01:00</text:p>
          </table:table-cell>
          <table:table-cell office:value-type="string" calcext:value-type="string">
            <text:p>100_223</text:p>
          </table:table-cell>
          <table:table-cell office:value-type="float" office:value="0.016659" calcext:value-type="float">
            <text:p>0.016659</text:p>
          </table:table-cell>
          <table:table-cell office:value-type="float" office:value="0.031423" calcext:value-type="float">
            <text:p>0.031423</text:p>
          </table:table-cell>
          <table:table-cell office:value-type="float" office:value="0.024658" calcext:value-type="float">
            <text:p>0.024658</text:p>
          </table:table-cell>
          <table:table-cell table:number-columns-repeated="5"/>
          <table:table-cell table:formula="of:=[.C219]*[.$J$1]*[.C$747]" office:value-type="float" office:value="1.69328439609652" calcext:value-type="float">
            <text:p>1.6932843961</text:p>
          </table:table-cell>
          <table:table-cell table:formula="of:=[.D219]*[.$J$1]*[.D$747]" office:value-type="float" office:value="3.11495780473265" calcext:value-type="float">
            <text:p>3.1149578047</text:p>
          </table:table-cell>
          <table:table-cell table:formula="of:=[.E219]*[.$J$1]*[.E$747]" office:value-type="float" office:value="2.48273344340667" calcext:value-type="float">
            <text:p>2.4827334434</text:p>
          </table:table-cell>
        </table:table-row>
        <table:table-row table:style-name="ro1">
          <table:table-cell office:value-type="string" calcext:value-type="string">
            <text:p>2008-01-10 02:00</text:p>
          </table:table-cell>
          <table:table-cell office:value-type="string" calcext:value-type="string">
            <text:p>100_223</text:p>
          </table:table-cell>
          <table:table-cell office:value-type="float" office:value="0.015704" calcext:value-type="float">
            <text:p>0.015704</text:p>
          </table:table-cell>
          <table:table-cell office:value-type="float" office:value="0.031419" calcext:value-type="float">
            <text:p>0.031419</text:p>
          </table:table-cell>
          <table:table-cell office:value-type="float" office:value="0.023569" calcext:value-type="float">
            <text:p>0.023569</text:p>
          </table:table-cell>
          <table:table-cell table:number-columns-repeated="5"/>
          <table:table-cell table:formula="of:=[.C220]*[.$J$1]*[.C$747]" office:value-type="float" office:value="1.5962145480701" calcext:value-type="float">
            <text:p>1.5962145481</text:p>
          </table:table-cell>
          <table:table-cell table:formula="of:=[.D220]*[.$J$1]*[.D$747]" office:value-type="float" office:value="3.11456128526541" calcext:value-type="float">
            <text:p>3.1145612853</text:p>
          </table:table-cell>
          <table:table-cell table:formula="of:=[.E220]*[.$J$1]*[.E$747]" office:value-type="float" office:value="2.3730855920047" calcext:value-type="float">
            <text:p>2.373085592</text:p>
          </table:table-cell>
        </table:table-row>
        <table:table-row table:style-name="ro1">
          <table:table-cell office:value-type="string" calcext:value-type="string">
            <text:p>2008-01-10 03:00</text:p>
          </table:table-cell>
          <table:table-cell office:value-type="string" calcext:value-type="string">
            <text:p>100_223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30783" calcext:value-type="float">
            <text:p>0.030783</text:p>
          </table:table-cell>
          <table:table-cell office:value-type="float" office:value="0.028159" calcext:value-type="float">
            <text:p>0.028159</text:p>
          </table:table-cell>
          <table:table-cell table:number-columns-repeated="5"/>
          <table:table-cell table:formula="of:=[.C221]*[.$J$1]*[.C$747]" office:value-type="float" office:value="1.76352027566329" calcext:value-type="float">
            <text:p>1.7635202757</text:p>
          </table:table-cell>
          <table:table-cell table:formula="of:=[.D221]*[.$J$1]*[.D$747]" office:value-type="float" office:value="3.05151468997502" calcext:value-type="float">
            <text:p>3.05151469</text:p>
          </table:table-cell>
          <table:table-cell table:formula="of:=[.E221]*[.$J$1]*[.E$747]" office:value-type="float" office:value="2.83523769295516" calcext:value-type="float">
            <text:p>2.835237693</text:p>
          </table:table-cell>
        </table:table-row>
        <table:table-row table:style-name="ro1">
          <table:table-cell office:value-type="string" calcext:value-type="string">
            <text:p>2008-01-10 04:00</text:p>
          </table:table-cell>
          <table:table-cell office:value-type="string" calcext:value-type="string">
            <text:p>100_223</text:p>
          </table:table-cell>
          <table:table-cell office:value-type="float" office:value="0.019295" calcext:value-type="float">
            <text:p>0.019295</text:p>
          </table:table-cell>
          <table:table-cell office:value-type="float" office:value="0.035223" calcext:value-type="float">
            <text:p>0.035223</text:p>
          </table:table-cell>
          <table:table-cell office:value-type="float" office:value="0.031351" calcext:value-type="float">
            <text:p>0.031351</text:p>
          </table:table-cell>
          <table:table-cell table:number-columns-repeated="5"/>
          <table:table-cell table:formula="of:=[.C222]*[.$J$1]*[.C$747]" office:value-type="float" office:value="1.96121750541344" calcext:value-type="float">
            <text:p>1.9612175054</text:p>
          </table:table-cell>
          <table:table-cell table:formula="of:=[.D222]*[.$J$1]*[.D$747]" office:value-type="float" office:value="3.49165129860606" calcext:value-type="float">
            <text:p>3.4916512986</text:p>
          </table:table-cell>
          <table:table-cell table:formula="of:=[.E222]*[.$J$1]*[.E$747]" office:value-type="float" office:value="3.15662974224359" calcext:value-type="float">
            <text:p>3.1566297422</text:p>
          </table:table-cell>
        </table:table-row>
        <table:table-row table:style-name="ro1">
          <table:table-cell office:value-type="string" calcext:value-type="string">
            <text:p>2008-01-10 05:00</text:p>
          </table:table-cell>
          <table:table-cell office:value-type="string" calcext:value-type="string">
            <text:p>100_223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040797" calcext:value-type="float">
            <text:p>0.040797</text:p>
          </table:table-cell>
          <table:table-cell office:value-type="float" office:value="0.037335" calcext:value-type="float">
            <text:p>0.037335</text:p>
          </table:table-cell>
          <table:table-cell table:number-columns-repeated="5"/>
          <table:table-cell table:formula="of:=[.C223]*[.$J$1]*[.C$747]" office:value-type="float" office:value="2.92957817781944" calcext:value-type="float">
            <text:p>2.9295781778</text:p>
          </table:table-cell>
          <table:table-cell table:formula="of:=[.D223]*[.$J$1]*[.D$747]" office:value-type="float" office:value="4.04420117619826" calcext:value-type="float">
            <text:p>4.0442011762</text:p>
          </table:table-cell>
          <table:table-cell table:formula="of:=[.E223]*[.$J$1]*[.E$747]" office:value-type="float" office:value="3.75913914792716" calcext:value-type="float">
            <text:p>3.7591391479</text:p>
          </table:table-cell>
        </table:table-row>
        <table:table-row table:style-name="ro1">
          <table:table-cell office:value-type="string" calcext:value-type="string">
            <text:p>2008-01-10 06:00</text:p>
          </table:table-cell>
          <table:table-cell office:value-type="string" calcext:value-type="string">
            <text:p>100_223</text:p>
          </table:table-cell>
          <table:table-cell office:value-type="float" office:value="0.040805" calcext:value-type="float">
            <text:p>0.040805</text:p>
          </table:table-cell>
          <table:table-cell office:value-type="float" office:value="0.044423" calcext:value-type="float">
            <text:p>0.044423</text:p>
          </table:table-cell>
          <table:table-cell office:value-type="float" office:value="0.043751" calcext:value-type="float">
            <text:p>0.043751</text:p>
          </table:table-cell>
          <table:table-cell table:number-columns-repeated="5"/>
          <table:table-cell table:formula="of:=[.C224]*[.$J$1]*[.C$747]" office:value-type="float" office:value="4.14757607195622" calcext:value-type="float">
            <text:p>4.147576072</text:p>
          </table:table-cell>
          <table:table-cell table:formula="of:=[.D224]*[.$J$1]*[.D$747]" office:value-type="float" office:value="4.40364607324694" calcext:value-type="float">
            <text:p>4.4036460732</text:p>
          </table:table-cell>
          <table:table-cell table:formula="of:=[.E224]*[.$J$1]*[.E$747]" office:value-type="float" office:value="4.40514522193548" calcext:value-type="float">
            <text:p>4.4051452219</text:p>
          </table:table-cell>
        </table:table-row>
        <table:table-row table:style-name="ro1">
          <table:table-cell office:value-type="string" calcext:value-type="string">
            <text:p>2008-01-10 07:00</text:p>
          </table:table-cell>
          <table:table-cell office:value-type="string" calcext:value-type="string">
            <text:p>100_223</text:p>
          </table:table-cell>
          <table:table-cell office:value-type="float" office:value="0.063761" calcext:value-type="float">
            <text:p>0.063761</text:p>
          </table:table-cell>
          <table:table-cell office:value-type="float" office:value="0.071227" calcext:value-type="float">
            <text:p>0.071227</text:p>
          </table:table-cell>
          <table:table-cell office:value-type="float" office:value="0.063467" calcext:value-type="float">
            <text:p>0.063467</text:p>
          </table:table-cell>
          <table:table-cell table:number-columns-repeated="5"/>
          <table:table-cell table:formula="of:=[.C225]*[.$J$1]*[.C$747]" office:value-type="float" office:value="6.4809116021076" calcext:value-type="float">
            <text:p>6.4809116021</text:p>
          </table:table-cell>
          <table:table-cell table:formula="of:=[.D225]*[.$J$1]*[.D$747]" office:value-type="float" office:value="7.06072302318978" calcext:value-type="float">
            <text:p>7.0607230232</text:p>
          </table:table-cell>
          <table:table-cell table:formula="of:=[.E225]*[.$J$1]*[.E$747]" office:value-type="float" office:value="6.39028483464559" calcext:value-type="float">
            <text:p>6.3902848346</text:p>
          </table:table-cell>
        </table:table-row>
        <table:table-row table:style-name="ro1">
          <table:table-cell office:value-type="string" calcext:value-type="string">
            <text:p>2008-01-10 08:00</text:p>
          </table:table-cell>
          <table:table-cell office:value-type="string" calcext:value-type="string">
            <text:p>100_223</text:p>
          </table:table-cell>
          <table:table-cell office:value-type="float" office:value="0.059753" calcext:value-type="float">
            <text:p>0.059753</text:p>
          </table:table-cell>
          <table:table-cell office:value-type="float" office:value="0.076837" calcext:value-type="float">
            <text:p>0.076837</text:p>
          </table:table-cell>
          <table:table-cell office:value-type="float" office:value="0.07553" calcext:value-type="float">
            <text:p>0.07553</text:p>
          </table:table-cell>
          <table:table-cell table:number-columns-repeated="5"/>
          <table:table-cell table:formula="of:=[.C226]*[.$J$1]*[.C$747]" office:value-type="float" office:value="6.07352317185639" calcext:value-type="float">
            <text:p>6.0735231719</text:p>
          </table:table-cell>
          <table:table-cell table:formula="of:=[.D226]*[.$J$1]*[.D$747]" office:value-type="float" office:value="7.6168415759871" calcext:value-type="float">
            <text:p>7.616841576</text:p>
          </table:table-cell>
          <table:table-cell table:formula="of:=[.E226]*[.$J$1]*[.E$747]" office:value-type="float" office:value="7.60486888557489" calcext:value-type="float">
            <text:p>7.6048688856</text:p>
          </table:table-cell>
        </table:table-row>
        <table:table-row table:style-name="ro1">
          <table:table-cell office:value-type="string" calcext:value-type="string">
            <text:p>2008-01-10 09:00</text:p>
          </table:table-cell>
          <table:table-cell office:value-type="string" calcext:value-type="string">
            <text:p>100_223</text:p>
          </table:table-cell>
          <table:table-cell office:value-type="float" office:value="0.060065" calcext:value-type="float">
            <text:p>0.060065</text:p>
          </table:table-cell>
          <table:table-cell office:value-type="float" office:value="0.061054" calcext:value-type="float">
            <text:p>0.061054</text:p>
          </table:table-cell>
          <table:table-cell office:value-type="float" office:value="0.06415" calcext:value-type="float">
            <text:p>0.06415</text:p>
          </table:table-cell>
          <table:table-cell table:number-columns-repeated="5"/>
          <table:table-cell table:formula="of:=[.C227]*[.$J$1]*[.C$747]" office:value-type="float" office:value="6.10523604367235" calcext:value-type="float">
            <text:p>6.1052360437</text:p>
          </table:table-cell>
          <table:table-cell table:formula="of:=[.D227]*[.$J$1]*[.D$747]" office:value-type="float" office:value="6.05227488814394" calcext:value-type="float">
            <text:p>6.0522748881</text:p>
          </table:table-cell>
          <table:table-cell table:formula="of:=[.E227]*[.$J$1]*[.E$747]" office:value-type="float" office:value="6.45905387276088" calcext:value-type="float">
            <text:p>6.4590538728</text:p>
          </table:table-cell>
        </table:table-row>
        <table:table-row table:style-name="ro1">
          <table:table-cell office:value-type="string" calcext:value-type="string">
            <text:p>2008-01-10 10:00</text:p>
          </table:table-cell>
          <table:table-cell office:value-type="string" calcext:value-type="string">
            <text:p>100_223</text:p>
          </table:table-cell>
          <table:table-cell office:value-type="float" office:value="0.055577" calcext:value-type="float">
            <text:p>0.055577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0.060409" calcext:value-type="float">
            <text:p>0.060409</text:p>
          </table:table-cell>
          <table:table-cell table:number-columns-repeated="5"/>
          <table:table-cell table:formula="of:=[.C228]*[.$J$1]*[.C$747]" office:value-type="float" office:value="5.64905857985812" calcext:value-type="float">
            <text:p>5.6490585799</text:p>
          </table:table-cell>
          <table:table-cell table:formula="of:=[.D228]*[.$J$1]*[.D$747]" office:value-type="float" office:value="5.37987700157991" calcext:value-type="float">
            <text:p>5.3798770016</text:p>
          </table:table-cell>
          <table:table-cell table:formula="of:=[.E228]*[.$J$1]*[.E$747]" office:value-type="float" office:value="6.08238480747642" calcext:value-type="float">
            <text:p>6.0823848075</text:p>
          </table:table-cell>
        </table:table-row>
        <table:table-row table:style-name="ro1">
          <table:table-cell office:value-type="string" calcext:value-type="string">
            <text:p>2008-01-10 11:00</text:p>
          </table:table-cell>
          <table:table-cell office:value-type="string" calcext:value-type="string">
            <text:p>100_223</text:p>
          </table:table-cell>
          <table:table-cell office:value-type="float" office:value="0.058347" calcext:value-type="float">
            <text:p>0.058347</text:p>
          </table:table-cell>
          <table:table-cell office:value-type="float" office:value="0.058194" calcext:value-type="float">
            <text:p>0.058194</text:p>
          </table:table-cell>
          <table:table-cell office:value-type="float" office:value="0.058859" calcext:value-type="float">
            <text:p>0.058859</text:p>
          </table:table-cell>
          <table:table-cell table:number-columns-repeated="5"/>
          <table:table-cell table:formula="of:=[.C229]*[.$J$1]*[.C$747]" office:value-type="float" office:value="5.93061196104471" calcext:value-type="float">
            <text:p>5.930611961</text:p>
          </table:table-cell>
          <table:table-cell table:formula="of:=[.D229]*[.$J$1]*[.D$747]" office:value-type="float" office:value="5.7687634690708" calcext:value-type="float">
            <text:p>5.7687634691</text:p>
          </table:table-cell>
          <table:table-cell table:formula="of:=[.E229]*[.$J$1]*[.E$747]" office:value-type="float" office:value="5.92632037251493" calcext:value-type="float">
            <text:p>5.9263203725</text:p>
          </table:table-cell>
        </table:table-row>
        <table:table-row table:style-name="ro1">
          <table:table-cell office:value-type="string" calcext:value-type="string">
            <text:p>2008-01-10 12:00</text:p>
          </table:table-cell>
          <table:table-cell office:value-type="string" calcext:value-type="string">
            <text:p>100_223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0.058507" calcext:value-type="float">
            <text:p>0.058507</text:p>
          </table:table-cell>
          <table:table-cell office:value-type="float" office:value="0.057809" calcext:value-type="float">
            <text:p>0.057809</text:p>
          </table:table-cell>
          <table:table-cell table:number-columns-repeated="5"/>
          <table:table-cell table:formula="of:=[.C230]*[.$J$1]*[.C$747]" office:value-type="float" office:value="5.74023308632902" calcext:value-type="float">
            <text:p>5.7402330863</text:p>
          </table:table-cell>
          <table:table-cell table:formula="of:=[.D230]*[.$J$1]*[.D$747]" office:value-type="float" office:value="5.79979111738195" calcext:value-type="float">
            <text:p>5.7997911174</text:p>
          </table:table-cell>
          <table:table-cell table:formula="of:=[.E230]*[.$J$1]*[.E$747]" office:value-type="float" office:value="5.82059930367005" calcext:value-type="float">
            <text:p>5.8205993037</text:p>
          </table:table-cell>
        </table:table-row>
        <table:table-row table:style-name="ro1">
          <table:table-cell office:value-type="string" calcext:value-type="string">
            <text:p>2008-01-10 13:00</text:p>
          </table:table-cell>
          <table:table-cell office:value-type="string" calcext:value-type="string">
            <text:p>100_223</text:p>
          </table:table-cell>
          <table:table-cell office:value-type="float" office:value="0.059987" calcext:value-type="float">
            <text:p>0.059987</text:p>
          </table:table-cell>
          <table:table-cell office:value-type="float" office:value="0.061388" calcext:value-type="float">
            <text:p>0.061388</text:p>
          </table:table-cell>
          <table:table-cell office:value-type="float" office:value="0.06438" calcext:value-type="float">
            <text:p>0.06438</text:p>
          </table:table-cell>
          <table:table-cell table:number-columns-repeated="5"/>
          <table:table-cell table:formula="of:=[.C231]*[.$J$1]*[.C$747]" office:value-type="float" office:value="6.09730782571836" calcext:value-type="float">
            <text:p>6.0973078257</text:p>
          </table:table-cell>
          <table:table-cell table:formula="of:=[.D231]*[.$J$1]*[.D$747]" office:value-type="float" office:value="6.08538426365808" calcext:value-type="float">
            <text:p>6.0853842637</text:p>
          </table:table-cell>
          <table:table-cell table:formula="of:=[.E231]*[.$J$1]*[.E$747]" office:value-type="float" office:value="6.48221182117452" calcext:value-type="float">
            <text:p>6.4822118212</text:p>
          </table:table-cell>
        </table:table-row>
        <table:table-row table:style-name="ro1">
          <table:table-cell office:value-type="string" calcext:value-type="string">
            <text:p>2008-01-10 14:00</text:p>
          </table:table-cell>
          <table:table-cell office:value-type="string" calcext:value-type="string">
            <text:p>100_223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5519" calcext:value-type="float">
            <text:p>0.05519</text:p>
          </table:table-cell>
          <table:table-cell office:value-type="float" office:value="0.063605" calcext:value-type="float">
            <text:p>0.063605</text:p>
          </table:table-cell>
          <table:table-cell table:number-columns-repeated="5"/>
          <table:table-cell table:formula="of:=[.C232]*[.$J$1]*[.C$747]" office:value-type="float" office:value="6.52756611545223" calcext:value-type="float">
            <text:p>6.5275661155</text:p>
          </table:table-cell>
          <table:table-cell table:formula="of:=[.D232]*[.$J$1]*[.D$747]" office:value-type="float" office:value="5.47097734917719" calcext:value-type="float">
            <text:p>5.4709773492</text:p>
          </table:table-cell>
          <table:table-cell table:formula="of:=[.E232]*[.$J$1]*[.E$747]" office:value-type="float" office:value="6.40417960369378" calcext:value-type="float">
            <text:p>6.4041796037</text:p>
          </table:table-cell>
        </table:table-row>
        <table:table-row table:style-name="ro1">
          <table:table-cell office:value-type="string" calcext:value-type="string">
            <text:p>2008-01-10 15:00</text:p>
          </table:table-cell>
          <table:table-cell office:value-type="string" calcext:value-type="string">
            <text:p>100_223</text:p>
          </table:table-cell>
          <table:table-cell office:value-type="float" office:value="0.067355" calcext:value-type="float">
            <text:p>0.067355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067603" calcext:value-type="float">
            <text:p>0.067603</text:p>
          </table:table-cell>
          <table:table-cell table:number-columns-repeated="5"/>
          <table:table-cell table:formula="of:=[.C233]*[.$J$1]*[.C$747]" office:value-type="float" office:value="6.8462194909107" calcext:value-type="float">
            <text:p>6.8462194909</text:p>
          </table:table-cell>
          <table:table-cell table:formula="of:=[.D233]*[.$J$1]*[.D$747]" office:value-type="float" office:value="6.47020640660981" calcext:value-type="float">
            <text:p>6.4702064066</text:p>
          </table:table-cell>
          <table:table-cell table:formula="of:=[.E233]*[.$J$1]*[.E$747]" office:value-type="float" office:value="6.80672515916218" calcext:value-type="float">
            <text:p>6.8067251592</text:p>
          </table:table-cell>
        </table:table-row>
        <table:table-row table:style-name="ro1">
          <table:table-cell office:value-type="string" calcext:value-type="string">
            <text:p>2008-01-10 16:00</text:p>
          </table:table-cell>
          <table:table-cell office:value-type="string" calcext:value-type="string">
            <text:p>100_223</text:p>
          </table:table-cell>
          <table:table-cell office:value-type="float" office:value="0.071274" calcext:value-type="float">
            <text:p>0.071274</text:p>
          </table:table-cell>
          <table:table-cell office:value-type="float" office:value="0.078841" calcext:value-type="float">
            <text:p>0.078841</text:p>
          </table:table-cell>
          <table:table-cell office:value-type="float" office:value="0.087733" calcext:value-type="float">
            <text:p>0.087733</text:p>
          </table:table-cell>
          <table:table-cell table:number-columns-repeated="5"/>
          <table:table-cell table:formula="of:=[.C234]*[.$J$1]*[.C$747]" office:value-type="float" office:value="7.24456162118876" calcext:value-type="float">
            <text:p>7.2445616212</text:p>
          </table:table-cell>
          <table:table-cell table:formula="of:=[.D234]*[.$J$1]*[.D$747]" office:value-type="float" office:value="7.81549782907192" calcext:value-type="float">
            <text:p>7.8154978291</text:p>
          </table:table-cell>
          <table:table-cell table:formula="of:=[.E234]*[.$J$1]*[.E$747]" office:value-type="float" office:value="8.83354907901684" calcext:value-type="float">
            <text:p>8.833549079</text:p>
          </table:table-cell>
        </table:table-row>
        <table:table-row table:style-name="ro1">
          <table:table-cell office:value-type="string" calcext:value-type="string">
            <text:p>2008-01-10 17:00</text:p>
          </table:table-cell>
          <table:table-cell office:value-type="string" calcext:value-type="string">
            <text:p>100_223</text:p>
          </table:table-cell>
          <table:table-cell office:value-type="float" office:value="0.071169" calcext:value-type="float">
            <text:p>0.071169</text:p>
          </table:table-cell>
          <table:table-cell office:value-type="float" office:value="0.082296" calcext:value-type="float">
            <text:p>0.082296</text:p>
          </table:table-cell>
          <table:table-cell office:value-type="float" office:value="0.091808" calcext:value-type="float">
            <text:p>0.091808</text:p>
          </table:table-cell>
          <table:table-cell table:number-columns-repeated="5"/>
          <table:table-cell table:formula="of:=[.C235]*[.$J$1]*[.C$747]" office:value-type="float" office:value="7.23388902009685" calcext:value-type="float">
            <text:p>7.2338890201</text:p>
          </table:table-cell>
          <table:table-cell table:formula="of:=[.D235]*[.$J$1]*[.D$747]" office:value-type="float" office:value="8.15799151889629" calcext:value-type="float">
            <text:p>8.1579915189</text:p>
          </table:table-cell>
          <table:table-cell table:formula="of:=[.E235]*[.$J$1]*[.E$747]" office:value-type="float" office:value="9.2438475128672" calcext:value-type="float">
            <text:p>9.2438475129</text:p>
          </table:table-cell>
        </table:table-row>
        <table:table-row table:style-name="ro1">
          <table:table-cell office:value-type="string" calcext:value-type="string">
            <text:p>2008-01-10 18:00</text:p>
          </table:table-cell>
          <table:table-cell office:value-type="string" calcext:value-type="string">
            <text:p>100_223</text:p>
          </table:table-cell>
          <table:table-cell office:value-type="float" office:value="0.057618" calcext:value-type="float">
            <text:p>0.057618</text:p>
          </table:table-cell>
          <table:table-cell office:value-type="float" office:value="0.053248" calcext:value-type="float">
            <text:p>0.053248</text:p>
          </table:table-cell>
          <table:table-cell office:value-type="float" office:value="0.055252" calcext:value-type="float">
            <text:p>0.055252</text:p>
          </table:table-cell>
          <table:table-cell table:number-columns-repeated="5"/>
          <table:table-cell table:formula="of:=[.C236]*[.$J$1]*[.C$747]" office:value-type="float" office:value="5.85651361632088" calcext:value-type="float">
            <text:p>5.8565136163</text:p>
          </table:table-cell>
          <table:table-cell table:formula="of:=[.D236]*[.$J$1]*[.D$747]" office:value-type="float" office:value="5.27846714783452" calcext:value-type="float">
            <text:p>5.2784671478</text:p>
          </table:table-cell>
          <table:table-cell table:formula="of:=[.E236]*[.$J$1]*[.E$747]" office:value-type="float" office:value="5.56314332934971" calcext:value-type="float">
            <text:p>5.5631433293</text:p>
          </table:table-cell>
        </table:table-row>
        <table:table-row table:style-name="ro1">
          <table:table-cell office:value-type="string" calcext:value-type="string">
            <text:p>2008-01-10 19:00</text:p>
          </table:table-cell>
          <table:table-cell office:value-type="string" calcext:value-type="string">
            <text:p>100_223</text:p>
          </table:table-cell>
          <table:table-cell office:value-type="float" office:value="0.044283" calcext:value-type="float">
            <text:p>0.044283</text:p>
          </table:table-cell>
          <table:table-cell office:value-type="float" office:value="0.049447" calcext:value-type="float">
            <text:p>0.049447</text:p>
          </table:table-cell>
          <table:table-cell office:value-type="float" office:value="0.053135" calcext:value-type="float">
            <text:p>0.053135</text:p>
          </table:table-cell>
          <table:table-cell table:number-columns-repeated="5"/>
          <table:table-cell table:formula="of:=[.C237]*[.$J$1]*[.C$747]" office:value-type="float" office:value="4.50109327764826" calcext:value-type="float">
            <text:p>4.5010932776</text:p>
          </table:table-cell>
          <table:table-cell table:formula="of:=[.D237]*[.$J$1]*[.D$747]" office:value-type="float" office:value="4.9016745240943" calcext:value-type="float">
            <text:p>4.9016745241</text:p>
          </table:table-cell>
          <table:table-cell table:formula="of:=[.E237]*[.$J$1]*[.E$747]" office:value-type="float" office:value="5.34998951721199" calcext:value-type="float">
            <text:p>5.3499895172</text:p>
          </table:table-cell>
        </table:table-row>
        <table:table-row table:style-name="ro1">
          <table:table-cell office:value-type="string" calcext:value-type="string">
            <text:p>2008-01-10 20:00</text:p>
          </table:table-cell>
          <table:table-cell office:value-type="string" calcext:value-type="string">
            <text:p>100_223</text:p>
          </table:table-cell>
          <table:table-cell office:value-type="float" office:value="0.034438" calcext:value-type="float">
            <text:p>0.034438</text:p>
          </table:table-cell>
          <table:table-cell office:value-type="float" office:value="0.039717" calcext:value-type="float">
            <text:p>0.039717</text:p>
          </table:table-cell>
          <table:table-cell office:value-type="float" office:value="0.037171" calcext:value-type="float">
            <text:p>0.037171</text:p>
          </table:table-cell>
          <table:table-cell table:number-columns-repeated="5"/>
          <table:table-cell table:formula="of:=[.C238]*[.$J$1]*[.C$747]" office:value-type="float" office:value="3.50040987050676" calcext:value-type="float">
            <text:p>3.5004098705</text:p>
          </table:table-cell>
          <table:table-cell table:formula="of:=[.D238]*[.$J$1]*[.D$747]" office:value-type="float" office:value="3.93714092004476" calcext:value-type="float">
            <text:p>3.93714092</text:p>
          </table:table-cell>
          <table:table-cell table:formula="of:=[.E238]*[.$J$1]*[.E$747]" office:value-type="float" office:value="3.74262652384091" calcext:value-type="float">
            <text:p>3.7426265238</text:p>
          </table:table-cell>
        </table:table-row>
        <table:table-row table:style-name="ro1">
          <table:table-cell office:value-type="string" calcext:value-type="string">
            <text:p>2008-01-10 21:00</text:p>
          </table:table-cell>
          <table:table-cell office:value-type="string" calcext:value-type="string">
            <text:p>100_223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33351" calcext:value-type="float">
            <text:p>0.033351</text:p>
          </table:table-cell>
          <table:table-cell table:number-columns-repeated="5"/>
          <table:table-cell table:formula="of:=[.C239]*[.$J$1]*[.C$747]" office:value-type="float" office:value="3.30840469467229" calcext:value-type="float">
            <text:p>3.3084046947</text:p>
          </table:table-cell>
          <table:table-cell table:formula="of:=[.D239]*[.$J$1]*[.D$747]" office:value-type="float" office:value="3.78765308089711" calcext:value-type="float">
            <text:p>3.7876530809</text:p>
          </table:table-cell>
          <table:table-cell table:formula="of:=[.E239]*[.$J$1]*[.E$747]" office:value-type="float" office:value="3.35800320671003" calcext:value-type="float">
            <text:p>3.3580032067</text:p>
          </table:table-cell>
        </table:table-row>
        <table:table-row table:style-name="ro1">
          <table:table-cell office:value-type="string" calcext:value-type="string">
            <text:p>2008-01-10 22:00</text:p>
          </table:table-cell>
          <table:table-cell office:value-type="string" calcext:value-type="string">
            <text:p>100_223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0.035052" calcext:value-type="float">
            <text:p>0.035052</text:p>
          </table:table-cell>
          <table:table-cell office:value-type="float" office:value="0.031544" calcext:value-type="float">
            <text:p>0.031544</text:p>
          </table:table-cell>
          <table:table-cell table:number-columns-repeated="5"/>
          <table:table-cell table:formula="of:=[.C240]*[.$J$1]*[.C$747]" office:value-type="float" office:value="2.61387247313874" calcext:value-type="float">
            <text:p>2.6138724731</text:p>
          </table:table-cell>
          <table:table-cell table:formula="of:=[.D240]*[.$J$1]*[.D$747]" office:value-type="float" office:value="3.47470009138175" calcext:value-type="float">
            <text:p>3.4747000914</text:p>
          </table:table-cell>
          <table:table-cell table:formula="of:=[.E240]*[.$J$1]*[.E$747]" office:value-type="float" office:value="3.1760622815646" calcext:value-type="float">
            <text:p>3.1760622816</text:p>
          </table:table-cell>
        </table:table-row>
        <table:table-row table:style-name="ro1">
          <table:table-cell office:value-type="string" calcext:value-type="string">
            <text:p>2008-01-10 23:00</text:p>
          </table:table-cell>
          <table:table-cell office:value-type="string" calcext:value-type="string">
            <text:p>100_223</text:p>
          </table:table-cell>
          <table:table-cell office:value-type="float" office:value="0.020778" calcext:value-type="float">
            <text:p>0.020778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29114" calcext:value-type="float">
            <text:p>0.029114</text:p>
          </table:table-cell>
          <table:table-cell table:number-columns-repeated="5"/>
          <table:table-cell table:formula="of:=[.C241]*[.$J$1]*[.C$747]" office:value-type="float" office:value="2.11195529035918" calcext:value-type="float">
            <text:p>2.1119552904</text:p>
          </table:table-cell>
          <table:table-cell table:formula="of:=[.D241]*[.$J$1]*[.D$747]" office:value-type="float" office:value="3.30697235674128" calcext:value-type="float">
            <text:p>3.3069723567</text:p>
          </table:table-cell>
          <table:table-cell table:formula="of:=[.E241]*[.$J$1]*[.E$747]" office:value-type="float" office:value="2.93139352223788" calcext:value-type="float">
            <text:p>2.9313935222</text:p>
          </table:table-cell>
        </table:table-row>
        <table:table-row table:style-name="ro1">
          <table:table-cell office:value-type="string" calcext:value-type="string">
            <text:p>2008-01-11 00:00</text:p>
          </table:table-cell>
          <table:table-cell office:value-type="string" calcext:value-type="string">
            <text:p>100_223</text:p>
          </table:table-cell>
          <table:table-cell office:value-type="float" office:value="0.019053" calcext:value-type="float">
            <text:p>0.019053</text:p>
          </table:table-cell>
          <table:table-cell office:value-type="float" office:value="0.031631" calcext:value-type="float">
            <text:p>0.031631</text:p>
          </table:table-cell>
          <table:table-cell office:value-type="float" office:value="0.028124" calcext:value-type="float">
            <text:p>0.028124</text:p>
          </table:table-cell>
          <table:table-cell table:number-columns-repeated="5"/>
          <table:table-cell table:formula="of:=[.C242]*[.$J$1]*[.C$747]" office:value-type="float" office:value="1.93661970099208" calcext:value-type="float">
            <text:p>1.936619701</text:p>
          </table:table-cell>
          <table:table-cell table:formula="of:=[.D242]*[.$J$1]*[.D$747]" office:value-type="float" office:value="3.13557681702888" calcext:value-type="float">
            <text:p>3.135576817</text:p>
          </table:table-cell>
          <table:table-cell table:formula="of:=[.E242]*[.$J$1]*[.E$747]" office:value-type="float" office:value="2.831713657327" calcext:value-type="float">
            <text:p>2.8317136573</text:p>
          </table:table-cell>
        </table:table-row>
        <table:table-row table:style-name="ro1">
          <table:table-cell office:value-type="string" calcext:value-type="string">
            <text:p>2008-01-11 01:00</text:p>
          </table:table-cell>
          <table:table-cell office:value-type="string" calcext:value-type="string">
            <text:p>100_223</text:p>
          </table:table-cell>
          <table:table-cell office:value-type="float" office:value="0.017195" calcext:value-type="float">
            <text:p>0.017195</text:p>
          </table:table-cell>
          <table:table-cell office:value-type="float" office:value="0.031842" calcext:value-type="float">
            <text:p>0.031842</text:p>
          </table:table-cell>
          <table:table-cell office:value-type="float" office:value="0.026476" calcext:value-type="float">
            <text:p>0.026476</text:p>
          </table:table-cell>
          <table:table-cell table:number-columns-repeated="5"/>
          <table:table-cell table:formula="of:=[.C243]*[.$J$1]*[.C$747]" office:value-type="float" office:value="1.74776548357523" calcext:value-type="float">
            <text:p>1.7477654836</text:p>
          </table:table-cell>
          <table:table-cell table:formula="of:=[.D243]*[.$J$1]*[.D$747]" office:value-type="float" office:value="3.15649321892553" calcext:value-type="float">
            <text:p>3.1564932189</text:p>
          </table:table-cell>
          <table:table-cell table:formula="of:=[.E243]*[.$J$1]*[.E$747]" office:value-type="float" office:value="2.66578192260666" calcext:value-type="float">
            <text:p>2.6657819226</text:p>
          </table:table-cell>
        </table:table-row>
        <table:table-row table:style-name="ro1">
          <table:table-cell office:value-type="string" calcext:value-type="string">
            <text:p>2008-01-11 02:00</text:p>
          </table:table-cell>
          <table:table-cell office:value-type="string" calcext:value-type="string">
            <text:p>100_223</text:p>
          </table:table-cell>
          <table:table-cell office:value-type="float" office:value="0.017305" calcext:value-type="float">
            <text:p>0.017305</text:p>
          </table:table-cell>
          <table:table-cell office:value-type="float" office:value="0.028371" calcext:value-type="float">
            <text:p>0.028371</text:p>
          </table:table-cell>
          <table:table-cell office:value-type="float" office:value="0.025309" calcext:value-type="float">
            <text:p>0.025309</text:p>
          </table:table-cell>
          <table:table-cell table:number-columns-repeated="5"/>
          <table:table-cell table:formula="of:=[.C244]*[.$J$1]*[.C$747]" office:value-type="float" office:value="1.75894630376675" calcext:value-type="float">
            <text:p>1.7589463038</text:p>
          </table:table-cell>
          <table:table-cell table:formula="of:=[.D244]*[.$J$1]*[.D$747]" office:value-type="float" office:value="2.81241345123222" calcext:value-type="float">
            <text:p>2.8124134512</text:p>
          </table:table-cell>
          <table:table-cell table:formula="of:=[.E244]*[.$J$1]*[.E$747]" office:value-type="float" office:value="2.54828050609049" calcext:value-type="float">
            <text:p>2.5482805061</text:p>
          </table:table-cell>
        </table:table-row>
        <table:table-row table:style-name="ro1">
          <table:table-cell office:value-type="string" calcext:value-type="string">
            <text:p>2008-01-11 03:00</text:p>
          </table:table-cell>
          <table:table-cell office:value-type="string" calcext:value-type="string">
            <text:p>100_22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0.030271" calcext:value-type="float">
            <text:p>0.030271</text:p>
          </table:table-cell>
          <table:table-cell office:value-type="float" office:value="0.024545" calcext:value-type="float">
            <text:p>0.024545</text:p>
          </table:table-cell>
          <table:table-cell table:number-columns-repeated="5"/>
          <table:table-cell table:formula="of:=[.C245]*[.$J$1]*[.C$747]" office:value-type="float" office:value="1.66614549617709" calcext:value-type="float">
            <text:p>1.6661454962</text:p>
          </table:table-cell>
          <table:table-cell table:formula="of:=[.D245]*[.$J$1]*[.D$747]" office:value-type="float" office:value="3.00076019816892" calcext:value-type="float">
            <text:p>3.0007601982</text:p>
          </table:table-cell>
          <table:table-cell table:formula="of:=[.E245]*[.$J$1]*[.E$747]" office:value-type="float" office:value="2.47135584266432" calcext:value-type="float">
            <text:p>2.4713558427</text:p>
          </table:table-cell>
        </table:table-row>
        <table:table-row table:style-name="ro1">
          <table:table-cell office:value-type="string" calcext:value-type="string">
            <text:p>2008-01-11 04:00</text:p>
          </table:table-cell>
          <table:table-cell office:value-type="string" calcext:value-type="string">
            <text:p>100_22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1885" calcext:value-type="float">
            <text:p>0.031885</text:p>
          </table:table-cell>
          <table:table-cell office:value-type="float" office:value="0.027235" calcext:value-type="float">
            <text:p>0.027235</text:p>
          </table:table-cell>
          <table:table-cell table:number-columns-repeated="5"/>
          <table:table-cell table:formula="of:=[.C246]*[.$J$1]*[.C$747]" office:value-type="float" office:value="2.04304078045141" calcext:value-type="float">
            <text:p>2.0430407805</text:p>
          </table:table-cell>
          <table:table-cell table:formula="of:=[.D246]*[.$J$1]*[.D$747]" office:value-type="float" office:value="3.16075580319831" calcext:value-type="float">
            <text:p>3.1607558032</text:p>
          </table:table-cell>
          <table:table-cell table:formula="of:=[.E246]*[.$J$1]*[.E$747]" office:value-type="float" office:value="2.74220315237167" calcext:value-type="float">
            <text:p>2.7422031524</text:p>
          </table:table-cell>
        </table:table-row>
        <table:table-row table:style-name="ro1">
          <table:table-cell office:value-type="string" calcext:value-type="string">
            <text:p>2008-01-11 05:00</text:p>
          </table:table-cell>
          <table:table-cell office:value-type="string" calcext:value-type="string">
            <text:p>100_223</text:p>
          </table:table-cell>
          <table:table-cell office:value-type="float" office:value="0.030035" calcext:value-type="float">
            <text:p>0.030035</text:p>
          </table:table-cell>
          <table:table-cell office:value-type="float" office:value="0.043161" calcext:value-type="float">
            <text:p>0.043161</text:p>
          </table:table-cell>
          <table:table-cell office:value-type="float" office:value="0.039075" calcext:value-type="float">
            <text:p>0.039075</text:p>
          </table:table-cell>
          <table:table-cell table:number-columns-repeated="5"/>
          <table:table-cell table:formula="of:=[.C247]*[.$J$1]*[.C$747]" office:value-type="float" office:value="3.05287213138598" calcext:value-type="float">
            <text:p>3.0528721314</text:p>
          </table:table-cell>
          <table:table-cell table:formula="of:=[.D247]*[.$J$1]*[.D$747]" office:value-type="float" office:value="4.27854418133424" calcext:value-type="float">
            <text:p>4.2785441813</text:p>
          </table:table-cell>
          <table:table-cell table:formula="of:=[.E247]*[.$J$1]*[.E$747]" office:value-type="float" office:value="3.93433406201296" calcext:value-type="float">
            <text:p>3.934334062</text:p>
          </table:table-cell>
        </table:table-row>
        <table:table-row table:style-name="ro1">
          <table:table-cell office:value-type="string" calcext:value-type="string">
            <text:p>2008-01-11 06:00</text:p>
          </table:table-cell>
          <table:table-cell office:value-type="string" calcext:value-type="string">
            <text:p>100_223</text:p>
          </table:table-cell>
          <table:table-cell office:value-type="float" office:value="0.041963" calcext:value-type="float">
            <text:p>0.041963</text:p>
          </table:table-cell>
          <table:table-cell office:value-type="float" office:value="0.042243" calcext:value-type="float">
            <text:p>0.042243</text:p>
          </table:table-cell>
          <table:table-cell office:value-type="float" office:value="0.042943" calcext:value-type="float">
            <text:p>0.042943</text:p>
          </table:table-cell>
          <table:table-cell table:number-columns-repeated="5"/>
          <table:table-cell table:formula="of:=[.C248]*[.$J$1]*[.C$747]" office:value-type="float" office:value="4.265279615427" calcext:value-type="float">
            <text:p>4.2652796154</text:p>
          </table:table-cell>
          <table:table-cell table:formula="of:=[.D248]*[.$J$1]*[.D$747]" office:value-type="float" office:value="4.18754296360377" calcext:value-type="float">
            <text:p>4.1875429636</text:p>
          </table:table-cell>
          <table:table-cell table:formula="of:=[.E248]*[.$J$1]*[.E$747]" office:value-type="float" office:value="4.32379034229104" calcext:value-type="float">
            <text:p>4.3237903423</text:p>
          </table:table-cell>
        </table:table-row>
        <table:table-row table:style-name="ro1">
          <table:table-cell office:value-type="string" calcext:value-type="string">
            <text:p>2008-01-11 07:00</text:p>
          </table:table-cell>
          <table:table-cell office:value-type="string" calcext:value-type="string">
            <text:p>100_223</text:p>
          </table:table-cell>
          <table:table-cell office:value-type="float" office:value="0.062797" calcext:value-type="float">
            <text:p>0.062797</text:p>
          </table:table-cell>
          <table:table-cell office:value-type="float" office:value="0.067809" calcext:value-type="float">
            <text:p>0.067809</text:p>
          </table:table-cell>
          <table:table-cell office:value-type="float" office:value="0.061259" calcext:value-type="float">
            <text:p>0.061259</text:p>
          </table:table-cell>
          <table:table-cell table:number-columns-repeated="5"/>
          <table:table-cell table:formula="of:=[.C249]*[.$J$1]*[.C$747]" office:value-type="float" office:value="6.38292695970187" calcext:value-type="float">
            <text:p>6.3829269597</text:p>
          </table:table-cell>
          <table:table-cell table:formula="of:=[.D249]*[.$J$1]*[.D$747]" office:value-type="float" office:value="6.72189713843733" calcext:value-type="float">
            <text:p>6.7218971384</text:p>
          </table:table-cell>
          <table:table-cell table:formula="of:=[.E249]*[.$J$1]*[.E$747]" office:value-type="float" office:value="6.16796852987465" calcext:value-type="float">
            <text:p>6.1679685299</text:p>
          </table:table-cell>
        </table:table-row>
        <table:table-row table:style-name="ro1">
          <table:table-cell office:value-type="string" calcext:value-type="string">
            <text:p>2008-01-11 08:00</text:p>
          </table:table-cell>
          <table:table-cell office:value-type="string" calcext:value-type="string">
            <text:p>100_223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9465" calcext:value-type="float">
            <text:p>0.069465</text:p>
          </table:table-cell>
          <table:table-cell office:value-type="float" office:value="0.065946" calcext:value-type="float">
            <text:p>0.065946</text:p>
          </table:table-cell>
          <table:table-cell table:number-columns-repeated="5"/>
          <table:table-cell table:formula="of:=[.C250]*[.$J$1]*[.C$747]" office:value-type="float" office:value="6.53976337384299" calcext:value-type="float">
            <text:p>6.5397633738</text:p>
          </table:table-cell>
          <table:table-cell table:formula="of:=[.D250]*[.$J$1]*[.D$747]" office:value-type="float" office:value="6.88605619787269" calcext:value-type="float">
            <text:p>6.8860561979</text:p>
          </table:table-cell>
          <table:table-cell table:formula="of:=[.E250]*[.$J$1]*[.E$747]" office:value-type="float" office:value="6.63988724385174" calcext:value-type="float">
            <text:p>6.6398872439</text:p>
          </table:table-cell>
        </table:table-row>
        <table:table-row table:style-name="ro1">
          <table:table-cell office:value-type="string" calcext:value-type="string">
            <text:p>2008-01-11 09:00</text:p>
          </table:table-cell>
          <table:table-cell office:value-type="string" calcext:value-type="string">
            <text:p>100_223</text:p>
          </table:table-cell>
          <table:table-cell office:value-type="float" office:value="0.057574" calcext:value-type="float">
            <text:p>0.057574</text:p>
          </table:table-cell>
          <table:table-cell office:value-type="float" office:value="0.053623" calcext:value-type="float">
            <text:p>0.053623</text:p>
          </table:table-cell>
          <table:table-cell office:value-type="float" office:value="0.05898" calcext:value-type="float">
            <text:p>0.05898</text:p>
          </table:table-cell>
          <table:table-cell table:number-columns-repeated="5"/>
          <table:table-cell table:formula="of:=[.C251]*[.$J$1]*[.C$747]" office:value-type="float" office:value="5.85204128824427" calcext:value-type="float">
            <text:p>5.8520412882</text:p>
          </table:table-cell>
          <table:table-cell table:formula="of:=[.D251]*[.$J$1]*[.D$747]" office:value-type="float" office:value="5.31564084788782" calcext:value-type="float">
            <text:p>5.3156408479</text:p>
          </table:table-cell>
          <table:table-cell table:formula="of:=[.E251]*[.$J$1]*[.E$747]" office:value-type="float" office:value="5.93850346711515" calcext:value-type="float">
            <text:p>5.9385034671</text:p>
          </table:table-cell>
        </table:table-row>
        <table:table-row table:style-name="ro1">
          <table:table-cell office:value-type="string" calcext:value-type="string">
            <text:p>2008-01-11 10:00</text:p>
          </table:table-cell>
          <table:table-cell office:value-type="string" calcext:value-type="string">
            <text:p>100_223</text:p>
          </table:table-cell>
          <table:table-cell office:value-type="float" office:value="0.056738" calcext:value-type="float">
            <text:p>0.056738</text:p>
          </table:table-cell>
          <table:table-cell office:value-type="float" office:value="0.060406" calcext:value-type="float">
            <text:p>0.060406</text:p>
          </table:table-cell>
          <table:table-cell office:value-type="float" office:value="0.058026" calcext:value-type="float">
            <text:p>0.058026</text:p>
          </table:table-cell>
          <table:table-cell table:number-columns-repeated="5"/>
          <table:table-cell table:formula="of:=[.C252]*[.$J$1]*[.C$747]" office:value-type="float" office:value="5.76706705478868" calcext:value-type="float">
            <text:p>5.7670670548</text:p>
          </table:table-cell>
          <table:table-cell table:formula="of:=[.D252]*[.$J$1]*[.D$747]" office:value-type="float" office:value="5.98803873445185" calcext:value-type="float">
            <text:p>5.9880387345</text:p>
          </table:table-cell>
          <table:table-cell table:formula="of:=[.E252]*[.$J$1]*[.E$747]" office:value-type="float" office:value="5.84244832456466" calcext:value-type="float">
            <text:p>5.8424483246</text:p>
          </table:table-cell>
        </table:table-row>
        <table:table-row table:style-name="ro1">
          <table:table-cell office:value-type="string" calcext:value-type="string">
            <text:p>2008-01-11 11:00</text:p>
          </table:table-cell>
          <table:table-cell office:value-type="string" calcext:value-type="string">
            <text:p>100_223</text:p>
          </table:table-cell>
          <table:table-cell office:value-type="float" office:value="0.059137" calcext:value-type="float">
            <text:p>0.059137</text:p>
          </table:table-cell>
          <table:table-cell office:value-type="float" office:value="0.048538" calcext:value-type="float">
            <text:p>0.048538</text:p>
          </table:table-cell>
          <table:table-cell office:value-type="float" office:value="0.052541" calcext:value-type="float">
            <text:p>0.052541</text:p>
          </table:table-cell>
          <table:table-cell table:number-columns-repeated="5"/>
          <table:table-cell table:formula="of:=[.C253]*[.$J$1]*[.C$747]" office:value-type="float" office:value="6.01091057878385" calcext:value-type="float">
            <text:p>6.0109105788</text:p>
          </table:table-cell>
          <table:table-cell table:formula="of:=[.D253]*[.$J$1]*[.D$747]" office:value-type="float" office:value="4.81156547516511" calcext:value-type="float">
            <text:p>4.8115654752</text:p>
          </table:table-cell>
          <table:table-cell table:formula="of:=[.E253]*[.$J$1]*[.E$747]" office:value-type="float" office:value="5.29018159826546" calcext:value-type="float">
            <text:p>5.2901815983</text:p>
          </table:table-cell>
        </table:table-row>
        <table:table-row table:style-name="ro1">
          <table:table-cell office:value-type="string" calcext:value-type="string">
            <text:p>2008-01-11 12:00</text:p>
          </table:table-cell>
          <table:table-cell office:value-type="string" calcext:value-type="string">
            <text:p>100_223</text:p>
          </table:table-cell>
          <table:table-cell office:value-type="float" office:value="0.062646" calcext:value-type="float">
            <text:p>0.062646</text:p>
          </table:table-cell>
          <table:table-cell office:value-type="float" office:value="0.053669" calcext:value-type="float">
            <text:p>0.053669</text:p>
          </table:table-cell>
          <table:table-cell office:value-type="float" office:value="0.056777" calcext:value-type="float">
            <text:p>0.056777</text:p>
          </table:table-cell>
          <table:table-cell table:number-columns-repeated="5"/>
          <table:table-cell table:formula="of:=[.C254]*[.$J$1]*[.C$747]" office:value-type="float" office:value="6.3675787428935" calcext:value-type="float">
            <text:p>6.3675787429</text:p>
          </table:table-cell>
          <table:table-cell table:formula="of:=[.D254]*[.$J$1]*[.D$747]" office:value-type="float" office:value="5.32020082176102" calcext:value-type="float">
            <text:p>5.3202008218</text:p>
          </table:table-cell>
          <table:table-cell table:formula="of:=[.E254]*[.$J$1]*[.E$747]" office:value-type="float" office:value="5.71669059600537" calcext:value-type="float">
            <text:p>5.716690596</text:p>
          </table:table-cell>
        </table:table-row>
        <table:table-row table:style-name="ro1">
          <table:table-cell office:value-type="string" calcext:value-type="string">
            <text:p>2008-01-11 13:00</text:p>
          </table:table-cell>
          <table:table-cell office:value-type="string" calcext:value-type="string">
            <text:p>100_223</text:p>
          </table:table-cell>
          <table:table-cell office:value-type="float" office:value="0.066851" calcext:value-type="float">
            <text:p>0.066851</text:p>
          </table:table-cell>
          <table:table-cell office:value-type="float" office:value="0.061955" calcext:value-type="float">
            <text:p>0.061955</text:p>
          </table:table-cell>
          <table:table-cell office:value-type="float" office:value="0.06392" calcext:value-type="float">
            <text:p>0.06392</text:p>
          </table:table-cell>
          <table:table-cell table:number-columns-repeated="5"/>
          <table:table-cell table:formula="of:=[.C255]*[.$J$1]*[.C$747]" office:value-type="float" office:value="6.79499100566953" calcext:value-type="float">
            <text:p>6.7949910057</text:p>
          </table:table-cell>
          <table:table-cell table:formula="of:=[.D255]*[.$J$1]*[.D$747]" office:value-type="float" office:value="6.14159089813867" calcext:value-type="float">
            <text:p>6.1415908981</text:p>
          </table:table-cell>
          <table:table-cell table:formula="of:=[.E255]*[.$J$1]*[.E$747]" office:value-type="float" office:value="6.43589592434724" calcext:value-type="float">
            <text:p>6.4358959243</text:p>
          </table:table-cell>
        </table:table-row>
        <table:table-row table:style-name="ro1">
          <table:table-cell office:value-type="string" calcext:value-type="string">
            <text:p>2008-01-11 14:00</text:p>
          </table:table-cell>
          <table:table-cell office:value-type="string" calcext:value-type="string">
            <text:p>100_223</text:p>
          </table:table-cell>
          <table:table-cell office:value-type="float" office:value="0.070058" calcext:value-type="float">
            <text:p>0.070058</text:p>
          </table:table-cell>
          <table:table-cell office:value-type="float" office:value="0.054946" calcext:value-type="float">
            <text:p>0.054946</text:p>
          </table:table-cell>
          <table:table-cell office:value-type="float" office:value="0.05928" calcext:value-type="float">
            <text:p>0.05928</text:p>
          </table:table-cell>
          <table:table-cell table:number-columns-repeated="5"/>
          <table:table-cell table:formula="of:=[.C256]*[.$J$1]*[.C$747]" office:value-type="float" office:value="7.12096273616245" calcext:value-type="float">
            <text:p>7.1209627362</text:p>
          </table:table-cell>
          <table:table-cell table:formula="of:=[.D256]*[.$J$1]*[.D$747]" office:value-type="float" office:value="5.44678966167585" calcext:value-type="float">
            <text:p>5.4467896617</text:p>
          </table:table-cell>
          <table:table-cell table:formula="of:=[.E256]*[.$J$1]*[.E$747]" office:value-type="float" office:value="5.96870948678511" calcext:value-type="float">
            <text:p>5.9687094868</text:p>
          </table:table-cell>
        </table:table-row>
        <table:table-row table:style-name="ro1">
          <table:table-cell office:value-type="string" calcext:value-type="string">
            <text:p>2008-01-11 15:00</text:p>
          </table:table-cell>
          <table:table-cell office:value-type="string" calcext:value-type="string">
            <text:p>100_223</text:p>
          </table:table-cell>
          <table:table-cell office:value-type="float" office:value="0.069851" calcext:value-type="float">
            <text:p>0.069851</text:p>
          </table:table-cell>
          <table:table-cell office:value-type="float" office:value="0.056106" calcext:value-type="float">
            <text:p>0.056106</text:p>
          </table:table-cell>
          <table:table-cell office:value-type="float" office:value="0.068897" calcext:value-type="float">
            <text:p>0.068897</text:p>
          </table:table-cell>
          <table:table-cell table:number-columns-repeated="5"/>
          <table:table-cell table:formula="of:=[.C257]*[.$J$1]*[.C$747]" office:value-type="float" office:value="7.0999224654384" calcext:value-type="float">
            <text:p>7.0999224654</text:p>
          </table:table-cell>
          <table:table-cell table:formula="of:=[.D257]*[.$J$1]*[.D$747]" office:value-type="float" office:value="5.56178030717405" calcext:value-type="float">
            <text:p>5.5617803072</text:p>
          </table:table-cell>
          <table:table-cell table:formula="of:=[.E257]*[.$J$1]*[.E$747]" office:value-type="float" office:value="6.93701379067196" calcext:value-type="float">
            <text:p>6.9370137907</text:p>
          </table:table-cell>
        </table:table-row>
        <table:table-row table:style-name="ro1">
          <table:table-cell office:value-type="string" calcext:value-type="string">
            <text:p>2008-01-11 16:00</text:p>
          </table:table-cell>
          <table:table-cell office:value-type="string" calcext:value-type="string">
            <text:p>100_223</text:p>
          </table:table-cell>
          <table:table-cell office:value-type="float" office:value="0.073353" calcext:value-type="float">
            <text:p>0.073353</text:p>
          </table:table-cell>
          <table:table-cell office:value-type="float" office:value="0.077205" calcext:value-type="float">
            <text:p>0.077205</text:p>
          </table:table-cell>
          <table:table-cell office:value-type="float" office:value="0.084506" calcext:value-type="float">
            <text:p>0.084506</text:p>
          </table:table-cell>
          <table:table-cell table:number-columns-repeated="5"/>
          <table:table-cell table:formula="of:=[.C258]*[.$J$1]*[.C$747]" office:value-type="float" office:value="7.45587912280859" calcext:value-type="float">
            <text:p>7.4558791228</text:p>
          </table:table-cell>
          <table:table-cell table:formula="of:=[.D258]*[.$J$1]*[.D$747]" office:value-type="float" office:value="7.65332136697273" calcext:value-type="float">
            <text:p>7.653321367</text:p>
          </table:table-cell>
          <table:table-cell table:formula="of:=[.E258]*[.$J$1]*[.E$747]" office:value-type="float" office:value="8.50863299410025" calcext:value-type="float">
            <text:p>8.5086329941</text:p>
          </table:table-cell>
        </table:table-row>
        <table:table-row table:style-name="ro1">
          <table:table-cell office:value-type="string" calcext:value-type="string">
            <text:p>2008-01-11 17:00</text:p>
          </table:table-cell>
          <table:table-cell office:value-type="string" calcext:value-type="string">
            <text:p>100_223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.073226" calcext:value-type="float">
            <text:p>0.073226</text:p>
          </table:table-cell>
          <table:table-cell table:number-columns-repeated="5"/>
          <table:table-cell table:formula="of:=[.C259]*[.$J$1]*[.C$747]" office:value-type="float" office:value="7.63385745149368" calcext:value-type="float">
            <text:p>7.6338574515</text:p>
          </table:table-cell>
          <table:table-cell table:formula="of:=[.D259]*[.$J$1]*[.D$747]" office:value-type="float" office:value="6.20810703876736" calcext:value-type="float">
            <text:p>6.2081070388</text:p>
          </table:table-cell>
          <table:table-cell table:formula="of:=[.E259]*[.$J$1]*[.E$747]" office:value-type="float" office:value="7.37288665450956" calcext:value-type="float">
            <text:p>7.3728866545</text:p>
          </table:table-cell>
        </table:table-row>
        <table:table-row table:style-name="ro1">
          <table:table-cell office:value-type="string" calcext:value-type="string">
            <text:p>2008-01-11 18:00</text:p>
          </table:table-cell>
          <table:table-cell office:value-type="string" calcext:value-type="string">
            <text:p>100_223</text:p>
          </table:table-cell>
          <table:table-cell office:value-type="float" office:value="0.063866" calcext:value-type="float">
            <text:p>0.063866</text:p>
          </table:table-cell>
          <table:table-cell office:value-type="float" office:value="0.046785" calcext:value-type="float">
            <text:p>0.046785</text:p>
          </table:table-cell>
          <table:table-cell office:value-type="float" office:value="0.061557" calcext:value-type="float">
            <text:p>0.061557</text:p>
          </table:table-cell>
          <table:table-cell table:number-columns-repeated="5"/>
          <table:table-cell table:formula="of:=[.C260]*[.$J$1]*[.C$747]" office:value-type="float" office:value="6.49158420319951" calcext:value-type="float">
            <text:p>6.4915842032</text:p>
          </table:table-cell>
          <table:table-cell table:formula="of:=[.D260]*[.$J$1]*[.D$747]" office:value-type="float" office:value="4.6377908186493" calcext:value-type="float">
            <text:p>4.6377908186</text:p>
          </table:table-cell>
          <table:table-cell table:formula="of:=[.E260]*[.$J$1]*[.E$747]" office:value-type="float" office:value="6.19797317608015" calcext:value-type="float">
            <text:p>6.1979731761</text:p>
          </table:table-cell>
        </table:table-row>
        <table:table-row table:style-name="ro1">
          <table:table-cell office:value-type="string" calcext:value-type="string">
            <text:p>2008-01-11 19:00</text:p>
          </table:table-cell>
          <table:table-cell office:value-type="string" calcext:value-type="string">
            <text:p>100_223</text:p>
          </table:table-cell>
          <table:table-cell office:value-type="float" office:value="0.050406" calcext:value-type="float">
            <text:p>0.050406</text:p>
          </table:table-cell>
          <table:table-cell office:value-type="float" office:value="0.036447" calcext:value-type="float">
            <text:p>0.036447</text:p>
          </table:table-cell>
          <table:table-cell office:value-type="float" office:value="0.040065" calcext:value-type="float">
            <text:p>0.040065</text:p>
          </table:table-cell>
          <table:table-cell table:number-columns-repeated="5"/>
          <table:table-cell table:formula="of:=[.C261]*[.$J$1]*[.C$747]" office:value-type="float" office:value="5.12345838703652" calcext:value-type="float">
            <text:p>5.123458387</text:p>
          </table:table-cell>
          <table:table-cell table:formula="of:=[.D261]*[.$J$1]*[.D$747]" office:value-type="float" office:value="3.61298625558002" calcext:value-type="float">
            <text:p>3.6129862556</text:p>
          </table:table-cell>
          <table:table-cell table:formula="of:=[.E261]*[.$J$1]*[.E$747]" office:value-type="float" office:value="4.03401392692385" calcext:value-type="float">
            <text:p>4.0340139269</text:p>
          </table:table-cell>
        </table:table-row>
        <table:table-row table:style-name="ro1">
          <table:table-cell office:value-type="string" calcext:value-type="string">
            <text:p>2008-01-11 20:00</text:p>
          </table:table-cell>
          <table:table-cell office:value-type="string" calcext:value-type="string">
            <text:p>100_223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0.043074" calcext:value-type="float">
            <text:p>0.043074</text:p>
          </table:table-cell>
          <table:table-cell office:value-type="float" office:value="0.040849" calcext:value-type="float">
            <text:p>0.040849</text:p>
          </table:table-cell>
          <table:table-cell table:number-columns-repeated="5"/>
          <table:table-cell table:formula="of:=[.C262]*[.$J$1]*[.C$747]" office:value-type="float" office:value="4.26822728620477" calcext:value-type="float">
            <text:p>4.2682272862</text:p>
          </table:table-cell>
          <table:table-cell table:formula="of:=[.D262]*[.$J$1]*[.D$747]" office:value-type="float" office:value="4.26991988292188" calcext:value-type="float">
            <text:p>4.2699198829</text:p>
          </table:table-cell>
          <table:table-cell table:formula="of:=[.E262]*[.$J$1]*[.E$747]" office:value-type="float" office:value="4.11295232499469" calcext:value-type="float">
            <text:p>4.112952325</text:p>
          </table:table-cell>
        </table:table-row>
        <table:table-row table:style-name="ro1">
          <table:table-cell office:value-type="string" calcext:value-type="string">
            <text:p>2008-01-11 21:00</text:p>
          </table:table-cell>
          <table:table-cell office:value-type="string" calcext:value-type="string">
            <text:p>100_223</text:p>
          </table:table-cell>
          <table:table-cell office:value-type="float" office:value="0.039237" calcext:value-type="float">
            <text:p>0.039237</text:p>
          </table:table-cell>
          <table:table-cell office:value-type="float" office:value="0.034527" calcext:value-type="float">
            <text:p>0.034527</text:p>
          </table:table-cell>
          <table:table-cell office:value-type="float" office:value="0.033034" calcext:value-type="float">
            <text:p>0.033034</text:p>
          </table:table-cell>
          <table:table-cell table:number-columns-repeated="5"/>
          <table:table-cell table:formula="of:=[.C263]*[.$J$1]*[.C$747]" office:value-type="float" office:value="3.98819856231702" calcext:value-type="float">
            <text:p>3.9881985623</text:p>
          </table:table-cell>
          <table:table-cell table:formula="of:=[.D263]*[.$J$1]*[.D$747]" office:value-type="float" office:value="3.42265691130714" calcext:value-type="float">
            <text:p>3.4226569113</text:p>
          </table:table-cell>
          <table:table-cell table:formula="of:=[.E263]*[.$J$1]*[.E$747]" office:value-type="float" office:value="3.3260855125921" calcext:value-type="float">
            <text:p>3.3260855126</text:p>
          </table:table-cell>
        </table:table-row>
        <table:table-row table:style-name="ro1">
          <table:table-cell office:value-type="string" calcext:value-type="string">
            <text:p>2008-01-11 22:00</text:p>
          </table:table-cell>
          <table:table-cell office:value-type="string" calcext:value-type="string">
            <text:p>100_223</text:p>
          </table:table-cell>
          <table:table-cell office:value-type="float" office:value="0.030492" calcext:value-type="float">
            <text:p>0.030492</text:p>
          </table:table-cell>
          <table:table-cell office:value-type="float" office:value="0.031809" calcext:value-type="float">
            <text:p>0.031809</text:p>
          </table:table-cell>
          <table:table-cell office:value-type="float" office:value="0.028889" calcext:value-type="float">
            <text:p>0.028889</text:p>
          </table:table-cell>
          <table:table-cell table:number-columns-repeated="5"/>
          <table:table-cell table:formula="of:=[.C264]*[.$J$1]*[.C$747]" office:value-type="float" office:value="3.09932335709077" calcext:value-type="float">
            <text:p>3.0993233571</text:p>
          </table:table-cell>
          <table:table-cell table:formula="of:=[.D264]*[.$J$1]*[.D$747]" office:value-type="float" office:value="3.15322193332084" calcext:value-type="float">
            <text:p>3.1532219333</text:p>
          </table:table-cell>
          <table:table-cell table:formula="of:=[.E264]*[.$J$1]*[.E$747]" office:value-type="float" office:value="2.90873900748541" calcext:value-type="float">
            <text:p>2.9087390075</text:p>
          </table:table-cell>
        </table:table-row>
        <table:table-row table:style-name="ro1">
          <table:table-cell office:value-type="string" calcext:value-type="string">
            <text:p>2008-01-11 23:00</text:p>
          </table:table-cell>
          <table:table-cell office:value-type="string" calcext:value-type="string">
            <text:p>100_223</text:p>
          </table:table-cell>
          <table:table-cell office:value-type="float" office:value="0.025598" calcext:value-type="float">
            <text:p>0.025598</text:p>
          </table:table-cell>
          <table:table-cell office:value-type="float" office:value="0.029842" calcext:value-type="float">
            <text:p>0.029842</text:p>
          </table:table-cell>
          <table:table-cell office:value-type="float" office:value="0.028113" calcext:value-type="float">
            <text:p>0.028113</text:p>
          </table:table-cell>
          <table:table-cell table:number-columns-repeated="5"/>
          <table:table-cell table:formula="of:=[.C265]*[.$J$1]*[.C$747]" office:value-type="float" office:value="2.60187850238783" calcext:value-type="float">
            <text:p>2.6018785024</text:p>
          </table:table-cell>
          <table:table-cell table:formula="of:=[.D265]*[.$J$1]*[.D$747]" office:value-type="float" office:value="2.95823348530795" calcext:value-type="float">
            <text:p>2.9582334853</text:p>
          </table:table-cell>
          <table:table-cell table:formula="of:=[.E265]*[.$J$1]*[.E$747]" office:value-type="float" office:value="2.83060610327243" calcext:value-type="float">
            <text:p>2.8306061033</text:p>
          </table:table-cell>
        </table:table-row>
        <table:table-row table:style-name="ro1">
          <table:table-cell office:value-type="string" calcext:value-type="string">
            <text:p>2008-01-12 00:00</text:p>
          </table:table-cell>
          <table:table-cell office:value-type="string" calcext:value-type="string">
            <text:p>100_223</text:p>
          </table:table-cell>
          <table:table-cell office:value-type="float" office:value="0.020647" calcext:value-type="float">
            <text:p>0.020647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0.025216" calcext:value-type="float">
            <text:p>0.025216</text:p>
          </table:table-cell>
          <table:table-cell table:number-columns-repeated="5"/>
          <table:table-cell table:formula="of:=[.C266]*[.$J$1]*[.C$747]" office:value-type="float" office:value="2.09863994994927" calcext:value-type="float">
            <text:p>2.0986399499</text:p>
          </table:table-cell>
          <table:table-cell table:formula="of:=[.D266]*[.$J$1]*[.D$747]" office:value-type="float" office:value="2.5145282014718" calcext:value-type="float">
            <text:p>2.5145282015</text:p>
          </table:table-cell>
          <table:table-cell table:formula="of:=[.E266]*[.$J$1]*[.E$747]" office:value-type="float" office:value="2.5389166399928" calcext:value-type="float">
            <text:p>2.53891664</text:p>
          </table:table-cell>
        </table:table-row>
        <table:table-row table:style-name="ro1">
          <table:table-cell office:value-type="string" calcext:value-type="string">
            <text:p>2008-01-12 01:00</text:p>
          </table:table-cell>
          <table:table-cell office:value-type="string" calcext:value-type="string">
            <text:p>100_223</text:p>
          </table:table-cell>
          <table:table-cell office:value-type="float" office:value="0.016916" calcext:value-type="float">
            <text:p>0.016916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22499" calcext:value-type="float">
            <text:p>0.022499</text:p>
          </table:table-cell>
          <table:table-cell table:number-columns-repeated="5"/>
          <table:table-cell table:formula="of:=[.C267]*[.$J$1]*[.C$747]" office:value-type="float" office:value="1.71940685781672" calcext:value-type="float">
            <text:p>1.7194068578</text:p>
          </table:table-cell>
          <table:table-cell table:formula="of:=[.D267]*[.$J$1]*[.D$747]" office:value-type="float" office:value="2.19513177061387" calcext:value-type="float">
            <text:p>2.1951317706</text:p>
          </table:table-cell>
          <table:table-cell table:formula="of:=[.E267]*[.$J$1]*[.E$747]" office:value-type="float" office:value="2.26535078851515" calcext:value-type="float">
            <text:p>2.2653507885</text:p>
          </table:table-cell>
        </table:table-row>
        <table:table-row table:style-name="ro1">
          <table:table-cell office:value-type="string" calcext:value-type="string">
            <text:p>2008-01-12 02:00</text:p>
          </table:table-cell>
          <table:table-cell office:value-type="string" calcext:value-type="string">
            <text:p>100_223</text:p>
          </table:table-cell>
          <table:table-cell office:value-type="float" office:value="0.015499" calcext:value-type="float">
            <text:p>0.015499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020975" calcext:value-type="float">
            <text:p>0.020975</text:p>
          </table:table-cell>
          <table:table-cell table:number-columns-repeated="5"/>
          <table:table-cell table:formula="of:=[.C268]*[.$J$1]*[.C$747]" office:value-type="float" office:value="1.57537756498589" calcext:value-type="float">
            <text:p>1.575377565</text:p>
          </table:table-cell>
          <table:table-cell table:formula="of:=[.D268]*[.$J$1]*[.D$747]" office:value-type="float" office:value="2.15339809668737" calcext:value-type="float">
            <text:p>2.1533980967</text:p>
          </table:table-cell>
          <table:table-cell table:formula="of:=[.E268]*[.$J$1]*[.E$747]" office:value-type="float" office:value="2.11190420859173" calcext:value-type="float">
            <text:p>2.1119042086</text:p>
          </table:table-cell>
        </table:table-row>
        <table:table-row table:style-name="ro1">
          <table:table-cell office:value-type="string" calcext:value-type="string">
            <text:p>2008-01-12 03:00</text:p>
          </table:table-cell>
          <table:table-cell office:value-type="string" calcext:value-type="string">
            <text:p>100_223</text:p>
          </table:table-cell>
          <table:table-cell office:value-type="float" office:value="0.014554" calcext:value-type="float">
            <text:p>0.014554</text:p>
          </table:table-cell>
          <table:table-cell office:value-type="float" office:value="0.020729" calcext:value-type="float">
            <text:p>0.020729</text:p>
          </table:table-cell>
          <table:table-cell office:value-type="float" office:value="0.019419" calcext:value-type="float">
            <text:p>0.019419</text:p>
          </table:table-cell>
          <table:table-cell table:number-columns-repeated="5"/>
          <table:table-cell table:formula="of:=[.C269]*[.$J$1]*[.C$747]" office:value-type="float" office:value="1.4793241551587" calcext:value-type="float">
            <text:p>1.4793241552</text:p>
          </table:table-cell>
          <table:table-cell table:formula="of:=[.D269]*[.$J$1]*[.D$747]" office:value-type="float" office:value="2.05486300907943" calcext:value-type="float">
            <text:p>2.0548630091</text:p>
          </table:table-cell>
          <table:table-cell table:formula="of:=[.E269]*[.$J$1]*[.E$747]" office:value-type="float" office:value="1.95523565323684" calcext:value-type="float">
            <text:p>1.9552356532</text:p>
          </table:table-cell>
        </table:table-row>
        <table:table-row table:style-name="ro1">
          <table:table-cell office:value-type="string" calcext:value-type="string">
            <text:p>2008-01-12 04:00</text:p>
          </table:table-cell>
          <table:table-cell office:value-type="string" calcext:value-type="string">
            <text:p>100_223</text:p>
          </table:table-cell>
          <table:table-cell office:value-type="float" office:value="0.015678" calcext:value-type="float">
            <text:p>0.015678</text:p>
          </table:table-cell>
          <table:table-cell office:value-type="float" office:value="0.019289" calcext:value-type="float">
            <text:p>0.019289</text:p>
          </table:table-cell>
          <table:table-cell office:value-type="float" office:value="0.020306" calcext:value-type="float">
            <text:p>0.020306</text:p>
          </table:table-cell>
          <table:table-cell table:number-columns-repeated="5"/>
          <table:table-cell table:formula="of:=[.C270]*[.$J$1]*[.C$747]" office:value-type="float" office:value="1.5935718087521" calcext:value-type="float">
            <text:p>1.5935718088</text:p>
          </table:table-cell>
          <table:table-cell table:formula="of:=[.D270]*[.$J$1]*[.D$747]" office:value-type="float" office:value="1.91211600087478" calcext:value-type="float">
            <text:p>1.9121160009</text:p>
          </table:table-cell>
          <table:table-cell table:formula="of:=[.E270]*[.$J$1]*[.E$747]" office:value-type="float" office:value="2.04454478472771" calcext:value-type="float">
            <text:p>2.0445447847</text:p>
          </table:table-cell>
        </table:table-row>
        <table:table-row table:style-name="ro1">
          <table:table-cell office:value-type="string" calcext:value-type="string">
            <text:p>2008-01-12 05:00</text:p>
          </table:table-cell>
          <table:table-cell office:value-type="string" calcext:value-type="string">
            <text:p>100_223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0.02696" calcext:value-type="float">
            <text:p>0.02696</text:p>
          </table:table-cell>
          <table:table-cell table:number-columns-repeated="5"/>
          <table:table-cell table:formula="of:=[.C271]*[.$J$1]*[.C$747]" office:value-type="float" office:value="1.82592958109598" calcext:value-type="float">
            <text:p>1.8259295811</text:p>
          </table:table-cell>
          <table:table-cell table:formula="of:=[.D271]*[.$J$1]*[.D$747]" office:value-type="float" office:value="2.4738849560802" calcext:value-type="float">
            <text:p>2.4738849561</text:p>
          </table:table-cell>
          <table:table-cell table:formula="of:=[.E271]*[.$J$1]*[.E$747]" office:value-type="float" office:value="2.71451430100753" calcext:value-type="float">
            <text:p>2.714514301</text:p>
          </table:table-cell>
        </table:table-row>
        <table:table-row table:style-name="ro1">
          <table:table-cell office:value-type="string" calcext:value-type="string">
            <text:p>2008-01-12 06:00</text:p>
          </table:table-cell>
          <table:table-cell office:value-type="string" calcext:value-type="string">
            <text:p>100_223</text:p>
          </table:table-cell>
          <table:table-cell office:value-type="float" office:value="0.022441" calcext:value-type="float">
            <text:p>0.022441</text:p>
          </table:table-cell>
          <table:table-cell office:value-type="float" office:value="0.023567" calcext:value-type="float">
            <text:p>0.023567</text:p>
          </table:table-cell>
          <table:table-cell office:value-type="float" office:value="0.022824" calcext:value-type="float">
            <text:p>0.022824</text:p>
          </table:table-cell>
          <table:table-cell table:number-columns-repeated="5"/>
          <table:table-cell table:formula="of:=[.C272]*[.$J$1]*[.C$747]" office:value-type="float" office:value="2.28098896289105" calcext:value-type="float">
            <text:p>2.2809889629</text:p>
          </table:table-cell>
          <table:table-cell table:formula="of:=[.D272]*[.$J$1]*[.D$747]" office:value-type="float" office:value="2.33619357108278" calcext:value-type="float">
            <text:p>2.3361935711</text:p>
          </table:table-cell>
          <table:table-cell table:formula="of:=[.E272]*[.$J$1]*[.E$747]" office:value-type="float" office:value="2.29807397649095" calcext:value-type="float">
            <text:p>2.2980739765</text:p>
          </table:table-cell>
        </table:table-row>
        <table:table-row table:style-name="ro1">
          <table:table-cell office:value-type="string" calcext:value-type="string">
            <text:p>2008-01-12 07:00</text:p>
          </table:table-cell>
          <table:table-cell office:value-type="string" calcext:value-type="string">
            <text:p>100_223</text:p>
          </table:table-cell>
          <table:table-cell office:value-type="float" office:value="0.030016" calcext:value-type="float">
            <text:p>0.03001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0.026036" calcext:value-type="float">
            <text:p>0.026036</text:p>
          </table:table-cell>
          <table:table-cell table:number-columns-repeated="5"/>
          <table:table-cell table:formula="of:=[.C273]*[.$J$1]*[.C$747]" office:value-type="float" office:value="3.05094089880745" calcext:value-type="float">
            <text:p>3.0509408988</text:p>
          </table:table-cell>
          <table:table-cell table:formula="of:=[.D273]*[.$J$1]*[.D$747]" office:value-type="float" office:value="2.72636872684219" calcext:value-type="float">
            <text:p>2.7263687268</text:p>
          </table:table-cell>
          <table:table-cell table:formula="of:=[.E273]*[.$J$1]*[.E$747]" office:value-type="float" office:value="2.62147976042404" calcext:value-type="float">
            <text:p>2.6214797604</text:p>
          </table:table-cell>
        </table:table-row>
        <table:table-row table:style-name="ro1">
          <table:table-cell office:value-type="string" calcext:value-type="string">
            <text:p>2008-01-12 08:00</text:p>
          </table:table-cell>
          <table:table-cell office:value-type="string" calcext:value-type="string">
            <text:p>100_223</text:p>
          </table:table-cell>
          <table:table-cell office:value-type="float" office:value="0.036515" calcext:value-type="float">
            <text:p>0.036515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32388" calcext:value-type="float">
            <text:p>0.032388</text:p>
          </table:table-cell>
          <table:table-cell table:number-columns-repeated="5"/>
          <table:table-cell table:formula="of:=[.C274]*[.$J$1]*[.C$747]" office:value-type="float" office:value="3.71152408448674" calcext:value-type="float">
            <text:p>3.7115240845</text:p>
          </table:table-cell>
          <table:table-cell table:formula="of:=[.D274]*[.$J$1]*[.D$747]" office:value-type="float" office:value="2.86386185210598" calcext:value-type="float">
            <text:p>2.8638618521</text:p>
          </table:table-cell>
          <table:table-cell table:formula="of:=[.E274]*[.$J$1]*[.E$747]" office:value-type="float" office:value="3.26104188356944" calcext:value-type="float">
            <text:p>3.2610418836</text:p>
          </table:table-cell>
        </table:table-row>
        <table:table-row table:style-name="ro1">
          <table:table-cell office:value-type="string" calcext:value-type="string">
            <text:p>2008-01-12 09:00</text:p>
          </table:table-cell>
          <table:table-cell office:value-type="string" calcext:value-type="string">
            <text:p>100_223</text:p>
          </table:table-cell>
          <table:table-cell office:value-type="float" office:value="0.047252" calcext:value-type="float">
            <text:p>0.047252</text:p>
          </table:table-cell>
          <table:table-cell office:value-type="float" office:value="0.029347" calcext:value-type="float">
            <text:p>0.029347</text:p>
          </table:table-cell>
          <table:table-cell office:value-type="float" office:value="0.037029" calcext:value-type="float">
            <text:p>0.037029</text:p>
          </table:table-cell>
          <table:table-cell table:number-columns-repeated="5"/>
          <table:table-cell table:formula="of:=[.C275]*[.$J$1]*[.C$747]" office:value-type="float" office:value="4.80287377899951" calcext:value-type="float">
            <text:p>4.802873779</text:p>
          </table:table-cell>
          <table:table-cell table:formula="of:=[.D275]*[.$J$1]*[.D$747]" office:value-type="float" office:value="2.9091642012376" calcext:value-type="float">
            <text:p>2.9091642012</text:p>
          </table:table-cell>
          <table:table-cell table:formula="of:=[.E275]*[.$J$1]*[.E$747]" office:value-type="float" office:value="3.7283290078638" calcext:value-type="float">
            <text:p>3.7283290079</text:p>
          </table:table-cell>
        </table:table-row>
        <table:table-row table:style-name="ro1">
          <table:table-cell office:value-type="string" calcext:value-type="string">
            <text:p>2008-01-12 10:00</text:p>
          </table:table-cell>
          <table:table-cell office:value-type="string" calcext:value-type="string">
            <text:p>100_223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0.042616" calcext:value-type="float">
            <text:p>0.042616</text:p>
          </table:table-cell>
          <table:table-cell table:number-columns-repeated="5"/>
          <table:table-cell table:formula="of:=[.C276]*[.$J$1]*[.C$747]" office:value-type="float" office:value="5.40236902890511" calcext:value-type="float">
            <text:p>5.4023690289</text:p>
          </table:table-cell>
          <table:table-cell table:formula="of:=[.D276]*[.$J$1]*[.D$747]" office:value-type="float" office:value="2.89687209775331" calcext:value-type="float">
            <text:p>2.8968720978</text:p>
          </table:table-cell>
          <table:table-cell table:formula="of:=[.E276]*[.$J$1]*[.E$747]" office:value-type="float" office:value="4.29086578085078" calcext:value-type="float">
            <text:p>4.2908657809</text:p>
          </table:table-cell>
        </table:table-row>
        <table:table-row table:style-name="ro1">
          <table:table-cell office:value-type="string" calcext:value-type="string">
            <text:p>2008-01-12 11:00</text:p>
          </table:table-cell>
          <table:table-cell office:value-type="string" calcext:value-type="string">
            <text:p>100_223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41527" calcext:value-type="float">
            <text:p>0.041527</text:p>
          </table:table-cell>
          <table:table-cell table:number-columns-repeated="5"/>
          <table:table-cell table:formula="of:=[.C277]*[.$J$1]*[.C$747]" office:value-type="float" office:value="6.02747852143129" calcext:value-type="float">
            <text:p>6.0274785214</text:p>
          </table:table-cell>
          <table:table-cell table:formula="of:=[.D277]*[.$J$1]*[.D$747]" office:value-type="float" office:value="2.92036587618699" calcext:value-type="float">
            <text:p>2.9203658762</text:p>
          </table:table-cell>
          <table:table-cell table:formula="of:=[.E277]*[.$J$1]*[.E$747]" office:value-type="float" office:value="4.18121792944881" calcext:value-type="float">
            <text:p>4.1812179294</text:p>
          </table:table-cell>
        </table:table-row>
        <table:table-row table:style-name="ro1">
          <table:table-cell office:value-type="string" calcext:value-type="string">
            <text:p>2008-01-12 12:00</text:p>
          </table:table-cell>
          <table:table-cell office:value-type="string" calcext:value-type="string">
            <text:p>100_223</text:p>
          </table:table-cell>
          <table:table-cell office:value-type="float" office:value="0.062635" calcext:value-type="float">
            <text:p>0.062635</text:p>
          </table:table-cell>
          <table:table-cell office:value-type="float" office:value="0.036584" calcext:value-type="float">
            <text:p>0.036584</text:p>
          </table:table-cell>
          <table:table-cell office:value-type="float" office:value="0.047813" calcext:value-type="float">
            <text:p>0.047813</text:p>
          </table:table-cell>
          <table:table-cell table:number-columns-repeated="5"/>
          <table:table-cell table:formula="of:=[.C278]*[.$J$1]*[.C$747]" office:value-type="float" office:value="6.36646066087435" calcext:value-type="float">
            <text:p>6.3664606609</text:p>
          </table:table-cell>
          <table:table-cell table:formula="of:=[.D278]*[.$J$1]*[.D$747]" office:value-type="float" office:value="3.62656704733282" calcext:value-type="float">
            <text:p>3.6265670473</text:p>
          </table:table-cell>
          <table:table-cell table:formula="of:=[.E278]*[.$J$1]*[.E$747]" office:value-type="float" office:value="4.81413472826681" calcext:value-type="float">
            <text:p>4.8141347283</text:p>
          </table:table-cell>
        </table:table-row>
        <table:table-row table:style-name="ro1">
          <table:table-cell office:value-type="string" calcext:value-type="string">
            <text:p>2008-01-12 13:00</text:p>
          </table:table-cell>
          <table:table-cell office:value-type="string" calcext:value-type="string">
            <text:p>100_223</text:p>
          </table:table-cell>
          <table:table-cell office:value-type="float" office:value="0.062688" calcext:value-type="float">
            <text:p>0.062688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039044" calcext:value-type="float">
            <text:p>0.039044</text:p>
          </table:table-cell>
          <table:table-cell table:number-columns-repeated="5"/>
          <table:table-cell table:formula="of:=[.C279]*[.$J$1]*[.C$747]" office:value-type="float" office:value="6.37184778333026" calcext:value-type="float">
            <text:p>6.3718477833</text:p>
          </table:table-cell>
          <table:table-cell table:formula="of:=[.D279]*[.$J$1]*[.D$747]" office:value-type="float" office:value="2.65459870327262" calcext:value-type="float">
            <text:p>2.6545987033</text:p>
          </table:table-cell>
          <table:table-cell table:formula="of:=[.E279]*[.$J$1]*[.E$747]" office:value-type="float" office:value="3.93121277331373" calcext:value-type="float">
            <text:p>3.9312127733</text:p>
          </table:table-cell>
        </table:table-row>
        <table:table-row table:style-name="ro1">
          <table:table-cell office:value-type="string" calcext:value-type="string">
            <text:p>2008-01-12 14:00</text:p>
          </table:table-cell>
          <table:table-cell office:value-type="string" calcext:value-type="string">
            <text:p>100_223</text:p>
          </table:table-cell>
          <table:table-cell office:value-type="float" office:value="0.060024" calcext:value-type="float">
            <text:p>0.060024</text:p>
          </table:table-cell>
          <table:table-cell office:value-type="float" office:value="0.033256" calcext:value-type="float">
            <text:p>0.033256</text:p>
          </table:table-cell>
          <table:table-cell office:value-type="float" office:value="0.045884" calcext:value-type="float">
            <text:p>0.045884</text:p>
          </table:table-cell>
          <table:table-cell table:number-columns-repeated="5"/>
          <table:table-cell table:formula="of:=[.C280]*[.$J$1]*[.C$747]" office:value-type="float" office:value="6.10106864705551" calcext:value-type="float">
            <text:p>6.1010686471</text:p>
          </table:table-cell>
          <table:table-cell table:formula="of:=[.D280]*[.$J$1]*[.D$747]" office:value-type="float" office:value="3.29666285059316" calcext:value-type="float">
            <text:p>3.2966628506</text:p>
          </table:table-cell>
          <table:table-cell table:formula="of:=[.E280]*[.$J$1]*[.E$747]" office:value-type="float" office:value="4.61991002178894" calcext:value-type="float">
            <text:p>4.6199100218</text:p>
          </table:table-cell>
        </table:table-row>
        <table:table-row table:style-name="ro1">
          <table:table-cell office:value-type="string" calcext:value-type="string">
            <text:p>2008-01-12 15:00</text:p>
          </table:table-cell>
          <table:table-cell office:value-type="string" calcext:value-type="string">
            <text:p>100_223</text:p>
          </table:table-cell>
          <table:table-cell office:value-type="float" office:value="0.062476" calcext:value-type="float">
            <text:p>0.062476</text:p>
          </table:table-cell>
          <table:table-cell office:value-type="float" office:value="0.037977" calcext:value-type="float">
            <text:p>0.037977</text:p>
          </table:table-cell>
          <table:table-cell office:value-type="float" office:value="0.049096" calcext:value-type="float">
            <text:p>0.049096</text:p>
          </table:table-cell>
          <table:table-cell table:number-columns-repeated="5"/>
          <table:table-cell table:formula="of:=[.C281]*[.$J$1]*[.C$747]" office:value-type="float" office:value="6.3502992935066" calcext:value-type="float">
            <text:p>6.3502992935</text:p>
          </table:table-cell>
          <table:table-cell table:formula="of:=[.D281]*[.$J$1]*[.D$747]" office:value-type="float" office:value="3.76465495179747" calcext:value-type="float">
            <text:p>3.7646549518</text:p>
          </table:table-cell>
          <table:table-cell table:formula="of:=[.E281]*[.$J$1]*[.E$747]" office:value-type="float" office:value="4.94331580572203" calcext:value-type="float">
            <text:p>4.9433158057</text:p>
          </table:table-cell>
        </table:table-row>
        <table:table-row table:style-name="ro1">
          <table:table-cell office:value-type="string" calcext:value-type="string">
            <text:p>2008-01-12 16:00</text:p>
          </table:table-cell>
          <table:table-cell office:value-type="string" calcext:value-type="string">
            <text:p>100_223</text:p>
          </table:table-cell>
          <table:table-cell office:value-type="float" office:value="0.060139" calcext:value-type="float">
            <text:p>0.060139</text:p>
          </table:table-cell>
          <table:table-cell office:value-type="float" office:value="0.025158" calcext:value-type="float">
            <text:p>0.025158</text:p>
          </table:table-cell>
          <table:table-cell office:value-type="float" office:value="0.036785" calcext:value-type="float">
            <text:p>0.036785</text:p>
          </table:table-cell>
          <table:table-cell table:number-columns-repeated="5"/>
          <table:table-cell table:formula="of:=[.C282]*[.$J$1]*[.C$747]" office:value-type="float" office:value="6.11275768634665" calcext:value-type="float">
            <text:p>6.1127576863</text:p>
          </table:table-cell>
          <table:table-cell table:formula="of:=[.D282]*[.$J$1]*[.D$747]" office:value-type="float" office:value="2.49390918917557" calcext:value-type="float">
            <text:p>2.4939091892</text:p>
          </table:table-cell>
          <table:table-cell table:formula="of:=[.E282]*[.$J$1]*[.E$747]" office:value-type="float" office:value="3.70376144519889" calcext:value-type="float">
            <text:p>3.7037614452</text:p>
          </table:table-cell>
        </table:table-row>
        <table:table-row table:style-name="ro1">
          <table:table-cell office:value-type="string" calcext:value-type="string">
            <text:p>2008-01-12 17:00</text:p>
          </table:table-cell>
          <table:table-cell office:value-type="string" calcext:value-type="string">
            <text:p>100_223</text:p>
          </table:table-cell>
          <table:table-cell office:value-type="float" office:value="0.059792" calcext:value-type="float">
            <text:p>0.059792</text:p>
          </table:table-cell>
          <table:table-cell office:value-type="float" office:value="0.025056" calcext:value-type="float">
            <text:p>0.025056</text:p>
          </table:table-cell>
          <table:table-cell office:value-type="float" office:value="0.036098" calcext:value-type="float">
            <text:p>0.036098</text:p>
          </table:table-cell>
          <table:table-cell table:number-columns-repeated="5"/>
          <table:table-cell table:formula="of:=[.C283]*[.$J$1]*[.C$747]" office:value-type="float" office:value="6.07748728083338" calcext:value-type="float">
            <text:p>6.0774872808</text:p>
          </table:table-cell>
          <table:table-cell table:formula="of:=[.D283]*[.$J$1]*[.D$747]" office:value-type="float" office:value="2.48379794276107" calcext:value-type="float">
            <text:p>2.4837979428</text:p>
          </table:table-cell>
          <table:table-cell table:formula="of:=[.E283]*[.$J$1]*[.E$747]" office:value-type="float" office:value="3.63458966015467" calcext:value-type="float">
            <text:p>3.6345896602</text:p>
          </table:table-cell>
        </table:table-row>
        <table:table-row table:style-name="ro1">
          <table:table-cell office:value-type="string" calcext:value-type="string">
            <text:p>2008-01-12 18:00</text:p>
          </table:table-cell>
          <table:table-cell office:value-type="string" calcext:value-type="string">
            <text:p>100_223</text:p>
          </table:table-cell>
          <table:table-cell office:value-type="float" office:value="0.049331" calcext:value-type="float">
            <text:p>0.049331</text:p>
          </table:table-cell>
          <table:table-cell office:value-type="float" office:value="0.021987" calcext:value-type="float">
            <text:p>0.021987</text:p>
          </table:table-cell>
          <table:table-cell office:value-type="float" office:value="0.029302" calcext:value-type="float">
            <text:p>0.029302</text:p>
          </table:table-cell>
          <table:table-cell table:number-columns-repeated="5"/>
          <table:table-cell table:formula="of:=[.C284]*[.$J$1]*[.C$747]" office:value-type="float" office:value="5.01419128061934" calcext:value-type="float">
            <text:p>5.0141912806</text:p>
          </table:table-cell>
          <table:table-cell table:formula="of:=[.D284]*[.$J$1]*[.D$747]" office:value-type="float" office:value="2.17956838152489" calcext:value-type="float">
            <text:p>2.1795683815</text:p>
          </table:table-cell>
          <table:table-cell table:formula="of:=[.E284]*[.$J$1]*[.E$747]" office:value-type="float" office:value="2.95032262789773" calcext:value-type="float">
            <text:p>2.9503226279</text:p>
          </table:table-cell>
        </table:table-row>
        <table:table-row table:style-name="ro1">
          <table:table-cell office:value-type="string" calcext:value-type="string">
            <text:p>2008-01-12 19:00</text:p>
          </table:table-cell>
          <table:table-cell office:value-type="string" calcext:value-type="string">
            <text:p>100_223</text:p>
          </table:table-cell>
          <table:table-cell office:value-type="float" office:value="0.039663" calcext:value-type="float">
            <text:p>0.03966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29425" calcext:value-type="float">
            <text:p>0.029425</text:p>
          </table:table-cell>
          <table:table-cell table:number-columns-repeated="5"/>
          <table:table-cell table:formula="of:=[.C285]*[.$J$1]*[.C$747]" office:value-type="float" office:value="4.0314988296042" calcext:value-type="float">
            <text:p>4.0314988296</text:p>
          </table:table-cell>
          <table:table-cell table:formula="of:=[.D285]*[.$J$1]*[.D$747]" office:value-type="float" office:value="1.90230214406071" calcext:value-type="float">
            <text:p>1.9023021441</text:p>
          </table:table-cell>
          <table:table-cell table:formula="of:=[.E285]*[.$J$1]*[.E$747]" office:value-type="float" office:value="2.96270709596241" calcext:value-type="float">
            <text:p>2.962707096</text:p>
          </table:table-cell>
        </table:table-row>
        <table:table-row table:style-name="ro1">
          <table:table-cell office:value-type="string" calcext:value-type="string">
            <text:p>2008-01-12 20:00</text:p>
          </table:table-cell>
          <table:table-cell office:value-type="string" calcext:value-type="string">
            <text:p>100_223</text:p>
          </table:table-cell>
          <table:table-cell office:value-type="float" office:value="0.036503" calcext:value-type="float">
            <text:p>0.036503</text:p>
          </table:table-cell>
          <table:table-cell office:value-type="float" office:value="0.019626" calcext:value-type="float">
            <text:p>0.019626</text:p>
          </table:table-cell>
          <table:table-cell office:value-type="float" office:value="0.024966" calcext:value-type="float">
            <text:p>0.024966</text:p>
          </table:table-cell>
          <table:table-cell table:number-columns-repeated="5"/>
          <table:table-cell table:formula="of:=[.C286]*[.$J$1]*[.C$747]" office:value-type="float" office:value="3.71030435864766" calcext:value-type="float">
            <text:p>3.7103043586</text:p>
          </table:table-cell>
          <table:table-cell table:formula="of:=[.D286]*[.$J$1]*[.D$747]" office:value-type="float" office:value="1.94552276598934" calcext:value-type="float">
            <text:p>1.945522766</text:p>
          </table:table-cell>
          <table:table-cell table:formula="of:=[.E286]*[.$J$1]*[.E$747]" office:value-type="float" office:value="2.5137449569345" calcext:value-type="float">
            <text:p>2.5137449569</text:p>
          </table:table-cell>
        </table:table-row>
        <table:table-row table:style-name="ro1">
          <table:table-cell office:value-type="string" calcext:value-type="string">
            <text:p>2008-01-12 21:00</text:p>
          </table:table-cell>
          <table:table-cell office:value-type="string" calcext:value-type="string">
            <text:p>100_223</text:p>
          </table:table-cell>
          <table:table-cell office:value-type="float" office:value="0.035191" calcext:value-type="float">
            <text:p>0.035191</text:p>
          </table:table-cell>
          <table:table-cell office:value-type="float" office:value="0.019952" calcext:value-type="float">
            <text:p>0.019952</text:p>
          </table:table-cell>
          <table:table-cell office:value-type="float" office:value="0.023072" calcext:value-type="float">
            <text:p>0.023072</text:p>
          </table:table-cell>
          <table:table-cell table:number-columns-repeated="5"/>
          <table:table-cell table:formula="of:=[.C287]*[.$J$1]*[.C$747]" office:value-type="float" office:value="3.57694766690874" calcext:value-type="float">
            <text:p>3.5769476669</text:p>
          </table:table-cell>
          <table:table-cell table:formula="of:=[.D287]*[.$J$1]*[.D$747]" office:value-type="float" office:value="1.977839102569" calcext:value-type="float">
            <text:p>1.9778391026</text:p>
          </table:table-cell>
          <table:table-cell table:formula="of:=[.E287]*[.$J$1]*[.E$747]" office:value-type="float" office:value="2.32304428608479" calcext:value-type="float">
            <text:p>2.3230442861</text:p>
          </table:table-cell>
        </table:table-row>
        <table:table-row table:style-name="ro1">
          <table:table-cell office:value-type="string" calcext:value-type="string">
            <text:p>2008-01-12 22:00</text:p>
          </table:table-cell>
          <table:table-cell office:value-type="string" calcext:value-type="string">
            <text:p>100_223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18304" calcext:value-type="float">
            <text:p>0.018304</text:p>
          </table:table-cell>
          <table:table-cell office:value-type="float" office:value="0.020845" calcext:value-type="float">
            <text:p>0.020845</text:p>
          </table:table-cell>
          <table:table-cell table:number-columns-repeated="5"/>
          <table:table-cell table:formula="of:=[.C288]*[.$J$1]*[.C$747]" office:value-type="float" office:value="3.03610090109869" calcext:value-type="float">
            <text:p>3.0361009011</text:p>
          </table:table-cell>
          <table:table-cell table:formula="of:=[.D288]*[.$J$1]*[.D$747]" office:value-type="float" office:value="1.81447308206812" calcext:value-type="float">
            <text:p>1.8144730821</text:p>
          </table:table-cell>
          <table:table-cell table:formula="of:=[.E288]*[.$J$1]*[.E$747]" office:value-type="float" office:value="2.09881493340141" calcext:value-type="float">
            <text:p>2.0988149334</text:p>
          </table:table-cell>
        </table:table-row>
        <table:table-row table:style-name="ro1">
          <table:table-cell office:value-type="string" calcext:value-type="string">
            <text:p>2008-01-12 23:00</text:p>
          </table:table-cell>
          <table:table-cell office:value-type="string" calcext:value-type="string">
            <text:p>100_223</text:p>
          </table:table-cell>
          <table:table-cell office:value-type="float" office:value="0.024687" calcext:value-type="float">
            <text:p>0.024687</text:p>
          </table:table-cell>
          <table:table-cell office:value-type="float" office:value="0.017959" calcext:value-type="float">
            <text:p>0.017959</text:p>
          </table:table-cell>
          <table:table-cell office:value-type="float" office:value="0.018264" calcext:value-type="float">
            <text:p>0.018264</text:p>
          </table:table-cell>
          <table:table-cell table:number-columns-repeated="5"/>
          <table:table-cell table:formula="of:=[.C289]*[.$J$1]*[.C$747]" office:value-type="float" office:value="2.50928098243801" calcext:value-type="float">
            <text:p>2.5092809824</text:p>
          </table:table-cell>
          <table:table-cell table:formula="of:=[.D289]*[.$J$1]*[.D$747]" office:value-type="float" office:value="1.78027327801908" calcext:value-type="float">
            <text:p>1.780273278</text:p>
          </table:table-cell>
          <table:table-cell table:formula="of:=[.E289]*[.$J$1]*[.E$747]" office:value-type="float" office:value="1.83894247750748" calcext:value-type="float">
            <text:p>1.8389424775</text:p>
          </table:table-cell>
        </table:table-row>
        <table:table-row table:style-name="ro1">
          <table:table-cell office:value-type="string" calcext:value-type="string">
            <text:p>2008-01-13 00:00</text:p>
          </table:table-cell>
          <table:table-cell office:value-type="string" calcext:value-type="string">
            <text:p>100_223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023742" calcext:value-type="float">
            <text:p>0.023742</text:p>
          </table:table-cell>
          <table:table-cell table:number-columns-repeated="5"/>
          <table:table-cell table:formula="of:=[.C290]*[.$J$1]*[.C$747]" office:value-type="float" office:value="2.16348870706012" calcext:value-type="float">
            <text:p>2.1634887071</text:p>
          </table:table-cell>
          <table:table-cell table:formula="of:=[.D290]*[.$J$1]*[.D$747]" office:value-type="float" office:value="2.42580697067793" calcext:value-type="float">
            <text:p>2.4258069707</text:p>
          </table:table-cell>
          <table:table-cell table:formula="of:=[.E290]*[.$J$1]*[.E$747]" office:value-type="float" office:value="2.39050439668104" calcext:value-type="float">
            <text:p>2.3905043967</text:p>
          </table:table-cell>
        </table:table-row>
        <table:table-row table:style-name="ro1">
          <table:table-cell office:value-type="string" calcext:value-type="string">
            <text:p>2008-01-13 01:00</text:p>
          </table:table-cell>
          <table:table-cell office:value-type="string" calcext:value-type="string">
            <text:p>100_223</text:p>
          </table:table-cell>
          <table:table-cell office:value-type="float" office:value="0.018835" calcext:value-type="float">
            <text:p>0.018835</text:p>
          </table:table-cell>
          <table:table-cell office:value-type="float" office:value="0.021851" calcext:value-type="float">
            <text:p>0.021851</text:p>
          </table:table-cell>
          <table:table-cell office:value-type="float" office:value="0.022307" calcext:value-type="float">
            <text:p>0.022307</text:p>
          </table:table-cell>
          <table:table-cell table:number-columns-repeated="5"/>
          <table:table-cell table:formula="of:=[.C291]*[.$J$1]*[.C$747]" office:value-type="float" office:value="1.91446134824888" calcext:value-type="float">
            <text:p>1.9144613482</text:p>
          </table:table-cell>
          <table:table-cell table:formula="of:=[.D291]*[.$J$1]*[.D$747]" office:value-type="float" office:value="2.1660867196389" calcext:value-type="float">
            <text:p>2.1660867196</text:p>
          </table:table-cell>
          <table:table-cell table:formula="of:=[.E291]*[.$J$1]*[.E$747]" office:value-type="float" office:value="2.24601893592638" calcext:value-type="float">
            <text:p>2.2460189359</text:p>
          </table:table-cell>
        </table:table-row>
        <table:table-row table:style-name="ro1">
          <table:table-cell office:value-type="string" calcext:value-type="string">
            <text:p>2008-01-13 02:00</text:p>
          </table:table-cell>
          <table:table-cell office:value-type="string" calcext:value-type="string">
            <text:p>100_223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23263" calcext:value-type="float">
            <text:p>0.023263</text:p>
          </table:table-cell>
          <table:table-cell table:number-columns-repeated="5"/>
          <table:table-cell table:formula="of:=[.C292]*[.$J$1]*[.C$747]" office:value-type="float" office:value="1.77988493067088" calcext:value-type="float">
            <text:p>1.7798849307</text:p>
          </table:table-cell>
          <table:table-cell table:formula="of:=[.D292]*[.$J$1]*[.D$747]" office:value-type="float" office:value="2.16797018710827" calcext:value-type="float">
            <text:p>2.1679701871</text:p>
          </table:table-cell>
          <table:table-cell table:formula="of:=[.E292]*[.$J$1]*[.E$747]" office:value-type="float" office:value="2.34227545194133" calcext:value-type="float">
            <text:p>2.3422754519</text:p>
          </table:table-cell>
        </table:table-row>
        <table:table-row table:style-name="ro1">
          <table:table-cell office:value-type="string" calcext:value-type="string">
            <text:p>2008-01-13 03:00</text:p>
          </table:table-cell>
          <table:table-cell office:value-type="string" calcext:value-type="string">
            <text:p>100_223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21207" calcext:value-type="float">
            <text:p>0.021207</text:p>
          </table:table-cell>
          <table:table-cell office:value-type="float" office:value="0.022984" calcext:value-type="float">
            <text:p>0.022984</text:p>
          </table:table-cell>
          <table:table-cell table:number-columns-repeated="5"/>
          <table:table-cell table:formula="of:=[.C293]*[.$J$1]*[.C$747]" office:value-type="float" office:value="1.70314384662905" calcext:value-type="float">
            <text:p>1.7031438466</text:p>
          </table:table-cell>
          <table:table-cell table:formula="of:=[.D293]*[.$J$1]*[.D$747]" office:value-type="float" office:value="2.10224708541404" calcext:value-type="float">
            <text:p>2.1022470854</text:p>
          </table:table-cell>
          <table:table-cell table:formula="of:=[.E293]*[.$J$1]*[.E$747]" office:value-type="float" office:value="2.31418385364826" calcext:value-type="float">
            <text:p>2.3141838536</text:p>
          </table:table-cell>
        </table:table-row>
        <table:table-row table:style-name="ro1">
          <table:table-cell office:value-type="string" calcext:value-type="string">
            <text:p>2008-01-13 04:00</text:p>
          </table:table-cell>
          <table:table-cell office:value-type="string" calcext:value-type="string">
            <text:p>100_223</text:p>
          </table:table-cell>
          <table:table-cell office:value-type="float" office:value="0.016242" calcext:value-type="float">
            <text:p>0.016242</text:p>
          </table:table-cell>
          <table:table-cell office:value-type="float" office:value="0.022179" calcext:value-type="float">
            <text:p>0.022179</text:p>
          </table:table-cell>
          <table:table-cell office:value-type="float" office:value="0.021518" calcext:value-type="float">
            <text:p>0.021518</text:p>
          </table:table-cell>
          <table:table-cell table:number-columns-repeated="5"/>
          <table:table-cell table:formula="of:=[.C294]*[.$J$1]*[.C$747]" office:value-type="float" office:value="1.65089892318865" calcext:value-type="float">
            <text:p>1.6508989232</text:p>
          </table:table-cell>
          <table:table-cell table:formula="of:=[.D294]*[.$J$1]*[.D$747]" office:value-type="float" office:value="2.19860131595218" calcext:value-type="float">
            <text:p>2.198601316</text:p>
          </table:table-cell>
          <table:table-cell table:formula="of:=[.E294]*[.$J$1]*[.E$747]" office:value-type="float" office:value="2.16657710419437" calcext:value-type="float">
            <text:p>2.1665771042</text:p>
          </table:table-cell>
        </table:table-row>
        <table:table-row table:style-name="ro1">
          <table:table-cell office:value-type="string" calcext:value-type="string">
            <text:p>2008-01-13 05:00</text:p>
          </table:table-cell>
          <table:table-cell office:value-type="string" calcext:value-type="string">
            <text:p>100_223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024192" calcext:value-type="float">
            <text:p>0.024192</text:p>
          </table:table-cell>
          <table:table-cell office:value-type="float" office:value="0.022368" calcext:value-type="float">
            <text:p>0.022368</text:p>
          </table:table-cell>
          <table:table-cell table:number-columns-repeated="5"/>
          <table:table-cell table:formula="of:=[.C295]*[.$J$1]*[.C$747]" office:value-type="float" office:value="1.70405864100836" calcext:value-type="float">
            <text:p>1.704058641</text:p>
          </table:table-cell>
          <table:table-cell table:formula="of:=[.D295]*[.$J$1]*[.D$747]" office:value-type="float" office:value="2.39814973783828" calcext:value-type="float">
            <text:p>2.3981497378</text:p>
          </table:table-cell>
          <table:table-cell table:formula="of:=[.E295]*[.$J$1]*[.E$747]" office:value-type="float" office:value="2.2521608265926" calcext:value-type="float">
            <text:p>2.2521608266</text:p>
          </table:table-cell>
        </table:table-row>
        <table:table-row table:style-name="ro1">
          <table:table-cell office:value-type="string" calcext:value-type="string">
            <text:p>2008-01-13 06:00</text:p>
          </table:table-cell>
          <table:table-cell office:value-type="string" calcext:value-type="string">
            <text:p>100_223</text:p>
          </table:table-cell>
          <table:table-cell office:value-type="float" office:value="0.018753" calcext:value-type="float">
            <text:p>0.018753</text:p>
          </table:table-cell>
          <table:table-cell office:value-type="float" office:value="0.024197" calcext:value-type="float">
            <text:p>0.024197</text:p>
          </table:table-cell>
          <table:table-cell office:value-type="float" office:value="0.023069" calcext:value-type="float">
            <text:p>0.023069</text:p>
          </table:table-cell>
          <table:table-cell table:number-columns-repeated="5"/>
          <table:table-cell table:formula="of:=[.C296]*[.$J$1]*[.C$747]" office:value-type="float" office:value="1.90612655501519" calcext:value-type="float">
            <text:p>1.906126555</text:p>
          </table:table-cell>
          <table:table-cell table:formula="of:=[.D296]*[.$J$1]*[.D$747]" office:value-type="float" office:value="2.39864538717232" calcext:value-type="float">
            <text:p>2.3986453872</text:p>
          </table:table-cell>
          <table:table-cell table:formula="of:=[.E296]*[.$J$1]*[.E$747]" office:value-type="float" office:value="2.32274222588809" calcext:value-type="float">
            <text:p>2.3227422259</text:p>
          </table:table-cell>
        </table:table-row>
        <table:table-row table:style-name="ro1">
          <table:table-cell office:value-type="string" calcext:value-type="string">
            <text:p>2008-01-13 07:00</text:p>
          </table:table-cell>
          <table:table-cell office:value-type="string" calcext:value-type="string">
            <text:p>100_223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024726" calcext:value-type="float">
            <text:p>0.024726</text:p>
          </table:table-cell>
          <table:table-cell office:value-type="float" office:value="0.02675" calcext:value-type="float">
            <text:p>0.02675</text:p>
          </table:table-cell>
          <table:table-cell table:number-columns-repeated="5"/>
          <table:table-cell table:formula="of:=[.C297]*[.$J$1]*[.C$747]" office:value-type="float" office:value="2.30741635607102" calcext:value-type="float">
            <text:p>2.3074163561</text:p>
          </table:table-cell>
          <table:table-cell table:formula="of:=[.D297]*[.$J$1]*[.D$747]" office:value-type="float" office:value="2.45108508671417" calcext:value-type="float">
            <text:p>2.4510850867</text:p>
          </table:table-cell>
          <table:table-cell table:formula="of:=[.E297]*[.$J$1]*[.E$747]" office:value-type="float" office:value="2.69337008723856" calcext:value-type="float">
            <text:p>2.6933700872</text:p>
          </table:table-cell>
        </table:table-row>
        <table:table-row table:style-name="ro1">
          <table:table-cell office:value-type="string" calcext:value-type="string">
            <text:p>2008-01-13 08:00</text:p>
          </table:table-cell>
          <table:table-cell office:value-type="string" calcext:value-type="string">
            <text:p>100_223</text:p>
          </table:table-cell>
          <table:table-cell office:value-type="float" office:value="0.027965" calcext:value-type="float">
            <text:p>0.027965</text:p>
          </table:table-cell>
          <table:table-cell office:value-type="float" office:value="0.026111" calcext:value-type="float">
            <text:p>0.026111</text:p>
          </table:table-cell>
          <table:table-cell office:value-type="float" office:value="0.0263" calcext:value-type="float">
            <text:p>0.0263</text:p>
          </table:table-cell>
          <table:table-cell table:number-columns-repeated="5"/>
          <table:table-cell table:formula="of:=[.C298]*[.$J$1]*[.C$747]" office:value-type="float" office:value="2.84246942414546" calcext:value-type="float">
            <text:p>2.8424694241</text:p>
          </table:table-cell>
          <table:table-cell table:formula="of:=[.D298]*[.$J$1]*[.D$747]" office:value-type="float" office:value="2.58837995224435" calcext:value-type="float">
            <text:p>2.5883799522</text:p>
          </table:table-cell>
          <table:table-cell table:formula="of:=[.E298]*[.$J$1]*[.E$747]" office:value-type="float" office:value="2.64806105773361" calcext:value-type="float">
            <text:p>2.6480610577</text:p>
          </table:table-cell>
        </table:table-row>
        <table:table-row table:style-name="ro1">
          <table:table-cell office:value-type="string" calcext:value-type="string">
            <text:p>2008-01-13 09:00</text:p>
          </table:table-cell>
          <table:table-cell office:value-type="string" calcext:value-type="string">
            <text:p>100_223</text:p>
          </table:table-cell>
          <table:table-cell office:value-type="float" office:value="0.037133" calcext:value-type="float">
            <text:p>0.037133</text:p>
          </table:table-cell>
          <table:table-cell office:value-type="float" office:value="0.033252" calcext:value-type="float">
            <text:p>0.033252</text:p>
          </table:table-cell>
          <table:table-cell office:value-type="float" office:value="0.034001" calcext:value-type="float">
            <text:p>0.034001</text:p>
          </table:table-cell>
          <table:table-cell table:number-columns-repeated="5"/>
          <table:table-cell table:formula="of:=[.C299]*[.$J$1]*[.C$747]" office:value-type="float" office:value="3.77433996519912" calcext:value-type="float">
            <text:p>3.7743399652</text:p>
          </table:table-cell>
          <table:table-cell table:formula="of:=[.D299]*[.$J$1]*[.D$747]" office:value-type="float" office:value="3.29626633112593" calcext:value-type="float">
            <text:p>3.2962663311</text:p>
          </table:table-cell>
          <table:table-cell table:formula="of:=[.E299]*[.$J$1]*[.E$747]" office:value-type="float" office:value="3.42344958266162" calcext:value-type="float">
            <text:p>3.4234495827</text:p>
          </table:table-cell>
        </table:table-row>
        <table:table-row table:style-name="ro1">
          <table:table-cell office:value-type="string" calcext:value-type="string">
            <text:p>2008-01-13 10:00</text:p>
          </table:table-cell>
          <table:table-cell office:value-type="string" calcext:value-type="string">
            <text:p>100_223</text:p>
          </table:table-cell>
          <table:table-cell office:value-type="float" office:value="0.041674" calcext:value-type="float">
            <text:p>0.041674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33593" calcext:value-type="float">
            <text:p>0.033593</text:p>
          </table:table-cell>
          <table:table-cell table:number-columns-repeated="5"/>
          <table:table-cell table:formula="of:=[.C300]*[.$J$1]*[.C$747]" office:value-type="float" office:value="4.23590455146927" calcext:value-type="float">
            <text:p>4.2359045515</text:p>
          </table:table-cell>
          <table:table-cell table:formula="of:=[.D300]*[.$J$1]*[.D$747]" office:value-type="float" office:value="2.74490601193543" calcext:value-type="float">
            <text:p>2.7449060119</text:p>
          </table:table-cell>
          <table:table-cell table:formula="of:=[.E300]*[.$J$1]*[.E$747]" office:value-type="float" office:value="3.38236939591046" calcext:value-type="float">
            <text:p>3.3823693959</text:p>
          </table:table-cell>
        </table:table-row>
        <table:table-row table:style-name="ro1">
          <table:table-cell office:value-type="string" calcext:value-type="string">
            <text:p>2008-01-13 11:00</text:p>
          </table:table-cell>
          <table:table-cell office:value-type="string" calcext:value-type="string">
            <text:p>100_223</text:p>
          </table:table-cell>
          <table:table-cell office:value-type="float" office:value="0.047914" calcext:value-type="float">
            <text:p>0.047914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0.036868" calcext:value-type="float">
            <text:p>0.036868</text:p>
          </table:table-cell>
          <table:table-cell table:number-columns-repeated="5"/>
          <table:table-cell table:formula="of:=[.C301]*[.$J$1]*[.C$747]" office:value-type="float" office:value="4.87016198778851" calcext:value-type="float">
            <text:p>4.8701619878</text:p>
          </table:table-cell>
          <table:table-cell table:formula="of:=[.D301]*[.$J$1]*[.D$747]" office:value-type="float" office:value="3.26781605935181" calcext:value-type="float">
            <text:p>3.2678160594</text:p>
          </table:table-cell>
          <table:table-cell table:formula="of:=[.E301]*[.$J$1]*[.E$747]" office:value-type="float" office:value="3.71211844397425" calcext:value-type="float">
            <text:p>3.712118444</text:p>
          </table:table-cell>
        </table:table-row>
        <table:table-row table:style-name="ro1">
          <table:table-cell office:value-type="string" calcext:value-type="string">
            <text:p>2008-01-13 12:00</text:p>
          </table:table-cell>
          <table:table-cell office:value-type="string" calcext:value-type="string">
            <text:p>100_223</text:p>
          </table:table-cell>
          <table:table-cell office:value-type="float" office:value="0.053654" calcext:value-type="float">
            <text:p>0.053654</text:p>
          </table:table-cell>
          <table:table-cell office:value-type="float" office:value="0.038373" calcext:value-type="float">
            <text:p>0.038373</text:p>
          </table:table-cell>
          <table:table-cell office:value-type="float" office:value="0.045746" calcext:value-type="float">
            <text:p>0.045746</text:p>
          </table:table-cell>
          <table:table-cell table:number-columns-repeated="5"/>
          <table:table-cell table:formula="of:=[.C302]*[.$J$1]*[.C$747]" office:value-type="float" office:value="5.45359751414628" calcext:value-type="float">
            <text:p>5.4535975141</text:p>
          </table:table-cell>
          <table:table-cell table:formula="of:=[.D302]*[.$J$1]*[.D$747]" office:value-type="float" office:value="3.80391037905375" calcext:value-type="float">
            <text:p>3.8039103791</text:p>
          </table:table-cell>
          <table:table-cell table:formula="of:=[.E302]*[.$J$1]*[.E$747]" office:value-type="float" office:value="4.60601525274075" calcext:value-type="float">
            <text:p>4.6060152527</text:p>
          </table:table-cell>
        </table:table-row>
        <table:table-row table:style-name="ro1">
          <table:table-cell office:value-type="string" calcext:value-type="string">
            <text:p>2008-01-13 13:00</text:p>
          </table:table-cell>
          <table:table-cell office:value-type="string" calcext:value-type="string">
            <text:p>100_223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036051" calcext:value-type="float">
            <text:p>0.036051</text:p>
          </table:table-cell>
          <table:table-cell office:value-type="float" office:value="0.045295" calcext:value-type="float">
            <text:p>0.045295</text:p>
          </table:table-cell>
          <table:table-cell table:number-columns-repeated="5"/>
          <table:table-cell table:formula="of:=[.C303]*[.$J$1]*[.C$747]" office:value-type="float" office:value="5.70628405047475" calcext:value-type="float">
            <text:p>5.7062840505</text:p>
          </table:table-cell>
          <table:table-cell table:formula="of:=[.D303]*[.$J$1]*[.D$747]" office:value-type="float" office:value="3.57373082832374" calcext:value-type="float">
            <text:p>3.5737308283</text:p>
          </table:table-cell>
          <table:table-cell table:formula="of:=[.E303]*[.$J$1]*[.E$747]" office:value-type="float" office:value="4.56060553650357" calcext:value-type="float">
            <text:p>4.5606055365</text:p>
          </table:table-cell>
        </table:table-row>
        <table:table-row table:style-name="ro1">
          <table:table-cell office:value-type="string" calcext:value-type="string">
            <text:p>2008-01-13 14:00</text:p>
          </table:table-cell>
          <table:table-cell office:value-type="string" calcext:value-type="string">
            <text:p>100_223</text:p>
          </table:table-cell>
          <table:table-cell office:value-type="float" office:value="0.057339" calcext:value-type="float">
            <text:p>0.057339</text:p>
          </table:table-cell>
          <table:table-cell office:value-type="float" office:value="0.036326" calcext:value-type="float">
            <text:p>0.036326</text:p>
          </table:table-cell>
          <table:table-cell office:value-type="float" office:value="0.045131" calcext:value-type="float">
            <text:p>0.045131</text:p>
          </table:table-cell>
          <table:table-cell table:number-columns-repeated="5"/>
          <table:table-cell table:formula="of:=[.C304]*[.$J$1]*[.C$747]" office:value-type="float" office:value="5.82815499056237" calcext:value-type="float">
            <text:p>5.8281549906</text:p>
          </table:table-cell>
          <table:table-cell table:formula="of:=[.D304]*[.$J$1]*[.D$747]" office:value-type="float" office:value="3.60099154169615" calcext:value-type="float">
            <text:p>3.6009915417</text:p>
          </table:table-cell>
          <table:table-cell table:formula="of:=[.E304]*[.$J$1]*[.E$747]" office:value-type="float" office:value="4.54409291241732" calcext:value-type="float">
            <text:p>4.5440929124</text:p>
          </table:table-cell>
        </table:table-row>
        <table:table-row table:style-name="ro1">
          <table:table-cell office:value-type="string" calcext:value-type="string">
            <text:p>2008-01-13 15:00</text:p>
          </table:table-cell>
          <table:table-cell office:value-type="string" calcext:value-type="string">
            <text:p>100_223</text:p>
          </table:table-cell>
          <table:table-cell office:value-type="float" office:value="0.056243" calcext:value-type="float">
            <text:p>0.056243</text:p>
          </table:table-cell>
          <table:table-cell office:value-type="float" office:value="0.036265" calcext:value-type="float">
            <text:p>0.036265</text:p>
          </table:table-cell>
          <table:table-cell office:value-type="float" office:value="0.04549" calcext:value-type="float">
            <text:p>0.04549</text:p>
          </table:table-cell>
          <table:table-cell table:number-columns-repeated="5"/>
          <table:table-cell table:formula="of:=[.C305]*[.$J$1]*[.C$747]" office:value-type="float" office:value="5.71675336392681" calcext:value-type="float">
            <text:p>5.7167533639</text:p>
          </table:table-cell>
          <table:table-cell table:formula="of:=[.D305]*[.$J$1]*[.D$747]" office:value-type="float" office:value="3.59494461982082" calcext:value-type="float">
            <text:p>3.5949446198</text:p>
          </table:table-cell>
          <table:table-cell table:formula="of:=[.E305]*[.$J$1]*[.E$747]" office:value-type="float" office:value="4.58023944928905" calcext:value-type="float">
            <text:p>4.5802394493</text:p>
          </table:table-cell>
        </table:table-row>
        <table:table-row table:style-name="ro1">
          <table:table-cell office:value-type="string" calcext:value-type="string">
            <text:p>2008-01-13 16:00</text:p>
          </table:table-cell>
          <table:table-cell office:value-type="string" calcext:value-type="string">
            <text:p>100_223</text:p>
          </table:table-cell>
          <table:table-cell office:value-type="float" office:value="0.054674" calcext:value-type="float">
            <text:p>0.054674</text:p>
          </table:table-cell>
          <table:table-cell office:value-type="float" office:value="0.037834" calcext:value-type="float">
            <text:p>0.037834</text:p>
          </table:table-cell>
          <table:table-cell office:value-type="float" office:value="0.039859" calcext:value-type="float">
            <text:p>0.039859</text:p>
          </table:table-cell>
          <table:table-cell table:number-columns-repeated="5"/>
          <table:table-cell table:formula="of:=[.C306]*[.$J$1]*[.C$747]" office:value-type="float" office:value="5.55727421046769" calcext:value-type="float">
            <text:p>5.5572742105</text:p>
          </table:table-cell>
          <table:table-cell table:formula="of:=[.D306]*[.$J$1]*[.D$747]" office:value-type="float" office:value="3.75047938084381" calcext:value-type="float">
            <text:p>3.7504793808</text:p>
          </table:table-cell>
          <table:table-cell table:formula="of:=[.E306]*[.$J$1]*[.E$747]" office:value-type="float" office:value="4.0132724600838" calcext:value-type="float">
            <text:p>4.0132724601</text:p>
          </table:table-cell>
        </table:table-row>
        <table:table-row table:style-name="ro1">
          <table:table-cell office:value-type="string" calcext:value-type="string">
            <text:p>2008-01-13 17:00</text:p>
          </table:table-cell>
          <table:table-cell office:value-type="string" calcext:value-type="string">
            <text:p>100_223</text:p>
          </table:table-cell>
          <table:table-cell office:value-type="float" office:value="0.051646" calcext:value-type="float">
            <text:p>0.051646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0.037805" calcext:value-type="float">
            <text:p>0.037805</text:p>
          </table:table-cell>
          <table:table-cell table:number-columns-repeated="5"/>
          <table:table-cell table:formula="of:=[.C307]*[.$J$1]*[.C$747]" office:value-type="float" office:value="5.24949672374098" calcext:value-type="float">
            <text:p>5.2494967237</text:p>
          </table:table-cell>
          <table:table-cell table:formula="of:=[.D307]*[.$J$1]*[.D$747]" office:value-type="float" office:value="3.77337838007664" calcext:value-type="float">
            <text:p>3.7733783801</text:p>
          </table:table-cell>
          <table:table-cell table:formula="of:=[.E307]*[.$J$1]*[.E$747]" office:value-type="float" office:value="3.80646191207677" calcext:value-type="float">
            <text:p>3.8064619121</text:p>
          </table:table-cell>
        </table:table-row>
        <table:table-row table:style-name="ro1">
          <table:table-cell office:value-type="string" calcext:value-type="string">
            <text:p>2008-01-13 18:00</text:p>
          </table:table-cell>
          <table:table-cell office:value-type="string" calcext:value-type="string">
            <text:p>100_223</text:p>
          </table:table-cell>
          <table:table-cell office:value-type="float" office:value="0.044942" calcext:value-type="float">
            <text:p>0.044942</text:p>
          </table:table-cell>
          <table:table-cell office:value-type="float" office:value="0.031652" calcext:value-type="float">
            <text:p>0.031652</text:p>
          </table:table-cell>
          <table:table-cell office:value-type="float" office:value="0.03343" calcext:value-type="float">
            <text:p>0.03343</text:p>
          </table:table-cell>
          <table:table-cell table:number-columns-repeated="5"/>
          <table:table-cell table:formula="of:=[.C308]*[.$J$1]*[.C$747]" office:value-type="float" office:value="4.56807655497749" calcext:value-type="float">
            <text:p>4.568076555</text:p>
          </table:table-cell>
          <table:table-cell table:formula="of:=[.D308]*[.$J$1]*[.D$747]" office:value-type="float" office:value="3.13765854423186" calcext:value-type="float">
            <text:p>3.1376585442</text:p>
          </table:table-cell>
          <table:table-cell table:formula="of:=[.E308]*[.$J$1]*[.E$747]" office:value-type="float" office:value="3.36595745855645" calcext:value-type="float">
            <text:p>3.3659574586</text:p>
          </table:table-cell>
        </table:table-row>
        <table:table-row table:style-name="ro1">
          <table:table-cell office:value-type="string" calcext:value-type="string">
            <text:p>2008-01-13 19:00</text:p>
          </table:table-cell>
          <table:table-cell office:value-type="string" calcext:value-type="string">
            <text:p>100_223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0.032753" calcext:value-type="float">
            <text:p>0.032753</text:p>
          </table:table-cell>
          <table:table-cell office:value-type="float" office:value="0.03585" calcext:value-type="float">
            <text:p>0.03585</text:p>
          </table:table-cell>
          <table:table-cell table:number-columns-repeated="5"/>
          <table:table-cell table:formula="of:=[.C309]*[.$J$1]*[.C$747]" office:value-type="float" office:value="3.86266844471217" calcext:value-type="float">
            <text:p>3.8626684447</text:p>
          </table:table-cell>
          <table:table-cell table:formula="of:=[.D309]*[.$J$1]*[.D$747]" office:value-type="float" office:value="3.24680052758834" calcext:value-type="float">
            <text:p>3.2468005276</text:p>
          </table:table-cell>
          <table:table-cell table:formula="of:=[.E309]*[.$J$1]*[.E$747]" office:value-type="float" office:value="3.60961935056083" calcext:value-type="float">
            <text:p>3.6096193506</text:p>
          </table:table-cell>
        </table:table-row>
        <table:table-row table:style-name="ro1">
          <table:table-cell office:value-type="string" calcext:value-type="string">
            <text:p>2008-01-13 20:00</text:p>
          </table:table-cell>
          <table:table-cell office:value-type="string" calcext:value-type="string">
            <text:p>100_223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31225" calcext:value-type="float">
            <text:p>0.031225</text:p>
          </table:table-cell>
          <table:table-cell office:value-type="float" office:value="0.031301" calcext:value-type="float">
            <text:p>0.031301</text:p>
          </table:table-cell>
          <table:table-cell table:number-columns-repeated="5"/>
          <table:table-cell table:formula="of:=[.C310]*[.$J$1]*[.C$747]" office:value-type="float" office:value="3.56159945010038" calcext:value-type="float">
            <text:p>3.5615994501</text:p>
          </table:table-cell>
          <table:table-cell table:formula="of:=[.D310]*[.$J$1]*[.D$747]" office:value-type="float" office:value="3.09533009110451" calcext:value-type="float">
            <text:p>3.0953300911</text:p>
          </table:table-cell>
          <table:table-cell table:formula="of:=[.E310]*[.$J$1]*[.E$747]" office:value-type="float" office:value="3.15159540563193" calcext:value-type="float">
            <text:p>3.1515954056</text:p>
          </table:table-cell>
        </table:table-row>
        <table:table-row table:style-name="ro1">
          <table:table-cell office:value-type="string" calcext:value-type="string">
            <text:p>2008-01-13 21:00</text:p>
          </table:table-cell>
          <table:table-cell office:value-type="string" calcext:value-type="string">
            <text:p>100_223</text:p>
          </table:table-cell>
          <table:table-cell office:value-type="float" office:value="0.030538" calcext:value-type="float">
            <text:p>0.030538</text:p>
          </table:table-cell>
          <table:table-cell office:value-type="float" office:value="0.028668" calcext:value-type="float">
            <text:p>0.028668</text:p>
          </table:table-cell>
          <table:table-cell office:value-type="float" office:value="0.029101" calcext:value-type="float">
            <text:p>0.029101</text:p>
          </table:table-cell>
          <table:table-cell table:number-columns-repeated="5"/>
          <table:table-cell table:formula="of:=[.C311]*[.$J$1]*[.C$747]" office:value-type="float" office:value="3.10399897280723" calcext:value-type="float">
            <text:p>3.1039989728</text:p>
          </table:table-cell>
          <table:table-cell table:formula="of:=[.D311]*[.$J$1]*[.D$747]" office:value-type="float" office:value="2.84185502167443" calcext:value-type="float">
            <text:p>2.8418550217</text:p>
          </table:table-cell>
          <table:table-cell table:formula="of:=[.E311]*[.$J$1]*[.E$747]" office:value-type="float" office:value="2.93008459471885" calcext:value-type="float">
            <text:p>2.9300845947</text:p>
          </table:table-cell>
        </table:table-row>
        <table:table-row table:style-name="ro1">
          <table:table-cell office:value-type="string" calcext:value-type="string">
            <text:p>2008-01-13 22:00</text:p>
          </table:table-cell>
          <table:table-cell office:value-type="string" calcext:value-type="string">
            <text:p>100_223</text:p>
          </table:table-cell>
          <table:table-cell office:value-type="float" office:value="0.024985" calcext:value-type="float">
            <text:p>0.024985</text:p>
          </table:table-cell>
          <table:table-cell office:value-type="float" office:value="0.027092" calcext:value-type="float">
            <text:p>0.027092</text:p>
          </table:table-cell>
          <table:table-cell office:value-type="float" office:value="0.027358" calcext:value-type="float">
            <text:p>0.027358</text:p>
          </table:table-cell>
          <table:table-cell table:number-columns-repeated="5"/>
          <table:table-cell table:formula="of:=[.C312]*[.$J$1]*[.C$747]" office:value-type="float" office:value="2.53957084077505" calcext:value-type="float">
            <text:p>2.5395708408</text:p>
          </table:table-cell>
          <table:table-cell table:formula="of:=[.D312]*[.$J$1]*[.D$747]" office:value-type="float" office:value="2.68562635158377" calcext:value-type="float">
            <text:p>2.6856263516</text:p>
          </table:table-cell>
          <table:table-cell table:formula="of:=[.E312]*[.$J$1]*[.E$747]" office:value-type="float" office:value="2.75458762043635" calcext:value-type="float">
            <text:p>2.7545876204</text:p>
          </table:table-cell>
        </table:table-row>
        <table:table-row table:style-name="ro1">
          <table:table-cell office:value-type="string" calcext:value-type="string">
            <text:p>2008-01-13 23:00</text:p>
          </table:table-cell>
          <table:table-cell office:value-type="string" calcext:value-type="string">
            <text:p>100_223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2496" calcext:value-type="float">
            <text:p>0.022496</text:p>
          </table:table-cell>
          <table:table-cell table:number-columns-repeated="5"/>
          <table:table-cell table:formula="of:=[.C313]*[.$J$1]*[.C$747]" office:value-type="float" office:value="2.07180598148961" calcext:value-type="float">
            <text:p>2.0718059815</text:p>
          </table:table-cell>
          <table:table-cell table:formula="of:=[.D313]*[.$J$1]*[.D$747]" office:value-type="float" office:value="2.35929083004923" calcext:value-type="float">
            <text:p>2.35929083</text:p>
          </table:table-cell>
          <table:table-cell table:formula="of:=[.E313]*[.$J$1]*[.E$747]" office:value-type="float" office:value="2.26504872831845" calcext:value-type="float">
            <text:p>2.2650487283</text:p>
          </table:table-cell>
        </table:table-row>
        <table:table-row table:style-name="ro1">
          <table:table-cell office:value-type="string" calcext:value-type="string">
            <text:p>2008-01-14 00:00</text:p>
          </table:table-cell>
          <table:table-cell office:value-type="string" calcext:value-type="string">
            <text:p>100_223</text:p>
          </table:table-cell>
          <table:table-cell office:value-type="float" office:value="0.021717" calcext:value-type="float">
            <text:p>0.021717</text:p>
          </table:table-cell>
          <table:table-cell office:value-type="float" office:value="0.026296" calcext:value-type="float">
            <text:p>0.026296</text:p>
          </table:table-cell>
          <table:table-cell office:value-type="float" office:value="0.026205" calcext:value-type="float">
            <text:p>0.026205</text:p>
          </table:table-cell>
          <table:table-cell table:number-columns-repeated="5"/>
          <table:table-cell table:formula="of:=[.C314]*[.$J$1]*[.C$747]" office:value-type="float" office:value="2.20739883726683" calcext:value-type="float">
            <text:p>2.2073988373</text:p>
          </table:table-cell>
          <table:table-cell table:formula="of:=[.D314]*[.$J$1]*[.D$747]" office:value-type="float" office:value="2.60671897760398" calcext:value-type="float">
            <text:p>2.6067189776</text:p>
          </table:table-cell>
          <table:table-cell table:formula="of:=[.E314]*[.$J$1]*[.E$747]" office:value-type="float" office:value="2.63849581817146" calcext:value-type="float">
            <text:p>2.6384958182</text:p>
          </table:table-cell>
        </table:table-row>
        <table:table-row table:style-name="ro1">
          <table:table-cell office:value-type="string" calcext:value-type="string">
            <text:p>2008-01-14 01:00</text:p>
          </table:table-cell>
          <table:table-cell office:value-type="string" calcext:value-type="string">
            <text:p>100_223</text:p>
          </table:table-cell>
          <table:table-cell office:value-type="float" office:value="0.020736" calcext:value-type="float">
            <text:p>0.020736</text:p>
          </table:table-cell>
          <table:table-cell office:value-type="float" office:value="0.028749" calcext:value-type="float">
            <text:p>0.028749</text:p>
          </table:table-cell>
          <table:table-cell office:value-type="float" office:value="0.026904" calcext:value-type="float">
            <text:p>0.026904</text:p>
          </table:table-cell>
          <table:table-cell table:number-columns-repeated="5"/>
          <table:table-cell table:formula="of:=[.C315]*[.$J$1]*[.C$747]" office:value-type="float" office:value="2.10768624992241" calcext:value-type="float">
            <text:p>2.1076862499</text:p>
          </table:table-cell>
          <table:table-cell table:formula="of:=[.D315]*[.$J$1]*[.D$747]" office:value-type="float" office:value="2.84988454088594" calcext:value-type="float">
            <text:p>2.8498845409</text:p>
          </table:table-cell>
          <table:table-cell table:formula="of:=[.E315]*[.$J$1]*[.E$747]" office:value-type="float" office:value="2.70887584400247" calcext:value-type="float">
            <text:p>2.708875844</text:p>
          </table:table-cell>
        </table:table-row>
        <table:table-row table:style-name="ro1">
          <table:table-cell office:value-type="string" calcext:value-type="string">
            <text:p>2008-01-14 02:00</text:p>
          </table:table-cell>
          <table:table-cell office:value-type="string" calcext:value-type="string">
            <text:p>100_223</text:p>
          </table:table-cell>
          <table:table-cell office:value-type="float" office:value="0.020092" calcext:value-type="float">
            <text:p>0.020092</text:p>
          </table:table-cell>
          <table:table-cell office:value-type="float" office:value="0.030914" calcext:value-type="float">
            <text:p>0.030914</text:p>
          </table:table-cell>
          <table:table-cell office:value-type="float" office:value="0.026553" calcext:value-type="float">
            <text:p>0.026553</text:p>
          </table:table-cell>
          <table:table-cell table:number-columns-repeated="5"/>
          <table:table-cell table:formula="of:=[.C316]*[.$J$1]*[.C$747]" office:value-type="float" office:value="2.04222762989203" calcext:value-type="float">
            <text:p>2.0422276299</text:p>
          </table:table-cell>
          <table:table-cell table:formula="of:=[.D316]*[.$J$1]*[.D$747]" office:value-type="float" office:value="3.06450070252697" calcext:value-type="float">
            <text:p>3.0645007025</text:p>
          </table:table-cell>
          <table:table-cell table:formula="of:=[.E316]*[.$J$1]*[.E$747]" office:value-type="float" office:value="2.67353480098861" calcext:value-type="float">
            <text:p>2.673534801</text:p>
          </table:table-cell>
        </table:table-row>
        <table:table-row table:style-name="ro1">
          <table:table-cell office:value-type="string" calcext:value-type="string">
            <text:p>2008-01-14 03:00</text:p>
          </table:table-cell>
          <table:table-cell office:value-type="string" calcext:value-type="string">
            <text:p>100_223</text:p>
          </table:table-cell>
          <table:table-cell office:value-type="float" office:value="0.021356" calcext:value-type="float">
            <text:p>0.021356</text:p>
          </table:table-cell>
          <table:table-cell office:value-type="float" office:value="0.029801" calcext:value-type="float">
            <text:p>0.029801</text:p>
          </table:table-cell>
          <table:table-cell office:value-type="float" office:value="0.026555" calcext:value-type="float">
            <text:p>0.026555</text:p>
          </table:table-cell>
          <table:table-cell table:number-columns-repeated="5"/>
          <table:table-cell table:formula="of:=[.C317]*[.$J$1]*[.C$747]" office:value-type="float" office:value="2.17070541827465" calcext:value-type="float">
            <text:p>2.1707054183</text:p>
          </table:table-cell>
          <table:table-cell table:formula="of:=[.D317]*[.$J$1]*[.D$747]" office:value-type="float" office:value="2.95416916076879" calcext:value-type="float">
            <text:p>2.9541691608</text:p>
          </table:table-cell>
          <table:table-cell table:formula="of:=[.E317]*[.$J$1]*[.E$747]" office:value-type="float" office:value="2.67373617445308" calcext:value-type="float">
            <text:p>2.6737361745</text:p>
          </table:table-cell>
        </table:table-row>
        <table:table-row table:style-name="ro1">
          <table:table-cell office:value-type="string" calcext:value-type="string">
            <text:p>2008-01-14 04:00</text:p>
          </table:table-cell>
          <table:table-cell office:value-type="string" calcext:value-type="string">
            <text:p>100_223</text:p>
          </table:table-cell>
          <table:table-cell office:value-type="float" office:value="0.025442" calcext:value-type="float">
            <text:p>0.025442</text:p>
          </table:table-cell>
          <table:table-cell office:value-type="float" office:value="0.033988" calcext:value-type="float">
            <text:p>0.033988</text:p>
          </table:table-cell>
          <table:table-cell office:value-type="float" office:value="0.030445" calcext:value-type="float">
            <text:p>0.030445</text:p>
          </table:table-cell>
          <table:table-cell table:number-columns-repeated="5"/>
          <table:table-cell table:formula="of:=[.C318]*[.$J$1]*[.C$747]" office:value-type="float" office:value="2.58602206647985" calcext:value-type="float">
            <text:p>2.5860220665</text:p>
          </table:table-cell>
          <table:table-cell table:formula="of:=[.D318]*[.$J$1]*[.D$747]" office:value-type="float" office:value="3.3692259130972" calcext:value-type="float">
            <text:p>3.3692259131</text:p>
          </table:table-cell>
          <table:table-cell table:formula="of:=[.E318]*[.$J$1]*[.E$747]" office:value-type="float" office:value="3.0654075628403" calcext:value-type="float">
            <text:p>3.0654075628</text:p>
          </table:table-cell>
        </table:table-row>
        <table:table-row table:style-name="ro1">
          <table:table-cell office:value-type="string" calcext:value-type="string">
            <text:p>2008-01-14 05:00</text:p>
          </table:table-cell>
          <table:table-cell office:value-type="string" calcext:value-type="string">
            <text:p>100_223</text:p>
          </table:table-cell>
          <table:table-cell office:value-type="float" office:value="0.032493" calcext:value-type="float">
            <text:p>0.032493</text:p>
          </table:table-cell>
          <table:table-cell office:value-type="float" office:value="0.032504" calcext:value-type="float">
            <text:p>0.032504</text:p>
          </table:table-cell>
          <table:table-cell office:value-type="float" office:value="0.036523" calcext:value-type="float">
            <text:p>0.036523</text:p>
          </table:table-cell>
          <table:table-cell table:number-columns-repeated="5"/>
          <table:table-cell table:formula="of:=[.C319]*[.$J$1]*[.C$747]" office:value-type="float" office:value="3.30271264075661" calcext:value-type="float">
            <text:p>3.3027126408</text:p>
          </table:table-cell>
          <table:table-cell table:formula="of:=[.D319]*[.$J$1]*[.D$747]" office:value-type="float" office:value="3.22211719075295" calcext:value-type="float">
            <text:p>3.2221171908</text:p>
          </table:table-cell>
          <table:table-cell table:formula="of:=[.E319]*[.$J$1]*[.E$747]" office:value-type="float" office:value="3.67738152135379" calcext:value-type="float">
            <text:p>3.6773815214</text:p>
          </table:table-cell>
        </table:table-row>
        <table:table-row table:style-name="ro1">
          <table:table-cell office:value-type="string" calcext:value-type="string">
            <text:p>2008-01-14 06:00</text:p>
          </table:table-cell>
          <table:table-cell office:value-type="string" calcext:value-type="string">
            <text:p>100_223</text:p>
          </table:table-cell>
          <table:table-cell office:value-type="float" office:value="0.043833" calcext:value-type="float">
            <text:p>0.043833</text:p>
          </table:table-cell>
          <table:table-cell office:value-type="float" office:value="0.035827" calcext:value-type="float">
            <text:p>0.035827</text:p>
          </table:table-cell>
          <table:table-cell office:value-type="float" office:value="0.039142" calcext:value-type="float">
            <text:p>0.039142</text:p>
          </table:table-cell>
          <table:table-cell table:number-columns-repeated="5"/>
          <table:table-cell table:formula="of:=[.C320]*[.$J$1]*[.C$747]" office:value-type="float" office:value="4.45535355868293" calcext:value-type="float">
            <text:p>4.4553535587</text:p>
          </table:table-cell>
          <table:table-cell table:formula="of:=[.D320]*[.$J$1]*[.D$747]" office:value-type="float" office:value="3.55152573815857" calcext:value-type="float">
            <text:p>3.5515257382</text:p>
          </table:table-cell>
          <table:table-cell table:formula="of:=[.E320]*[.$J$1]*[.E$747]" office:value-type="float" office:value="3.94108007307259" calcext:value-type="float">
            <text:p>3.9410800731</text:p>
          </table:table-cell>
        </table:table-row>
        <table:table-row table:style-name="ro1">
          <table:table-cell office:value-type="string" calcext:value-type="string">
            <text:p>2008-01-14 07:00</text:p>
          </table:table-cell>
          <table:table-cell office:value-type="string" calcext:value-type="string">
            <text:p>100_223</text:p>
          </table:table-cell>
          <table:table-cell office:value-type="float" office:value="0.060178" calcext:value-type="float">
            <text:p>0.060178</text:p>
          </table:table-cell>
          <table:table-cell office:value-type="float" office:value="0.062468" calcext:value-type="float">
            <text:p>0.062468</text:p>
          </table:table-cell>
          <table:table-cell office:value-type="float" office:value="0.05812" calcext:value-type="float">
            <text:p>0.05812</text:p>
          </table:table-cell>
          <table:table-cell table:number-columns-repeated="5"/>
          <table:table-cell table:formula="of:=[.C321]*[.$J$1]*[.C$747]" office:value-type="float" office:value="6.11672179532364" calcext:value-type="float">
            <text:p>6.1167217953</text:p>
          </table:table-cell>
          <table:table-cell table:formula="of:=[.D321]*[.$J$1]*[.D$747]" office:value-type="float" office:value="6.19244451981158" calcext:value-type="float">
            <text:p>6.1924445198</text:p>
          </table:table-cell>
          <table:table-cell table:formula="of:=[.E321]*[.$J$1]*[.E$747]" office:value-type="float" office:value="5.85191287739458" calcext:value-type="float">
            <text:p>5.8519128774</text:p>
          </table:table-cell>
        </table:table-row>
        <table:table-row table:style-name="ro1">
          <table:table-cell office:value-type="string" calcext:value-type="string">
            <text:p>2008-01-14 08:00</text:p>
          </table:table-cell>
          <table:table-cell office:value-type="string" calcext:value-type="string">
            <text:p>100_223</text:p>
          </table:table-cell>
          <table:table-cell office:value-type="float" office:value="0.058561" calcext:value-type="float">
            <text:p>0.058561</text:p>
          </table:table-cell>
          <table:table-cell office:value-type="float" office:value="0.063364" calcext:value-type="float">
            <text:p>0.063364</text:p>
          </table:table-cell>
          <table:table-cell office:value-type="float" office:value="0.058609" calcext:value-type="float">
            <text:p>0.058609</text:p>
          </table:table-cell>
          <table:table-cell table:number-columns-repeated="5"/>
          <table:table-cell table:formula="of:=[.C322]*[.$J$1]*[.C$747]" office:value-type="float" office:value="5.95236373850822" calcext:value-type="float">
            <text:p>5.9523637385</text:p>
          </table:table-cell>
          <table:table-cell table:formula="of:=[.D322]*[.$J$1]*[.D$747]" office:value-type="float" office:value="6.28126488047225" calcext:value-type="float">
            <text:p>6.2812648805</text:p>
          </table:table-cell>
          <table:table-cell table:formula="of:=[.E322]*[.$J$1]*[.E$747]" office:value-type="float" office:value="5.90114868945662" calcext:value-type="float">
            <text:p>5.9011486895</text:p>
          </table:table-cell>
        </table:table-row>
        <table:table-row table:style-name="ro1">
          <table:table-cell office:value-type="string" calcext:value-type="string">
            <text:p>2008-01-14 09:00</text:p>
          </table:table-cell>
          <table:table-cell office:value-type="string" calcext:value-type="string">
            <text:p>100_223</text:p>
          </table:table-cell>
          <table:table-cell office:value-type="float" office:value="0.051159" calcext:value-type="float">
            <text:p>0.051159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55331" calcext:value-type="float">
            <text:p>0.055331</text:p>
          </table:table-cell>
          <table:table-cell table:number-columns-repeated="5"/>
          <table:table-cell table:formula="of:=[.C323]*[.$J$1]*[.C$747]" office:value-type="float" office:value="5.1999961834385" calcext:value-type="float">
            <text:p>5.1999961834</text:p>
          </table:table-cell>
          <table:table-cell table:formula="of:=[.D323]*[.$J$1]*[.D$747]" office:value-type="float" office:value="5.32129125029592" calcext:value-type="float">
            <text:p>5.3212912503</text:p>
          </table:table-cell>
          <table:table-cell table:formula="of:=[.E323]*[.$J$1]*[.E$747]" office:value-type="float" office:value="5.57109758119614" calcext:value-type="float">
            <text:p>5.5710975812</text:p>
          </table:table-cell>
        </table:table-row>
        <table:table-row table:style-name="ro1">
          <table:table-cell office:value-type="string" calcext:value-type="string">
            <text:p>2008-01-14 10:00</text:p>
          </table:table-cell>
          <table:table-cell office:value-type="string" calcext:value-type="string">
            <text:p>100_223</text:p>
          </table:table-cell>
          <table:table-cell office:value-type="float" office:value="0.054022" calcext:value-type="float">
            <text:p>0.054022</text:p>
          </table:table-cell>
          <table:table-cell office:value-type="float" office:value="0.051327" calcext:value-type="float">
            <text:p>0.051327</text:p>
          </table:table-cell>
          <table:table-cell office:value-type="float" office:value="0.051653" calcext:value-type="float">
            <text:p>0.051653</text:p>
          </table:table-cell>
          <table:table-cell table:number-columns-repeated="5"/>
          <table:table-cell table:formula="of:=[.C324]*[.$J$1]*[.C$747]" office:value-type="float" office:value="5.49100243987793" calcext:value-type="float">
            <text:p>5.4910024399</text:p>
          </table:table-cell>
          <table:table-cell table:formula="of:=[.D324]*[.$J$1]*[.D$747]" office:value-type="float" office:value="5.08803867369483" calcext:value-type="float">
            <text:p>5.0880386737</text:p>
          </table:table-cell>
          <table:table-cell table:formula="of:=[.E324]*[.$J$1]*[.E$747]" office:value-type="float" office:value="5.20077178004237" calcext:value-type="float">
            <text:p>5.20077178</text:p>
          </table:table-cell>
        </table:table-row>
        <table:table-row table:style-name="ro1">
          <table:table-cell office:value-type="string" calcext:value-type="string">
            <text:p>2008-01-14 11:00</text:p>
          </table:table-cell>
          <table:table-cell office:value-type="string" calcext:value-type="string">
            <text:p>100_223</text:p>
          </table:table-cell>
          <table:table-cell office:value-type="float" office:value="0.053286" calcext:value-type="float">
            <text:p>0.053286</text:p>
          </table:table-cell>
          <table:table-cell office:value-type="float" office:value="0.048625" calcext:value-type="float">
            <text:p>0.048625</text:p>
          </table:table-cell>
          <table:table-cell office:value-type="float" office:value="0.0498" calcext:value-type="float">
            <text:p>0.0498</text:p>
          </table:table-cell>
          <table:table-cell table:number-columns-repeated="5"/>
          <table:table-cell table:formula="of:=[.C325]*[.$J$1]*[.C$747]" office:value-type="float" office:value="5.41619258841463" calcext:value-type="float">
            <text:p>5.4161925884</text:p>
          </table:table-cell>
          <table:table-cell table:formula="of:=[.D325]*[.$J$1]*[.D$747]" office:value-type="float" office:value="4.82018977357748" calcext:value-type="float">
            <text:p>4.8201897736</text:p>
          </table:table-cell>
          <table:table-cell table:formula="of:=[.E325]*[.$J$1]*[.E$747]" office:value-type="float" office:value="5.01419926521421" calcext:value-type="float">
            <text:p>5.0141992652</text:p>
          </table:table-cell>
        </table:table-row>
        <table:table-row table:style-name="ro1">
          <table:table-cell office:value-type="string" calcext:value-type="string">
            <text:p>2008-01-14 12:00</text:p>
          </table:table-cell>
          <table:table-cell office:value-type="string" calcext:value-type="string">
            <text:p>100_223</text:p>
          </table:table-cell>
          <table:table-cell office:value-type="float" office:value="0.055073" calcext:value-type="float">
            <text:p>0.055073</text:p>
          </table:table-cell>
          <table:table-cell office:value-type="float" office:value="0.050835" calcext:value-type="float">
            <text:p>0.050835</text:p>
          </table:table-cell>
          <table:table-cell office:value-type="float" office:value="0.054583" calcext:value-type="float">
            <text:p>0.054583</text:p>
          </table:table-cell>
          <table:table-cell table:number-columns-repeated="5"/>
          <table:table-cell table:formula="of:=[.C326]*[.$J$1]*[.C$747]" office:value-type="float" office:value="5.59783009461695" calcext:value-type="float">
            <text:p>5.5978300946</text:p>
          </table:table-cell>
          <table:table-cell table:formula="of:=[.D326]*[.$J$1]*[.D$747]" office:value-type="float" office:value="5.03926677922491" calcext:value-type="float">
            <text:p>5.0392667792</text:p>
          </table:table-cell>
          <table:table-cell table:formula="of:=[.E326]*[.$J$1]*[.E$747]" office:value-type="float" office:value="5.49578390548569" calcext:value-type="float">
            <text:p>5.4957839055</text:p>
          </table:table-cell>
        </table:table-row>
        <table:table-row table:style-name="ro1">
          <table:table-cell office:value-type="string" calcext:value-type="string">
            <text:p>2008-01-14 13:00</text:p>
          </table:table-cell>
          <table:table-cell office:value-type="string" calcext:value-type="string">
            <text:p>100_223</text:p>
          </table:table-cell>
          <table:table-cell office:value-type="float" office:value="0.056377" calcext:value-type="float">
            <text:p>0.056377</text:p>
          </table:table-cell>
          <table:table-cell office:value-type="float" office:value="0.047484" calcext:value-type="float">
            <text:p>0.047484</text:p>
          </table:table-cell>
          <table:table-cell office:value-type="float" office:value="0.049112" calcext:value-type="float">
            <text:p>0.049112</text:p>
          </table:table-cell>
          <table:table-cell table:number-columns-repeated="5"/>
          <table:table-cell table:formula="of:=[.C327]*[.$J$1]*[.C$747]" office:value-type="float" office:value="5.73037363579649" calcext:value-type="float">
            <text:p>5.7303736358</text:p>
          </table:table-cell>
          <table:table-cell table:formula="of:=[.D327]*[.$J$1]*[.D$747]" office:value-type="float" office:value="4.70708259554865" calcext:value-type="float">
            <text:p>4.7070825955</text:p>
          </table:table-cell>
          <table:table-cell table:formula="of:=[.E327]*[.$J$1]*[.E$747]" office:value-type="float" office:value="4.94492679343776" calcext:value-type="float">
            <text:p>4.9449267934</text:p>
          </table:table-cell>
        </table:table-row>
        <table:table-row table:style-name="ro1">
          <table:table-cell office:value-type="string" calcext:value-type="string">
            <text:p>2008-01-14 14:00</text:p>
          </table:table-cell>
          <table:table-cell office:value-type="string" calcext:value-type="string">
            <text:p>100_223</text:p>
          </table:table-cell>
          <table:table-cell office:value-type="float" office:value="0.060796" calcext:value-type="float">
            <text:p>0.060796</text:p>
          </table:table-cell>
          <table:table-cell office:value-type="float" office:value="0.045798" calcext:value-type="float">
            <text:p>0.045798</text:p>
          </table:table-cell>
          <table:table-cell office:value-type="float" office:value="0.054504" calcext:value-type="float">
            <text:p>0.054504</text:p>
          </table:table-cell>
          <table:table-cell table:number-columns-repeated="5"/>
          <table:table-cell table:formula="of:=[.C328]*[.$J$1]*[.C$747]" office:value-type="float" office:value="6.17953767603603" calcext:value-type="float">
            <text:p>6.179537676</text:p>
          </table:table-cell>
          <table:table-cell table:formula="of:=[.D328]*[.$J$1]*[.D$747]" office:value-type="float" office:value="4.53994964010902" calcext:value-type="float">
            <text:p>4.5399496401</text:p>
          </table:table-cell>
          <table:table-cell table:formula="of:=[.E328]*[.$J$1]*[.E$747]" office:value-type="float" office:value="5.48782965363927" calcext:value-type="float">
            <text:p>5.4878296536</text:p>
          </table:table-cell>
        </table:table-row>
        <table:table-row table:style-name="ro1">
          <table:table-cell office:value-type="string" calcext:value-type="string">
            <text:p>2008-01-14 15:00</text:p>
          </table:table-cell>
          <table:table-cell office:value-type="string" calcext:value-type="string">
            <text:p>100_223</text:p>
          </table:table-cell>
          <table:table-cell office:value-type="float" office:value="0.063453" calcext:value-type="float">
            <text:p>0.063453</text:p>
          </table:table-cell>
          <table:table-cell office:value-type="float" office:value="0.059736" calcext:value-type="float">
            <text:p>0.059736</text:p>
          </table:table-cell>
          <table:table-cell office:value-type="float" office:value="0.064407" calcext:value-type="float">
            <text:p>0.064407</text:p>
          </table:table-cell>
          <table:table-cell table:number-columns-repeated="5"/>
          <table:table-cell table:formula="of:=[.C329]*[.$J$1]*[.C$747]" office:value-type="float" office:value="6.44960530557133" calcext:value-type="float">
            <text:p>6.4496053056</text:p>
          </table:table-cell>
          <table:table-cell table:formula="of:=[.D329]*[.$J$1]*[.D$747]" office:value-type="float" office:value="5.92162172368996" calcext:value-type="float">
            <text:p>5.9216217237</text:p>
          </table:table-cell>
          <table:table-cell table:formula="of:=[.E329]*[.$J$1]*[.E$747]" office:value-type="float" office:value="6.48493036294482" calcext:value-type="float">
            <text:p>6.4849303629</text:p>
          </table:table-cell>
        </table:table-row>
        <table:table-row table:style-name="ro1">
          <table:table-cell office:value-type="string" calcext:value-type="string">
            <text:p>2008-01-14 16:00</text:p>
          </table:table-cell>
          <table:table-cell office:value-type="string" calcext:value-type="string">
            <text:p>100_223</text:p>
          </table:table-cell>
          <table:table-cell office:value-type="float" office:value="0.063706" calcext:value-type="float">
            <text:p>0.063706</text:p>
          </table:table-cell>
          <table:table-cell office:value-type="float" office:value="0.069716" calcext:value-type="float">
            <text:p>0.069716</text:p>
          </table:table-cell>
          <table:table-cell office:value-type="float" office:value="0.066272" calcext:value-type="float">
            <text:p>0.066272</text:p>
          </table:table-cell>
          <table:table-cell table:number-columns-repeated="5"/>
          <table:table-cell table:formula="of:=[.C330]*[.$J$1]*[.C$747]" office:value-type="float" office:value="6.47532119201183" calcext:value-type="float">
            <text:p>6.475321192</text:p>
          </table:table-cell>
          <table:table-cell table:formula="of:=[.D330]*[.$J$1]*[.D$747]" office:value-type="float" office:value="6.9109377944417" calcext:value-type="float">
            <text:p>6.9109377944</text:p>
          </table:table-cell>
          <table:table-cell table:formula="of:=[.E330]*[.$J$1]*[.E$747]" office:value-type="float" office:value="6.67271111855977" calcext:value-type="float">
            <text:p>6.6727111186</text:p>
          </table:table-cell>
        </table:table-row>
        <table:table-row table:style-name="ro1">
          <table:table-cell office:value-type="string" calcext:value-type="string">
            <text:p>2008-01-14 17:00</text:p>
          </table:table-cell>
          <table:table-cell office:value-type="string" calcext:value-type="string">
            <text:p>100_223</text:p>
          </table:table-cell>
          <table:table-cell office:value-type="float" office:value="0.063394" calcext:value-type="float">
            <text:p>0.063394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64005" calcext:value-type="float">
            <text:p>0.064005</text:p>
          </table:table-cell>
          <table:table-cell table:number-columns-repeated="5"/>
          <table:table-cell table:formula="of:=[.C331]*[.$J$1]*[.C$747]" office:value-type="float" office:value="6.44360832019587" calcext:value-type="float">
            <text:p>6.4436083202</text:p>
          </table:table-cell>
          <table:table-cell table:formula="of:=[.D331]*[.$J$1]*[.D$747]" office:value-type="float" office:value="6.71922063203349" calcext:value-type="float">
            <text:p>6.719220632</text:p>
          </table:table-cell>
          <table:table-cell table:formula="of:=[.E331]*[.$J$1]*[.E$747]" office:value-type="float" office:value="6.44445429658706" calcext:value-type="float">
            <text:p>6.4444542966</text:p>
          </table:table-cell>
        </table:table-row>
        <table:table-row table:style-name="ro1">
          <table:table-cell office:value-type="string" calcext:value-type="string">
            <text:p>2008-01-14 18:00</text:p>
          </table:table-cell>
          <table:table-cell office:value-type="string" calcext:value-type="string">
            <text:p>100_223</text:p>
          </table:table-cell>
          <table:table-cell office:value-type="float" office:value="0.054673" calcext:value-type="float">
            <text:p>0.054673</text:p>
          </table:table-cell>
          <table:table-cell office:value-type="float" office:value="0.044988" calcext:value-type="float">
            <text:p>0.044988</text:p>
          </table:table-cell>
          <table:table-cell office:value-type="float" office:value="0.048877" calcext:value-type="float">
            <text:p>0.048877</text:p>
          </table:table-cell>
          <table:table-cell table:number-columns-repeated="5"/>
          <table:table-cell table:formula="of:=[.C332]*[.$J$1]*[.C$747]" office:value-type="float" office:value="5.55717256664777" calcext:value-type="float">
            <text:p>5.5571725666</text:p>
          </table:table-cell>
          <table:table-cell table:formula="of:=[.D332]*[.$J$1]*[.D$747]" office:value-type="float" office:value="4.4596544479939" calcext:value-type="float">
            <text:p>4.459654448</text:p>
          </table:table-cell>
          <table:table-cell table:formula="of:=[.E332]*[.$J$1]*[.E$747]" office:value-type="float" office:value="4.92126541136295" calcext:value-type="float">
            <text:p>4.9212654114</text:p>
          </table:table-cell>
        </table:table-row>
        <table:table-row table:style-name="ro1">
          <table:table-cell office:value-type="string" calcext:value-type="string">
            <text:p>2008-01-14 19:00</text:p>
          </table:table-cell>
          <table:table-cell office:value-type="string" calcext:value-type="string">
            <text:p>100_223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0.041124" calcext:value-type="float">
            <text:p>0.041124</text:p>
          </table:table-cell>
          <table:table-cell office:value-type="float" office:value="0.03891" calcext:value-type="float">
            <text:p>0.03891</text:p>
          </table:table-cell>
          <table:table-cell table:number-columns-repeated="5"/>
          <table:table-cell table:formula="of:=[.C333]*[.$J$1]*[.C$747]" office:value-type="float" office:value="4.36255275109327" calcext:value-type="float">
            <text:p>4.3625527511</text:p>
          </table:table-cell>
          <table:table-cell table:formula="of:=[.D333]*[.$J$1]*[.D$747]" office:value-type="float" office:value="4.07661664264473" calcext:value-type="float">
            <text:p>4.0766166426</text:p>
          </table:table-cell>
          <table:table-cell table:formula="of:=[.E333]*[.$J$1]*[.E$747]" office:value-type="float" office:value="3.91772075119448" calcext:value-type="float">
            <text:p>3.9177207512</text:p>
          </table:table-cell>
        </table:table-row>
        <table:table-row table:style-name="ro1">
          <table:table-cell office:value-type="string" calcext:value-type="string">
            <text:p>2008-01-14 20:00</text:p>
          </table:table-cell>
          <table:table-cell office:value-type="string" calcext:value-type="string">
            <text:p>100_223</text:p>
          </table:table-cell>
          <table:table-cell office:value-type="float" office:value="0.036499" calcext:value-type="float">
            <text:p>0.036499</text:p>
          </table:table-cell>
          <table:table-cell office:value-type="float" office:value="0.035007" calcext:value-type="float">
            <text:p>0.035007</text:p>
          </table:table-cell>
          <table:table-cell office:value-type="float" office:value="0.034885" calcext:value-type="float">
            <text:p>0.034885</text:p>
          </table:table-cell>
          <table:table-cell table:number-columns-repeated="5"/>
          <table:table-cell table:formula="of:=[.C334]*[.$J$1]*[.C$747]" office:value-type="float" office:value="3.70989778336797" calcext:value-type="float">
            <text:p>3.7098977834</text:p>
          </table:table-cell>
          <table:table-cell table:formula="of:=[.D334]*[.$J$1]*[.D$747]" office:value-type="float" office:value="3.47023924737536" calcext:value-type="float">
            <text:p>3.4702392474</text:p>
          </table:table-cell>
          <table:table-cell table:formula="of:=[.E334]*[.$J$1]*[.E$747]" office:value-type="float" office:value="3.51245665395578" calcext:value-type="float">
            <text:p>3.512456654</text:p>
          </table:table-cell>
        </table:table-row>
        <table:table-row table:style-name="ro1">
          <table:table-cell office:value-type="string" calcext:value-type="string">
            <text:p>2008-01-14 21:00</text:p>
          </table:table-cell>
          <table:table-cell office:value-type="string" calcext:value-type="string">
            <text:p>100_223</text:p>
          </table:table-cell>
          <table:table-cell office:value-type="float" office:value="0.034716" calcext:value-type="float">
            <text:p>0.034716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0.033516" calcext:value-type="float">
            <text:p>0.033516</text:p>
          </table:table-cell>
          <table:table-cell table:number-columns-repeated="5"/>
          <table:table-cell table:formula="of:=[.C335]*[.$J$1]*[.C$747]" office:value-type="float" office:value="3.52866685244534" calcext:value-type="float">
            <text:p>3.5286668524</text:p>
          </table:table-cell>
          <table:table-cell table:formula="of:=[.D335]*[.$J$1]*[.D$747]" office:value-type="float" office:value="3.42741514491396" calcext:value-type="float">
            <text:p>3.4274151449</text:p>
          </table:table-cell>
          <table:table-cell table:formula="of:=[.E335]*[.$J$1]*[.E$747]" office:value-type="float" office:value="3.37461651752851" calcext:value-type="float">
            <text:p>3.3746165175</text:p>
          </table:table-cell>
        </table:table-row>
        <table:table-row table:style-name="ro1">
          <table:table-cell office:value-type="string" calcext:value-type="string">
            <text:p>2008-01-14 22:00</text:p>
          </table:table-cell>
          <table:table-cell office:value-type="string" calcext:value-type="string">
            <text:p>100_223</text:p>
          </table:table-cell>
          <table:table-cell office:value-type="float" office:value="0.026779" calcext:value-type="float">
            <text:p>0.026779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32564" calcext:value-type="float">
            <text:p>0.032564</text:p>
          </table:table-cell>
          <table:table-cell table:number-columns-repeated="5"/>
          <table:table-cell table:formula="of:=[.C336]*[.$J$1]*[.C$747]" office:value-type="float" office:value="2.72191985371684" calcext:value-type="float">
            <text:p>2.7219198537</text:p>
          </table:table-cell>
          <table:table-cell table:formula="of:=[.D336]*[.$J$1]*[.D$747]" office:value-type="float" office:value="3.45368455961829" calcext:value-type="float">
            <text:p>3.4536845596</text:p>
          </table:table-cell>
          <table:table-cell table:formula="of:=[.E336]*[.$J$1]*[.E$747]" office:value-type="float" office:value="3.27876274844248" calcext:value-type="float">
            <text:p>3.2787627484</text:p>
          </table:table-cell>
        </table:table-row>
        <table:table-row table:style-name="ro1">
          <table:table-cell office:value-type="string" calcext:value-type="string">
            <text:p>2008-01-14 23:00</text:p>
          </table:table-cell>
          <table:table-cell office:value-type="string" calcext:value-type="string">
            <text:p>100_223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.032489" calcext:value-type="float">
            <text:p>0.032489</text:p>
          </table:table-cell>
          <table:table-cell office:value-type="float" office:value="0.02856" calcext:value-type="float">
            <text:p>0.02856</text:p>
          </table:table-cell>
          <table:table-cell table:number-columns-repeated="5"/>
          <table:table-cell table:formula="of:=[.C337]*[.$J$1]*[.C$747]" office:value-type="float" office:value="2.47888948028105" calcext:value-type="float">
            <text:p>2.4788894803</text:p>
          </table:table-cell>
          <table:table-cell table:formula="of:=[.D337]*[.$J$1]*[.D$747]" office:value-type="float" office:value="3.22063024275082" calcext:value-type="float">
            <text:p>3.2206302428</text:p>
          </table:table-cell>
          <table:table-cell table:formula="of:=[.E337]*[.$J$1]*[.E$747]" office:value-type="float" office:value="2.87561307258068" calcext:value-type="float">
            <text:p>2.8756130726</text:p>
          </table:table-cell>
        </table:table-row>
        <table:table-row table:style-name="ro1">
          <table:table-cell office:value-type="string" calcext:value-type="string">
            <text:p>2008-01-15 00:00</text:p>
          </table:table-cell>
          <table:table-cell office:value-type="string" calcext:value-type="string">
            <text:p>100_223</text:p>
          </table:table-cell>
          <table:table-cell office:value-type="float" office:value="0.016278" calcext:value-type="float">
            <text:p>0.016278</text:p>
          </table:table-cell>
          <table:table-cell office:value-type="float" office:value="0.028133" calcext:value-type="float">
            <text:p>0.028133</text:p>
          </table:table-cell>
          <table:table-cell office:value-type="float" office:value="0.023316" calcext:value-type="float">
            <text:p>0.023316</text:p>
          </table:table-cell>
          <table:table-cell table:number-columns-repeated="5"/>
          <table:table-cell table:formula="of:=[.C338]*[.$J$1]*[.C$747]" office:value-type="float" office:value="1.65455810070588" calcext:value-type="float">
            <text:p>1.6545581007</text:p>
          </table:table-cell>
          <table:table-cell table:formula="of:=[.D338]*[.$J$1]*[.D$747]" office:value-type="float" office:value="2.78882054293173" calcext:value-type="float">
            <text:p>2.7888205429</text:p>
          </table:table-cell>
          <table:table-cell table:formula="of:=[.E338]*[.$J$1]*[.E$747]" office:value-type="float" office:value="2.34761184874969" calcext:value-type="float">
            <text:p>2.3476118487</text:p>
          </table:table-cell>
        </table:table-row>
        <table:table-row table:style-name="ro1">
          <table:table-cell office:value-type="string" calcext:value-type="string">
            <text:p>2008-01-15 01:00</text:p>
          </table:table-cell>
          <table:table-cell office:value-type="string" calcext:value-type="string">
            <text:p>100_223</text:p>
          </table:table-cell>
          <table:table-cell office:value-type="float" office:value="0.015396" calcext:value-type="float">
            <text:p>0.015396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021743" calcext:value-type="float">
            <text:p>0.021743</text:p>
          </table:table-cell>
          <table:table-cell table:number-columns-repeated="5"/>
          <table:table-cell table:formula="of:=[.C339]*[.$J$1]*[.C$747]" office:value-type="float" office:value="1.56490825153383" calcext:value-type="float">
            <text:p>1.5649082515</text:p>
          </table:table-cell>
          <table:table-cell table:formula="of:=[.D339]*[.$J$1]*[.D$747]" office:value-type="float" office:value="3.0343652230171" calcext:value-type="float">
            <text:p>3.034365223</text:p>
          </table:table-cell>
          <table:table-cell table:formula="of:=[.E339]*[.$J$1]*[.E$747]" office:value-type="float" office:value="2.18923161894684" calcext:value-type="float">
            <text:p>2.1892316189</text:p>
          </table:table-cell>
        </table:table-row>
        <table:table-row table:style-name="ro1">
          <table:table-cell office:value-type="string" calcext:value-type="string">
            <text:p>2008-01-15 02:00</text:p>
          </table:table-cell>
          <table:table-cell office:value-type="string" calcext:value-type="string">
            <text:p>100_223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25117" calcext:value-type="float">
            <text:p>0.025117</text:p>
          </table:table-cell>
          <table:table-cell office:value-type="float" office:value="0.021452" calcext:value-type="float">
            <text:p>0.021452</text:p>
          </table:table-cell>
          <table:table-cell table:number-columns-repeated="5"/>
          <table:table-cell table:formula="of:=[.C340]*[.$J$1]*[.C$747]" office:value-type="float" office:value="1.50737784945744" calcext:value-type="float">
            <text:p>1.5073778495</text:p>
          </table:table-cell>
          <table:table-cell table:formula="of:=[.D340]*[.$J$1]*[.D$747]" office:value-type="float" office:value="2.48984486463641" calcext:value-type="float">
            <text:p>2.4898448646</text:p>
          </table:table-cell>
          <table:table-cell table:formula="of:=[.E340]*[.$J$1]*[.E$747]" office:value-type="float" office:value="2.15993177986697" calcext:value-type="float">
            <text:p>2.1599317799</text:p>
          </table:table-cell>
        </table:table-row>
        <table:table-row table:style-name="ro1">
          <table:table-cell office:value-type="string" calcext:value-type="string">
            <text:p>2008-01-15 03:00</text:p>
          </table:table-cell>
          <table:table-cell office:value-type="string" calcext:value-type="string">
            <text:p>100_223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25567" calcext:value-type="float">
            <text:p>0.025567</text:p>
          </table:table-cell>
          <table:table-cell table:number-columns-repeated="5"/>
          <table:table-cell table:formula="of:=[.C341]*[.$J$1]*[.C$747]" office:value-type="float" office:value="1.62243865361022" calcext:value-type="float">
            <text:p>1.6224386536</text:p>
          </table:table-cell>
          <table:table-cell table:formula="of:=[.D341]*[.$J$1]*[.D$747]" office:value-type="float" office:value="2.77861016665042" calcext:value-type="float">
            <text:p>2.7786101667</text:p>
          </table:table-cell>
          <table:table-cell table:formula="of:=[.E341]*[.$J$1]*[.E$747]" office:value-type="float" office:value="2.57425768300666" calcext:value-type="float">
            <text:p>2.574257683</text:p>
          </table:table-cell>
        </table:table-row>
        <table:table-row table:style-name="ro1">
          <table:table-cell office:value-type="string" calcext:value-type="string">
            <text:p>2008-01-15 04:00</text:p>
          </table:table-cell>
          <table:table-cell office:value-type="string" calcext:value-type="string">
            <text:p>100_223</text:p>
          </table:table-cell>
          <table:table-cell office:value-type="float" office:value="0.018948" calcext:value-type="float">
            <text:p>0.018948</text:p>
          </table:table-cell>
          <table:table-cell office:value-type="float" office:value="0.037153" calcext:value-type="float">
            <text:p>0.037153</text:p>
          </table:table-cell>
          <table:table-cell office:value-type="float" office:value="0.029953" calcext:value-type="float">
            <text:p>0.029953</text:p>
          </table:table-cell>
          <table:table-cell table:number-columns-repeated="5"/>
          <table:table-cell table:formula="of:=[.C342]*[.$J$1]*[.C$747]" office:value-type="float" office:value="1.92594709990017" calcext:value-type="float">
            <text:p>1.9259470999</text:p>
          </table:table-cell>
          <table:table-cell table:formula="of:=[.D342]*[.$J$1]*[.D$747]" office:value-type="float" office:value="3.68297194154702" calcext:value-type="float">
            <text:p>3.6829719415</text:p>
          </table:table-cell>
          <table:table-cell table:formula="of:=[.E342]*[.$J$1]*[.E$747]" office:value-type="float" office:value="3.01586969058155" calcext:value-type="float">
            <text:p>3.0158696906</text:p>
          </table:table-cell>
        </table:table-row>
        <table:table-row table:style-name="ro1">
          <table:table-cell office:value-type="string" calcext:value-type="string">
            <text:p>2008-01-15 05:00</text:p>
          </table:table-cell>
          <table:table-cell office:value-type="string" calcext:value-type="string">
            <text:p>100_22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31516" calcext:value-type="float">
            <text:p>0.031516</text:p>
          </table:table-cell>
          <table:table-cell table:number-columns-repeated="5"/>
          <table:table-cell table:formula="of:=[.C343]*[.$J$1]*[.C$747]" office:value-type="float" office:value="2.99137762033259" calcext:value-type="float">
            <text:p>2.9913776203</text:p>
          </table:table-cell>
          <table:table-cell table:formula="of:=[.D343]*[.$J$1]*[.D$747]" office:value-type="float" office:value="3.42910035264971" calcext:value-type="float">
            <text:p>3.4291003526</text:p>
          </table:table-cell>
          <table:table-cell table:formula="of:=[.E343]*[.$J$1]*[.E$747]" office:value-type="float" office:value="3.17324305306207" calcext:value-type="float">
            <text:p>3.1732430531</text:p>
          </table:table-cell>
        </table:table-row>
        <table:table-row table:style-name="ro1">
          <table:table-cell office:value-type="string" calcext:value-type="string">
            <text:p>2008-01-15 06:00</text:p>
          </table:table-cell>
          <table:table-cell office:value-type="string" calcext:value-type="string">
            <text:p>100_223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40594" calcext:value-type="float">
            <text:p>0.040594</text:p>
          </table:table-cell>
          <table:table-cell office:value-type="float" office:value="0.042412" calcext:value-type="float">
            <text:p>0.042412</text:p>
          </table:table-cell>
          <table:table-cell table:number-columns-repeated="5"/>
          <table:table-cell table:formula="of:=[.C344]*[.$J$1]*[.C$747]" office:value-type="float" office:value="4.40727603185937" calcext:value-type="float">
            <text:p>4.4072760319</text:p>
          </table:table-cell>
          <table:table-cell table:formula="of:=[.D344]*[.$J$1]*[.D$747]" office:value-type="float" office:value="4.02407781323608" calcext:value-type="float">
            <text:p>4.0240778132</text:p>
          </table:table-cell>
          <table:table-cell table:formula="of:=[.E344]*[.$J$1]*[.E$747]" office:value-type="float" office:value="4.27032568747521" calcext:value-type="float">
            <text:p>4.2703256875</text:p>
          </table:table-cell>
        </table:table-row>
        <table:table-row table:style-name="ro1">
          <table:table-cell office:value-type="string" calcext:value-type="string">
            <text:p>2008-01-15 07:00</text:p>
          </table:table-cell>
          <table:table-cell office:value-type="string" calcext:value-type="string">
            <text:p>100_223</text:p>
          </table:table-cell>
          <table:table-cell office:value-type="float" office:value="0.065009" calcext:value-type="float">
            <text:p>0.065009</text:p>
          </table:table-cell>
          <table:table-cell office:value-type="float" office:value="0.069501" calcext:value-type="float">
            <text:p>0.069501</text:p>
          </table:table-cell>
          <table:table-cell office:value-type="float" office:value="0.0643" calcext:value-type="float">
            <text:p>0.0643</text:p>
          </table:table-cell>
          <table:table-cell table:number-columns-repeated="5"/>
          <table:table-cell table:formula="of:=[.C345]*[.$J$1]*[.C$747]" office:value-type="float" office:value="6.60776308937144" calcext:value-type="float">
            <text:p>6.6077630894</text:p>
          </table:table-cell>
          <table:table-cell table:formula="of:=[.D345]*[.$J$1]*[.D$747]" office:value-type="float" office:value="6.8896248730778" calcext:value-type="float">
            <text:p>6.8896248731</text:p>
          </table:table-cell>
          <table:table-cell table:formula="of:=[.E345]*[.$J$1]*[.E$747]" office:value-type="float" office:value="6.47415688259586" calcext:value-type="float">
            <text:p>6.4741568826</text:p>
          </table:table-cell>
        </table:table-row>
        <table:table-row table:style-name="ro1">
          <table:table-cell office:value-type="string" calcext:value-type="string">
            <text:p>2008-01-15 08:00</text:p>
          </table:table-cell>
          <table:table-cell office:value-type="string" calcext:value-type="string">
            <text:p>100_223</text:p>
          </table:table-cell>
          <table:table-cell office:value-type="float" office:value="0.062052" calcext:value-type="float">
            <text:p>0.062052</text:p>
          </table:table-cell>
          <table:table-cell office:value-type="float" office:value="0.075583" calcext:value-type="float">
            <text:p>0.075583</text:p>
          </table:table-cell>
          <table:table-cell office:value-type="float" office:value="0.063179" calcext:value-type="float">
            <text:p>0.063179</text:p>
          </table:table-cell>
          <table:table-cell table:number-columns-repeated="5"/>
          <table:table-cell table:formula="of:=[.C346]*[.$J$1]*[.C$747]" office:value-type="float" office:value="6.30720231385926" calcext:value-type="float">
            <text:p>6.3072023139</text:p>
          </table:table-cell>
          <table:table-cell table:formula="of:=[.D346]*[.$J$1]*[.D$747]" office:value-type="float" office:value="7.49253272300887" calcext:value-type="float">
            <text:p>7.492532723</text:p>
          </table:table-cell>
          <table:table-cell table:formula="of:=[.E346]*[.$J$1]*[.E$747]" office:value-type="float" office:value="6.36128705576243" calcext:value-type="float">
            <text:p>6.3612870558</text:p>
          </table:table-cell>
        </table:table-row>
        <table:table-row table:style-name="ro1">
          <table:table-cell office:value-type="string" calcext:value-type="string">
            <text:p>2008-01-15 09:00</text:p>
          </table:table-cell>
          <table:table-cell office:value-type="string" calcext:value-type="string">
            <text:p>100_223</text:p>
          </table:table-cell>
          <table:table-cell office:value-type="float" office:value="0.056886" calcext:value-type="float">
            <text:p>0.056886</text:p>
          </table:table-cell>
          <table:table-cell office:value-type="float" office:value="0.053257" calcext:value-type="float">
            <text:p>0.053257</text:p>
          </table:table-cell>
          <table:table-cell office:value-type="float" office:value="0.057136" calcext:value-type="float">
            <text:p>0.057136</text:p>
          </table:table-cell>
          <table:table-cell table:number-columns-repeated="5"/>
          <table:table-cell table:formula="of:=[.C347]*[.$J$1]*[.C$747]" office:value-type="float" office:value="5.78211034013727" calcext:value-type="float">
            <text:p>5.7821103401</text:p>
          </table:table-cell>
          <table:table-cell table:formula="of:=[.D347]*[.$J$1]*[.D$747]" office:value-type="float" office:value="5.2793593166358" calcext:value-type="float">
            <text:p>5.2793593166</text:p>
          </table:table-cell>
          <table:table-cell table:formula="of:=[.E347]*[.$J$1]*[.E$747]" office:value-type="float" office:value="5.7528371328771" calcext:value-type="float">
            <text:p>5.7528371329</text:p>
          </table:table-cell>
        </table:table-row>
        <table:table-row table:style-name="ro1">
          <table:table-cell office:value-type="string" calcext:value-type="string">
            <text:p>2008-01-15 10:00</text:p>
          </table:table-cell>
          <table:table-cell office:value-type="string" calcext:value-type="string">
            <text:p>100_223</text:p>
          </table:table-cell>
          <table:table-cell office:value-type="float" office:value="0.053447" calcext:value-type="float">
            <text:p>0.053447</text:p>
          </table:table-cell>
          <table:table-cell office:value-type="float" office:value="0.057148" calcext:value-type="float">
            <text:p>0.057148</text:p>
          </table:table-cell>
          <table:table-cell office:value-type="float" office:value="0.055389" calcext:value-type="float">
            <text:p>0.055389</text:p>
          </table:table-cell>
          <table:table-cell table:number-columns-repeated="5"/>
          <table:table-cell table:formula="of:=[.C348]*[.$J$1]*[.C$747]" office:value-type="float" office:value="5.43255724342223" calcext:value-type="float">
            <text:p>5.4325572434</text:p>
          </table:table-cell>
          <table:table-cell table:formula="of:=[.D348]*[.$J$1]*[.D$747]" office:value-type="float" office:value="5.66507362838881" calcext:value-type="float">
            <text:p>5.6650736284</text:p>
          </table:table-cell>
          <table:table-cell table:formula="of:=[.E348]*[.$J$1]*[.E$747]" office:value-type="float" office:value="5.57693741166567" calcext:value-type="float">
            <text:p>5.5769374117</text:p>
          </table:table-cell>
        </table:table-row>
        <table:table-row table:style-name="ro1">
          <table:table-cell office:value-type="string" calcext:value-type="string">
            <text:p>2008-01-15 11:00</text:p>
          </table:table-cell>
          <table:table-cell office:value-type="string" calcext:value-type="string">
            <text:p>100_223</text:p>
          </table:table-cell>
          <table:table-cell office:value-type="float" office:value="0.052514" calcext:value-type="float">
            <text:p>0.052514</text:p>
          </table:table-cell>
          <table:table-cell office:value-type="float" office:value="0.055717" calcext:value-type="float">
            <text:p>0.055717</text:p>
          </table:table-cell>
          <table:table-cell office:value-type="float" office:value="0.054124" calcext:value-type="float">
            <text:p>0.054124</text:p>
          </table:table-cell>
          <table:table-cell table:number-columns-repeated="5"/>
          <table:table-cell table:formula="of:=[.C349]*[.$J$1]*[.C$747]" office:value-type="float" office:value="5.33772355943411" calcext:value-type="float">
            <text:p>5.3377235594</text:p>
          </table:table-cell>
          <table:table-cell table:formula="of:=[.D349]*[.$J$1]*[.D$747]" office:value-type="float" office:value="5.52321878898543" calcext:value-type="float">
            <text:p>5.523218789</text:p>
          </table:table-cell>
          <table:table-cell table:formula="of:=[.E349]*[.$J$1]*[.E$747]" office:value-type="float" office:value="5.44956869539065" calcext:value-type="float">
            <text:p>5.4495686954</text:p>
          </table:table-cell>
        </table:table-row>
        <table:table-row table:style-name="ro1">
          <table:table-cell office:value-type="string" calcext:value-type="string">
            <text:p>2008-01-15 12:00</text:p>
          </table:table-cell>
          <table:table-cell office:value-type="string" calcext:value-type="string">
            <text:p>100_223</text:p>
          </table:table-cell>
          <table:table-cell office:value-type="float" office:value="0.056892" calcext:value-type="float">
            <text:p>0.056892</text:p>
          </table:table-cell>
          <table:table-cell office:value-type="float" office:value="0.056627" calcext:value-type="float">
            <text:p>0.056627</text:p>
          </table:table-cell>
          <table:table-cell office:value-type="float" office:value="0.056718" calcext:value-type="float">
            <text:p>0.056718</text:p>
          </table:table-cell>
          <table:table-cell table:number-columns-repeated="5"/>
          <table:table-cell table:formula="of:=[.C350]*[.$J$1]*[.C$747]" office:value-type="float" office:value="5.78272020305681" calcext:value-type="float">
            <text:p>5.7827202031</text:p>
          </table:table-cell>
          <table:table-cell table:formula="of:=[.D350]*[.$J$1]*[.D$747]" office:value-type="float" office:value="5.61342696778143" calcext:value-type="float">
            <text:p>5.6134269678</text:p>
          </table:table-cell>
          <table:table-cell table:formula="of:=[.E350]*[.$J$1]*[.E$747]" office:value-type="float" office:value="5.71075007880361" calcext:value-type="float">
            <text:p>5.7107500788</text:p>
          </table:table-cell>
        </table:table-row>
        <table:table-row table:style-name="ro1">
          <table:table-cell office:value-type="string" calcext:value-type="string">
            <text:p>2008-01-15 13:00</text:p>
          </table:table-cell>
          <table:table-cell office:value-type="string" calcext:value-type="string">
            <text:p>100_223</text:p>
          </table:table-cell>
          <table:table-cell office:value-type="float" office:value="0.060827" calcext:value-type="float">
            <text:p>0.060827</text:p>
          </table:table-cell>
          <table:table-cell office:value-type="float" office:value="0.056797" calcext:value-type="float">
            <text:p>0.056797</text:p>
          </table:table-cell>
          <table:table-cell office:value-type="float" office:value="0.054631" calcext:value-type="float">
            <text:p>0.054631</text:p>
          </table:table-cell>
          <table:table-cell table:number-columns-repeated="5"/>
          <table:table-cell table:formula="of:=[.C351]*[.$J$1]*[.C$747]" office:value-type="float" office:value="6.18268863445364" calcext:value-type="float">
            <text:p>6.1826886345</text:p>
          </table:table-cell>
          <table:table-cell table:formula="of:=[.D351]*[.$J$1]*[.D$747]" office:value-type="float" office:value="5.63027904513892" calcext:value-type="float">
            <text:p>5.6302790451</text:p>
          </table:table-cell>
          <table:table-cell table:formula="of:=[.E351]*[.$J$1]*[.E$747]" office:value-type="float" office:value="5.50061686863289" calcext:value-type="float">
            <text:p>5.5006168686</text:p>
          </table:table-cell>
        </table:table-row>
        <table:table-row table:style-name="ro1">
          <table:table-cell office:value-type="string" calcext:value-type="string">
            <text:p>2008-01-15 14:00</text:p>
          </table:table-cell>
          <table:table-cell office:value-type="string" calcext:value-type="string">
            <text:p>100_223</text:p>
          </table:table-cell>
          <table:table-cell office:value-type="float" office:value="0.062459" calcext:value-type="float">
            <text:p>0.062459</text:p>
          </table:table-cell>
          <table:table-cell office:value-type="float" office:value="0.058117" calcext:value-type="float">
            <text:p>0.058117</text:p>
          </table:table-cell>
          <table:table-cell office:value-type="float" office:value="0.058144" calcext:value-type="float">
            <text:p>0.058144</text:p>
          </table:table-cell>
          <table:table-cell table:number-columns-repeated="5"/>
          <table:table-cell table:formula="of:=[.C352]*[.$J$1]*[.C$747]" office:value-type="float" office:value="6.34857134856791" calcext:value-type="float">
            <text:p>6.3485713486</text:p>
          </table:table-cell>
          <table:table-cell table:formula="of:=[.D352]*[.$J$1]*[.D$747]" office:value-type="float" office:value="5.76113046932652" calcext:value-type="float">
            <text:p>5.7611304693</text:p>
          </table:table-cell>
          <table:table-cell table:formula="of:=[.E352]*[.$J$1]*[.E$747]" office:value-type="float" office:value="5.85432935896818" calcext:value-type="float">
            <text:p>5.854329359</text:p>
          </table:table-cell>
        </table:table-row>
        <table:table-row table:style-name="ro1">
          <table:table-cell office:value-type="string" calcext:value-type="string">
            <text:p>2008-01-15 15:00</text:p>
          </table:table-cell>
          <table:table-cell office:value-type="string" calcext:value-type="string">
            <text:p>100_223</text:p>
          </table:table-cell>
          <table:table-cell office:value-type="float" office:value="0.064463" calcext:value-type="float">
            <text:p>0.064463</text:p>
          </table:table-cell>
          <table:table-cell office:value-type="float" office:value="0.08619" calcext:value-type="float">
            <text:p>0.08619</text:p>
          </table:table-cell>
          <table:table-cell office:value-type="float" office:value="0.080312" calcext:value-type="float">
            <text:p>0.080312</text:p>
          </table:table-cell>
          <table:table-cell table:number-columns-repeated="5"/>
          <table:table-cell table:formula="of:=[.C353]*[.$J$1]*[.C$747]" office:value-type="float" office:value="6.55226556369351" calcext:value-type="float">
            <text:p>6.5522655637</text:p>
          </table:table-cell>
          <table:table-cell table:formula="of:=[.D353]*[.$J$1]*[.D$747]" office:value-type="float" office:value="8.54400322024972" calcext:value-type="float">
            <text:p>8.5440032202</text:p>
          </table:table-cell>
          <table:table-cell table:formula="of:=[.E353]*[.$J$1]*[.E$747]" office:value-type="float" office:value="8.08635283911414" calcext:value-type="float">
            <text:p>8.0863528391</text:p>
          </table:table-cell>
        </table:table-row>
        <table:table-row table:style-name="ro1">
          <table:table-cell office:value-type="string" calcext:value-type="string">
            <text:p>2008-01-15 16:00</text:p>
          </table:table-cell>
          <table:table-cell office:value-type="string" calcext:value-type="string">
            <text:p>100_223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78967" calcext:value-type="float">
            <text:p>0.078967</text:p>
          </table:table-cell>
          <table:table-cell office:value-type="float" office:value="0.067981" calcext:value-type="float">
            <text:p>0.067981</text:p>
          </table:table-cell>
          <table:table-cell table:number-columns-repeated="5"/>
          <table:table-cell table:formula="of:=[.C354]*[.$J$1]*[.C$747]" office:value-type="float" office:value="7.01748932748088" calcext:value-type="float">
            <text:p>7.0174893275</text:p>
          </table:table-cell>
          <table:table-cell table:formula="of:=[.D354]*[.$J$1]*[.D$747]" office:value-type="float" office:value="7.82798819228982" calcext:value-type="float">
            <text:p>7.8279881923</text:p>
          </table:table-cell>
          <table:table-cell table:formula="of:=[.E354]*[.$J$1]*[.E$747]" office:value-type="float" office:value="6.84478474394634" calcext:value-type="float">
            <text:p>6.8447847439</text:p>
          </table:table-cell>
        </table:table-row>
        <table:table-row table:style-name="ro1">
          <table:table-cell office:value-type="string" calcext:value-type="string">
            <text:p>2008-01-15 17:00</text:p>
          </table:table-cell>
          <table:table-cell office:value-type="string" calcext:value-type="string">
            <text:p>100_223</text:p>
          </table:table-cell>
          <table:table-cell office:value-type="float" office:value="0.071669" calcext:value-type="float">
            <text:p>0.071669</text:p>
          </table:table-cell>
          <table:table-cell office:value-type="float" office:value="0.082999" calcext:value-type="float">
            <text:p>0.082999</text:p>
          </table:table-cell>
          <table:table-cell office:value-type="float" office:value="0.084288" calcext:value-type="float">
            <text:p>0.084288</text:p>
          </table:table-cell>
          <table:table-cell table:number-columns-repeated="5"/>
          <table:table-cell table:formula="of:=[.C355]*[.$J$1]*[.C$747]" office:value-type="float" office:value="7.28471093005833" calcext:value-type="float">
            <text:p>7.2847109301</text:p>
          </table:table-cell>
          <table:table-cell table:formula="of:=[.D355]*[.$J$1]*[.D$747]" office:value-type="float" office:value="8.22767981526287" calcext:value-type="float">
            <text:p>8.2276798153</text:p>
          </table:table-cell>
          <table:table-cell table:formula="of:=[.E355]*[.$J$1]*[.E$747]" office:value-type="float" office:value="8.48668328647341" calcext:value-type="float">
            <text:p>8.4866832865</text:p>
          </table:table-cell>
        </table:table-row>
        <table:table-row table:style-name="ro1">
          <table:table-cell office:value-type="string" calcext:value-type="string">
            <text:p>2008-01-15 18:00</text:p>
          </table:table-cell>
          <table:table-cell office:value-type="string" calcext:value-type="string">
            <text:p>100_223</text:p>
          </table:table-cell>
          <table:table-cell office:value-type="float" office:value="0.062274" calcext:value-type="float">
            <text:p>0.062274</text:p>
          </table:table-cell>
          <table:table-cell office:value-type="float" office:value="0.068264" calcext:value-type="float">
            <text:p>0.068264</text:p>
          </table:table-cell>
          <table:table-cell office:value-type="float" office:value="0.066055" calcext:value-type="float">
            <text:p>0.066055</text:p>
          </table:table-cell>
          <table:table-cell table:number-columns-repeated="5"/>
          <table:table-cell table:formula="of:=[.C356]*[.$J$1]*[.C$747]" office:value-type="float" office:value="6.32976724188216" calcext:value-type="float">
            <text:p>6.3297672419</text:p>
          </table:table-cell>
          <table:table-cell table:formula="of:=[.D356]*[.$J$1]*[.D$747]" office:value-type="float" office:value="6.76700122783533" calcext:value-type="float">
            <text:p>6.7670012278</text:p>
          </table:table-cell>
          <table:table-cell table:formula="of:=[.E356]*[.$J$1]*[.E$747]" office:value-type="float" office:value="6.65086209766516" calcext:value-type="float">
            <text:p>6.6508620977</text:p>
          </table:table-cell>
        </table:table-row>
        <table:table-row table:style-name="ro1">
          <table:table-cell office:value-type="string" calcext:value-type="string">
            <text:p>2008-01-15 19:00</text:p>
          </table:table-cell>
          <table:table-cell office:value-type="string" calcext:value-type="string">
            <text:p>100_223</text:p>
          </table:table-cell>
          <table:table-cell office:value-type="float" office:value="0.044144" calcext:value-type="float">
            <text:p>0.044144</text:p>
          </table:table-cell>
          <table:table-cell office:value-type="float" office:value="0.042884" calcext:value-type="float">
            <text:p>0.042884</text:p>
          </table:table-cell>
          <table:table-cell office:value-type="float" office:value="0.039596" calcext:value-type="float">
            <text:p>0.039596</text:p>
          </table:table-cell>
          <table:table-cell table:number-columns-repeated="5"/>
          <table:table-cell table:formula="of:=[.C357]*[.$J$1]*[.C$747]" office:value-type="float" office:value="4.48696478667897" calcext:value-type="float">
            <text:p>4.4869647867</text:p>
          </table:table-cell>
          <table:table-cell table:formula="of:=[.D357]*[.$J$1]*[.D$747]" office:value-type="float" office:value="4.25108520822821" calcext:value-type="float">
            <text:p>4.2510852082</text:p>
          </table:table-cell>
          <table:table-cell table:formula="of:=[.E357]*[.$J$1]*[.E$747]" office:value-type="float" office:value="3.98679184950647" calcext:value-type="float">
            <text:p>3.9867918495</text:p>
          </table:table-cell>
        </table:table-row>
        <table:table-row table:style-name="ro1">
          <table:table-cell office:value-type="string" calcext:value-type="string">
            <text:p>2008-01-15 20:00</text:p>
          </table:table-cell>
          <table:table-cell office:value-type="string" calcext:value-type="string">
            <text:p>100_223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3998" calcext:value-type="float">
            <text:p>0.03998</text:p>
          </table:table-cell>
          <table:table-cell table:number-columns-repeated="5"/>
          <table:table-cell table:formula="of:=[.C358]*[.$J$1]*[.C$747]" office:value-type="float" office:value="3.63590108246406" calcext:value-type="float">
            <text:p>3.6359010825</text:p>
          </table:table-cell>
          <table:table-cell table:formula="of:=[.D358]*[.$J$1]*[.D$747]" office:value-type="float" office:value="3.94725216645926" calcext:value-type="float">
            <text:p>3.9472521665</text:p>
          </table:table-cell>
          <table:table-cell table:formula="of:=[.E358]*[.$J$1]*[.E$747]" office:value-type="float" office:value="4.02545555468402" calcext:value-type="float">
            <text:p>4.0254555547</text:p>
          </table:table-cell>
        </table:table-row>
        <table:table-row table:style-name="ro1">
          <table:table-cell office:value-type="string" calcext:value-type="string">
            <text:p>2008-01-15 21:00</text:p>
          </table:table-cell>
          <table:table-cell office:value-type="string" calcext:value-type="string">
            <text:p>100_223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039307" calcext:value-type="float">
            <text:p>0.039307</text:p>
          </table:table-cell>
          <table:table-cell office:value-type="float" office:value="0.034152" calcext:value-type="float">
            <text:p>0.034152</text:p>
          </table:table-cell>
          <table:table-cell table:number-columns-repeated="5"/>
          <table:table-cell table:formula="of:=[.C359]*[.$J$1]*[.C$747]" office:value-type="float" office:value="3.25463511393305" calcext:value-type="float">
            <text:p>3.2546351139</text:p>
          </table:table-cell>
          <table:table-cell table:formula="of:=[.D359]*[.$J$1]*[.D$747]" office:value-type="float" office:value="3.89649767465316" calcext:value-type="float">
            <text:p>3.8964976747</text:p>
          </table:table-cell>
          <table:table-cell table:formula="of:=[.E359]*[.$J$1]*[.E$747]" office:value-type="float" office:value="3.43865327922883" calcext:value-type="float">
            <text:p>3.4386532792</text:p>
          </table:table-cell>
        </table:table-row>
        <table:table-row table:style-name="ro1">
          <table:table-cell office:value-type="string" calcext:value-type="string">
            <text:p>2008-01-15 22:00</text:p>
          </table:table-cell>
          <table:table-cell office:value-type="string" calcext:value-type="string">
            <text:p>100_223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31684" calcext:value-type="float">
            <text:p>0.031684</text:p>
          </table:table-cell>
          <table:table-cell office:value-type="float" office:value="0.029899" calcext:value-type="float">
            <text:p>0.029899</text:p>
          </table:table-cell>
          <table:table-cell table:number-columns-repeated="5"/>
          <table:table-cell table:formula="of:=[.C360]*[.$J$1]*[.C$747]" office:value-type="float" office:value="2.59049439455646" calcext:value-type="float">
            <text:p>2.5904943946</text:p>
          </table:table-cell>
          <table:table-cell table:formula="of:=[.D360]*[.$J$1]*[.D$747]" office:value-type="float" office:value="3.14083069996974" calcext:value-type="float">
            <text:p>3.1408307</text:p>
          </table:table-cell>
          <table:table-cell table:formula="of:=[.E360]*[.$J$1]*[.E$747]" office:value-type="float" office:value="3.01043260704096" calcext:value-type="float">
            <text:p>3.010432607</text:p>
          </table:table-cell>
        </table:table-row>
        <table:table-row table:style-name="ro1">
          <table:table-cell office:value-type="string" calcext:value-type="string">
            <text:p>2008-01-15 23:00</text:p>
          </table:table-cell>
          <table:table-cell office:value-type="string" calcext:value-type="string">
            <text:p>100_223</text:p>
          </table:table-cell>
          <table:table-cell office:value-type="float" office:value="0.019401" calcext:value-type="float">
            <text:p>0.019401</text:p>
          </table:table-cell>
          <table:table-cell office:value-type="float" office:value="0.030335" calcext:value-type="float">
            <text:p>0.030335</text:p>
          </table:table-cell>
          <table:table-cell office:value-type="float" office:value="0.025819" calcext:value-type="float">
            <text:p>0.025819</text:p>
          </table:table-cell>
          <table:table-cell table:number-columns-repeated="5"/>
          <table:table-cell table:formula="of:=[.C361]*[.$J$1]*[.C$747]" office:value-type="float" office:value="1.97199175032527" calcext:value-type="float">
            <text:p>1.9719917503</text:p>
          </table:table-cell>
          <table:table-cell table:formula="of:=[.D361]*[.$J$1]*[.D$747]" office:value-type="float" office:value="3.00710450964468" calcext:value-type="float">
            <text:p>3.0071045096</text:p>
          </table:table-cell>
          <table:table-cell table:formula="of:=[.E361]*[.$J$1]*[.E$747]" office:value-type="float" office:value="2.59963073952943" calcext:value-type="float">
            <text:p>2.5996307395</text:p>
          </table:table-cell>
        </table:table-row>
        <table:table-row table:style-name="ro1">
          <table:table-cell office:value-type="string" calcext:value-type="string">
            <text:p>2008-01-16 00:00</text:p>
          </table:table-cell>
          <table:table-cell office:value-type="string" calcext:value-type="string">
            <text:p>100_223</text:p>
          </table:table-cell>
          <table:table-cell office:value-type="float" office:value="0.020536" calcext:value-type="float">
            <text:p>0.020536</text:p>
          </table:table-cell>
          <table:table-cell office:value-type="float" office:value="0.035406" calcext:value-type="float">
            <text:p>0.035406</text:p>
          </table:table-cell>
          <table:table-cell office:value-type="float" office:value="0.032109" calcext:value-type="float">
            <text:p>0.032109</text:p>
          </table:table-cell>
          <table:table-cell table:number-columns-repeated="5"/>
          <table:table-cell table:formula="of:=[.C362]*[.$J$1]*[.C$747]" office:value-type="float" office:value="2.08735748593782" calcext:value-type="float">
            <text:p>2.0873574859</text:p>
          </table:table-cell>
          <table:table-cell table:formula="of:=[.D362]*[.$J$1]*[.D$747]" office:value-type="float" office:value="3.50979206423206" calcext:value-type="float">
            <text:p>3.5097920642</text:p>
          </table:table-cell>
          <table:table-cell table:formula="of:=[.E362]*[.$J$1]*[.E$747]" office:value-type="float" office:value="3.23295028527637" calcext:value-type="float">
            <text:p>3.2329502853</text:p>
          </table:table-cell>
        </table:table-row>
        <table:table-row table:style-name="ro1">
          <table:table-cell office:value-type="string" calcext:value-type="string">
            <text:p>2008-01-16 01:00</text:p>
          </table:table-cell>
          <table:table-cell office:value-type="string" calcext:value-type="string">
            <text:p>100_223</text:p>
          </table:table-cell>
          <table:table-cell office:value-type="float" office:value="0.019691" calcext:value-type="float">
            <text:p>0.019691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0.029348" calcext:value-type="float">
            <text:p>0.029348</text:p>
          </table:table-cell>
          <table:table-cell table:number-columns-repeated="5"/>
          <table:table-cell table:formula="of:=[.C363]*[.$J$1]*[.C$747]" office:value-type="float" office:value="2.00146845810293" calcext:value-type="float">
            <text:p>2.0014684581</text:p>
          </table:table-cell>
          <table:table-cell table:formula="of:=[.D363]*[.$J$1]*[.D$747]" office:value-type="float" office:value="3.5687743349833" calcext:value-type="float">
            <text:p>3.568774335</text:p>
          </table:table-cell>
          <table:table-cell table:formula="of:=[.E363]*[.$J$1]*[.E$747]" office:value-type="float" office:value="2.95495421758046" calcext:value-type="float">
            <text:p>2.9549542176</text:p>
          </table:table-cell>
        </table:table-row>
        <table:table-row table:style-name="ro1">
          <table:table-cell office:value-type="string" calcext:value-type="string">
            <text:p>2008-01-16 02:00</text:p>
          </table:table-cell>
          <table:table-cell office:value-type="string" calcext:value-type="string">
            <text:p>100_223</text:p>
          </table:table-cell>
          <table:table-cell office:value-type="float" office:value="0.019868" calcext:value-type="float">
            <text:p>0.019868</text:p>
          </table:table-cell>
          <table:table-cell office:value-type="float" office:value="0.030506" calcext:value-type="float">
            <text:p>0.030506</text:p>
          </table:table-cell>
          <table:table-cell office:value-type="float" office:value="0.025879" calcext:value-type="float">
            <text:p>0.025879</text:p>
          </table:table-cell>
          <table:table-cell table:number-columns-repeated="5"/>
          <table:table-cell table:formula="of:=[.C364]*[.$J$1]*[.C$747]" office:value-type="float" office:value="2.01945941422929" calcext:value-type="float">
            <text:p>2.0194594142</text:p>
          </table:table-cell>
          <table:table-cell table:formula="of:=[.D364]*[.$J$1]*[.D$747]" office:value-type="float" office:value="3.02405571686899" calcext:value-type="float">
            <text:p>3.0240557169</text:p>
          </table:table-cell>
          <table:table-cell table:formula="of:=[.E364]*[.$J$1]*[.E$747]" office:value-type="float" office:value="2.60567194346343" calcext:value-type="float">
            <text:p>2.6056719435</text:p>
          </table:table-cell>
        </table:table-row>
        <table:table-row table:style-name="ro1">
          <table:table-cell office:value-type="string" calcext:value-type="string">
            <text:p>2008-01-16 03:00</text:p>
          </table:table-cell>
          <table:table-cell office:value-type="string" calcext:value-type="string">
            <text:p>100_223</text:p>
          </table:table-cell>
          <table:table-cell office:value-type="float" office:value="0.020132" calcext:value-type="float">
            <text:p>0.020132</text:p>
          </table:table-cell>
          <table:table-cell office:value-type="float" office:value="0.033174" calcext:value-type="float">
            <text:p>0.033174</text:p>
          </table:table-cell>
          <table:table-cell office:value-type="float" office:value="0.029228" calcext:value-type="float">
            <text:p>0.029228</text:p>
          </table:table-cell>
          <table:table-cell table:number-columns-repeated="5"/>
          <table:table-cell table:formula="of:=[.C365]*[.$J$1]*[.C$747]" office:value-type="float" office:value="2.04629338268895" calcext:value-type="float">
            <text:p>2.0462933827</text:p>
          </table:table-cell>
          <table:table-cell table:formula="of:=[.D365]*[.$J$1]*[.D$747]" office:value-type="float" office:value="3.28853420151484" calcext:value-type="float">
            <text:p>3.2885342015</text:p>
          </table:table-cell>
          <table:table-cell table:formula="of:=[.E365]*[.$J$1]*[.E$747]" office:value-type="float" office:value="2.94287180971247" calcext:value-type="float">
            <text:p>2.9428718097</text:p>
          </table:table-cell>
        </table:table-row>
        <table:table-row table:style-name="ro1">
          <table:table-cell office:value-type="string" calcext:value-type="string">
            <text:p>2008-01-16 04:00</text:p>
          </table:table-cell>
          <table:table-cell office:value-type="string" calcext:value-type="string">
            <text:p>100_223</text:p>
          </table:table-cell>
          <table:table-cell office:value-type="float" office:value="0.023635" calcext:value-type="float">
            <text:p>0.023635</text:p>
          </table:table-cell>
          <table:table-cell office:value-type="float" office:value="0.034097" calcext:value-type="float">
            <text:p>0.034097</text:p>
          </table:table-cell>
          <table:table-cell office:value-type="float" office:value="0.027571" calcext:value-type="float">
            <text:p>0.027571</text:p>
          </table:table-cell>
          <table:table-cell table:number-columns-repeated="5"/>
          <table:table-cell table:formula="of:=[.C366]*[.$J$1]*[.C$747]" office:value-type="float" office:value="2.40235168387906" calcext:value-type="float">
            <text:p>2.4023516839</text:p>
          </table:table-cell>
          <table:table-cell table:formula="of:=[.D366]*[.$J$1]*[.D$747]" office:value-type="float" office:value="3.38003106857936" calcext:value-type="float">
            <text:p>3.3800310686</text:p>
          </table:table-cell>
          <table:table-cell table:formula="of:=[.E366]*[.$J$1]*[.E$747]" office:value-type="float" office:value="2.77603389440203" calcext:value-type="float">
            <text:p>2.7760338944</text:p>
          </table:table-cell>
        </table:table-row>
        <table:table-row table:style-name="ro1">
          <table:table-cell office:value-type="string" calcext:value-type="string">
            <text:p>2008-01-16 05:00</text:p>
          </table:table-cell>
          <table:table-cell office:value-type="string" calcext:value-type="string">
            <text:p>100_223</text:p>
          </table:table-cell>
          <table:table-cell office:value-type="float" office:value="0.032138" calcext:value-type="float">
            <text:p>0.032138</text:p>
          </table:table-cell>
          <table:table-cell office:value-type="float" office:value="0.050858" calcext:value-type="float">
            <text:p>0.050858</text:p>
          </table:table-cell>
          <table:table-cell office:value-type="float" office:value="0.043456" calcext:value-type="float">
            <text:p>0.043456</text:p>
          </table:table-cell>
          <table:table-cell table:number-columns-repeated="5"/>
          <table:table-cell table:formula="of:=[.C367]*[.$J$1]*[.C$747]" office:value-type="float" office:value="3.26662908468396" calcext:value-type="float">
            <text:p>3.2666290847</text:p>
          </table:table-cell>
          <table:table-cell table:formula="of:=[.D367]*[.$J$1]*[.D$747]" office:value-type="float" office:value="5.04154676616151" calcext:value-type="float">
            <text:p>5.0415467662</text:p>
          </table:table-cell>
          <table:table-cell table:formula="of:=[.E367]*[.$J$1]*[.E$747]" office:value-type="float" office:value="4.37544263592668" calcext:value-type="float">
            <text:p>4.3754426359</text:p>
          </table:table-cell>
        </table:table-row>
        <table:table-row table:style-name="ro1">
          <table:table-cell office:value-type="string" calcext:value-type="string">
            <text:p>2008-01-16 06:00</text:p>
          </table:table-cell>
          <table:table-cell office:value-type="string" calcext:value-type="string">
            <text:p>100_223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4947" calcext:value-type="float">
            <text:p>0.04947</text:p>
          </table:table-cell>
          <table:table-cell table:number-columns-repeated="5"/>
          <table:table-cell table:formula="of:=[.C368]*[.$J$1]*[.C$747]" office:value-type="float" office:value="4.56482395273995" calcext:value-type="float">
            <text:p>4.5648239527</text:p>
          </table:table-cell>
          <table:table-cell table:formula="of:=[.D368]*[.$J$1]*[.D$747]" office:value-type="float" office:value="4.71084953048738" calcext:value-type="float">
            <text:p>4.7108495305</text:p>
          </table:table-cell>
          <table:table-cell table:formula="of:=[.E368]*[.$J$1]*[.E$747]" office:value-type="float" office:value="4.98097264357725" calcext:value-type="float">
            <text:p>4.9809726436</text:p>
          </table:table-cell>
        </table:table-row>
        <table:table-row table:style-name="ro1">
          <table:table-cell office:value-type="string" calcext:value-type="string">
            <text:p>2008-01-16 07:00</text:p>
          </table:table-cell>
          <table:table-cell office:value-type="string" calcext:value-type="string">
            <text:p>100_223</text:p>
          </table:table-cell>
          <table:table-cell office:value-type="float" office:value="0.065547" calcext:value-type="float">
            <text:p>0.065547</text:p>
          </table:table-cell>
          <table:table-cell office:value-type="float" office:value="0.076091" calcext:value-type="float">
            <text:p>0.076091</text:p>
          </table:table-cell>
          <table:table-cell office:value-type="float" office:value="0.065735" calcext:value-type="float">
            <text:p>0.065735</text:p>
          </table:table-cell>
          <table:table-cell table:number-columns-repeated="5"/>
          <table:table-cell table:formula="of:=[.C369]*[.$J$1]*[.C$747]" office:value-type="float" office:value="6.66244746448999" calcext:value-type="float">
            <text:p>6.6624474645</text:p>
          </table:table-cell>
          <table:table-cell table:formula="of:=[.D369]*[.$J$1]*[.D$747]" office:value-type="float" office:value="7.54289069534774" calcext:value-type="float">
            <text:p>7.5428906953</text:p>
          </table:table-cell>
          <table:table-cell table:formula="of:=[.E369]*[.$J$1]*[.E$747]" office:value-type="float" office:value="6.61864234335053" calcext:value-type="float">
            <text:p>6.6186423434</text:p>
          </table:table-cell>
        </table:table-row>
        <table:table-row table:style-name="ro1">
          <table:table-cell office:value-type="string" calcext:value-type="string">
            <text:p>2008-01-16 08:00</text:p>
          </table:table-cell>
          <table:table-cell office:value-type="string" calcext:value-type="string">
            <text:p>100_223</text:p>
          </table:table-cell>
          <table:table-cell office:value-type="float" office:value="0.060226" calcext:value-type="float">
            <text:p>0.060226</text:p>
          </table:table-cell>
          <table:table-cell office:value-type="float" office:value="0.086512" calcext:value-type="float">
            <text:p>0.086512</text:p>
          </table:table-cell>
          <table:table-cell office:value-type="float" office:value="0.077585" calcext:value-type="float">
            <text:p>0.077585</text:p>
          </table:table-cell>
          <table:table-cell table:number-columns-repeated="5"/>
          <table:table-cell table:formula="of:=[.C370]*[.$J$1]*[.C$747]" office:value-type="float" office:value="6.12160069867995" calcext:value-type="float">
            <text:p>6.1216006987</text:p>
          </table:table-cell>
          <table:table-cell table:formula="of:=[.D370]*[.$J$1]*[.D$747]" office:value-type="float" office:value="8.57592303736215" calcext:value-type="float">
            <text:p>8.5759230374</text:p>
          </table:table-cell>
          <table:table-cell table:formula="of:=[.E370]*[.$J$1]*[.E$747]" office:value-type="float" office:value="7.81178012031415" calcext:value-type="float">
            <text:p>7.8117801203</text:p>
          </table:table-cell>
        </table:table-row>
        <table:table-row table:style-name="ro1">
          <table:table-cell office:value-type="string" calcext:value-type="string">
            <text:p>2008-01-16 09:00</text:p>
          </table:table-cell>
          <table:table-cell office:value-type="string" calcext:value-type="string">
            <text:p>100_223</text:p>
          </table:table-cell>
          <table:table-cell office:value-type="float" office:value="0.057313" calcext:value-type="float">
            <text:p>0.057313</text:p>
          </table:table-cell>
          <table:table-cell office:value-type="float" office:value="0.056032" calcext:value-type="float">
            <text:p>0.056032</text:p>
          </table:table-cell>
          <table:table-cell office:value-type="float" office:value="0.058832" calcext:value-type="float">
            <text:p>0.058832</text:p>
          </table:table-cell>
          <table:table-cell table:number-columns-repeated="5"/>
          <table:table-cell table:formula="of:=[.C371]*[.$J$1]*[.C$747]" office:value-type="float" office:value="5.82551225124437" calcext:value-type="float">
            <text:p>5.8255122512</text:p>
          </table:table-cell>
          <table:table-cell table:formula="of:=[.D371]*[.$J$1]*[.D$747]" office:value-type="float" office:value="5.55444469703019" calcext:value-type="float">
            <text:p>5.554444697</text:p>
          </table:table-cell>
          <table:table-cell table:formula="of:=[.E371]*[.$J$1]*[.E$747]" office:value-type="float" office:value="5.92360183074463" calcext:value-type="float">
            <text:p>5.9236018307</text:p>
          </table:table-cell>
        </table:table-row>
        <table:table-row table:style-name="ro1">
          <table:table-cell office:value-type="string" calcext:value-type="string">
            <text:p>2008-01-16 10:00</text:p>
          </table:table-cell>
          <table:table-cell office:value-type="string" calcext:value-type="string">
            <text:p>100_223</text:p>
          </table:table-cell>
          <table:table-cell office:value-type="float" office:value="0.056287" calcext:value-type="float">
            <text:p>0.056287</text:p>
          </table:table-cell>
          <table:table-cell office:value-type="float" office:value="0.058301" calcext:value-type="float">
            <text:p>0.058301</text:p>
          </table:table-cell>
          <table:table-cell office:value-type="float" office:value="0.0587" calcext:value-type="float">
            <text:p>0.0587</text:p>
          </table:table-cell>
          <table:table-cell table:number-columns-repeated="5"/>
          <table:table-cell table:formula="of:=[.C372]*[.$J$1]*[.C$747]" office:value-type="float" office:value="5.72122569200342" calcext:value-type="float">
            <text:p>5.721225692</text:p>
          </table:table-cell>
          <table:table-cell table:formula="of:=[.D372]*[.$J$1]*[.D$747]" office:value-type="float" office:value="5.77937036481934" calcext:value-type="float">
            <text:p>5.7793703648</text:p>
          </table:table-cell>
          <table:table-cell table:formula="of:=[.E372]*[.$J$1]*[.E$747]" office:value-type="float" office:value="5.91031118208985" calcext:value-type="float">
            <text:p>5.9103111821</text:p>
          </table:table-cell>
        </table:table-row>
        <table:table-row table:style-name="ro1">
          <table:table-cell office:value-type="string" calcext:value-type="string">
            <text:p>2008-01-16 11:00</text:p>
          </table:table-cell>
          <table:table-cell office:value-type="string" calcext:value-type="string">
            <text:p>100_223</text:p>
          </table:table-cell>
          <table:table-cell office:value-type="float" office:value="0.055627" calcext:value-type="float">
            <text:p>0.055627</text:p>
          </table:table-cell>
          <table:table-cell office:value-type="float" office:value="0.056796" calcext:value-type="float">
            <text:p>0.056796</text:p>
          </table:table-cell>
          <table:table-cell office:value-type="float" office:value="0.052607" calcext:value-type="float">
            <text:p>0.052607</text:p>
          </table:table-cell>
          <table:table-cell table:number-columns-repeated="5"/>
          <table:table-cell table:formula="of:=[.C373]*[.$J$1]*[.C$747]" office:value-type="float" office:value="5.65414077085427" calcext:value-type="float">
            <text:p>5.6541407709</text:p>
          </table:table-cell>
          <table:table-cell table:formula="of:=[.D373]*[.$J$1]*[.D$747]" office:value-type="float" office:value="5.63017991527211" calcext:value-type="float">
            <text:p>5.6301799153</text:p>
          </table:table-cell>
          <table:table-cell table:formula="of:=[.E373]*[.$J$1]*[.E$747]" office:value-type="float" office:value="5.29682692259286" calcext:value-type="float">
            <text:p>5.2968269226</text:p>
          </table:table-cell>
        </table:table-row>
        <table:table-row table:style-name="ro1">
          <table:table-cell office:value-type="string" calcext:value-type="string">
            <text:p>2008-01-16 12:00</text:p>
          </table:table-cell>
          <table:table-cell office:value-type="string" calcext:value-type="string">
            <text:p>100_223</text:p>
          </table:table-cell>
          <table:table-cell office:value-type="float" office:value="0.060193" calcext:value-type="float">
            <text:p>0.060193</text:p>
          </table:table-cell>
          <table:table-cell office:value-type="float" office:value="0.055929" calcext:value-type="float">
            <text:p>0.055929</text:p>
          </table:table-cell>
          <table:table-cell office:value-type="float" office:value="0.060265" calcext:value-type="float">
            <text:p>0.060265</text:p>
          </table:table-cell>
          <table:table-cell table:number-columns-repeated="5"/>
          <table:table-cell table:formula="of:=[.C374]*[.$J$1]*[.C$747]" office:value-type="float" office:value="6.11824645262249" calcext:value-type="float">
            <text:p>6.1182464526</text:p>
          </table:table-cell>
          <table:table-cell table:formula="of:=[.D374]*[.$J$1]*[.D$747]" office:value-type="float" office:value="5.54423432074889" calcext:value-type="float">
            <text:p>5.5442343207</text:p>
          </table:table-cell>
          <table:table-cell table:formula="of:=[.E374]*[.$J$1]*[.E$747]" office:value-type="float" office:value="6.06788591803483" calcext:value-type="float">
            <text:p>6.067885918</text:p>
          </table:table-cell>
        </table:table-row>
        <table:table-row table:style-name="ro1">
          <table:table-cell office:value-type="string" calcext:value-type="string">
            <text:p>2008-01-16 13:00</text:p>
          </table:table-cell>
          <table:table-cell office:value-type="string" calcext:value-type="string">
            <text:p>100_223</text:p>
          </table:table-cell>
          <table:table-cell office:value-type="float" office:value="0.057584" calcext:value-type="float">
            <text:p>0.057584</text:p>
          </table:table-cell>
          <table:table-cell office:value-type="float" office:value="0.058633" calcext:value-type="float">
            <text:p>0.058633</text:p>
          </table:table-cell>
          <table:table-cell office:value-type="float" office:value="0.061791" calcext:value-type="float">
            <text:p>0.061791</text:p>
          </table:table-cell>
          <table:table-cell table:number-columns-repeated="5"/>
          <table:table-cell table:formula="of:=[.C375]*[.$J$1]*[.C$747]" office:value-type="float" office:value="5.8530577264435" calcext:value-type="float">
            <text:p>5.8530577264</text:p>
          </table:table-cell>
          <table:table-cell table:formula="of:=[.D375]*[.$J$1]*[.D$747]" office:value-type="float" office:value="5.81228148059986" calcext:value-type="float">
            <text:p>5.8122814806</text:p>
          </table:table-cell>
          <table:table-cell table:formula="of:=[.E375]*[.$J$1]*[.E$747]" office:value-type="float" office:value="6.22153387142272" calcext:value-type="float">
            <text:p>6.2215338714</text:p>
          </table:table-cell>
        </table:table-row>
        <table:table-row table:style-name="ro1">
          <table:table-cell office:value-type="string" calcext:value-type="string">
            <text:p>2008-01-16 14:00</text:p>
          </table:table-cell>
          <table:table-cell office:value-type="string" calcext:value-type="string">
            <text:p>100_223</text:p>
          </table:table-cell>
          <table:table-cell office:value-type="float" office:value="0.062484" calcext:value-type="float">
            <text:p>0.062484</text:p>
          </table:table-cell>
          <table:table-cell office:value-type="float" office:value="0.065472" calcext:value-type="float">
            <text:p>0.065472</text:p>
          </table:table-cell>
          <table:table-cell office:value-type="float" office:value="0.062748" calcext:value-type="float">
            <text:p>0.062748</text:p>
          </table:table-cell>
          <table:table-cell table:number-columns-repeated="5"/>
          <table:table-cell table:formula="of:=[.C376]*[.$J$1]*[.C$747]" office:value-type="float" office:value="6.35111244406598" calcext:value-type="float">
            <text:p>6.3511124441</text:p>
          </table:table-cell>
          <table:table-cell table:formula="of:=[.D376]*[.$J$1]*[.D$747]" office:value-type="float" office:value="6.49023063970519" calcext:value-type="float">
            <text:p>6.4902306397</text:p>
          </table:table-cell>
          <table:table-cell table:formula="of:=[.E376]*[.$J$1]*[.E$747]" office:value-type="float" office:value="6.31789107416991" calcext:value-type="float">
            <text:p>6.3178910742</text:p>
          </table:table-cell>
        </table:table-row>
        <table:table-row table:style-name="ro1">
          <table:table-cell office:value-type="string" calcext:value-type="string">
            <text:p>2008-01-16 15:00</text:p>
          </table:table-cell>
          <table:table-cell office:value-type="string" calcext:value-type="string">
            <text:p>100_223</text:p>
          </table:table-cell>
          <table:table-cell office:value-type="float" office:value="0.064048" calcext:value-type="float">
            <text:p>0.064048</text:p>
          </table:table-cell>
          <table:table-cell office:value-type="float" office:value="0.070234" calcext:value-type="float">
            <text:p>0.070234</text:p>
          </table:table-cell>
          <table:table-cell office:value-type="float" office:value="0.064884" calcext:value-type="float">
            <text:p>0.064884</text:p>
          </table:table-cell>
          <table:table-cell table:number-columns-repeated="5"/>
          <table:table-cell table:formula="of:=[.C377]*[.$J$1]*[.C$747]" office:value-type="float" office:value="6.51008337842548" calcext:value-type="float">
            <text:p>6.5100833784</text:p>
          </table:table-cell>
          <table:table-cell table:formula="of:=[.D377]*[.$J$1]*[.D$747]" office:value-type="float" office:value="6.96228706544865" calcext:value-type="float">
            <text:p>6.9622870654</text:p>
          </table:table-cell>
          <table:table-cell table:formula="of:=[.E377]*[.$J$1]*[.E$747]" office:value-type="float" office:value="6.53295793422006" calcext:value-type="float">
            <text:p>6.5329579342</text:p>
          </table:table-cell>
        </table:table-row>
        <table:table-row table:style-name="ro1">
          <table:table-cell office:value-type="string" calcext:value-type="string">
            <text:p>2008-01-16 16:00</text:p>
          </table:table-cell>
          <table:table-cell office:value-type="string" calcext:value-type="string">
            <text:p>100_223</text:p>
          </table:table-cell>
          <table:table-cell office:value-type="float" office:value="0.068871" calcext:value-type="float">
            <text:p>0.068871</text:p>
          </table:table-cell>
          <table:table-cell office:value-type="float" office:value="0.069884" calcext:value-type="float">
            <text:p>0.069884</text:p>
          </table:table-cell>
          <table:table-cell office:value-type="float" office:value="0.078125" calcext:value-type="float">
            <text:p>0.078125</text:p>
          </table:table-cell>
          <table:table-cell table:number-columns-repeated="5"/>
          <table:table-cell table:formula="of:=[.C378]*[.$J$1]*[.C$747]" office:value-type="float" office:value="7.0003115219139" calcext:value-type="float">
            <text:p>7.0003115219</text:p>
          </table:table-cell>
          <table:table-cell table:formula="of:=[.D378]*[.$J$1]*[.D$747]" office:value-type="float" office:value="6.92759161206557" calcext:value-type="float">
            <text:p>6.9275916121</text:p>
          </table:table-cell>
          <table:table-cell table:formula="of:=[.E378]*[.$J$1]*[.E$747]" office:value-type="float" office:value="7.86615095572009" calcext:value-type="float">
            <text:p>7.8661509557</text:p>
          </table:table-cell>
        </table:table-row>
        <table:table-row table:style-name="ro1">
          <table:table-cell office:value-type="string" calcext:value-type="string">
            <text:p>2008-01-16 17:00</text:p>
          </table:table-cell>
          <table:table-cell office:value-type="string" calcext:value-type="string">
            <text:p>100_223</text:p>
          </table:table-cell>
          <table:table-cell office:value-type="float" office:value="0.069267" calcext:value-type="float">
            <text:p>0.069267</text:p>
          </table:table-cell>
          <table:table-cell office:value-type="float" office:value="0.077995" calcext:value-type="float">
            <text:p>0.077995</text:p>
          </table:table-cell>
          <table:table-cell office:value-type="float" office:value="0.080834" calcext:value-type="float">
            <text:p>0.080834</text:p>
          </table:table-cell>
          <table:table-cell table:number-columns-repeated="5"/>
          <table:table-cell table:formula="of:=[.C379]*[.$J$1]*[.C$747]" office:value-type="float" office:value="7.04056247460339" calcext:value-type="float">
            <text:p>7.0405624746</text:p>
          </table:table-cell>
          <table:table-cell table:formula="of:=[.D379]*[.$J$1]*[.D$747]" office:value-type="float" office:value="7.73163396175168" calcext:value-type="float">
            <text:p>7.7316339618</text:p>
          </table:table-cell>
          <table:table-cell table:formula="of:=[.E379]*[.$J$1]*[.E$747]" office:value-type="float" office:value="8.13891131333988" calcext:value-type="float">
            <text:p>8.1389113133</text:p>
          </table:table-cell>
        </table:table-row>
        <table:table-row table:style-name="ro1">
          <table:table-cell office:value-type="string" calcext:value-type="string">
            <text:p>2008-01-16 18:00</text:p>
          </table:table-cell>
          <table:table-cell office:value-type="string" calcext:value-type="string">
            <text:p>100_223</text:p>
          </table:table-cell>
          <table:table-cell office:value-type="float" office:value="0.060189" calcext:value-type="float">
            <text:p>0.060189</text:p>
          </table:table-cell>
          <table:table-cell office:value-type="float" office:value="0.066449" calcext:value-type="float">
            <text:p>0.066449</text:p>
          </table:table-cell>
          <table:table-cell office:value-type="float" office:value="0.06411" calcext:value-type="float">
            <text:p>0.06411</text:p>
          </table:table-cell>
          <table:table-cell table:number-columns-repeated="5"/>
          <table:table-cell table:formula="of:=[.C380]*[.$J$1]*[.C$747]" office:value-type="float" office:value="6.1178398773428" calcext:value-type="float">
            <text:p>6.1178398773</text:p>
          </table:table-cell>
          <table:table-cell table:formula="of:=[.D380]*[.$J$1]*[.D$747]" office:value-type="float" office:value="6.58708051957737" calcext:value-type="float">
            <text:p>6.5870805196</text:p>
          </table:table-cell>
          <table:table-cell table:formula="of:=[.E380]*[.$J$1]*[.E$747]" office:value-type="float" office:value="6.45502640347155" calcext:value-type="float">
            <text:p>6.4550264035</text:p>
          </table:table-cell>
        </table:table-row>
        <table:table-row table:style-name="ro1">
          <table:table-cell office:value-type="string" calcext:value-type="string">
            <text:p>2008-01-16 19:00</text:p>
          </table:table-cell>
          <table:table-cell office:value-type="string" calcext:value-type="string">
            <text:p>100_223</text:p>
          </table:table-cell>
          <table:table-cell office:value-type="float" office:value="0.044667" calcext:value-type="float">
            <text:p>0.044667</text:p>
          </table:table-cell>
          <table:table-cell office:value-type="float" office:value="0.052048" calcext:value-type="float">
            <text:p>0.052048</text:p>
          </table:table-cell>
          <table:table-cell office:value-type="float" office:value="0.053524" calcext:value-type="float">
            <text:p>0.053524</text:p>
          </table:table-cell>
          <table:table-cell table:number-columns-repeated="5"/>
          <table:table-cell table:formula="of:=[.C381]*[.$J$1]*[.C$747]" office:value-type="float" office:value="4.54012450449867" calcext:value-type="float">
            <text:p>4.5401245045</text:p>
          </table:table-cell>
          <table:table-cell table:formula="of:=[.D381]*[.$J$1]*[.D$747]" office:value-type="float" office:value="5.15951130766397" calcext:value-type="float">
            <text:p>5.1595113077</text:p>
          </table:table-cell>
          <table:table-cell table:formula="of:=[.E381]*[.$J$1]*[.E$747]" office:value-type="float" office:value="5.38915665605072" calcext:value-type="float">
            <text:p>5.3891566561</text:p>
          </table:table-cell>
        </table:table-row>
        <table:table-row table:style-name="ro1">
          <table:table-cell office:value-type="string" calcext:value-type="string">
            <text:p>2008-01-16 20:00</text:p>
          </table:table-cell>
          <table:table-cell office:value-type="string" calcext:value-type="string">
            <text:p>100_223</text:p>
          </table:table-cell>
          <table:table-cell office:value-type="float" office:value="0.039775" calcext:value-type="float">
            <text:p>0.039775</text:p>
          </table:table-cell>
          <table:table-cell office:value-type="float" office:value="0.044422" calcext:value-type="float">
            <text:p>0.044422</text:p>
          </table:table-cell>
          <table:table-cell office:value-type="float" office:value="0.040796" calcext:value-type="float">
            <text:p>0.040796</text:p>
          </table:table-cell>
          <table:table-cell table:number-columns-repeated="5"/>
          <table:table-cell table:formula="of:=[.C382]*[.$J$1]*[.C$747]" office:value-type="float" office:value="4.04288293743557" calcext:value-type="float">
            <text:p>4.0428829374</text:p>
          </table:table-cell>
          <table:table-cell table:formula="of:=[.D382]*[.$J$1]*[.D$747]" office:value-type="float" office:value="4.40354694338013" calcext:value-type="float">
            <text:p>4.4035469434</text:p>
          </table:table-cell>
          <table:table-cell table:formula="of:=[.E382]*[.$J$1]*[.E$747]" office:value-type="float" office:value="4.10761592818633" calcext:value-type="float">
            <text:p>4.1076159282</text:p>
          </table:table-cell>
        </table:table-row>
        <table:table-row table:style-name="ro1">
          <table:table-cell office:value-type="string" calcext:value-type="string">
            <text:p>2008-01-16 21:00</text:p>
          </table:table-cell>
          <table:table-cell office:value-type="string" calcext:value-type="string">
            <text:p>100_223</text:p>
          </table:table-cell>
          <table:table-cell office:value-type="float" office:value="0.036207" calcext:value-type="float">
            <text:p>0.036207</text:p>
          </table:table-cell>
          <table:table-cell office:value-type="float" office:value="0.049988" calcext:value-type="float">
            <text:p>0.049988</text:p>
          </table:table-cell>
          <table:table-cell office:value-type="float" office:value="0.044275" calcext:value-type="float">
            <text:p>0.044275</text:p>
          </table:table-cell>
          <table:table-cell table:number-columns-repeated="5"/>
          <table:table-cell table:formula="of:=[.C383]*[.$J$1]*[.C$747]" office:value-type="float" office:value="3.68021778795047" calcext:value-type="float">
            <text:p>3.680217788</text:p>
          </table:table-cell>
          <table:table-cell table:formula="of:=[.D383]*[.$J$1]*[.D$747]" office:value-type="float" office:value="4.95530378203786" calcext:value-type="float">
            <text:p>4.955303782</text:p>
          </table:table-cell>
          <table:table-cell table:formula="of:=[.E383]*[.$J$1]*[.E$747]" office:value-type="float" office:value="4.45790506962569" calcext:value-type="float">
            <text:p>4.4579050696</text:p>
          </table:table-cell>
        </table:table-row>
        <table:table-row table:style-name="ro1">
          <table:table-cell office:value-type="string" calcext:value-type="string">
            <text:p>2008-01-16 22:00</text:p>
          </table:table-cell>
          <table:table-cell office:value-type="string" calcext:value-type="string">
            <text:p>100_223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0.042986" calcext:value-type="float">
            <text:p>0.042986</text:p>
          </table:table-cell>
          <table:table-cell office:value-type="float" office:value="0.036049" calcext:value-type="float">
            <text:p>0.036049</text:p>
          </table:table-cell>
          <table:table-cell table:number-columns-repeated="5"/>
          <table:table-cell table:formula="of:=[.C384]*[.$J$1]*[.C$747]" office:value-type="float" office:value="2.98680364843606" calcext:value-type="float">
            <text:p>2.9868036484</text:p>
          </table:table-cell>
          <table:table-cell table:formula="of:=[.D384]*[.$J$1]*[.D$747]" office:value-type="float" office:value="4.2611964546427" calcext:value-type="float">
            <text:p>4.2611964546</text:p>
          </table:table-cell>
          <table:table-cell table:formula="of:=[.E384]*[.$J$1]*[.E$747]" office:value-type="float" office:value="3.62965601027524" calcext:value-type="float">
            <text:p>3.6296560103</text:p>
          </table:table-cell>
        </table:table-row>
        <table:table-row table:style-name="ro1">
          <table:table-cell office:value-type="string" calcext:value-type="string">
            <text:p>2008-01-16 23:00</text:p>
          </table:table-cell>
          <table:table-cell office:value-type="string" calcext:value-type="string">
            <text:p>100_223</text:p>
          </table:table-cell>
          <table:table-cell office:value-type="float" office:value="0.023095" calcext:value-type="float">
            <text:p>0.023095</text:p>
          </table:table-cell>
          <table:table-cell office:value-type="float" office:value="0.040969" calcext:value-type="float">
            <text:p>0.040969</text:p>
          </table:table-cell>
          <table:table-cell office:value-type="float" office:value="0.032459" calcext:value-type="float">
            <text:p>0.032459</text:p>
          </table:table-cell>
          <table:table-cell table:number-columns-repeated="5"/>
          <table:table-cell table:formula="of:=[.C385]*[.$J$1]*[.C$747]" office:value-type="float" office:value="2.34746402112067" calcext:value-type="float">
            <text:p>2.3474640211</text:p>
          </table:table-cell>
          <table:table-cell table:formula="of:=[.D385]*[.$J$1]*[.D$747]" office:value-type="float" office:value="4.06125151328937" calcext:value-type="float">
            <text:p>4.0612515133</text:p>
          </table:table-cell>
          <table:table-cell table:formula="of:=[.E385]*[.$J$1]*[.E$747]" office:value-type="float" office:value="3.268190641558" calcext:value-type="float">
            <text:p>3.2681906416</text:p>
          </table:table-cell>
        </table:table-row>
        <table:table-row table:style-name="ro1">
          <table:table-cell office:value-type="string" calcext:value-type="string">
            <text:p>2008-01-17 00:00</text:p>
          </table:table-cell>
          <table:table-cell office:value-type="string" calcext:value-type="string">
            <text:p>100_223</text:p>
          </table:table-cell>
          <table:table-cell office:value-type="float" office:value="0.017317" calcext:value-type="float">
            <text:p>0.017317</text:p>
          </table:table-cell>
          <table:table-cell office:value-type="float" office:value="0.035153" calcext:value-type="float">
            <text:p>0.035153</text:p>
          </table:table-cell>
          <table:table-cell office:value-type="float" office:value="0.02897" calcext:value-type="float">
            <text:p>0.02897</text:p>
          </table:table-cell>
          <table:table-cell table:number-columns-repeated="5"/>
          <table:table-cell table:formula="of:=[.C386]*[.$J$1]*[.C$747]" office:value-type="float" office:value="1.76016602960583" calcext:value-type="float">
            <text:p>1.7601660296</text:p>
          </table:table-cell>
          <table:table-cell table:formula="of:=[.D386]*[.$J$1]*[.D$747]" office:value-type="float" office:value="3.48471220792944" calcext:value-type="float">
            <text:p>3.4847122079</text:p>
          </table:table-cell>
          <table:table-cell table:formula="of:=[.E386]*[.$J$1]*[.E$747]" office:value-type="float" office:value="2.9168946327963" calcext:value-type="float">
            <text:p>2.9168946328</text:p>
          </table:table-cell>
        </table:table-row>
        <table:table-row table:style-name="ro1">
          <table:table-cell office:value-type="string" calcext:value-type="string">
            <text:p>2008-01-17 01:00</text:p>
          </table:table-cell>
          <table:table-cell office:value-type="string" calcext:value-type="string">
            <text:p>100_223</text:p>
          </table:table-cell>
          <table:table-cell office:value-type="float" office:value="0.015326" calcext:value-type="float">
            <text:p>0.015326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022569" calcext:value-type="float">
            <text:p>0.022569</text:p>
          </table:table-cell>
          <table:table-cell table:number-columns-repeated="5"/>
          <table:table-cell table:formula="of:=[.C387]*[.$J$1]*[.C$747]" office:value-type="float" office:value="1.55779318413922" calcext:value-type="float">
            <text:p>1.5577931841</text:p>
          </table:table-cell>
          <table:table-cell table:formula="of:=[.D387]*[.$J$1]*[.D$747]" office:value-type="float" office:value="2.82867074938886" calcext:value-type="float">
            <text:p>2.8286707494</text:p>
          </table:table-cell>
          <table:table-cell table:formula="of:=[.E387]*[.$J$1]*[.E$747]" office:value-type="float" office:value="2.27239885977148" calcext:value-type="float">
            <text:p>2.2723988598</text:p>
          </table:table-cell>
        </table:table-row>
        <table:table-row table:style-name="ro1">
          <table:table-cell office:value-type="string" calcext:value-type="string">
            <text:p>2008-01-17 02:00</text:p>
          </table:table-cell>
          <table:table-cell office:value-type="string" calcext:value-type="string">
            <text:p>100_223</text:p>
          </table:table-cell>
          <table:table-cell office:value-type="float" office:value="0.014579" calcext:value-type="float">
            <text:p>0.014579</text:p>
          </table:table-cell>
          <table:table-cell office:value-type="float" office:value="0.027146" calcext:value-type="float">
            <text:p>0.027146</text:p>
          </table:table-cell>
          <table:table-cell office:value-type="float" office:value="0.023333" calcext:value-type="float">
            <text:p>0.023333</text:p>
          </table:table-cell>
          <table:table-cell table:number-columns-repeated="5"/>
          <table:table-cell table:formula="of:=[.C388]*[.$J$1]*[.C$747]" office:value-type="float" office:value="1.48186525065678" calcext:value-type="float">
            <text:p>1.4818652507</text:p>
          </table:table-cell>
          <table:table-cell table:formula="of:=[.D388]*[.$J$1]*[.D$747]" office:value-type="float" office:value="2.69097936439145" calcext:value-type="float">
            <text:p>2.6909793644</text:p>
          </table:table-cell>
          <table:table-cell table:formula="of:=[.E388]*[.$J$1]*[.E$747]" office:value-type="float" office:value="2.34932352319766" calcext:value-type="float">
            <text:p>2.3493235232</text:p>
          </table:table-cell>
        </table:table-row>
        <table:table-row table:style-name="ro1">
          <table:table-cell office:value-type="string" calcext:value-type="string">
            <text:p>2008-01-17 03:00</text:p>
          </table:table-cell>
          <table:table-cell office:value-type="string" calcext:value-type="string">
            <text:p>100_223</text:p>
          </table:table-cell>
          <table:table-cell office:value-type="float" office:value="0.015971" calcext:value-type="float">
            <text:p>0.015971</text:p>
          </table:table-cell>
          <table:table-cell office:value-type="float" office:value="0.032961" calcext:value-type="float">
            <text:p>0.032961</text:p>
          </table:table-cell>
          <table:table-cell office:value-type="float" office:value="0.026984" calcext:value-type="float">
            <text:p>0.026984</text:p>
          </table:table-cell>
          <table:table-cell table:number-columns-repeated="5"/>
          <table:table-cell table:formula="of:=[.C389]*[.$J$1]*[.C$747]" office:value-type="float" office:value="1.62335344798953" calcext:value-type="float">
            <text:p>1.623353448</text:p>
          </table:table-cell>
          <table:table-cell table:formula="of:=[.D389]*[.$J$1]*[.D$747]" office:value-type="float" office:value="3.26741953988457" calcext:value-type="float">
            <text:p>3.2674195399</text:p>
          </table:table-cell>
          <table:table-cell table:formula="of:=[.E389]*[.$J$1]*[.E$747]" office:value-type="float" office:value="2.71693078258113" calcext:value-type="float">
            <text:p>2.7169307826</text:p>
          </table:table-cell>
        </table:table-row>
        <table:table-row table:style-name="ro1">
          <table:table-cell office:value-type="string" calcext:value-type="string">
            <text:p>2008-01-17 04:00</text:p>
          </table:table-cell>
          <table:table-cell office:value-type="string" calcext:value-type="string">
            <text:p>100_223</text:p>
          </table:table-cell>
          <table:table-cell office:value-type="float" office:value="0.018488" calcext:value-type="float">
            <text:p>0.018488</text:p>
          </table:table-cell>
          <table:table-cell office:value-type="float" office:value="0.032874" calcext:value-type="float">
            <text:p>0.032874</text:p>
          </table:table-cell>
          <table:table-cell office:value-type="float" office:value="0.027135" calcext:value-type="float">
            <text:p>0.027135</text:p>
          </table:table-cell>
          <table:table-cell table:number-columns-repeated="5"/>
          <table:table-cell table:formula="of:=[.C390]*[.$J$1]*[.C$747]" office:value-type="float" office:value="1.87919094273561" calcext:value-type="float">
            <text:p>1.8791909427</text:p>
          </table:table-cell>
          <table:table-cell table:formula="of:=[.D390]*[.$J$1]*[.D$747]" office:value-type="float" office:value="3.25879524147221" calcext:value-type="float">
            <text:p>3.2587952415</text:p>
          </table:table-cell>
          <table:table-cell table:formula="of:=[.E390]*[.$J$1]*[.E$747]" office:value-type="float" office:value="2.73213447914835" calcext:value-type="float">
            <text:p>2.7321344791</text:p>
          </table:table-cell>
        </table:table-row>
        <table:table-row table:style-name="ro1">
          <table:table-cell office:value-type="string" calcext:value-type="string">
            <text:p>2008-01-17 05:00</text:p>
          </table:table-cell>
          <table:table-cell office:value-type="string" calcext:value-type="string">
            <text:p>100_223</text:p>
          </table:table-cell>
          <table:table-cell office:value-type="float" office:value="0.029144" calcext:value-type="float">
            <text:p>0.029144</text:p>
          </table:table-cell>
          <table:table-cell office:value-type="float" office:value="0.047145" calcext:value-type="float">
            <text:p>0.047145</text:p>
          </table:table-cell>
          <table:table-cell office:value-type="float" office:value="0.0426" calcext:value-type="float">
            <text:p>0.0426</text:p>
          </table:table-cell>
          <table:table-cell table:number-columns-repeated="5"/>
          <table:table-cell table:formula="of:=[.C391]*[.$J$1]*[.C$747]" office:value-type="float" office:value="2.96230748783463" calcext:value-type="float">
            <text:p>2.9623074878</text:p>
          </table:table-cell>
          <table:table-cell table:formula="of:=[.D391]*[.$J$1]*[.D$747]" office:value-type="float" office:value="4.67347757070047" calcext:value-type="float">
            <text:p>4.6734775707</text:p>
          </table:table-cell>
          <table:table-cell table:formula="of:=[.E391]*[.$J$1]*[.E$747]" office:value-type="float" office:value="4.28925479313505" calcext:value-type="float">
            <text:p>4.2892547931</text:p>
          </table:table-cell>
        </table:table-row>
        <table:table-row table:style-name="ro1">
          <table:table-cell office:value-type="string" calcext:value-type="string">
            <text:p>2008-01-17 06:00</text:p>
          </table:table-cell>
          <table:table-cell office:value-type="string" calcext:value-type="string">
            <text:p>100_223</text:p>
          </table:table-cell>
          <table:table-cell office:value-type="float" office:value="0.045605" calcext:value-type="float">
            <text:p>0.045605</text:p>
          </table:table-cell>
          <table:table-cell office:value-type="float" office:value="0.041541" calcext:value-type="float">
            <text:p>0.041541</text:p>
          </table:table-cell>
          <table:table-cell office:value-type="float" office:value="0.041344" calcext:value-type="float">
            <text:p>0.041344</text:p>
          </table:table-cell>
          <table:table-cell table:number-columns-repeated="5"/>
          <table:table-cell table:formula="of:=[.C392]*[.$J$1]*[.C$747]" office:value-type="float" office:value="4.63546640758641" calcext:value-type="float">
            <text:p>4.6354664076</text:p>
          </table:table-cell>
          <table:table-cell table:formula="of:=[.D392]*[.$J$1]*[.D$747]" office:value-type="float" office:value="4.117953797104" calcext:value-type="float">
            <text:p>4.1179537971</text:p>
          </table:table-cell>
          <table:table-cell table:formula="of:=[.E392]*[.$J$1]*[.E$747]" office:value-type="float" office:value="4.16279225745013" calcext:value-type="float">
            <text:p>4.1627922575</text:p>
          </table:table-cell>
        </table:table-row>
        <table:table-row table:style-name="ro1">
          <table:table-cell office:value-type="string" calcext:value-type="string">
            <text:p>2008-01-17 07:00</text:p>
          </table:table-cell>
          <table:table-cell office:value-type="string" calcext:value-type="string">
            <text:p>100_223</text:p>
          </table:table-cell>
          <table:table-cell office:value-type="float" office:value="0.069293" calcext:value-type="float">
            <text:p>0.069293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089139" calcext:value-type="float">
            <text:p>0.089139</text:p>
          </table:table-cell>
          <table:table-cell table:number-columns-repeated="5"/>
          <table:table-cell table:formula="of:=[.C393]*[.$J$1]*[.C$747]" office:value-type="float" office:value="7.04320521392139" calcext:value-type="float">
            <text:p>7.0432052139</text:p>
          </table:table-cell>
          <table:table-cell table:formula="of:=[.D393]*[.$J$1]*[.D$747]" office:value-type="float" office:value="8.90315072769797" calcext:value-type="float">
            <text:p>8.9031507277</text:p>
          </table:table-cell>
          <table:table-cell table:formula="of:=[.E393]*[.$J$1]*[.E$747]" office:value-type="float" office:value="8.97511462453674" calcext:value-type="float">
            <text:p>8.9751146245</text:p>
          </table:table-cell>
        </table:table-row>
        <table:table-row table:style-name="ro1">
          <table:table-cell office:value-type="string" calcext:value-type="string">
            <text:p>2008-01-17 08:00</text:p>
          </table:table-cell>
          <table:table-cell office:value-type="string" calcext:value-type="string">
            <text:p>100_223</text:p>
          </table:table-cell>
          <table:table-cell office:value-type="float" office:value="0.065308" calcext:value-type="float">
            <text:p>0.065308</text:p>
          </table:table-cell>
          <table:table-cell office:value-type="float" office:value="0.088759" calcext:value-type="float">
            <text:p>0.088759</text:p>
          </table:table-cell>
          <table:table-cell office:value-type="float" office:value="0.07668" calcext:value-type="float">
            <text:p>0.07668</text:p>
          </table:table-cell>
          <table:table-cell table:number-columns-repeated="5"/>
          <table:table-cell table:formula="of:=[.C394]*[.$J$1]*[.C$747]" office:value-type="float" office:value="6.63815459152841" calcext:value-type="float">
            <text:p>6.6381545915</text:p>
          </table:table-cell>
          <table:table-cell table:formula="of:=[.D394]*[.$J$1]*[.D$747]" office:value-type="float" office:value="8.79866784808151" calcext:value-type="float">
            <text:p>8.7986678481</text:p>
          </table:table-cell>
          <table:table-cell table:formula="of:=[.E394]*[.$J$1]*[.E$747]" office:value-type="float" office:value="7.72065862764309" calcext:value-type="float">
            <text:p>7.7206586276</text:p>
          </table:table-cell>
        </table:table-row>
        <table:table-row table:style-name="ro1">
          <table:table-cell office:value-type="string" calcext:value-type="string">
            <text:p>2008-01-17 09:00</text:p>
          </table:table-cell>
          <table:table-cell office:value-type="string" calcext:value-type="string">
            <text:p>100_223</text:p>
          </table:table-cell>
          <table:table-cell office:value-type="float" office:value="0.057191" calcext:value-type="float">
            <text:p>0.057191</text:p>
          </table:table-cell>
          <table:table-cell office:value-type="float" office:value="0.068734" calcext:value-type="float">
            <text:p>0.068734</text:p>
          </table:table-cell>
          <table:table-cell office:value-type="float" office:value="0.066674" calcext:value-type="float">
            <text:p>0.066674</text:p>
          </table:table-cell>
          <table:table-cell table:number-columns-repeated="5"/>
          <table:table-cell table:formula="of:=[.C395]*[.$J$1]*[.C$747]" office:value-type="float" office:value="5.81311170521377" calcext:value-type="float">
            <text:p>5.8131117052</text:p>
          </table:table-cell>
          <table:table-cell table:formula="of:=[.D395]*[.$J$1]*[.D$747]" office:value-type="float" office:value="6.81359226523546" calcext:value-type="float">
            <text:p>6.8135922652</text:p>
          </table:table-cell>
          <table:table-cell table:formula="of:=[.E395]*[.$J$1]*[.E$747]" office:value-type="float" office:value="6.71318718491752" calcext:value-type="float">
            <text:p>6.7131871849</text:p>
          </table:table-cell>
        </table:table-row>
        <table:table-row table:style-name="ro1">
          <table:table-cell office:value-type="string" calcext:value-type="string">
            <text:p>2008-01-17 10:00</text:p>
          </table:table-cell>
          <table:table-cell office:value-type="string" calcext:value-type="string">
            <text:p>100_223</text:p>
          </table:table-cell>
          <table:table-cell office:value-type="float" office:value="0.061591" calcext:value-type="float">
            <text:p>0.061591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0.063518" calcext:value-type="float">
            <text:p>0.063518</text:p>
          </table:table-cell>
          <table:table-cell table:number-columns-repeated="5"/>
          <table:table-cell table:formula="of:=[.C396]*[.$J$1]*[.C$747]" office:value-type="float" office:value="6.26034451287478" calcext:value-type="float">
            <text:p>6.2603445129</text:p>
          </table:table-cell>
          <table:table-cell table:formula="of:=[.D396]*[.$J$1]*[.D$747]" office:value-type="float" office:value="6.95554623450565" calcext:value-type="float">
            <text:p>6.9555462345</text:p>
          </table:table-cell>
          <table:table-cell table:formula="of:=[.E396]*[.$J$1]*[.E$747]" office:value-type="float" office:value="6.39541985798949" calcext:value-type="float">
            <text:p>6.395419858</text:p>
          </table:table-cell>
        </table:table-row>
        <table:table-row table:style-name="ro1">
          <table:table-cell office:value-type="string" calcext:value-type="string">
            <text:p>2008-01-17 11:00</text:p>
          </table:table-cell>
          <table:table-cell office:value-type="string" calcext:value-type="string">
            <text:p>100_223</text:p>
          </table:table-cell>
          <table:table-cell office:value-type="float" office:value="0.060374" calcext:value-type="float">
            <text:p>0.060374</text:p>
          </table:table-cell>
          <table:table-cell office:value-type="float" office:value="0.059729" calcext:value-type="float">
            <text:p>0.059729</text:p>
          </table:table-cell>
          <table:table-cell office:value-type="float" office:value="0.05893" calcext:value-type="float">
            <text:p>0.05893</text:p>
          </table:table-cell>
          <table:table-cell table:number-columns-repeated="5"/>
          <table:table-cell table:formula="of:=[.C397]*[.$J$1]*[.C$747]" office:value-type="float" office:value="6.13664398402854" calcext:value-type="float">
            <text:p>6.136643984</text:p>
          </table:table-cell>
          <table:table-cell table:formula="of:=[.D397]*[.$J$1]*[.D$747]" office:value-type="float" office:value="5.9209278146223" calcext:value-type="float">
            <text:p>5.9209278146</text:p>
          </table:table-cell>
          <table:table-cell table:formula="of:=[.E397]*[.$J$1]*[.E$747]" office:value-type="float" office:value="5.93346913050349" calcext:value-type="float">
            <text:p>5.9334691305</text:p>
          </table:table-cell>
        </table:table-row>
        <table:table-row table:style-name="ro1">
          <table:table-cell office:value-type="string" calcext:value-type="string">
            <text:p>2008-01-17 12:00</text:p>
          </table:table-cell>
          <table:table-cell office:value-type="string" calcext:value-type="string">
            <text:p>100_223</text:p>
          </table:table-cell>
          <table:table-cell office:value-type="float" office:value="0.061415" calcext:value-type="float">
            <text:p>0.061415</text:p>
          </table:table-cell>
          <table:table-cell office:value-type="float" office:value="0.054605" calcext:value-type="float">
            <text:p>0.054605</text:p>
          </table:table-cell>
          <table:table-cell office:value-type="float" office:value="0.062632" calcext:value-type="float">
            <text:p>0.062632</text:p>
          </table:table-cell>
          <table:table-cell table:number-columns-repeated="5"/>
          <table:table-cell table:formula="of:=[.C398]*[.$J$1]*[.C$747]" office:value-type="float" office:value="6.24245520056834" calcext:value-type="float">
            <text:p>6.2424552006</text:p>
          </table:table-cell>
          <table:table-cell table:formula="of:=[.D398]*[.$J$1]*[.D$747]" office:value-type="float" office:value="5.41298637709405" calcext:value-type="float">
            <text:p>5.4129863771</text:p>
          </table:table-cell>
          <table:table-cell table:formula="of:=[.E398]*[.$J$1]*[.E$747]" office:value-type="float" office:value="6.30621141323086" calcext:value-type="float">
            <text:p>6.3062114132</text:p>
          </table:table-cell>
        </table:table-row>
        <table:table-row table:style-name="ro1">
          <table:table-cell office:value-type="string" calcext:value-type="string">
            <text:p>2008-01-17 13:00</text:p>
          </table:table-cell>
          <table:table-cell office:value-type="string" calcext:value-type="string">
            <text:p>100_223</text:p>
          </table:table-cell>
          <table:table-cell office:value-type="float" office:value="0.060524" calcext:value-type="float">
            <text:p>0.060524</text:p>
          </table:table-cell>
          <table:table-cell office:value-type="float" office:value="0.059442" calcext:value-type="float">
            <text:p>0.059442</text:p>
          </table:table-cell>
          <table:table-cell office:value-type="float" office:value="0.066882" calcext:value-type="float">
            <text:p>0.066882</text:p>
          </table:table-cell>
          <table:table-cell table:number-columns-repeated="5"/>
          <table:table-cell table:formula="of:=[.C399]*[.$J$1]*[.C$747]" office:value-type="float" office:value="6.15189055701699" calcext:value-type="float">
            <text:p>6.151890557</text:p>
          </table:table-cell>
          <table:table-cell table:formula="of:=[.D399]*[.$J$1]*[.D$747]" office:value-type="float" office:value="5.89247754284817" calcext:value-type="float">
            <text:p>5.8924775428</text:p>
          </table:table-cell>
          <table:table-cell table:formula="of:=[.E399]*[.$J$1]*[.E$747]" office:value-type="float" office:value="6.73413002522203" calcext:value-type="float">
            <text:p>6.7341300252</text:p>
          </table:table-cell>
        </table:table-row>
        <table:table-row table:style-name="ro1">
          <table:table-cell office:value-type="string" calcext:value-type="string">
            <text:p>2008-01-17 14:00</text:p>
          </table:table-cell>
          <table:table-cell office:value-type="string" calcext:value-type="string">
            <text:p>100_223</text:p>
          </table:table-cell>
          <table:table-cell office:value-type="float" office:value="0.064682" calcext:value-type="float">
            <text:p>0.064682</text:p>
          </table:table-cell>
          <table:table-cell office:value-type="float" office:value="0.065612" calcext:value-type="float">
            <text:p>0.065612</text:p>
          </table:table-cell>
          <table:table-cell office:value-type="float" office:value="0.064513" calcext:value-type="float">
            <text:p>0.064513</text:p>
          </table:table-cell>
          <table:table-cell table:number-columns-repeated="5"/>
          <table:table-cell table:formula="of:=[.C400]*[.$J$1]*[.C$747]" office:value-type="float" office:value="6.57452556025664" calcext:value-type="float">
            <text:p>6.5745255603</text:p>
          </table:table-cell>
          <table:table-cell table:formula="of:=[.D400]*[.$J$1]*[.D$747]" office:value-type="float" office:value="6.50410882105842" calcext:value-type="float">
            <text:p>6.5041088211</text:p>
          </table:table-cell>
          <table:table-cell table:formula="of:=[.E400]*[.$J$1]*[.E$747]" office:value-type="float" office:value="6.49560315656154" calcext:value-type="float">
            <text:p>6.4956031566</text:p>
          </table:table-cell>
        </table:table-row>
        <table:table-row table:style-name="ro1">
          <table:table-cell office:value-type="string" calcext:value-type="string">
            <text:p>2008-01-17 15:00</text:p>
          </table:table-cell>
          <table:table-cell office:value-type="string" calcext:value-type="string">
            <text:p>100_223</text:p>
          </table:table-cell>
          <table:table-cell office:value-type="float" office:value="0.068743" calcext:value-type="float">
            <text:p>0.068743</text:p>
          </table:table-cell>
          <table:table-cell office:value-type="float" office:value="0.071596" calcext:value-type="float">
            <text:p>0.071596</text:p>
          </table:table-cell>
          <table:table-cell office:value-type="float" office:value="0.065656" calcext:value-type="float">
            <text:p>0.065656</text:p>
          </table:table-cell>
          <table:table-cell table:number-columns-repeated="5"/>
          <table:table-cell table:formula="of:=[.C401]*[.$J$1]*[.C$747]" office:value-type="float" office:value="6.98730111296376" calcext:value-type="float">
            <text:p>6.987301113</text:p>
          </table:table-cell>
          <table:table-cell table:formula="of:=[.D401]*[.$J$1]*[.D$747]" office:value-type="float" office:value="7.09730194404222" calcext:value-type="float">
            <text:p>7.097301944</text:p>
          </table:table-cell>
          <table:table-cell table:formula="of:=[.E401]*[.$J$1]*[.E$747]" office:value-type="float" office:value="6.6106880915041" calcext:value-type="float">
            <text:p>6.6106880915</text:p>
          </table:table-cell>
        </table:table-row>
        <table:table-row table:style-name="ro1">
          <table:table-cell office:value-type="string" calcext:value-type="string">
            <text:p>2008-01-17 16:00</text:p>
          </table:table-cell>
          <table:table-cell office:value-type="string" calcext:value-type="string">
            <text:p>100_223</text:p>
          </table:table-cell>
          <table:table-cell office:value-type="float" office:value="0.07256" calcext:value-type="float">
            <text:p>0.07256</text:p>
          </table:table-cell>
          <table:table-cell office:value-type="float" office:value="0.078436" calcext:value-type="float">
            <text:p>0.078436</text:p>
          </table:table-cell>
          <table:table-cell office:value-type="float" office:value="0.086383" calcext:value-type="float">
            <text:p>0.086383</text:p>
          </table:table-cell>
          <table:table-cell table:number-columns-repeated="5"/>
          <table:table-cell table:formula="of:=[.C402]*[.$J$1]*[.C$747]" office:value-type="float" office:value="7.37527557360969" calcext:value-type="float">
            <text:p>7.3752755736</text:p>
          </table:table-cell>
          <table:table-cell table:formula="of:=[.D402]*[.$J$1]*[.D$747]" office:value-type="float" office:value="7.77535023301436" calcext:value-type="float">
            <text:p>7.775350233</text:p>
          </table:table-cell>
          <table:table-cell table:formula="of:=[.E402]*[.$J$1]*[.E$747]" office:value-type="float" office:value="8.697621990502" calcext:value-type="float">
            <text:p>8.6976219905</text:p>
          </table:table-cell>
        </table:table-row>
        <table:table-row table:style-name="ro1">
          <table:table-cell office:value-type="string" calcext:value-type="string">
            <text:p>2008-01-17 17:00</text:p>
          </table:table-cell>
          <table:table-cell office:value-type="string" calcext:value-type="string">
            <text:p>100_223</text:p>
          </table:table-cell>
          <table:table-cell office:value-type="float" office:value="0.069556" calcext:value-type="float">
            <text:p>0.069556</text:p>
          </table:table-cell>
          <table:table-cell office:value-type="float" office:value="0.079569" calcext:value-type="float">
            <text:p>0.079569</text:p>
          </table:table-cell>
          <table:table-cell office:value-type="float" office:value="0.078461" calcext:value-type="float">
            <text:p>0.078461</text:p>
          </table:table-cell>
          <table:table-cell table:number-columns-repeated="5"/>
          <table:table-cell table:formula="of:=[.C403]*[.$J$1]*[.C$747]" office:value-type="float" office:value="7.06993753856113" calcext:value-type="float">
            <text:p>7.0699375386</text:p>
          </table:table-cell>
          <table:table-cell table:formula="of:=[.D403]*[.$J$1]*[.D$747]" office:value-type="float" office:value="7.88766437210872" calcext:value-type="float">
            <text:p>7.8876643721</text:p>
          </table:table-cell>
          <table:table-cell table:formula="of:=[.E403]*[.$J$1]*[.E$747]" office:value-type="float" office:value="7.89998169775045" calcext:value-type="float">
            <text:p>7.8999816978</text:p>
          </table:table-cell>
        </table:table-row>
        <table:table-row table:style-name="ro1">
          <table:table-cell office:value-type="string" calcext:value-type="string">
            <text:p>2008-01-17 18:00</text:p>
          </table:table-cell>
          <table:table-cell office:value-type="string" calcext:value-type="string">
            <text:p>100_223</text:p>
          </table:table-cell>
          <table:table-cell office:value-type="float" office:value="0.063435" calcext:value-type="float">
            <text:p>0.063435</text:p>
          </table:table-cell>
          <table:table-cell office:value-type="float" office:value="0.057066" calcext:value-type="float">
            <text:p>0.057066</text:p>
          </table:table-cell>
          <table:table-cell office:value-type="float" office:value="0.059058" calcext:value-type="float">
            <text:p>0.059058</text:p>
          </table:table-cell>
          <table:table-cell table:number-columns-repeated="5"/>
          <table:table-cell table:formula="of:=[.C404]*[.$J$1]*[.C$747]" office:value-type="float" office:value="6.44777571681271" calcext:value-type="float">
            <text:p>6.4477757168</text:p>
          </table:table-cell>
          <table:table-cell table:formula="of:=[.D404]*[.$J$1]*[.D$747]" office:value-type="float" office:value="5.65694497931048" calcext:value-type="float">
            <text:p>5.6569449793</text:p>
          </table:table-cell>
          <table:table-cell table:formula="of:=[.E404]*[.$J$1]*[.E$747]" office:value-type="float" office:value="5.94635703222934" calcext:value-type="float">
            <text:p>5.9463570322</text:p>
          </table:table-cell>
        </table:table-row>
        <table:table-row table:style-name="ro1">
          <table:table-cell office:value-type="string" calcext:value-type="string">
            <text:p>2008-01-17 19:00</text:p>
          </table:table-cell>
          <table:table-cell office:value-type="string" calcext:value-type="string">
            <text:p>100_223</text:p>
          </table:table-cell>
          <table:table-cell office:value-type="float" office:value="0.045053" calcext:value-type="float">
            <text:p>0.045053</text:p>
          </table:table-cell>
          <table:table-cell office:value-type="float" office:value="0.046228" calcext:value-type="float">
            <text:p>0.046228</text:p>
          </table:table-cell>
          <table:table-cell office:value-type="float" office:value="0.041638" calcext:value-type="float">
            <text:p>0.041638</text:p>
          </table:table-cell>
          <table:table-cell table:number-columns-repeated="5"/>
          <table:table-cell table:formula="of:=[.C405]*[.$J$1]*[.C$747]" office:value-type="float" office:value="4.57935901898893" calcext:value-type="float">
            <text:p>4.579359019</text:p>
          </table:table-cell>
          <table:table-cell table:formula="of:=[.D405]*[.$J$1]*[.D$747]" office:value-type="float" office:value="4.5825754828368" calcext:value-type="float">
            <text:p>4.5825754828</text:p>
          </table:table-cell>
          <table:table-cell table:formula="of:=[.E405]*[.$J$1]*[.E$747]" office:value-type="float" office:value="4.1923941567267" calcext:value-type="float">
            <text:p>4.1923941567</text:p>
          </table:table-cell>
        </table:table-row>
        <table:table-row table:style-name="ro1">
          <table:table-cell office:value-type="string" calcext:value-type="string">
            <text:p>2008-01-17 20:00</text:p>
          </table:table-cell>
          <table:table-cell office:value-type="string" calcext:value-type="string">
            <text:p>100_223</text:p>
          </table:table-cell>
          <table:table-cell office:value-type="float" office:value="0.038683" calcext:value-type="float">
            <text:p>0.038683</text:p>
          </table:table-cell>
          <table:table-cell office:value-type="float" office:value="0.044483" calcext:value-type="float">
            <text:p>0.044483</text:p>
          </table:table-cell>
          <table:table-cell office:value-type="float" office:value="0.044327" calcext:value-type="float">
            <text:p>0.044327</text:p>
          </table:table-cell>
          <table:table-cell table:number-columns-repeated="5"/>
          <table:table-cell table:formula="of:=[.C406]*[.$J$1]*[.C$747]" office:value-type="float" office:value="3.93188788607971" calcext:value-type="float">
            <text:p>3.9318878861</text:p>
          </table:table-cell>
          <table:table-cell table:formula="of:=[.D406]*[.$J$1]*[.D$747]" office:value-type="float" office:value="4.40959386525546" calcext:value-type="float">
            <text:p>4.4095938653</text:p>
          </table:table-cell>
          <table:table-cell table:formula="of:=[.E406]*[.$J$1]*[.E$747]" office:value-type="float" office:value="4.46314077970182" calcext:value-type="float">
            <text:p>4.4631407797</text:p>
          </table:table-cell>
        </table:table-row>
        <table:table-row table:style-name="ro1">
          <table:table-cell office:value-type="string" calcext:value-type="string">
            <text:p>2008-01-17 21:00</text:p>
          </table:table-cell>
          <table:table-cell office:value-type="string" calcext:value-type="string">
            <text:p>100_223</text:p>
          </table:table-cell>
          <table:table-cell office:value-type="float" office:value="0.035412" calcext:value-type="float">
            <text:p>0.035412</text:p>
          </table:table-cell>
          <table:table-cell office:value-type="float" office:value="0.037619" calcext:value-type="float">
            <text:p>0.037619</text:p>
          </table:table-cell>
          <table:table-cell office:value-type="float" office:value="0.037865" calcext:value-type="float">
            <text:p>0.037865</text:p>
          </table:table-cell>
          <table:table-cell table:number-columns-repeated="5"/>
          <table:table-cell table:formula="of:=[.C407]*[.$J$1]*[.C$747]" office:value-type="float" office:value="3.59941095111172" calcext:value-type="float">
            <text:p>3.5994109511</text:p>
          </table:table-cell>
          <table:table-cell table:formula="of:=[.D407]*[.$J$1]*[.D$747]" office:value-type="float" office:value="3.72916645947992" calcext:value-type="float">
            <text:p>3.7291664595</text:p>
          </table:table-cell>
          <table:table-cell table:formula="of:=[.E407]*[.$J$1]*[.E$747]" office:value-type="float" office:value="3.81250311601077" calcext:value-type="float">
            <text:p>3.812503116</text:p>
          </table:table-cell>
        </table:table-row>
        <table:table-row table:style-name="ro1">
          <table:table-cell office:value-type="string" calcext:value-type="string">
            <text:p>2008-01-17 22:00</text:p>
          </table:table-cell>
          <table:table-cell office:value-type="string" calcext:value-type="string">
            <text:p>100_223</text:p>
          </table:table-cell>
          <table:table-cell office:value-type="float" office:value="0.026416" calcext:value-type="float">
            <text:p>0.026416</text:p>
          </table:table-cell>
          <table:table-cell office:value-type="float" office:value="0.038238" calcext:value-type="float">
            <text:p>0.038238</text:p>
          </table:table-cell>
          <table:table-cell office:value-type="float" office:value="0.032578" calcext:value-type="float">
            <text:p>0.032578</text:p>
          </table:table-cell>
          <table:table-cell table:number-columns-repeated="5"/>
          <table:table-cell table:formula="of:=[.C408]*[.$J$1]*[.C$747]" office:value-type="float" office:value="2.6850231470848" calcext:value-type="float">
            <text:p>2.6850231471</text:p>
          </table:table-cell>
          <table:table-cell table:formula="of:=[.D408]*[.$J$1]*[.D$747]" office:value-type="float" office:value="3.79052784703456" calcext:value-type="float">
            <text:p>3.790527847</text:p>
          </table:table-cell>
          <table:table-cell table:formula="of:=[.E408]*[.$J$1]*[.E$747]" office:value-type="float" office:value="3.28017236269375" calcext:value-type="float">
            <text:p>3.2801723627</text:p>
          </table:table-cell>
        </table:table-row>
        <table:table-row table:style-name="ro1">
          <table:table-cell office:value-type="string" calcext:value-type="string">
            <text:p>2008-01-17 23:00</text:p>
          </table:table-cell>
          <table:table-cell office:value-type="string" calcext:value-type="string">
            <text:p>100_223</text:p>
          </table:table-cell>
          <table:table-cell office:value-type="float" office:value="0.021404" calcext:value-type="float">
            <text:p>0.021404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026076" calcext:value-type="float">
            <text:p>0.026076</text:p>
          </table:table-cell>
          <table:table-cell table:number-columns-repeated="5"/>
          <table:table-cell table:formula="of:=[.C409]*[.$J$1]*[.C$747]" office:value-type="float" office:value="2.17558432163095" calcext:value-type="float">
            <text:p>2.1755843216</text:p>
          </table:table-cell>
          <table:table-cell table:formula="of:=[.D409]*[.$J$1]*[.D$747]" office:value-type="float" office:value="3.1245734018131" calcext:value-type="float">
            <text:p>3.1245734018</text:p>
          </table:table-cell>
          <table:table-cell table:formula="of:=[.E409]*[.$J$1]*[.E$747]" office:value-type="float" office:value="2.62550722971337" calcext:value-type="float">
            <text:p>2.6255072297</text:p>
          </table:table-cell>
        </table:table-row>
        <table:table-row table:style-name="ro1">
          <table:table-cell office:value-type="string" calcext:value-type="string">
            <text:p>2008-01-18 00:00</text:p>
          </table:table-cell>
          <table:table-cell office:value-type="string" calcext:value-type="string">
            <text:p>100_223</text:p>
          </table:table-cell>
          <table:table-cell office:value-type="float" office:value="0.018643" calcext:value-type="float">
            <text:p>0.018643</text:p>
          </table:table-cell>
          <table:table-cell office:value-type="float" office:value="0.030996" calcext:value-type="float">
            <text:p>0.030996</text:p>
          </table:table-cell>
          <table:table-cell office:value-type="float" office:value="0.02647" calcext:value-type="float">
            <text:p>0.02647</text:p>
          </table:table-cell>
          <table:table-cell table:number-columns-repeated="5"/>
          <table:table-cell table:formula="of:=[.C410]*[.$J$1]*[.C$747]" office:value-type="float" office:value="1.89494573482367" calcext:value-type="float">
            <text:p>1.8949457348</text:p>
          </table:table-cell>
          <table:table-cell table:formula="of:=[.D410]*[.$J$1]*[.D$747]" office:value-type="float" office:value="3.0726293516053" calcext:value-type="float">
            <text:p>3.0726293516</text:p>
          </table:table-cell>
          <table:table-cell table:formula="of:=[.E410]*[.$J$1]*[.E$747]" office:value-type="float" office:value="2.66517780221326" calcext:value-type="float">
            <text:p>2.6651778022</text:p>
          </table:table-cell>
        </table:table-row>
        <table:table-row table:style-name="ro1">
          <table:table-cell office:value-type="string" calcext:value-type="string">
            <text:p>2008-01-18 01:00</text:p>
          </table:table-cell>
          <table:table-cell office:value-type="string" calcext:value-type="string">
            <text:p>100_223</text:p>
          </table:table-cell>
          <table:table-cell office:value-type="float" office:value="0.017717" calcext:value-type="float">
            <text:p>0.017717</text:p>
          </table:table-cell>
          <table:table-cell office:value-type="float" office:value="0.031739" calcext:value-type="float">
            <text:p>0.031739</text:p>
          </table:table-cell>
          <table:table-cell office:value-type="float" office:value="0.024764" calcext:value-type="float">
            <text:p>0.024764</text:p>
          </table:table-cell>
          <table:table-cell table:number-columns-repeated="5"/>
          <table:table-cell table:formula="of:=[.C411]*[.$J$1]*[.C$747]" office:value-type="float" office:value="1.80082355757501" calcext:value-type="float">
            <text:p>1.8008235576</text:p>
          </table:table-cell>
          <table:table-cell table:formula="of:=[.D411]*[.$J$1]*[.D$747]" office:value-type="float" office:value="3.14628284264423" calcext:value-type="float">
            <text:p>3.1462828426</text:p>
          </table:table-cell>
          <table:table-cell table:formula="of:=[.E411]*[.$J$1]*[.E$747]" office:value-type="float" office:value="2.49340623702339" calcext:value-type="float">
            <text:p>2.493406237</text:p>
          </table:table-cell>
        </table:table-row>
        <table:table-row table:style-name="ro1">
          <table:table-cell office:value-type="string" calcext:value-type="string">
            <text:p>2008-01-18 02:00</text:p>
          </table:table-cell>
          <table:table-cell office:value-type="string" calcext:value-type="string">
            <text:p>100_223</text:p>
          </table:table-cell>
          <table:table-cell office:value-type="float" office:value="0.017667" calcext:value-type="float">
            <text:p>0.017667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25068" calcext:value-type="float">
            <text:p>0.025068</text:p>
          </table:table-cell>
          <table:table-cell table:number-columns-repeated="5"/>
          <table:table-cell table:formula="of:=[.C412]*[.$J$1]*[.C$747]" office:value-type="float" office:value="1.79574136657886" calcext:value-type="float">
            <text:p>1.7957413666</text:p>
          </table:table-cell>
          <table:table-cell table:formula="of:=[.D412]*[.$J$1]*[.D$747]" office:value-type="float" office:value="2.92879191486574" calcext:value-type="float">
            <text:p>2.9287919149</text:p>
          </table:table-cell>
          <table:table-cell table:formula="of:=[.E412]*[.$J$1]*[.E$747]" office:value-type="float" office:value="2.52401500362229" calcext:value-type="float">
            <text:p>2.5240150036</text:p>
          </table:table-cell>
        </table:table-row>
        <table:table-row table:style-name="ro1">
          <table:table-cell office:value-type="string" calcext:value-type="string">
            <text:p>2008-01-18 03:00</text:p>
          </table:table-cell>
          <table:table-cell office:value-type="string" calcext:value-type="string">
            <text:p>100_223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0.032431" calcext:value-type="float">
            <text:p>0.032431</text:p>
          </table:table-cell>
          <table:table-cell office:value-type="float" office:value="0.028063" calcext:value-type="float">
            <text:p>0.028063</text:p>
          </table:table-cell>
          <table:table-cell table:number-columns-repeated="5"/>
          <table:table-cell table:formula="of:=[.C413]*[.$J$1]*[.C$747]" office:value-type="float" office:value="1.78933780592372" calcext:value-type="float">
            <text:p>1.7893378059</text:p>
          </table:table-cell>
          <table:table-cell table:formula="of:=[.D413]*[.$J$1]*[.D$747]" office:value-type="float" office:value="3.21488071047591" calcext:value-type="float">
            <text:p>3.2148807105</text:p>
          </table:table-cell>
          <table:table-cell table:formula="of:=[.E413]*[.$J$1]*[.E$747]" office:value-type="float" office:value="2.82557176666077" calcext:value-type="float">
            <text:p>2.8255717667</text:p>
          </table:table-cell>
        </table:table-row>
        <table:table-row table:style-name="ro1">
          <table:table-cell office:value-type="string" calcext:value-type="string">
            <text:p>2008-01-18 04:00</text:p>
          </table:table-cell>
          <table:table-cell office:value-type="string" calcext:value-type="string">
            <text:p>100_223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0.025706" calcext:value-type="float">
            <text:p>0.025706</text:p>
          </table:table-cell>
          <table:table-cell table:number-columns-repeated="5"/>
          <table:table-cell table:formula="of:=[.C414]*[.$J$1]*[.C$747]" office:value-type="float" office:value="2.17639747219033" calcext:value-type="float">
            <text:p>2.1763974722</text:p>
          </table:table-cell>
          <table:table-cell table:formula="of:=[.D414]*[.$J$1]*[.D$747]" office:value-type="float" office:value="3.08055974095" calcext:value-type="float">
            <text:p>3.080559741</text:p>
          </table:table-cell>
          <table:table-cell table:formula="of:=[.E414]*[.$J$1]*[.E$747]" office:value-type="float" office:value="2.58825313878708" calcext:value-type="float">
            <text:p>2.5882531388</text:p>
          </table:table-cell>
        </table:table-row>
        <table:table-row table:style-name="ro1">
          <table:table-cell office:value-type="string" calcext:value-type="string">
            <text:p>2008-01-18 05:00</text:p>
          </table:table-cell>
          <table:table-cell office:value-type="string" calcext:value-type="string">
            <text:p>100_223</text:p>
          </table:table-cell>
          <table:table-cell office:value-type="float" office:value="0.029528" calcext:value-type="float">
            <text:p>0.029528</text:p>
          </table:table-cell>
          <table:table-cell office:value-type="float" office:value="0.039549" calcext:value-type="float">
            <text:p>0.039549</text:p>
          </table:table-cell>
          <table:table-cell office:value-type="float" office:value="0.038841" calcext:value-type="float">
            <text:p>0.038841</text:p>
          </table:table-cell>
          <table:table-cell table:number-columns-repeated="5"/>
          <table:table-cell table:formula="of:=[.C415]*[.$J$1]*[.C$747]" office:value-type="float" office:value="3.00133871468504" calcext:value-type="float">
            <text:p>3.0013387147</text:p>
          </table:table-cell>
          <table:table-cell table:formula="of:=[.D415]*[.$J$1]*[.D$747]" office:value-type="float" office:value="3.92048710242089" calcext:value-type="float">
            <text:p>3.9204871024</text:p>
          </table:table-cell>
          <table:table-cell table:formula="of:=[.E415]*[.$J$1]*[.E$747]" office:value-type="float" office:value="3.91077336667039" calcext:value-type="float">
            <text:p>3.9107733667</text:p>
          </table:table-cell>
        </table:table-row>
        <table:table-row table:style-name="ro1">
          <table:table-cell office:value-type="string" calcext:value-type="string">
            <text:p>2008-01-18 06:00</text:p>
          </table:table-cell>
          <table:table-cell office:value-type="string" calcext:value-type="string">
            <text:p>100_223</text:p>
          </table:table-cell>
          <table:table-cell office:value-type="float" office:value="0.042818" calcext:value-type="float">
            <text:p>0.042818</text:p>
          </table:table-cell>
          <table:table-cell office:value-type="float" office:value="0.043183" calcext:value-type="float">
            <text:p>0.043183</text:p>
          </table:table-cell>
          <table:table-cell office:value-type="float" office:value="0.043302" calcext:value-type="float">
            <text:p>0.043302</text:p>
          </table:table-cell>
          <table:table-cell table:number-columns-repeated="5"/>
          <table:table-cell table:formula="of:=[.C416]*[.$J$1]*[.C$747]" office:value-type="float" office:value="4.35218508146113" calcext:value-type="float">
            <text:p>4.3521850815</text:p>
          </table:table-cell>
          <table:table-cell table:formula="of:=[.D416]*[.$J$1]*[.D$747]" office:value-type="float" office:value="4.28072503840404" calcext:value-type="float">
            <text:p>4.2807250384</text:p>
          </table:table-cell>
          <table:table-cell table:formula="of:=[.E416]*[.$J$1]*[.E$747]" office:value-type="float" office:value="4.35993687916277" calcext:value-type="float">
            <text:p>4.3599368792</text:p>
          </table:table-cell>
        </table:table-row>
        <table:table-row table:style-name="ro1">
          <table:table-cell office:value-type="string" calcext:value-type="string">
            <text:p>2008-01-18 07:00</text:p>
          </table:table-cell>
          <table:table-cell office:value-type="string" calcext:value-type="string">
            <text:p>100_223</text:p>
          </table:table-cell>
          <table:table-cell office:value-type="float" office:value="0.062496" calcext:value-type="float">
            <text:p>0.062496</text:p>
          </table:table-cell>
          <table:table-cell office:value-type="float" office:value="0.07498" calcext:value-type="float">
            <text:p>0.07498</text:p>
          </table:table-cell>
          <table:table-cell office:value-type="float" office:value="0.071486" calcext:value-type="float">
            <text:p>0.071486</text:p>
          </table:table-cell>
          <table:table-cell table:number-columns-repeated="5"/>
          <table:table-cell table:formula="of:=[.C417]*[.$J$1]*[.C$747]" office:value-type="float" office:value="6.35233216990506" calcext:value-type="float">
            <text:p>6.3523321699</text:p>
          </table:table-cell>
          <table:table-cell table:formula="of:=[.D417]*[.$J$1]*[.D$747]" office:value-type="float" office:value="7.43275741332317" calcext:value-type="float">
            <text:p>7.4327574133</text:p>
          </table:table-cell>
          <table:table-cell table:formula="of:=[.E417]*[.$J$1]*[.E$747]" office:value-type="float" office:value="7.19769174042376" calcext:value-type="float">
            <text:p>7.1976917404</text:p>
          </table:table-cell>
        </table:table-row>
        <table:table-row table:style-name="ro1">
          <table:table-cell office:value-type="string" calcext:value-type="string">
            <text:p>2008-01-18 08:00</text:p>
          </table:table-cell>
          <table:table-cell office:value-type="string" calcext:value-type="string">
            <text:p>100_223</text:p>
          </table:table-cell>
          <table:table-cell office:value-type="float" office:value="0.068516" calcext:value-type="float">
            <text:p>0.068516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75196" calcext:value-type="float">
            <text:p>0.075196</text:p>
          </table:table-cell>
          <table:table-cell table:number-columns-repeated="5"/>
          <table:table-cell table:formula="of:=[.C418]*[.$J$1]*[.C$747]" office:value-type="float" office:value="6.96422796584125" calcext:value-type="float">
            <text:p>6.9642279658</text:p>
          </table:table-cell>
          <table:table-cell table:formula="of:=[.D418]*[.$J$1]*[.D$747]" office:value-type="float" office:value="7.83522467256687" calcext:value-type="float">
            <text:p>7.8352246726</text:p>
          </table:table-cell>
          <table:table-cell table:formula="of:=[.E418]*[.$J$1]*[.E$747]" office:value-type="float" office:value="7.571239517009" calcext:value-type="float">
            <text:p>7.571239517</text:p>
          </table:table-cell>
        </table:table-row>
        <table:table-row table:style-name="ro1">
          <table:table-cell office:value-type="string" calcext:value-type="string">
            <text:p>2008-01-18 09:00</text:p>
          </table:table-cell>
          <table:table-cell office:value-type="string" calcext:value-type="string">
            <text:p>100_223</text:p>
          </table:table-cell>
          <table:table-cell office:value-type="float" office:value="0.057091" calcext:value-type="float">
            <text:p>0.057091</text:p>
          </table:table-cell>
          <table:table-cell office:value-type="float" office:value="0.057493" calcext:value-type="float">
            <text:p>0.057493</text:p>
          </table:table-cell>
          <table:table-cell office:value-type="float" office:value="0.057122" calcext:value-type="float">
            <text:p>0.057122</text:p>
          </table:table-cell>
          <table:table-cell table:number-columns-repeated="5"/>
          <table:table-cell table:formula="of:=[.C419]*[.$J$1]*[.C$747]" office:value-type="float" office:value="5.80294732322148" calcext:value-type="float">
            <text:p>5.8029473232</text:p>
          </table:table-cell>
          <table:table-cell table:formula="of:=[.D419]*[.$J$1]*[.D$747]" office:value-type="float" office:value="5.69927343243784" calcext:value-type="float">
            <text:p>5.6992734324</text:p>
          </table:table-cell>
          <table:table-cell table:formula="of:=[.E419]*[.$J$1]*[.E$747]" office:value-type="float" office:value="5.75142751862583" calcext:value-type="float">
            <text:p>5.7514275186</text:p>
          </table:table-cell>
        </table:table-row>
        <table:table-row table:style-name="ro1">
          <table:table-cell office:value-type="string" calcext:value-type="string">
            <text:p>2008-01-18 10:00</text:p>
          </table:table-cell>
          <table:table-cell office:value-type="string" calcext:value-type="string">
            <text:p>100_223</text:p>
          </table:table-cell>
          <table:table-cell office:value-type="float" office:value="0.061159" calcext:value-type="float">
            <text:p>0.061159</text:p>
          </table:table-cell>
          <table:table-cell office:value-type="float" office:value="0.058413" calcext:value-type="float">
            <text:p>0.058413</text:p>
          </table:table-cell>
          <table:table-cell office:value-type="float" office:value="0.060368" calcext:value-type="float">
            <text:p>0.060368</text:p>
          </table:table-cell>
          <table:table-cell table:number-columns-repeated="5"/>
          <table:table-cell table:formula="of:=[.C420]*[.$J$1]*[.C$747]" office:value-type="float" office:value="6.21643438266806" calcext:value-type="float">
            <text:p>6.2164343827</text:p>
          </table:table-cell>
          <table:table-cell table:formula="of:=[.D420]*[.$J$1]*[.D$747]" office:value-type="float" office:value="5.79047290990193" calcext:value-type="float">
            <text:p>5.7904729099</text:p>
          </table:table-cell>
          <table:table-cell table:formula="of:=[.E420]*[.$J$1]*[.E$747]" office:value-type="float" office:value="6.07825665145485" calcext:value-type="float">
            <text:p>6.0782566515</text:p>
          </table:table-cell>
        </table:table-row>
        <table:table-row table:style-name="ro1">
          <table:table-cell office:value-type="string" calcext:value-type="string">
            <text:p>2008-01-18 11:00</text:p>
          </table:table-cell>
          <table:table-cell office:value-type="string" calcext:value-type="string">
            <text:p>100_223</text:p>
          </table:table-cell>
          <table:table-cell office:value-type="float" office:value="0.061928" calcext:value-type="float">
            <text:p>0.061928</text:p>
          </table:table-cell>
          <table:table-cell office:value-type="float" office:value="0.05469" calcext:value-type="float">
            <text:p>0.05469</text:p>
          </table:table-cell>
          <table:table-cell office:value-type="float" office:value="0.051667" calcext:value-type="float">
            <text:p>0.051667</text:p>
          </table:table-cell>
          <table:table-cell table:number-columns-repeated="5"/>
          <table:table-cell table:formula="of:=[.C421]*[.$J$1]*[.C$747]" office:value-type="float" office:value="6.29459848018882" calcext:value-type="float">
            <text:p>6.2945984802</text:p>
          </table:table-cell>
          <table:table-cell table:formula="of:=[.D421]*[.$J$1]*[.D$747]" office:value-type="float" office:value="5.4214124157728" calcext:value-type="float">
            <text:p>5.4214124158</text:p>
          </table:table-cell>
          <table:table-cell table:formula="of:=[.E421]*[.$J$1]*[.E$747]" office:value-type="float" office:value="5.20218139429363" calcext:value-type="float">
            <text:p>5.2021813943</text:p>
          </table:table-cell>
        </table:table-row>
        <table:table-row table:style-name="ro1">
          <table:table-cell office:value-type="string" calcext:value-type="string">
            <text:p>2008-01-18 12:00</text:p>
          </table:table-cell>
          <table:table-cell office:value-type="string" calcext:value-type="string">
            <text:p>100_223</text:p>
          </table:table-cell>
          <table:table-cell office:value-type="float" office:value="0.065963" calcext:value-type="float">
            <text:p>0.065963</text:p>
          </table:table-cell>
          <table:table-cell office:value-type="float" office:value="0.053462" calcext:value-type="float">
            <text:p>0.053462</text:p>
          </table:table-cell>
          <table:table-cell office:value-type="float" office:value="0.058815" calcext:value-type="float">
            <text:p>0.058815</text:p>
          </table:table-cell>
          <table:table-cell table:number-columns-repeated="5"/>
          <table:table-cell table:formula="of:=[.C422]*[.$J$1]*[.C$747]" office:value-type="float" office:value="6.70473129357794" calcext:value-type="float">
            <text:p>6.7047312936</text:p>
          </table:table-cell>
          <table:table-cell table:formula="of:=[.D422]*[.$J$1]*[.D$747]" office:value-type="float" office:value="5.2996809393316" calcext:value-type="float">
            <text:p>5.2996809393</text:p>
          </table:table-cell>
          <table:table-cell table:formula="of:=[.E422]*[.$J$1]*[.E$747]" office:value-type="float" office:value="5.92189015629667" calcext:value-type="float">
            <text:p>5.9218901563</text:p>
          </table:table-cell>
        </table:table-row>
        <table:table-row table:style-name="ro1">
          <table:table-cell office:value-type="string" calcext:value-type="string">
            <text:p>2008-01-18 13:00</text:p>
          </table:table-cell>
          <table:table-cell office:value-type="string" calcext:value-type="string">
            <text:p>100_223</text:p>
          </table:table-cell>
          <table:table-cell office:value-type="float" office:value="0.067136" calcext:value-type="float">
            <text:p>0.067136</text:p>
          </table:table-cell>
          <table:table-cell office:value-type="float" office:value="0.058873" calcext:value-type="float">
            <text:p>0.058873</text:p>
          </table:table-cell>
          <table:table-cell office:value-type="float" office:value="0.060586" calcext:value-type="float">
            <text:p>0.060586</text:p>
          </table:table-cell>
          <table:table-cell table:number-columns-repeated="5"/>
          <table:table-cell table:formula="of:=[.C423]*[.$J$1]*[.C$747]" office:value-type="float" office:value="6.82395949434757" calcext:value-type="float">
            <text:p>6.8239594943</text:p>
          </table:table-cell>
          <table:table-cell table:formula="of:=[.D423]*[.$J$1]*[.D$747]" office:value-type="float" office:value="5.83607264863397" calcext:value-type="float">
            <text:p>5.8360726486</text:p>
          </table:table-cell>
          <table:table-cell table:formula="of:=[.E423]*[.$J$1]*[.E$747]" office:value-type="float" office:value="6.10020635908169" calcext:value-type="float">
            <text:p>6.1002063591</text:p>
          </table:table-cell>
        </table:table-row>
        <table:table-row table:style-name="ro1">
          <table:table-cell office:value-type="string" calcext:value-type="string">
            <text:p>2008-01-18 14:00</text:p>
          </table:table-cell>
          <table:table-cell office:value-type="string" calcext:value-type="string">
            <text:p>100_223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51429" calcext:value-type="float">
            <text:p>0.051429</text:p>
          </table:table-cell>
          <table:table-cell office:value-type="float" office:value="0.067981" calcext:value-type="float">
            <text:p>0.067981</text:p>
          </table:table-cell>
          <table:table-cell table:number-columns-repeated="5"/>
          <table:table-cell table:formula="of:=[.C424]*[.$J$1]*[.C$747]" office:value-type="float" office:value="7.04290028246162" calcext:value-type="float">
            <text:p>7.0429002825</text:p>
          </table:table-cell>
          <table:table-cell table:formula="of:=[.D424]*[.$J$1]*[.D$747]" office:value-type="float" office:value="5.09814992010933" calcext:value-type="float">
            <text:p>5.0981499201</text:p>
          </table:table-cell>
          <table:table-cell table:formula="of:=[.E424]*[.$J$1]*[.E$747]" office:value-type="float" office:value="6.84478474394634" calcext:value-type="float">
            <text:p>6.8447847439</text:p>
          </table:table-cell>
        </table:table-row>
        <table:table-row table:style-name="ro1">
          <table:table-cell office:value-type="string" calcext:value-type="string">
            <text:p>2008-01-18 15:00</text:p>
          </table:table-cell>
          <table:table-cell office:value-type="string" calcext:value-type="string">
            <text:p>100_223</text:p>
          </table:table-cell>
          <table:table-cell office:value-type="float" office:value="0.074145" calcext:value-type="float">
            <text:p>0.074145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0.072059" calcext:value-type="float">
            <text:p>0.072059</text:p>
          </table:table-cell>
          <table:table-cell table:number-columns-repeated="5"/>
          <table:table-cell table:formula="of:=[.C425]*[.$J$1]*[.C$747]" office:value-type="float" office:value="7.53638102818757" calcext:value-type="float">
            <text:p>7.5363810282</text:p>
          </table:table-cell>
          <table:table-cell table:formula="of:=[.D425]*[.$J$1]*[.D$747]" office:value-type="float" office:value="5.91349307461164" calcext:value-type="float">
            <text:p>5.9134930746</text:p>
          </table:table-cell>
          <table:table-cell table:formula="of:=[.E425]*[.$J$1]*[.E$747]" office:value-type="float" office:value="7.2553852379934" calcext:value-type="float">
            <text:p>7.255385238</text:p>
          </table:table-cell>
        </table:table-row>
        <table:table-row table:style-name="ro1">
          <table:table-cell office:value-type="string" calcext:value-type="string">
            <text:p>2008-01-18 16:00</text:p>
          </table:table-cell>
          <table:table-cell office:value-type="string" calcext:value-type="string">
            <text:p>100_223</text:p>
          </table:table-cell>
          <table:table-cell office:value-type="float" office:value="0.069197" calcext:value-type="float">
            <text:p>0.069197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075462" calcext:value-type="float">
            <text:p>0.075462</text:p>
          </table:table-cell>
          <table:table-cell table:number-columns-repeated="5"/>
          <table:table-cell table:formula="of:=[.C426]*[.$J$1]*[.C$747]" office:value-type="float" office:value="7.03344740720878" calcext:value-type="float">
            <text:p>7.0334474072</text:p>
          </table:table-cell>
          <table:table-cell table:formula="of:=[.D426]*[.$J$1]*[.D$747]" office:value-type="float" office:value="7.19900918738804" calcext:value-type="float">
            <text:p>7.1990091874</text:p>
          </table:table-cell>
          <table:table-cell table:formula="of:=[.E426]*[.$J$1]*[.E$747]" office:value-type="float" office:value="7.59802218778303" calcext:value-type="float">
            <text:p>7.5980221878</text:p>
          </table:table-cell>
        </table:table-row>
        <table:table-row table:style-name="ro1">
          <table:table-cell office:value-type="string" calcext:value-type="string">
            <text:p>2008-01-18 17:00</text:p>
          </table:table-cell>
          <table:table-cell office:value-type="string" calcext:value-type="string">
            <text:p>100_223</text:p>
          </table:table-cell>
          <table:table-cell office:value-type="float" office:value="0.072508" calcext:value-type="float">
            <text:p>0.072508</text:p>
          </table:table-cell>
          <table:table-cell office:value-type="float" office:value="0.073617" calcext:value-type="float">
            <text:p>0.073617</text:p>
          </table:table-cell>
          <table:table-cell office:value-type="float" office:value="0.091939" calcext:value-type="float">
            <text:p>0.091939</text:p>
          </table:table-cell>
          <table:table-cell table:number-columns-repeated="5"/>
          <table:table-cell table:formula="of:=[.C427]*[.$J$1]*[.C$747]" office:value-type="float" office:value="7.36999009497369" calcext:value-type="float">
            <text:p>7.369990095</text:p>
          </table:table-cell>
          <table:table-cell table:formula="of:=[.D427]*[.$J$1]*[.D$747]" office:value-type="float" office:value="7.29764340486279" calcext:value-type="float">
            <text:p>7.2976434049</text:p>
          </table:table-cell>
          <table:table-cell table:formula="of:=[.E427]*[.$J$1]*[.E$747]" office:value-type="float" office:value="9.25703747478975" calcext:value-type="float">
            <text:p>9.2570374748</text:p>
          </table:table-cell>
        </table:table-row>
        <table:table-row table:style-name="ro1">
          <table:table-cell office:value-type="string" calcext:value-type="string">
            <text:p>2008-01-18 18:00</text:p>
          </table:table-cell>
          <table:table-cell office:value-type="string" calcext:value-type="string">
            <text:p>100_223</text:p>
          </table:table-cell>
          <table:table-cell office:value-type="float" office:value="0.067958" calcext:value-type="float">
            <text:p>0.067958</text:p>
          </table:table-cell>
          <table:table-cell office:value-type="float" office:value="0.046018" calcext:value-type="float">
            <text:p>0.046018</text:p>
          </table:table-cell>
          <table:table-cell office:value-type="float" office:value="0.060623" calcext:value-type="float">
            <text:p>0.060623</text:p>
          </table:table-cell>
          <table:table-cell table:number-columns-repeated="5"/>
          <table:table-cell table:formula="of:=[.C428]*[.$J$1]*[.C$747]" office:value-type="float" office:value="6.90751071432424" calcext:value-type="float">
            <text:p>6.9075107143</text:p>
          </table:table-cell>
          <table:table-cell table:formula="of:=[.D428]*[.$J$1]*[.D$747]" office:value-type="float" office:value="4.56175821080696" calcext:value-type="float">
            <text:p>4.5617582108</text:p>
          </table:table-cell>
          <table:table-cell table:formula="of:=[.E428]*[.$J$1]*[.E$747]" office:value-type="float" office:value="6.10393176817432" calcext:value-type="float">
            <text:p>6.1039317682</text:p>
          </table:table-cell>
        </table:table-row>
        <table:table-row table:style-name="ro1">
          <table:table-cell office:value-type="string" calcext:value-type="string">
            <text:p>2008-01-18 19:00</text:p>
          </table:table-cell>
          <table:table-cell office:value-type="string" calcext:value-type="string">
            <text:p>100_223</text:p>
          </table:table-cell>
          <table:table-cell office:value-type="float" office:value="0.054063" calcext:value-type="float">
            <text:p>0.054063</text:p>
          </table:table-cell>
          <table:table-cell office:value-type="float" office:value="0.042821" calcext:value-type="float">
            <text:p>0.042821</text:p>
          </table:table-cell>
          <table:table-cell office:value-type="float" office:value="0.053554" calcext:value-type="float">
            <text:p>0.053554</text:p>
          </table:table-cell>
          <table:table-cell table:number-columns-repeated="5"/>
          <table:table-cell table:formula="of:=[.C429]*[.$J$1]*[.C$747]" office:value-type="float" office:value="5.49516983649477" calcext:value-type="float">
            <text:p>5.4951698365</text:p>
          </table:table-cell>
          <table:table-cell table:formula="of:=[.D429]*[.$J$1]*[.D$747]" office:value-type="float" office:value="4.24484002661925" calcext:value-type="float">
            <text:p>4.2448400266</text:p>
          </table:table-cell>
          <table:table-cell table:formula="of:=[.E429]*[.$J$1]*[.E$747]" office:value-type="float" office:value="5.39217725801771" calcext:value-type="float">
            <text:p>5.392177258</text:p>
          </table:table-cell>
        </table:table-row>
        <table:table-row table:style-name="ro1">
          <table:table-cell office:value-type="string" calcext:value-type="string">
            <text:p>2008-01-18 20:00</text:p>
          </table:table-cell>
          <table:table-cell office:value-type="string" calcext:value-type="string">
            <text:p>100_223</text:p>
          </table:table-cell>
          <table:table-cell office:value-type="float" office:value="0.043532" calcext:value-type="float">
            <text:p>0.043532</text:p>
          </table:table-cell>
          <table:table-cell office:value-type="float" office:value="0.033079" calcext:value-type="float">
            <text:p>0.033079</text:p>
          </table:table-cell>
          <table:table-cell office:value-type="float" office:value="0.035034" calcext:value-type="float">
            <text:p>0.035034</text:p>
          </table:table-cell>
          <table:table-cell table:number-columns-repeated="5"/>
          <table:table-cell table:formula="of:=[.C430]*[.$J$1]*[.C$747]" office:value-type="float" office:value="4.42475876888612" calcext:value-type="float">
            <text:p>4.4247587689</text:p>
          </table:table-cell>
          <table:table-cell table:formula="of:=[.D430]*[.$J$1]*[.D$747]" office:value-type="float" office:value="3.27911686416801" calcext:value-type="float">
            <text:p>3.2791168642</text:p>
          </table:table-cell>
          <table:table-cell table:formula="of:=[.E430]*[.$J$1]*[.E$747]" office:value-type="float" office:value="3.52745897705853" calcext:value-type="float">
            <text:p>3.5274589771</text:p>
          </table:table-cell>
        </table:table-row>
        <table:table-row table:style-name="ro1">
          <table:table-cell office:value-type="string" calcext:value-type="string">
            <text:p>2008-01-18 21:00</text:p>
          </table:table-cell>
          <table:table-cell office:value-type="string" calcext:value-type="string">
            <text:p>100_223</text:p>
          </table:table-cell>
          <table:table-cell office:value-type="float" office:value="0.042232" calcext:value-type="float">
            <text:p>0.042232</text:p>
          </table:table-cell>
          <table:table-cell office:value-type="float" office:value="0.037153" calcext:value-type="float">
            <text:p>0.037153</text:p>
          </table:table-cell>
          <table:table-cell office:value-type="float" office:value="0.038775" calcext:value-type="float">
            <text:p>0.038775</text:p>
          </table:table-cell>
          <table:table-cell table:number-columns-repeated="5"/>
          <table:table-cell table:formula="of:=[.C431]*[.$J$1]*[.C$747]" office:value-type="float" office:value="4.29262180298628" calcext:value-type="float">
            <text:p>4.292621803</text:p>
          </table:table-cell>
          <table:table-cell table:formula="of:=[.D431]*[.$J$1]*[.D$747]" office:value-type="float" office:value="3.68297194154702" calcext:value-type="float">
            <text:p>3.6829719415</text:p>
          </table:table-cell>
          <table:table-cell table:formula="of:=[.E431]*[.$J$1]*[.E$747]" office:value-type="float" office:value="3.90412804234299" calcext:value-type="float">
            <text:p>3.9041280423</text:p>
          </table:table-cell>
        </table:table-row>
        <table:table-row table:style-name="ro1">
          <table:table-cell office:value-type="string" calcext:value-type="string">
            <text:p>2008-01-18 22:00</text:p>
          </table:table-cell>
          <table:table-cell office:value-type="string" calcext:value-type="string">
            <text:p>100_223</text:p>
          </table:table-cell>
          <table:table-cell office:value-type="float" office:value="0.033521" calcext:value-type="float">
            <text:p>0.033521</text:p>
          </table:table-cell>
          <table:table-cell office:value-type="float" office:value="0.035744" calcext:value-type="float">
            <text:p>0.035744</text:p>
          </table:table-cell>
          <table:table-cell office:value-type="float" office:value="0.033359" calcext:value-type="float">
            <text:p>0.033359</text:p>
          </table:table-cell>
          <table:table-cell table:number-columns-repeated="5"/>
          <table:table-cell table:formula="of:=[.C432]*[.$J$1]*[.C$747]" office:value-type="float" office:value="3.40720248763741" calcext:value-type="float">
            <text:p>3.4072024876</text:p>
          </table:table-cell>
          <table:table-cell table:formula="of:=[.D432]*[.$J$1]*[.D$747]" office:value-type="float" office:value="3.54329795921344" calcext:value-type="float">
            <text:p>3.5432979592</text:p>
          </table:table-cell>
          <table:table-cell table:formula="of:=[.E432]*[.$J$1]*[.E$747]" office:value-type="float" office:value="3.35880870056789" calcext:value-type="float">
            <text:p>3.3588087006</text:p>
          </table:table-cell>
        </table:table-row>
        <table:table-row table:style-name="ro1">
          <table:table-cell office:value-type="string" calcext:value-type="string">
            <text:p>2008-01-18 23:00</text:p>
          </table:table-cell>
          <table:table-cell office:value-type="string" calcext:value-type="string">
            <text:p>100_223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7496" calcext:value-type="float">
            <text:p>0.027496</text:p>
          </table:table-cell>
          <table:table-cell table:number-columns-repeated="5"/>
          <table:table-cell table:formula="of:=[.C433]*[.$J$1]*[.C$747]" office:value-type="float" office:value="2.80292997819543" calcext:value-type="float">
            <text:p>2.8029299782</text:p>
          </table:table-cell>
          <table:table-cell table:formula="of:=[.D433]*[.$J$1]*[.D$747]" office:value-type="float" office:value="2.72706263590985" calcext:value-type="float">
            <text:p>2.7270626359</text:p>
          </table:table-cell>
          <table:table-cell table:formula="of:=[.E433]*[.$J$1]*[.E$747]" office:value-type="float" office:value="2.76848238948454" calcext:value-type="float">
            <text:p>2.7684823895</text:p>
          </table:table-cell>
        </table:table-row>
        <table:table-row table:style-name="ro1">
          <table:table-cell office:value-type="string" calcext:value-type="string">
            <text:p>2008-01-19 00:00</text:p>
          </table:table-cell>
          <table:table-cell office:value-type="string" calcext:value-type="string">
            <text:p>100_223</text:p>
          </table:table-cell>
          <table:table-cell office:value-type="float" office:value="0.018746" calcext:value-type="float">
            <text:p>0.018746</text:p>
          </table:table-cell>
          <table:table-cell office:value-type="float" office:value="0.026025" calcext:value-type="float">
            <text:p>0.026025</text:p>
          </table:table-cell>
          <table:table-cell office:value-type="float" office:value="0.022877" calcext:value-type="float">
            <text:p>0.022877</text:p>
          </table:table-cell>
          <table:table-cell table:number-columns-repeated="5"/>
          <table:table-cell table:formula="of:=[.C434]*[.$J$1]*[.C$747]" office:value-type="float" office:value="1.90541504827573" calcext:value-type="float">
            <text:p>1.9054150483</text:p>
          </table:table-cell>
          <table:table-cell table:formula="of:=[.D434]*[.$J$1]*[.D$747]" office:value-type="float" office:value="2.57985478369879" calcext:value-type="float">
            <text:p>2.5798547837</text:p>
          </table:table-cell>
          <table:table-cell table:formula="of:=[.E434]*[.$J$1]*[.E$747]" office:value-type="float" office:value="2.30341037329931" calcext:value-type="float">
            <text:p>2.3034103733</text:p>
          </table:table-cell>
        </table:table-row>
        <table:table-row table:style-name="ro1">
          <table:table-cell office:value-type="string" calcext:value-type="string">
            <text:p>2008-01-19 01:00</text:p>
          </table:table-cell>
          <table:table-cell office:value-type="string" calcext:value-type="string">
            <text:p>100_223</text:p>
          </table:table-cell>
          <table:table-cell office:value-type="float" office:value="0.017281" calcext:value-type="float">
            <text:p>0.017281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22559" calcext:value-type="float">
            <text:p>0.022559</text:p>
          </table:table-cell>
          <table:table-cell table:number-columns-repeated="5"/>
          <table:table-cell table:formula="of:=[.C435]*[.$J$1]*[.C$747]" office:value-type="float" office:value="1.7565068520886" calcext:value-type="float">
            <text:p>1.7565068521</text:p>
          </table:table-cell>
          <table:table-cell table:formula="of:=[.D435]*[.$J$1]*[.D$747]" office:value-type="float" office:value="2.40786446478554" calcext:value-type="float">
            <text:p>2.4078644648</text:p>
          </table:table-cell>
          <table:table-cell table:formula="of:=[.E435]*[.$J$1]*[.E$747]" office:value-type="float" office:value="2.27139199244915" calcext:value-type="float">
            <text:p>2.2713919924</text:p>
          </table:table-cell>
        </table:table-row>
        <table:table-row table:style-name="ro1">
          <table:table-cell office:value-type="string" calcext:value-type="string">
            <text:p>2008-01-19 02:00</text:p>
          </table:table-cell>
          <table:table-cell office:value-type="string" calcext:value-type="string">
            <text:p>100_223</text:p>
          </table:table-cell>
          <table:table-cell office:value-type="float" office:value="0.015875" calcext:value-type="float">
            <text:p>0.015875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20004" calcext:value-type="float">
            <text:p>0.020004</text:p>
          </table:table-cell>
          <table:table-cell table:number-columns-repeated="5"/>
          <table:table-cell table:formula="of:=[.C436]*[.$J$1]*[.C$747]" office:value-type="float" office:value="1.61359564127693" calcext:value-type="float">
            <text:p>1.6135956413</text:p>
          </table:table-cell>
          <table:table-cell table:formula="of:=[.D436]*[.$J$1]*[.D$747]" office:value-type="float" office:value="2.08370980032079" calcext:value-type="float">
            <text:p>2.0837098003</text:p>
          </table:table-cell>
          <table:table-cell table:formula="of:=[.E436]*[.$J$1]*[.E$747]" office:value-type="float" office:value="2.01413739159328" calcext:value-type="float">
            <text:p>2.0141373916</text:p>
          </table:table-cell>
        </table:table-row>
        <table:table-row table:style-name="ro1">
          <table:table-cell office:value-type="string" calcext:value-type="string">
            <text:p>2008-01-19 03:00</text:p>
          </table:table-cell>
          <table:table-cell office:value-type="string" calcext:value-type="string">
            <text:p>100_223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1518" calcext:value-type="float">
            <text:p>0.021518</text:p>
          </table:table-cell>
          <table:table-cell table:number-columns-repeated="5"/>
          <table:table-cell table:formula="of:=[.C437]*[.$J$1]*[.C$747]" office:value-type="float" office:value="1.48115374391731" calcext:value-type="float">
            <text:p>1.4811537439</text:p>
          </table:table-cell>
          <table:table-cell table:formula="of:=[.D437]*[.$J$1]*[.D$747]" office:value-type="float" office:value="2.70128887053956" calcext:value-type="float">
            <text:p>2.7012888705</text:p>
          </table:table-cell>
          <table:table-cell table:formula="of:=[.E437]*[.$J$1]*[.E$747]" office:value-type="float" office:value="2.16657710419437" calcext:value-type="float">
            <text:p>2.1665771042</text:p>
          </table:table-cell>
        </table:table-row>
        <table:table-row table:style-name="ro1">
          <table:table-cell office:value-type="string" calcext:value-type="string">
            <text:p>2008-01-19 04:00</text:p>
          </table:table-cell>
          <table:table-cell office:value-type="string" calcext:value-type="string">
            <text:p>100_223</text:p>
          </table:table-cell>
          <table:table-cell office:value-type="float" office:value="0.015813" calcext:value-type="float">
            <text:p>0.015813</text:p>
          </table:table-cell>
          <table:table-cell office:value-type="float" office:value="0.022538" calcext:value-type="float">
            <text:p>0.022538</text:p>
          </table:table-cell>
          <table:table-cell office:value-type="float" office:value="0.021378" calcext:value-type="float">
            <text:p>0.021378</text:p>
          </table:table-cell>
          <table:table-cell table:number-columns-repeated="5"/>
          <table:table-cell table:formula="of:=[.C438]*[.$J$1]*[.C$747]" office:value-type="float" office:value="1.6072937244417" calcext:value-type="float">
            <text:p>1.6072937244</text:p>
          </table:table-cell>
          <table:table-cell table:formula="of:=[.D438]*[.$J$1]*[.D$747]" office:value-type="float" office:value="2.23418893813654" calcext:value-type="float">
            <text:p>2.2341889381</text:p>
          </table:table-cell>
          <table:table-cell table:formula="of:=[.E438]*[.$J$1]*[.E$747]" office:value-type="float" office:value="2.15248096168172" calcext:value-type="float">
            <text:p>2.1524809617</text:p>
          </table:table-cell>
        </table:table-row>
        <table:table-row table:style-name="ro1">
          <table:table-cell office:value-type="string" calcext:value-type="string">
            <text:p>2008-01-19 05:00</text:p>
          </table:table-cell>
          <table:table-cell office:value-type="string" calcext:value-type="string">
            <text:p>100_223</text:p>
          </table:table-cell>
          <table:table-cell office:value-type="float" office:value="0.018295" calcext:value-type="float">
            <text:p>0.018295</text:p>
          </table:table-cell>
          <table:table-cell office:value-type="float" office:value="0.023559" calcext:value-type="float">
            <text:p>0.023559</text:p>
          </table:table-cell>
          <table:table-cell office:value-type="float" office:value="0.024746" calcext:value-type="float">
            <text:p>0.024746</text:p>
          </table:table-cell>
          <table:table-cell table:number-columns-repeated="5"/>
          <table:table-cell table:formula="of:=[.C439]*[.$J$1]*[.C$747]" office:value-type="float" office:value="1.85957368549048" calcext:value-type="float">
            <text:p>1.8595736855</text:p>
          </table:table-cell>
          <table:table-cell table:formula="of:=[.D439]*[.$J$1]*[.D$747]" office:value-type="float" office:value="2.33540053214831" calcext:value-type="float">
            <text:p>2.3354005321</text:p>
          </table:table-cell>
          <table:table-cell table:formula="of:=[.E439]*[.$J$1]*[.E$747]" office:value-type="float" office:value="2.49159387584319" calcext:value-type="float">
            <text:p>2.4915938758</text:p>
          </table:table-cell>
        </table:table-row>
        <table:table-row table:style-name="ro1">
          <table:table-cell office:value-type="string" calcext:value-type="string">
            <text:p>2008-01-19 06:00</text:p>
          </table:table-cell>
          <table:table-cell office:value-type="string" calcext:value-type="string">
            <text:p>100_223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25316" calcext:value-type="float">
            <text:p>0.025316</text:p>
          </table:table-cell>
          <table:table-cell table:number-columns-repeated="5"/>
          <table:table-cell table:formula="of:=[.C440]*[.$J$1]*[.C$747]" office:value-type="float" office:value="2.24937773489502" calcext:value-type="float">
            <text:p>2.2493777349</text:p>
          </table:table-cell>
          <table:table-cell table:formula="of:=[.D440]*[.$J$1]*[.D$747]" office:value-type="float" office:value="2.6576717291437" calcext:value-type="float">
            <text:p>2.6576717291</text:p>
          </table:table-cell>
          <table:table-cell table:formula="of:=[.E440]*[.$J$1]*[.E$747]" office:value-type="float" office:value="2.54898531321612" calcext:value-type="float">
            <text:p>2.5489853132</text:p>
          </table:table-cell>
        </table:table-row>
        <table:table-row table:style-name="ro1">
          <table:table-cell office:value-type="string" calcext:value-type="string">
            <text:p>2008-01-19 07:00</text:p>
          </table:table-cell>
          <table:table-cell office:value-type="string" calcext:value-type="string">
            <text:p>100_223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5783" calcext:value-type="float">
            <text:p>0.025783</text:p>
          </table:table-cell>
          <table:table-cell office:value-type="float" office:value="0.026124" calcext:value-type="float">
            <text:p>0.026124</text:p>
          </table:table-cell>
          <table:table-cell table:number-columns-repeated="5"/>
          <table:table-cell table:formula="of:=[.C441]*[.$J$1]*[.C$747]" office:value-type="float" office:value="2.99544337312951" calcext:value-type="float">
            <text:p>2.9954433731</text:p>
          </table:table-cell>
          <table:table-cell table:formula="of:=[.D441]*[.$J$1]*[.D$747]" office:value-type="float" office:value="2.55586535593107" calcext:value-type="float">
            <text:p>2.5558653559</text:p>
          </table:table-cell>
          <table:table-cell table:formula="of:=[.E441]*[.$J$1]*[.E$747]" office:value-type="float" office:value="2.63034019286056" calcext:value-type="float">
            <text:p>2.6303401929</text:p>
          </table:table-cell>
        </table:table-row>
        <table:table-row table:style-name="ro1">
          <table:table-cell office:value-type="string" calcext:value-type="string">
            <text:p>2008-01-19 08:00</text:p>
          </table:table-cell>
          <table:table-cell office:value-type="string" calcext:value-type="string">
            <text:p>100_223</text:p>
          </table:table-cell>
          <table:table-cell office:value-type="float" office:value="0.039026" calcext:value-type="float">
            <text:p>0.039026</text:p>
          </table:table-cell>
          <table:table-cell office:value-type="float" office:value="0.026258" calcext:value-type="float">
            <text:p>0.026258</text:p>
          </table:table-cell>
          <table:table-cell office:value-type="float" office:value="0.030082" calcext:value-type="float">
            <text:p>0.030082</text:p>
          </table:table-cell>
          <table:table-cell table:number-columns-repeated="5"/>
          <table:table-cell table:formula="of:=[.C442]*[.$J$1]*[.C$747]" office:value-type="float" office:value="3.96675171631328" calcext:value-type="float">
            <text:p>3.9667517163</text:p>
          </table:table-cell>
          <table:table-cell table:formula="of:=[.D442]*[.$J$1]*[.D$747]" office:value-type="float" office:value="2.60295204266524" calcext:value-type="float">
            <text:p>2.6029520427</text:p>
          </table:table-cell>
          <table:table-cell table:formula="of:=[.E442]*[.$J$1]*[.E$747]" office:value-type="float" office:value="3.02885827903964" calcext:value-type="float">
            <text:p>3.028858279</text:p>
          </table:table-cell>
        </table:table-row>
        <table:table-row table:style-name="ro1">
          <table:table-cell office:value-type="string" calcext:value-type="string">
            <text:p>2008-01-19 09:00</text:p>
          </table:table-cell>
          <table:table-cell office:value-type="string" calcext:value-type="string">
            <text:p>100_223</text:p>
          </table:table-cell>
          <table:table-cell office:value-type="float" office:value="0.052279" calcext:value-type="float">
            <text:p>0.052279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036881" calcext:value-type="float">
            <text:p>0.036881</text:p>
          </table:table-cell>
          <table:table-cell table:number-columns-repeated="5"/>
          <table:table-cell table:formula="of:=[.C443]*[.$J$1]*[.C$747]" office:value-type="float" office:value="5.31383726175222" calcext:value-type="float">
            <text:p>5.3138372618</text:p>
          </table:table-cell>
          <table:table-cell table:formula="of:=[.D443]*[.$J$1]*[.D$747]" office:value-type="float" office:value="2.86049143663448" calcext:value-type="float">
            <text:p>2.8604914366</text:p>
          </table:table-cell>
          <table:table-cell table:formula="of:=[.E443]*[.$J$1]*[.E$747]" office:value-type="float" office:value="3.71342737149328" calcext:value-type="float">
            <text:p>3.7134273715</text:p>
          </table:table-cell>
        </table:table-row>
        <table:table-row table:style-name="ro1">
          <table:table-cell office:value-type="string" calcext:value-type="string">
            <text:p>2008-01-19 10:00</text:p>
          </table:table-cell>
          <table:table-cell office:value-type="string" calcext:value-type="string">
            <text:p>100_223</text:p>
          </table:table-cell>
          <table:table-cell office:value-type="float" office:value="0.060039" calcext:value-type="float">
            <text:p>0.060039</text:p>
          </table:table-cell>
          <table:table-cell office:value-type="float" office:value="0.035163" calcext:value-type="float">
            <text:p>0.035163</text:p>
          </table:table-cell>
          <table:table-cell office:value-type="float" office:value="0.044637" calcext:value-type="float">
            <text:p>0.044637</text:p>
          </table:table-cell>
          <table:table-cell table:number-columns-repeated="5"/>
          <table:table-cell table:formula="of:=[.C444]*[.$J$1]*[.C$747]" office:value-type="float" office:value="6.10259330435435" calcext:value-type="float">
            <text:p>6.1025933044</text:p>
          </table:table-cell>
          <table:table-cell table:formula="of:=[.D444]*[.$J$1]*[.D$747]" office:value-type="float" office:value="3.48570350659753" calcext:value-type="float">
            <text:p>3.4857035066</text:p>
          </table:table-cell>
          <table:table-cell table:formula="of:=[.E444]*[.$J$1]*[.E$747]" office:value-type="float" office:value="4.49435366669411" calcext:value-type="float">
            <text:p>4.4943536667</text:p>
          </table:table-cell>
        </table:table-row>
        <table:table-row table:style-name="ro1">
          <table:table-cell office:value-type="string" calcext:value-type="string">
            <text:p>2008-01-19 11:00</text:p>
          </table:table-cell>
          <table:table-cell office:value-type="string" calcext:value-type="string">
            <text:p>100_223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31476" calcext:value-type="float">
            <text:p>0.031476</text:p>
          </table:table-cell>
          <table:table-cell office:value-type="float" office:value="0.04233" calcext:value-type="float">
            <text:p>0.04233</text:p>
          </table:table-cell>
          <table:table-cell table:number-columns-repeated="5"/>
          <table:table-cell table:formula="of:=[.C445]*[.$J$1]*[.C$747]" office:value-type="float" office:value="6.35680449798167" calcext:value-type="float">
            <text:p>6.356804498</text:p>
          </table:table-cell>
          <table:table-cell table:formula="of:=[.D445]*[.$J$1]*[.D$747]" office:value-type="float" office:value="3.12021168767351" calcext:value-type="float">
            <text:p>3.1202116877</text:p>
          </table:table-cell>
          <table:table-cell table:formula="of:=[.E445]*[.$J$1]*[.E$747]" office:value-type="float" office:value="4.26206937543208" calcext:value-type="float">
            <text:p>4.2620693754</text:p>
          </table:table-cell>
        </table:table-row>
        <table:table-row table:style-name="ro1">
          <table:table-cell office:value-type="string" calcext:value-type="string">
            <text:p>2008-01-19 12:00</text:p>
          </table:table-cell>
          <table:table-cell office:value-type="string" calcext:value-type="string">
            <text:p>100_223</text:p>
          </table:table-cell>
          <table:table-cell office:value-type="float" office:value="0.064239" calcext:value-type="float">
            <text:p>0.064239</text:p>
          </table:table-cell>
          <table:table-cell office:value-type="float" office:value="0.028582" calcext:value-type="float">
            <text:p>0.028582</text:p>
          </table:table-cell>
          <table:table-cell office:value-type="float" office:value="0.041556" calcext:value-type="float">
            <text:p>0.041556</text:p>
          </table:table-cell>
          <table:table-cell table:number-columns-repeated="5"/>
          <table:table-cell table:formula="of:=[.C446]*[.$J$1]*[.C$747]" office:value-type="float" office:value="6.52949734803077" calcext:value-type="float">
            <text:p>6.529497348</text:p>
          </table:table-cell>
          <table:table-cell table:formula="of:=[.D446]*[.$J$1]*[.D$747]" office:value-type="float" office:value="2.83332985312887" calcext:value-type="float">
            <text:p>2.8333298531</text:p>
          </table:table-cell>
          <table:table-cell table:formula="of:=[.E446]*[.$J$1]*[.E$747]" office:value-type="float" office:value="4.18413784468357" calcext:value-type="float">
            <text:p>4.1841378447</text:p>
          </table:table-cell>
        </table:table-row>
        <table:table-row table:style-name="ro1">
          <table:table-cell office:value-type="string" calcext:value-type="string">
            <text:p>2008-01-19 13:00</text:p>
          </table:table-cell>
          <table:table-cell office:value-type="string" calcext:value-type="string">
            <text:p>100_223</text:p>
          </table:table-cell>
          <table:table-cell office:value-type="float" office:value="0.066498" calcext:value-type="float">
            <text:p>0.066498</text:p>
          </table:table-cell>
          <table:table-cell office:value-type="float" office:value="0.030953" calcext:value-type="float">
            <text:p>0.030953</text:p>
          </table:table-cell>
          <table:table-cell office:value-type="float" office:value="0.048334" calcext:value-type="float">
            <text:p>0.048334</text:p>
          </table:table-cell>
          <table:table-cell table:number-columns-repeated="5"/>
          <table:table-cell table:formula="of:=[.C447]*[.$J$1]*[.C$747]" office:value-type="float" office:value="6.75911073723673" calcext:value-type="float">
            <text:p>6.7591107372</text:p>
          </table:table-cell>
          <table:table-cell table:formula="of:=[.D447]*[.$J$1]*[.D$747]" office:value-type="float" office:value="3.06836676733252" calcext:value-type="float">
            <text:p>3.0683667673</text:p>
          </table:table-cell>
          <table:table-cell table:formula="of:=[.E447]*[.$J$1]*[.E$747]" office:value-type="float" office:value="4.86659251576032" calcext:value-type="float">
            <text:p>4.8665925158</text:p>
          </table:table-cell>
        </table:table-row>
        <table:table-row table:style-name="ro1">
          <table:table-cell office:value-type="string" calcext:value-type="string">
            <text:p>2008-01-19 14:00</text:p>
          </table:table-cell>
          <table:table-cell office:value-type="string" calcext:value-type="string">
            <text:p>100_223</text:p>
          </table:table-cell>
          <table:table-cell office:value-type="float" office:value="0.064183" calcext:value-type="float">
            <text:p>0.064183</text:p>
          </table:table-cell>
          <table:table-cell office:value-type="float" office:value="0.038999" calcext:value-type="float">
            <text:p>0.038999</text:p>
          </table:table-cell>
          <table:table-cell office:value-type="float" office:value="0.050103" calcext:value-type="float">
            <text:p>0.050103</text:p>
          </table:table-cell>
          <table:table-cell table:number-columns-repeated="5"/>
          <table:table-cell table:formula="of:=[.C448]*[.$J$1]*[.C$747]" office:value-type="float" office:value="6.52380529411508" calcext:value-type="float">
            <text:p>6.5238052941</text:p>
          </table:table-cell>
          <table:table-cell table:formula="of:=[.D448]*[.$J$1]*[.D$747]" office:value-type="float" office:value="3.86596567567605" calcext:value-type="float">
            <text:p>3.8659656757</text:p>
          </table:table-cell>
          <table:table-cell table:formula="of:=[.E448]*[.$J$1]*[.E$747]" office:value-type="float" office:value="5.04470734508088" calcext:value-type="float">
            <text:p>5.0447073451</text:p>
          </table:table-cell>
        </table:table-row>
        <table:table-row table:style-name="ro1">
          <table:table-cell office:value-type="string" calcext:value-type="string">
            <text:p>2008-01-19 15:00</text:p>
          </table:table-cell>
          <table:table-cell office:value-type="string" calcext:value-type="string">
            <text:p>100_223</text:p>
          </table:table-cell>
          <table:table-cell office:value-type="float" office:value="0.065087" calcext:value-type="float">
            <text:p>0.065087</text:p>
          </table:table-cell>
          <table:table-cell office:value-type="float" office:value="0.032462" calcext:value-type="float">
            <text:p>0.032462</text:p>
          </table:table-cell>
          <table:table-cell office:value-type="float" office:value="0.043108" calcext:value-type="float">
            <text:p>0.043108</text:p>
          </table:table-cell>
          <table:table-cell table:number-columns-repeated="5"/>
          <table:table-cell table:formula="of:=[.C449]*[.$J$1]*[.C$747]" office:value-type="float" office:value="6.61569130732543" calcext:value-type="float">
            <text:p>6.6156913073</text:p>
          </table:table-cell>
          <table:table-cell table:formula="of:=[.D449]*[.$J$1]*[.D$747]" office:value-type="float" office:value="3.21795373634698" calcext:value-type="float">
            <text:p>3.2179537363</text:p>
          </table:table-cell>
          <table:table-cell table:formula="of:=[.E449]*[.$J$1]*[.E$747]" office:value-type="float" office:value="4.34040365310953" calcext:value-type="float">
            <text:p>4.3404036531</text:p>
          </table:table-cell>
        </table:table-row>
        <table:table-row table:style-name="ro1">
          <table:table-cell office:value-type="string" calcext:value-type="string">
            <text:p>2008-01-19 16:00</text:p>
          </table:table-cell>
          <table:table-cell office:value-type="string" calcext:value-type="string">
            <text:p>100_223</text:p>
          </table:table-cell>
          <table:table-cell office:value-type="float" office:value="0.064491" calcext:value-type="float">
            <text:p>0.064491</text:p>
          </table:table-cell>
          <table:table-cell office:value-type="float" office:value="0.032188" calcext:value-type="float">
            <text:p>0.032188</text:p>
          </table:table-cell>
          <table:table-cell office:value-type="float" office:value="0.044729" calcext:value-type="float">
            <text:p>0.044729</text:p>
          </table:table-cell>
          <table:table-cell table:number-columns-repeated="5"/>
          <table:table-cell table:formula="of:=[.C450]*[.$J$1]*[.C$747]" office:value-type="float" office:value="6.55511159065135" calcext:value-type="float">
            <text:p>6.5551115907</text:p>
          </table:table-cell>
          <table:table-cell table:formula="of:=[.D450]*[.$J$1]*[.D$747]" office:value-type="float" office:value="3.19079215284138" calcext:value-type="float">
            <text:p>3.1907921528</text:p>
          </table:table-cell>
          <table:table-cell table:formula="of:=[.E450]*[.$J$1]*[.E$747]" office:value-type="float" office:value="4.50361684605957" calcext:value-type="float">
            <text:p>4.5036168461</text:p>
          </table:table-cell>
        </table:table-row>
        <table:table-row table:style-name="ro1">
          <table:table-cell office:value-type="string" calcext:value-type="string">
            <text:p>2008-01-19 17:00</text:p>
          </table:table-cell>
          <table:table-cell office:value-type="string" calcext:value-type="string">
            <text:p>100_223</text:p>
          </table:table-cell>
          <table:table-cell office:value-type="float" office:value="0.063237" calcext:value-type="float">
            <text:p>0.063237</text:p>
          </table:table-cell>
          <table:table-cell office:value-type="float" office:value="0.031097" calcext:value-type="float">
            <text:p>0.031097</text:p>
          </table:table-cell>
          <table:table-cell office:value-type="float" office:value="0.045578" calcext:value-type="float">
            <text:p>0.045578</text:p>
          </table:table-cell>
          <table:table-cell table:number-columns-repeated="5"/>
          <table:table-cell table:formula="of:=[.C451]*[.$J$1]*[.C$747]" office:value-type="float" office:value="6.42765024046797" calcext:value-type="float">
            <text:p>6.4276502405</text:p>
          </table:table-cell>
          <table:table-cell table:formula="of:=[.D451]*[.$J$1]*[.D$747]" office:value-type="float" office:value="3.08264146815298" calcext:value-type="float">
            <text:p>3.0826414682</text:p>
          </table:table-cell>
          <table:table-cell table:formula="of:=[.E451]*[.$J$1]*[.E$747]" office:value-type="float" office:value="4.58909988172557" calcext:value-type="float">
            <text:p>4.5890998817</text:p>
          </table:table-cell>
        </table:table-row>
        <table:table-row table:style-name="ro1">
          <table:table-cell office:value-type="string" calcext:value-type="string">
            <text:p>2008-01-19 18:00</text:p>
          </table:table-cell>
          <table:table-cell office:value-type="string" calcext:value-type="string">
            <text:p>100_223</text:p>
          </table:table-cell>
          <table:table-cell office:value-type="float" office:value="0.055616" calcext:value-type="float">
            <text:p>0.055616</text:p>
          </table:table-cell>
          <table:table-cell office:value-type="float" office:value="0.029004" calcext:value-type="float">
            <text:p>0.029004</text:p>
          </table:table-cell>
          <table:table-cell office:value-type="float" office:value="0.036911" calcext:value-type="float">
            <text:p>0.036911</text:p>
          </table:table-cell>
          <table:table-cell table:number-columns-repeated="5"/>
          <table:table-cell table:formula="of:=[.C452]*[.$J$1]*[.C$747]" office:value-type="float" office:value="5.65302268883512" calcext:value-type="float">
            <text:p>5.6530226888</text:p>
          </table:table-cell>
          <table:table-cell table:formula="of:=[.D452]*[.$J$1]*[.D$747]" office:value-type="float" office:value="2.87516265692218" calcext:value-type="float">
            <text:p>2.8751626569</text:p>
          </table:table-cell>
          <table:table-cell table:formula="of:=[.E452]*[.$J$1]*[.E$747]" office:value-type="float" office:value="3.71644797346028" calcext:value-type="float">
            <text:p>3.7164479735</text:p>
          </table:table-cell>
        </table:table-row>
        <table:table-row table:style-name="ro1">
          <table:table-cell office:value-type="string" calcext:value-type="string">
            <text:p>2008-01-19 19:00</text:p>
          </table:table-cell>
          <table:table-cell office:value-type="string" calcext:value-type="string">
            <text:p>100_223</text:p>
          </table:table-cell>
          <table:table-cell office:value-type="float" office:value="0.044051" calcext:value-type="float">
            <text:p>0.044051</text:p>
          </table:table-cell>
          <table:table-cell office:value-type="float" office:value="0.022317" calcext:value-type="float">
            <text:p>0.022317</text:p>
          </table:table-cell>
          <table:table-cell office:value-type="float" office:value="0.026415" calcext:value-type="float">
            <text:p>0.026415</text:p>
          </table:table-cell>
          <table:table-cell table:number-columns-repeated="5"/>
          <table:table-cell table:formula="of:=[.C453]*[.$J$1]*[.C$747]" office:value-type="float" office:value="4.47751191142613" calcext:value-type="float">
            <text:p>4.4775119114</text:p>
          </table:table-cell>
          <table:table-cell table:formula="of:=[.D453]*[.$J$1]*[.D$747]" office:value-type="float" office:value="2.2122812375718" calcext:value-type="float">
            <text:p>2.2122812376</text:p>
          </table:table-cell>
          <table:table-cell table:formula="of:=[.E453]*[.$J$1]*[.E$747]" office:value-type="float" office:value="2.65964003194043" calcext:value-type="float">
            <text:p>2.6596400319</text:p>
          </table:table-cell>
        </table:table-row>
        <table:table-row table:style-name="ro1">
          <table:table-cell office:value-type="string" calcext:value-type="string">
            <text:p>2008-01-19 20:00</text:p>
          </table:table-cell>
          <table:table-cell office:value-type="string" calcext:value-type="string">
            <text:p>100_223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7631" calcext:value-type="float">
            <text:p>0.027631</text:p>
          </table:table-cell>
          <table:table-cell table:number-columns-repeated="5"/>
          <table:table-cell table:formula="of:=[.C454]*[.$J$1]*[.C$747]" office:value-type="float" office:value="3.77108736296159" calcext:value-type="float">
            <text:p>3.771087363</text:p>
          </table:table-cell>
          <table:table-cell table:formula="of:=[.D454]*[.$J$1]*[.D$747]" office:value-type="float" office:value="2.2304220031978" calcext:value-type="float">
            <text:p>2.2304220032</text:p>
          </table:table-cell>
          <table:table-cell table:formula="of:=[.E454]*[.$J$1]*[.E$747]" office:value-type="float" office:value="2.78207509833602" calcext:value-type="float">
            <text:p>2.7820750983</text:p>
          </table:table-cell>
        </table:table-row>
        <table:table-row table:style-name="ro1">
          <table:table-cell office:value-type="string" calcext:value-type="string">
            <text:p>2008-01-19 21:00</text:p>
          </table:table-cell>
          <table:table-cell office:value-type="string" calcext:value-type="string">
            <text:p>100_223</text:p>
          </table:table-cell>
          <table:table-cell office:value-type="float" office:value="0.034112" calcext:value-type="float">
            <text:p>0.03411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22723" calcext:value-type="float">
            <text:p>0.022723</text:p>
          </table:table-cell>
          <table:table-cell table:number-columns-repeated="5"/>
          <table:table-cell table:formula="of:=[.C455]*[.$J$1]*[.C$747]" office:value-type="float" office:value="3.46727398521187" calcext:value-type="float">
            <text:p>3.4672739852</text:p>
          </table:table-cell>
          <table:table-cell table:formula="of:=[.D455]*[.$J$1]*[.D$747]" office:value-type="float" office:value="1.90725863740115" calcext:value-type="float">
            <text:p>1.9072586374</text:p>
          </table:table-cell>
          <table:table-cell table:formula="of:=[.E455]*[.$J$1]*[.E$747]" office:value-type="float" office:value="2.28790461653539" calcext:value-type="float">
            <text:p>2.2879046165</text:p>
          </table:table-cell>
        </table:table-row>
        <table:table-row table:style-name="ro1">
          <table:table-cell office:value-type="string" calcext:value-type="string">
            <text:p>2008-01-19 22:00</text:p>
          </table:table-cell>
          <table:table-cell office:value-type="string" calcext:value-type="string">
            <text:p>100_223</text:p>
          </table:table-cell>
          <table:table-cell office:value-type="float" office:value="0.032427" calcext:value-type="float">
            <text:p>0.03242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024396" calcext:value-type="float">
            <text:p>0.024396</text:p>
          </table:table-cell>
          <table:table-cell table:number-columns-repeated="5"/>
          <table:table-cell table:formula="of:=[.C456]*[.$J$1]*[.C$747]" office:value-type="float" office:value="3.29600414864169" calcext:value-type="float">
            <text:p>3.2960041486</text:p>
          </table:table-cell>
          <table:table-cell table:formula="of:=[.D456]*[.$J$1]*[.D$747]" office:value-type="float" office:value="1.91043079313903" calcext:value-type="float">
            <text:p>1.9104307931</text:p>
          </table:table-cell>
          <table:table-cell table:formula="of:=[.E456]*[.$J$1]*[.E$747]" office:value-type="float" office:value="2.45635351956157" calcext:value-type="float">
            <text:p>2.4563535196</text:p>
          </table:table-cell>
        </table:table-row>
        <table:table-row table:style-name="ro1">
          <table:table-cell office:value-type="string" calcext:value-type="string">
            <text:p>2008-01-19 23:00</text:p>
          </table:table-cell>
          <table:table-cell office:value-type="string" calcext:value-type="string">
            <text:p>100_223</text:p>
          </table:table-cell>
          <table:table-cell office:value-type="float" office:value="0.024427" calcext:value-type="float">
            <text:p>0.024427</text:p>
          </table:table-cell>
          <table:table-cell office:value-type="float" office:value="0.018505" calcext:value-type="float">
            <text:p>0.018505</text:p>
          </table:table-cell>
          <table:table-cell office:value-type="float" office:value="0.020381" calcext:value-type="float">
            <text:p>0.020381</text:p>
          </table:table-cell>
          <table:table-cell table:number-columns-repeated="5"/>
          <table:table-cell table:formula="of:=[.C457]*[.$J$1]*[.C$747]" office:value-type="float" office:value="2.48285358925805" calcext:value-type="float">
            <text:p>2.4828535893</text:p>
          </table:table-cell>
          <table:table-cell table:formula="of:=[.D457]*[.$J$1]*[.D$747]" office:value-type="float" office:value="1.83439818529668" calcext:value-type="float">
            <text:p>1.8343981853</text:p>
          </table:table-cell>
          <table:table-cell table:formula="of:=[.E457]*[.$J$1]*[.E$747]" office:value-type="float" office:value="2.0520962896452" calcext:value-type="float">
            <text:p>2.0520962896</text:p>
          </table:table-cell>
        </table:table-row>
        <table:table-row table:style-name="ro1">
          <table:table-cell office:value-type="string" calcext:value-type="string">
            <text:p>2008-01-20 00:00</text:p>
          </table:table-cell>
          <table:table-cell office:value-type="string" calcext:value-type="string">
            <text:p>100_223</text:p>
          </table:table-cell>
          <table:table-cell office:value-type="float" office:value="0.021482" calcext:value-type="float">
            <text:p>0.021482</text:p>
          </table:table-cell>
          <table:table-cell office:value-type="float" office:value="0.022184" calcext:value-type="float">
            <text:p>0.022184</text:p>
          </table:table-cell>
          <table:table-cell office:value-type="float" office:value="0.023829" calcext:value-type="float">
            <text:p>0.023829</text:p>
          </table:table-cell>
          <table:table-cell table:number-columns-repeated="5"/>
          <table:table-cell table:formula="of:=[.C458]*[.$J$1]*[.C$747]" office:value-type="float" office:value="2.18351253958494" calcext:value-type="float">
            <text:p>2.1835125396</text:p>
          </table:table-cell>
          <table:table-cell table:formula="of:=[.D458]*[.$J$1]*[.D$747]" office:value-type="float" office:value="2.19909696528623" calcext:value-type="float">
            <text:p>2.1990969653</text:p>
          </table:table-cell>
          <table:table-cell table:formula="of:=[.E458]*[.$J$1]*[.E$747]" office:value-type="float" office:value="2.39926414238533" calcext:value-type="float">
            <text:p>2.3992641424</text:p>
          </table:table-cell>
        </table:table-row>
        <table:table-row table:style-name="ro1">
          <table:table-cell office:value-type="string" calcext:value-type="string">
            <text:p>2008-01-20 01:00</text:p>
          </table:table-cell>
          <table:table-cell office:value-type="string" calcext:value-type="string">
            <text:p>100_223</text:p>
          </table:table-cell>
          <table:table-cell office:value-type="float" office:value="0.019239" calcext:value-type="float">
            <text:p>0.019239</text:p>
          </table:table-cell>
          <table:table-cell office:value-type="float" office:value="0.020952" calcext:value-type="float">
            <text:p>0.020952</text:p>
          </table:table-cell>
          <table:table-cell office:value-type="float" office:value="0.020964" calcext:value-type="float">
            <text:p>0.020964</text:p>
          </table:table-cell>
          <table:table-cell table:number-columns-repeated="5"/>
          <table:table-cell table:formula="of:=[.C459]*[.$J$1]*[.C$747]" office:value-type="float" office:value="1.95552545149775" calcext:value-type="float">
            <text:p>1.9555254515</text:p>
          </table:table-cell>
          <table:table-cell table:formula="of:=[.D459]*[.$J$1]*[.D$747]" office:value-type="float" office:value="2.0769689693778" calcext:value-type="float">
            <text:p>2.0769689694</text:p>
          </table:table-cell>
          <table:table-cell table:formula="of:=[.E459]*[.$J$1]*[.E$747]" office:value-type="float" office:value="2.11079665453716" calcext:value-type="float">
            <text:p>2.1107966545</text:p>
          </table:table-cell>
        </table:table-row>
        <table:table-row table:style-name="ro1">
          <table:table-cell office:value-type="string" calcext:value-type="string">
            <text:p>2008-01-20 02:00</text:p>
          </table:table-cell>
          <table:table-cell office:value-type="string" calcext:value-type="string">
            <text:p>100_223</text:p>
          </table:table-cell>
          <table:table-cell office:value-type="float" office:value="0.016755" calcext:value-type="float">
            <text:p>0.016755</text:p>
          </table:table-cell>
          <table:table-cell office:value-type="float" office:value="0.022923" calcext:value-type="float">
            <text:p>0.022923</text:p>
          </table:table-cell>
          <table:table-cell office:value-type="float" office:value="0.025122" calcext:value-type="float">
            <text:p>0.025122</text:p>
          </table:table-cell>
          <table:table-cell table:number-columns-repeated="5"/>
          <table:table-cell table:formula="of:=[.C460]*[.$J$1]*[.C$747]" office:value-type="float" office:value="1.70304220280913" calcext:value-type="float">
            <text:p>1.7030422028</text:p>
          </table:table-cell>
          <table:table-cell table:formula="of:=[.D460]*[.$J$1]*[.D$747]" office:value-type="float" office:value="2.27235393685792" calcext:value-type="float">
            <text:p>2.2723539369</text:p>
          </table:table-cell>
          <table:table-cell table:formula="of:=[.E460]*[.$J$1]*[.E$747]" office:value-type="float" office:value="2.52945208716288" calcext:value-type="float">
            <text:p>2.5294520872</text:p>
          </table:table-cell>
        </table:table-row>
        <table:table-row table:style-name="ro1">
          <table:table-cell office:value-type="string" calcext:value-type="string">
            <text:p>2008-01-20 03:00</text:p>
          </table:table-cell>
          <table:table-cell office:value-type="string" calcext:value-type="string">
            <text:p>100_223</text:p>
          </table:table-cell>
          <table:table-cell office:value-type="float" office:value="0.016001" calcext:value-type="float">
            <text:p>0.016001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21109" calcext:value-type="float">
            <text:p>0.021109</text:p>
          </table:table-cell>
          <table:table-cell table:number-columns-repeated="5"/>
          <table:table-cell table:formula="of:=[.C461]*[.$J$1]*[.C$747]" office:value-type="float" office:value="1.62640276258722" calcext:value-type="float">
            <text:p>1.6264027626</text:p>
          </table:table-cell>
          <table:table-cell table:formula="of:=[.D461]*[.$J$1]*[.D$747]" office:value-type="float" office:value="2.0500056456058" calcext:value-type="float">
            <text:p>2.0500056456</text:p>
          </table:table-cell>
          <table:table-cell table:formula="of:=[.E461]*[.$J$1]*[.E$747]" office:value-type="float" office:value="2.12539623071098" calcext:value-type="float">
            <text:p>2.1253962307</text:p>
          </table:table-cell>
        </table:table-row>
        <table:table-row table:style-name="ro1">
          <table:table-cell office:value-type="string" calcext:value-type="string">
            <text:p>2008-01-20 04:00</text:p>
          </table:table-cell>
          <table:table-cell office:value-type="string" calcext:value-type="string">
            <text:p>100_223</text:p>
          </table:table-cell>
          <table:table-cell office:value-type="float" office:value="0.016143" calcext:value-type="float">
            <text:p>0.016143</text:p>
          </table:table-cell>
          <table:table-cell office:value-type="float" office:value="0.020143" calcext:value-type="float">
            <text:p>0.020143</text:p>
          </table:table-cell>
          <table:table-cell office:value-type="float" office:value="0.021671" calcext:value-type="float">
            <text:p>0.021671</text:p>
          </table:table-cell>
          <table:table-cell table:number-columns-repeated="5"/>
          <table:table-cell table:formula="of:=[.C462]*[.$J$1]*[.C$747]" office:value-type="float" office:value="1.64083618501628" calcext:value-type="float">
            <text:p>1.640836185</text:p>
          </table:table-cell>
          <table:table-cell table:formula="of:=[.D462]*[.$J$1]*[.D$747]" office:value-type="float" office:value="1.99677290712948" calcext:value-type="float">
            <text:p>1.9967729071</text:p>
          </table:table-cell>
          <table:table-cell table:formula="of:=[.E462]*[.$J$1]*[.E$747]" office:value-type="float" office:value="2.18198217422605" calcext:value-type="float">
            <text:p>2.1819821742</text:p>
          </table:table-cell>
        </table:table-row>
        <table:table-row table:style-name="ro1">
          <table:table-cell office:value-type="string" calcext:value-type="string">
            <text:p>2008-01-20 05:00</text:p>
          </table:table-cell>
          <table:table-cell office:value-type="string" calcext:value-type="string">
            <text:p>100_223</text:p>
          </table:table-cell>
          <table:table-cell office:value-type="float" office:value="0.016781" calcext:value-type="float">
            <text:p>0.016781</text:p>
          </table:table-cell>
          <table:table-cell office:value-type="float" office:value="0.022546" calcext:value-type="float">
            <text:p>0.022546</text:p>
          </table:table-cell>
          <table:table-cell office:value-type="float" office:value="0.021581" calcext:value-type="float">
            <text:p>0.021581</text:p>
          </table:table-cell>
          <table:table-cell table:number-columns-repeated="5"/>
          <table:table-cell table:formula="of:=[.C463]*[.$J$1]*[.C$747]" office:value-type="float" office:value="1.70568494212712" calcext:value-type="float">
            <text:p>1.7056849421</text:p>
          </table:table-cell>
          <table:table-cell table:formula="of:=[.D463]*[.$J$1]*[.D$747]" office:value-type="float" office:value="2.23498197707101" calcext:value-type="float">
            <text:p>2.2349819771</text:p>
          </table:table-cell>
          <table:table-cell table:formula="of:=[.E463]*[.$J$1]*[.E$747]" office:value-type="float" office:value="2.17292036832506" calcext:value-type="float">
            <text:p>2.1729203683</text:p>
          </table:table-cell>
        </table:table-row>
        <table:table-row table:style-name="ro1">
          <table:table-cell office:value-type="string" calcext:value-type="string">
            <text:p>2008-01-20 06:00</text:p>
          </table:table-cell>
          <table:table-cell office:value-type="string" calcext:value-type="string">
            <text:p>100_223</text:p>
          </table:table-cell>
          <table:table-cell office:value-type="float" office:value="0.018978" calcext:value-type="float">
            <text:p>0.018978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021667" calcext:value-type="float">
            <text:p>0.021667</text:p>
          </table:table-cell>
          <table:table-cell table:number-columns-repeated="5"/>
          <table:table-cell table:formula="of:=[.C464]*[.$J$1]*[.C$747]" office:value-type="float" office:value="1.92899641449786" calcext:value-type="float">
            <text:p>1.9289964145</text:p>
          </table:table-cell>
          <table:table-cell table:formula="of:=[.D464]*[.$J$1]*[.D$747]" office:value-type="float" office:value="2.07974460564844" calcext:value-type="float">
            <text:p>2.0797446056</text:p>
          </table:table-cell>
          <table:table-cell table:formula="of:=[.E464]*[.$J$1]*[.E$747]" office:value-type="float" office:value="2.18157942729712" calcext:value-type="float">
            <text:p>2.1815794273</text:p>
          </table:table-cell>
        </table:table-row>
        <table:table-row table:style-name="ro1">
          <table:table-cell office:value-type="string" calcext:value-type="string">
            <text:p>2008-01-20 07:00</text:p>
          </table:table-cell>
          <table:table-cell office:value-type="string" calcext:value-type="string">
            <text:p>100_223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22333" calcext:value-type="float">
            <text:p>0.022333</text:p>
          </table:table-cell>
          <table:table-cell office:value-type="float" office:value="0.023206" calcext:value-type="float">
            <text:p>0.023206</text:p>
          </table:table-cell>
          <table:table-cell table:number-columns-repeated="5"/>
          <table:table-cell table:formula="of:=[.C465]*[.$J$1]*[.C$747]" office:value-type="float" office:value="2.20363801592969" calcext:value-type="float">
            <text:p>2.2036380159</text:p>
          </table:table-cell>
          <table:table-cell table:formula="of:=[.D465]*[.$J$1]*[.D$747]" office:value-type="float" office:value="2.21386731544074" calcext:value-type="float">
            <text:p>2.2138673154</text:p>
          </table:table-cell>
          <table:table-cell table:formula="of:=[.E465]*[.$J$1]*[.E$747]" office:value-type="float" office:value="2.33653630820404" calcext:value-type="float">
            <text:p>2.3365363082</text:p>
          </table:table-cell>
        </table:table-row>
        <table:table-row table:style-name="ro1">
          <table:table-cell office:value-type="string" calcext:value-type="string">
            <text:p>2008-01-20 08:00</text:p>
          </table:table-cell>
          <table:table-cell office:value-type="string" calcext:value-type="string">
            <text:p>100_22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7094" calcext:value-type="float">
            <text:p>0.027094</text:p>
          </table:table-cell>
          <table:table-cell office:value-type="float" office:value="0.029158" calcext:value-type="float">
            <text:p>0.029158</text:p>
          </table:table-cell>
          <table:table-cell table:number-columns-repeated="5"/>
          <table:table-cell table:formula="of:=[.C466]*[.$J$1]*[.C$747]" office:value-type="float" office:value="2.76877765470132" calcext:value-type="float">
            <text:p>2.7687776547</text:p>
          </table:table-cell>
          <table:table-cell table:formula="of:=[.D466]*[.$J$1]*[.D$747]" office:value-type="float" office:value="2.68582461131739" calcext:value-type="float">
            <text:p>2.6858246113</text:p>
          </table:table-cell>
          <table:table-cell table:formula="of:=[.E466]*[.$J$1]*[.E$747]" office:value-type="float" office:value="2.93582373845615" calcext:value-type="float">
            <text:p>2.9358237385</text:p>
          </table:table-cell>
        </table:table-row>
        <table:table-row table:style-name="ro1">
          <table:table-cell office:value-type="string" calcext:value-type="string">
            <text:p>2008-01-20 09:00</text:p>
          </table:table-cell>
          <table:table-cell office:value-type="string" calcext:value-type="string">
            <text:p>100_223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0543" calcext:value-type="float">
            <text:p>0.030543</text:p>
          </table:table-cell>
          <table:table-cell office:value-type="float" office:value="0.033694" calcext:value-type="float">
            <text:p>0.033694</text:p>
          </table:table-cell>
          <table:table-cell table:number-columns-repeated="5"/>
          <table:table-cell table:formula="of:=[.C467]*[.$J$1]*[.C$747]" office:value-type="float" office:value="3.89295830304921" calcext:value-type="float">
            <text:p>3.892958303</text:p>
          </table:table-cell>
          <table:table-cell table:formula="of:=[.D467]*[.$J$1]*[.D$747]" office:value-type="float" office:value="3.02772352194091" calcext:value-type="float">
            <text:p>3.0277235219</text:p>
          </table:table-cell>
          <table:table-cell table:formula="of:=[.E467]*[.$J$1]*[.E$747]" office:value-type="float" office:value="3.39253875586602" calcext:value-type="float">
            <text:p>3.3925387559</text:p>
          </table:table-cell>
        </table:table-row>
        <table:table-row table:style-name="ro1">
          <table:table-cell office:value-type="string" calcext:value-type="string">
            <text:p>2008-01-20 10:00</text:p>
          </table:table-cell>
          <table:table-cell office:value-type="string" calcext:value-type="string">
            <text:p>100_223</text:p>
          </table:table-cell>
          <table:table-cell office:value-type="float" office:value="0.046216" calcext:value-type="float">
            <text:p>0.046216</text:p>
          </table:table-cell>
          <table:table-cell office:value-type="float" office:value="0.029268" calcext:value-type="float">
            <text:p>0.029268</text:p>
          </table:table-cell>
          <table:table-cell office:value-type="float" office:value="0.03384" calcext:value-type="float">
            <text:p>0.03384</text:p>
          </table:table-cell>
          <table:table-cell table:number-columns-repeated="5"/>
          <table:table-cell table:formula="of:=[.C468]*[.$J$1]*[.C$747]" office:value-type="float" office:value="4.69757078155933" calcext:value-type="float">
            <text:p>4.6975707816</text:p>
          </table:table-cell>
          <table:table-cell table:formula="of:=[.D468]*[.$J$1]*[.D$747]" office:value-type="float" office:value="2.9013329417597" calcext:value-type="float">
            <text:p>2.9013329418</text:p>
          </table:table-cell>
          <table:table-cell table:formula="of:=[.E468]*[.$J$1]*[.E$747]" office:value-type="float" office:value="3.40723901877207" calcext:value-type="float">
            <text:p>3.4072390188</text:p>
          </table:table-cell>
        </table:table-row>
        <table:table-row table:style-name="ro1">
          <table:table-cell office:value-type="string" calcext:value-type="string">
            <text:p>2008-01-20 11:00</text:p>
          </table:table-cell>
          <table:table-cell office:value-type="string" calcext:value-type="string">
            <text:p>100_223</text:p>
          </table:table-cell>
          <table:table-cell office:value-type="float" office:value="0.050487" calcext:value-type="float">
            <text:p>0.050487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036984" calcext:value-type="float">
            <text:p>0.036984</text:p>
          </table:table-cell>
          <table:table-cell table:number-columns-repeated="5"/>
          <table:table-cell table:formula="of:=[.C469]*[.$J$1]*[.C$747]" office:value-type="float" office:value="5.13169153645028" calcext:value-type="float">
            <text:p>5.1316915365</text:p>
          </table:table-cell>
          <table:table-cell table:formula="of:=[.D469]*[.$J$1]*[.D$747]" office:value-type="float" office:value="3.1550062709234" calcext:value-type="float">
            <text:p>3.1550062709</text:p>
          </table:table-cell>
          <table:table-cell table:formula="of:=[.E469]*[.$J$1]*[.E$747]" office:value-type="float" office:value="3.7237981049133" calcext:value-type="float">
            <text:p>3.7237981049</text:p>
          </table:table-cell>
        </table:table-row>
        <table:table-row table:style-name="ro1">
          <table:table-cell office:value-type="string" calcext:value-type="string">
            <text:p>2008-01-20 12:00</text:p>
          </table:table-cell>
          <table:table-cell office:value-type="string" calcext:value-type="string">
            <text:p>100_223</text:p>
          </table:table-cell>
          <table:table-cell office:value-type="float" office:value="0.054099" calcext:value-type="float">
            <text:p>0.054099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0.042448" calcext:value-type="float">
            <text:p>0.042448</text:p>
          </table:table-cell>
          <table:table-cell table:number-columns-repeated="5"/>
          <table:table-cell table:formula="of:=[.C470]*[.$J$1]*[.C$747]" office:value-type="float" office:value="5.498829014012" calcext:value-type="float">
            <text:p>5.498829014</text:p>
          </table:table-cell>
          <table:table-cell table:formula="of:=[.D470]*[.$J$1]*[.D$747]" office:value-type="float" office:value="3.37358762723679" calcext:value-type="float">
            <text:p>3.3735876272</text:p>
          </table:table-cell>
          <table:table-cell table:formula="of:=[.E470]*[.$J$1]*[.E$747]" office:value-type="float" office:value="4.2739504098356" calcext:value-type="float">
            <text:p>4.2739504098</text:p>
          </table:table-cell>
        </table:table-row>
        <table:table-row table:style-name="ro1">
          <table:table-cell office:value-type="string" calcext:value-type="string">
            <text:p>2008-01-20 13:00</text:p>
          </table:table-cell>
          <table:table-cell office:value-type="string" calcext:value-type="string">
            <text:p>100_223</text:p>
          </table:table-cell>
          <table:table-cell office:value-type="float" office:value="0.056712" calcext:value-type="float">
            <text:p>0.056712</text:p>
          </table:table-cell>
          <table:table-cell office:value-type="float" office:value="0.029507" calcext:value-type="float">
            <text:p>0.029507</text:p>
          </table:table-cell>
          <table:table-cell office:value-type="float" office:value="0.038859" calcext:value-type="float">
            <text:p>0.038859</text:p>
          </table:table-cell>
          <table:table-cell table:number-columns-repeated="5"/>
          <table:table-cell table:formula="of:=[.C471]*[.$J$1]*[.C$747]" office:value-type="float" office:value="5.76442431547068" calcext:value-type="float">
            <text:p>5.7644243155</text:p>
          </table:table-cell>
          <table:table-cell table:formula="of:=[.D471]*[.$J$1]*[.D$747]" office:value-type="float" office:value="2.925024979927" calcext:value-type="float">
            <text:p>2.9250249799</text:p>
          </table:table-cell>
          <table:table-cell table:formula="of:=[.E471]*[.$J$1]*[.E$747]" office:value-type="float" office:value="3.91258572785059" calcext:value-type="float">
            <text:p>3.9125857279</text:p>
          </table:table-cell>
        </table:table-row>
        <table:table-row table:style-name="ro1">
          <table:table-cell office:value-type="string" calcext:value-type="string">
            <text:p>2008-01-20 14:00</text:p>
          </table:table-cell>
          <table:table-cell office:value-type="string" calcext:value-type="string">
            <text:p>100_223</text:p>
          </table:table-cell>
          <table:table-cell office:value-type="float" office:value="0.055444" calcext:value-type="float">
            <text:p>0.055444</text:p>
          </table:table-cell>
          <table:table-cell office:value-type="float" office:value="0.034284" calcext:value-type="float">
            <text:p>0.034284</text:p>
          </table:table-cell>
          <table:table-cell office:value-type="float" office:value="0.0404" calcext:value-type="float">
            <text:p>0.0404</text:p>
          </table:table-cell>
          <table:table-cell table:number-columns-repeated="5"/>
          <table:table-cell table:formula="of:=[.C472]*[.$J$1]*[.C$747]" office:value-type="float" office:value="5.63553995180837" calcext:value-type="float">
            <text:p>5.6355399518</text:p>
          </table:table-cell>
          <table:table-cell table:formula="of:=[.D472]*[.$J$1]*[.D$747]" office:value-type="float" office:value="3.3985683536726" calcext:value-type="float">
            <text:p>3.3985683537</text:p>
          </table:table-cell>
          <table:table-cell table:formula="of:=[.E472]*[.$J$1]*[.E$747]" office:value-type="float" office:value="4.06774398222197" calcext:value-type="float">
            <text:p>4.0677439822</text:p>
          </table:table-cell>
        </table:table-row>
        <table:table-row table:style-name="ro1">
          <table:table-cell office:value-type="string" calcext:value-type="string">
            <text:p>2008-01-20 15:00</text:p>
          </table:table-cell>
          <table:table-cell office:value-type="string" calcext:value-type="string">
            <text:p>100_223</text:p>
          </table:table-cell>
          <table:table-cell office:value-type="float" office:value="0.054653" calcext:value-type="float">
            <text:p>0.054653</text:p>
          </table:table-cell>
          <table:table-cell office:value-type="float" office:value="0.033576" calcext:value-type="float">
            <text:p>0.033576</text:p>
          </table:table-cell>
          <table:table-cell office:value-type="float" office:value="0.039902" calcext:value-type="float">
            <text:p>0.039902</text:p>
          </table:table-cell>
          <table:table-cell table:number-columns-repeated="5"/>
          <table:table-cell table:formula="of:=[.C473]*[.$J$1]*[.C$747]" office:value-type="float" office:value="5.55513969024931" calcext:value-type="float">
            <text:p>5.5551396902</text:p>
          </table:table-cell>
          <table:table-cell table:formula="of:=[.D473]*[.$J$1]*[.D$747]" office:value-type="float" office:value="3.32838440797198" calcext:value-type="float">
            <text:p>3.328384408</text:p>
          </table:table-cell>
          <table:table-cell table:formula="of:=[.E473]*[.$J$1]*[.E$747]" office:value-type="float" office:value="4.01760198956983" calcext:value-type="float">
            <text:p>4.0176019896</text:p>
          </table:table-cell>
        </table:table-row>
        <table:table-row table:style-name="ro1">
          <table:table-cell office:value-type="string" calcext:value-type="string">
            <text:p>2008-01-20 16:00</text:p>
          </table:table-cell>
          <table:table-cell office:value-type="string" calcext:value-type="string">
            <text:p>100_223</text:p>
          </table:table-cell>
          <table:table-cell office:value-type="float" office:value="0.055249" calcext:value-type="float">
            <text:p>0.055249</text:p>
          </table:table-cell>
          <table:table-cell office:value-type="float" office:value="0.033336" calcext:value-type="float">
            <text:p>0.033336</text:p>
          </table:table-cell>
          <table:table-cell office:value-type="float" office:value="0.043214" calcext:value-type="float">
            <text:p>0.043214</text:p>
          </table:table-cell>
          <table:table-cell table:number-columns-repeated="5"/>
          <table:table-cell table:formula="of:=[.C474]*[.$J$1]*[.C$747]" office:value-type="float" office:value="5.61571940692339" calcext:value-type="float">
            <text:p>5.6157194069</text:p>
          </table:table-cell>
          <table:table-cell table:formula="of:=[.D474]*[.$J$1]*[.D$747]" office:value-type="float" office:value="3.30459323993787" calcext:value-type="float">
            <text:p>3.3045932399</text:p>
          </table:table-cell>
          <table:table-cell table:formula="of:=[.E474]*[.$J$1]*[.E$747]" office:value-type="float" office:value="4.35107644672625" calcext:value-type="float">
            <text:p>4.3510764467</text:p>
          </table:table-cell>
        </table:table-row>
        <table:table-row table:style-name="ro1">
          <table:table-cell office:value-type="string" calcext:value-type="string">
            <text:p>2008-01-20 17:00</text:p>
          </table:table-cell>
          <table:table-cell office:value-type="string" calcext:value-type="string">
            <text:p>100_223</text:p>
          </table:table-cell>
          <table:table-cell office:value-type="float" office:value="0.048824" calcext:value-type="float">
            <text:p>0.048824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3573" calcext:value-type="float">
            <text:p>0.03573</text:p>
          </table:table-cell>
          <table:table-cell table:number-columns-repeated="5"/>
          <table:table-cell table:formula="of:=[.C475]*[.$J$1]*[.C$747]" office:value-type="float" office:value="4.9626578639184" calcext:value-type="float">
            <text:p>4.9626578639</text:p>
          </table:table-cell>
          <table:table-cell table:formula="of:=[.D475]*[.$J$1]*[.D$747]" office:value-type="float" office:value="2.86782704677833" calcext:value-type="float">
            <text:p>2.8678270468</text:p>
          </table:table-cell>
          <table:table-cell table:formula="of:=[.E475]*[.$J$1]*[.E$747]" office:value-type="float" office:value="3.59753694269285" calcext:value-type="float">
            <text:p>3.5975369427</text:p>
          </table:table-cell>
        </table:table-row>
        <table:table-row table:style-name="ro1">
          <table:table-cell office:value-type="string" calcext:value-type="string">
            <text:p>2008-01-20 18:00</text:p>
          </table:table-cell>
          <table:table-cell office:value-type="string" calcext:value-type="string">
            <text:p>100_22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31306" calcext:value-type="float">
            <text:p>0.031306</text:p>
          </table:table-cell>
          <table:table-cell office:value-type="float" office:value="0.035073" calcext:value-type="float">
            <text:p>0.035073</text:p>
          </table:table-cell>
          <table:table-cell table:number-columns-repeated="5"/>
          <table:table-cell table:formula="of:=[.C476]*[.$J$1]*[.C$747]" office:value-type="float" office:value="4.40422671726168" calcext:value-type="float">
            <text:p>4.4042267173</text:p>
          </table:table-cell>
          <table:table-cell table:formula="of:=[.D476]*[.$J$1]*[.D$747]" office:value-type="float" office:value="3.10335961031602" calcext:value-type="float">
            <text:p>3.1033596103</text:p>
          </table:table-cell>
          <table:table-cell table:formula="of:=[.E476]*[.$J$1]*[.E$747]" office:value-type="float" office:value="3.53138575961563" calcext:value-type="float">
            <text:p>3.5313857596</text:p>
          </table:table-cell>
        </table:table-row>
        <table:table-row table:style-name="ro1">
          <table:table-cell office:value-type="string" calcext:value-type="string">
            <text:p>2008-01-20 19:00</text:p>
          </table:table-cell>
          <table:table-cell office:value-type="string" calcext:value-type="string">
            <text:p>100_223</text:p>
          </table:table-cell>
          <table:table-cell office:value-type="float" office:value="0.038774" calcext:value-type="float">
            <text:p>0.038774</text:p>
          </table:table-cell>
          <table:table-cell office:value-type="float" office:value="0.031011" calcext:value-type="float">
            <text:p>0.031011</text:p>
          </table:table-cell>
          <table:table-cell office:value-type="float" office:value="0.035955" calcext:value-type="float">
            <text:p>0.035955</text:p>
          </table:table-cell>
          <table:table-cell table:number-columns-repeated="5"/>
          <table:table-cell table:formula="of:=[.C477]*[.$J$1]*[.C$747]" office:value-type="float" office:value="3.94113747369269" calcext:value-type="float">
            <text:p>3.9411374737</text:p>
          </table:table-cell>
          <table:table-cell table:formula="of:=[.D477]*[.$J$1]*[.D$747]" office:value-type="float" office:value="3.07411629960743" calcext:value-type="float">
            <text:p>3.0741162996</text:p>
          </table:table-cell>
          <table:table-cell table:formula="of:=[.E477]*[.$J$1]*[.E$747]" office:value-type="float" office:value="3.62019145744532" calcext:value-type="float">
            <text:p>3.6201914574</text:p>
          </table:table-cell>
        </table:table-row>
        <table:table-row table:style-name="ro1">
          <table:table-cell office:value-type="string" calcext:value-type="string">
            <text:p>2008-01-20 20:00</text:p>
          </table:table-cell>
          <table:table-cell office:value-type="string" calcext:value-type="string">
            <text:p>100_223</text:p>
          </table:table-cell>
          <table:table-cell office:value-type="float" office:value="0.033757" calcext:value-type="float">
            <text:p>0.033757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030783" calcext:value-type="float">
            <text:p>0.030783</text:p>
          </table:table-cell>
          <table:table-cell table:number-columns-repeated="5"/>
          <table:table-cell table:formula="of:=[.C478]*[.$J$1]*[.C$747]" office:value-type="float" office:value="3.43119042913922" calcext:value-type="float">
            <text:p>3.4311904291</text:p>
          </table:table-cell>
          <table:table-cell table:formula="of:=[.D478]*[.$J$1]*[.D$747]" office:value-type="float" office:value="2.79219095840322" calcext:value-type="float">
            <text:p>2.7921909584</text:p>
          </table:table-cell>
          <table:table-cell table:formula="of:=[.E478]*[.$J$1]*[.E$747]" office:value-type="float" office:value="3.09943967833512" calcext:value-type="float">
            <text:p>3.0994396783</text:p>
          </table:table-cell>
        </table:table-row>
        <table:table-row table:style-name="ro1">
          <table:table-cell office:value-type="string" calcext:value-type="string">
            <text:p>2008-01-20 21:00</text:p>
          </table:table-cell>
          <table:table-cell office:value-type="string" calcext:value-type="string">
            <text:p>100_223</text:p>
          </table:table-cell>
          <table:table-cell office:value-type="float" office:value="0.029207" calcext:value-type="float">
            <text:p>0.02920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29844" calcext:value-type="float">
            <text:p>0.029844</text:p>
          </table:table-cell>
          <table:table-cell table:number-columns-repeated="5"/>
          <table:table-cell table:formula="of:=[.C479]*[.$J$1]*[.C$747]" office:value-type="float" office:value="2.96871104848978" calcext:value-type="float">
            <text:p>2.9687110485</text:p>
          </table:table-cell>
          <table:table-cell table:formula="of:=[.D479]*[.$J$1]*[.D$747]" office:value-type="float" office:value="2.53514721376803" calcext:value-type="float">
            <text:p>2.5351472138</text:p>
          </table:table-cell>
          <table:table-cell table:formula="of:=[.E479]*[.$J$1]*[.E$747]" office:value-type="float" office:value="3.00489483676813" calcext:value-type="float">
            <text:p>3.0048948368</text:p>
          </table:table-cell>
        </table:table-row>
        <table:table-row table:style-name="ro1">
          <table:table-cell office:value-type="string" calcext:value-type="string">
            <text:p>2008-01-20 22:00</text:p>
          </table:table-cell>
          <table:table-cell office:value-type="string" calcext:value-type="string">
            <text:p>100_223</text:p>
          </table:table-cell>
          <table:table-cell office:value-type="float" office:value="0.023965" calcext:value-type="float">
            <text:p>0.023965</text:p>
          </table:table-cell>
          <table:table-cell office:value-type="float" office:value="0.024428" calcext:value-type="float">
            <text:p>0.024428</text:p>
          </table:table-cell>
          <table:table-cell office:value-type="float" office:value="0.024708" calcext:value-type="float">
            <text:p>0.024708</text:p>
          </table:table-cell>
          <table:table-cell table:number-columns-repeated="5"/>
          <table:table-cell table:formula="of:=[.C480]*[.$J$1]*[.C$747]" office:value-type="float" office:value="2.43589414445364" calcext:value-type="float">
            <text:p>2.4358941445</text:p>
          </table:table-cell>
          <table:table-cell table:formula="of:=[.D480]*[.$J$1]*[.D$747]" office:value-type="float" office:value="2.42154438640515" calcext:value-type="float">
            <text:p>2.4215443864</text:p>
          </table:table-cell>
          <table:table-cell table:formula="of:=[.E480]*[.$J$1]*[.E$747]" office:value-type="float" office:value="2.48776778001833" calcext:value-type="float">
            <text:p>2.48776778</text:p>
          </table:table-cell>
        </table:table-row>
        <table:table-row table:style-name="ro1">
          <table:table-cell office:value-type="string" calcext:value-type="string">
            <text:p>2008-01-20 23:00</text:p>
          </table:table-cell>
          <table:table-cell office:value-type="string" calcext:value-type="string">
            <text:p>100_223</text:p>
          </table:table-cell>
          <table:table-cell office:value-type="float" office:value="0.019869" calcext:value-type="float">
            <text:p>0.019869</text:p>
          </table:table-cell>
          <table:table-cell office:value-type="float" office:value="0.024395" calcext:value-type="float">
            <text:p>0.024395</text:p>
          </table:table-cell>
          <table:table-cell office:value-type="float" office:value="0.024267" calcext:value-type="float">
            <text:p>0.024267</text:p>
          </table:table-cell>
          <table:table-cell table:number-columns-repeated="5"/>
          <table:table-cell table:formula="of:=[.C481]*[.$J$1]*[.C$747]" office:value-type="float" office:value="2.01956105804921" calcext:value-type="float">
            <text:p>2.019561058</text:p>
          </table:table-cell>
          <table:table-cell table:formula="of:=[.D481]*[.$J$1]*[.D$747]" office:value-type="float" office:value="2.41827310080046" calcext:value-type="float">
            <text:p>2.4182731008</text:p>
          </table:table-cell>
          <table:table-cell table:formula="of:=[.E481]*[.$J$1]*[.E$747]" office:value-type="float" office:value="2.44336493110348" calcext:value-type="float">
            <text:p>2.4433649311</text:p>
          </table:table-cell>
        </table:table-row>
        <table:table-row table:style-name="ro1">
          <table:table-cell office:value-type="string" calcext:value-type="string">
            <text:p>2008-01-21 00:00</text:p>
          </table:table-cell>
          <table:table-cell office:value-type="string" calcext:value-type="string">
            <text:p>100_223</text:p>
          </table:table-cell>
          <table:table-cell office:value-type="float" office:value="0.018592" calcext:value-type="float">
            <text:p>0.018592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23322" calcext:value-type="float">
            <text:p>0.023322</text:p>
          </table:table-cell>
          <table:table-cell table:number-columns-repeated="5"/>
          <table:table-cell table:formula="of:=[.C482]*[.$J$1]*[.C$747]" office:value-type="float" office:value="1.8897619000076" calcext:value-type="float">
            <text:p>1.8897619</text:p>
          </table:table-cell>
          <table:table-cell table:formula="of:=[.D482]*[.$J$1]*[.D$747]" office:value-type="float" office:value="2.71080533775321" calcext:value-type="float">
            <text:p>2.7108053378</text:p>
          </table:table-cell>
          <table:table-cell table:formula="of:=[.E482]*[.$J$1]*[.E$747]" office:value-type="float" office:value="2.34821596914309" calcext:value-type="float">
            <text:p>2.3482159691</text:p>
          </table:table-cell>
        </table:table-row>
        <table:table-row table:style-name="ro1">
          <table:table-cell office:value-type="string" calcext:value-type="string">
            <text:p>2008-01-21 01:00</text:p>
          </table:table-cell>
          <table:table-cell office:value-type="string" calcext:value-type="string">
            <text:p>100_223</text:p>
          </table:table-cell>
          <table:table-cell office:value-type="float" office:value="0.016916" calcext:value-type="float">
            <text:p>0.01691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3857" calcext:value-type="float">
            <text:p>0.023857</text:p>
          </table:table-cell>
          <table:table-cell table:number-columns-repeated="5"/>
          <table:table-cell table:formula="of:=[.C483]*[.$J$1]*[.C$747]" office:value-type="float" office:value="1.71940685781672" calcext:value-type="float">
            <text:p>1.7194068578</text:p>
          </table:table-cell>
          <table:table-cell table:formula="of:=[.D483]*[.$J$1]*[.D$747]" office:value-type="float" office:value="2.5674635503477" calcext:value-type="float">
            <text:p>2.5674635503</text:p>
          </table:table-cell>
          <table:table-cell table:formula="of:=[.E483]*[.$J$1]*[.E$747]" office:value-type="float" office:value="2.40208337088786" calcext:value-type="float">
            <text:p>2.4020833709</text:p>
          </table:table-cell>
        </table:table-row>
        <table:table-row table:style-name="ro1">
          <table:table-cell office:value-type="string" calcext:value-type="string">
            <text:p>2008-01-21 02:00</text:p>
          </table:table-cell>
          <table:table-cell office:value-type="string" calcext:value-type="string">
            <text:p>100_223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26497" calcext:value-type="float">
            <text:p>0.026497</text:p>
          </table:table-cell>
          <table:table-cell office:value-type="float" office:value="0.022059" calcext:value-type="float">
            <text:p>0.022059</text:p>
          </table:table-cell>
          <table:table-cell table:number-columns-repeated="5"/>
          <table:table-cell table:formula="of:=[.C484]*[.$J$1]*[.C$747]" office:value-type="float" office:value="1.63727865131897" calcext:value-type="float">
            <text:p>1.6372786513</text:p>
          </table:table-cell>
          <table:table-cell table:formula="of:=[.D484]*[.$J$1]*[.D$747]" office:value-type="float" office:value="2.62664408083254" calcext:value-type="float">
            <text:p>2.6266440808</text:p>
          </table:table-cell>
          <table:table-cell table:formula="of:=[.E484]*[.$J$1]*[.E$747]" office:value-type="float" office:value="2.22104862633254" calcext:value-type="float">
            <text:p>2.2210486263</text:p>
          </table:table-cell>
        </table:table-row>
        <table:table-row table:style-name="ro1">
          <table:table-cell office:value-type="string" calcext:value-type="string">
            <text:p>2008-01-21 03:00</text:p>
          </table:table-cell>
          <table:table-cell office:value-type="string" calcext:value-type="string">
            <text:p>100_223</text:p>
          </table:table-cell>
          <table:table-cell office:value-type="float" office:value="0.016389" calcext:value-type="float">
            <text:p>0.016389</text:p>
          </table:table-cell>
          <table:table-cell office:value-type="float" office:value="0.025584" calcext:value-type="float">
            <text:p>0.025584</text:p>
          </table:table-cell>
          <table:table-cell office:value-type="float" office:value="0.02329" calcext:value-type="float">
            <text:p>0.02329</text:p>
          </table:table-cell>
          <table:table-cell table:number-columns-repeated="5"/>
          <table:table-cell table:formula="of:=[.C485]*[.$J$1]*[.C$747]" office:value-type="float" office:value="1.66584056471733" calcext:value-type="float">
            <text:p>1.6658405647</text:p>
          </table:table-cell>
          <table:table-cell table:formula="of:=[.D485]*[.$J$1]*[.D$747]" office:value-type="float" office:value="2.53613851243612" calcext:value-type="float">
            <text:p>2.5361385124</text:p>
          </table:table-cell>
          <table:table-cell table:formula="of:=[.E485]*[.$J$1]*[.E$747]" office:value-type="float" office:value="2.34499399371163" calcext:value-type="float">
            <text:p>2.3449939937</text:p>
          </table:table-cell>
        </table:table-row>
        <table:table-row table:style-name="ro1">
          <table:table-cell office:value-type="string" calcext:value-type="string">
            <text:p>2008-01-21 04:00</text:p>
          </table:table-cell>
          <table:table-cell office:value-type="string" calcext:value-type="string">
            <text:p>100_223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27682" calcext:value-type="float">
            <text:p>0.027682</text:p>
          </table:table-cell>
          <table:table-cell office:value-type="float" office:value="0.025049" calcext:value-type="float">
            <text:p>0.025049</text:p>
          </table:table-cell>
          <table:table-cell table:number-columns-repeated="5"/>
          <table:table-cell table:formula="of:=[.C486]*[.$J$1]*[.C$747]" office:value-type="float" office:value="1.88549285957083" calcext:value-type="float">
            <text:p>1.8854928596</text:p>
          </table:table-cell>
          <table:table-cell table:formula="of:=[.D486]*[.$J$1]*[.D$747]" office:value-type="float" office:value="2.74411297300096" calcext:value-type="float">
            <text:p>2.744112973</text:p>
          </table:table-cell>
          <table:table-cell table:formula="of:=[.E486]*[.$J$1]*[.E$747]" office:value-type="float" office:value="2.52210195570986" calcext:value-type="float">
            <text:p>2.5221019557</text:p>
          </table:table-cell>
        </table:table-row>
        <table:table-row table:style-name="ro1">
          <table:table-cell office:value-type="string" calcext:value-type="string">
            <text:p>2008-01-21 05:00</text:p>
          </table:table-cell>
          <table:table-cell office:value-type="string" calcext:value-type="string">
            <text:p>100_223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30279" calcext:value-type="float">
            <text:p>0.030279</text:p>
          </table:table-cell>
          <table:table-cell office:value-type="float" office:value="0.030231" calcext:value-type="float">
            <text:p>0.030231</text:p>
          </table:table-cell>
          <table:table-cell table:number-columns-repeated="5"/>
          <table:table-cell table:formula="of:=[.C487]*[.$J$1]*[.C$747]" office:value-type="float" office:value="2.54821056546851" calcext:value-type="float">
            <text:p>2.5482105655</text:p>
          </table:table-cell>
          <table:table-cell table:formula="of:=[.D487]*[.$J$1]*[.D$747]" office:value-type="float" office:value="3.00155323710339" calcext:value-type="float">
            <text:p>3.0015532371</text:p>
          </table:table-cell>
          <table:table-cell table:formula="of:=[.E487]*[.$J$1]*[.E$747]" office:value-type="float" office:value="3.04386060214239" calcext:value-type="float">
            <text:p>3.0438606021</text:p>
          </table:table-cell>
        </table:table-row>
        <table:table-row table:style-name="ro1">
          <table:table-cell office:value-type="string" calcext:value-type="string">
            <text:p>2008-01-21 06:00</text:p>
          </table:table-cell>
          <table:table-cell office:value-type="string" calcext:value-type="string">
            <text:p>100_223</text:p>
          </table:table-cell>
          <table:table-cell office:value-type="float" office:value="0.036855" calcext:value-type="float">
            <text:p>0.036855</text:p>
          </table:table-cell>
          <table:table-cell office:value-type="float" office:value="0.036064" calcext:value-type="float">
            <text:p>0.036064</text:p>
          </table:table-cell>
          <table:table-cell office:value-type="float" office:value="0.034693" calcext:value-type="float">
            <text:p>0.034693</text:p>
          </table:table-cell>
          <table:table-cell table:number-columns-repeated="5"/>
          <table:table-cell table:formula="of:=[.C488]*[.$J$1]*[.C$747]" office:value-type="float" office:value="3.74608298326054" calcext:value-type="float">
            <text:p>3.7460829833</text:p>
          </table:table-cell>
          <table:table-cell table:formula="of:=[.D488]*[.$J$1]*[.D$747]" office:value-type="float" office:value="3.57501951659225" calcext:value-type="float">
            <text:p>3.5750195166</text:p>
          </table:table-cell>
          <table:table-cell table:formula="of:=[.E488]*[.$J$1]*[.E$747]" office:value-type="float" office:value="3.493124801367" calcext:value-type="float">
            <text:p>3.4931248014</text:p>
          </table:table-cell>
        </table:table-row>
        <table:table-row table:style-name="ro1">
          <table:table-cell office:value-type="string" calcext:value-type="string">
            <text:p>2008-01-21 07:00</text:p>
          </table:table-cell>
          <table:table-cell office:value-type="string" calcext:value-type="string">
            <text:p>100_223</text:p>
          </table:table-cell>
          <table:table-cell office:value-type="float" office:value="0.050726" calcext:value-type="float">
            <text:p>0.050726</text:p>
          </table:table-cell>
          <table:table-cell office:value-type="float" office:value="0.056423" calcext:value-type="float">
            <text:p>0.056423</text:p>
          </table:table-cell>
          <table:table-cell office:value-type="float" office:value="0.050288" calcext:value-type="float">
            <text:p>0.050288</text:p>
          </table:table-cell>
          <table:table-cell table:number-columns-repeated="5"/>
          <table:table-cell table:formula="of:=[.C489]*[.$J$1]*[.C$747]" office:value-type="float" office:value="5.15598440941186" calcext:value-type="float">
            <text:p>5.1559844094</text:p>
          </table:table-cell>
          <table:table-cell table:formula="of:=[.D489]*[.$J$1]*[.D$747]" office:value-type="float" office:value="5.59320447495243" calcext:value-type="float">
            <text:p>5.593204475</text:p>
          </table:table-cell>
          <table:table-cell table:formula="of:=[.E489]*[.$J$1]*[.E$747]" office:value-type="float" office:value="5.06333439054403" calcext:value-type="float">
            <text:p>5.0633343905</text:p>
          </table:table-cell>
        </table:table-row>
        <table:table-row table:style-name="ro1">
          <table:table-cell office:value-type="string" calcext:value-type="string">
            <text:p>2008-01-21 08:00</text:p>
          </table:table-cell>
          <table:table-cell office:value-type="string" calcext:value-type="string">
            <text:p>100_223</text:p>
          </table:table-cell>
          <table:table-cell office:value-type="float" office:value="0.046951" calcext:value-type="float">
            <text:p>0.046951</text:p>
          </table:table-cell>
          <table:table-cell office:value-type="float" office:value="0.057039" calcext:value-type="float">
            <text:p>0.057039</text:p>
          </table:table-cell>
          <table:table-cell office:value-type="float" office:value="0.052015" calcext:value-type="float">
            <text:p>0.052015</text:p>
          </table:table-cell>
          <table:table-cell table:number-columns-repeated="5"/>
          <table:table-cell table:formula="of:=[.C490]*[.$J$1]*[.C$747]" office:value-type="float" office:value="4.77227898920271" calcext:value-type="float">
            <text:p>4.7722789892</text:p>
          </table:table-cell>
          <table:table-cell table:formula="of:=[.D490]*[.$J$1]*[.D$747]" office:value-type="float" office:value="5.65426847290665" calcext:value-type="float">
            <text:p>5.6542684729</text:p>
          </table:table-cell>
          <table:table-cell table:formula="of:=[.E490]*[.$J$1]*[.E$747]" office:value-type="float" office:value="5.23722037711079" calcext:value-type="float">
            <text:p>5.2372203771</text:p>
          </table:table-cell>
        </table:table-row>
        <table:table-row table:style-name="ro1">
          <table:table-cell office:value-type="string" calcext:value-type="string">
            <text:p>2008-01-21 09:00</text:p>
          </table:table-cell>
          <table:table-cell office:value-type="string" calcext:value-type="string">
            <text:p>100_223</text:p>
          </table:table-cell>
          <table:table-cell office:value-type="float" office:value="0.048453" calcext:value-type="float">
            <text:p>0.048453</text:p>
          </table:table-cell>
          <table:table-cell office:value-type="float" office:value="0.039033" calcext:value-type="float">
            <text:p>0.039033</text:p>
          </table:table-cell>
          <table:table-cell office:value-type="float" office:value="0.042445" calcext:value-type="float">
            <text:p>0.042445</text:p>
          </table:table-cell>
          <table:table-cell table:number-columns-repeated="5"/>
          <table:table-cell table:formula="of:=[.C491]*[.$J$1]*[.C$747]" office:value-type="float" office:value="4.92494800672699" calcext:value-type="float">
            <text:p>4.9249480067</text:p>
          </table:table-cell>
          <table:table-cell table:formula="of:=[.D491]*[.$J$1]*[.D$747]" office:value-type="float" office:value="3.86933609114755" calcext:value-type="float">
            <text:p>3.8693360911</text:p>
          </table:table-cell>
          <table:table-cell table:formula="of:=[.E491]*[.$J$1]*[.E$747]" office:value-type="float" office:value="4.2736483496389" calcext:value-type="float">
            <text:p>4.2736483496</text:p>
          </table:table-cell>
        </table:table-row>
        <table:table-row table:style-name="ro1">
          <table:table-cell office:value-type="string" calcext:value-type="string">
            <text:p>2008-01-21 10:00</text:p>
          </table:table-cell>
          <table:table-cell office:value-type="string" calcext:value-type="string">
            <text:p>100_223</text:p>
          </table:table-cell>
          <table:table-cell office:value-type="float" office:value="0.052743" calcext:value-type="float">
            <text:p>0.052743</text:p>
          </table:table-cell>
          <table:table-cell office:value-type="float" office:value="0.044712" calcext:value-type="float">
            <text:p>0.044712</text:p>
          </table:table-cell>
          <table:table-cell office:value-type="float" office:value="0.043557" calcext:value-type="float">
            <text:p>0.043557</text:p>
          </table:table-cell>
          <table:table-cell table:number-columns-repeated="5"/>
          <table:table-cell table:formula="of:=[.C492]*[.$J$1]*[.C$747]" office:value-type="float" office:value="5.36099999419647" calcext:value-type="float">
            <text:p>5.3609999942</text:p>
          </table:table-cell>
          <table:table-cell table:formula="of:=[.D492]*[.$J$1]*[.D$747]" office:value-type="float" office:value="4.43229460475468" calcext:value-type="float">
            <text:p>4.4322946048</text:p>
          </table:table-cell>
          <table:table-cell table:formula="of:=[.E492]*[.$J$1]*[.E$747]" office:value-type="float" office:value="4.38561199588224" calcext:value-type="float">
            <text:p>4.3856119959</text:p>
          </table:table-cell>
        </table:table-row>
        <table:table-row table:style-name="ro1">
          <table:table-cell office:value-type="string" calcext:value-type="string">
            <text:p>2008-01-21 11:00</text:p>
          </table:table-cell>
          <table:table-cell office:value-type="string" calcext:value-type="string">
            <text:p>100_223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0.051117" calcext:value-type="float">
            <text:p>0.051117</text:p>
          </table:table-cell>
          <table:table-cell office:value-type="float" office:value="0.049684" calcext:value-type="float">
            <text:p>0.049684</text:p>
          </table:table-cell>
          <table:table-cell table:number-columns-repeated="5"/>
          <table:table-cell table:formula="of:=[.C493]*[.$J$1]*[.C$747]" office:value-type="float" office:value="5.92685113970756" calcext:value-type="float">
            <text:p>5.9268511397</text:p>
          </table:table-cell>
          <table:table-cell table:formula="of:=[.D493]*[.$J$1]*[.D$747]" office:value-type="float" office:value="5.06722140166499" calcext:value-type="float">
            <text:p>5.0672214017</text:p>
          </table:table-cell>
          <table:table-cell table:formula="of:=[.E493]*[.$J$1]*[.E$747]" office:value-type="float" office:value="5.00251960427516" calcext:value-type="float">
            <text:p>5.0025196043</text:p>
          </table:table-cell>
        </table:table-row>
        <table:table-row table:style-name="ro1">
          <table:table-cell office:value-type="string" calcext:value-type="string">
            <text:p>2008-01-21 12:00</text:p>
          </table:table-cell>
          <table:table-cell office:value-type="string" calcext:value-type="string">
            <text:p>100_223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50813" calcext:value-type="float">
            <text:p>0.050813</text:p>
          </table:table-cell>
          <table:table-cell office:value-type="float" office:value="0.05198" calcext:value-type="float">
            <text:p>0.05198</text:p>
          </table:table-cell>
          <table:table-cell table:number-columns-repeated="5"/>
          <table:table-cell table:formula="of:=[.C494]*[.$J$1]*[.C$747]" office:value-type="float" office:value="6.39461599899301" calcext:value-type="float">
            <text:p>6.394615999</text:p>
          </table:table-cell>
          <table:table-cell table:formula="of:=[.D494]*[.$J$1]*[.D$747]" office:value-type="float" office:value="5.03708592215511" calcext:value-type="float">
            <text:p>5.0370859222</text:p>
          </table:table-cell>
          <table:table-cell table:formula="of:=[.E494]*[.$J$1]*[.E$747]" office:value-type="float" office:value="5.23369634148263" calcext:value-type="float">
            <text:p>5.2336963415</text:p>
          </table:table-cell>
        </table:table-row>
        <table:table-row table:style-name="ro1">
          <table:table-cell office:value-type="string" calcext:value-type="string">
            <text:p>2008-01-21 13:00</text:p>
          </table:table-cell>
          <table:table-cell office:value-type="string" calcext:value-type="string">
            <text:p>100_223</text:p>
          </table:table-cell>
          <table:table-cell office:value-type="float" office:value="0.060419" calcext:value-type="float">
            <text:p>0.060419</text:p>
          </table:table-cell>
          <table:table-cell office:value-type="float" office:value="0.047046" calcext:value-type="float">
            <text:p>0.047046</text:p>
          </table:table-cell>
          <table:table-cell office:value-type="float" office:value="0.043607" calcext:value-type="float">
            <text:p>0.043607</text:p>
          </table:table-cell>
          <table:table-cell table:number-columns-repeated="5"/>
          <table:table-cell table:formula="of:=[.C495]*[.$J$1]*[.C$747]" office:value-type="float" office:value="6.14121795592508" calcext:value-type="float">
            <text:p>6.1412179559</text:p>
          </table:table-cell>
          <table:table-cell table:formula="of:=[.D495]*[.$J$1]*[.D$747]" office:value-type="float" office:value="4.6636637138864" calcext:value-type="float">
            <text:p>4.6636637139</text:p>
          </table:table-cell>
          <table:table-cell table:formula="of:=[.E495]*[.$J$1]*[.E$747]" office:value-type="float" office:value="4.3906463324939" calcext:value-type="float">
            <text:p>4.3906463325</text:p>
          </table:table-cell>
        </table:table-row>
        <table:table-row table:style-name="ro1">
          <table:table-cell office:value-type="string" calcext:value-type="string">
            <text:p>2008-01-21 14:00</text:p>
          </table:table-cell>
          <table:table-cell office:value-type="string" calcext:value-type="string">
            <text:p>100_223</text:p>
          </table:table-cell>
          <table:table-cell office:value-type="float" office:value="0.061741" calcext:value-type="float">
            <text:p>0.061741</text:p>
          </table:table-cell>
          <table:table-cell office:value-type="float" office:value="0.048863" calcext:value-type="float">
            <text:p>0.048863</text:p>
          </table:table-cell>
          <table:table-cell office:value-type="float" office:value="0.052959" calcext:value-type="float">
            <text:p>0.052959</text:p>
          </table:table-cell>
          <table:table-cell table:number-columns-repeated="5"/>
          <table:table-cell table:formula="of:=[.C496]*[.$J$1]*[.C$747]" office:value-type="float" office:value="6.27559108586322" calcext:value-type="float">
            <text:p>6.2755910859</text:p>
          </table:table-cell>
          <table:table-cell table:formula="of:=[.D496]*[.$J$1]*[.D$747]" office:value-type="float" office:value="4.84378268187797" calcext:value-type="float">
            <text:p>4.8437826819</text:p>
          </table:table-cell>
          <table:table-cell table:formula="of:=[.E496]*[.$J$1]*[.E$747]" office:value-type="float" office:value="5.33226865233895" calcext:value-type="float">
            <text:p>5.3322686523</text:p>
          </table:table-cell>
        </table:table-row>
        <table:table-row table:style-name="ro1">
          <table:table-cell office:value-type="string" calcext:value-type="string">
            <text:p>2008-01-21 15:00</text:p>
          </table:table-cell>
          <table:table-cell office:value-type="string" calcext:value-type="string">
            <text:p>100_223</text:p>
          </table:table-cell>
          <table:table-cell office:value-type="float" office:value="0.065658" calcext:value-type="float">
            <text:p>0.065658</text:p>
          </table:table-cell>
          <table:table-cell office:value-type="float" office:value="0.059193" calcext:value-type="float">
            <text:p>0.059193</text:p>
          </table:table-cell>
          <table:table-cell office:value-type="float" office:value="0.064144" calcext:value-type="float">
            <text:p>0.064144</text:p>
          </table:table-cell>
          <table:table-cell table:number-columns-repeated="5"/>
          <table:table-cell table:formula="of:=[.C497]*[.$J$1]*[.C$747]" office:value-type="float" office:value="6.67372992850144" calcext:value-type="float">
            <text:p>6.6737299285</text:p>
          </table:table-cell>
          <table:table-cell table:formula="of:=[.D497]*[.$J$1]*[.D$747]" office:value-type="float" office:value="5.86779420601278" calcext:value-type="float">
            <text:p>5.867794206</text:p>
          </table:table-cell>
          <table:table-cell table:formula="of:=[.E497]*[.$J$1]*[.E$747]" office:value-type="float" office:value="6.45844975236748" calcext:value-type="float">
            <text:p>6.4584497524</text:p>
          </table:table-cell>
        </table:table-row>
        <table:table-row table:style-name="ro1">
          <table:table-cell office:value-type="string" calcext:value-type="string">
            <text:p>2008-01-21 16:00</text:p>
          </table:table-cell>
          <table:table-cell office:value-type="string" calcext:value-type="string">
            <text:p>100_223</text:p>
          </table:table-cell>
          <table:table-cell office:value-type="float" office:value="0.064461" calcext:value-type="float">
            <text:p>0.064461</text:p>
          </table:table-cell>
          <table:table-cell office:value-type="float" office:value="0.055053" calcext:value-type="float">
            <text:p>0.055053</text:p>
          </table:table-cell>
          <table:table-cell office:value-type="float" office:value="0.05768" calcext:value-type="float">
            <text:p>0.05768</text:p>
          </table:table-cell>
          <table:table-cell table:number-columns-repeated="5"/>
          <table:table-cell table:formula="of:=[.C498]*[.$J$1]*[.C$747]" office:value-type="float" office:value="6.55206227605366" calcext:value-type="float">
            <text:p>6.5520622761</text:p>
          </table:table-cell>
          <table:table-cell table:formula="of:=[.D498]*[.$J$1]*[.D$747]" office:value-type="float" office:value="5.45739655742439" calcext:value-type="float">
            <text:p>5.4573965574</text:p>
          </table:table-cell>
          <table:table-cell table:formula="of:=[.E498]*[.$J$1]*[.E$747]" office:value-type="float" office:value="5.80761071521197" calcext:value-type="float">
            <text:p>5.8076107152</text:p>
          </table:table-cell>
        </table:table-row>
        <table:table-row table:style-name="ro1">
          <table:table-cell office:value-type="string" calcext:value-type="string">
            <text:p>2008-01-21 17:00</text:p>
          </table:table-cell>
          <table:table-cell office:value-type="string" calcext:value-type="string">
            <text:p>100_223</text:p>
          </table:table-cell>
          <table:table-cell office:value-type="float" office:value="0.063149" calcext:value-type="float">
            <text:p>0.063149</text:p>
          </table:table-cell>
          <table:table-cell office:value-type="float" office:value="0.063456" calcext:value-type="float">
            <text:p>0.063456</text:p>
          </table:table-cell>
          <table:table-cell office:value-type="float" office:value="0.067848" calcext:value-type="float">
            <text:p>0.067848</text:p>
          </table:table-cell>
          <table:table-cell table:number-columns-repeated="5"/>
          <table:table-cell table:formula="of:=[.C499]*[.$J$1]*[.C$747]" office:value-type="float" office:value="6.41870558431475" calcext:value-type="float">
            <text:p>6.4187055843</text:p>
          </table:table-cell>
          <table:table-cell table:formula="of:=[.D499]*[.$J$1]*[.D$747]" office:value-type="float" office:value="6.29038482821866" calcext:value-type="float">
            <text:p>6.2903848282</text:p>
          </table:table-cell>
          <table:table-cell table:formula="of:=[.E499]*[.$J$1]*[.E$747]" office:value-type="float" office:value="6.83139340855932" calcext:value-type="float">
            <text:p>6.8313934086</text:p>
          </table:table-cell>
        </table:table-row>
        <table:table-row table:style-name="ro1">
          <table:table-cell office:value-type="string" calcext:value-type="string">
            <text:p>2008-01-21 18:00</text:p>
          </table:table-cell>
          <table:table-cell office:value-type="string" calcext:value-type="string">
            <text:p>100_223</text:p>
          </table:table-cell>
          <table:table-cell office:value-type="float" office:value="0.055858" calcext:value-type="float">
            <text:p>0.055858</text:p>
          </table:table-cell>
          <table:table-cell office:value-type="float" office:value="0.045029" calcext:value-type="float">
            <text:p>0.045029</text:p>
          </table:table-cell>
          <table:table-cell office:value-type="float" office:value="0.043555" calcext:value-type="float">
            <text:p>0.043555</text:p>
          </table:table-cell>
          <table:table-cell table:number-columns-repeated="5"/>
          <table:table-cell table:formula="of:=[.C500]*[.$J$1]*[.C$747]" office:value-type="float" office:value="5.67762049325647" calcext:value-type="float">
            <text:p>5.6776204933</text:p>
          </table:table-cell>
          <table:table-cell table:formula="of:=[.D500]*[.$J$1]*[.D$747]" office:value-type="float" office:value="4.46371877253306" calcext:value-type="float">
            <text:p>4.4637187725</text:p>
          </table:table-cell>
          <table:table-cell table:formula="of:=[.E500]*[.$J$1]*[.E$747]" office:value-type="float" office:value="4.38541062241777" calcext:value-type="float">
            <text:p>4.3854106224</text:p>
          </table:table-cell>
        </table:table-row>
        <table:table-row table:style-name="ro1">
          <table:table-cell office:value-type="string" calcext:value-type="string">
            <text:p>2008-01-21 19:00</text:p>
          </table:table-cell>
          <table:table-cell office:value-type="string" calcext:value-type="string">
            <text:p>100_223</text:p>
          </table:table-cell>
          <table:table-cell office:value-type="float" office:value="0.040739" calcext:value-type="float">
            <text:p>0.040739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0.036589" calcext:value-type="float">
            <text:p>0.036589</text:p>
          </table:table-cell>
          <table:table-cell table:number-columns-repeated="5"/>
          <table:table-cell table:formula="of:=[.C501]*[.$J$1]*[.C$747]" office:value-type="float" office:value="4.1408675798413" calcext:value-type="float">
            <text:p>4.1408675798</text:p>
          </table:table-cell>
          <table:table-cell table:formula="of:=[.D501]*[.$J$1]*[.D$747]" office:value-type="float" office:value="4.08514181119029" calcext:value-type="float">
            <text:p>4.0851418112</text:p>
          </table:table-cell>
          <table:table-cell table:formula="of:=[.E501]*[.$J$1]*[.E$747]" office:value-type="float" office:value="3.68402684568118" calcext:value-type="float">
            <text:p>3.6840268457</text:p>
          </table:table-cell>
        </table:table-row>
        <table:table-row table:style-name="ro1">
          <table:table-cell office:value-type="string" calcext:value-type="string">
            <text:p>2008-01-21 20:00</text:p>
          </table:table-cell>
          <table:table-cell office:value-type="string" calcext:value-type="string">
            <text:p>100_223</text:p>
          </table:table-cell>
          <table:table-cell office:value-type="float" office:value="0.032176" calcext:value-type="float">
            <text:p>0.032176</text:p>
          </table:table-cell>
          <table:table-cell office:value-type="float" office:value="0.032112" calcext:value-type="float">
            <text:p>0.032112</text:p>
          </table:table-cell>
          <table:table-cell office:value-type="float" office:value="0.028996" calcext:value-type="float">
            <text:p>0.028996</text:p>
          </table:table-cell>
          <table:table-cell table:number-columns-repeated="5"/>
          <table:table-cell table:formula="of:=[.C502]*[.$J$1]*[.C$747]" office:value-type="float" office:value="3.27049154984103" calcext:value-type="float">
            <text:p>3.2704915498</text:p>
          </table:table-cell>
          <table:table-cell table:formula="of:=[.D502]*[.$J$1]*[.D$747]" office:value-type="float" office:value="3.18325828296391" calcext:value-type="float">
            <text:p>3.183258283</text:p>
          </table:table-cell>
          <table:table-cell table:formula="of:=[.E502]*[.$J$1]*[.E$747]" office:value-type="float" office:value="2.91951248783436" calcext:value-type="float">
            <text:p>2.9195124878</text:p>
          </table:table-cell>
        </table:table-row>
        <table:table-row table:style-name="ro1">
          <table:table-cell office:value-type="string" calcext:value-type="string">
            <text:p>2008-01-21 21:00</text:p>
          </table:table-cell>
          <table:table-cell office:value-type="string" calcext:value-type="string">
            <text:p>100_223</text:p>
          </table:table-cell>
          <table:table-cell office:value-type="float" office:value="0.029979" calcext:value-type="float">
            <text:p>0.029979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0.029071" calcext:value-type="float">
            <text:p>0.029071</text:p>
          </table:table-cell>
          <table:table-cell table:number-columns-repeated="5"/>
          <table:table-cell table:formula="of:=[.C503]*[.$J$1]*[.C$747]" office:value-type="float" office:value="3.0471800774703" calcext:value-type="float">
            <text:p>3.0471800775</text:p>
          </table:table-cell>
          <table:table-cell table:formula="of:=[.D503]*[.$J$1]*[.D$747]" office:value-type="float" office:value="3.22637977502573" calcext:value-type="float">
            <text:p>3.226379775</text:p>
          </table:table-cell>
          <table:table-cell table:formula="of:=[.E503]*[.$J$1]*[.E$747]" office:value-type="float" office:value="2.92706399275186" calcext:value-type="float">
            <text:p>2.9270639928</text:p>
          </table:table-cell>
        </table:table-row>
        <table:table-row table:style-name="ro1">
          <table:table-cell office:value-type="string" calcext:value-type="string">
            <text:p>2008-01-21 22:00</text:p>
          </table:table-cell>
          <table:table-cell office:value-type="string" calcext:value-type="string">
            <text:p>100_223</text:p>
          </table:table-cell>
          <table:table-cell office:value-type="float" office:value="0.025328" calcext:value-type="float">
            <text:p>0.025328</text:p>
          </table:table-cell>
          <table:table-cell office:value-type="float" office:value="0.030322" calcext:value-type="float">
            <text:p>0.030322</text:p>
          </table:table-cell>
          <table:table-cell office:value-type="float" office:value="0.0275" calcext:value-type="float">
            <text:p>0.0275</text:p>
          </table:table-cell>
          <table:table-cell table:number-columns-repeated="5"/>
          <table:table-cell table:formula="of:=[.C504]*[.$J$1]*[.C$747]" office:value-type="float" office:value="2.57443467100863" calcext:value-type="float">
            <text:p>2.574434671</text:p>
          </table:table-cell>
          <table:table-cell table:formula="of:=[.D504]*[.$J$1]*[.D$747]" office:value-type="float" office:value="3.00581582137617" calcext:value-type="float">
            <text:p>3.0058158214</text:p>
          </table:table-cell>
          <table:table-cell table:formula="of:=[.E504]*[.$J$1]*[.E$747]" office:value-type="float" office:value="2.76888513641347" calcext:value-type="float">
            <text:p>2.7688851364</text:p>
          </table:table-cell>
        </table:table-row>
        <table:table-row table:style-name="ro1">
          <table:table-cell office:value-type="string" calcext:value-type="string">
            <text:p>2008-01-21 23:00</text:p>
          </table:table-cell>
          <table:table-cell office:value-type="string" calcext:value-type="string">
            <text:p>100_223</text:p>
          </table:table-cell>
          <table:table-cell office:value-type="float" office:value="0.020304" calcext:value-type="float">
            <text:p>0.020304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717" calcext:value-type="float">
            <text:p>0.02717</text:p>
          </table:table-cell>
          <table:table-cell table:number-columns-repeated="5"/>
          <table:table-cell table:formula="of:=[.C505]*[.$J$1]*[.C$747]" office:value-type="float" office:value="2.0637761197157" calcext:value-type="float">
            <text:p>2.0637761197</text:p>
          </table:table-cell>
          <table:table-cell table:formula="of:=[.D505]*[.$J$1]*[.D$747]" office:value-type="float" office:value="2.82321860671438" calcext:value-type="float">
            <text:p>2.8232186067</text:p>
          </table:table-cell>
          <table:table-cell table:formula="of:=[.E505]*[.$J$1]*[.E$747]" office:value-type="float" office:value="2.73565851477651" calcext:value-type="float">
            <text:p>2.7356585148</text:p>
          </table:table-cell>
        </table:table-row>
        <table:table-row table:style-name="ro1">
          <table:table-cell office:value-type="string" calcext:value-type="string">
            <text:p>2008-01-22 00:00</text:p>
          </table:table-cell>
          <table:table-cell office:value-type="string" calcext:value-type="string">
            <text:p>100_223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.024526" calcext:value-type="float">
            <text:p>0.024526</text:p>
          </table:table-cell>
          <table:table-cell office:value-type="float" office:value="0.022236" calcext:value-type="float">
            <text:p>0.022236</text:p>
          </table:table-cell>
          <table:table-cell table:number-columns-repeated="5"/>
          <table:table-cell table:formula="of:=[.C506]*[.$J$1]*[.C$747]" office:value-type="float" office:value="1.61013975139955" calcext:value-type="float">
            <text:p>1.6101397514</text:p>
          </table:table-cell>
          <table:table-cell table:formula="of:=[.D506]*[.$J$1]*[.D$747]" office:value-type="float" office:value="2.43125911335242" calcext:value-type="float">
            <text:p>2.4312591134</text:p>
          </table:table-cell>
          <table:table-cell table:formula="of:=[.E506]*[.$J$1]*[.E$747]" office:value-type="float" office:value="2.23887017793782" calcext:value-type="float">
            <text:p>2.2388701779</text:p>
          </table:table-cell>
        </table:table-row>
        <table:table-row table:style-name="ro1">
          <table:table-cell office:value-type="string" calcext:value-type="string">
            <text:p>2008-01-22 01:00</text:p>
          </table:table-cell>
          <table:table-cell office:value-type="string" calcext:value-type="string">
            <text:p>100_223</text:p>
          </table:table-cell>
          <table:table-cell office:value-type="float" office:value="0.014274" calcext:value-type="float">
            <text:p>0.014274</text:p>
          </table:table-cell>
          <table:table-cell office:value-type="float" office:value="0.026932" calcext:value-type="float">
            <text:p>0.026932</text:p>
          </table:table-cell>
          <table:table-cell office:value-type="float" office:value="0.022575" calcext:value-type="float">
            <text:p>0.022575</text:p>
          </table:table-cell>
          <table:table-cell table:number-columns-repeated="5"/>
          <table:table-cell table:formula="of:=[.C507]*[.$J$1]*[.C$747]" office:value-type="float" office:value="1.45086388558027" calcext:value-type="float">
            <text:p>1.4508638856</text:p>
          </table:table-cell>
          <table:table-cell table:formula="of:=[.D507]*[.$J$1]*[.D$747]" office:value-type="float" office:value="2.66976557289437" calcext:value-type="float">
            <text:p>2.6697655729</text:p>
          </table:table-cell>
          <table:table-cell table:formula="of:=[.E507]*[.$J$1]*[.E$747]" office:value-type="float" office:value="2.27300298016488" calcext:value-type="float">
            <text:p>2.2730029802</text:p>
          </table:table-cell>
        </table:table-row>
        <table:table-row table:style-name="ro1">
          <table:table-cell office:value-type="string" calcext:value-type="string">
            <text:p>2008-01-22 02:00</text:p>
          </table:table-cell>
          <table:table-cell office:value-type="string" calcext:value-type="string">
            <text:p>100_223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0.026443" calcext:value-type="float">
            <text:p>0.026443</text:p>
          </table:table-cell>
          <table:table-cell office:value-type="float" office:value="0.023026" calcext:value-type="float">
            <text:p>0.023026</text:p>
          </table:table-cell>
          <table:table-cell table:number-columns-repeated="5"/>
          <table:table-cell table:formula="of:=[.C508]*[.$J$1]*[.C$747]" office:value-type="float" office:value="1.52120140896696" calcext:value-type="float">
            <text:p>1.521201409</text:p>
          </table:table-cell>
          <table:table-cell table:formula="of:=[.D508]*[.$J$1]*[.D$747]" office:value-type="float" office:value="2.62129106802487" calcext:value-type="float">
            <text:p>2.621291068</text:p>
          </table:table-cell>
          <table:table-cell table:formula="of:=[.E508]*[.$J$1]*[.E$747]" office:value-type="float" office:value="2.31841269640206" calcext:value-type="float">
            <text:p>2.3184126964</text:p>
          </table:table-cell>
        </table:table-row>
        <table:table-row table:style-name="ro1">
          <table:table-cell office:value-type="string" calcext:value-type="string">
            <text:p>2008-01-22 03:00</text:p>
          </table:table-cell>
          <table:table-cell office:value-type="string" calcext:value-type="string">
            <text:p>100_223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0.025009" calcext:value-type="float">
            <text:p>0.025009</text:p>
          </table:table-cell>
          <table:table-cell office:value-type="float" office:value="0.024344" calcext:value-type="float">
            <text:p>0.024344</text:p>
          </table:table-cell>
          <table:table-cell table:number-columns-repeated="5"/>
          <table:table-cell table:formula="of:=[.C509]*[.$J$1]*[.C$747]" office:value-type="float" office:value="1.59428331549156" calcext:value-type="float">
            <text:p>1.5942833155</text:p>
          </table:table-cell>
          <table:table-cell table:formula="of:=[.D509]*[.$J$1]*[.D$747]" office:value-type="float" office:value="2.47913883902106" calcext:value-type="float">
            <text:p>2.479138839</text:p>
          </table:table-cell>
          <table:table-cell table:formula="of:=[.E509]*[.$J$1]*[.E$747]" office:value-type="float" office:value="2.45111780948544" calcext:value-type="float">
            <text:p>2.4511178095</text:p>
          </table:table-cell>
        </table:table-row>
        <table:table-row table:style-name="ro1">
          <table:table-cell office:value-type="string" calcext:value-type="string">
            <text:p>2008-01-22 04:00</text:p>
          </table:table-cell>
          <table:table-cell office:value-type="string" calcext:value-type="string">
            <text:p>100_223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28474" calcext:value-type="float">
            <text:p>0.028474</text:p>
          </table:table-cell>
          <table:table-cell table:number-columns-repeated="5"/>
          <table:table-cell table:formula="of:=[.C510]*[.$J$1]*[.C$747]" office:value-type="float" office:value="1.99628462328686" calcext:value-type="float">
            <text:p>1.9962846233</text:p>
          </table:table-cell>
          <table:table-cell table:formula="of:=[.D510]*[.$J$1]*[.D$747]" office:value-type="float" office:value="3.01949574299578" calcext:value-type="float">
            <text:p>3.019495743</text:p>
          </table:table-cell>
          <table:table-cell table:formula="of:=[.E510]*[.$J$1]*[.E$747]" office:value-type="float" office:value="2.86695401360863" calcext:value-type="float">
            <text:p>2.8669540136</text:p>
          </table:table-cell>
        </table:table-row>
        <table:table-row table:style-name="ro1">
          <table:table-cell office:value-type="string" calcext:value-type="string">
            <text:p>2008-01-22 05:00</text:p>
          </table:table-cell>
          <table:table-cell office:value-type="string" calcext:value-type="string">
            <text:p>100_223</text:p>
          </table:table-cell>
          <table:table-cell office:value-type="float" office:value="0.029795" calcext:value-type="float">
            <text:p>0.029795</text:p>
          </table:table-cell>
          <table:table-cell office:value-type="float" office:value="0.032839" calcext:value-type="float">
            <text:p>0.032839</text:p>
          </table:table-cell>
          <table:table-cell office:value-type="float" office:value="0.032749" calcext:value-type="float">
            <text:p>0.032749</text:p>
          </table:table-cell>
          <table:table-cell table:number-columns-repeated="5"/>
          <table:table-cell table:formula="of:=[.C511]*[.$J$1]*[.C$747]" office:value-type="float" office:value="3.02847761460447" calcext:value-type="float">
            <text:p>3.0284776146</text:p>
          </table:table-cell>
          <table:table-cell table:formula="of:=[.D511]*[.$J$1]*[.D$747]" office:value-type="float" office:value="3.2553256961339" calcext:value-type="float">
            <text:p>3.2553256961</text:p>
          </table:table-cell>
          <table:table-cell table:formula="of:=[.E511]*[.$J$1]*[.E$747]" office:value-type="float" office:value="3.29738979390563" calcext:value-type="float">
            <text:p>3.2973897939</text:p>
          </table:table-cell>
        </table:table-row>
        <table:table-row table:style-name="ro1">
          <table:table-cell office:value-type="string" calcext:value-type="string">
            <text:p>2008-01-22 06:00</text:p>
          </table:table-cell>
          <table:table-cell office:value-type="string" calcext:value-type="string">
            <text:p>100_223</text:p>
          </table:table-cell>
          <table:table-cell office:value-type="float" office:value="0.042396" calcext:value-type="float">
            <text:p>0.042396</text:p>
          </table:table-cell>
          <table:table-cell office:value-type="float" office:value="0.037616" calcext:value-type="float">
            <text:p>0.037616</text:p>
          </table:table-cell>
          <table:table-cell office:value-type="float" office:value="0.03831" calcext:value-type="float">
            <text:p>0.03831</text:p>
          </table:table-cell>
          <table:table-cell table:number-columns-repeated="5"/>
          <table:table-cell table:formula="of:=[.C512]*[.$J$1]*[.C$747]" office:value-type="float" office:value="4.30929138945364" calcext:value-type="float">
            <text:p>4.3092913895</text:p>
          </table:table-cell>
          <table:table-cell table:formula="of:=[.D512]*[.$J$1]*[.D$747]" office:value-type="float" office:value="3.72886906987949" calcext:value-type="float">
            <text:p>3.7288690699</text:p>
          </table:table-cell>
          <table:table-cell table:formula="of:=[.E512]*[.$J$1]*[.E$747]" office:value-type="float" office:value="3.85730871185455" calcext:value-type="float">
            <text:p>3.8573087119</text:p>
          </table:table-cell>
        </table:table-row>
        <table:table-row table:style-name="ro1">
          <table:table-cell office:value-type="string" calcext:value-type="string">
            <text:p>2008-01-22 07:00</text:p>
          </table:table-cell>
          <table:table-cell office:value-type="string" calcext:value-type="string">
            <text:p>100_223</text:p>
          </table:table-cell>
          <table:table-cell office:value-type="float" office:value="0.062073" calcext:value-type="float">
            <text:p>0.062073</text:p>
          </table:table-cell>
          <table:table-cell office:value-type="float" office:value="0.071353" calcext:value-type="float">
            <text:p>0.071353</text:p>
          </table:table-cell>
          <table:table-cell office:value-type="float" office:value="0.063699" calcext:value-type="float">
            <text:p>0.063699</text:p>
          </table:table-cell>
          <table:table-cell table:number-columns-repeated="5"/>
          <table:table-cell table:formula="of:=[.C513]*[.$J$1]*[.C$747]" office:value-type="float" office:value="6.30933683407765" calcext:value-type="float">
            <text:p>6.3093368341</text:p>
          </table:table-cell>
          <table:table-cell table:formula="of:=[.D513]*[.$J$1]*[.D$747]" office:value-type="float" office:value="7.07321338640769" calcext:value-type="float">
            <text:p>7.0732133864</text:p>
          </table:table-cell>
          <table:table-cell table:formula="of:=[.E513]*[.$J$1]*[.E$747]" office:value-type="float" office:value="6.4136441565237" calcext:value-type="float">
            <text:p>6.4136441565</text:p>
          </table:table-cell>
        </table:table-row>
        <table:table-row table:style-name="ro1">
          <table:table-cell office:value-type="string" calcext:value-type="string">
            <text:p>2008-01-22 08:00</text:p>
          </table:table-cell>
          <table:table-cell office:value-type="string" calcext:value-type="string">
            <text:p>100_223</text:p>
          </table:table-cell>
          <table:table-cell office:value-type="float" office:value="0.064144" calcext:value-type="float">
            <text:p>0.064144</text:p>
          </table:table-cell>
          <table:table-cell office:value-type="float" office:value="0.075448" calcext:value-type="float">
            <text:p>0.075448</text:p>
          </table:table-cell>
          <table:table-cell office:value-type="float" office:value="0.064207" calcext:value-type="float">
            <text:p>0.064207</text:p>
          </table:table-cell>
          <table:table-cell table:number-columns-repeated="5"/>
          <table:table-cell table:formula="of:=[.C514]*[.$J$1]*[.C$747]" office:value-type="float" office:value="6.51984118513809" calcext:value-type="float">
            <text:p>6.5198411851</text:p>
          </table:table-cell>
          <table:table-cell table:formula="of:=[.D514]*[.$J$1]*[.D$747]" office:value-type="float" office:value="7.47915019098969" calcext:value-type="float">
            <text:p>7.479150191</text:p>
          </table:table-cell>
          <table:table-cell table:formula="of:=[.E514]*[.$J$1]*[.E$747]" office:value-type="float" office:value="6.46479301649817" calcext:value-type="float">
            <text:p>6.4647930165</text:p>
          </table:table-cell>
        </table:table-row>
        <table:table-row table:style-name="ro1">
          <table:table-cell office:value-type="string" calcext:value-type="string">
            <text:p>2008-01-22 09:00</text:p>
          </table:table-cell>
          <table:table-cell office:value-type="string" calcext:value-type="string">
            <text:p>100_223</text:p>
          </table:table-cell>
          <table:table-cell office:value-type="float" office:value="0.057983" calcext:value-type="float">
            <text:p>0.057983</text:p>
          </table:table-cell>
          <table:table-cell office:value-type="float" office:value="0.05274" calcext:value-type="float">
            <text:p>0.05274</text:p>
          </table:table-cell>
          <table:table-cell office:value-type="float" office:value="0.050365" calcext:value-type="float">
            <text:p>0.050365</text:p>
          </table:table-cell>
          <table:table-cell table:number-columns-repeated="5"/>
          <table:table-cell table:formula="of:=[.C515]*[.$J$1]*[.C$747]" office:value-type="float" office:value="5.89361361059276" calcext:value-type="float">
            <text:p>5.8936136106</text:p>
          </table:table-cell>
          <table:table-cell table:formula="of:=[.D515]*[.$J$1]*[.D$747]" office:value-type="float" office:value="5.22810917549565" calcext:value-type="float">
            <text:p>5.2281091755</text:p>
          </table:table-cell>
          <table:table-cell table:formula="of:=[.E515]*[.$J$1]*[.E$747]" office:value-type="float" office:value="5.07108726892598" calcext:value-type="float">
            <text:p>5.0710872689</text:p>
          </table:table-cell>
        </table:table-row>
        <table:table-row table:style-name="ro1">
          <table:table-cell office:value-type="string" calcext:value-type="string">
            <text:p>2008-01-22 10:00</text:p>
          </table:table-cell>
          <table:table-cell office:value-type="string" calcext:value-type="string">
            <text:p>100_223</text:p>
          </table:table-cell>
          <table:table-cell office:value-type="float" office:value="0.056021" calcext:value-type="float">
            <text:p>0.056021</text:p>
          </table:table-cell>
          <table:table-cell office:value-type="float" office:value="0.057517" calcext:value-type="float">
            <text:p>0.057517</text:p>
          </table:table-cell>
          <table:table-cell office:value-type="float" office:value="0.056933" calcext:value-type="float">
            <text:p>0.056933</text:p>
          </table:table-cell>
          <table:table-cell table:number-columns-repeated="5"/>
          <table:table-cell table:formula="of:=[.C516]*[.$J$1]*[.C$747]" office:value-type="float" office:value="5.69418843590392" calcext:value-type="float">
            <text:p>5.6941884359</text:p>
          </table:table-cell>
          <table:table-cell table:formula="of:=[.D516]*[.$J$1]*[.D$747]" office:value-type="float" office:value="5.70165254924125" calcext:value-type="float">
            <text:p>5.7016525492</text:p>
          </table:table-cell>
          <table:table-cell table:formula="of:=[.E516]*[.$J$1]*[.E$747]" office:value-type="float" office:value="5.73239772623375" calcext:value-type="float">
            <text:p>5.7323977262</text:p>
          </table:table-cell>
        </table:table-row>
        <table:table-row table:style-name="ro1">
          <table:table-cell office:value-type="string" calcext:value-type="string">
            <text:p>2008-01-22 11:00</text:p>
          </table:table-cell>
          <table:table-cell office:value-type="string" calcext:value-type="string">
            <text:p>100_223</text:p>
          </table:table-cell>
          <table:table-cell office:value-type="float" office:value="0.055951" calcext:value-type="float">
            <text:p>0.055951</text:p>
          </table:table-cell>
          <table:table-cell office:value-type="float" office:value="0.057432" calcext:value-type="float">
            <text:p>0.057432</text:p>
          </table:table-cell>
          <table:table-cell office:value-type="float" office:value="0.055105" calcext:value-type="float">
            <text:p>0.055105</text:p>
          </table:table-cell>
          <table:table-cell table:number-columns-repeated="5"/>
          <table:table-cell table:formula="of:=[.C517]*[.$J$1]*[.C$747]" office:value-type="float" office:value="5.68707336850931" calcext:value-type="float">
            <text:p>5.6870733685</text:p>
          </table:table-cell>
          <table:table-cell table:formula="of:=[.D517]*[.$J$1]*[.D$747]" office:value-type="float" office:value="5.6932265105625" calcext:value-type="float">
            <text:p>5.6932265106</text:p>
          </table:table-cell>
          <table:table-cell table:formula="of:=[.E517]*[.$J$1]*[.E$747]" office:value-type="float" office:value="5.54834237971143" calcext:value-type="float">
            <text:p>5.5483423797</text:p>
          </table:table-cell>
        </table:table-row>
        <table:table-row table:style-name="ro1">
          <table:table-cell office:value-type="string" calcext:value-type="string">
            <text:p>2008-01-22 12:00</text:p>
          </table:table-cell>
          <table:table-cell office:value-type="string" calcext:value-type="string">
            <text:p>100_22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4503" calcext:value-type="float">
            <text:p>0.054503</text:p>
          </table:table-cell>
          <table:table-cell office:value-type="float" office:value="0.054693" calcext:value-type="float">
            <text:p>0.054693</text:p>
          </table:table-cell>
          <table:table-cell table:number-columns-repeated="5"/>
          <table:table-cell table:formula="of:=[.C518]*[.$J$1]*[.C$747]" office:value-type="float" office:value="5.74287582564701" calcext:value-type="float">
            <text:p>5.7428758256</text:p>
          </table:table-cell>
          <table:table-cell table:formula="of:=[.D518]*[.$J$1]*[.D$747]" office:value-type="float" office:value="5.40287513067955" calcext:value-type="float">
            <text:p>5.4028751307</text:p>
          </table:table-cell>
          <table:table-cell table:formula="of:=[.E518]*[.$J$1]*[.E$747]" office:value-type="float" office:value="5.50685944603135" calcext:value-type="float">
            <text:p>5.506859446</text:p>
          </table:table-cell>
        </table:table-row>
        <table:table-row table:style-name="ro1">
          <table:table-cell office:value-type="string" calcext:value-type="string">
            <text:p>2008-01-22 13:00</text:p>
          </table:table-cell>
          <table:table-cell office:value-type="string" calcext:value-type="string">
            <text:p>100_223</text:p>
          </table:table-cell>
          <table:table-cell office:value-type="float" office:value="0.059238" calcext:value-type="float">
            <text:p>0.059238</text:p>
          </table:table-cell>
          <table:table-cell office:value-type="float" office:value="0.054213" calcext:value-type="float">
            <text:p>0.054213</text:p>
          </table:table-cell>
          <table:table-cell office:value-type="float" office:value="0.053261" calcext:value-type="float">
            <text:p>0.053261</text:p>
          </table:table-cell>
          <table:table-cell table:number-columns-repeated="5"/>
          <table:table-cell table:formula="of:=[.C519]*[.$J$1]*[.C$747]" office:value-type="float" office:value="6.02117660459607" calcext:value-type="float">
            <text:p>6.0211766046</text:p>
          </table:table-cell>
          <table:table-cell table:formula="of:=[.D519]*[.$J$1]*[.D$747]" office:value-type="float" office:value="5.374127469305" calcext:value-type="float">
            <text:p>5.3741274693</text:p>
          </table:table-cell>
          <table:table-cell table:formula="of:=[.E519]*[.$J$1]*[.E$747]" office:value-type="float" office:value="5.36267604547338" calcext:value-type="float">
            <text:p>5.3626760455</text:p>
          </table:table-cell>
        </table:table-row>
        <table:table-row table:style-name="ro1">
          <table:table-cell office:value-type="string" calcext:value-type="string">
            <text:p>2008-01-22 14:00</text:p>
          </table:table-cell>
          <table:table-cell office:value-type="string" calcext:value-type="string">
            <text:p>100_223</text:p>
          </table:table-cell>
          <table:table-cell office:value-type="float" office:value="0.061066" calcext:value-type="float">
            <text:p>0.061066</text:p>
          </table:table-cell>
          <table:table-cell office:value-type="float" office:value="0.060658" calcext:value-type="float">
            <text:p>0.060658</text:p>
          </table:table-cell>
          <table:table-cell office:value-type="float" office:value="0.059989" calcext:value-type="float">
            <text:p>0.059989</text:p>
          </table:table-cell>
          <table:table-cell table:number-columns-repeated="5"/>
          <table:table-cell table:formula="of:=[.C520]*[.$J$1]*[.C$747]" office:value-type="float" office:value="6.20698150741523" calcext:value-type="float">
            <text:p>6.2069815074</text:p>
          </table:table-cell>
          <table:table-cell table:formula="of:=[.D520]*[.$J$1]*[.D$747]" office:value-type="float" office:value="6.01301946088766" calcext:value-type="float">
            <text:p>6.0130194609</text:p>
          </table:table-cell>
          <table:table-cell table:formula="of:=[.E520]*[.$J$1]*[.E$747]" office:value-type="float" office:value="6.04009637993846" calcext:value-type="float">
            <text:p>6.0400963799</text:p>
          </table:table-cell>
        </table:table-row>
        <table:table-row table:style-name="ro1">
          <table:table-cell office:value-type="string" calcext:value-type="string">
            <text:p>2008-01-22 15:00</text:p>
          </table:table-cell>
          <table:table-cell office:value-type="string" calcext:value-type="string">
            <text:p>100_223</text:p>
          </table:table-cell>
          <table:table-cell office:value-type="float" office:value="0.066825" calcext:value-type="float">
            <text:p>0.066825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69348" calcext:value-type="float">
            <text:p>0.069348</text:p>
          </table:table-cell>
          <table:table-cell table:number-columns-repeated="5"/>
          <table:table-cell table:formula="of:=[.C521]*[.$J$1]*[.C$747]" office:value-type="float" office:value="6.79234826635153" calcext:value-type="float">
            <text:p>6.7923482664</text:p>
          </table:table-cell>
          <table:table-cell table:formula="of:=[.D521]*[.$J$1]*[.D$747]" office:value-type="float" office:value="6.618901206823" calcext:value-type="float">
            <text:p>6.6189012068</text:p>
          </table:table-cell>
          <table:table-cell table:formula="of:=[.E521]*[.$J$1]*[.E$747]" office:value-type="float" office:value="6.98242350690914" calcext:value-type="float">
            <text:p>6.9824235069</text:p>
          </table:table-cell>
        </table:table-row>
        <table:table-row table:style-name="ro1">
          <table:table-cell office:value-type="string" calcext:value-type="string">
            <text:p>2008-01-22 16:00</text:p>
          </table:table-cell>
          <table:table-cell office:value-type="string" calcext:value-type="string">
            <text:p>100_223</text:p>
          </table:table-cell>
          <table:table-cell office:value-type="float" office:value="0.069827" calcext:value-type="float">
            <text:p>0.069827</text:p>
          </table:table-cell>
          <table:table-cell office:value-type="float" office:value="0.077073" calcext:value-type="float">
            <text:p>0.077073</text:p>
          </table:table-cell>
          <table:table-cell office:value-type="float" office:value="0.076503" calcext:value-type="float">
            <text:p>0.076503</text:p>
          </table:table-cell>
          <table:table-cell table:number-columns-repeated="5"/>
          <table:table-cell table:formula="of:=[.C522]*[.$J$1]*[.C$747]" office:value-type="float" office:value="7.09748301376025" calcext:value-type="float">
            <text:p>7.0974830138</text:p>
          </table:table-cell>
          <table:table-cell table:formula="of:=[.D522]*[.$J$1]*[.D$747]" office:value-type="float" office:value="7.64023622455397" calcext:value-type="float">
            <text:p>7.6402362246</text:p>
          </table:table-cell>
          <table:table-cell table:formula="of:=[.E522]*[.$J$1]*[.E$747]" office:value-type="float" office:value="7.70283707603781" calcext:value-type="float">
            <text:p>7.702837076</text:p>
          </table:table-cell>
        </table:table-row>
        <table:table-row table:style-name="ro1">
          <table:table-cell office:value-type="string" calcext:value-type="string">
            <text:p>2008-01-22 17:00</text:p>
          </table:table-cell>
          <table:table-cell office:value-type="string" calcext:value-type="string">
            <text:p>100_223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66974" calcext:value-type="float">
            <text:p>0.066974</text:p>
          </table:table-cell>
          <table:table-cell office:value-type="float" office:value="0.072488" calcext:value-type="float">
            <text:p>0.072488</text:p>
          </table:table-cell>
          <table:table-cell table:number-columns-repeated="5"/>
          <table:table-cell table:formula="of:=[.C523]*[.$J$1]*[.C$747]" office:value-type="float" office:value="7.29802627046824" calcext:value-type="float">
            <text:p>7.2980262705</text:p>
          </table:table-cell>
          <table:table-cell table:formula="of:=[.D523]*[.$J$1]*[.D$747]" office:value-type="float" office:value="6.63912369965199" calcext:value-type="float">
            <text:p>6.6391236997</text:p>
          </table:table-cell>
          <table:table-cell table:formula="of:=[.E523]*[.$J$1]*[.E$747]" office:value-type="float" office:value="7.29857984612144" calcext:value-type="float">
            <text:p>7.2985798461</text:p>
          </table:table-cell>
        </table:table-row>
        <table:table-row table:style-name="ro1">
          <table:table-cell office:value-type="string" calcext:value-type="string">
            <text:p>2008-01-22 18:00</text:p>
          </table:table-cell>
          <table:table-cell office:value-type="string" calcext:value-type="string">
            <text:p>100_223</text:p>
          </table:table-cell>
          <table:table-cell office:value-type="float" office:value="0.060858" calcext:value-type="float">
            <text:p>0.060858</text:p>
          </table:table-cell>
          <table:table-cell office:value-type="float" office:value="0.053448" calcext:value-type="float">
            <text:p>0.053448</text:p>
          </table:table-cell>
          <table:table-cell office:value-type="float" office:value="0.058729" calcext:value-type="float">
            <text:p>0.058729</text:p>
          </table:table-cell>
          <table:table-cell table:number-columns-repeated="5"/>
          <table:table-cell table:formula="of:=[.C524]*[.$J$1]*[.C$747]" office:value-type="float" office:value="6.18583959287125" calcext:value-type="float">
            <text:p>6.1858395929</text:p>
          </table:table-cell>
          <table:table-cell table:formula="of:=[.D524]*[.$J$1]*[.D$747]" office:value-type="float" office:value="5.29829312119628" calcext:value-type="float">
            <text:p>5.2982931212</text:p>
          </table:table-cell>
          <table:table-cell table:formula="of:=[.E524]*[.$J$1]*[.E$747]" office:value-type="float" office:value="5.91323109732461" calcext:value-type="float">
            <text:p>5.9132310973</text:p>
          </table:table-cell>
        </table:table-row>
        <table:table-row table:style-name="ro1">
          <table:table-cell office:value-type="string" calcext:value-type="string">
            <text:p>2008-01-22 19:00</text:p>
          </table:table-cell>
          <table:table-cell office:value-type="string" calcext:value-type="string">
            <text:p>100_223</text:p>
          </table:table-cell>
          <table:table-cell office:value-type="float" office:value="0.045395" calcext:value-type="float">
            <text:p>0.045395</text:p>
          </table:table-cell>
          <table:table-cell office:value-type="float" office:value="0.040918" calcext:value-type="float">
            <text:p>0.040918</text:p>
          </table:table-cell>
          <table:table-cell office:value-type="float" office:value="0.044378" calcext:value-type="float">
            <text:p>0.044378</text:p>
          </table:table-cell>
          <table:table-cell table:number-columns-repeated="5"/>
          <table:table-cell table:formula="of:=[.C525]*[.$J$1]*[.C$747]" office:value-type="float" office:value="4.61412120540259" calcext:value-type="float">
            <text:p>4.6141212054</text:p>
          </table:table-cell>
          <table:table-cell table:formula="of:=[.D525]*[.$J$1]*[.D$747]" office:value-type="float" office:value="4.05619589008212" calcext:value-type="float">
            <text:p>4.0561958901</text:p>
          </table:table-cell>
          <table:table-cell table:formula="of:=[.E525]*[.$J$1]*[.E$747]" office:value-type="float" office:value="4.46827580304571" calcext:value-type="float">
            <text:p>4.468275803</text:p>
          </table:table-cell>
        </table:table-row>
        <table:table-row table:style-name="ro1">
          <table:table-cell office:value-type="string" calcext:value-type="string">
            <text:p>2008-01-22 20:00</text:p>
          </table:table-cell>
          <table:table-cell office:value-type="string" calcext:value-type="string">
            <text:p>100_223</text:p>
          </table:table-cell>
          <table:table-cell office:value-type="float" office:value="0.035642" calcext:value-type="float">
            <text:p>0.035642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2949" calcext:value-type="float">
            <text:p>0.02949</text:p>
          </table:table-cell>
          <table:table-cell table:number-columns-repeated="5"/>
          <table:table-cell table:formula="of:=[.C526]*[.$J$1]*[.C$747]" office:value-type="float" office:value="3.622789029694" calcext:value-type="float">
            <text:p>3.6227890297</text:p>
          </table:table-cell>
          <table:table-cell table:formula="of:=[.D526]*[.$J$1]*[.D$747]" office:value-type="float" office:value="3.24848573532409" calcext:value-type="float">
            <text:p>3.2484857353</text:p>
          </table:table-cell>
          <table:table-cell table:formula="of:=[.E526]*[.$J$1]*[.E$747]" office:value-type="float" office:value="2.96925173355757" calcext:value-type="float">
            <text:p>2.9692517336</text:p>
          </table:table-cell>
        </table:table-row>
        <table:table-row table:style-name="ro1">
          <table:table-cell office:value-type="string" calcext:value-type="string">
            <text:p>2008-01-22 21:00</text:p>
          </table:table-cell>
          <table:table-cell office:value-type="string" calcext:value-type="string">
            <text:p>100_223</text:p>
          </table:table-cell>
          <table:table-cell office:value-type="float" office:value="0.031372" calcext:value-type="float">
            <text:p>0.031372</text:p>
          </table:table-cell>
          <table:table-cell office:value-type="float" office:value="0.039493" calcext:value-type="float">
            <text:p>0.039493</text:p>
          </table:table-cell>
          <table:table-cell office:value-type="float" office:value="0.035552" calcext:value-type="float">
            <text:p>0.035552</text:p>
          </table:table-cell>
          <table:table-cell table:number-columns-repeated="5"/>
          <table:table-cell table:formula="of:=[.C527]*[.$J$1]*[.C$747]" office:value-type="float" office:value="3.18876991862297" calcext:value-type="float">
            <text:p>3.1887699186</text:p>
          </table:table-cell>
          <table:table-cell table:formula="of:=[.D527]*[.$J$1]*[.D$747]" office:value-type="float" office:value="3.91493582987959" calcext:value-type="float">
            <text:p>3.9149358299</text:p>
          </table:table-cell>
          <table:table-cell table:formula="of:=[.E527]*[.$J$1]*[.E$747]" office:value-type="float" office:value="3.57961470435534" calcext:value-type="float">
            <text:p>3.5796147044</text:p>
          </table:table-cell>
        </table:table-row>
        <table:table-row table:style-name="ro1">
          <table:table-cell office:value-type="string" calcext:value-type="string">
            <text:p>2008-01-22 22:00</text:p>
          </table:table-cell>
          <table:table-cell office:value-type="string" calcext:value-type="string">
            <text:p>100_223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29093" calcext:value-type="float">
            <text:p>0.029093</text:p>
          </table:table-cell>
          <table:table-cell office:value-type="float" office:value="0.028049" calcext:value-type="float">
            <text:p>0.028049</text:p>
          </table:table-cell>
          <table:table-cell table:number-columns-repeated="5"/>
          <table:table-cell table:formula="of:=[.C528]*[.$J$1]*[.C$747]" office:value-type="float" office:value="2.36941908622403" calcext:value-type="float">
            <text:p>2.3694190862</text:p>
          </table:table-cell>
          <table:table-cell table:formula="of:=[.D528]*[.$J$1]*[.D$747]" office:value-type="float" office:value="2.88398521506817" calcext:value-type="float">
            <text:p>2.8839852151</text:p>
          </table:table-cell>
          <table:table-cell table:formula="of:=[.E528]*[.$J$1]*[.E$747]" office:value-type="float" office:value="2.82416215240951" calcext:value-type="float">
            <text:p>2.8241621524</text:p>
          </table:table-cell>
        </table:table-row>
        <table:table-row table:style-name="ro1">
          <table:table-cell office:value-type="string" calcext:value-type="string">
            <text:p>2008-01-22 23:00</text:p>
          </table:table-cell>
          <table:table-cell office:value-type="string" calcext:value-type="string">
            <text:p>100_223</text:p>
          </table:table-cell>
          <table:table-cell office:value-type="float" office:value="0.019237" calcext:value-type="float">
            <text:p>0.019237</text:p>
          </table:table-cell>
          <table:table-cell office:value-type="float" office:value="0.029946" calcext:value-type="float">
            <text:p>0.029946</text:p>
          </table:table-cell>
          <table:table-cell office:value-type="float" office:value="0.023491" calcext:value-type="float">
            <text:p>0.023491</text:p>
          </table:table-cell>
          <table:table-cell table:number-columns-repeated="5"/>
          <table:table-cell table:formula="of:=[.C529]*[.$J$1]*[.C$747]" office:value-type="float" office:value="1.9553221638579" calcext:value-type="float">
            <text:p>1.9553221639</text:p>
          </table:table-cell>
          <table:table-cell table:formula="of:=[.D529]*[.$J$1]*[.D$747]" office:value-type="float" office:value="2.96854299145606" calcext:value-type="float">
            <text:p>2.9685429915</text:p>
          </table:table-cell>
          <table:table-cell table:formula="of:=[.E529]*[.$J$1]*[.E$747]" office:value-type="float" office:value="2.3652320268905" calcext:value-type="float">
            <text:p>2.3652320269</text:p>
          </table:table-cell>
        </table:table-row>
        <table:table-row table:style-name="ro1">
          <table:table-cell office:value-type="string" calcext:value-type="string">
            <text:p>2008-01-23 00:00</text:p>
          </table:table-cell>
          <table:table-cell office:value-type="string" calcext:value-type="string">
            <text:p>100_223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0.028954" calcext:value-type="float">
            <text:p>0.028954</text:p>
          </table:table-cell>
          <table:table-cell office:value-type="float" office:value="0.026595" calcext:value-type="float">
            <text:p>0.026595</text:p>
          </table:table-cell>
          <table:table-cell table:number-columns-repeated="5"/>
          <table:table-cell table:formula="of:=[.C530]*[.$J$1]*[.C$747]" office:value-type="float" office:value="1.66035179844149" calcext:value-type="float">
            <text:p>1.6603517984</text:p>
          </table:table-cell>
          <table:table-cell table:formula="of:=[.D530]*[.$J$1]*[.D$747]" office:value-type="float" office:value="2.87020616358174" calcext:value-type="float">
            <text:p>2.8702061636</text:p>
          </table:table-cell>
          <table:table-cell table:formula="of:=[.E530]*[.$J$1]*[.E$747]" office:value-type="float" office:value="2.67776364374241" calcext:value-type="float">
            <text:p>2.6777636437</text:p>
          </table:table-cell>
        </table:table-row>
        <table:table-row table:style-name="ro1">
          <table:table-cell office:value-type="string" calcext:value-type="string">
            <text:p>2008-01-23 01:00</text:p>
          </table:table-cell>
          <table:table-cell office:value-type="string" calcext:value-type="string">
            <text:p>100_223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0.023075" calcext:value-type="float">
            <text:p>0.023075</text:p>
          </table:table-cell>
          <table:table-cell table:number-columns-repeated="5"/>
          <table:table-cell table:formula="of:=[.C531]*[.$J$1]*[.C$747]" office:value-type="float" office:value="1.46397593835033" calcext:value-type="float">
            <text:p>1.4639759384</text:p>
          </table:table-cell>
          <table:table-cell table:formula="of:=[.D531]*[.$J$1]*[.D$747]" office:value-type="float" office:value="2.83798895686889" calcext:value-type="float">
            <text:p>2.8379889569</text:p>
          </table:table-cell>
          <table:table-cell table:formula="of:=[.E531]*[.$J$1]*[.E$747]" office:value-type="float" office:value="2.32334634628149" calcext:value-type="float">
            <text:p>2.3233463463</text:p>
          </table:table-cell>
        </table:table-row>
        <table:table-row table:style-name="ro1">
          <table:table-cell office:value-type="string" calcext:value-type="string">
            <text:p>2008-01-23 02:00</text:p>
          </table:table-cell>
          <table:table-cell office:value-type="string" calcext:value-type="string">
            <text:p>100_223</text:p>
          </table:table-cell>
          <table:table-cell office:value-type="float" office:value="0.013584" calcext:value-type="float">
            <text:p>0.01358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3486" calcext:value-type="float">
            <text:p>0.023486</text:p>
          </table:table-cell>
          <table:table-cell table:number-columns-repeated="5"/>
          <table:table-cell table:formula="of:=[.C532]*[.$J$1]*[.C$747]" office:value-type="float" office:value="1.38072964983343" calcext:value-type="float">
            <text:p>1.3807296498</text:p>
          </table:table-cell>
          <table:table-cell table:formula="of:=[.D532]*[.$J$1]*[.D$747]" office:value-type="float" office:value="2.63685445711385" calcext:value-type="float">
            <text:p>2.6368544571</text:p>
          </table:table-cell>
          <table:table-cell table:formula="of:=[.E532]*[.$J$1]*[.E$747]" office:value-type="float" office:value="2.36472859322934" calcext:value-type="float">
            <text:p>2.3647285932</text:p>
          </table:table-cell>
        </table:table-row>
        <table:table-row table:style-name="ro1">
          <table:table-cell office:value-type="string" calcext:value-type="string">
            <text:p>2008-01-23 03:00</text:p>
          </table:table-cell>
          <table:table-cell office:value-type="string" calcext:value-type="string">
            <text:p>100_223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0.029726" calcext:value-type="float">
            <text:p>0.029726</text:p>
          </table:table-cell>
          <table:table-cell office:value-type="float" office:value="0.024358" calcext:value-type="float">
            <text:p>0.024358</text:p>
          </table:table-cell>
          <table:table-cell table:number-columns-repeated="5"/>
          <table:table-cell table:formula="of:=[.C533]*[.$J$1]*[.C$747]" office:value-type="float" office:value="1.46438251363003" calcext:value-type="float">
            <text:p>1.4643825136</text:p>
          </table:table-cell>
          <table:table-cell table:formula="of:=[.D533]*[.$J$1]*[.D$747]" office:value-type="float" office:value="2.94673442075813" calcext:value-type="float">
            <text:p>2.9467344208</text:p>
          </table:table-cell>
          <table:table-cell table:formula="of:=[.E533]*[.$J$1]*[.E$747]" office:value-type="float" office:value="2.4525274237367" calcext:value-type="float">
            <text:p>2.4525274237</text:p>
          </table:table-cell>
        </table:table-row>
        <table:table-row table:style-name="ro1">
          <table:table-cell office:value-type="string" calcext:value-type="string">
            <text:p>2008-01-23 04:00</text:p>
          </table:table-cell>
          <table:table-cell office:value-type="string" calcext:value-type="string">
            <text:p>100_223</text:p>
          </table:table-cell>
          <table:table-cell office:value-type="float" office:value="0.019874" calcext:value-type="float">
            <text:p>0.019874</text:p>
          </table:table-cell>
          <table:table-cell office:value-type="float" office:value="0.026392" calcext:value-type="float">
            <text:p>0.026392</text:p>
          </table:table-cell>
          <table:table-cell office:value-type="float" office:value="0.023549" calcext:value-type="float">
            <text:p>0.023549</text:p>
          </table:table-cell>
          <table:table-cell table:number-columns-repeated="5"/>
          <table:table-cell table:formula="of:=[.C534]*[.$J$1]*[.C$747]" office:value-type="float" office:value="2.02006927714883" calcext:value-type="float">
            <text:p>2.0200692771</text:p>
          </table:table-cell>
          <table:table-cell table:formula="of:=[.D534]*[.$J$1]*[.D$747]" office:value-type="float" office:value="2.61623544481762" calcext:value-type="float">
            <text:p>2.6162354448</text:p>
          </table:table-cell>
          <table:table-cell table:formula="of:=[.E534]*[.$J$1]*[.E$747]" office:value-type="float" office:value="2.37107185736003" calcext:value-type="float">
            <text:p>2.3710718574</text:p>
          </table:table-cell>
        </table:table-row>
        <table:table-row table:style-name="ro1">
          <table:table-cell office:value-type="string" calcext:value-type="string">
            <text:p>2008-01-23 05:00</text:p>
          </table:table-cell>
          <table:table-cell office:value-type="string" calcext:value-type="string">
            <text:p>100_223</text:p>
          </table:table-cell>
          <table:table-cell office:value-type="float" office:value="0.029235" calcext:value-type="float">
            <text:p>0.029235</text:p>
          </table:table-cell>
          <table:table-cell office:value-type="float" office:value="0.039067" calcext:value-type="float">
            <text:p>0.039067</text:p>
          </table:table-cell>
          <table:table-cell office:value-type="float" office:value="0.034618" calcext:value-type="float">
            <text:p>0.034618</text:p>
          </table:table-cell>
          <table:table-cell table:number-columns-repeated="5"/>
          <table:table-cell table:formula="of:=[.C535]*[.$J$1]*[.C$747]" office:value-type="float" office:value="2.97155707544762" calcext:value-type="float">
            <text:p>2.9715570754</text:p>
          </table:table-cell>
          <table:table-cell table:formula="of:=[.D535]*[.$J$1]*[.D$747]" office:value-type="float" office:value="3.87270650661905" calcext:value-type="float">
            <text:p>3.8727065066</text:p>
          </table:table-cell>
          <table:table-cell table:formula="of:=[.E535]*[.$J$1]*[.E$747]" office:value-type="float" office:value="3.48557329644951" calcext:value-type="float">
            <text:p>3.4855732964</text:p>
          </table:table-cell>
        </table:table-row>
        <table:table-row table:style-name="ro1">
          <table:table-cell office:value-type="string" calcext:value-type="string">
            <text:p>2008-01-23 06:00</text:p>
          </table:table-cell>
          <table:table-cell office:value-type="string" calcext:value-type="string">
            <text:p>100_223</text:p>
          </table:table-cell>
          <table:table-cell office:value-type="float" office:value="0.041225" calcext:value-type="float">
            <text:p>0.041225</text:p>
          </table:table-cell>
          <table:table-cell office:value-type="float" office:value="0.044165" calcext:value-type="float">
            <text:p>0.044165</text:p>
          </table:table-cell>
          <table:table-cell office:value-type="float" office:value="0.04593" calcext:value-type="float">
            <text:p>0.04593</text:p>
          </table:table-cell>
          <table:table-cell table:number-columns-repeated="5"/>
          <table:table-cell table:formula="of:=[.C536]*[.$J$1]*[.C$747]" office:value-type="float" office:value="4.19026647632386" calcext:value-type="float">
            <text:p>4.1902664763</text:p>
          </table:table-cell>
          <table:table-cell table:formula="of:=[.D536]*[.$J$1]*[.D$747]" office:value-type="float" office:value="4.37807056761027" calcext:value-type="float">
            <text:p>4.3780705676</text:p>
          </table:table-cell>
          <table:table-cell table:formula="of:=[.E536]*[.$J$1]*[.E$747]" office:value-type="float" office:value="4.62454161147167" calcext:value-type="float">
            <text:p>4.6245416115</text:p>
          </table:table-cell>
        </table:table-row>
        <table:table-row table:style-name="ro1">
          <table:table-cell office:value-type="string" calcext:value-type="string">
            <text:p>2008-01-23 07:00</text:p>
          </table:table-cell>
          <table:table-cell office:value-type="string" calcext:value-type="string">
            <text:p>100_223</text:p>
          </table:table-cell>
          <table:table-cell office:value-type="float" office:value="0.064537" calcext:value-type="float">
            <text:p>0.064537</text:p>
          </table:table-cell>
          <table:table-cell office:value-type="float" office:value="0.078765" calcext:value-type="float">
            <text:p>0.078765</text:p>
          </table:table-cell>
          <table:table-cell office:value-type="float" office:value="0.077276" calcext:value-type="float">
            <text:p>0.077276</text:p>
          </table:table-cell>
          <table:table-cell table:number-columns-repeated="5"/>
          <table:table-cell table:formula="of:=[.C537]*[.$J$1]*[.C$747]" office:value-type="float" office:value="6.55978720636781" calcext:value-type="float">
            <text:p>6.5597872064</text:p>
          </table:table-cell>
          <table:table-cell table:formula="of:=[.D537]*[.$J$1]*[.D$747]" office:value-type="float" office:value="7.80796395919445" calcext:value-type="float">
            <text:p>7.8079639592</text:p>
          </table:table-cell>
          <table:table-cell table:formula="of:=[.E537]*[.$J$1]*[.E$747]" office:value-type="float" office:value="7.78066792005409" calcext:value-type="float">
            <text:p>7.7806679201</text:p>
          </table:table-cell>
        </table:table-row>
        <table:table-row table:style-name="ro1">
          <table:table-cell office:value-type="string" calcext:value-type="string">
            <text:p>2008-01-23 08:00</text:p>
          </table:table-cell>
          <table:table-cell office:value-type="string" calcext:value-type="string">
            <text:p>100_223</text:p>
          </table:table-cell>
          <table:table-cell office:value-type="float" office:value="0.065323" calcext:value-type="float">
            <text:p>0.065323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0.068972" calcext:value-type="float">
            <text:p>0.068972</text:p>
          </table:table-cell>
          <table:table-cell table:number-columns-repeated="5"/>
          <table:table-cell table:formula="of:=[.C538]*[.$J$1]*[.C$747]" office:value-type="float" office:value="6.63967924882725" calcext:value-type="float">
            <text:p>6.6396792488</text:p>
          </table:table-cell>
          <table:table-cell table:formula="of:=[.D538]*[.$J$1]*[.D$747]" office:value-type="float" office:value="7.41025493355758" calcext:value-type="float">
            <text:p>7.4102549336</text:p>
          </table:table-cell>
          <table:table-cell table:formula="of:=[.E538]*[.$J$1]*[.E$747]" office:value-type="float" office:value="6.94456529558945" calcext:value-type="float">
            <text:p>6.9445652956</text:p>
          </table:table-cell>
        </table:table-row>
        <table:table-row table:style-name="ro1">
          <table:table-cell office:value-type="string" calcext:value-type="string">
            <text:p>2008-01-23 09:00</text:p>
          </table:table-cell>
          <table:table-cell office:value-type="string" calcext:value-type="string">
            <text:p>100_223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059782" calcext:value-type="float">
            <text:p>0.059782</text:p>
          </table:table-cell>
          <table:table-cell office:value-type="float" office:value="0.061047" calcext:value-type="float">
            <text:p>0.061047</text:p>
          </table:table-cell>
          <table:table-cell table:number-columns-repeated="5"/>
          <table:table-cell table:formula="of:=[.C539]*[.$J$1]*[.C$747]" office:value-type="float" office:value="5.88619361173838" calcext:value-type="float">
            <text:p>5.8861936117</text:p>
          </table:table-cell>
          <table:table-cell table:formula="of:=[.D539]*[.$J$1]*[.D$747]" office:value-type="float" office:value="5.92618169756316" calcext:value-type="float">
            <text:p>5.9261816976</text:p>
          </table:table-cell>
          <table:table-cell table:formula="of:=[.E539]*[.$J$1]*[.E$747]" office:value-type="float" office:value="6.14662294264121" calcext:value-type="float">
            <text:p>6.1466229426</text:p>
          </table:table-cell>
        </table:table-row>
        <table:table-row table:style-name="ro1">
          <table:table-cell office:value-type="string" calcext:value-type="string">
            <text:p>2008-01-23 10:00</text:p>
          </table:table-cell>
          <table:table-cell office:value-type="string" calcext:value-type="string">
            <text:p>100_223</text:p>
          </table:table-cell>
          <table:table-cell office:value-type="float" office:value="0.057559" calcext:value-type="float">
            <text:p>0.057559</text:p>
          </table:table-cell>
          <table:table-cell office:value-type="float" office:value="0.055311" calcext:value-type="float">
            <text:p>0.055311</text:p>
          </table:table-cell>
          <table:table-cell office:value-type="float" office:value="0.056382" calcext:value-type="float">
            <text:p>0.056382</text:p>
          </table:table-cell>
          <table:table-cell table:number-columns-repeated="5"/>
          <table:table-cell table:formula="of:=[.C540]*[.$J$1]*[.C$747]" office:value-type="float" office:value="5.85051663094542" calcext:value-type="float">
            <text:p>5.8505166309</text:p>
          </table:table-cell>
          <table:table-cell table:formula="of:=[.D540]*[.$J$1]*[.D$747]" office:value-type="float" office:value="5.48297206306106" calcext:value-type="float">
            <text:p>5.4829720631</text:p>
          </table:table-cell>
          <table:table-cell table:formula="of:=[.E540]*[.$J$1]*[.E$747]" office:value-type="float" office:value="5.67691933677325" calcext:value-type="float">
            <text:p>5.6769193368</text:p>
          </table:table-cell>
        </table:table-row>
        <table:table-row table:style-name="ro1">
          <table:table-cell office:value-type="string" calcext:value-type="string">
            <text:p>2008-01-23 11:00</text:p>
          </table:table-cell>
          <table:table-cell office:value-type="string" calcext:value-type="string">
            <text:p>100_223</text:p>
          </table:table-cell>
          <table:table-cell office:value-type="float" office:value="0.058982" calcext:value-type="float">
            <text:p>0.05898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5683" calcext:value-type="float">
            <text:p>0.055683</text:p>
          </table:table-cell>
          <table:table-cell table:number-columns-repeated="5"/>
          <table:table-cell table:formula="of:=[.C541]*[.$J$1]*[.C$747]" office:value-type="float" office:value="5.99515578669579" calcext:value-type="float">
            <text:p>5.9951557867</text:p>
          </table:table-cell>
          <table:table-cell table:formula="of:=[.D541]*[.$J$1]*[.D$747]" office:value-type="float" office:value="5.60083747469671" calcext:value-type="float">
            <text:p>5.6008374747</text:p>
          </table:table-cell>
          <table:table-cell table:formula="of:=[.E541]*[.$J$1]*[.E$747]" office:value-type="float" office:value="5.60653931094223" calcext:value-type="float">
            <text:p>5.6065393109</text:p>
          </table:table-cell>
        </table:table-row>
        <table:table-row table:style-name="ro1">
          <table:table-cell office:value-type="string" calcext:value-type="string">
            <text:p>2008-01-23 12:00</text:p>
          </table:table-cell>
          <table:table-cell office:value-type="string" calcext:value-type="string">
            <text:p>100_223</text:p>
          </table:table-cell>
          <table:table-cell office:value-type="float" office:value="0.058523" calcext:value-type="float">
            <text:p>0.058523</text:p>
          </table:table-cell>
          <table:table-cell office:value-type="float" office:value="0.065372" calcext:value-type="float">
            <text:p>0.065372</text:p>
          </table:table-cell>
          <table:table-cell office:value-type="float" office:value="0.058419" calcext:value-type="float">
            <text:p>0.058419</text:p>
          </table:table-cell>
          <table:table-cell table:number-columns-repeated="5"/>
          <table:table-cell table:formula="of:=[.C542]*[.$J$1]*[.C$747]" office:value-type="float" office:value="5.94850127335115" calcext:value-type="float">
            <text:p>5.9485012734</text:p>
          </table:table-cell>
          <table:table-cell table:formula="of:=[.D542]*[.$J$1]*[.D$747]" office:value-type="float" office:value="6.48031765302431" calcext:value-type="float">
            <text:p>6.480317653</text:p>
          </table:table-cell>
          <table:table-cell table:formula="of:=[.E542]*[.$J$1]*[.E$747]" office:value-type="float" office:value="5.88201821033231" calcext:value-type="float">
            <text:p>5.8820182103</text:p>
          </table:table-cell>
        </table:table-row>
        <table:table-row table:style-name="ro1">
          <table:table-cell office:value-type="string" calcext:value-type="string">
            <text:p>2008-01-23 13:00</text:p>
          </table:table-cell>
          <table:table-cell office:value-type="string" calcext:value-type="string">
            <text:p>100_223</text:p>
          </table:table-cell>
          <table:table-cell office:value-type="float" office:value="0.059381" calcext:value-type="float">
            <text:p>0.059381</text:p>
          </table:table-cell>
          <table:table-cell office:value-type="float" office:value="0.059099" calcext:value-type="float">
            <text:p>0.059099</text:p>
          </table:table-cell>
          <table:table-cell office:value-type="float" office:value="0.062098" calcext:value-type="float">
            <text:p>0.062098</text:p>
          </table:table-cell>
          <table:table-cell table:number-columns-repeated="5"/>
          <table:table-cell table:formula="of:=[.C543]*[.$J$1]*[.C$747]" office:value-type="float" office:value="6.03571167084505" calcext:value-type="float">
            <text:p>6.0357116708</text:p>
          </table:table-cell>
          <table:table-cell table:formula="of:=[.D543]*[.$J$1]*[.D$747]" office:value-type="float" office:value="5.85847599853276" calcext:value-type="float">
            <text:p>5.8584759985</text:p>
          </table:table-cell>
          <table:table-cell table:formula="of:=[.E543]*[.$J$1]*[.E$747]" office:value-type="float" office:value="6.25244469821832" calcext:value-type="float">
            <text:p>6.2524446982</text:p>
          </table:table-cell>
        </table:table-row>
        <table:table-row table:style-name="ro1">
          <table:table-cell office:value-type="string" calcext:value-type="string">
            <text:p>2008-01-23 14:00</text:p>
          </table:table-cell>
          <table:table-cell office:value-type="string" calcext:value-type="string">
            <text:p>100_223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2041" calcext:value-type="float">
            <text:p>0.062041</text:p>
          </table:table-cell>
          <table:table-cell office:value-type="float" office:value="0.066941" calcext:value-type="float">
            <text:p>0.066941</text:p>
          </table:table-cell>
          <table:table-cell table:number-columns-repeated="5"/>
          <table:table-cell table:formula="of:=[.C544]*[.$J$1]*[.C$747]" office:value-type="float" office:value="6.39461599899301" calcext:value-type="float">
            <text:p>6.394615999</text:p>
          </table:table-cell>
          <table:table-cell table:formula="of:=[.D544]*[.$J$1]*[.D$747]" office:value-type="float" office:value="6.15011606668422" calcext:value-type="float">
            <text:p>6.1501160667</text:p>
          </table:table-cell>
          <table:table-cell table:formula="of:=[.E544]*[.$J$1]*[.E$747]" office:value-type="float" office:value="6.74007054242379" calcext:value-type="float">
            <text:p>6.7400705424</text:p>
          </table:table-cell>
        </table:table-row>
        <table:table-row table:style-name="ro1">
          <table:table-cell office:value-type="string" calcext:value-type="string">
            <text:p>2008-01-23 15:00</text:p>
          </table:table-cell>
          <table:table-cell office:value-type="string" calcext:value-type="string">
            <text:p>100_223</text:p>
          </table:table-cell>
          <table:table-cell office:value-type="float" office:value="0.065883" calcext:value-type="float">
            <text:p>0.065883</text:p>
          </table:table-cell>
          <table:table-cell office:value-type="float" office:value="0.080143" calcext:value-type="float">
            <text:p>0.080143</text:p>
          </table:table-cell>
          <table:table-cell office:value-type="float" office:value="0.077503" calcext:value-type="float">
            <text:p>0.077503</text:p>
          </table:table-cell>
          <table:table-cell table:number-columns-repeated="5"/>
          <table:table-cell table:formula="of:=[.C545]*[.$J$1]*[.C$747]" office:value-type="float" office:value="6.69659978798411" calcext:value-type="float">
            <text:p>6.696599788</text:p>
          </table:table-cell>
          <table:table-cell table:formula="of:=[.D545]*[.$J$1]*[.D$747]" office:value-type="float" office:value="7.94456491565696" calcext:value-type="float">
            <text:p>7.9445649157</text:p>
          </table:table-cell>
          <table:table-cell table:formula="of:=[.E545]*[.$J$1]*[.E$747]" office:value-type="float" office:value="7.80352380827103" calcext:value-type="float">
            <text:p>7.8035238083</text:p>
          </table:table-cell>
        </table:table-row>
        <table:table-row table:style-name="ro1">
          <table:table-cell office:value-type="string" calcext:value-type="string">
            <text:p>2008-01-23 16:00</text:p>
          </table:table-cell>
          <table:table-cell office:value-type="string" calcext:value-type="string">
            <text:p>100_22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79456" calcext:value-type="float">
            <text:p>0.079456</text:p>
          </table:table-cell>
          <table:table-cell office:value-type="float" office:value="0.080376" calcext:value-type="float">
            <text:p>0.080376</text:p>
          </table:table-cell>
          <table:table-cell table:number-columns-repeated="5"/>
          <table:table-cell table:formula="of:=[.C546]*[.$J$1]*[.C$747]" office:value-type="float" office:value="6.97276604671478" calcext:value-type="float">
            <text:p>6.9727660467</text:p>
          </table:table-cell>
          <table:table-cell table:formula="of:=[.D546]*[.$J$1]*[.D$747]" office:value-type="float" office:value="7.87646269715932" calcext:value-type="float">
            <text:p>7.8764626972</text:p>
          </table:table-cell>
          <table:table-cell table:formula="of:=[.E546]*[.$J$1]*[.E$747]" office:value-type="float" office:value="8.09279678997706" calcext:value-type="float">
            <text:p>8.09279679</text:p>
          </table:table-cell>
        </table:table-row>
        <table:table-row table:style-name="ro1">
          <table:table-cell office:value-type="string" calcext:value-type="string">
            <text:p>2008-01-23 17:00</text:p>
          </table:table-cell>
          <table:table-cell office:value-type="string" calcext:value-type="string">
            <text:p>100_223</text:p>
          </table:table-cell>
          <table:table-cell office:value-type="float" office:value="0.068818" calcext:value-type="float">
            <text:p>0.068818</text:p>
          </table:table-cell>
          <table:table-cell office:value-type="float" office:value="0.059715" calcext:value-type="float">
            <text:p>0.059715</text:p>
          </table:table-cell>
          <table:table-cell office:value-type="float" office:value="0.05985" calcext:value-type="float">
            <text:p>0.05985</text:p>
          </table:table-cell>
          <table:table-cell table:number-columns-repeated="5"/>
          <table:table-cell table:formula="of:=[.C547]*[.$J$1]*[.C$747]" office:value-type="float" office:value="6.99492439945798" calcext:value-type="float">
            <text:p>6.9949243995</text:p>
          </table:table-cell>
          <table:table-cell table:formula="of:=[.D547]*[.$J$1]*[.D$747]" office:value-type="float" office:value="5.91953999648697" calcext:value-type="float">
            <text:p>5.9195399965</text:p>
          </table:table-cell>
          <table:table-cell table:formula="of:=[.E547]*[.$J$1]*[.E$747]" office:value-type="float" office:value="6.02610092415805" calcext:value-type="float">
            <text:p>6.0261009242</text:p>
          </table:table-cell>
        </table:table-row>
        <table:table-row table:style-name="ro1">
          <table:table-cell office:value-type="string" calcext:value-type="string">
            <text:p>2008-01-23 18:00</text:p>
          </table:table-cell>
          <table:table-cell office:value-type="string" calcext:value-type="string">
            <text:p>100_223</text:p>
          </table:table-cell>
          <table:table-cell office:value-type="float" office:value="0.061383" calcext:value-type="float">
            <text:p>0.061383</text:p>
          </table:table-cell>
          <table:table-cell office:value-type="float" office:value="0.063584" calcext:value-type="float">
            <text:p>0.063584</text:p>
          </table:table-cell>
          <table:table-cell office:value-type="float" office:value="0.062727" calcext:value-type="float">
            <text:p>0.062727</text:p>
          </table:table-cell>
          <table:table-cell table:number-columns-repeated="5"/>
          <table:table-cell table:formula="of:=[.C548]*[.$J$1]*[.C$747]" office:value-type="float" office:value="6.23920259833081" calcext:value-type="float">
            <text:p>6.2392025983</text:p>
          </table:table-cell>
          <table:table-cell table:formula="of:=[.D548]*[.$J$1]*[.D$747]" office:value-type="float" office:value="6.30307345117019" calcext:value-type="float">
            <text:p>6.3030734512</text:p>
          </table:table-cell>
          <table:table-cell table:formula="of:=[.E548]*[.$J$1]*[.E$747]" office:value-type="float" office:value="6.31577665279301" calcext:value-type="float">
            <text:p>6.3157766528</text:p>
          </table:table-cell>
        </table:table-row>
        <table:table-row table:style-name="ro1">
          <table:table-cell office:value-type="string" calcext:value-type="string">
            <text:p>2008-01-23 19:00</text:p>
          </table:table-cell>
          <table:table-cell office:value-type="string" calcext:value-type="string">
            <text:p>100_223</text:p>
          </table:table-cell>
          <table:table-cell office:value-type="float" office:value="0.043854" calcext:value-type="float">
            <text:p>0.043854</text:p>
          </table:table-cell>
          <table:table-cell office:value-type="float" office:value="0.050894" calcext:value-type="float">
            <text:p>0.050894</text:p>
          </table:table-cell>
          <table:table-cell office:value-type="float" office:value="0.047327" calcext:value-type="float">
            <text:p>0.047327</text:p>
          </table:table-cell>
          <table:table-cell table:number-columns-repeated="5"/>
          <table:table-cell table:formula="of:=[.C549]*[.$J$1]*[.C$747]" office:value-type="float" office:value="4.45748807890131" calcext:value-type="float">
            <text:p>4.4574880789</text:p>
          </table:table-cell>
          <table:table-cell table:formula="of:=[.D549]*[.$J$1]*[.D$747]" office:value-type="float" office:value="5.04511544136662" calcext:value-type="float">
            <text:p>5.0451154414</text:p>
          </table:table-cell>
          <table:table-cell table:formula="of:=[.E549]*[.$J$1]*[.E$747]" office:value-type="float" office:value="4.76520097640147" calcext:value-type="float">
            <text:p>4.7652009764</text:p>
          </table:table-cell>
        </table:table-row>
        <table:table-row table:style-name="ro1">
          <table:table-cell office:value-type="string" calcext:value-type="string">
            <text:p>2008-01-23 20:00</text:p>
          </table:table-cell>
          <table:table-cell office:value-type="string" calcext:value-type="string">
            <text:p>100_223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0.039511" calcext:value-type="float">
            <text:p>0.039511</text:p>
          </table:table-cell>
          <table:table-cell office:value-type="float" office:value="0.034999" calcext:value-type="float">
            <text:p>0.034999</text:p>
          </table:table-cell>
          <table:table-cell table:number-columns-repeated="5"/>
          <table:table-cell table:formula="of:=[.C550]*[.$J$1]*[.C$747]" office:value-type="float" office:value="3.77586462249797" calcext:value-type="float">
            <text:p>3.7758646225</text:p>
          </table:table-cell>
          <table:table-cell table:formula="of:=[.D550]*[.$J$1]*[.D$747]" office:value-type="float" office:value="3.91672016748215" calcext:value-type="float">
            <text:p>3.9167201675</text:p>
          </table:table-cell>
          <table:table-cell table:formula="of:=[.E550]*[.$J$1]*[.E$747]" office:value-type="float" office:value="3.52393494143037" calcext:value-type="float">
            <text:p>3.5239349414</text:p>
          </table:table-cell>
        </table:table-row>
        <table:table-row table:style-name="ro1">
          <table:table-cell office:value-type="string" calcext:value-type="string">
            <text:p>2008-01-23 21:00</text:p>
          </table:table-cell>
          <table:table-cell office:value-type="string" calcext:value-type="string">
            <text:p>100_223</text:p>
          </table:table-cell>
          <table:table-cell office:value-type="float" office:value="0.033282" calcext:value-type="float">
            <text:p>0.033282</text:p>
          </table:table-cell>
          <table:table-cell office:value-type="float" office:value="0.035107" calcext:value-type="float">
            <text:p>0.035107</text:p>
          </table:table-cell>
          <table:table-cell office:value-type="float" office:value="0.033215" calcext:value-type="float">
            <text:p>0.033215</text:p>
          </table:table-cell>
          <table:table-cell table:number-columns-repeated="5"/>
          <table:table-cell table:formula="of:=[.C551]*[.$J$1]*[.C$747]" office:value-type="float" office:value="3.38290961467582" calcext:value-type="float">
            <text:p>3.3829096147</text:p>
          </table:table-cell>
          <table:table-cell table:formula="of:=[.D551]*[.$J$1]*[.D$747]" office:value-type="float" office:value="3.48015223405624" calcext:value-type="float">
            <text:p>3.4801522341</text:p>
          </table:table-cell>
          <table:table-cell table:formula="of:=[.E551]*[.$J$1]*[.E$747]" office:value-type="float" office:value="3.34430981112631" calcext:value-type="float">
            <text:p>3.3443098111</text:p>
          </table:table-cell>
        </table:table-row>
        <table:table-row table:style-name="ro1">
          <table:table-cell office:value-type="string" calcext:value-type="string">
            <text:p>2008-01-23 22:00</text:p>
          </table:table-cell>
          <table:table-cell office:value-type="string" calcext:value-type="string">
            <text:p>100_223</text:p>
          </table:table-cell>
          <table:table-cell office:value-type="float" office:value="0.025185" calcext:value-type="float">
            <text:p>0.025185</text:p>
          </table:table-cell>
          <table:table-cell office:value-type="float" office:value="0.033859" calcext:value-type="float">
            <text:p>0.033859</text:p>
          </table:table-cell>
          <table:table-cell office:value-type="float" office:value="0.033922" calcext:value-type="float">
            <text:p>0.033922</text:p>
          </table:table-cell>
          <table:table-cell table:number-columns-repeated="5"/>
          <table:table-cell table:formula="of:=[.C552]*[.$J$1]*[.C$747]" office:value-type="float" office:value="2.55989960475965" calcext:value-type="float">
            <text:p>2.5598996048</text:p>
          </table:table-cell>
          <table:table-cell table:formula="of:=[.D552]*[.$J$1]*[.D$747]" office:value-type="float" office:value="3.35643816027886" calcext:value-type="float">
            <text:p>3.3564381603</text:p>
          </table:table-cell>
          <table:table-cell table:formula="of:=[.E552]*[.$J$1]*[.E$747]" office:value-type="float" office:value="3.41549533081519" calcext:value-type="float">
            <text:p>3.4154953308</text:p>
          </table:table-cell>
        </table:table-row>
        <table:table-row table:style-name="ro1">
          <table:table-cell office:value-type="string" calcext:value-type="string">
            <text:p>2008-01-23 23:00</text:p>
          </table:table-cell>
          <table:table-cell office:value-type="string" calcext:value-type="string">
            <text:p>100_223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0.030732" calcext:value-type="float">
            <text:p>0.030732</text:p>
          </table:table-cell>
          <table:table-cell office:value-type="float" office:value="0.028785" calcext:value-type="float">
            <text:p>0.028785</text:p>
          </table:table-cell>
          <table:table-cell table:number-columns-repeated="5"/>
          <table:table-cell table:formula="of:=[.C553]*[.$J$1]*[.C$747]" office:value-type="float" office:value="1.96020106721421" calcext:value-type="float">
            <text:p>1.9602010672</text:p>
          </table:table-cell>
          <table:table-cell table:formula="of:=[.D553]*[.$J$1]*[.D$747]" office:value-type="float" office:value="3.04645906676777" calcext:value-type="float">
            <text:p>3.0464590668</text:p>
          </table:table-cell>
          <table:table-cell table:formula="of:=[.E553]*[.$J$1]*[.E$747]" office:value-type="float" office:value="2.89826758733316" calcext:value-type="float">
            <text:p>2.8982675873</text:p>
          </table:table-cell>
        </table:table-row>
        <table:table-row table:style-name="ro1">
          <table:table-cell office:value-type="string" calcext:value-type="string">
            <text:p>2008-01-24 00:00</text:p>
          </table:table-cell>
          <table:table-cell office:value-type="string" calcext:value-type="string">
            <text:p>100_223</text:p>
          </table:table-cell>
          <table:table-cell office:value-type="float" office:value="0.017064" calcext:value-type="float">
            <text:p>0.017064</text:p>
          </table:table-cell>
          <table:table-cell office:value-type="float" office:value="0.023962" calcext:value-type="float">
            <text:p>0.023962</text:p>
          </table:table-cell>
          <table:table-cell office:value-type="float" office:value="0.020387" calcext:value-type="float">
            <text:p>0.020387</text:p>
          </table:table-cell>
          <table:table-cell table:number-columns-repeated="5"/>
          <table:table-cell table:formula="of:=[.C554]*[.$J$1]*[.C$747]" office:value-type="float" office:value="1.73445014316532" calcext:value-type="float">
            <text:p>1.7344501432</text:p>
          </table:table-cell>
          <table:table-cell table:formula="of:=[.D554]*[.$J$1]*[.D$747]" office:value-type="float" office:value="2.37534986847226" calcext:value-type="float">
            <text:p>2.3753498685</text:p>
          </table:table-cell>
          <table:table-cell table:formula="of:=[.E554]*[.$J$1]*[.E$747]" office:value-type="float" office:value="2.0527004100386" calcext:value-type="float">
            <text:p>2.05270041</text:p>
          </table:table-cell>
        </table:table-row>
        <table:table-row table:style-name="ro1">
          <table:table-cell office:value-type="string" calcext:value-type="string">
            <text:p>2008-01-24 01:00</text:p>
          </table:table-cell>
          <table:table-cell office:value-type="string" calcext:value-type="string">
            <text:p>100_223</text:p>
          </table:table-cell>
          <table:table-cell office:value-type="float" office:value="0.015313" calcext:value-type="float">
            <text:p>0.015313</text:p>
          </table:table-cell>
          <table:table-cell office:value-type="float" office:value="0.029852" calcext:value-type="float">
            <text:p>0.029852</text:p>
          </table:table-cell>
          <table:table-cell office:value-type="float" office:value="0.024382" calcext:value-type="float">
            <text:p>0.024382</text:p>
          </table:table-cell>
          <table:table-cell table:number-columns-repeated="5"/>
          <table:table-cell table:formula="of:=[.C555]*[.$J$1]*[.C$747]" office:value-type="float" office:value="1.55647181448022" calcext:value-type="float">
            <text:p>1.5564718145</text:p>
          </table:table-cell>
          <table:table-cell table:formula="of:=[.D555]*[.$J$1]*[.D$747]" office:value-type="float" office:value="2.95922478397604" calcext:value-type="float">
            <text:p>2.959224784</text:p>
          </table:table-cell>
          <table:table-cell table:formula="of:=[.E555]*[.$J$1]*[.E$747]" office:value-type="float" office:value="2.4549439053103" calcext:value-type="float">
            <text:p>2.4549439053</text:p>
          </table:table-cell>
        </table:table-row>
        <table:table-row table:style-name="ro1">
          <table:table-cell office:value-type="string" calcext:value-type="string">
            <text:p>2008-01-24 02:00</text:p>
          </table:table-cell>
          <table:table-cell office:value-type="string" calcext:value-type="string">
            <text:p>100_223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29021" calcext:value-type="float">
            <text:p>0.029021</text:p>
          </table:table-cell>
          <table:table-cell office:value-type="float" office:value="0.022573" calcext:value-type="float">
            <text:p>0.022573</text:p>
          </table:table-cell>
          <table:table-cell table:number-columns-repeated="5"/>
          <table:table-cell table:formula="of:=[.C556]*[.$J$1]*[.C$747]" office:value-type="float" office:value="1.51774551908958" calcext:value-type="float">
            <text:p>1.5177455191</text:p>
          </table:table-cell>
          <table:table-cell table:formula="of:=[.D556]*[.$J$1]*[.D$747]" office:value-type="float" office:value="2.87684786465793" calcext:value-type="float">
            <text:p>2.8768478647</text:p>
          </table:table-cell>
          <table:table-cell table:formula="of:=[.E556]*[.$J$1]*[.E$747]" office:value-type="float" office:value="2.27280160670041" calcext:value-type="float">
            <text:p>2.2728016067</text:p>
          </table:table-cell>
        </table:table-row>
        <table:table-row table:style-name="ro1">
          <table:table-cell office:value-type="string" calcext:value-type="string">
            <text:p>2008-01-24 03:00</text:p>
          </table:table-cell>
          <table:table-cell office:value-type="string" calcext:value-type="string">
            <text:p>100_223</text:p>
          </table:table-cell>
          <table:table-cell office:value-type="float" office:value="0.015846" calcext:value-type="float">
            <text:p>0.015846</text:p>
          </table:table-cell>
          <table:table-cell office:value-type="float" office:value="0.029646" calcext:value-type="float">
            <text:p>0.029646</text:p>
          </table:table-cell>
          <table:table-cell office:value-type="float" office:value="0.025149" calcext:value-type="float">
            <text:p>0.025149</text:p>
          </table:table-cell>
          <table:table-cell table:number-columns-repeated="5"/>
          <table:table-cell table:formula="of:=[.C557]*[.$J$1]*[.C$747]" office:value-type="float" office:value="1.61064797049916" calcext:value-type="float">
            <text:p>1.6106479705</text:p>
          </table:table-cell>
          <table:table-cell table:formula="of:=[.D557]*[.$J$1]*[.D$747]" office:value-type="float" office:value="2.93880403141343" calcext:value-type="float">
            <text:p>2.9388040314</text:p>
          </table:table-cell>
          <table:table-cell table:formula="of:=[.E557]*[.$J$1]*[.E$747]" office:value-type="float" office:value="2.53217062893318" calcext:value-type="float">
            <text:p>2.5321706289</text:p>
          </table:table-cell>
        </table:table-row>
        <table:table-row table:style-name="ro1">
          <table:table-cell office:value-type="string" calcext:value-type="string">
            <text:p>2008-01-24 04:00</text:p>
          </table:table-cell>
          <table:table-cell office:value-type="string" calcext:value-type="string">
            <text:p>100_223</text:p>
          </table:table-cell>
          <table:table-cell office:value-type="float" office:value="0.019164" calcext:value-type="float">
            <text:p>0.019164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0.029227" calcext:value-type="float">
            <text:p>0.029227</text:p>
          </table:table-cell>
          <table:table-cell table:number-columns-repeated="5"/>
          <table:table-cell table:formula="of:=[.C558]*[.$J$1]*[.C$747]" office:value-type="float" office:value="1.94790216500353" calcext:value-type="float">
            <text:p>1.947902165</text:p>
          </table:table-cell>
          <table:table-cell table:formula="of:=[.D558]*[.$J$1]*[.D$747]" office:value-type="float" office:value="3.69258753862748" calcext:value-type="float">
            <text:p>3.6925875386</text:p>
          </table:table-cell>
          <table:table-cell table:formula="of:=[.E558]*[.$J$1]*[.E$747]" office:value-type="float" office:value="2.94277112298024" calcext:value-type="float">
            <text:p>2.942771123</text:p>
          </table:table-cell>
        </table:table-row>
        <table:table-row table:style-name="ro1">
          <table:table-cell office:value-type="string" calcext:value-type="string">
            <text:p>2008-01-24 05:00</text:p>
          </table:table-cell>
          <table:table-cell office:value-type="string" calcext:value-type="string">
            <text:p>100_223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035962" calcext:value-type="float">
            <text:p>0.035962</text:p>
          </table:table-cell>
          <table:table-cell office:value-type="float" office:value="0.038414" calcext:value-type="float">
            <text:p>0.038414</text:p>
          </table:table-cell>
          <table:table-cell table:number-columns-repeated="5"/>
          <table:table-cell table:formula="of:=[.C559]*[.$J$1]*[.C$747]" office:value-type="float" office:value="2.90955434529461" calcext:value-type="float">
            <text:p>2.9095543453</text:p>
          </table:table-cell>
          <table:table-cell table:formula="of:=[.D559]*[.$J$1]*[.D$747]" office:value-type="float" office:value="3.56490827017775" calcext:value-type="float">
            <text:p>3.5649082702</text:p>
          </table:table-cell>
          <table:table-cell table:formula="of:=[.E559]*[.$J$1]*[.E$747]" office:value-type="float" office:value="3.8677801320068" calcext:value-type="float">
            <text:p>3.867780132</text:p>
          </table:table-cell>
        </table:table-row>
        <table:table-row table:style-name="ro1">
          <table:table-cell office:value-type="string" calcext:value-type="string">
            <text:p>2008-01-24 06:00</text:p>
          </table:table-cell>
          <table:table-cell office:value-type="string" calcext:value-type="string">
            <text:p>100_223</text:p>
          </table:table-cell>
          <table:table-cell office:value-type="float" office:value="0.042192" calcext:value-type="float">
            <text:p>0.042192</text:p>
          </table:table-cell>
          <table:table-cell office:value-type="float" office:value="0.049215" calcext:value-type="float">
            <text:p>0.049215</text:p>
          </table:table-cell>
          <table:table-cell office:value-type="float" office:value="0.045997" calcext:value-type="float">
            <text:p>0.045997</text:p>
          </table:table-cell>
          <table:table-cell table:number-columns-repeated="5"/>
          <table:table-cell table:formula="of:=[.C560]*[.$J$1]*[.C$747]" office:value-type="float" office:value="4.28855605018936" calcext:value-type="float">
            <text:p>4.2885560502</text:p>
          </table:table-cell>
          <table:table-cell table:formula="of:=[.D560]*[.$J$1]*[.D$747]" office:value-type="float" office:value="4.87867639499466" calcext:value-type="float">
            <text:p>4.878676395</text:p>
          </table:table-cell>
          <table:table-cell table:formula="of:=[.E560]*[.$J$1]*[.E$747]" office:value-type="float" office:value="4.63128762253129" calcext:value-type="float">
            <text:p>4.6312876225</text:p>
          </table:table-cell>
        </table:table-row>
        <table:table-row table:style-name="ro1">
          <table:table-cell office:value-type="string" calcext:value-type="string">
            <text:p>2008-01-24 07:00</text:p>
          </table:table-cell>
          <table:table-cell office:value-type="string" calcext:value-type="string">
            <text:p>100_223</text:p>
          </table:table-cell>
          <table:table-cell office:value-type="float" office:value="0.059808" calcext:value-type="float">
            <text:p>0.059808</text:p>
          </table:table-cell>
          <table:table-cell office:value-type="float" office:value="0.071301" calcext:value-type="float">
            <text:p>0.071301</text:p>
          </table:table-cell>
          <table:table-cell office:value-type="float" office:value="0.070363" calcext:value-type="float">
            <text:p>0.070363</text:p>
          </table:table-cell>
          <table:table-cell table:number-columns-repeated="5"/>
          <table:table-cell table:formula="of:=[.C561]*[.$J$1]*[.C$747]" office:value-type="float" office:value="6.07911358195215" calcext:value-type="float">
            <text:p>6.079113582</text:p>
          </table:table-cell>
          <table:table-cell table:formula="of:=[.D561]*[.$J$1]*[.D$747]" office:value-type="float" office:value="7.06805863333363" calcext:value-type="float">
            <text:p>7.0680586333</text:p>
          </table:table-cell>
          <table:table-cell table:formula="of:=[.E561]*[.$J$1]*[.E$747]" office:value-type="float" office:value="7.08462054012586" calcext:value-type="float">
            <text:p>7.0846205401</text:p>
          </table:table-cell>
        </table:table-row>
        <table:table-row table:style-name="ro1">
          <table:table-cell office:value-type="string" calcext:value-type="string">
            <text:p>2008-01-24 08:00</text:p>
          </table:table-cell>
          <table:table-cell office:value-type="string" calcext:value-type="string">
            <text:p>100_223</text:p>
          </table:table-cell>
          <table:table-cell office:value-type="float" office:value="0.061628" calcext:value-type="float">
            <text:p>0.061628</text:p>
          </table:table-cell>
          <table:table-cell office:value-type="float" office:value="0.092445" calcext:value-type="float">
            <text:p>0.092445</text:p>
          </table:table-cell>
          <table:table-cell office:value-type="float" office:value="0.076569" calcext:value-type="float">
            <text:p>0.076569</text:p>
          </table:table-cell>
          <table:table-cell table:number-columns-repeated="5"/>
          <table:table-cell table:formula="of:=[.C562]*[.$J$1]*[.C$747]" office:value-type="float" office:value="6.26410533421193" calcext:value-type="float">
            <text:p>6.2641053342</text:p>
          </table:table-cell>
          <table:table-cell table:formula="of:=[.D562]*[.$J$1]*[.D$747]" office:value-type="float" office:value="9.16406053713871" calcext:value-type="float">
            <text:p>9.1640605371</text:p>
          </table:table-cell>
          <table:table-cell table:formula="of:=[.E562]*[.$J$1]*[.E$747]" office:value-type="float" office:value="7.7094824003652" calcext:value-type="float">
            <text:p>7.7094824004</text:p>
          </table:table-cell>
        </table:table-row>
        <table:table-row table:style-name="ro1">
          <table:table-cell office:value-type="string" calcext:value-type="string">
            <text:p>2008-01-24 09:00</text:p>
          </table:table-cell>
          <table:table-cell office:value-type="string" calcext:value-type="string">
            <text:p>100_223</text:p>
          </table:table-cell>
          <table:table-cell office:value-type="float" office:value="0.054968" calcext:value-type="float">
            <text:p>0.054968</text:p>
          </table:table-cell>
          <table:table-cell office:value-type="float" office:value="0.052641" calcext:value-type="float">
            <text:p>0.052641</text:p>
          </table:table-cell>
          <table:table-cell office:value-type="float" office:value="0.054138" calcext:value-type="float">
            <text:p>0.054138</text:p>
          </table:table-cell>
          <table:table-cell table:number-columns-repeated="5"/>
          <table:table-cell table:formula="of:=[.C563]*[.$J$1]*[.C$747]" office:value-type="float" office:value="5.58715749352504" calcext:value-type="float">
            <text:p>5.5871574935</text:p>
          </table:table-cell>
          <table:table-cell table:formula="of:=[.D563]*[.$J$1]*[.D$747]" office:value-type="float" office:value="5.21829531868158" calcext:value-type="float">
            <text:p>5.2182953187</text:p>
          </table:table-cell>
          <table:table-cell table:formula="of:=[.E563]*[.$J$1]*[.E$747]" office:value-type="float" office:value="5.45097830964191" calcext:value-type="float">
            <text:p>5.4509783096</text:p>
          </table:table-cell>
        </table:table-row>
        <table:table-row table:style-name="ro1">
          <table:table-cell office:value-type="string" calcext:value-type="string">
            <text:p>2008-01-24 10:00</text:p>
          </table:table-cell>
          <table:table-cell office:value-type="string" calcext:value-type="string">
            <text:p>100_223</text:p>
          </table:table-cell>
          <table:table-cell office:value-type="float" office:value="0.055171" calcext:value-type="float">
            <text:p>0.055171</text:p>
          </table:table-cell>
          <table:table-cell office:value-type="float" office:value="0.070734" calcext:value-type="float">
            <text:p>0.070734</text:p>
          </table:table-cell>
          <table:table-cell office:value-type="float" office:value="0.066075" calcext:value-type="float">
            <text:p>0.066075</text:p>
          </table:table-cell>
          <table:table-cell table:number-columns-repeated="5"/>
          <table:table-cell table:formula="of:=[.C564]*[.$J$1]*[.C$747]" office:value-type="float" office:value="5.6077911889694" calcext:value-type="float">
            <text:p>5.607791189</text:p>
          </table:table-cell>
          <table:table-cell table:formula="of:=[.D564]*[.$J$1]*[.D$747]" office:value-type="float" office:value="7.01185199885304" calcext:value-type="float">
            <text:p>7.0118519989</text:p>
          </table:table-cell>
          <table:table-cell table:formula="of:=[.E564]*[.$J$1]*[.E$747]" office:value-type="float" office:value="6.65287583230982" calcext:value-type="float">
            <text:p>6.6528758323</text:p>
          </table:table-cell>
        </table:table-row>
        <table:table-row table:style-name="ro1">
          <table:table-cell office:value-type="string" calcext:value-type="string">
            <text:p>2008-01-24 11:00</text:p>
          </table:table-cell>
          <table:table-cell office:value-type="string" calcext:value-type="string">
            <text:p>100_223</text:p>
          </table:table-cell>
          <table:table-cell office:value-type="float" office:value="0.053895" calcext:value-type="float">
            <text:p>0.053895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0.054331" calcext:value-type="float">
            <text:p>0.054331</text:p>
          </table:table-cell>
          <table:table-cell table:number-columns-repeated="5"/>
          <table:table-cell table:formula="of:=[.C565]*[.$J$1]*[.C$747]" office:value-type="float" office:value="5.47809367474771" calcext:value-type="float">
            <text:p>5.4780936747</text:p>
          </table:table-cell>
          <table:table-cell table:formula="of:=[.D565]*[.$J$1]*[.D$747]" office:value-type="float" office:value="5.62423212326358" calcext:value-type="float">
            <text:p>5.6242321233</text:p>
          </table:table-cell>
          <table:table-cell table:formula="of:=[.E565]*[.$J$1]*[.E$747]" office:value-type="float" office:value="5.47041084896292" calcext:value-type="float">
            <text:p>5.470410849</text:p>
          </table:table-cell>
        </table:table-row>
        <table:table-row table:style-name="ro1">
          <table:table-cell office:value-type="string" calcext:value-type="string">
            <text:p>2008-01-24 12:00</text:p>
          </table:table-cell>
          <table:table-cell office:value-type="string" calcext:value-type="string">
            <text:p>100_223</text:p>
          </table:table-cell>
          <table:table-cell office:value-type="float" office:value="0.057373" calcext:value-type="float">
            <text:p>0.057373</text:p>
          </table:table-cell>
          <table:table-cell office:value-type="float" office:value="0.050186" calcext:value-type="float">
            <text:p>0.050186</text:p>
          </table:table-cell>
          <table:table-cell office:value-type="float" office:value="0.055544" calcext:value-type="float">
            <text:p>0.055544</text:p>
          </table:table-cell>
          <table:table-cell table:number-columns-repeated="5"/>
          <table:table-cell table:formula="of:=[.C566]*[.$J$1]*[.C$747]" office:value-type="float" office:value="5.83161088043975" calcext:value-type="float">
            <text:p>5.8316108804</text:p>
          </table:table-cell>
          <table:table-cell table:formula="of:=[.D566]*[.$J$1]*[.D$747]" office:value-type="float" office:value="4.974931495666" calcext:value-type="float">
            <text:p>4.9749314957</text:p>
          </table:table-cell>
          <table:table-cell table:formula="of:=[.E566]*[.$J$1]*[.E$747]" office:value-type="float" office:value="5.59254385516181" calcext:value-type="float">
            <text:p>5.5925438552</text:p>
          </table:table-cell>
        </table:table-row>
        <table:table-row table:style-name="ro1">
          <table:table-cell office:value-type="string" calcext:value-type="string">
            <text:p>2008-01-24 13:00</text:p>
          </table:table-cell>
          <table:table-cell office:value-type="string" calcext:value-type="string">
            <text:p>100_223</text:p>
          </table:table-cell>
          <table:table-cell office:value-type="float" office:value="0.058183" calcext:value-type="float">
            <text:p>0.058183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0.053182" calcext:value-type="float">
            <text:p>0.053182</text:p>
          </table:table-cell>
          <table:table-cell table:number-columns-repeated="5"/>
          <table:table-cell table:formula="of:=[.C567]*[.$J$1]*[.C$747]" office:value-type="float" office:value="5.91394237457735" calcext:value-type="float">
            <text:p>5.9139423746</text:p>
          </table:table-cell>
          <table:table-cell table:formula="of:=[.D567]*[.$J$1]*[.D$747]" office:value-type="float" office:value="5.74665750877244" calcext:value-type="float">
            <text:p>5.7466575088</text:p>
          </table:table-cell>
          <table:table-cell table:formula="of:=[.E567]*[.$J$1]*[.E$747]" office:value-type="float" office:value="5.35472179362696" calcext:value-type="float">
            <text:p>5.3547217936</text:p>
          </table:table-cell>
        </table:table-row>
        <table:table-row table:style-name="ro1">
          <table:table-cell office:value-type="string" calcext:value-type="string">
            <text:p>2008-01-24 14:00</text:p>
          </table:table-cell>
          <table:table-cell office:value-type="string" calcext:value-type="string">
            <text:p>100_223</text:p>
          </table:table-cell>
          <table:table-cell office:value-type="float" office:value="0.063916" calcext:value-type="float">
            <text:p>0.063916</text:p>
          </table:table-cell>
          <table:table-cell office:value-type="float" office:value="0.07446" calcext:value-type="float">
            <text:p>0.07446</text:p>
          </table:table-cell>
          <table:table-cell office:value-type="float" office:value="0.077793" calcext:value-type="float">
            <text:p>0.077793</text:p>
          </table:table-cell>
          <table:table-cell table:number-columns-repeated="5"/>
          <table:table-cell table:formula="of:=[.C568]*[.$J$1]*[.C$747]" office:value-type="float" office:value="6.49666639419565" calcext:value-type="float">
            <text:p>6.4966663942</text:p>
          </table:table-cell>
          <table:table-cell table:formula="of:=[.D568]*[.$J$1]*[.D$747]" office:value-type="float" office:value="7.3812098825826" calcext:value-type="float">
            <text:p>7.3812098826</text:p>
          </table:table-cell>
          <table:table-cell table:formula="of:=[.E568]*[.$J$1]*[.E$747]" office:value-type="float" office:value="7.83272296061866" calcext:value-type="float">
            <text:p>7.8327229606</text:p>
          </table:table-cell>
        </table:table-row>
        <table:table-row table:style-name="ro1">
          <table:table-cell office:value-type="string" calcext:value-type="string">
            <text:p>2008-01-24 15:00</text:p>
          </table:table-cell>
          <table:table-cell office:value-type="string" calcext:value-type="string">
            <text:p>100_223</text:p>
          </table:table-cell>
          <table:table-cell office:value-type="float" office:value="0.063872" calcext:value-type="float">
            <text:p>0.063872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75656" calcext:value-type="float">
            <text:p>0.075656</text:p>
          </table:table-cell>
          <table:table-cell table:number-columns-repeated="5"/>
          <table:table-cell table:formula="of:=[.C569]*[.$J$1]*[.C$747]" office:value-type="float" office:value="6.49219406611904" calcext:value-type="float">
            <text:p>6.4921940661</text:p>
          </table:table-cell>
          <table:table-cell table:formula="of:=[.D569]*[.$J$1]*[.D$747]" office:value-type="float" office:value="7.21169781033957" calcext:value-type="float">
            <text:p>7.2116978103</text:p>
          </table:table-cell>
          <table:table-cell table:formula="of:=[.E569]*[.$J$1]*[.E$747]" office:value-type="float" office:value="7.61755541383628" calcext:value-type="float">
            <text:p>7.6175554138</text:p>
          </table:table-cell>
        </table:table-row>
        <table:table-row table:style-name="ro1">
          <table:table-cell office:value-type="string" calcext:value-type="string">
            <text:p>2008-01-24 16:00</text:p>
          </table:table-cell>
          <table:table-cell office:value-type="string" calcext:value-type="string">
            <text:p>100_223</text:p>
          </table:table-cell>
          <table:table-cell office:value-type="float" office:value="0.063776" calcext:value-type="float">
            <text:p>0.063776</text:p>
          </table:table-cell>
          <table:table-cell office:value-type="float" office:value="0.082544" calcext:value-type="float">
            <text:p>0.082544</text:p>
          </table:table-cell>
          <table:table-cell office:value-type="float" office:value="0.082667" calcext:value-type="float">
            <text:p>0.082667</text:p>
          </table:table-cell>
          <table:table-cell table:number-columns-repeated="5"/>
          <table:table-cell table:formula="of:=[.C570]*[.$J$1]*[.C$747]" office:value-type="float" office:value="6.48243625940644" calcext:value-type="float">
            <text:p>6.4824362594</text:p>
          </table:table-cell>
          <table:table-cell table:formula="of:=[.D570]*[.$J$1]*[.D$747]" office:value-type="float" office:value="8.18257572586487" calcext:value-type="float">
            <text:p>8.1825757259</text:p>
          </table:table-cell>
          <table:table-cell table:formula="of:=[.E570]*[.$J$1]*[.E$747]" office:value-type="float" office:value="8.32347009352336" calcext:value-type="float">
            <text:p>8.3234700935</text:p>
          </table:table-cell>
        </table:table-row>
        <table:table-row table:style-name="ro1">
          <table:table-cell office:value-type="string" calcext:value-type="string">
            <text:p>2008-01-24 17:00</text:p>
          </table:table-cell>
          <table:table-cell office:value-type="string" calcext:value-type="string">
            <text:p>100_223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0.064397" calcext:value-type="float">
            <text:p>0.064397</text:p>
          </table:table-cell>
          <table:table-cell office:value-type="float" office:value="0.063413" calcext:value-type="float">
            <text:p>0.063413</text:p>
          </table:table-cell>
          <table:table-cell table:number-columns-repeated="5"/>
          <table:table-cell table:formula="of:=[.C571]*[.$J$1]*[.C$747]" office:value-type="float" office:value="6.82121511120965" calcext:value-type="float">
            <text:p>6.8212151112</text:p>
          </table:table-cell>
          <table:table-cell table:formula="of:=[.D571]*[.$J$1]*[.D$747]" office:value-type="float" office:value="6.38366603288573" calcext:value-type="float">
            <text:p>6.3836660329</text:p>
          </table:table-cell>
          <table:table-cell table:formula="of:=[.E571]*[.$J$1]*[.E$747]" office:value-type="float" office:value="6.384847751105" calcext:value-type="float">
            <text:p>6.3848477511</text:p>
          </table:table-cell>
        </table:table-row>
        <table:table-row table:style-name="ro1">
          <table:table-cell office:value-type="string" calcext:value-type="string">
            <text:p>2008-01-24 18:00</text:p>
          </table:table-cell>
          <table:table-cell office:value-type="string" calcext:value-type="string">
            <text:p>100_223</text:p>
          </table:table-cell>
          <table:table-cell office:value-type="float" office:value="0.058535" calcext:value-type="float">
            <text:p>0.058535</text:p>
          </table:table-cell>
          <table:table-cell office:value-type="float" office:value="0.057326" calcext:value-type="float">
            <text:p>0.057326</text:p>
          </table:table-cell>
          <table:table-cell office:value-type="float" office:value="0.058262" calcext:value-type="float">
            <text:p>0.058262</text:p>
          </table:table-cell>
          <table:table-cell table:number-columns-repeated="5"/>
          <table:table-cell table:formula="of:=[.C572]*[.$J$1]*[.C$747]" office:value-type="float" office:value="5.94972099919023" calcext:value-type="float">
            <text:p>5.9497209992</text:p>
          </table:table-cell>
          <table:table-cell table:formula="of:=[.D572]*[.$J$1]*[.D$747]" office:value-type="float" office:value="5.68271874468077" calcext:value-type="float">
            <text:p>5.6827187447</text:p>
          </table:table-cell>
          <table:table-cell table:formula="of:=[.E572]*[.$J$1]*[.E$747]" office:value-type="float" office:value="5.8662103933717" calcext:value-type="float">
            <text:p>5.8662103934</text:p>
          </table:table-cell>
        </table:table-row>
        <table:table-row table:style-name="ro1">
          <table:table-cell office:value-type="string" calcext:value-type="string">
            <text:p>2008-01-24 19:00</text:p>
          </table:table-cell>
          <table:table-cell office:value-type="string" calcext:value-type="string">
            <text:p>100_223</text:p>
          </table:table-cell>
          <table:table-cell office:value-type="float" office:value="0.043132" calcext:value-type="float">
            <text:p>0.043132</text:p>
          </table:table-cell>
          <table:table-cell office:value-type="float" office:value="0.049734" calcext:value-type="float">
            <text:p>0.049734</text:p>
          </table:table-cell>
          <table:table-cell office:value-type="float" office:value="0.044727" calcext:value-type="float">
            <text:p>0.044727</text:p>
          </table:table-cell>
          <table:table-cell table:number-columns-repeated="5"/>
          <table:table-cell table:formula="of:=[.C573]*[.$J$1]*[.C$747]" office:value-type="float" office:value="4.38410124091694" calcext:value-type="float">
            <text:p>4.3841012409</text:p>
          </table:table-cell>
          <table:table-cell table:formula="of:=[.D573]*[.$J$1]*[.D$747]" office:value-type="float" office:value="4.93012479586843" calcext:value-type="float">
            <text:p>4.9301247959</text:p>
          </table:table-cell>
          <table:table-cell table:formula="of:=[.E573]*[.$J$1]*[.E$747]" office:value-type="float" office:value="4.5034154725951" calcext:value-type="float">
            <text:p>4.5034154726</text:p>
          </table:table-cell>
        </table:table-row>
        <table:table-row table:style-name="ro1">
          <table:table-cell office:value-type="string" calcext:value-type="string">
            <text:p>2008-01-24 20:00</text:p>
          </table:table-cell>
          <table:table-cell office:value-type="string" calcext:value-type="string">
            <text:p>100_223</text:p>
          </table:table-cell>
          <table:table-cell office:value-type="float" office:value="0.036366" calcext:value-type="float">
            <text:p>0.036366</text:p>
          </table:table-cell>
          <table:table-cell office:value-type="float" office:value="0.040184" calcext:value-type="float">
            <text:p>0.040184</text:p>
          </table:table-cell>
          <table:table-cell office:value-type="float" office:value="0.038948" calcext:value-type="float">
            <text:p>0.038948</text:p>
          </table:table-cell>
          <table:table-cell table:number-columns-repeated="5"/>
          <table:table-cell table:formula="of:=[.C574]*[.$J$1]*[.C$747]" office:value-type="float" office:value="3.69637915531822" calcext:value-type="float">
            <text:p>3.6963791553</text:p>
          </table:table-cell>
          <table:table-cell table:formula="of:=[.D574]*[.$J$1]*[.D$747]" office:value-type="float" office:value="3.98343456784447" calcext:value-type="float">
            <text:p>3.9834345678</text:p>
          </table:table-cell>
          <table:table-cell table:formula="of:=[.E574]*[.$J$1]*[.E$747]" office:value-type="float" office:value="3.92154684701934" calcext:value-type="float">
            <text:p>3.921546847</text:p>
          </table:table-cell>
        </table:table-row>
        <table:table-row table:style-name="ro1">
          <table:table-cell office:value-type="string" calcext:value-type="string">
            <text:p>2008-01-24 21:00</text:p>
          </table:table-cell>
          <table:table-cell office:value-type="string" calcext:value-type="string">
            <text:p>100_223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041483" calcext:value-type="float">
            <text:p>0.041483</text:p>
          </table:table-cell>
          <table:table-cell office:value-type="float" office:value="0.040531" calcext:value-type="float">
            <text:p>0.040531</text:p>
          </table:table-cell>
          <table:table-cell table:number-columns-repeated="5"/>
          <table:table-cell table:formula="of:=[.C575]*[.$J$1]*[.C$747]" office:value-type="float" office:value="3.31694277554582" calcext:value-type="float">
            <text:p>3.3169427755</text:p>
          </table:table-cell>
          <table:table-cell table:formula="of:=[.D575]*[.$J$1]*[.D$747]" office:value-type="float" office:value="4.11220426482909" calcext:value-type="float">
            <text:p>4.1122042648</text:p>
          </table:table-cell>
          <table:table-cell table:formula="of:=[.E575]*[.$J$1]*[.E$747]" office:value-type="float" office:value="4.08093394414452" calcext:value-type="float">
            <text:p>4.0809339441</text:p>
          </table:table-cell>
        </table:table-row>
        <table:table-row table:style-name="ro1">
          <table:table-cell office:value-type="string" calcext:value-type="string">
            <text:p>2008-01-24 22:00</text:p>
          </table:table-cell>
          <table:table-cell office:value-type="string" calcext:value-type="string">
            <text:p>100_223</text:p>
          </table:table-cell>
          <table:table-cell office:value-type="float" office:value="0.025832" calcext:value-type="float">
            <text:p>0.025832</text:p>
          </table:table-cell>
          <table:table-cell office:value-type="float" office:value="0.033202" calcext:value-type="float">
            <text:p>0.033202</text:p>
          </table:table-cell>
          <table:table-cell office:value-type="float" office:value="0.028743" calcext:value-type="float">
            <text:p>0.028743</text:p>
          </table:table-cell>
          <table:table-cell table:number-columns-repeated="5"/>
          <table:table-cell table:formula="of:=[.C576]*[.$J$1]*[.C$747]" office:value-type="float" office:value="2.6256631562498" calcext:value-type="float">
            <text:p>2.6256631562</text:p>
          </table:table-cell>
          <table:table-cell table:formula="of:=[.D576]*[.$J$1]*[.D$747]" office:value-type="float" office:value="3.29130983778549" calcext:value-type="float">
            <text:p>3.2913098378</text:p>
          </table:table-cell>
          <table:table-cell table:formula="of:=[.E576]*[.$J$1]*[.E$747]" office:value-type="float" office:value="2.89403874457936" calcext:value-type="float">
            <text:p>2.8940387446</text:p>
          </table:table-cell>
        </table:table-row>
        <table:table-row table:style-name="ro1">
          <table:table-cell office:value-type="string" calcext:value-type="string">
            <text:p>2008-01-24 23:00</text:p>
          </table:table-cell>
          <table:table-cell office:value-type="string" calcext:value-type="string">
            <text:p>100_223</text:p>
          </table:table-cell>
          <table:table-cell office:value-type="float" office:value="0.021021" calcext:value-type="float">
            <text:p>0.021021</text:p>
          </table:table-cell>
          <table:table-cell office:value-type="float" office:value="0.032239" calcext:value-type="float">
            <text:p>0.032239</text:p>
          </table:table-cell>
          <table:table-cell office:value-type="float" office:value="0.025312" calcext:value-type="float">
            <text:p>0.025312</text:p>
          </table:table-cell>
          <table:table-cell table:number-columns-repeated="5"/>
          <table:table-cell table:formula="of:=[.C577]*[.$J$1]*[.C$747]" office:value-type="float" office:value="2.13665473860046" calcext:value-type="float">
            <text:p>2.1366547386</text:p>
          </table:table-cell>
          <table:table-cell table:formula="of:=[.D577]*[.$J$1]*[.D$747]" office:value-type="float" office:value="3.19584777604862" calcext:value-type="float">
            <text:p>3.195847776</text:p>
          </table:table-cell>
          <table:table-cell table:formula="of:=[.E577]*[.$J$1]*[.E$747]" office:value-type="float" office:value="2.54858256628719" calcext:value-type="float">
            <text:p>2.5485825663</text:p>
          </table:table-cell>
        </table:table-row>
        <table:table-row table:style-name="ro1">
          <table:table-cell office:value-type="string" calcext:value-type="string">
            <text:p>2008-01-25 00:00</text:p>
          </table:table-cell>
          <table:table-cell office:value-type="string" calcext:value-type="string">
            <text:p>100_223</text:p>
          </table:table-cell>
          <table:table-cell office:value-type="float" office:value="0.022002" calcext:value-type="float">
            <text:p>0.022002</text:p>
          </table:table-cell>
          <table:table-cell office:value-type="float" office:value="0.035192" calcext:value-type="float">
            <text:p>0.035192</text:p>
          </table:table-cell>
          <table:table-cell office:value-type="float" office:value="0.030223" calcext:value-type="float">
            <text:p>0.030223</text:p>
          </table:table-cell>
          <table:table-cell table:number-columns-repeated="5"/>
          <table:table-cell table:formula="of:=[.C578]*[.$J$1]*[.C$747]" office:value-type="float" office:value="2.23636732594488" calcext:value-type="float">
            <text:p>2.2363673259</text:p>
          </table:table-cell>
          <table:table-cell table:formula="of:=[.D578]*[.$J$1]*[.D$747]" office:value-type="float" office:value="3.48857827273498" calcext:value-type="float">
            <text:p>3.4885782727</text:p>
          </table:table-cell>
          <table:table-cell table:formula="of:=[.E578]*[.$J$1]*[.E$747]" office:value-type="float" office:value="3.04305510828452" calcext:value-type="float">
            <text:p>3.0430551083</text:p>
          </table:table-cell>
        </table:table-row>
        <table:table-row table:style-name="ro1">
          <table:table-cell office:value-type="string" calcext:value-type="string">
            <text:p>2008-01-25 01:00</text:p>
          </table:table-cell>
          <table:table-cell office:value-type="string" calcext:value-type="string">
            <text:p>100_223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808" calcext:value-type="float">
            <text:p>0.027808</text:p>
          </table:table-cell>
          <table:table-cell table:number-columns-repeated="5"/>
          <table:table-cell table:formula="of:=[.C579]*[.$J$1]*[.C$747]" office:value-type="float" office:value="2.08745912975775" calcext:value-type="float">
            <text:p>2.0874591298</text:p>
          </table:table-cell>
          <table:table-cell table:formula="of:=[.D579]*[.$J$1]*[.D$747]" office:value-type="float" office:value="3.3704154714989" calcext:value-type="float">
            <text:p>3.3704154715</text:p>
          </table:table-cell>
          <table:table-cell table:formula="of:=[.E579]*[.$J$1]*[.E$747]" office:value-type="float" office:value="2.7998966499413" calcext:value-type="float">
            <text:p>2.7998966499</text:p>
          </table:table-cell>
        </table:table-row>
        <table:table-row table:style-name="ro1">
          <table:table-cell office:value-type="string" calcext:value-type="string">
            <text:p>2008-01-25 02:00</text:p>
          </table:table-cell>
          <table:table-cell office:value-type="string" calcext:value-type="string">
            <text:p>100_223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0.02754" calcext:value-type="float">
            <text:p>0.02754</text:p>
          </table:table-cell>
          <table:table-cell table:number-columns-repeated="5"/>
          <table:table-cell table:formula="of:=[.C580]*[.$J$1]*[.C$747]" office:value-type="float" office:value="1.99567476036732" calcext:value-type="float">
            <text:p>1.9956747604</text:p>
          </table:table-cell>
          <table:table-cell table:formula="of:=[.D580]*[.$J$1]*[.D$747]" office:value-type="float" office:value="3.09989006497771" calcext:value-type="float">
            <text:p>3.099890065</text:p>
          </table:table-cell>
          <table:table-cell table:formula="of:=[.E580]*[.$J$1]*[.E$747]" office:value-type="float" office:value="2.7729126057028" calcext:value-type="float">
            <text:p>2.7729126057</text:p>
          </table:table-cell>
        </table:table-row>
        <table:table-row table:style-name="ro1">
          <table:table-cell office:value-type="string" calcext:value-type="string">
            <text:p>2008-01-25 03:00</text:p>
          </table:table-cell>
          <table:table-cell office:value-type="string" calcext:value-type="string">
            <text:p>100_223</text:p>
          </table:table-cell>
          <table:table-cell office:value-type="float" office:value="0.020937" calcext:value-type="float">
            <text:p>0.020937</text:p>
          </table:table-cell>
          <table:table-cell office:value-type="float" office:value="0.033941" calcext:value-type="float">
            <text:p>0.033941</text:p>
          </table:table-cell>
          <table:table-cell office:value-type="float" office:value="0.028691" calcext:value-type="float">
            <text:p>0.028691</text:p>
          </table:table-cell>
          <table:table-cell table:number-columns-repeated="5"/>
          <table:table-cell table:formula="of:=[.C581]*[.$J$1]*[.C$747]" office:value-type="float" office:value="2.12811665772693" calcext:value-type="float">
            <text:p>2.1281166577</text:p>
          </table:table-cell>
          <table:table-cell table:formula="of:=[.D581]*[.$J$1]*[.D$747]" office:value-type="float" office:value="3.36456680935719" calcext:value-type="float">
            <text:p>3.3645668094</text:p>
          </table:table-cell>
          <table:table-cell table:formula="of:=[.E581]*[.$J$1]*[.E$747]" office:value-type="float" office:value="2.88880303450323" calcext:value-type="float">
            <text:p>2.8888030345</text:p>
          </table:table-cell>
        </table:table-row>
        <table:table-row table:style-name="ro1">
          <table:table-cell office:value-type="string" calcext:value-type="string">
            <text:p>2008-01-25 04:00</text:p>
          </table:table-cell>
          <table:table-cell office:value-type="string" calcext:value-type="string">
            <text:p>100_223</text:p>
          </table:table-cell>
          <table:table-cell office:value-type="float" office:value="0.023258" calcext:value-type="float">
            <text:p>0.023258</text:p>
          </table:table-cell>
          <table:table-cell office:value-type="float" office:value="0.033251" calcext:value-type="float">
            <text:p>0.033251</text:p>
          </table:table-cell>
          <table:table-cell office:value-type="float" office:value="0.027428" calcext:value-type="float">
            <text:p>0.027428</text:p>
          </table:table-cell>
          <table:table-cell table:number-columns-repeated="5"/>
          <table:table-cell table:formula="of:=[.C582]*[.$J$1]*[.C$747]" office:value-type="float" office:value="2.36403196376811" calcext:value-type="float">
            <text:p>2.3640319638</text:p>
          </table:table-cell>
          <table:table-cell table:formula="of:=[.D582]*[.$J$1]*[.D$747]" office:value-type="float" office:value="3.29616720125912" calcext:value-type="float">
            <text:p>3.2961672013</text:p>
          </table:table-cell>
          <table:table-cell table:formula="of:=[.E582]*[.$J$1]*[.E$747]" office:value-type="float" office:value="2.76163569169268" calcext:value-type="float">
            <text:p>2.7616356917</text:p>
          </table:table-cell>
        </table:table-row>
        <table:table-row table:style-name="ro1">
          <table:table-cell office:value-type="string" calcext:value-type="string">
            <text:p>2008-01-25 05:00</text:p>
          </table:table-cell>
          <table:table-cell office:value-type="string" calcext:value-type="string">
            <text:p>100_223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039655" calcext:value-type="float">
            <text:p>0.039655</text:p>
          </table:table-cell>
          <table:table-cell office:value-type="float" office:value="0.034804" calcext:value-type="float">
            <text:p>0.034804</text:p>
          </table:table-cell>
          <table:table-cell table:number-columns-repeated="5"/>
          <table:table-cell table:formula="of:=[.C583]*[.$J$1]*[.C$747]" office:value-type="float" office:value="3.16000471758478" calcext:value-type="float">
            <text:p>3.1600047176</text:p>
          </table:table-cell>
          <table:table-cell table:formula="of:=[.D583]*[.$J$1]*[.D$747]" office:value-type="float" office:value="3.93099486830262" calcext:value-type="float">
            <text:p>3.9309948683</text:p>
          </table:table-cell>
          <table:table-cell table:formula="of:=[.E583]*[.$J$1]*[.E$747]" office:value-type="float" office:value="3.50430102864489" calcext:value-type="float">
            <text:p>3.5043010286</text:p>
          </table:table-cell>
        </table:table-row>
        <table:table-row table:style-name="ro1">
          <table:table-cell office:value-type="string" calcext:value-type="string">
            <text:p>2008-01-25 06:00</text:p>
          </table:table-cell>
          <table:table-cell office:value-type="string" calcext:value-type="string">
            <text:p>100_223</text:p>
          </table:table-cell>
          <table:table-cell office:value-type="float" office:value="0.042717" calcext:value-type="float">
            <text:p>0.042717</text:p>
          </table:table-cell>
          <table:table-cell office:value-type="float" office:value="0.045075" calcext:value-type="float">
            <text:p>0.045075</text:p>
          </table:table-cell>
          <table:table-cell office:value-type="float" office:value="0.04349" calcext:value-type="float">
            <text:p>0.04349</text:p>
          </table:table-cell>
          <table:table-cell table:number-columns-repeated="5"/>
          <table:table-cell table:formula="of:=[.C584]*[.$J$1]*[.C$747]" office:value-type="float" office:value="4.34191905564891" calcext:value-type="float">
            <text:p>4.3419190556</text:p>
          </table:table-cell>
          <table:table-cell table:formula="of:=[.D584]*[.$J$1]*[.D$747]" office:value-type="float" office:value="4.46827874640627" calcext:value-type="float">
            <text:p>4.4682787464</text:p>
          </table:table-cell>
          <table:table-cell table:formula="of:=[.E584]*[.$J$1]*[.E$747]" office:value-type="float" office:value="4.37886598482262" calcext:value-type="float">
            <text:p>4.3788659848</text:p>
          </table:table-cell>
        </table:table-row>
        <table:table-row table:style-name="ro1">
          <table:table-cell office:value-type="string" calcext:value-type="string">
            <text:p>2008-01-25 07:00</text:p>
          </table:table-cell>
          <table:table-cell office:value-type="string" calcext:value-type="string">
            <text:p>100_223</text:p>
          </table:table-cell>
          <table:table-cell office:value-type="float" office:value="0.05621" calcext:value-type="float">
            <text:p>0.05621</text:p>
          </table:table-cell>
          <table:table-cell office:value-type="float" office:value="0.061449" calcext:value-type="float">
            <text:p>0.061449</text:p>
          </table:table-cell>
          <table:table-cell office:value-type="float" office:value="0.061065" calcext:value-type="float">
            <text:p>0.061065</text:p>
          </table:table-cell>
          <table:table-cell table:number-columns-repeated="5"/>
          <table:table-cell table:formula="of:=[.C585]*[.$J$1]*[.C$747]" office:value-type="float" office:value="5.71339911786936" calcext:value-type="float">
            <text:p>5.7133991179</text:p>
          </table:table-cell>
          <table:table-cell table:formula="of:=[.D585]*[.$J$1]*[.D$747]" office:value-type="float" office:value="6.09143118553342" calcext:value-type="float">
            <text:p>6.0914311855</text:p>
          </table:table-cell>
          <table:table-cell table:formula="of:=[.E585]*[.$J$1]*[.E$747]" office:value-type="float" office:value="6.14843530382141" calcext:value-type="float">
            <text:p>6.1484353038</text:p>
          </table:table-cell>
        </table:table-row>
        <table:table-row table:style-name="ro1">
          <table:table-cell office:value-type="string" calcext:value-type="string">
            <text:p>2008-01-25 08:00</text:p>
          </table:table-cell>
          <table:table-cell office:value-type="string" calcext:value-type="string">
            <text:p>100_223</text:p>
          </table:table-cell>
          <table:table-cell office:value-type="float" office:value="0.056133" calcext:value-type="float">
            <text:p>0.056133</text:p>
          </table:table-cell>
          <table:table-cell office:value-type="float" office:value="0.064096" calcext:value-type="float">
            <text:p>0.064096</text:p>
          </table:table-cell>
          <table:table-cell office:value-type="float" office:value="0.056743" calcext:value-type="float">
            <text:p>0.056743</text:p>
          </table:table-cell>
          <table:table-cell table:number-columns-repeated="5"/>
          <table:table-cell table:formula="of:=[.C586]*[.$J$1]*[.C$747]" office:value-type="float" office:value="5.70557254373529" calcext:value-type="float">
            <text:p>5.7055725437</text:p>
          </table:table-cell>
          <table:table-cell table:formula="of:=[.D586]*[.$J$1]*[.D$747]" office:value-type="float" office:value="6.35382794297629" calcext:value-type="float">
            <text:p>6.353827943</text:p>
          </table:table-cell>
          <table:table-cell table:formula="of:=[.E586]*[.$J$1]*[.E$747]" office:value-type="float" office:value="5.71326724710944" calcext:value-type="float">
            <text:p>5.7132672471</text:p>
          </table:table-cell>
        </table:table-row>
        <table:table-row table:style-name="ro1">
          <table:table-cell office:value-type="string" calcext:value-type="string">
            <text:p>2008-01-25 09:00</text:p>
          </table:table-cell>
          <table:table-cell office:value-type="string" calcext:value-type="string">
            <text:p>100_223</text:p>
          </table:table-cell>
          <table:table-cell office:value-type="float" office:value="0.05219" calcext:value-type="float">
            <text:p>0.05219</text:p>
          </table:table-cell>
          <table:table-cell office:value-type="float" office:value="0.05521" calcext:value-type="float">
            <text:p>0.05521</text:p>
          </table:table-cell>
          <table:table-cell office:value-type="float" office:value="0.051414" calcext:value-type="float">
            <text:p>0.051414</text:p>
          </table:table-cell>
          <table:table-cell table:number-columns-repeated="5"/>
          <table:table-cell table:formula="of:=[.C587]*[.$J$1]*[.C$747]" office:value-type="float" office:value="5.30479096177907" calcext:value-type="float">
            <text:p>5.3047909618</text:p>
          </table:table-cell>
          <table:table-cell table:formula="of:=[.D587]*[.$J$1]*[.D$747]" office:value-type="float" office:value="5.47295994651337" calcext:value-type="float">
            <text:p>5.4729599465</text:p>
          </table:table-cell>
          <table:table-cell table:formula="of:=[.E587]*[.$J$1]*[.E$747]" office:value-type="float" office:value="5.17670765103863" calcext:value-type="float">
            <text:p>5.176707651</text:p>
          </table:table-cell>
        </table:table-row>
        <table:table-row table:style-name="ro1">
          <table:table-cell office:value-type="string" calcext:value-type="string">
            <text:p>2008-01-25 10:00</text:p>
          </table:table-cell>
          <table:table-cell office:value-type="string" calcext:value-type="string">
            <text:p>100_223</text:p>
          </table:table-cell>
          <table:table-cell office:value-type="float" office:value="0.055875" calcext:value-type="float">
            <text:p>0.055875</text:p>
          </table:table-cell>
          <table:table-cell office:value-type="float" office:value="0.057657" calcext:value-type="float">
            <text:p>0.057657</text:p>
          </table:table-cell>
          <table:table-cell office:value-type="float" office:value="0.054178" calcext:value-type="float">
            <text:p>0.054178</text:p>
          </table:table-cell>
          <table:table-cell table:number-columns-repeated="5"/>
          <table:table-cell table:formula="of:=[.C588]*[.$J$1]*[.C$747]" office:value-type="float" office:value="5.67934843819516" calcext:value-type="float">
            <text:p>5.6793484382</text:p>
          </table:table-cell>
          <table:table-cell table:formula="of:=[.D588]*[.$J$1]*[.D$747]" office:value-type="float" office:value="5.71553073059448" calcext:value-type="float">
            <text:p>5.7155307306</text:p>
          </table:table-cell>
          <table:table-cell table:formula="of:=[.E588]*[.$J$1]*[.E$747]" office:value-type="float" office:value="5.45500577893124" calcext:value-type="float">
            <text:p>5.4550057789</text:p>
          </table:table-cell>
        </table:table-row>
        <table:table-row table:style-name="ro1">
          <table:table-cell office:value-type="string" calcext:value-type="string">
            <text:p>2008-01-25 11:00</text:p>
          </table:table-cell>
          <table:table-cell office:value-type="string" calcext:value-type="string">
            <text:p>100_223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051181" calcext:value-type="float">
            <text:p>0.051181</text:p>
          </table:table-cell>
          <table:table-cell table:number-columns-repeated="5"/>
          <table:table-cell table:formula="of:=[.C589]*[.$J$1]*[.C$747]" office:value-type="float" office:value="5.80182924120233" calcext:value-type="float">
            <text:p>5.8018292412</text:p>
          </table:table-cell>
          <table:table-cell table:formula="of:=[.D589]*[.$J$1]*[.D$747]" office:value-type="float" office:value="5.78323642962489" calcext:value-type="float">
            <text:p>5.7832364296</text:p>
          </table:table-cell>
          <table:table-cell table:formula="of:=[.E589]*[.$J$1]*[.E$747]" office:value-type="float" office:value="5.15324764242829" calcext:value-type="float">
            <text:p>5.1532476424</text:p>
          </table:table-cell>
        </table:table-row>
        <table:table-row table:style-name="ro1">
          <table:table-cell office:value-type="string" calcext:value-type="string">
            <text:p>2008-01-25 12:00</text:p>
          </table:table-cell>
          <table:table-cell office:value-type="string" calcext:value-type="string">
            <text:p>100_223</text:p>
          </table:table-cell>
          <table:table-cell office:value-type="float" office:value="0.057321" calcext:value-type="float">
            <text:p>0.057321</text:p>
          </table:table-cell>
          <table:table-cell office:value-type="float" office:value="0.060181" calcext:value-type="float">
            <text:p>0.060181</text:p>
          </table:table-cell>
          <table:table-cell office:value-type="float" office:value="0.059014" calcext:value-type="float">
            <text:p>0.059014</text:p>
          </table:table-cell>
          <table:table-cell table:number-columns-repeated="5"/>
          <table:table-cell table:formula="of:=[.C590]*[.$J$1]*[.C$747]" office:value-type="float" office:value="5.82632540180376" calcext:value-type="float">
            <text:p>5.8263254018</text:p>
          </table:table-cell>
          <table:table-cell table:formula="of:=[.D590]*[.$J$1]*[.D$747]" office:value-type="float" office:value="5.96573451441987" calcext:value-type="float">
            <text:p>5.9657345144</text:p>
          </table:table-cell>
          <table:table-cell table:formula="of:=[.E590]*[.$J$1]*[.E$747]" office:value-type="float" office:value="5.94192681601108" calcext:value-type="float">
            <text:p>5.941926816</text:p>
          </table:table-cell>
        </table:table-row>
        <table:table-row table:style-name="ro1">
          <table:table-cell office:value-type="string" calcext:value-type="string">
            <text:p>2008-01-25 13:00</text:p>
          </table:table-cell>
          <table:table-cell office:value-type="string" calcext:value-type="string">
            <text:p>100_223</text:p>
          </table:table-cell>
          <table:table-cell office:value-type="float" office:value="0.059205" calcext:value-type="float">
            <text:p>0.059205</text:p>
          </table:table-cell>
          <table:table-cell office:value-type="float" office:value="0.064274" calcext:value-type="float">
            <text:p>0.064274</text:p>
          </table:table-cell>
          <table:table-cell office:value-type="float" office:value="0.065797" calcext:value-type="float">
            <text:p>0.065797</text:p>
          </table:table-cell>
          <table:table-cell table:number-columns-repeated="5"/>
          <table:table-cell table:formula="of:=[.C591]*[.$J$1]*[.C$747]" office:value-type="float" office:value="6.01782235853861" calcext:value-type="float">
            <text:p>6.0178223585</text:p>
          </table:table-cell>
          <table:table-cell table:formula="of:=[.D591]*[.$J$1]*[.D$747]" office:value-type="float" office:value="6.37147305926825" calcext:value-type="float">
            <text:p>6.3714730593</text:p>
          </table:table-cell>
          <table:table-cell table:formula="of:=[.E591]*[.$J$1]*[.E$747]" office:value-type="float" office:value="6.62488492074899" calcext:value-type="float">
            <text:p>6.6248849207</text:p>
          </table:table-cell>
        </table:table-row>
        <table:table-row table:style-name="ro1">
          <table:table-cell office:value-type="string" calcext:value-type="string">
            <text:p>2008-01-25 14:00</text:p>
          </table:table-cell>
          <table:table-cell office:value-type="string" calcext:value-type="string">
            <text:p>100_223</text:p>
          </table:table-cell>
          <table:table-cell office:value-type="float" office:value="0.059381" calcext:value-type="float">
            <text:p>0.059381</text:p>
          </table:table-cell>
          <table:table-cell office:value-type="float" office:value="0.059045" calcext:value-type="float">
            <text:p>0.059045</text:p>
          </table:table-cell>
          <table:table-cell office:value-type="float" office:value="0.065024" calcext:value-type="float">
            <text:p>0.065024</text:p>
          </table:table-cell>
          <table:table-cell table:number-columns-repeated="5"/>
          <table:table-cell table:formula="of:=[.C592]*[.$J$1]*[.C$747]" office:value-type="float" office:value="6.03571167084505" calcext:value-type="float">
            <text:p>6.0357116708</text:p>
          </table:table-cell>
          <table:table-cell table:formula="of:=[.D592]*[.$J$1]*[.D$747]" office:value-type="float" office:value="5.85312298572508" calcext:value-type="float">
            <text:p>5.8531229857</text:p>
          </table:table-cell>
          <table:table-cell table:formula="of:=[.E592]*[.$J$1]*[.E$747]" office:value-type="float" office:value="6.54705407673271" calcext:value-type="float">
            <text:p>6.5470540767</text:p>
          </table:table-cell>
        </table:table-row>
        <table:table-row table:style-name="ro1">
          <table:table-cell office:value-type="string" calcext:value-type="string">
            <text:p>2008-01-25 15:00</text:p>
          </table:table-cell>
          <table:table-cell office:value-type="string" calcext:value-type="string">
            <text:p>100_223</text:p>
          </table:table-cell>
          <table:table-cell office:value-type="float" office:value="0.062973" calcext:value-type="float">
            <text:p>0.062973</text:p>
          </table:table-cell>
          <table:table-cell office:value-type="float" office:value="0.058199" calcext:value-type="float">
            <text:p>0.058199</text:p>
          </table:table-cell>
          <table:table-cell office:value-type="float" office:value="0.056694" calcext:value-type="float">
            <text:p>0.056694</text:p>
          </table:table-cell>
          <table:table-cell table:number-columns-repeated="5"/>
          <table:table-cell table:formula="of:=[.C593]*[.$J$1]*[.C$747]" office:value-type="float" office:value="6.40081627200831" calcext:value-type="float">
            <text:p>6.400816272</text:p>
          </table:table-cell>
          <table:table-cell table:formula="of:=[.D593]*[.$J$1]*[.D$747]" office:value-type="float" office:value="5.76925911840485" calcext:value-type="float">
            <text:p>5.7692591184</text:p>
          </table:table-cell>
          <table:table-cell table:formula="of:=[.E593]*[.$J$1]*[.E$747]" office:value-type="float" office:value="5.70833359723001" calcext:value-type="float">
            <text:p>5.7083335972</text:p>
          </table:table-cell>
        </table:table-row>
        <table:table-row table:style-name="ro1">
          <table:table-cell office:value-type="string" calcext:value-type="string">
            <text:p>2008-01-25 16:00</text:p>
          </table:table-cell>
          <table:table-cell office:value-type="string" calcext:value-type="string">
            <text:p>100_223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062835" calcext:value-type="float">
            <text:p>0.062835</text:p>
          </table:table-cell>
          <table:table-cell office:value-type="float" office:value="0.061628" calcext:value-type="float">
            <text:p>0.061628</text:p>
          </table:table-cell>
          <table:table-cell table:number-columns-repeated="5"/>
          <table:table-cell table:formula="of:=[.C594]*[.$J$1]*[.C$747]" office:value-type="float" office:value="6.50896529640633" calcext:value-type="float">
            <text:p>6.5089652964</text:p>
          </table:table-cell>
          <table:table-cell table:formula="of:=[.D594]*[.$J$1]*[.D$747]" office:value-type="float" office:value="6.2288251809304" calcext:value-type="float">
            <text:p>6.2288251809</text:p>
          </table:table-cell>
          <table:table-cell table:formula="of:=[.E594]*[.$J$1]*[.E$747]" office:value-type="float" office:value="6.20512193406871" calcext:value-type="float">
            <text:p>6.2051219341</text:p>
          </table:table-cell>
        </table:table-row>
        <table:table-row table:style-name="ro1">
          <table:table-cell office:value-type="string" calcext:value-type="string">
            <text:p>2008-01-25 17:00</text:p>
          </table:table-cell>
          <table:table-cell office:value-type="string" calcext:value-type="string">
            <text:p>100_223</text:p>
          </table:table-cell>
          <table:table-cell office:value-type="float" office:value="0.058259" calcext:value-type="float">
            <text:p>0.058259</text:p>
          </table:table-cell>
          <table:table-cell office:value-type="float" office:value="0.051119" calcext:value-type="float">
            <text:p>0.051119</text:p>
          </table:table-cell>
          <table:table-cell office:value-type="float" office:value="0.047734" calcext:value-type="float">
            <text:p>0.047734</text:p>
          </table:table-cell>
          <table:table-cell table:number-columns-repeated="5"/>
          <table:table-cell table:formula="of:=[.C595]*[.$J$1]*[.C$747]" office:value-type="float" office:value="5.92166730489149" calcext:value-type="float">
            <text:p>5.9216673049</text:p>
          </table:table-cell>
          <table:table-cell table:formula="of:=[.D595]*[.$J$1]*[.D$747]" office:value-type="float" office:value="5.0674196613986" calcext:value-type="float">
            <text:p>5.0674196614</text:p>
          </table:table-cell>
          <table:table-cell table:formula="of:=[.E595]*[.$J$1]*[.E$747]" office:value-type="float" office:value="4.80618047642039" calcext:value-type="float">
            <text:p>4.8061804764</text:p>
          </table:table-cell>
        </table:table-row>
        <table:table-row table:style-name="ro1">
          <table:table-cell office:value-type="string" calcext:value-type="string">
            <text:p>2008-01-25 18:00</text:p>
          </table:table-cell>
          <table:table-cell office:value-type="string" calcext:value-type="string">
            <text:p>100_223</text:p>
          </table:table-cell>
          <table:table-cell office:value-type="float" office:value="0.051935" calcext:value-type="float">
            <text:p>0.051935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49739" calcext:value-type="float">
            <text:p>0.049739</text:p>
          </table:table-cell>
          <table:table-cell table:number-columns-repeated="5"/>
          <table:table-cell table:formula="of:=[.C596]*[.$J$1]*[.C$747]" office:value-type="float" office:value="5.27887178769872" calcext:value-type="float">
            <text:p>5.2788717877</text:p>
          </table:table-cell>
          <table:table-cell table:formula="of:=[.D596]*[.$J$1]*[.D$747]" office:value-type="float" office:value="4.67090019416344" calcext:value-type="float">
            <text:p>4.6709001942</text:p>
          </table:table-cell>
          <table:table-cell table:formula="of:=[.E596]*[.$J$1]*[.E$747]" office:value-type="float" office:value="5.00805737454799" calcext:value-type="float">
            <text:p>5.0080573745</text:p>
          </table:table-cell>
        </table:table-row>
        <table:table-row table:style-name="ro1">
          <table:table-cell office:value-type="string" calcext:value-type="string">
            <text:p>2008-01-25 19:00</text:p>
          </table:table-cell>
          <table:table-cell office:value-type="string" calcext:value-type="string">
            <text:p>100_223</text:p>
          </table:table-cell>
          <table:table-cell office:value-type="float" office:value="0.042186" calcext:value-type="float">
            <text:p>0.042186</text:p>
          </table:table-cell>
          <table:table-cell office:value-type="float" office:value="0.045403" calcext:value-type="float">
            <text:p>0.045403</text:p>
          </table:table-cell>
          <table:table-cell office:value-type="float" office:value="0.03713" calcext:value-type="float">
            <text:p>0.03713</text:p>
          </table:table-cell>
          <table:table-cell table:number-columns-repeated="5"/>
          <table:table-cell table:formula="of:=[.C597]*[.$J$1]*[.C$747]" office:value-type="float" office:value="4.28794618726982" calcext:value-type="float">
            <text:p>4.2879461873</text:p>
          </table:table-cell>
          <table:table-cell table:formula="of:=[.D597]*[.$J$1]*[.D$747]" office:value-type="float" office:value="4.50079334271955" calcext:value-type="float">
            <text:p>4.5007933427</text:p>
          </table:table-cell>
          <table:table-cell table:formula="of:=[.E597]*[.$J$1]*[.E$747]" office:value-type="float" office:value="3.73849836781935" calcext:value-type="float">
            <text:p>3.7384983678</text:p>
          </table:table-cell>
        </table:table-row>
        <table:table-row table:style-name="ro1">
          <table:table-cell office:value-type="string" calcext:value-type="string">
            <text:p>2008-01-25 20:00</text:p>
          </table:table-cell>
          <table:table-cell office:value-type="string" calcext:value-type="string">
            <text:p>100_223</text:p>
          </table:table-cell>
          <table:table-cell office:value-type="float" office:value="0.036588" calcext:value-type="float">
            <text:p>0.036588</text:p>
          </table:table-cell>
          <table:table-cell office:value-type="float" office:value="0.035339" calcext:value-type="float">
            <text:p>0.035339</text:p>
          </table:table-cell>
          <table:table-cell office:value-type="float" office:value="0.03471" calcext:value-type="float">
            <text:p>0.03471</text:p>
          </table:table-cell>
          <table:table-cell table:number-columns-repeated="5"/>
          <table:table-cell table:formula="of:=[.C598]*[.$J$1]*[.C$747]" office:value-type="float" office:value="3.71894408334111" calcext:value-type="float">
            <text:p>3.7189440833</text:p>
          </table:table-cell>
          <table:table-cell table:formula="of:=[.D598]*[.$J$1]*[.D$747]" office:value-type="float" office:value="3.50315036315588" calcext:value-type="float">
            <text:p>3.5031503632</text:p>
          </table:table-cell>
          <table:table-cell table:formula="of:=[.E598]*[.$J$1]*[.E$747]" office:value-type="float" office:value="3.49483647581497" calcext:value-type="float">
            <text:p>3.4948364758</text:p>
          </table:table-cell>
        </table:table-row>
        <table:table-row table:style-name="ro1">
          <table:table-cell office:value-type="string" calcext:value-type="string">
            <text:p>2008-01-25 21:00</text:p>
          </table:table-cell>
          <table:table-cell office:value-type="string" calcext:value-type="string">
            <text:p>100_223</text:p>
          </table:table-cell>
          <table:table-cell office:value-type="float" office:value="0.034654" calcext:value-type="float">
            <text:p>0.034654</text:p>
          </table:table-cell>
          <table:table-cell office:value-type="float" office:value="0.039101" calcext:value-type="float">
            <text:p>0.039101</text:p>
          </table:table-cell>
          <table:table-cell office:value-type="float" office:value="0.033905" calcext:value-type="float">
            <text:p>0.033905</text:p>
          </table:table-cell>
          <table:table-cell table:number-columns-repeated="5"/>
          <table:table-cell table:formula="of:=[.C599]*[.$J$1]*[.C$747]" office:value-type="float" office:value="3.52236493561012" calcext:value-type="float">
            <text:p>3.5223649356</text:p>
          </table:table-cell>
          <table:table-cell table:formula="of:=[.D599]*[.$J$1]*[.D$747]" office:value-type="float" office:value="3.87607692209055" calcext:value-type="float">
            <text:p>3.8760769221</text:p>
          </table:table-cell>
          <table:table-cell table:formula="of:=[.E599]*[.$J$1]*[.E$747]" office:value-type="float" office:value="3.41378365636723" calcext:value-type="float">
            <text:p>3.4137836564</text:p>
          </table:table-cell>
        </table:table-row>
        <table:table-row table:style-name="ro1">
          <table:table-cell office:value-type="string" calcext:value-type="string">
            <text:p>2008-01-25 22:00</text:p>
          </table:table-cell>
          <table:table-cell office:value-type="string" calcext:value-type="string">
            <text:p>100_223</text:p>
          </table:table-cell>
          <table:table-cell office:value-type="float" office:value="0.032976" calcext:value-type="float">
            <text:p>0.032976</text:p>
          </table:table-cell>
          <table:table-cell office:value-type="float" office:value="0.037164" calcext:value-type="float">
            <text:p>0.037164</text:p>
          </table:table-cell>
          <table:table-cell office:value-type="float" office:value="0.037365" calcext:value-type="float">
            <text:p>0.037365</text:p>
          </table:table-cell>
          <table:table-cell table:number-columns-repeated="5"/>
          <table:table-cell table:formula="of:=[.C600]*[.$J$1]*[.C$747]" office:value-type="float" office:value="3.3518066057794" calcext:value-type="float">
            <text:p>3.3518066058</text:p>
          </table:table-cell>
          <table:table-cell table:formula="of:=[.D600]*[.$J$1]*[.D$747]" office:value-type="float" office:value="3.68406237008192" calcext:value-type="float">
            <text:p>3.6840623701</text:p>
          </table:table-cell>
          <table:table-cell table:formula="of:=[.E600]*[.$J$1]*[.E$747]" office:value-type="float" office:value="3.76215974989416" calcext:value-type="float">
            <text:p>3.7621597499</text:p>
          </table:table-cell>
        </table:table-row>
        <table:table-row table:style-name="ro1">
          <table:table-cell office:value-type="string" calcext:value-type="string">
            <text:p>2008-01-25 23:00</text:p>
          </table:table-cell>
          <table:table-cell office:value-type="string" calcext:value-type="string">
            <text:p>100_223</text:p>
          </table:table-cell>
          <table:table-cell office:value-type="float" office:value="0.027799" calcext:value-type="float">
            <text:p>0.027799</text:p>
          </table:table-cell>
          <table:table-cell office:value-type="float" office:value="0.030802" calcext:value-type="float">
            <text:p>0.030802</text:p>
          </table:table-cell>
          <table:table-cell office:value-type="float" office:value="0.029266" calcext:value-type="float">
            <text:p>0.029266</text:p>
          </table:table-cell>
          <table:table-cell table:number-columns-repeated="5"/>
          <table:table-cell table:formula="of:=[.C601]*[.$J$1]*[.C$747]" office:value-type="float" office:value="2.82559655003825" calcext:value-type="float">
            <text:p>2.82559655</text:p>
          </table:table-cell>
          <table:table-cell table:formula="of:=[.D601]*[.$J$1]*[.D$747]" office:value-type="float" office:value="3.05339815744439" calcext:value-type="float">
            <text:p>3.0533981574</text:p>
          </table:table-cell>
          <table:table-cell table:formula="of:=[.E601]*[.$J$1]*[.E$747]" office:value-type="float" office:value="2.94669790553733" calcext:value-type="float">
            <text:p>2.9466979055</text:p>
          </table:table-cell>
        </table:table-row>
        <table:table-row table:style-name="ro1">
          <table:table-cell office:value-type="string" calcext:value-type="string">
            <text:p>2008-01-26 00:00</text:p>
          </table:table-cell>
          <table:table-cell office:value-type="string" calcext:value-type="string">
            <text:p>100_223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21425" calcext:value-type="float">
            <text:p>0.021425</text:p>
          </table:table-cell>
          <table:table-cell office:value-type="float" office:value="0.023488" calcext:value-type="float">
            <text:p>0.023488</text:p>
          </table:table-cell>
          <table:table-cell table:number-columns-repeated="5"/>
          <table:table-cell table:formula="of:=[.C602]*[.$J$1]*[.C$747]" office:value-type="float" office:value="1.75589698916906" calcext:value-type="float">
            <text:p>1.7558969892</text:p>
          </table:table-cell>
          <table:table-cell table:formula="of:=[.D602]*[.$J$1]*[.D$747]" office:value-type="float" office:value="2.12385739637835" calcext:value-type="float">
            <text:p>2.1238573964</text:p>
          </table:table-cell>
          <table:table-cell table:formula="of:=[.E602]*[.$J$1]*[.E$747]" office:value-type="float" office:value="2.3649299666938" calcext:value-type="float">
            <text:p>2.3649299667</text:p>
          </table:table-cell>
        </table:table-row>
        <table:table-row table:style-name="ro1">
          <table:table-cell office:value-type="string" calcext:value-type="string">
            <text:p>2008-01-26 01:00</text:p>
          </table:table-cell>
          <table:table-cell office:value-type="string" calcext:value-type="string">
            <text:p>100_223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22568" calcext:value-type="float">
            <text:p>0.022568</text:p>
          </table:table-cell>
          <table:table-cell office:value-type="float" office:value="0.021453" calcext:value-type="float">
            <text:p>0.021453</text:p>
          </table:table-cell>
          <table:table-cell table:number-columns-repeated="5"/>
          <table:table-cell table:formula="of:=[.C603]*[.$J$1]*[.C$747]" office:value-type="float" office:value="1.58279756384027" calcext:value-type="float">
            <text:p>1.5827975638</text:p>
          </table:table-cell>
          <table:table-cell table:formula="of:=[.D603]*[.$J$1]*[.D$747]" office:value-type="float" office:value="2.2371628341408" calcext:value-type="float">
            <text:p>2.2371628341</text:p>
          </table:table-cell>
          <table:table-cell table:formula="of:=[.E603]*[.$J$1]*[.E$747]" office:value-type="float" office:value="2.16003246659921" calcext:value-type="float">
            <text:p>2.1600324666</text:p>
          </table:table-cell>
        </table:table-row>
        <table:table-row table:style-name="ro1">
          <table:table-cell office:value-type="string" calcext:value-type="string">
            <text:p>2008-01-26 02:00</text:p>
          </table:table-cell>
          <table:table-cell office:value-type="string" calcext:value-type="string">
            <text:p>100_223</text:p>
          </table:table-cell>
          <table:table-cell office:value-type="float" office:value="0.013878" calcext:value-type="float">
            <text:p>0.013878</text:p>
          </table:table-cell>
          <table:table-cell office:value-type="float" office:value="0.018399" calcext:value-type="float">
            <text:p>0.018399</text:p>
          </table:table-cell>
          <table:table-cell office:value-type="float" office:value="0.019247" calcext:value-type="float">
            <text:p>0.019247</text:p>
          </table:table-cell>
          <table:table-cell table:number-columns-repeated="5"/>
          <table:table-cell table:formula="of:=[.C604]*[.$J$1]*[.C$747]" office:value-type="float" office:value="1.41061293289078" calcext:value-type="float">
            <text:p>1.4106129329</text:p>
          </table:table-cell>
          <table:table-cell table:formula="of:=[.D604]*[.$J$1]*[.D$747]" office:value-type="float" office:value="1.82389041941495" calcext:value-type="float">
            <text:p>1.8238904194</text:p>
          </table:table-cell>
          <table:table-cell table:formula="of:=[.E604]*[.$J$1]*[.E$747]" office:value-type="float" office:value="1.93791753529273" calcext:value-type="float">
            <text:p>1.9379175353</text:p>
          </table:table-cell>
        </table:table-row>
        <table:table-row table:style-name="ro1">
          <table:table-cell office:value-type="string" calcext:value-type="string">
            <text:p>2008-01-26 03:00</text:p>
          </table:table-cell>
          <table:table-cell office:value-type="string" calcext:value-type="string">
            <text:p>100_223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7938" calcext:value-type="float">
            <text:p>0.017938</text:p>
          </table:table-cell>
          <table:table-cell table:number-columns-repeated="5"/>
          <table:table-cell table:formula="of:=[.C605]*[.$J$1]*[.C$747]" office:value-type="float" office:value="1.35958773528946" calcext:value-type="float">
            <text:p>1.3595877353</text:p>
          </table:table-cell>
          <table:table-cell table:formula="of:=[.D605]*[.$J$1]*[.D$747]" office:value-type="float" office:value="2.02522317890361" calcext:value-type="float">
            <text:p>2.0252231789</text:p>
          </table:table-cell>
          <table:table-cell table:formula="of:=[.E605]*[.$J$1]*[.E$747]" office:value-type="float" office:value="1.80611860279945" calcext:value-type="float">
            <text:p>1.8061186028</text:p>
          </table:table-cell>
        </table:table-row>
        <table:table-row table:style-name="ro1">
          <table:table-cell office:value-type="string" calcext:value-type="string">
            <text:p>2008-01-26 04:00</text:p>
          </table:table-cell>
          <table:table-cell office:value-type="string" calcext:value-type="string">
            <text:p>100_223</text:p>
          </table:table-cell>
          <table:table-cell office:value-type="float" office:value="0.013678" calcext:value-type="float">
            <text:p>0.013678</text:p>
          </table:table-cell>
          <table:table-cell office:value-type="float" office:value="0.017868" calcext:value-type="float">
            <text:p>0.017868</text:p>
          </table:table-cell>
          <table:table-cell office:value-type="float" office:value="0.020648" calcext:value-type="float">
            <text:p>0.020648</text:p>
          </table:table-cell>
          <table:table-cell table:number-columns-repeated="5"/>
          <table:table-cell table:formula="of:=[.C606]*[.$J$1]*[.C$747]" office:value-type="float" office:value="1.39028416890619" calcext:value-type="float">
            <text:p>1.3902841689</text:p>
          </table:table-cell>
          <table:table-cell table:formula="of:=[.D606]*[.$J$1]*[.D$747]" office:value-type="float" office:value="1.77125246013948" calcext:value-type="float">
            <text:p>1.7712524601</text:p>
          </table:table-cell>
          <table:table-cell table:formula="of:=[.E606]*[.$J$1]*[.E$747]" office:value-type="float" office:value="2.07897964715147" calcext:value-type="float">
            <text:p>2.0789796472</text:p>
          </table:table-cell>
        </table:table-row>
        <table:table-row table:style-name="ro1">
          <table:table-cell office:value-type="string" calcext:value-type="string">
            <text:p>2008-01-26 05:00</text:p>
          </table:table-cell>
          <table:table-cell office:value-type="string" calcext:value-type="string">
            <text:p>100_223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0.022573" calcext:value-type="float">
            <text:p>0.022573</text:p>
          </table:table-cell>
          <table:table-cell office:value-type="float" office:value="0.022956" calcext:value-type="float">
            <text:p>0.022956</text:p>
          </table:table-cell>
          <table:table-cell table:number-columns-repeated="5"/>
          <table:table-cell table:formula="of:=[.C607]*[.$J$1]*[.C$747]" office:value-type="float" office:value="1.64073454119636" calcext:value-type="float">
            <text:p>1.6407345412</text:p>
          </table:table-cell>
          <table:table-cell table:formula="of:=[.D607]*[.$J$1]*[.D$747]" office:value-type="float" office:value="2.23765848347485" calcext:value-type="float">
            <text:p>2.2376584835</text:p>
          </table:table-cell>
          <table:table-cell table:formula="of:=[.E607]*[.$J$1]*[.E$747]" office:value-type="float" office:value="2.31136462514573" calcext:value-type="float">
            <text:p>2.3113646251</text:p>
          </table:table-cell>
        </table:table-row>
        <table:table-row table:style-name="ro1">
          <table:table-cell office:value-type="string" calcext:value-type="string">
            <text:p>2008-01-26 06:00</text:p>
          </table:table-cell>
          <table:table-cell office:value-type="string" calcext:value-type="string">
            <text:p>100_223</text:p>
          </table:table-cell>
          <table:table-cell office:value-type="float" office:value="0.019396" calcext:value-type="float">
            <text:p>0.019396</text:p>
          </table:table-cell>
          <table:table-cell office:value-type="float" office:value="0.024308" calcext:value-type="float">
            <text:p>0.024308</text:p>
          </table:table-cell>
          <table:table-cell office:value-type="float" office:value="0.021076" calcext:value-type="float">
            <text:p>0.021076</text:p>
          </table:table-cell>
          <table:table-cell table:number-columns-repeated="5"/>
          <table:table-cell table:formula="of:=[.C608]*[.$J$1]*[.C$747]" office:value-type="float" office:value="1.97148353122565" calcext:value-type="float">
            <text:p>1.9714835312</text:p>
          </table:table-cell>
          <table:table-cell table:formula="of:=[.D608]*[.$J$1]*[.D$747]" office:value-type="float" office:value="2.4096488023881" calcext:value-type="float">
            <text:p>2.4096488024</text:p>
          </table:table-cell>
          <table:table-cell table:formula="of:=[.E608]*[.$J$1]*[.E$747]" office:value-type="float" office:value="2.12207356854728" calcext:value-type="float">
            <text:p>2.1220735685</text:p>
          </table:table-cell>
        </table:table-row>
        <table:table-row table:style-name="ro1">
          <table:table-cell office:value-type="string" calcext:value-type="string">
            <text:p>2008-01-26 07:00</text:p>
          </table:table-cell>
          <table:table-cell office:value-type="string" calcext:value-type="string">
            <text:p>100_223</text:p>
          </table:table-cell>
          <table:table-cell office:value-type="float" office:value="0.025598" calcext:value-type="float">
            <text:p>0.025598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27745" calcext:value-type="float">
            <text:p>0.027745</text:p>
          </table:table-cell>
          <table:table-cell table:number-columns-repeated="5"/>
          <table:table-cell table:formula="of:=[.C609]*[.$J$1]*[.C$747]" office:value-type="float" office:value="2.60187850238783" calcext:value-type="float">
            <text:p>2.6018785024</text:p>
          </table:table-cell>
          <table:table-cell table:formula="of:=[.D609]*[.$J$1]*[.D$747]" office:value-type="float" office:value="2.89360081214862" calcext:value-type="float">
            <text:p>2.8936008121</text:p>
          </table:table-cell>
          <table:table-cell table:formula="of:=[.E609]*[.$J$1]*[.E$747]" office:value-type="float" office:value="2.79355338581061" calcext:value-type="float">
            <text:p>2.7935533858</text:p>
          </table:table-cell>
        </table:table-row>
        <table:table-row table:style-name="ro1">
          <table:table-cell office:value-type="string" calcext:value-type="string">
            <text:p>2008-01-26 08:00</text:p>
          </table:table-cell>
          <table:table-cell office:value-type="string" calcext:value-type="string">
            <text:p>100_223</text:p>
          </table:table-cell>
          <table:table-cell office:value-type="float" office:value="0.036402" calcext:value-type="float">
            <text:p>0.03640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0.031308" calcext:value-type="float">
            <text:p>0.031308</text:p>
          </table:table-cell>
          <table:table-cell table:number-columns-repeated="5"/>
          <table:table-cell table:formula="of:=[.C610]*[.$J$1]*[.C$747]" office:value-type="float" office:value="3.70003833283544" calcext:value-type="float">
            <text:p>3.7000383328</text:p>
          </table:table-cell>
          <table:table-cell table:formula="of:=[.D610]*[.$J$1]*[.D$747]" office:value-type="float" office:value="2.90341466896269" calcext:value-type="float">
            <text:p>2.903414669</text:p>
          </table:table-cell>
          <table:table-cell table:formula="of:=[.E610]*[.$J$1]*[.E$747]" office:value-type="float" office:value="3.15230021275756" calcext:value-type="float">
            <text:p>3.1523002128</text:p>
          </table:table-cell>
        </table:table-row>
        <table:table-row table:style-name="ro1">
          <table:table-cell office:value-type="string" calcext:value-type="string">
            <text:p>2008-01-26 09:00</text:p>
          </table:table-cell>
          <table:table-cell office:value-type="string" calcext:value-type="string">
            <text:p>100_223</text:p>
          </table:table-cell>
          <table:table-cell office:value-type="float" office:value="0.04415" calcext:value-type="float">
            <text:p>0.04415</text:p>
          </table:table-cell>
          <table:table-cell office:value-type="float" office:value="0.031625" calcext:value-type="float">
            <text:p>0.031625</text:p>
          </table:table-cell>
          <table:table-cell office:value-type="float" office:value="0.03503" calcext:value-type="float">
            <text:p>0.03503</text:p>
          </table:table-cell>
          <table:table-cell table:number-columns-repeated="5"/>
          <table:table-cell table:formula="of:=[.C611]*[.$J$1]*[.C$747]" office:value-type="float" office:value="4.48757464959851" calcext:value-type="float">
            <text:p>4.4875746496</text:p>
          </table:table-cell>
          <table:table-cell table:formula="of:=[.D611]*[.$J$1]*[.D$747]" office:value-type="float" office:value="3.13498203782803" calcext:value-type="float">
            <text:p>3.1349820378</text:p>
          </table:table-cell>
          <table:table-cell table:formula="of:=[.E611]*[.$J$1]*[.E$747]" office:value-type="float" office:value="3.5270562301296" calcext:value-type="float">
            <text:p>3.5270562301</text:p>
          </table:table-cell>
        </table:table-row>
        <table:table-row table:style-name="ro1">
          <table:table-cell office:value-type="string" calcext:value-type="string">
            <text:p>2008-01-26 10:00</text:p>
          </table:table-cell>
          <table:table-cell office:value-type="string" calcext:value-type="string">
            <text:p>100_223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40667" calcext:value-type="float">
            <text:p>0.040667</text:p>
          </table:table-cell>
          <table:table-cell table:number-columns-repeated="5"/>
          <table:table-cell table:formula="of:=[.C612]*[.$J$1]*[.C$747]" office:value-type="float" office:value="5.11603838818214" calcext:value-type="float">
            <text:p>5.1160383882</text:p>
          </table:table-cell>
          <table:table-cell table:formula="of:=[.D612]*[.$J$1]*[.D$747]" office:value-type="float" office:value="3.53467366080107" calcext:value-type="float">
            <text:p>3.5346736608</text:p>
          </table:table-cell>
          <table:table-cell table:formula="of:=[.E612]*[.$J$1]*[.E$747]" office:value-type="float" office:value="4.09462733972824" calcext:value-type="float">
            <text:p>4.0946273397</text:p>
          </table:table-cell>
        </table:table-row>
        <table:table-row table:style-name="ro1">
          <table:table-cell office:value-type="string" calcext:value-type="string">
            <text:p>2008-01-26 11:00</text:p>
          </table:table-cell>
          <table:table-cell office:value-type="string" calcext:value-type="string">
            <text:p>100_223</text:p>
          </table:table-cell>
          <table:table-cell office:value-type="float" office:value="0.054084" calcext:value-type="float">
            <text:p>0.054084</text:p>
          </table:table-cell>
          <table:table-cell office:value-type="float" office:value="0.027997" calcext:value-type="float">
            <text:p>0.027997</text:p>
          </table:table-cell>
          <table:table-cell office:value-type="float" office:value="0.033869" calcext:value-type="float">
            <text:p>0.033869</text:p>
          </table:table-cell>
          <table:table-cell table:number-columns-repeated="5"/>
          <table:table-cell table:formula="of:=[.C613]*[.$J$1]*[.C$747]" office:value-type="float" office:value="5.49730435671315" calcext:value-type="float">
            <text:p>5.4973043567</text:p>
          </table:table-cell>
          <table:table-cell table:formula="of:=[.D613]*[.$J$1]*[.D$747]" office:value-type="float" office:value="2.77533888104573" calcext:value-type="float">
            <text:p>2.775338881</text:p>
          </table:table-cell>
          <table:table-cell table:formula="of:=[.E613]*[.$J$1]*[.E$747]" office:value-type="float" office:value="3.41015893400683" calcext:value-type="float">
            <text:p>3.410158934</text:p>
          </table:table-cell>
        </table:table-row>
        <table:table-row table:style-name="ro1">
          <table:table-cell office:value-type="string" calcext:value-type="string">
            <text:p>2008-01-26 12:00</text:p>
          </table:table-cell>
          <table:table-cell office:value-type="string" calcext:value-type="string">
            <text:p>100_223</text:p>
          </table:table-cell>
          <table:table-cell office:value-type="float" office:value="0.062039" calcext:value-type="float">
            <text:p>0.062039</text:p>
          </table:table-cell>
          <table:table-cell office:value-type="float" office:value="0.024819" calcext:value-type="float">
            <text:p>0.024819</text:p>
          </table:table-cell>
          <table:table-cell office:value-type="float" office:value="0.03907" calcext:value-type="float">
            <text:p>0.03907</text:p>
          </table:table-cell>
          <table:table-cell table:number-columns-repeated="5"/>
          <table:table-cell table:formula="of:=[.C614]*[.$J$1]*[.C$747]" office:value-type="float" office:value="6.30588094420027" calcext:value-type="float">
            <text:p>6.3058809442</text:p>
          </table:table-cell>
          <table:table-cell table:formula="of:=[.D614]*[.$J$1]*[.D$747]" office:value-type="float" office:value="2.46030416432739" calcext:value-type="float">
            <text:p>2.4603041643</text:p>
          </table:table-cell>
          <table:table-cell table:formula="of:=[.E614]*[.$J$1]*[.E$747]" office:value-type="float" office:value="3.93383062835179" calcext:value-type="float">
            <text:p>3.9338306284</text:p>
          </table:table-cell>
        </table:table-row>
        <table:table-row table:style-name="ro1">
          <table:table-cell office:value-type="string" calcext:value-type="string">
            <text:p>2008-01-26 13:00</text:p>
          </table:table-cell>
          <table:table-cell office:value-type="string" calcext:value-type="string">
            <text:p>100_223</text:p>
          </table:table-cell>
          <table:table-cell office:value-type="float" office:value="0.060273" calcext:value-type="float">
            <text:p>0.060273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6728" calcext:value-type="float">
            <text:p>0.036728</text:p>
          </table:table-cell>
          <table:table-cell table:number-columns-repeated="5"/>
          <table:table-cell table:formula="of:=[.C615]*[.$J$1]*[.C$747]" office:value-type="float" office:value="6.12637795821633" calcext:value-type="float">
            <text:p>6.1263779582</text:p>
          </table:table-cell>
          <table:table-cell table:formula="of:=[.D615]*[.$J$1]*[.D$747]" office:value-type="float" office:value="2.90450509749759" calcext:value-type="float">
            <text:p>2.9045050975</text:p>
          </table:table-cell>
          <table:table-cell table:formula="of:=[.E615]*[.$J$1]*[.E$747]" office:value-type="float" office:value="3.6980223014616" calcext:value-type="float">
            <text:p>3.6980223015</text:p>
          </table:table-cell>
        </table:table-row>
        <table:table-row table:style-name="ro1">
          <table:table-cell office:value-type="string" calcext:value-type="string">
            <text:p>2008-01-26 14:00</text:p>
          </table:table-cell>
          <table:table-cell office:value-type="string" calcext:value-type="string">
            <text:p>100_223</text:p>
          </table:table-cell>
          <table:table-cell office:value-type="float" office:value="0.059866" calcext:value-type="float">
            <text:p>0.059866</text:p>
          </table:table-cell>
          <table:table-cell office:value-type="float" office:value="0.026588" calcext:value-type="float">
            <text:p>0.026588</text:p>
          </table:table-cell>
          <table:table-cell office:value-type="float" office:value="0.039387" calcext:value-type="float">
            <text:p>0.039387</text:p>
          </table:table-cell>
          <table:table-cell table:number-columns-repeated="5"/>
          <table:table-cell table:formula="of:=[.C616]*[.$J$1]*[.C$747]" office:value-type="float" office:value="6.08500892350768" calcext:value-type="float">
            <text:p>6.0850089235</text:p>
          </table:table-cell>
          <table:table-cell table:formula="of:=[.D616]*[.$J$1]*[.D$747]" office:value-type="float" office:value="2.63566489871214" calcext:value-type="float">
            <text:p>2.6356648987</text:p>
          </table:table-cell>
          <table:table-cell table:formula="of:=[.E616]*[.$J$1]*[.E$747]" office:value-type="float" office:value="3.96574832246972" calcext:value-type="float">
            <text:p>3.9657483225</text:p>
          </table:table-cell>
        </table:table-row>
        <table:table-row table:style-name="ro1">
          <table:table-cell office:value-type="string" calcext:value-type="string">
            <text:p>2008-01-26 15:00</text:p>
          </table:table-cell>
          <table:table-cell office:value-type="string" calcext:value-type="string">
            <text:p>100_223</text:p>
          </table:table-cell>
          <table:table-cell office:value-type="float" office:value="0.058845" calcext:value-type="float">
            <text:p>0.058845</text:p>
          </table:table-cell>
          <table:table-cell office:value-type="float" office:value="0.029113" calcext:value-type="float">
            <text:p>0.029113</text:p>
          </table:table-cell>
          <table:table-cell office:value-type="float" office:value="0.036954" calcext:value-type="float">
            <text:p>0.036954</text:p>
          </table:table-cell>
          <table:table-cell table:number-columns-repeated="5"/>
          <table:table-cell table:formula="of:=[.C617]*[.$J$1]*[.C$747]" office:value-type="float" office:value="5.98123058336634" calcext:value-type="float">
            <text:p>5.9812305834</text:p>
          </table:table-cell>
          <table:table-cell table:formula="of:=[.D617]*[.$J$1]*[.D$747]" office:value-type="float" office:value="2.88596781240434" calcext:value-type="float">
            <text:p>2.8859678124</text:p>
          </table:table-cell>
          <table:table-cell table:formula="of:=[.E617]*[.$J$1]*[.E$747]" office:value-type="float" office:value="3.72077750294631" calcext:value-type="float">
            <text:p>3.7207775029</text:p>
          </table:table-cell>
        </table:table-row>
        <table:table-row table:style-name="ro1">
          <table:table-cell office:value-type="string" calcext:value-type="string">
            <text:p>2008-01-26 16:00</text:p>
          </table:table-cell>
          <table:table-cell office:value-type="string" calcext:value-type="string">
            <text:p>100_223</text:p>
          </table:table-cell>
          <table:table-cell office:value-type="float" office:value="0.057547" calcext:value-type="float">
            <text:p>0.057547</text:p>
          </table:table-cell>
          <table:table-cell office:value-type="float" office:value="0.025127" calcext:value-type="float">
            <text:p>0.025127</text:p>
          </table:table-cell>
          <table:table-cell office:value-type="float" office:value="0.027518" calcext:value-type="float">
            <text:p>0.027518</text:p>
          </table:table-cell>
          <table:table-cell table:number-columns-repeated="5"/>
          <table:table-cell table:formula="of:=[.C618]*[.$J$1]*[.C$747]" office:value-type="float" office:value="5.84929690510635" calcext:value-type="float">
            <text:p>5.8492969051</text:p>
          </table:table-cell>
          <table:table-cell table:formula="of:=[.D618]*[.$J$1]*[.D$747]" office:value-type="float" office:value="2.4908361633045" calcext:value-type="float">
            <text:p>2.4908361633</text:p>
          </table:table-cell>
          <table:table-cell table:formula="of:=[.E618]*[.$J$1]*[.E$747]" office:value-type="float" office:value="2.77069749759367" calcext:value-type="float">
            <text:p>2.7706974976</text:p>
          </table:table-cell>
        </table:table-row>
        <table:table-row table:style-name="ro1">
          <table:table-cell office:value-type="string" calcext:value-type="string">
            <text:p>2008-01-26 17:00</text:p>
          </table:table-cell>
          <table:table-cell office:value-type="string" calcext:value-type="string">
            <text:p>100_223</text:p>
          </table:table-cell>
          <table:table-cell office:value-type="float" office:value="0.05582" calcext:value-type="float">
            <text:p>0.05582</text:p>
          </table:table-cell>
          <table:table-cell office:value-type="float" office:value="0.023817" calcext:value-type="float">
            <text:p>0.023817</text:p>
          </table:table-cell>
          <table:table-cell office:value-type="float" office:value="0.037434" calcext:value-type="float">
            <text:p>0.037434</text:p>
          </table:table-cell>
          <table:table-cell table:number-columns-repeated="5"/>
          <table:table-cell table:formula="of:=[.C619]*[.$J$1]*[.C$747]" office:value-type="float" office:value="5.6737580280994" calcext:value-type="float">
            <text:p>5.6737580281</text:p>
          </table:table-cell>
          <table:table-cell table:formula="of:=[.D619]*[.$J$1]*[.D$747]" office:value-type="float" office:value="2.36097603778498" calcext:value-type="float">
            <text:p>2.3609760378</text:p>
          </table:table-cell>
          <table:table-cell table:formula="of:=[.E619]*[.$J$1]*[.E$747]" office:value-type="float" office:value="3.76910713441825" calcext:value-type="float">
            <text:p>3.7691071344</text:p>
          </table:table-cell>
        </table:table-row>
        <table:table-row table:style-name="ro1">
          <table:table-cell office:value-type="string" calcext:value-type="string">
            <text:p>2008-01-26 18:00</text:p>
          </table:table-cell>
          <table:table-cell office:value-type="string" calcext:value-type="string">
            <text:p>100_223</text:p>
          </table:table-cell>
          <table:table-cell office:value-type="float" office:value="0.049966" calcext:value-type="float">
            <text:p>0.049966</text:p>
          </table:table-cell>
          <table:table-cell office:value-type="float" office:value="0.021436" calcext:value-type="float">
            <text:p>0.021436</text:p>
          </table:table-cell>
          <table:table-cell office:value-type="float" office:value="0.02766" calcext:value-type="float">
            <text:p>0.02766</text:p>
          </table:table-cell>
          <table:table-cell table:number-columns-repeated="5"/>
          <table:table-cell table:formula="of:=[.C620]*[.$J$1]*[.C$747]" office:value-type="float" office:value="5.07873510627042" calcext:value-type="float">
            <text:p>5.0787351063</text:p>
          </table:table-cell>
          <table:table-cell table:formula="of:=[.D620]*[.$J$1]*[.D$747]" office:value-type="float" office:value="2.12494782491325" calcext:value-type="float">
            <text:p>2.1249478249</text:p>
          </table:table-cell>
          <table:table-cell table:formula="of:=[.E620]*[.$J$1]*[.E$747]" office:value-type="float" office:value="2.78499501357079" calcext:value-type="float">
            <text:p>2.7849950136</text:p>
          </table:table-cell>
        </table:table-row>
        <table:table-row table:style-name="ro1">
          <table:table-cell office:value-type="string" calcext:value-type="string">
            <text:p>2008-01-26 19:00</text:p>
          </table:table-cell>
          <table:table-cell office:value-type="string" calcext:value-type="string">
            <text:p>100_223</text:p>
          </table:table-cell>
          <table:table-cell office:value-type="float" office:value="0.039876" calcext:value-type="float">
            <text:p>0.039876</text:p>
          </table:table-cell>
          <table:table-cell office:value-type="float" office:value="0.019982" calcext:value-type="float">
            <text:p>0.019982</text:p>
          </table:table-cell>
          <table:table-cell office:value-type="float" office:value="0.024828" calcext:value-type="float">
            <text:p>0.024828</text:p>
          </table:table-cell>
          <table:table-cell table:number-columns-repeated="5"/>
          <table:table-cell table:formula="of:=[.C621]*[.$J$1]*[.C$747]" office:value-type="float" office:value="4.05314896324779" calcext:value-type="float">
            <text:p>4.0531489632</text:p>
          </table:table-cell>
          <table:table-cell table:formula="of:=[.D621]*[.$J$1]*[.D$747]" office:value-type="float" office:value="1.98081299857327" calcext:value-type="float">
            <text:p>1.9808129986</text:p>
          </table:table-cell>
          <table:table-cell table:formula="of:=[.E621]*[.$J$1]*[.E$747]" office:value-type="float" office:value="2.49985018788632" calcext:value-type="float">
            <text:p>2.4998501879</text:p>
          </table:table-cell>
        </table:table-row>
        <table:table-row table:style-name="ro1">
          <table:table-cell office:value-type="string" calcext:value-type="string">
            <text:p>2008-01-26 20:00</text:p>
          </table:table-cell>
          <table:table-cell office:value-type="string" calcext:value-type="string">
            <text:p>100_223</text:p>
          </table:table-cell>
          <table:table-cell office:value-type="float" office:value="0.034962" calcext:value-type="float">
            <text:p>0.034962</text:p>
          </table:table-cell>
          <table:table-cell office:value-type="float" office:value="0.021433" calcext:value-type="float">
            <text:p>0.021433</text:p>
          </table:table-cell>
          <table:table-cell office:value-type="float" office:value="0.028218" calcext:value-type="float">
            <text:p>0.028218</text:p>
          </table:table-cell>
          <table:table-cell table:number-columns-repeated="5"/>
          <table:table-cell table:formula="of:=[.C622]*[.$J$1]*[.C$747]" office:value-type="float" office:value="3.55367123214639" calcext:value-type="float">
            <text:p>3.5536712321</text:p>
          </table:table-cell>
          <table:table-cell table:formula="of:=[.D622]*[.$J$1]*[.D$747]" office:value-type="float" office:value="2.12465043531282" calcext:value-type="float">
            <text:p>2.1246504353</text:p>
          </table:table-cell>
          <table:table-cell table:formula="of:=[.E622]*[.$J$1]*[.E$747]" office:value-type="float" office:value="2.84117821015692" calcext:value-type="float">
            <text:p>2.8411782102</text:p>
          </table:table-cell>
        </table:table-row>
        <table:table-row table:style-name="ro1">
          <table:table-cell office:value-type="string" calcext:value-type="string">
            <text:p>2008-01-26 21:00</text:p>
          </table:table-cell>
          <table:table-cell office:value-type="string" calcext:value-type="string">
            <text:p>100_223</text:p>
          </table:table-cell>
          <table:table-cell office:value-type="float" office:value="0.032884" calcext:value-type="float">
            <text:p>0.032884</text:p>
          </table:table-cell>
          <table:table-cell office:value-type="float" office:value="0.020567" calcext:value-type="float">
            <text:p>0.020567</text:p>
          </table:table-cell>
          <table:table-cell office:value-type="float" office:value="0.023117" calcext:value-type="float">
            <text:p>0.023117</text:p>
          </table:table-cell>
          <table:table-cell table:number-columns-repeated="5"/>
          <table:table-cell table:formula="of:=[.C623]*[.$J$1]*[.C$747]" office:value-type="float" office:value="3.34245537434648" calcext:value-type="float">
            <text:p>3.3424553743</text:p>
          </table:table-cell>
          <table:table-cell table:formula="of:=[.D623]*[.$J$1]*[.D$747]" office:value-type="float" office:value="2.03880397065641" calcext:value-type="float">
            <text:p>2.0388039707</text:p>
          </table:table-cell>
          <table:table-cell table:formula="of:=[.E623]*[.$J$1]*[.E$747]" office:value-type="float" office:value="2.32757518903528" calcext:value-type="float">
            <text:p>2.327575189</text:p>
          </table:table-cell>
        </table:table-row>
        <table:table-row table:style-name="ro1">
          <table:table-cell office:value-type="string" calcext:value-type="string">
            <text:p>2008-01-26 22:00</text:p>
          </table:table-cell>
          <table:table-cell office:value-type="string" calcext:value-type="string">
            <text:p>100_223</text:p>
          </table:table-cell>
          <table:table-cell office:value-type="float" office:value="0.029156" calcext:value-type="float">
            <text:p>0.029156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020143" calcext:value-type="float">
            <text:p>0.020143</text:p>
          </table:table-cell>
          <table:table-cell table:number-columns-repeated="5"/>
          <table:table-cell table:formula="of:=[.C624]*[.$J$1]*[.C$747]" office:value-type="float" office:value="2.9635272136737" calcext:value-type="float">
            <text:p>2.9635272137</text:p>
          </table:table-cell>
          <table:table-cell table:formula="of:=[.D624]*[.$J$1]*[.D$747]" office:value-type="float" office:value="1.95137142813106" calcext:value-type="float">
            <text:p>1.9513714281</text:p>
          </table:table-cell>
          <table:table-cell table:formula="of:=[.E624]*[.$J$1]*[.E$747]" office:value-type="float" office:value="2.02813284737369" calcext:value-type="float">
            <text:p>2.0281328474</text:p>
          </table:table-cell>
        </table:table-row>
        <table:table-row table:style-name="ro1">
          <table:table-cell office:value-type="string" calcext:value-type="string">
            <text:p>2008-01-26 23:00</text:p>
          </table:table-cell>
          <table:table-cell office:value-type="string" calcext:value-type="string">
            <text:p>100_223</text:p>
          </table:table-cell>
          <table:table-cell office:value-type="float" office:value="0.024897" calcext:value-type="float">
            <text:p>0.024897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9037" calcext:value-type="float">
            <text:p>0.019037</text:p>
          </table:table-cell>
          <table:table-cell table:number-columns-repeated="5"/>
          <table:table-cell table:formula="of:=[.C625]*[.$J$1]*[.C$747]" office:value-type="float" office:value="2.53062618462183" calcext:value-type="float">
            <text:p>2.5306261846</text:p>
          </table:table-cell>
          <table:table-cell table:formula="of:=[.D625]*[.$J$1]*[.D$747]" office:value-type="float" office:value="1.69214682642607" calcext:value-type="float">
            <text:p>1.6921468264</text:p>
          </table:table-cell>
          <table:table-cell table:formula="of:=[.E625]*[.$J$1]*[.E$747]" office:value-type="float" office:value="1.91677332152375" calcext:value-type="float">
            <text:p>1.9167733215</text:p>
          </table:table-cell>
        </table:table-row>
        <table:table-row table:style-name="ro1">
          <table:table-cell office:value-type="string" calcext:value-type="string">
            <text:p>2008-01-27 00:00</text:p>
          </table:table-cell>
          <table:table-cell office:value-type="string" calcext:value-type="string">
            <text:p>100_223</text:p>
          </table:table-cell>
          <table:table-cell office:value-type="float" office:value="0.018299" calcext:value-type="float">
            <text:p>0.018299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024923" calcext:value-type="float">
            <text:p>0.024923</text:p>
          </table:table-cell>
          <table:table-cell table:number-columns-repeated="5"/>
          <table:table-cell table:formula="of:=[.C626]*[.$J$1]*[.C$747]" office:value-type="float" office:value="1.85998026077017" calcext:value-type="float">
            <text:p>1.8599802608</text:p>
          </table:table-cell>
          <table:table-cell table:formula="of:=[.D626]*[.$J$1]*[.D$747]" office:value-type="float" office:value="2.4073688154515" calcext:value-type="float">
            <text:p>2.4073688155</text:p>
          </table:table-cell>
          <table:table-cell table:formula="of:=[.E626]*[.$J$1]*[.E$747]" office:value-type="float" office:value="2.50941542744847" calcext:value-type="float">
            <text:p>2.5094154274</text:p>
          </table:table-cell>
        </table:table-row>
        <table:table-row table:style-name="ro1">
          <table:table-cell office:value-type="string" calcext:value-type="string">
            <text:p>2008-01-27 01:00</text:p>
          </table:table-cell>
          <table:table-cell office:value-type="string" calcext:value-type="string">
            <text:p>100_223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16782" calcext:value-type="float">
            <text:p>0.016782</text:p>
          </table:table-cell>
          <table:table-cell office:value-type="float" office:value="0.01827" calcext:value-type="float">
            <text:p>0.01827</text:p>
          </table:table-cell>
          <table:table-cell table:number-columns-repeated="5"/>
          <table:table-cell table:formula="of:=[.C627]*[.$J$1]*[.C$747]" office:value-type="float" office:value="1.63463591200098" calcext:value-type="float">
            <text:p>1.634635912</text:p>
          </table:table-cell>
          <table:table-cell table:formula="of:=[.D627]*[.$J$1]*[.D$747]" office:value-type="float" office:value="1.66359742478514" calcext:value-type="float">
            <text:p>1.6635974248</text:p>
          </table:table-cell>
          <table:table-cell table:formula="of:=[.E627]*[.$J$1]*[.E$747]" office:value-type="float" office:value="1.83954659790088" calcext:value-type="float">
            <text:p>1.8395465979</text:p>
          </table:table-cell>
        </table:table-row>
        <table:table-row table:style-name="ro1">
          <table:table-cell office:value-type="string" calcext:value-type="string">
            <text:p>2008-01-27 02:00</text:p>
          </table:table-cell>
          <table:table-cell office:value-type="string" calcext:value-type="string">
            <text:p>100_223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18459" calcext:value-type="float">
            <text:p>0.018459</text:p>
          </table:table-cell>
          <table:table-cell office:value-type="float" office:value="0.018917" calcext:value-type="float">
            <text:p>0.018917</text:p>
          </table:table-cell>
          <table:table-cell table:number-columns-repeated="5"/>
          <table:table-cell table:formula="of:=[.C628]*[.$J$1]*[.C$747]" office:value-type="float" office:value="1.51276497191335" calcext:value-type="float">
            <text:p>1.5127649719</text:p>
          </table:table-cell>
          <table:table-cell table:formula="of:=[.D628]*[.$J$1]*[.D$747]" office:value-type="float" office:value="1.82983821142348" calcext:value-type="float">
            <text:p>1.8298382114</text:p>
          </table:table-cell>
          <table:table-cell table:formula="of:=[.E628]*[.$J$1]*[.E$747]" office:value-type="float" office:value="1.90469091365577" calcext:value-type="float">
            <text:p>1.9046909137</text:p>
          </table:table-cell>
        </table:table-row>
        <table:table-row table:style-name="ro1">
          <table:table-cell office:value-type="string" calcext:value-type="string">
            <text:p>2008-01-27 03:00</text:p>
          </table:table-cell>
          <table:table-cell office:value-type="string" calcext:value-type="string">
            <text:p>100_223</text:p>
          </table:table-cell>
          <table:table-cell office:value-type="float" office:value="0.013031" calcext:value-type="float">
            <text:p>0.013031</text:p>
          </table:table-cell>
          <table:table-cell office:value-type="float" office:value="0.019173" calcext:value-type="float">
            <text:p>0.019173</text:p>
          </table:table-cell>
          <table:table-cell office:value-type="float" office:value="0.018499" calcext:value-type="float">
            <text:p>0.018499</text:p>
          </table:table-cell>
          <table:table-cell table:number-columns-repeated="5"/>
          <table:table-cell table:formula="of:=[.C629]*[.$J$1]*[.C$747]" office:value-type="float" office:value="1.32452061741604" calcext:value-type="float">
            <text:p>1.3245206174</text:p>
          </table:table-cell>
          <table:table-cell table:formula="of:=[.D629]*[.$J$1]*[.D$747]" office:value-type="float" office:value="1.90061693632496" calcext:value-type="float">
            <text:p>1.9006169363</text:p>
          </table:table-cell>
          <table:table-cell table:formula="of:=[.E629]*[.$J$1]*[.E$747]" office:value-type="float" office:value="1.86260385958228" calcext:value-type="float">
            <text:p>1.8626038596</text:p>
          </table:table-cell>
        </table:table-row>
        <table:table-row table:style-name="ro1">
          <table:table-cell office:value-type="string" calcext:value-type="string">
            <text:p>2008-01-27 04:00</text:p>
          </table:table-cell>
          <table:table-cell office:value-type="string" calcext:value-type="string">
            <text:p>100_223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.017644" calcext:value-type="float">
            <text:p>0.017644</text:p>
          </table:table-cell>
          <table:table-cell office:value-type="float" office:value="0.017471" calcext:value-type="float">
            <text:p>0.017471</text:p>
          </table:table-cell>
          <table:table-cell table:number-columns-repeated="5"/>
          <table:table-cell table:formula="of:=[.C630]*[.$J$1]*[.C$747]" office:value-type="float" office:value="1.26353432546227" calcext:value-type="float">
            <text:p>1.2635343255</text:p>
          </table:table-cell>
          <table:table-cell table:formula="of:=[.D630]*[.$J$1]*[.D$747]" office:value-type="float" office:value="1.74904736997431" calcext:value-type="float">
            <text:p>1.74904737</text:p>
          </table:table-cell>
          <table:table-cell table:formula="of:=[.E630]*[.$J$1]*[.E$747]" office:value-type="float" office:value="1.75909789884654" calcext:value-type="float">
            <text:p>1.7590978988</text:p>
          </table:table-cell>
        </table:table-row>
        <table:table-row table:style-name="ro1">
          <table:table-cell office:value-type="string" calcext:value-type="string">
            <text:p>2008-01-27 05:00</text:p>
          </table:table-cell>
          <table:table-cell office:value-type="string" calcext:value-type="string">
            <text:p>100_223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0.022035" calcext:value-type="float">
            <text:p>0.022035</text:p>
          </table:table-cell>
          <table:table-cell office:value-type="float" office:value="0.019941" calcext:value-type="float">
            <text:p>0.019941</text:p>
          </table:table-cell>
          <table:table-cell table:number-columns-repeated="5"/>
          <table:table-cell table:formula="of:=[.C631]*[.$J$1]*[.C$747]" office:value-type="float" office:value="1.33387184884895" calcext:value-type="float">
            <text:p>1.3338718488</text:p>
          </table:table-cell>
          <table:table-cell table:formula="of:=[.D631]*[.$J$1]*[.D$747]" office:value-type="float" office:value="2.18432661513172" calcext:value-type="float">
            <text:p>2.1843266151</text:p>
          </table:table-cell>
          <table:table-cell table:formula="of:=[.E631]*[.$J$1]*[.E$747]" office:value-type="float" office:value="2.00779412746258" calcext:value-type="float">
            <text:p>2.0077941275</text:p>
          </table:table-cell>
        </table:table-row>
        <table:table-row table:style-name="ro1">
          <table:table-cell office:value-type="string" calcext:value-type="string">
            <text:p>2008-01-27 06:00</text:p>
          </table:table-cell>
          <table:table-cell office:value-type="string" calcext:value-type="string">
            <text:p>100_223</text:p>
          </table:table-cell>
          <table:table-cell office:value-type="float" office:value="0.015205" calcext:value-type="float">
            <text:p>0.015205</text:p>
          </table:table-cell>
          <table:table-cell office:value-type="float" office:value="0.021105" calcext:value-type="float">
            <text:p>0.021105</text:p>
          </table:table-cell>
          <table:table-cell office:value-type="float" office:value="0.019747" calcext:value-type="float">
            <text:p>0.019747</text:p>
          </table:table-cell>
          <table:table-cell table:number-columns-repeated="5"/>
          <table:table-cell table:formula="of:=[.C632]*[.$J$1]*[.C$747]" office:value-type="float" office:value="1.54549428192855" calcext:value-type="float">
            <text:p>1.5454942819</text:p>
          </table:table-cell>
          <table:table-cell table:formula="of:=[.D632]*[.$J$1]*[.D$747]" office:value-type="float" office:value="2.09213583899954" calcext:value-type="float">
            <text:p>2.092135839</text:p>
          </table:table-cell>
          <table:table-cell table:formula="of:=[.E632]*[.$J$1]*[.E$747]" office:value-type="float" office:value="1.98826090140934" calcext:value-type="float">
            <text:p>1.9882609014</text:p>
          </table:table-cell>
        </table:table-row>
        <table:table-row table:style-name="ro1">
          <table:table-cell office:value-type="string" calcext:value-type="string">
            <text:p>2008-01-27 07:00</text:p>
          </table:table-cell>
          <table:table-cell office:value-type="string" calcext:value-type="string">
            <text:p>100_223</text:p>
          </table:table-cell>
          <table:table-cell office:value-type="float" office:value="0.018105" calcext:value-type="float">
            <text:p>0.018105</text:p>
          </table:table-cell>
          <table:table-cell office:value-type="float" office:value="0.020996" calcext:value-type="float">
            <text:p>0.020996</text:p>
          </table:table-cell>
          <table:table-cell office:value-type="float" office:value="0.020124" calcext:value-type="float">
            <text:p>0.020124</text:p>
          </table:table-cell>
          <table:table-cell table:number-columns-repeated="5"/>
          <table:table-cell table:formula="of:=[.C633]*[.$J$1]*[.C$747]" office:value-type="float" office:value="1.84026135970512" calcext:value-type="float">
            <text:p>1.8402613597</text:p>
          </table:table-cell>
          <table:table-cell table:formula="of:=[.D633]*[.$J$1]*[.D$747]" office:value-type="float" office:value="2.08133068351738" calcext:value-type="float">
            <text:p>2.0813306835</text:p>
          </table:table-cell>
          <table:table-cell table:formula="of:=[.E633]*[.$J$1]*[.E$747]" office:value-type="float" office:value="2.02621979946126" calcext:value-type="float">
            <text:p>2.0262197995</text:p>
          </table:table-cell>
        </table:table-row>
        <table:table-row table:style-name="ro1">
          <table:table-cell office:value-type="string" calcext:value-type="string">
            <text:p>2008-01-27 08:00</text:p>
          </table:table-cell>
          <table:table-cell office:value-type="string" calcext:value-type="string">
            <text:p>100_223</text:p>
          </table:table-cell>
          <table:table-cell office:value-type="float" office:value="0.023135" calcext:value-type="float">
            <text:p>0.023135</text:p>
          </table:table-cell>
          <table:table-cell office:value-type="float" office:value="0.027947" calcext:value-type="float">
            <text:p>0.027947</text:p>
          </table:table-cell>
          <table:table-cell office:value-type="float" office:value="0.027692" calcext:value-type="float">
            <text:p>0.027692</text:p>
          </table:table-cell>
          <table:table-cell table:number-columns-repeated="5"/>
          <table:table-cell table:formula="of:=[.C634]*[.$J$1]*[.C$747]" office:value-type="float" office:value="2.35152977391759" calcext:value-type="float">
            <text:p>2.3515297739</text:p>
          </table:table-cell>
          <table:table-cell table:formula="of:=[.D634]*[.$J$1]*[.D$747]" office:value-type="float" office:value="2.77038238770529" calcext:value-type="float">
            <text:p>2.7703823877</text:p>
          </table:table-cell>
          <table:table-cell table:formula="of:=[.E634]*[.$J$1]*[.E$747]" office:value-type="float" office:value="2.78821698900225" calcext:value-type="float">
            <text:p>2.788216989</text:p>
          </table:table-cell>
        </table:table-row>
        <table:table-row table:style-name="ro1">
          <table:table-cell office:value-type="string" calcext:value-type="string">
            <text:p>2008-01-27 09:00</text:p>
          </table:table-cell>
          <table:table-cell office:value-type="string" calcext:value-type="string">
            <text:p>100_223</text:p>
          </table:table-cell>
          <table:table-cell office:value-type="float" office:value="0.030927" calcext:value-type="float">
            <text:p>0.030927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31943" calcext:value-type="float">
            <text:p>0.031943</text:p>
          </table:table-cell>
          <table:table-cell table:number-columns-repeated="5"/>
          <table:table-cell table:formula="of:=[.C635]*[.$J$1]*[.C$747]" office:value-type="float" office:value="3.14353841875726" calcext:value-type="float">
            <text:p>3.1435384188</text:p>
          </table:table-cell>
          <table:table-cell table:formula="of:=[.D635]*[.$J$1]*[.D$747]" office:value-type="float" office:value="3.1899991139069" calcext:value-type="float">
            <text:p>3.1899991139</text:p>
          </table:table-cell>
          <table:table-cell table:formula="of:=[.E635]*[.$J$1]*[.E$747]" office:value-type="float" office:value="3.21623628772566" calcext:value-type="float">
            <text:p>3.2162362877</text:p>
          </table:table-cell>
        </table:table-row>
        <table:table-row table:style-name="ro1">
          <table:table-cell office:value-type="string" calcext:value-type="string">
            <text:p>2008-01-27 10:00</text:p>
          </table:table-cell>
          <table:table-cell office:value-type="string" calcext:value-type="string">
            <text:p>100_223</text:p>
          </table:table-cell>
          <table:table-cell office:value-type="float" office:value="0.038843" calcext:value-type="float">
            <text:p>0.038843</text:p>
          </table:table-cell>
          <table:table-cell office:value-type="float" office:value="0.030077" calcext:value-type="float">
            <text:p>0.030077</text:p>
          </table:table-cell>
          <table:table-cell office:value-type="float" office:value="0.033205" calcext:value-type="float">
            <text:p>0.033205</text:p>
          </table:table-cell>
          <table:table-cell table:number-columns-repeated="5"/>
          <table:table-cell table:formula="of:=[.C636]*[.$J$1]*[.C$747]" office:value-type="float" office:value="3.94815089726738" calcext:value-type="float">
            <text:p>3.9481508973</text:p>
          </table:table-cell>
          <table:table-cell table:formula="of:=[.D636]*[.$J$1]*[.D$747]" office:value-type="float" office:value="2.98152900400802" calcext:value-type="float">
            <text:p>2.981529004</text:p>
          </table:table-cell>
          <table:table-cell table:formula="of:=[.E636]*[.$J$1]*[.E$747]" office:value-type="float" office:value="3.34330294380398" calcext:value-type="float">
            <text:p>3.3433029438</text:p>
          </table:table-cell>
        </table:table-row>
        <table:table-row table:style-name="ro1">
          <table:table-cell office:value-type="string" calcext:value-type="string">
            <text:p>2008-01-27 11:00</text:p>
          </table:table-cell>
          <table:table-cell office:value-type="string" calcext:value-type="string">
            <text:p>100_223</text:p>
          </table:table-cell>
          <table:table-cell office:value-type="float" office:value="0.047369" calcext:value-type="float">
            <text:p>0.047369</text:p>
          </table:table-cell>
          <table:table-cell office:value-type="float" office:value="0.028645" calcext:value-type="float">
            <text:p>0.028645</text:p>
          </table:table-cell>
          <table:table-cell office:value-type="float" office:value="0.029389" calcext:value-type="float">
            <text:p>0.029389</text:p>
          </table:table-cell>
          <table:table-cell table:number-columns-repeated="5"/>
          <table:table-cell table:formula="of:=[.C637]*[.$J$1]*[.C$747]" office:value-type="float" office:value="4.8147661059305" calcext:value-type="float">
            <text:p>4.8147661059</text:p>
          </table:table-cell>
          <table:table-cell table:formula="of:=[.D637]*[.$J$1]*[.D$747]" office:value-type="float" office:value="2.83957503473783" calcext:value-type="float">
            <text:p>2.8395750347</text:p>
          </table:table-cell>
          <table:table-cell table:formula="of:=[.E637]*[.$J$1]*[.E$747]" office:value-type="float" office:value="2.95908237360202" calcext:value-type="float">
            <text:p>2.9590823736</text:p>
          </table:table-cell>
        </table:table-row>
        <table:table-row table:style-name="ro1">
          <table:table-cell office:value-type="string" calcext:value-type="string">
            <text:p>2008-01-27 12:00</text:p>
          </table:table-cell>
          <table:table-cell office:value-type="string" calcext:value-type="string">
            <text:p>100_223</text:p>
          </table:table-cell>
          <table:table-cell office:value-type="float" office:value="0.05306" calcext:value-type="float">
            <text:p>0.05306</text:p>
          </table:table-cell>
          <table:table-cell office:value-type="float" office:value="0.033629" calcext:value-type="float">
            <text:p>0.033629</text:p>
          </table:table-cell>
          <table:table-cell office:value-type="float" office:value="0.037748" calcext:value-type="float">
            <text:p>0.037748</text:p>
          </table:table-cell>
          <table:table-cell table:number-columns-repeated="5"/>
          <table:table-cell table:formula="of:=[.C638]*[.$J$1]*[.C$747]" office:value-type="float" office:value="5.39322108511204" calcext:value-type="float">
            <text:p>5.3932210851</text:p>
          </table:table-cell>
          <table:table-cell table:formula="of:=[.D638]*[.$J$1]*[.D$747]" office:value-type="float" office:value="3.33363829091284" calcext:value-type="float">
            <text:p>3.3336382909</text:p>
          </table:table-cell>
          <table:table-cell table:formula="of:=[.E638]*[.$J$1]*[.E$747]" office:value-type="float" office:value="3.80072276833948" calcext:value-type="float">
            <text:p>3.8007227683</text:p>
          </table:table-cell>
        </table:table-row>
        <table:table-row table:style-name="ro1">
          <table:table-cell office:value-type="string" calcext:value-type="string">
            <text:p>2008-01-27 13:00</text:p>
          </table:table-cell>
          <table:table-cell office:value-type="string" calcext:value-type="string">
            <text:p>100_223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036929" calcext:value-type="float">
            <text:p>0.036929</text:p>
          </table:table-cell>
          <table:table-cell table:number-columns-repeated="5"/>
          <table:table-cell table:formula="of:=[.C639]*[.$J$1]*[.C$747]" office:value-type="float" office:value="5.51631175103874" calcext:value-type="float">
            <text:p>5.516311751</text:p>
          </table:table-cell>
          <table:table-cell table:formula="of:=[.D639]*[.$J$1]*[.D$747]" office:value-type="float" office:value="3.19158519177584" calcext:value-type="float">
            <text:p>3.1915851918</text:p>
          </table:table-cell>
          <table:table-cell table:formula="of:=[.E639]*[.$J$1]*[.E$747]" office:value-type="float" office:value="3.71826033464048" calcext:value-type="float">
            <text:p>3.7182603346</text:p>
          </table:table-cell>
        </table:table-row>
        <table:table-row table:style-name="ro1">
          <table:table-cell office:value-type="string" calcext:value-type="string">
            <text:p>2008-01-27 14:00</text:p>
          </table:table-cell>
          <table:table-cell office:value-type="string" calcext:value-type="string">
            <text:p>100_223</text:p>
          </table:table-cell>
          <table:table-cell office:value-type="float" office:value="0.054325" calcext:value-type="float">
            <text:p>0.054325</text:p>
          </table:table-cell>
          <table:table-cell office:value-type="float" office:value="0.034614" calcext:value-type="float">
            <text:p>0.034614</text:p>
          </table:table-cell>
          <table:table-cell office:value-type="float" office:value="0.042429" calcext:value-type="float">
            <text:p>0.042429</text:p>
          </table:table-cell>
          <table:table-cell table:number-columns-repeated="5"/>
          <table:table-cell table:formula="of:=[.C640]*[.$J$1]*[.C$747]" office:value-type="float" office:value="5.52180051731458" calcext:value-type="float">
            <text:p>5.5218005173</text:p>
          </table:table-cell>
          <table:table-cell table:formula="of:=[.D640]*[.$J$1]*[.D$747]" office:value-type="float" office:value="3.4312812097195" calcext:value-type="float">
            <text:p>3.4312812097</text:p>
          </table:table-cell>
          <table:table-cell table:formula="of:=[.E640]*[.$J$1]*[.E$747]" office:value-type="float" office:value="4.27203736192317" calcext:value-type="float">
            <text:p>4.2720373619</text:p>
          </table:table-cell>
        </table:table-row>
        <table:table-row table:style-name="ro1">
          <table:table-cell office:value-type="string" calcext:value-type="string">
            <text:p>2008-01-27 15:00</text:p>
          </table:table-cell>
          <table:table-cell office:value-type="string" calcext:value-type="string">
            <text:p>100_223</text:p>
          </table:table-cell>
          <table:table-cell office:value-type="float" office:value="0.051322" calcext:value-type="float">
            <text:p>0.051322</text:p>
          </table:table-cell>
          <table:table-cell office:value-type="float" office:value="0.034202" calcext:value-type="float">
            <text:p>0.034202</text:p>
          </table:table-cell>
          <table:table-cell office:value-type="float" office:value="0.039852" calcext:value-type="float">
            <text:p>0.039852</text:p>
          </table:table-cell>
          <table:table-cell table:number-columns-repeated="5"/>
          <table:table-cell table:formula="of:=[.C641]*[.$J$1]*[.C$747]" office:value-type="float" office:value="5.21656412608595" calcext:value-type="float">
            <text:p>5.2165641261</text:p>
          </table:table-cell>
          <table:table-cell table:formula="of:=[.D641]*[.$J$1]*[.D$747]" office:value-type="float" office:value="3.39043970459428" calcext:value-type="float">
            <text:p>3.3904397046</text:p>
          </table:table-cell>
          <table:table-cell table:formula="of:=[.E641]*[.$J$1]*[.E$747]" office:value-type="float" office:value="4.01256765295817" calcext:value-type="float">
            <text:p>4.012567653</text:p>
          </table:table-cell>
        </table:table-row>
        <table:table-row table:style-name="ro1">
          <table:table-cell office:value-type="string" calcext:value-type="string">
            <text:p>2008-01-27 16:00</text:p>
          </table:table-cell>
          <table:table-cell office:value-type="string" calcext:value-type="string">
            <text:p>100_223</text:p>
          </table:table-cell>
          <table:table-cell office:value-type="float" office:value="0.049664" calcext:value-type="float">
            <text:p>0.049664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7612" calcext:value-type="float">
            <text:p>0.037612</text:p>
          </table:table-cell>
          <table:table-cell table:number-columns-repeated="5"/>
          <table:table-cell table:formula="of:=[.C642]*[.$J$1]*[.C$747]" office:value-type="float" office:value="5.04803867265369" calcext:value-type="float">
            <text:p>5.0480386727</text:p>
          </table:table-cell>
          <table:table-cell table:formula="of:=[.D642]*[.$J$1]*[.D$747]" office:value-type="float" office:value="3.40114573020963" calcext:value-type="float">
            <text:p>3.4011457302</text:p>
          </table:table-cell>
          <table:table-cell table:formula="of:=[.E642]*[.$J$1]*[.E$747]" office:value-type="float" office:value="3.78702937275576" calcext:value-type="float">
            <text:p>3.7870293728</text:p>
          </table:table-cell>
        </table:table-row>
        <table:table-row table:style-name="ro1">
          <table:table-cell office:value-type="string" calcext:value-type="string">
            <text:p>2008-01-27 17:00</text:p>
          </table:table-cell>
          <table:table-cell office:value-type="string" calcext:value-type="string">
            <text:p>100_223</text:p>
          </table:table-cell>
          <table:table-cell office:value-type="float" office:value="0.044866" calcext:value-type="float">
            <text:p>0.044866</text:p>
          </table:table-cell>
          <table:table-cell office:value-type="float" office:value="0.031564" calcext:value-type="float">
            <text:p>0.031564</text:p>
          </table:table-cell>
          <table:table-cell office:value-type="float" office:value="0.033829" calcext:value-type="float">
            <text:p>0.033829</text:p>
          </table:table-cell>
          <table:table-cell table:number-columns-repeated="5"/>
          <table:table-cell table:formula="of:=[.C643]*[.$J$1]*[.C$747]" office:value-type="float" office:value="4.56035162466334" calcext:value-type="float">
            <text:p>4.5603516247</text:p>
          </table:table-cell>
          <table:table-cell table:formula="of:=[.D643]*[.$J$1]*[.D$747]" office:value-type="float" office:value="3.12893511595269" calcext:value-type="float">
            <text:p>3.128935116</text:p>
          </table:table-cell>
          <table:table-cell table:formula="of:=[.E643]*[.$J$1]*[.E$747]" office:value-type="float" office:value="3.4061314647175" calcext:value-type="float">
            <text:p>3.4061314647</text:p>
          </table:table-cell>
        </table:table-row>
        <table:table-row table:style-name="ro1">
          <table:table-cell office:value-type="string" calcext:value-type="string">
            <text:p>2008-01-27 18:00</text:p>
          </table:table-cell>
          <table:table-cell office:value-type="string" calcext:value-type="string">
            <text:p>100_223</text:p>
          </table:table-cell>
          <table:table-cell office:value-type="float" office:value="0.040635" calcext:value-type="float">
            <text:p>0.040635</text:p>
          </table:table-cell>
          <table:table-cell office:value-type="float" office:value="0.025028" calcext:value-type="float">
            <text:p>0.025028</text:p>
          </table:table-cell>
          <table:table-cell office:value-type="float" office:value="0.028238" calcext:value-type="float">
            <text:p>0.028238</text:p>
          </table:table-cell>
          <table:table-cell table:number-columns-repeated="5"/>
          <table:table-cell table:formula="of:=[.C644]*[.$J$1]*[.C$747]" office:value-type="float" office:value="4.13029662256932" calcext:value-type="float">
            <text:p>4.1302966226</text:p>
          </table:table-cell>
          <table:table-cell table:formula="of:=[.D644]*[.$J$1]*[.D$747]" office:value-type="float" office:value="2.48102230649043" calcext:value-type="float">
            <text:p>2.4810223065</text:p>
          </table:table-cell>
          <table:table-cell table:formula="of:=[.E644]*[.$J$1]*[.E$747]" office:value-type="float" office:value="2.84319194480159" calcext:value-type="float">
            <text:p>2.8431919448</text:p>
          </table:table-cell>
        </table:table-row>
        <table:table-row table:style-name="ro1">
          <table:table-cell office:value-type="string" calcext:value-type="string">
            <text:p>2008-01-27 19:00</text:p>
          </table:table-cell>
          <table:table-cell office:value-type="string" calcext:value-type="string">
            <text:p>100_223</text:p>
          </table:table-cell>
          <table:table-cell office:value-type="float" office:value="0.037038" calcext:value-type="float">
            <text:p>0.037038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0.032765" calcext:value-type="float">
            <text:p>0.032765</text:p>
          </table:table-cell>
          <table:table-cell table:number-columns-repeated="5"/>
          <table:table-cell table:formula="of:=[.C645]*[.$J$1]*[.C$747]" office:value-type="float" office:value="3.76468380230644" calcext:value-type="float">
            <text:p>3.7646838023</text:p>
          </table:table-cell>
          <table:table-cell table:formula="of:=[.D645]*[.$J$1]*[.D$747]" office:value-type="float" office:value="2.89290690308096" calcext:value-type="float">
            <text:p>2.8929069031</text:p>
          </table:table-cell>
          <table:table-cell table:formula="of:=[.E645]*[.$J$1]*[.E$747]" office:value-type="float" office:value="3.29900078162136" calcext:value-type="float">
            <text:p>3.2990007816</text:p>
          </table:table-cell>
        </table:table-row>
        <table:table-row table:style-name="ro1">
          <table:table-cell office:value-type="string" calcext:value-type="string">
            <text:p>2008-01-27 20:00</text:p>
          </table:table-cell>
          <table:table-cell office:value-type="string" calcext:value-type="string">
            <text:p>100_223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0.025918" calcext:value-type="float">
            <text:p>0.025918</text:p>
          </table:table-cell>
          <table:table-cell office:value-type="float" office:value="0.024608" calcext:value-type="float">
            <text:p>0.024608</text:p>
          </table:table-cell>
          <table:table-cell table:number-columns-repeated="5"/>
          <table:table-cell table:formula="of:=[.C646]*[.$J$1]*[.C$747]" office:value-type="float" office:value="3.39693646182519" calcext:value-type="float">
            <text:p>3.3969364618</text:p>
          </table:table-cell>
          <table:table-cell table:formula="of:=[.D646]*[.$J$1]*[.D$747]" office:value-type="float" office:value="2.56924788795025" calcext:value-type="float">
            <text:p>2.569247888</text:p>
          </table:table-cell>
          <table:table-cell table:formula="of:=[.E646]*[.$J$1]*[.E$747]" office:value-type="float" office:value="2.47769910679501" calcext:value-type="float">
            <text:p>2.4776991068</text:p>
          </table:table-cell>
        </table:table-row>
        <table:table-row table:style-name="ro1">
          <table:table-cell office:value-type="string" calcext:value-type="string">
            <text:p>2008-01-27 21:00</text:p>
          </table:table-cell>
          <table:table-cell office:value-type="string" calcext:value-type="string">
            <text:p>100_223</text:p>
          </table:table-cell>
          <table:table-cell office:value-type="float" office:value="0.027838" calcext:value-type="float">
            <text:p>0.027838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027747" calcext:value-type="float">
            <text:p>0.027747</text:p>
          </table:table-cell>
          <table:table-cell table:number-columns-repeated="5"/>
          <table:table-cell table:formula="of:=[.C647]*[.$J$1]*[.C$747]" office:value-type="float" office:value="2.82956065901525" calcext:value-type="float">
            <text:p>2.829560659</text:p>
          </table:table-cell>
          <table:table-cell table:formula="of:=[.D647]*[.$J$1]*[.D$747]" office:value-type="float" office:value="2.77771799784914" calcext:value-type="float">
            <text:p>2.7777179978</text:p>
          </table:table-cell>
          <table:table-cell table:formula="of:=[.E647]*[.$J$1]*[.E$747]" office:value-type="float" office:value="2.79375475927508" calcext:value-type="float">
            <text:p>2.7937547593</text:p>
          </table:table-cell>
        </table:table-row>
        <table:table-row table:style-name="ro1">
          <table:table-cell office:value-type="string" calcext:value-type="string">
            <text:p>2008-01-27 22:00</text:p>
          </table:table-cell>
          <table:table-cell office:value-type="string" calcext:value-type="string">
            <text:p>100_223</text:p>
          </table:table-cell>
          <table:table-cell office:value-type="float" office:value="0.021466" calcext:value-type="float">
            <text:p>0.021466</text:p>
          </table:table-cell>
          <table:table-cell office:value-type="float" office:value="0.024368" calcext:value-type="float">
            <text:p>0.024368</text:p>
          </table:table-cell>
          <table:table-cell office:value-type="float" office:value="0.021607" calcext:value-type="float">
            <text:p>0.021607</text:p>
          </table:table-cell>
          <table:table-cell table:number-columns-repeated="5"/>
          <table:table-cell table:formula="of:=[.C648]*[.$J$1]*[.C$747]" office:value-type="float" office:value="2.18188623846617" calcext:value-type="float">
            <text:p>2.1818862385</text:p>
          </table:table-cell>
          <table:table-cell table:formula="of:=[.D648]*[.$J$1]*[.D$747]" office:value-type="float" office:value="2.41559659439663" calcext:value-type="float">
            <text:p>2.4155965944</text:p>
          </table:table-cell>
          <table:table-cell table:formula="of:=[.E648]*[.$J$1]*[.E$747]" office:value-type="float" office:value="2.17553822336312" calcext:value-type="float">
            <text:p>2.1755382234</text:p>
          </table:table-cell>
        </table:table-row>
        <table:table-row table:style-name="ro1">
          <table:table-cell office:value-type="string" calcext:value-type="string">
            <text:p>2008-01-27 23:00</text:p>
          </table:table-cell>
          <table:table-cell office:value-type="string" calcext:value-type="string">
            <text:p>100_223</text:p>
          </table:table-cell>
          <table:table-cell office:value-type="float" office:value="0.018052" calcext:value-type="float">
            <text:p>0.018052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18678" calcext:value-type="float">
            <text:p>0.018678</text:p>
          </table:table-cell>
          <table:table-cell table:number-columns-repeated="5"/>
          <table:table-cell table:formula="of:=[.C649]*[.$J$1]*[.C$747]" office:value-type="float" office:value="1.8348742372492" calcext:value-type="float">
            <text:p>1.8348742372</text:p>
          </table:table-cell>
          <table:table-cell table:formula="of:=[.D649]*[.$J$1]*[.D$747]" office:value-type="float" office:value="2.11047486435917" calcext:value-type="float">
            <text:p>2.1104748644</text:p>
          </table:table-cell>
          <table:table-cell table:formula="of:=[.E649]*[.$J$1]*[.E$747]" office:value-type="float" office:value="1.88062678465203" calcext:value-type="float">
            <text:p>1.8806267847</text:p>
          </table:table-cell>
        </table:table-row>
        <table:table-row table:style-name="ro1">
          <table:table-cell office:value-type="string" calcext:value-type="string">
            <text:p>2008-01-28 00:00</text:p>
          </table:table-cell>
          <table:table-cell office:value-type="string" calcext:value-type="string">
            <text:p>100_223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028879" calcext:value-type="float">
            <text:p>0.028879</text:p>
          </table:table-cell>
          <table:table-cell table:number-columns-repeated="5"/>
          <table:table-cell table:formula="of:=[.C650]*[.$J$1]*[.C$747]" office:value-type="float" office:value="2.26157499328577" calcext:value-type="float">
            <text:p>2.2615749933</text:p>
          </table:table-cell>
          <table:table-cell table:formula="of:=[.D650]*[.$J$1]*[.D$747]" office:value-type="float" office:value="3.28992201965017" calcext:value-type="float">
            <text:p>3.2899220197</text:p>
          </table:table-cell>
          <table:table-cell table:formula="of:=[.E650]*[.$J$1]*[.E$747]" office:value-type="float" office:value="2.90773214016308" calcext:value-type="float">
            <text:p>2.9077321402</text:p>
          </table:table-cell>
        </table:table-row>
        <table:table-row table:style-name="ro1">
          <table:table-cell office:value-type="string" calcext:value-type="string">
            <text:p>2008-01-28 01:00</text:p>
          </table:table-cell>
          <table:table-cell office:value-type="string" calcext:value-type="string">
            <text:p>100_223</text:p>
          </table:table-cell>
          <table:table-cell office:value-type="float" office:value="0.019503" calcext:value-type="float">
            <text:p>0.019503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026264" calcext:value-type="float">
            <text:p>0.026264</text:p>
          </table:table-cell>
          <table:table-cell table:number-columns-repeated="5"/>
          <table:table-cell table:formula="of:=[.C651]*[.$J$1]*[.C$747]" office:value-type="float" office:value="1.98235941995741" calcext:value-type="float">
            <text:p>1.98235942</text:p>
          </table:table-cell>
          <table:table-cell table:formula="of:=[.D651]*[.$J$1]*[.D$747]" office:value-type="float" office:value="3.00185062670382" calcext:value-type="float">
            <text:p>3.0018506267</text:p>
          </table:table-cell>
          <table:table-cell table:formula="of:=[.E651]*[.$J$1]*[.E$747]" office:value-type="float" office:value="2.64443633537322" calcext:value-type="float">
            <text:p>2.6444363354</text:p>
          </table:table-cell>
        </table:table-row>
        <table:table-row table:style-name="ro1">
          <table:table-cell office:value-type="string" calcext:value-type="string">
            <text:p>2008-01-28 02:00</text:p>
          </table:table-cell>
          <table:table-cell office:value-type="string" calcext:value-type="string">
            <text:p>100_223</text:p>
          </table:table-cell>
          <table:table-cell office:value-type="float" office:value="0.018827" calcext:value-type="float">
            <text:p>0.018827</text:p>
          </table:table-cell>
          <table:table-cell office:value-type="float" office:value="0.029172" calcext:value-type="float">
            <text:p>0.029172</text:p>
          </table:table-cell>
          <table:table-cell office:value-type="float" office:value="0.023606" calcext:value-type="float">
            <text:p>0.023606</text:p>
          </table:table-cell>
          <table:table-cell table:number-columns-repeated="5"/>
          <table:table-cell table:formula="of:=[.C652]*[.$J$1]*[.C$747]" office:value-type="float" office:value="1.91364819768949" calcext:value-type="float">
            <text:p>1.9136481977</text:p>
          </table:table-cell>
          <table:table-cell table:formula="of:=[.D652]*[.$J$1]*[.D$747]" office:value-type="float" office:value="2.89181647454606" calcext:value-type="float">
            <text:p>2.8918164745</text:p>
          </table:table-cell>
          <table:table-cell table:formula="of:=[.E652]*[.$J$1]*[.E$747]" office:value-type="float" office:value="2.37681100109732" calcext:value-type="float">
            <text:p>2.3768110011</text:p>
          </table:table-cell>
        </table:table-row>
        <table:table-row table:style-name="ro1">
          <table:table-cell office:value-type="string" calcext:value-type="string">
            <text:p>2008-01-28 03:00</text:p>
          </table:table-cell>
          <table:table-cell office:value-type="string" calcext:value-type="string">
            <text:p>100_223</text:p>
          </table:table-cell>
          <table:table-cell office:value-type="float" office:value="0.019694" calcext:value-type="float">
            <text:p>0.019694</text:p>
          </table:table-cell>
          <table:table-cell office:value-type="float" office:value="0.029812" calcext:value-type="float">
            <text:p>0.029812</text:p>
          </table:table-cell>
          <table:table-cell office:value-type="float" office:value="0.025049" calcext:value-type="float">
            <text:p>0.025049</text:p>
          </table:table-cell>
          <table:table-cell table:number-columns-repeated="5"/>
          <table:table-cell table:formula="of:=[.C653]*[.$J$1]*[.C$747]" office:value-type="float" office:value="2.00177338956269" calcext:value-type="float">
            <text:p>2.0017733896</text:p>
          </table:table-cell>
          <table:table-cell table:formula="of:=[.D653]*[.$J$1]*[.D$747]" office:value-type="float" office:value="2.95525958930369" calcext:value-type="float">
            <text:p>2.9552595893</text:p>
          </table:table-cell>
          <table:table-cell table:formula="of:=[.E653]*[.$J$1]*[.E$747]" office:value-type="float" office:value="2.52210195570986" calcext:value-type="float">
            <text:p>2.5221019557</text:p>
          </table:table-cell>
        </table:table-row>
        <table:table-row table:style-name="ro1">
          <table:table-cell office:value-type="string" calcext:value-type="string">
            <text:p>2008-01-28 04:00</text:p>
          </table:table-cell>
          <table:table-cell office:value-type="string" calcext:value-type="string">
            <text:p>100_223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.031006" calcext:value-type="float">
            <text:p>0.031006</text:p>
          </table:table-cell>
          <table:table-cell office:value-type="float" office:value="0.029915" calcext:value-type="float">
            <text:p>0.029915</text:p>
          </table:table-cell>
          <table:table-cell table:number-columns-repeated="5"/>
          <table:table-cell table:formula="of:=[.C654]*[.$J$1]*[.C$747]" office:value-type="float" office:value="2.3533593626762" calcext:value-type="float">
            <text:p>2.3533593627</text:p>
          </table:table-cell>
          <table:table-cell table:formula="of:=[.D654]*[.$J$1]*[.D$747]" office:value-type="float" office:value="3.07362065027338" calcext:value-type="float">
            <text:p>3.0736206503</text:p>
          </table:table-cell>
          <table:table-cell table:formula="of:=[.E654]*[.$J$1]*[.E$747]" office:value-type="float" office:value="3.01204359475669" calcext:value-type="float">
            <text:p>3.0120435948</text:p>
          </table:table-cell>
        </table:table-row>
        <table:table-row table:style-name="ro1">
          <table:table-cell office:value-type="string" calcext:value-type="string">
            <text:p>2008-01-28 05:00</text:p>
          </table:table-cell>
          <table:table-cell office:value-type="string" calcext:value-type="string">
            <text:p>100_223</text:p>
          </table:table-cell>
          <table:table-cell office:value-type="float" office:value="0.028669" calcext:value-type="float">
            <text:p>0.028669</text:p>
          </table:table-cell>
          <table:table-cell office:value-type="float" office:value="0.035715" calcext:value-type="float">
            <text:p>0.035715</text:p>
          </table:table-cell>
          <table:table-cell office:value-type="float" office:value="0.033186" calcext:value-type="float">
            <text:p>0.033186</text:p>
          </table:table-cell>
          <table:table-cell table:number-columns-repeated="5"/>
          <table:table-cell table:formula="of:=[.C655]*[.$J$1]*[.C$747]" office:value-type="float" office:value="2.91402667337122" calcext:value-type="float">
            <text:p>2.9140266734</text:p>
          </table:table-cell>
          <table:table-cell table:formula="of:=[.D655]*[.$J$1]*[.D$747]" office:value-type="float" office:value="3.54042319307598" calcext:value-type="float">
            <text:p>3.5404231931</text:p>
          </table:table-cell>
          <table:table-cell table:formula="of:=[.E655]*[.$J$1]*[.E$747]" office:value-type="float" office:value="3.34138989589154" calcext:value-type="float">
            <text:p>3.3413898959</text:p>
          </table:table-cell>
        </table:table-row>
        <table:table-row table:style-name="ro1">
          <table:table-cell office:value-type="string" calcext:value-type="string">
            <text:p>2008-01-28 06:00</text:p>
          </table:table-cell>
          <table:table-cell office:value-type="string" calcext:value-type="string">
            <text:p>100_223</text:p>
          </table:table-cell>
          <table:table-cell office:value-type="float" office:value="0.038947" calcext:value-type="float">
            <text:p>0.038947</text:p>
          </table:table-cell>
          <table:table-cell office:value-type="float" office:value="0.040017" calcext:value-type="float">
            <text:p>0.040017</text:p>
          </table:table-cell>
          <table:table-cell office:value-type="float" office:value="0.035248" calcext:value-type="float">
            <text:p>0.035248</text:p>
          </table:table-cell>
          <table:table-cell table:number-columns-repeated="5"/>
          <table:table-cell table:formula="of:=[.C656]*[.$J$1]*[.C$747]" office:value-type="float" office:value="3.95872185453937" calcext:value-type="float">
            <text:p>3.9587218545</text:p>
          </table:table-cell>
          <table:table-cell table:formula="of:=[.D656]*[.$J$1]*[.D$747]" office:value-type="float" office:value="3.9668798800874" calcext:value-type="float">
            <text:p>3.9668798801</text:p>
          </table:table-cell>
          <table:table-cell table:formula="of:=[.E656]*[.$J$1]*[.E$747]" office:value-type="float" office:value="3.54900593775644" calcext:value-type="float">
            <text:p>3.5490059378</text:p>
          </table:table-cell>
        </table:table-row>
        <table:table-row table:style-name="ro1">
          <table:table-cell office:value-type="string" calcext:value-type="string">
            <text:p>2008-01-28 07:00</text:p>
          </table:table-cell>
          <table:table-cell office:value-type="string" calcext:value-type="string">
            <text:p>100_223</text:p>
          </table:table-cell>
          <table:table-cell office:value-type="float" office:value="0.057822" calcext:value-type="float">
            <text:p>0.057822</text:p>
          </table:table-cell>
          <table:table-cell office:value-type="float" office:value="0.057848" calcext:value-type="float">
            <text:p>0.057848</text:p>
          </table:table-cell>
          <table:table-cell office:value-type="float" office:value="0.051914" calcext:value-type="float">
            <text:p>0.051914</text:p>
          </table:table-cell>
          <table:table-cell table:number-columns-repeated="5"/>
          <table:table-cell table:formula="of:=[.C657]*[.$J$1]*[.C$747]" office:value-type="float" office:value="5.87724895558516" calcext:value-type="float">
            <text:p>5.8772489556</text:p>
          </table:table-cell>
          <table:table-cell table:formula="of:=[.D657]*[.$J$1]*[.D$747]" office:value-type="float" office:value="5.73446453515496" calcext:value-type="float">
            <text:p>5.7344645352</text:p>
          </table:table-cell>
          <table:table-cell table:formula="of:=[.E657]*[.$J$1]*[.E$747]" office:value-type="float" office:value="5.22705101715524" calcext:value-type="float">
            <text:p>5.2270510172</text:p>
          </table:table-cell>
        </table:table-row>
        <table:table-row table:style-name="ro1">
          <table:table-cell office:value-type="string" calcext:value-type="string">
            <text:p>2008-01-28 08:00</text:p>
          </table:table-cell>
          <table:table-cell office:value-type="string" calcext:value-type="string">
            <text:p>100_223</text:p>
          </table:table-cell>
          <table:table-cell office:value-type="float" office:value="0.056131" calcext:value-type="float">
            <text:p>0.056131</text:p>
          </table:table-cell>
          <table:table-cell office:value-type="float" office:value="0.07131" calcext:value-type="float">
            <text:p>0.07131</text:p>
          </table:table-cell>
          <table:table-cell office:value-type="float" office:value="0.062935" calcext:value-type="float">
            <text:p>0.062935</text:p>
          </table:table-cell>
          <table:table-cell table:number-columns-repeated="5"/>
          <table:table-cell table:formula="of:=[.C658]*[.$J$1]*[.C$747]" office:value-type="float" office:value="5.70536925609544" calcext:value-type="float">
            <text:p>5.7053692561</text:p>
          </table:table-cell>
          <table:table-cell table:formula="of:=[.D658]*[.$J$1]*[.D$747]" office:value-type="float" office:value="7.06895080213491" calcext:value-type="float">
            <text:p>7.0689508021</text:p>
          </table:table-cell>
          <table:table-cell table:formula="of:=[.E658]*[.$J$1]*[.E$747]" office:value-type="float" office:value="6.33671949309752" calcext:value-type="float">
            <text:p>6.3367194931</text:p>
          </table:table-cell>
        </table:table-row>
        <table:table-row table:style-name="ro1">
          <table:table-cell office:value-type="string" calcext:value-type="string">
            <text:p>2008-01-28 09:00</text:p>
          </table:table-cell>
          <table:table-cell office:value-type="string" calcext:value-type="string">
            <text:p>100_223</text:p>
          </table:table-cell>
          <table:table-cell office:value-type="float" office:value="0.05202" calcext:value-type="float">
            <text:p>0.05202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0.047557" calcext:value-type="float">
            <text:p>0.047557</text:p>
          </table:table-cell>
          <table:table-cell table:number-columns-repeated="5"/>
          <table:table-cell table:formula="of:=[.C659]*[.$J$1]*[.C$747]" office:value-type="float" office:value="5.28751151239217" calcext:value-type="float">
            <text:p>5.2875115124</text:p>
          </table:table-cell>
          <table:table-cell table:formula="of:=[.D659]*[.$J$1]*[.D$747]" office:value-type="float" office:value="4.81176373489873" calcext:value-type="float">
            <text:p>4.8117637349</text:p>
          </table:table-cell>
          <table:table-cell table:formula="of:=[.E659]*[.$J$1]*[.E$747]" office:value-type="float" office:value="4.78835892481511" calcext:value-type="float">
            <text:p>4.7883589248</text:p>
          </table:table-cell>
        </table:table-row>
        <table:table-row table:style-name="ro1">
          <table:table-cell office:value-type="string" calcext:value-type="string">
            <text:p>2008-01-28 10:00</text:p>
          </table:table-cell>
          <table:table-cell office:value-type="string" calcext:value-type="string">
            <text:p>100_223</text:p>
          </table:table-cell>
          <table:table-cell office:value-type="float" office:value="0.05399" calcext:value-type="float">
            <text:p>0.05399</text:p>
          </table:table-cell>
          <table:table-cell office:value-type="float" office:value="0.045427" calcext:value-type="float">
            <text:p>0.045427</text:p>
          </table:table-cell>
          <table:table-cell office:value-type="float" office:value="0.044954" calcext:value-type="float">
            <text:p>0.044954</text:p>
          </table:table-cell>
          <table:table-cell table:number-columns-repeated="5"/>
          <table:table-cell table:formula="of:=[.C660]*[.$J$1]*[.C$747]" office:value-type="float" office:value="5.48774983764039" calcext:value-type="float">
            <text:p>5.4877498376</text:p>
          </table:table-cell>
          <table:table-cell table:formula="of:=[.D660]*[.$J$1]*[.D$747]" office:value-type="float" office:value="4.50317245952296" calcext:value-type="float">
            <text:p>4.5031724595</text:p>
          </table:table-cell>
          <table:table-cell table:formula="of:=[.E660]*[.$J$1]*[.E$747]" office:value-type="float" office:value="4.52627136081204" calcext:value-type="float">
            <text:p>4.5262713608</text:p>
          </table:table-cell>
        </table:table-row>
        <table:table-row table:style-name="ro1">
          <table:table-cell office:value-type="string" calcext:value-type="string">
            <text:p>2008-01-28 11:00</text:p>
          </table:table-cell>
          <table:table-cell office:value-type="string" calcext:value-type="string">
            <text:p>100_223</text:p>
          </table:table-cell>
          <table:table-cell office:value-type="float" office:value="0.050798" calcext:value-type="float">
            <text:p>0.050798</text:p>
          </table:table-cell>
          <table:table-cell office:value-type="float" office:value="0.049431" calcext:value-type="float">
            <text:p>0.049431</text:p>
          </table:table-cell>
          <table:table-cell office:value-type="float" office:value="0.042413" calcext:value-type="float">
            <text:p>0.042413</text:p>
          </table:table-cell>
          <table:table-cell table:number-columns-repeated="5"/>
          <table:table-cell table:formula="of:=[.C661]*[.$J$1]*[.C$747]" office:value-type="float" office:value="5.16330276444632" calcext:value-type="float">
            <text:p>5.1633027644</text:p>
          </table:table-cell>
          <table:table-cell table:formula="of:=[.D661]*[.$J$1]*[.D$747]" office:value-type="float" office:value="4.90008844622536" calcext:value-type="float">
            <text:p>4.9000884462</text:p>
          </table:table-cell>
          <table:table-cell table:formula="of:=[.E661]*[.$J$1]*[.E$747]" office:value-type="float" office:value="4.27042637420744" calcext:value-type="float">
            <text:p>4.2704263742</text:p>
          </table:table-cell>
        </table:table-row>
        <table:table-row table:style-name="ro1">
          <table:table-cell office:value-type="string" calcext:value-type="string">
            <text:p>2008-01-28 12:00</text:p>
          </table:table-cell>
          <table:table-cell office:value-type="string" calcext:value-type="string">
            <text:p>100_223</text:p>
          </table:table-cell>
          <table:table-cell office:value-type="float" office:value="0.055291" calcext:value-type="float">
            <text:p>0.055291</text:p>
          </table:table-cell>
          <table:table-cell office:value-type="float" office:value="0.051173" calcext:value-type="float">
            <text:p>0.051173</text:p>
          </table:table-cell>
          <table:table-cell office:value-type="float" office:value="0.049737" calcext:value-type="float">
            <text:p>0.049737</text:p>
          </table:table-cell>
          <table:table-cell table:number-columns-repeated="5"/>
          <table:table-cell table:formula="of:=[.C662]*[.$J$1]*[.C$747]" office:value-type="float" office:value="5.61998844736016" calcext:value-type="float">
            <text:p>5.6199884474</text:p>
          </table:table-cell>
          <table:table-cell table:formula="of:=[.D662]*[.$J$1]*[.D$747]" office:value-type="float" office:value="5.07277267420628" calcext:value-type="float">
            <text:p>5.0727726742</text:p>
          </table:table-cell>
          <table:table-cell table:formula="of:=[.E662]*[.$J$1]*[.E$747]" office:value-type="float" office:value="5.00785600108352" calcext:value-type="float">
            <text:p>5.0078560011</text:p>
          </table:table-cell>
        </table:table-row>
        <table:table-row table:style-name="ro1">
          <table:table-cell office:value-type="string" calcext:value-type="string">
            <text:p>2008-01-28 13:00</text:p>
          </table:table-cell>
          <table:table-cell office:value-type="string" calcext:value-type="string">
            <text:p>100_223</text:p>
          </table:table-cell>
          <table:table-cell office:value-type="float" office:value="0.056021" calcext:value-type="float">
            <text:p>0.056021</text:p>
          </table:table-cell>
          <table:table-cell office:value-type="float" office:value="0.051267" calcext:value-type="float">
            <text:p>0.051267</text:p>
          </table:table-cell>
          <table:table-cell office:value-type="float" office:value="0.051886" calcext:value-type="float">
            <text:p>0.051886</text:p>
          </table:table-cell>
          <table:table-cell table:number-columns-repeated="5"/>
          <table:table-cell table:formula="of:=[.C663]*[.$J$1]*[.C$747]" office:value-type="float" office:value="5.69418843590392" calcext:value-type="float">
            <text:p>5.6941884359</text:p>
          </table:table-cell>
          <table:table-cell table:formula="of:=[.D663]*[.$J$1]*[.D$747]" office:value-type="float" office:value="5.0820908816863" calcext:value-type="float">
            <text:p>5.0820908817</text:p>
          </table:table-cell>
          <table:table-cell table:formula="of:=[.E663]*[.$J$1]*[.E$747]" office:value-type="float" office:value="5.2242317886527" calcext:value-type="float">
            <text:p>5.2242317887</text:p>
          </table:table-cell>
        </table:table-row>
        <table:table-row table:style-name="ro1">
          <table:table-cell office:value-type="string" calcext:value-type="string">
            <text:p>2008-01-28 14:00</text:p>
          </table:table-cell>
          <table:table-cell office:value-type="string" calcext:value-type="string">
            <text:p>100_223</text:p>
          </table:table-cell>
          <table:table-cell office:value-type="float" office:value="0.059008" calcext:value-type="float">
            <text:p>0.059008</text:p>
          </table:table-cell>
          <table:table-cell office:value-type="float" office:value="0.052717" calcext:value-type="float">
            <text:p>0.052717</text:p>
          </table:table-cell>
          <table:table-cell office:value-type="float" office:value="0.051697" calcext:value-type="float">
            <text:p>0.051697</text:p>
          </table:table-cell>
          <table:table-cell table:number-columns-repeated="5"/>
          <table:table-cell table:formula="of:=[.C664]*[.$J$1]*[.C$747]" office:value-type="float" office:value="5.99779852601379" calcext:value-type="float">
            <text:p>5.997798526</text:p>
          </table:table-cell>
          <table:table-cell table:formula="of:=[.D664]*[.$J$1]*[.D$747]" office:value-type="float" office:value="5.22582918855905" calcext:value-type="float">
            <text:p>5.2258291886</text:p>
          </table:table-cell>
          <table:table-cell table:formula="of:=[.E664]*[.$J$1]*[.E$747]" office:value-type="float" office:value="5.20520199626063" calcext:value-type="float">
            <text:p>5.2052019963</text:p>
          </table:table-cell>
        </table:table-row>
        <table:table-row table:style-name="ro1">
          <table:table-cell office:value-type="string" calcext:value-type="string">
            <text:p>2008-01-28 15:00</text:p>
          </table:table-cell>
          <table:table-cell office:value-type="string" calcext:value-type="string">
            <text:p>100_223</text:p>
          </table:table-cell>
          <table:table-cell office:value-type="float" office:value="0.062768" calcext:value-type="float">
            <text:p>0.062768</text:p>
          </table:table-cell>
          <table:table-cell office:value-type="float" office:value="0.061925" calcext:value-type="float">
            <text:p>0.061925</text:p>
          </table:table-cell>
          <table:table-cell office:value-type="float" office:value="0.059744" calcext:value-type="float">
            <text:p>0.059744</text:p>
          </table:table-cell>
          <table:table-cell table:number-columns-repeated="5"/>
          <table:table-cell table:formula="of:=[.C665]*[.$J$1]*[.C$747]" office:value-type="float" office:value="6.3799792889241" calcext:value-type="float">
            <text:p>6.3799792889</text:p>
          </table:table-cell>
          <table:table-cell table:formula="of:=[.D665]*[.$J$1]*[.D$747]" office:value-type="float" office:value="6.1386170021344" calcext:value-type="float">
            <text:p>6.1386170021</text:p>
          </table:table-cell>
          <table:table-cell table:formula="of:=[.E665]*[.$J$1]*[.E$747]" office:value-type="float" office:value="6.01542813054133" calcext:value-type="float">
            <text:p>6.0154281305</text:p>
          </table:table-cell>
        </table:table-row>
        <table:table-row table:style-name="ro1">
          <table:table-cell office:value-type="string" calcext:value-type="string">
            <text:p>2008-01-28 16:00</text:p>
          </table:table-cell>
          <table:table-cell office:value-type="string" calcext:value-type="string">
            <text:p>100_22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8022" calcext:value-type="float">
            <text:p>0.058022</text:p>
          </table:table-cell>
          <table:table-cell office:value-type="float" office:value="0.058832" calcext:value-type="float">
            <text:p>0.058832</text:p>
          </table:table-cell>
          <table:table-cell table:number-columns-repeated="5"/>
          <table:table-cell table:formula="of:=[.C666]*[.$J$1]*[.C$747]" office:value-type="float" office:value="6.14945110533884" calcext:value-type="float">
            <text:p>6.1494511053</text:p>
          </table:table-cell>
          <table:table-cell table:formula="of:=[.D666]*[.$J$1]*[.D$747]" office:value-type="float" office:value="5.75171313197969" calcext:value-type="float">
            <text:p>5.751713132</text:p>
          </table:table-cell>
          <table:table-cell table:formula="of:=[.E666]*[.$J$1]*[.E$747]" office:value-type="float" office:value="5.92360183074463" calcext:value-type="float">
            <text:p>5.9236018307</text:p>
          </table:table-cell>
        </table:table-row>
        <table:table-row table:style-name="ro1">
          <table:table-cell office:value-type="string" calcext:value-type="string">
            <text:p>2008-01-28 17:00</text:p>
          </table:table-cell>
          <table:table-cell office:value-type="string" calcext:value-type="string">
            <text:p>100_223</text:p>
          </table:table-cell>
          <table:table-cell office:value-type="float" office:value="0.062491" calcext:value-type="float">
            <text:p>0.062491</text:p>
          </table:table-cell>
          <table:table-cell office:value-type="float" office:value="0.056632" calcext:value-type="float">
            <text:p>0.056632</text:p>
          </table:table-cell>
          <table:table-cell office:value-type="float" office:value="0.055885" calcext:value-type="float">
            <text:p>0.055885</text:p>
          </table:table-cell>
          <table:table-cell table:number-columns-repeated="5"/>
          <table:table-cell table:formula="of:=[.C667]*[.$J$1]*[.C$747]" office:value-type="float" office:value="6.35182395080544" calcext:value-type="float">
            <text:p>6.3518239508</text:p>
          </table:table-cell>
          <table:table-cell table:formula="of:=[.D667]*[.$J$1]*[.D$747]" office:value-type="float" office:value="5.61392261711547" calcext:value-type="float">
            <text:p>5.6139226171</text:p>
          </table:table-cell>
          <table:table-cell table:formula="of:=[.E667]*[.$J$1]*[.E$747]" office:value-type="float" office:value="5.62687803085334" calcext:value-type="float">
            <text:p>5.6268780309</text:p>
          </table:table-cell>
        </table:table-row>
        <table:table-row table:style-name="ro1">
          <table:table-cell office:value-type="string" calcext:value-type="string">
            <text:p>2008-01-28 18:00</text:p>
          </table:table-cell>
          <table:table-cell office:value-type="string" calcext:value-type="string">
            <text:p>100_223</text:p>
          </table:table-cell>
          <table:table-cell office:value-type="float" office:value="0.053317" calcext:value-type="float">
            <text:p>0.053317</text:p>
          </table:table-cell>
          <table:table-cell office:value-type="float" office:value="0.043003" calcext:value-type="float">
            <text:p>0.043003</text:p>
          </table:table-cell>
          <table:table-cell office:value-type="float" office:value="0.043338" calcext:value-type="float">
            <text:p>0.043338</text:p>
          </table:table-cell>
          <table:table-cell table:number-columns-repeated="5"/>
          <table:table-cell table:formula="of:=[.C668]*[.$J$1]*[.C$747]" office:value-type="float" office:value="5.41934354683224" calcext:value-type="float">
            <text:p>5.4193435468</text:p>
          </table:table-cell>
          <table:table-cell table:formula="of:=[.D668]*[.$J$1]*[.D$747]" office:value-type="float" office:value="4.26288166237845" calcext:value-type="float">
            <text:p>4.2628816624</text:p>
          </table:table-cell>
          <table:table-cell table:formula="of:=[.E668]*[.$J$1]*[.E$747]" office:value-type="float" office:value="4.36356160152316" calcext:value-type="float">
            <text:p>4.3635616015</text:p>
          </table:table-cell>
        </table:table-row>
        <table:table-row table:style-name="ro1">
          <table:table-cell office:value-type="string" calcext:value-type="string">
            <text:p>2008-01-28 19:00</text:p>
          </table:table-cell>
          <table:table-cell office:value-type="string" calcext:value-type="string">
            <text:p>100_223</text:p>
          </table:table-cell>
          <table:table-cell office:value-type="float" office:value="0.040776" calcext:value-type="float">
            <text:p>0.040776</text:p>
          </table:table-cell>
          <table:table-cell office:value-type="float" office:value="0.040853" calcext:value-type="float">
            <text:p>0.040853</text:p>
          </table:table-cell>
          <table:table-cell office:value-type="float" office:value="0.037942" calcext:value-type="float">
            <text:p>0.037942</text:p>
          </table:table-cell>
          <table:table-cell table:number-columns-repeated="5"/>
          <table:table-cell table:formula="of:=[.C669]*[.$J$1]*[.C$747]" office:value-type="float" office:value="4.14462840117845" calcext:value-type="float">
            <text:p>4.1446284012</text:p>
          </table:table-cell>
          <table:table-cell table:formula="of:=[.D669]*[.$J$1]*[.D$747]" office:value-type="float" office:value="4.04975244873955" calcext:value-type="float">
            <text:p>4.0497524487</text:p>
          </table:table-cell>
          <table:table-cell table:formula="of:=[.E669]*[.$J$1]*[.E$747]" office:value-type="float" office:value="3.82025599439272" calcext:value-type="float">
            <text:p>3.8202559944</text:p>
          </table:table-cell>
        </table:table-row>
        <table:table-row table:style-name="ro1">
          <table:table-cell office:value-type="string" calcext:value-type="string">
            <text:p>2008-01-28 20:00</text:p>
          </table:table-cell>
          <table:table-cell office:value-type="string" calcext:value-type="string">
            <text:p>100_223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40065" calcext:value-type="float">
            <text:p>0.040065</text:p>
          </table:table-cell>
          <table:table-cell office:value-type="float" office:value="0.034803" calcext:value-type="float">
            <text:p>0.034803</text:p>
          </table:table-cell>
          <table:table-cell table:number-columns-repeated="5"/>
          <table:table-cell table:formula="of:=[.C670]*[.$J$1]*[.C$747]" office:value-type="float" office:value="3.51606301877489" calcext:value-type="float">
            <text:p>3.5160630188</text:p>
          </table:table-cell>
          <table:table-cell table:formula="of:=[.D670]*[.$J$1]*[.D$747]" office:value-type="float" office:value="3.97163811369422" calcext:value-type="float">
            <text:p>3.9716381137</text:p>
          </table:table-cell>
          <table:table-cell table:formula="of:=[.E670]*[.$J$1]*[.E$747]" office:value-type="float" office:value="3.50420034191266" calcext:value-type="float">
            <text:p>3.5042003419</text:p>
          </table:table-cell>
        </table:table-row>
        <table:table-row table:style-name="ro1">
          <table:table-cell office:value-type="string" calcext:value-type="string">
            <text:p>2008-01-28 21:00</text:p>
          </table:table-cell>
          <table:table-cell office:value-type="string" calcext:value-type="string">
            <text:p>100_223</text:p>
          </table:table-cell>
          <table:table-cell office:value-type="float" office:value="0.033209" calcext:value-type="float">
            <text:p>0.033209</text:p>
          </table:table-cell>
          <table:table-cell office:value-type="float" office:value="0.039504" calcext:value-type="float">
            <text:p>0.039504</text:p>
          </table:table-cell>
          <table:table-cell office:value-type="float" office:value="0.034102" calcext:value-type="float">
            <text:p>0.034102</text:p>
          </table:table-cell>
          <table:table-cell table:number-columns-repeated="5"/>
          <table:table-cell table:formula="of:=[.C671]*[.$J$1]*[.C$747]" office:value-type="float" office:value="3.37548961582144" calcext:value-type="float">
            <text:p>3.3754896158</text:p>
          </table:table-cell>
          <table:table-cell table:formula="of:=[.D671]*[.$J$1]*[.D$747]" office:value-type="float" office:value="3.91602625841449" calcext:value-type="float">
            <text:p>3.9160262584</text:p>
          </table:table-cell>
          <table:table-cell table:formula="of:=[.E671]*[.$J$1]*[.E$747]" office:value-type="float" office:value="3.43361894261717" calcext:value-type="float">
            <text:p>3.4336189426</text:p>
          </table:table-cell>
        </table:table-row>
        <table:table-row table:style-name="ro1">
          <table:table-cell office:value-type="string" calcext:value-type="string">
            <text:p>2008-01-28 22:00</text:p>
          </table:table-cell>
          <table:table-cell office:value-type="string" calcext:value-type="string">
            <text:p>100_223</text:p>
          </table:table-cell>
          <table:table-cell office:value-type="float" office:value="0.028105" calcext:value-type="float">
            <text:p>0.028105</text:p>
          </table:table-cell>
          <table:table-cell office:value-type="float" office:value="0.035494" calcext:value-type="float">
            <text:p>0.035494</text:p>
          </table:table-cell>
          <table:table-cell office:value-type="float" office:value="0.030442" calcext:value-type="float">
            <text:p>0.030442</text:p>
          </table:table-cell>
          <table:table-cell table:number-columns-repeated="5"/>
          <table:table-cell table:formula="of:=[.C672]*[.$J$1]*[.C$747]" office:value-type="float" office:value="2.85669955893468" calcext:value-type="float">
            <text:p>2.8566995589</text:p>
          </table:table-cell>
          <table:table-cell table:formula="of:=[.D672]*[.$J$1]*[.D$747]" office:value-type="float" office:value="3.51851549251124" calcext:value-type="float">
            <text:p>3.5185154925</text:p>
          </table:table-cell>
          <table:table-cell table:formula="of:=[.E672]*[.$J$1]*[.E$747]" office:value-type="float" office:value="3.0651055026436" calcext:value-type="float">
            <text:p>3.0651055026</text:p>
          </table:table-cell>
        </table:table-row>
        <table:table-row table:style-name="ro1">
          <table:table-cell office:value-type="string" calcext:value-type="string">
            <text:p>2008-01-28 23:00</text:p>
          </table:table-cell>
          <table:table-cell office:value-type="string" calcext:value-type="string">
            <text:p>100_223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.033816" calcext:value-type="float">
            <text:p>0.033816</text:p>
          </table:table-cell>
          <table:table-cell office:value-type="float" office:value="0.02985" calcext:value-type="float">
            <text:p>0.02985</text:p>
          </table:table-cell>
          <table:table-cell table:number-columns-repeated="5"/>
          <table:table-cell table:formula="of:=[.C673]*[.$J$1]*[.C$747]" office:value-type="float" office:value="2.42674620066057" calcext:value-type="float">
            <text:p>2.4267462007</text:p>
          </table:table-cell>
          <table:table-cell table:formula="of:=[.D673]*[.$J$1]*[.D$747]" office:value-type="float" office:value="3.35217557600609" calcext:value-type="float">
            <text:p>3.352175576</text:p>
          </table:table-cell>
          <table:table-cell table:formula="of:=[.E673]*[.$J$1]*[.E$747]" office:value-type="float" office:value="3.00549895716153" calcext:value-type="float">
            <text:p>3.0054989572</text:p>
          </table:table-cell>
        </table:table-row>
        <table:table-row table:style-name="ro1">
          <table:table-cell office:value-type="string" calcext:value-type="string">
            <text:p>2008-01-29 00:00</text:p>
          </table:table-cell>
          <table:table-cell office:value-type="string" calcext:value-type="string">
            <text:p>100_223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8621" calcext:value-type="float">
            <text:p>0.028621</text:p>
          </table:table-cell>
          <table:table-cell office:value-type="float" office:value="0.022931" calcext:value-type="float">
            <text:p>0.022931</text:p>
          </table:table-cell>
          <table:table-cell table:number-columns-repeated="5"/>
          <table:table-cell table:formula="of:=[.C674]*[.$J$1]*[.C$747]" office:value-type="float" office:value="1.54803537742662" calcext:value-type="float">
            <text:p>1.5480353774</text:p>
          </table:table-cell>
          <table:table-cell table:formula="of:=[.D674]*[.$J$1]*[.D$747]" office:value-type="float" office:value="2.83719591793442" calcext:value-type="float">
            <text:p>2.8371959179</text:p>
          </table:table-cell>
          <table:table-cell table:formula="of:=[.E674]*[.$J$1]*[.E$747]" office:value-type="float" office:value="2.3088474568399" calcext:value-type="float">
            <text:p>2.3088474568</text:p>
          </table:table-cell>
        </table:table-row>
        <table:table-row table:style-name="ro1">
          <table:table-cell office:value-type="string" calcext:value-type="string">
            <text:p>2008-01-29 01:00</text:p>
          </table:table-cell>
          <table:table-cell office:value-type="string" calcext:value-type="string">
            <text:p>100_223</text:p>
          </table:table-cell>
          <table:table-cell office:value-type="float" office:value="0.013979" calcext:value-type="float">
            <text:p>0.013979</text:p>
          </table:table-cell>
          <table:table-cell office:value-type="float" office:value="0.023348" calcext:value-type="float">
            <text:p>0.023348</text:p>
          </table:table-cell>
          <table:table-cell office:value-type="float" office:value="0.021589" calcext:value-type="float">
            <text:p>0.021589</text:p>
          </table:table-cell>
          <table:table-cell table:number-columns-repeated="5"/>
          <table:table-cell table:formula="of:=[.C675]*[.$J$1]*[.C$747]" office:value-type="float" office:value="1.420878958703" calcext:value-type="float">
            <text:p>1.4208789587</text:p>
          </table:table-cell>
          <table:table-cell table:formula="of:=[.D675]*[.$J$1]*[.D$747]" office:value-type="float" office:value="2.31448413025166" calcext:value-type="float">
            <text:p>2.3144841303</text:p>
          </table:table-cell>
          <table:table-cell table:formula="of:=[.E675]*[.$J$1]*[.E$747]" office:value-type="float" office:value="2.17372586218293" calcext:value-type="float">
            <text:p>2.1737258622</text:p>
          </table:table-cell>
        </table:table-row>
        <table:table-row table:style-name="ro1">
          <table:table-cell office:value-type="string" calcext:value-type="string">
            <text:p>2008-01-29 02:00</text:p>
          </table:table-cell>
          <table:table-cell office:value-type="string" calcext:value-type="string">
            <text:p>100_223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0.026959" calcext:value-type="float">
            <text:p>0.026959</text:p>
          </table:table-cell>
          <table:table-cell office:value-type="float" office:value="0.02025" calcext:value-type="float">
            <text:p>0.02025</text:p>
          </table:table-cell>
          <table:table-cell table:number-columns-repeated="5"/>
          <table:table-cell table:formula="of:=[.C676]*[.$J$1]*[.C$747]" office:value-type="float" office:value="1.45767402151511" calcext:value-type="float">
            <text:p>1.4576740215</text:p>
          </table:table-cell>
          <table:table-cell table:formula="of:=[.D676]*[.$J$1]*[.D$747]" office:value-type="float" office:value="2.6724420792982" calcext:value-type="float">
            <text:p>2.6724420793</text:p>
          </table:table-cell>
          <table:table-cell table:formula="of:=[.E676]*[.$J$1]*[.E$747]" office:value-type="float" office:value="2.03890632772265" calcext:value-type="float">
            <text:p>2.0389063277</text:p>
          </table:table-cell>
        </table:table-row>
        <table:table-row table:style-name="ro1">
          <table:table-cell office:value-type="string" calcext:value-type="string">
            <text:p>2008-01-29 03:00</text:p>
          </table:table-cell>
          <table:table-cell office:value-type="string" calcext:value-type="string">
            <text:p>100_223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0929" calcext:value-type="float">
            <text:p>0.020929</text:p>
          </table:table-cell>
          <table:table-cell table:number-columns-repeated="5"/>
          <table:table-cell table:formula="of:=[.C677]*[.$J$1]*[.C$747]" office:value-type="float" office:value="1.48023894953801" calcext:value-type="float">
            <text:p>1.4802389495</text:p>
          </table:table-cell>
          <table:table-cell table:formula="of:=[.D677]*[.$J$1]*[.D$747]" office:value-type="float" office:value="2.51988121427948" calcext:value-type="float">
            <text:p>2.5198812143</text:p>
          </table:table-cell>
          <table:table-cell table:formula="of:=[.E677]*[.$J$1]*[.E$747]" office:value-type="float" office:value="2.107272618909" calcext:value-type="float">
            <text:p>2.1072726189</text:p>
          </table:table-cell>
        </table:table-row>
        <table:table-row table:style-name="ro1">
          <table:table-cell office:value-type="string" calcext:value-type="string">
            <text:p>2008-01-29 04:00</text:p>
          </table:table-cell>
          <table:table-cell office:value-type="string" calcext:value-type="string">
            <text:p>100_223</text:p>
          </table:table-cell>
          <table:table-cell office:value-type="float" office:value="0.017535" calcext:value-type="float">
            <text:p>0.017535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24165" calcext:value-type="float">
            <text:p>0.024165</text:p>
          </table:table-cell>
          <table:table-cell table:number-columns-repeated="5"/>
          <table:table-cell table:formula="of:=[.C678]*[.$J$1]*[.C$747]" office:value-type="float" office:value="1.78232438234903" calcext:value-type="float">
            <text:p>1.7823243823</text:p>
          </table:table-cell>
          <table:table-cell table:formula="of:=[.D678]*[.$J$1]*[.D$747]" office:value-type="float" office:value="3.3027097724685" calcext:value-type="float">
            <text:p>3.3027097725</text:p>
          </table:table-cell>
          <table:table-cell table:formula="of:=[.E678]*[.$J$1]*[.E$747]" office:value-type="float" office:value="2.43309488441569" calcext:value-type="float">
            <text:p>2.4330948844</text:p>
          </table:table-cell>
        </table:table-row>
        <table:table-row table:style-name="ro1">
          <table:table-cell office:value-type="string" calcext:value-type="string">
            <text:p>2008-01-29 05:00</text:p>
          </table:table-cell>
          <table:table-cell office:value-type="string" calcext:value-type="string">
            <text:p>100_223</text:p>
          </table:table-cell>
          <table:table-cell office:value-type="float" office:value="0.026958" calcext:value-type="float">
            <text:p>0.026958</text:p>
          </table:table-cell>
          <table:table-cell office:value-type="float" office:value="0.037224" calcext:value-type="float">
            <text:p>0.037224</text:p>
          </table:table-cell>
          <table:table-cell office:value-type="float" office:value="0.033504" calcext:value-type="float">
            <text:p>0.033504</text:p>
          </table:table-cell>
          <table:table-cell table:number-columns-repeated="5"/>
          <table:table-cell table:formula="of:=[.C679]*[.$J$1]*[.C$747]" office:value-type="float" office:value="2.74011409748305" calcext:value-type="float">
            <text:p>2.7401140975</text:p>
          </table:table-cell>
          <table:table-cell table:formula="of:=[.D679]*[.$J$1]*[.D$747]" office:value-type="float" office:value="3.69001016209045" calcext:value-type="float">
            <text:p>3.6900101621</text:p>
          </table:table-cell>
          <table:table-cell table:formula="of:=[.E679]*[.$J$1]*[.E$747]" office:value-type="float" office:value="3.37340827674171" calcext:value-type="float">
            <text:p>3.3734082767</text:p>
          </table:table-cell>
        </table:table-row>
        <table:table-row table:style-name="ro1">
          <table:table-cell office:value-type="string" calcext:value-type="string">
            <text:p>2008-01-29 06:00</text:p>
          </table:table-cell>
          <table:table-cell office:value-type="string" calcext:value-type="string">
            <text:p>100_223</text:p>
          </table:table-cell>
          <table:table-cell office:value-type="float" office:value="0.042983" calcext:value-type="float">
            <text:p>0.042983</text:p>
          </table:table-cell>
          <table:table-cell office:value-type="float" office:value="0.046033" calcext:value-type="float">
            <text:p>0.046033</text:p>
          </table:table-cell>
          <table:table-cell office:value-type="float" office:value="0.045003" calcext:value-type="float">
            <text:p>0.045003</text:p>
          </table:table-cell>
          <table:table-cell table:number-columns-repeated="5"/>
          <table:table-cell table:formula="of:=[.C680]*[.$J$1]*[.C$747]" office:value-type="float" office:value="4.36895631174842" calcext:value-type="float">
            <text:p>4.3689563117</text:p>
          </table:table-cell>
          <table:table-cell table:formula="of:=[.D680]*[.$J$1]*[.D$747]" office:value-type="float" office:value="4.56324515880909" calcext:value-type="float">
            <text:p>4.5632451588</text:p>
          </table:table-cell>
          <table:table-cell table:formula="of:=[.E680]*[.$J$1]*[.E$747]" office:value-type="float" office:value="4.53120501069147" calcext:value-type="float">
            <text:p>4.5312050107</text:p>
          </table:table-cell>
        </table:table-row>
        <table:table-row table:style-name="ro1">
          <table:table-cell office:value-type="string" calcext:value-type="string">
            <text:p>2008-01-29 07:00</text:p>
          </table:table-cell>
          <table:table-cell office:value-type="string" calcext:value-type="string">
            <text:p>100_223</text:p>
          </table:table-cell>
          <table:table-cell office:value-type="float" office:value="0.060736" calcext:value-type="float">
            <text:p>0.060736</text:p>
          </table:table-cell>
          <table:table-cell office:value-type="float" office:value="0.076371" calcext:value-type="float">
            <text:p>0.076371</text:p>
          </table:table-cell>
          <table:table-cell office:value-type="float" office:value="0.064968" calcext:value-type="float">
            <text:p>0.064968</text:p>
          </table:table-cell>
          <table:table-cell table:number-columns-repeated="5"/>
          <table:table-cell table:formula="of:=[.C681]*[.$J$1]*[.C$747]" office:value-type="float" office:value="6.17343904684065" calcext:value-type="float">
            <text:p>6.1734390468</text:p>
          </table:table-cell>
          <table:table-cell table:formula="of:=[.D681]*[.$J$1]*[.D$747]" office:value-type="float" office:value="7.5706470580542" calcext:value-type="float">
            <text:p>7.5706470581</text:p>
          </table:table-cell>
          <table:table-cell table:formula="of:=[.E681]*[.$J$1]*[.E$747]" office:value-type="float" office:value="6.54141561972765" calcext:value-type="float">
            <text:p>6.5414156197</text:p>
          </table:table-cell>
        </table:table-row>
        <table:table-row table:style-name="ro1">
          <table:table-cell office:value-type="string" calcext:value-type="string">
            <text:p>2008-01-29 08:00</text:p>
          </table:table-cell>
          <table:table-cell office:value-type="string" calcext:value-type="string">
            <text:p>100_223</text:p>
          </table:table-cell>
          <table:table-cell office:value-type="float" office:value="0.063676" calcext:value-type="float">
            <text:p>0.063676</text:p>
          </table:table-cell>
          <table:table-cell office:value-type="float" office:value="0.067829" calcext:value-type="float">
            <text:p>0.067829</text:p>
          </table:table-cell>
          <table:table-cell office:value-type="float" office:value="0.067067" calcext:value-type="float">
            <text:p>0.067067</text:p>
          </table:table-cell>
          <table:table-cell table:number-columns-repeated="5"/>
          <table:table-cell table:formula="of:=[.C682]*[.$J$1]*[.C$747]" office:value-type="float" office:value="6.47227187741414" calcext:value-type="float">
            <text:p>6.4722718774</text:p>
          </table:table-cell>
          <table:table-cell table:formula="of:=[.D682]*[.$J$1]*[.D$747]" office:value-type="float" office:value="6.72387973577351" calcext:value-type="float">
            <text:p>6.7238797358</text:p>
          </table:table-cell>
          <table:table-cell table:formula="of:=[.E682]*[.$J$1]*[.E$747]" office:value-type="float" office:value="6.75275707068518" calcext:value-type="float">
            <text:p>6.7527570707</text:p>
          </table:table-cell>
        </table:table-row>
        <table:table-row table:style-name="ro1">
          <table:table-cell office:value-type="string" calcext:value-type="string">
            <text:p>2008-01-29 09:00</text:p>
          </table:table-cell>
          <table:table-cell office:value-type="string" calcext:value-type="string">
            <text:p>100_223</text:p>
          </table:table-cell>
          <table:table-cell office:value-type="float" office:value="0.054488" calcext:value-type="float">
            <text:p>0.054488</text:p>
          </table:table-cell>
          <table:table-cell office:value-type="float" office:value="0.048063" calcext:value-type="float">
            <text:p>0.048063</text:p>
          </table:table-cell>
          <table:table-cell office:value-type="float" office:value="0.043332" calcext:value-type="float">
            <text:p>0.043332</text:p>
          </table:table-cell>
          <table:table-cell table:number-columns-repeated="5"/>
          <table:table-cell table:formula="of:=[.C683]*[.$J$1]*[.C$747]" office:value-type="float" office:value="5.53836845996202" calcext:value-type="float">
            <text:p>5.53836846</text:p>
          </table:table-cell>
          <table:table-cell table:formula="of:=[.D683]*[.$J$1]*[.D$747]" office:value-type="float" office:value="4.76447878843094" calcext:value-type="float">
            <text:p>4.7644787884</text:p>
          </table:table-cell>
          <table:table-cell table:formula="of:=[.E683]*[.$J$1]*[.E$747]" office:value-type="float" office:value="4.36295748112977" calcext:value-type="float">
            <text:p>4.3629574811</text:p>
          </table:table-cell>
        </table:table-row>
        <table:table-row table:style-name="ro1">
          <table:table-cell office:value-type="string" calcext:value-type="string">
            <text:p>2008-01-29 10:00</text:p>
          </table:table-cell>
          <table:table-cell office:value-type="string" calcext:value-type="string">
            <text:p>100_223</text:p>
          </table:table-cell>
          <table:table-cell office:value-type="float" office:value="0.052384" calcext:value-type="float">
            <text:p>0.052384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.051437" calcext:value-type="float">
            <text:p>0.051437</text:p>
          </table:table-cell>
          <table:table-cell table:number-columns-repeated="5"/>
          <table:table-cell table:formula="of:=[.C684]*[.$J$1]*[.C$747]" office:value-type="float" office:value="5.32450986284413" calcext:value-type="float">
            <text:p>5.3245098628</text:p>
          </table:table-cell>
          <table:table-cell table:formula="of:=[.D684]*[.$J$1]*[.D$747]" office:value-type="float" office:value="4.80878983889447" calcext:value-type="float">
            <text:p>4.8087898389</text:p>
          </table:table-cell>
          <table:table-cell table:formula="of:=[.E684]*[.$J$1]*[.E$747]" office:value-type="float" office:value="5.17902344587999" calcext:value-type="float">
            <text:p>5.1790234459</text:p>
          </table:table-cell>
        </table:table-row>
        <table:table-row table:style-name="ro1">
          <table:table-cell office:value-type="string" calcext:value-type="string">
            <text:p>2008-01-29 11:00</text:p>
          </table:table-cell>
          <table:table-cell office:value-type="string" calcext:value-type="string">
            <text:p>100_223</text:p>
          </table:table-cell>
          <table:table-cell office:value-type="float" office:value="0.051304" calcext:value-type="float">
            <text:p>0.051304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56844" calcext:value-type="float">
            <text:p>0.056844</text:p>
          </table:table-cell>
          <table:table-cell table:number-columns-repeated="5"/>
          <table:table-cell table:formula="of:=[.C685]*[.$J$1]*[.C$747]" office:value-type="float" office:value="5.21473453732733" calcext:value-type="float">
            <text:p>5.2147345373</text:p>
          </table:table-cell>
          <table:table-cell table:formula="of:=[.D685]*[.$J$1]*[.D$747]" office:value-type="float" office:value="5.30840436761078" calcext:value-type="float">
            <text:p>5.3084043676</text:p>
          </table:table-cell>
          <table:table-cell table:formula="of:=[.E685]*[.$J$1]*[.E$747]" office:value-type="float" office:value="5.723436607065" calcext:value-type="float">
            <text:p>5.7234366071</text:p>
          </table:table-cell>
        </table:table-row>
        <table:table-row table:style-name="ro1">
          <table:table-cell office:value-type="string" calcext:value-type="string">
            <text:p>2008-01-29 12:00</text:p>
          </table:table-cell>
          <table:table-cell office:value-type="string" calcext:value-type="string">
            <text:p>100_223</text:p>
          </table:table-cell>
          <table:table-cell office:value-type="float" office:value="0.052796" calcext:value-type="float">
            <text:p>0.052796</text:p>
          </table:table-cell>
          <table:table-cell office:value-type="float" office:value="0.049208" calcext:value-type="float">
            <text:p>0.049208</text:p>
          </table:table-cell>
          <table:table-cell office:value-type="float" office:value="0.052151" calcext:value-type="float">
            <text:p>0.052151</text:p>
          </table:table-cell>
          <table:table-cell table:number-columns-repeated="5"/>
          <table:table-cell table:formula="of:=[.C686]*[.$J$1]*[.C$747]" office:value-type="float" office:value="5.36638711665238" calcext:value-type="float">
            <text:p>5.3663871167</text:p>
          </table:table-cell>
          <table:table-cell table:formula="of:=[.D686]*[.$J$1]*[.D$747]" office:value-type="float" office:value="4.877982485927" calcext:value-type="float">
            <text:p>4.8779824859</text:p>
          </table:table-cell>
          <table:table-cell table:formula="of:=[.E686]*[.$J$1]*[.E$747]" office:value-type="float" office:value="5.25091377269451" calcext:value-type="float">
            <text:p>5.2509137727</text:p>
          </table:table-cell>
        </table:table-row>
        <table:table-row table:style-name="ro1">
          <table:table-cell office:value-type="string" calcext:value-type="string">
            <text:p>2008-01-29 13:00</text:p>
          </table:table-cell>
          <table:table-cell office:value-type="string" calcext:value-type="string">
            <text:p>100_223</text:p>
          </table:table-cell>
          <table:table-cell office:value-type="float" office:value="0.056943" calcext:value-type="float">
            <text:p>0.056943</text:p>
          </table:table-cell>
          <table:table-cell office:value-type="float" office:value="0.056018" calcext:value-type="float">
            <text:p>0.056018</text:p>
          </table:table-cell>
          <table:table-cell office:value-type="float" office:value="0.051608" calcext:value-type="float">
            <text:p>0.051608</text:p>
          </table:table-cell>
          <table:table-cell table:number-columns-repeated="5"/>
          <table:table-cell table:formula="of:=[.C687]*[.$J$1]*[.C$747]" office:value-type="float" office:value="5.78790403787288" calcext:value-type="float">
            <text:p>5.7879040379</text:p>
          </table:table-cell>
          <table:table-cell table:formula="of:=[.D687]*[.$J$1]*[.D$747]" office:value-type="float" office:value="5.55305687889487" calcext:value-type="float">
            <text:p>5.5530568789</text:p>
          </table:table-cell>
          <table:table-cell table:formula="of:=[.E687]*[.$J$1]*[.E$747]" office:value-type="float" office:value="5.19624087709187" calcext:value-type="float">
            <text:p>5.1962408771</text:p>
          </table:table-cell>
        </table:table-row>
        <table:table-row table:style-name="ro1">
          <table:table-cell office:value-type="string" calcext:value-type="string">
            <text:p>2008-01-29 14:00</text:p>
          </table:table-cell>
          <table:table-cell office:value-type="string" calcext:value-type="string">
            <text:p>100_223</text:p>
          </table:table-cell>
          <table:table-cell office:value-type="float" office:value="0.055222" calcext:value-type="float">
            <text:p>0.055222</text:p>
          </table:table-cell>
          <table:table-cell office:value-type="float" office:value="0.051019" calcext:value-type="float">
            <text:p>0.051019</text:p>
          </table:table-cell>
          <table:table-cell office:value-type="float" office:value="0.057514" calcext:value-type="float">
            <text:p>0.057514</text:p>
          </table:table-cell>
          <table:table-cell table:number-columns-repeated="5"/>
          <table:table-cell table:formula="of:=[.C688]*[.$J$1]*[.C$747]" office:value-type="float" office:value="5.61297502378547" calcext:value-type="float">
            <text:p>5.6129750238</text:p>
          </table:table-cell>
          <table:table-cell table:formula="of:=[.D688]*[.$J$1]*[.D$747]" office:value-type="float" office:value="5.05750667471772" calcext:value-type="float">
            <text:p>5.0575066747</text:p>
          </table:table-cell>
          <table:table-cell table:formula="of:=[.E688]*[.$J$1]*[.E$747]" office:value-type="float" office:value="5.79089671766125" calcext:value-type="float">
            <text:p>5.7908967177</text:p>
          </table:table-cell>
        </table:table-row>
        <table:table-row table:style-name="ro1">
          <table:table-cell office:value-type="string" calcext:value-type="string">
            <text:p>2008-01-29 15:00</text:p>
          </table:table-cell>
          <table:table-cell office:value-type="string" calcext:value-type="string">
            <text:p>100_223</text:p>
          </table:table-cell>
          <table:table-cell office:value-type="float" office:value="0.061907" calcext:value-type="float">
            <text:p>0.061907</text:p>
          </table:table-cell>
          <table:table-cell office:value-type="float" office:value="0.066494" calcext:value-type="float">
            <text:p>0.066494</text:p>
          </table:table-cell>
          <table:table-cell office:value-type="float" office:value="0.0668" calcext:value-type="float">
            <text:p>0.0668</text:p>
          </table:table-cell>
          <table:table-cell table:number-columns-repeated="5"/>
          <table:table-cell table:formula="of:=[.C689]*[.$J$1]*[.C$747]" office:value-type="float" office:value="6.29246395997043" calcext:value-type="float">
            <text:p>6.29246396</text:p>
          </table:table-cell>
          <table:table-cell table:formula="of:=[.D689]*[.$J$1]*[.D$747]" office:value-type="float" office:value="6.59154136358377" calcext:value-type="float">
            <text:p>6.5915413636</text:p>
          </table:table-cell>
          <table:table-cell table:formula="of:=[.E689]*[.$J$1]*[.E$747]" office:value-type="float" office:value="6.72587371317891" calcext:value-type="float">
            <text:p>6.7258737132</text:p>
          </table:table-cell>
        </table:table-row>
        <table:table-row table:style-name="ro1">
          <table:table-cell office:value-type="string" calcext:value-type="string">
            <text:p>2008-01-29 16:00</text:p>
          </table:table-cell>
          <table:table-cell office:value-type="string" calcext:value-type="string">
            <text:p>100_223</text:p>
          </table:table-cell>
          <table:table-cell office:value-type="float" office:value="0.064636" calcext:value-type="float">
            <text:p>0.064636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0.069452" calcext:value-type="float">
            <text:p>0.069452</text:p>
          </table:table-cell>
          <table:table-cell table:number-columns-repeated="5"/>
          <table:table-cell table:formula="of:=[.C690]*[.$J$1]*[.C$747]" office:value-type="float" office:value="6.56984994454018" calcext:value-type="float">
            <text:p>6.5698499445</text:p>
          </table:table-cell>
          <table:table-cell table:formula="of:=[.D690]*[.$J$1]*[.D$747]" office:value-type="float" office:value="7.36931429856555" calcext:value-type="float">
            <text:p>7.3693142986</text:p>
          </table:table-cell>
          <table:table-cell table:formula="of:=[.E690]*[.$J$1]*[.E$747]" office:value-type="float" office:value="6.9928949270614" calcext:value-type="float">
            <text:p>6.9928949271</text:p>
          </table:table-cell>
        </table:table-row>
        <table:table-row table:style-name="ro1">
          <table:table-cell office:value-type="string" calcext:value-type="string">
            <text:p>2008-01-29 17:00</text:p>
          </table:table-cell>
          <table:table-cell office:value-type="string" calcext:value-type="string">
            <text:p>100_223</text:p>
          </table:table-cell>
          <table:table-cell office:value-type="float" office:value="0.065431" calcext:value-type="float">
            <text:p>0.065431</text:p>
          </table:table-cell>
          <table:table-cell office:value-type="float" office:value="0.069088" calcext:value-type="float">
            <text:p>0.069088</text:p>
          </table:table-cell>
          <table:table-cell office:value-type="float" office:value="0.066825" calcext:value-type="float">
            <text:p>0.066825</text:p>
          </table:table-cell>
          <table:table-cell table:number-columns-repeated="5"/>
          <table:table-cell table:formula="of:=[.C691]*[.$J$1]*[.C$747]" office:value-type="float" office:value="6.65065678137893" calcext:value-type="float">
            <text:p>6.6506567814</text:p>
          </table:table-cell>
          <table:table-cell table:formula="of:=[.D691]*[.$J$1]*[.D$747]" office:value-type="float" office:value="6.84868423808577" calcext:value-type="float">
            <text:p>6.8486842381</text:p>
          </table:table-cell>
          <table:table-cell table:formula="of:=[.E691]*[.$J$1]*[.E$747]" office:value-type="float" office:value="6.72839088148474" calcext:value-type="float">
            <text:p>6.7283908815</text:p>
          </table:table-cell>
        </table:table-row>
        <table:table-row table:style-name="ro1">
          <table:table-cell office:value-type="string" calcext:value-type="string">
            <text:p>2008-01-29 18:00</text:p>
          </table:table-cell>
          <table:table-cell office:value-type="string" calcext:value-type="string">
            <text:p>100_223</text:p>
          </table:table-cell>
          <table:table-cell office:value-type="float" office:value="0.055835" calcext:value-type="float">
            <text:p>0.055835</text:p>
          </table:table-cell>
          <table:table-cell office:value-type="float" office:value="0.057827" calcext:value-type="float">
            <text:p>0.057827</text:p>
          </table:table-cell>
          <table:table-cell office:value-type="float" office:value="0.050462" calcext:value-type="float">
            <text:p>0.050462</text:p>
          </table:table-cell>
          <table:table-cell table:number-columns-repeated="5"/>
          <table:table-cell table:formula="of:=[.C692]*[.$J$1]*[.C$747]" office:value-type="float" office:value="5.67528268539825" calcext:value-type="float">
            <text:p>5.6752826854</text:p>
          </table:table-cell>
          <table:table-cell table:formula="of:=[.D692]*[.$J$1]*[.D$747]" office:value-type="float" office:value="5.73238280795197" calcext:value-type="float">
            <text:p>5.732382808</text:p>
          </table:table-cell>
          <table:table-cell table:formula="of:=[.E692]*[.$J$1]*[.E$747]" office:value-type="float" office:value="5.0808538819526" calcext:value-type="float">
            <text:p>5.080853882</text:p>
          </table:table-cell>
        </table:table-row>
        <table:table-row table:style-name="ro1">
          <table:table-cell office:value-type="string" calcext:value-type="string">
            <text:p>2008-01-29 19:00</text:p>
          </table:table-cell>
          <table:table-cell office:value-type="string" calcext:value-type="string">
            <text:p>100_223</text:p>
          </table:table-cell>
          <table:table-cell office:value-type="float" office:value="0.039404" calcext:value-type="float">
            <text:p>0.039404</text:p>
          </table:table-cell>
          <table:table-cell office:value-type="float" office:value="0.041201" calcext:value-type="float">
            <text:p>0.041201</text:p>
          </table:table-cell>
          <table:table-cell office:value-type="float" office:value="0.039094" calcext:value-type="float">
            <text:p>0.039094</text:p>
          </table:table-cell>
          <table:table-cell table:number-columns-repeated="5"/>
          <table:table-cell table:formula="of:=[.C693]*[.$J$1]*[.C$747]" office:value-type="float" office:value="4.00517308024416" calcext:value-type="float">
            <text:p>4.0051730802</text:p>
          </table:table-cell>
          <table:table-cell table:formula="of:=[.D693]*[.$J$1]*[.D$747]" office:value-type="float" office:value="4.08424964238901" calcext:value-type="float">
            <text:p>4.0842496424</text:p>
          </table:table-cell>
          <table:table-cell table:formula="of:=[.E693]*[.$J$1]*[.E$747]" office:value-type="float" office:value="3.93624710992539" calcext:value-type="float">
            <text:p>3.9362471099</text:p>
          </table:table-cell>
        </table:table-row>
        <table:table-row table:style-name="ro1">
          <table:table-cell office:value-type="string" calcext:value-type="string">
            <text:p>2008-01-29 20:00</text:p>
          </table:table-cell>
          <table:table-cell office:value-type="string" calcext:value-type="string">
            <text:p>100_223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36116" calcext:value-type="float">
            <text:p>0.036116</text:p>
          </table:table-cell>
          <table:table-cell office:value-type="float" office:value="0.034076" calcext:value-type="float">
            <text:p>0.034076</text:p>
          </table:table-cell>
          <table:table-cell table:number-columns-repeated="5"/>
          <table:table-cell table:formula="of:=[.C694]*[.$J$1]*[.C$747]" office:value-type="float" office:value="3.27801319251533" calcext:value-type="float">
            <text:p>3.2780131925</text:p>
          </table:table-cell>
          <table:table-cell table:formula="of:=[.D694]*[.$J$1]*[.D$747]" office:value-type="float" office:value="3.58017426966631" calcext:value-type="float">
            <text:p>3.5801742697</text:p>
          </table:table-cell>
          <table:table-cell table:formula="of:=[.E694]*[.$J$1]*[.E$747]" office:value-type="float" office:value="3.43100108757911" calcext:value-type="float">
            <text:p>3.4310010876</text:p>
          </table:table-cell>
        </table:table-row>
        <table:table-row table:style-name="ro1">
          <table:table-cell office:value-type="string" calcext:value-type="string">
            <text:p>2008-01-29 21:00</text:p>
          </table:table-cell>
          <table:table-cell office:value-type="string" calcext:value-type="string">
            <text:p>100_223</text:p>
          </table:table-cell>
          <table:table-cell office:value-type="float" office:value="0.029586" calcext:value-type="float">
            <text:p>0.029586</text:p>
          </table:table-cell>
          <table:table-cell office:value-type="float" office:value="0.035743" calcext:value-type="float">
            <text:p>0.035743</text:p>
          </table:table-cell>
          <table:table-cell office:value-type="float" office:value="0.030592" calcext:value-type="float">
            <text:p>0.030592</text:p>
          </table:table-cell>
          <table:table-cell table:number-columns-repeated="5"/>
          <table:table-cell table:formula="of:=[.C695]*[.$J$1]*[.C$747]" office:value-type="float" office:value="3.00723405624057" calcext:value-type="float">
            <text:p>3.0072340562</text:p>
          </table:table-cell>
          <table:table-cell table:formula="of:=[.D695]*[.$J$1]*[.D$747]" office:value-type="float" office:value="3.54319882934663" calcext:value-type="float">
            <text:p>3.5431988293</text:p>
          </table:table-cell>
          <table:table-cell table:formula="of:=[.E695]*[.$J$1]*[.E$747]" office:value-type="float" office:value="3.08020851247858" calcext:value-type="float">
            <text:p>3.0802085125</text:p>
          </table:table-cell>
        </table:table-row>
        <table:table-row table:style-name="ro1">
          <table:table-cell office:value-type="string" calcext:value-type="string">
            <text:p>2008-01-29 22:00</text:p>
          </table:table-cell>
          <table:table-cell office:value-type="string" calcext:value-type="string">
            <text:p>100_223</text:p>
          </table:table-cell>
          <table:table-cell office:value-type="float" office:value="0.023722" calcext:value-type="float">
            <text:p>0.023722</text:p>
          </table:table-cell>
          <table:table-cell office:value-type="float" office:value="0.029983" calcext:value-type="float">
            <text:p>0.029983</text:p>
          </table:table-cell>
          <table:table-cell office:value-type="float" office:value="0.029479" calcext:value-type="float">
            <text:p>0.029479</text:p>
          </table:table-cell>
          <table:table-cell table:number-columns-repeated="5"/>
          <table:table-cell table:formula="of:=[.C696]*[.$J$1]*[.C$747]" office:value-type="float" office:value="2.41119469621236" calcext:value-type="float">
            <text:p>2.4111946962</text:p>
          </table:table-cell>
          <table:table-cell table:formula="of:=[.D696]*[.$J$1]*[.D$747]" office:value-type="float" office:value="2.97221079652799" calcext:value-type="float">
            <text:p>2.9722107965</text:p>
          </table:table-cell>
          <table:table-cell table:formula="of:=[.E696]*[.$J$1]*[.E$747]" office:value-type="float" office:value="2.96814417950301" calcext:value-type="float">
            <text:p>2.9681441795</text:p>
          </table:table-cell>
        </table:table-row>
        <table:table-row table:style-name="ro1">
          <table:table-cell office:value-type="string" calcext:value-type="string">
            <text:p>2008-01-29 23:00</text:p>
          </table:table-cell>
          <table:table-cell office:value-type="string" calcext:value-type="string">
            <text:p>100_223</text:p>
          </table:table-cell>
          <table:table-cell office:value-type="float" office:value="0.018299" calcext:value-type="float">
            <text:p>0.018299</text:p>
          </table:table-cell>
          <table:table-cell office:value-type="float" office:value="0.031287" calcext:value-type="float">
            <text:p>0.031287</text:p>
          </table:table-cell>
          <table:table-cell office:value-type="float" office:value="0.023136" calcext:value-type="float">
            <text:p>0.023136</text:p>
          </table:table-cell>
          <table:table-cell table:number-columns-repeated="5"/>
          <table:table-cell table:formula="of:=[.C697]*[.$J$1]*[.C$747]" office:value-type="float" office:value="1.85998026077017" calcext:value-type="float">
            <text:p>1.8599802608</text:p>
          </table:table-cell>
          <table:table-cell table:formula="of:=[.D697]*[.$J$1]*[.D$747]" office:value-type="float" office:value="3.10147614284665" calcext:value-type="float">
            <text:p>3.1014761428</text:p>
          </table:table-cell>
          <table:table-cell table:formula="of:=[.E697]*[.$J$1]*[.E$747]" office:value-type="float" office:value="2.32948823694771" calcext:value-type="float">
            <text:p>2.3294882369</text:p>
          </table:table-cell>
        </table:table-row>
        <table:table-row table:style-name="ro1">
          <table:table-cell office:value-type="string" calcext:value-type="string">
            <text:p>2008-01-30 00:00</text:p>
          </table:table-cell>
          <table:table-cell office:value-type="string" calcext:value-type="string">
            <text:p>100_223</text:p>
          </table:table-cell>
          <table:table-cell office:value-type="float" office:value="0.016851" calcext:value-type="float">
            <text:p>0.016851</text:p>
          </table:table-cell>
          <table:table-cell office:value-type="float" office:value="0.030002" calcext:value-type="float">
            <text:p>0.030002</text:p>
          </table:table-cell>
          <table:table-cell office:value-type="float" office:value="0.023674" calcext:value-type="float">
            <text:p>0.023674</text:p>
          </table:table-cell>
          <table:table-cell table:number-columns-repeated="5"/>
          <table:table-cell table:formula="of:=[.C698]*[.$J$1]*[.C$747]" office:value-type="float" office:value="1.71280000952173" calcext:value-type="float">
            <text:p>1.7128000095</text:p>
          </table:table-cell>
          <table:table-cell table:formula="of:=[.D698]*[.$J$1]*[.D$747]" office:value-type="float" office:value="2.97409426399736" calcext:value-type="float">
            <text:p>2.974094264</text:p>
          </table:table-cell>
          <table:table-cell table:formula="of:=[.E698]*[.$J$1]*[.E$747]" office:value-type="float" office:value="2.38365769888918" calcext:value-type="float">
            <text:p>2.3836576989</text:p>
          </table:table-cell>
        </table:table-row>
        <table:table-row table:style-name="ro1">
          <table:table-cell office:value-type="string" calcext:value-type="string">
            <text:p>2008-01-30 01:00</text:p>
          </table:table-cell>
          <table:table-cell office:value-type="string" calcext:value-type="string">
            <text:p>100_223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26918" calcext:value-type="float">
            <text:p>0.026918</text:p>
          </table:table-cell>
          <table:table-cell office:value-type="float" office:value="0.022205" calcext:value-type="float">
            <text:p>0.022205</text:p>
          </table:table-cell>
          <table:table-cell table:number-columns-repeated="5"/>
          <table:table-cell table:formula="of:=[.C699]*[.$J$1]*[.C$747]" office:value-type="float" office:value="1.50737784945744" calcext:value-type="float">
            <text:p>1.5073778495</text:p>
          </table:table-cell>
          <table:table-cell table:formula="of:=[.D699]*[.$J$1]*[.D$747]" office:value-type="float" office:value="2.66837775475904" calcext:value-type="float">
            <text:p>2.6683777548</text:p>
          </table:table-cell>
          <table:table-cell table:formula="of:=[.E699]*[.$J$1]*[.E$747]" office:value-type="float" office:value="2.23574888923859" calcext:value-type="float">
            <text:p>2.2357488892</text:p>
          </table:table-cell>
        </table:table-row>
        <table:table-row table:style-name="ro1">
          <table:table-cell office:value-type="string" calcext:value-type="string">
            <text:p>2008-01-30 02:00</text:p>
          </table:table-cell>
          <table:table-cell office:value-type="string" calcext:value-type="string">
            <text:p>100_223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028263" calcext:value-type="float">
            <text:p>0.028263</text:p>
          </table:table-cell>
          <table:table-cell office:value-type="float" office:value="0.022394" calcext:value-type="float">
            <text:p>0.022394</text:p>
          </table:table-cell>
          <table:table-cell table:number-columns-repeated="5"/>
          <table:table-cell table:formula="of:=[.C700]*[.$J$1]*[.C$747]" office:value-type="float" office:value="1.42067567106316" calcext:value-type="float">
            <text:p>1.4206756711</text:p>
          </table:table-cell>
          <table:table-cell table:formula="of:=[.D700]*[.$J$1]*[.D$747]" office:value-type="float" office:value="2.80170742561687" calcext:value-type="float">
            <text:p>2.8017074256</text:p>
          </table:table-cell>
          <table:table-cell table:formula="of:=[.E700]*[.$J$1]*[.E$747]" office:value-type="float" office:value="2.25477868163067" calcext:value-type="float">
            <text:p>2.2547786816</text:p>
          </table:table-cell>
        </table:table-row>
        <table:table-row table:style-name="ro1">
          <table:table-cell office:value-type="string" calcext:value-type="string">
            <text:p>2008-01-30 03:00</text:p>
          </table:table-cell>
          <table:table-cell office:value-type="string" calcext:value-type="string">
            <text:p>100_223</text:p>
          </table:table-cell>
          <table:table-cell office:value-type="float" office:value="0.015159" calcext:value-type="float">
            <text:p>0.015159</text:p>
          </table:table-cell>
          <table:table-cell office:value-type="float" office:value="0.034437" calcext:value-type="float">
            <text:p>0.034437</text:p>
          </table:table-cell>
          <table:table-cell office:value-type="float" office:value="0.024991" calcext:value-type="float">
            <text:p>0.024991</text:p>
          </table:table-cell>
          <table:table-cell table:number-columns-repeated="5"/>
          <table:table-cell table:formula="of:=[.C701]*[.$J$1]*[.C$747]" office:value-type="float" office:value="1.54081866621209" calcext:value-type="float">
            <text:p>1.5408186662</text:p>
          </table:table-cell>
          <table:table-cell table:formula="of:=[.D701]*[.$J$1]*[.D$747]" office:value-type="float" office:value="3.41373522329435" calcext:value-type="float">
            <text:p>3.4137352233</text:p>
          </table:table-cell>
          <table:table-cell table:formula="of:=[.E701]*[.$J$1]*[.E$747]" office:value-type="float" office:value="2.51626212524033" calcext:value-type="float">
            <text:p>2.5162621252</text:p>
          </table:table-cell>
        </table:table-row>
        <table:table-row table:style-name="ro1">
          <table:table-cell office:value-type="string" calcext:value-type="string">
            <text:p>2008-01-30 04:00</text:p>
          </table:table-cell>
          <table:table-cell office:value-type="string" calcext:value-type="string">
            <text:p>100_22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37112" calcext:value-type="float">
            <text:p>0.037112</text:p>
          </table:table-cell>
          <table:table-cell office:value-type="float" office:value="0.030815" calcext:value-type="float">
            <text:p>0.030815</text:p>
          </table:table-cell>
          <table:table-cell table:number-columns-repeated="5"/>
          <table:table-cell table:formula="of:=[.C702]*[.$J$1]*[.C$747]" office:value-type="float" office:value="1.99221887048994" calcext:value-type="float">
            <text:p>1.9922188705</text:p>
          </table:table-cell>
          <table:table-cell table:formula="of:=[.D702]*[.$J$1]*[.D$747]" office:value-type="float" office:value="3.67890761700786" calcext:value-type="float">
            <text:p>3.678907617</text:p>
          </table:table-cell>
          <table:table-cell table:formula="of:=[.E702]*[.$J$1]*[.E$747]" office:value-type="float" office:value="3.10266165376659" calcext:value-type="float">
            <text:p>3.1026616538</text:p>
          </table:table-cell>
        </table:table-row>
        <table:table-row table:style-name="ro1">
          <table:table-cell office:value-type="string" calcext:value-type="string">
            <text:p>2008-01-30 05:00</text:p>
          </table:table-cell>
          <table:table-cell office:value-type="string" calcext:value-type="string">
            <text:p>100_223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03473" calcext:value-type="float">
            <text:p>0.03473</text:p>
          </table:table-cell>
          <table:table-cell office:value-type="float" office:value="0.032875" calcext:value-type="float">
            <text:p>0.032875</text:p>
          </table:table-cell>
          <table:table-cell table:number-columns-repeated="5"/>
          <table:table-cell table:formula="of:=[.C703]*[.$J$1]*[.C$747]" office:value-type="float" office:value="2.89298640264717" calcext:value-type="float">
            <text:p>2.8929864026</text:p>
          </table:table-cell>
          <table:table-cell table:formula="of:=[.D703]*[.$J$1]*[.D$747]" office:value-type="float" office:value="3.44278027426932" calcext:value-type="float">
            <text:p>3.4427802743</text:p>
          </table:table-cell>
          <table:table-cell table:formula="of:=[.E703]*[.$J$1]*[.E$747]" office:value-type="float" office:value="3.31007632216701" calcext:value-type="float">
            <text:p>3.3100763222</text:p>
          </table:table-cell>
        </table:table-row>
        <table:table-row table:style-name="ro1">
          <table:table-cell office:value-type="string" calcext:value-type="string">
            <text:p>2008-01-30 06:00</text:p>
          </table:table-cell>
          <table:table-cell office:value-type="string" calcext:value-type="string">
            <text:p>100_223</text:p>
          </table:table-cell>
          <table:table-cell office:value-type="float" office:value="0.041817" calcext:value-type="float">
            <text:p>0.041817</text:p>
          </table:table-cell>
          <table:table-cell office:value-type="float" office:value="0.044538" calcext:value-type="float">
            <text:p>0.044538</text:p>
          </table:table-cell>
          <table:table-cell office:value-type="float" office:value="0.038136" calcext:value-type="float">
            <text:p>0.038136</text:p>
          </table:table-cell>
          <table:table-cell table:number-columns-repeated="5"/>
          <table:table-cell table:formula="of:=[.C704]*[.$J$1]*[.C$747]" office:value-type="float" office:value="4.25043961771825" calcext:value-type="float">
            <text:p>4.2504396177</text:p>
          </table:table-cell>
          <table:table-cell table:formula="of:=[.D704]*[.$J$1]*[.D$747]" office:value-type="float" office:value="4.41504600792995" calcext:value-type="float">
            <text:p>4.4150460079</text:p>
          </table:table-cell>
          <table:table-cell table:formula="of:=[.E704]*[.$J$1]*[.E$747]" office:value-type="float" office:value="3.83978922044597" calcext:value-type="float">
            <text:p>3.8397892204</text:p>
          </table:table-cell>
        </table:table-row>
        <table:table-row table:style-name="ro1">
          <table:table-cell office:value-type="string" calcext:value-type="string">
            <text:p>2008-01-30 07:00</text:p>
          </table:table-cell>
          <table:table-cell office:value-type="string" calcext:value-type="string">
            <text:p>100_223</text:p>
          </table:table-cell>
          <table:table-cell office:value-type="float" office:value="0.064552" calcext:value-type="float">
            <text:p>0.064552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64837" calcext:value-type="float">
            <text:p>0.064837</text:p>
          </table:table-cell>
          <table:table-cell table:number-columns-repeated="5"/>
          <table:table-cell table:formula="of:=[.C705]*[.$J$1]*[.C$747]" office:value-type="float" office:value="6.56131186366665" calcext:value-type="float">
            <text:p>6.5613118637</text:p>
          </table:table-cell>
          <table:table-cell table:formula="of:=[.D705]*[.$J$1]*[.D$747]" office:value-type="float" office:value="7.68256467768133" calcext:value-type="float">
            <text:p>7.6825646777</text:p>
          </table:table-cell>
          <table:table-cell table:formula="of:=[.E705]*[.$J$1]*[.E$747]" office:value-type="float" office:value="6.5282256578051" calcext:value-type="float">
            <text:p>6.5282256578</text:p>
          </table:table-cell>
        </table:table-row>
        <table:table-row table:style-name="ro1">
          <table:table-cell office:value-type="string" calcext:value-type="string">
            <text:p>2008-01-30 08:00</text:p>
          </table:table-cell>
          <table:table-cell office:value-type="string" calcext:value-type="string">
            <text:p>100_223</text:p>
          </table:table-cell>
          <table:table-cell office:value-type="float" office:value="0.061873" calcext:value-type="float">
            <text:p>0.061873</text:p>
          </table:table-cell>
          <table:table-cell office:value-type="float" office:value="0.084557" calcext:value-type="float">
            <text:p>0.084557</text:p>
          </table:table-cell>
          <table:table-cell office:value-type="float" office:value="0.070786" calcext:value-type="float">
            <text:p>0.070786</text:p>
          </table:table-cell>
          <table:table-cell table:number-columns-repeated="5"/>
          <table:table-cell table:formula="of:=[.C706]*[.$J$1]*[.C$747]" office:value-type="float" office:value="6.28900807009305" calcext:value-type="float">
            <text:p>6.2890080701</text:p>
          </table:table-cell>
          <table:table-cell table:formula="of:=[.D706]*[.$J$1]*[.D$747]" office:value-type="float" office:value="8.38212414775097" calcext:value-type="float">
            <text:p>8.3821241478</text:p>
          </table:table-cell>
          <table:table-cell table:formula="of:=[.E706]*[.$J$1]*[.E$747]" office:value-type="float" office:value="7.12721102786051" calcext:value-type="float">
            <text:p>7.1272110279</text:p>
          </table:table-cell>
        </table:table-row>
        <table:table-row table:style-name="ro1">
          <table:table-cell office:value-type="string" calcext:value-type="string">
            <text:p>2008-01-30 09:00</text:p>
          </table:table-cell>
          <table:table-cell office:value-type="string" calcext:value-type="string">
            <text:p>100_223</text:p>
          </table:table-cell>
          <table:table-cell office:value-type="float" office:value="0.056148" calcext:value-type="float">
            <text:p>0.056148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0.054172" calcext:value-type="float">
            <text:p>0.054172</text:p>
          </table:table-cell>
          <table:table-cell table:number-columns-repeated="5"/>
          <table:table-cell table:formula="of:=[.C707]*[.$J$1]*[.C$747]" office:value-type="float" office:value="5.70709720103413" calcext:value-type="float">
            <text:p>5.707097201</text:p>
          </table:table-cell>
          <table:table-cell table:formula="of:=[.D707]*[.$J$1]*[.D$747]" office:value-type="float" office:value="5.68410656281609" calcext:value-type="float">
            <text:p>5.6841065628</text:p>
          </table:table-cell>
          <table:table-cell table:formula="of:=[.E707]*[.$J$1]*[.E$747]" office:value-type="float" office:value="5.45440165853784" calcext:value-type="float">
            <text:p>5.4544016585</text:p>
          </table:table-cell>
        </table:table-row>
        <table:table-row table:style-name="ro1">
          <table:table-cell office:value-type="string" calcext:value-type="string">
            <text:p>2008-01-30 10:00</text:p>
          </table:table-cell>
          <table:table-cell office:value-type="string" calcext:value-type="string">
            <text:p>100_223</text:p>
          </table:table-cell>
          <table:table-cell office:value-type="float" office:value="0.054614" calcext:value-type="float">
            <text:p>0.054614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055352" calcext:value-type="float">
            <text:p>0.055352</text:p>
          </table:table-cell>
          <table:table-cell table:number-columns-repeated="5"/>
          <table:table-cell table:formula="of:=[.C708]*[.$J$1]*[.C$747]" office:value-type="float" office:value="5.55117558127232" calcext:value-type="float">
            <text:p>5.5511755813</text:p>
          </table:table-cell>
          <table:table-cell table:formula="of:=[.D708]*[.$J$1]*[.D$747]" office:value-type="float" office:value="5.62195213632698" calcext:value-type="float">
            <text:p>5.6219521363</text:p>
          </table:table-cell>
          <table:table-cell table:formula="of:=[.E708]*[.$J$1]*[.E$747]" office:value-type="float" office:value="5.57321200257304" calcext:value-type="float">
            <text:p>5.5732120026</text:p>
          </table:table-cell>
        </table:table-row>
        <table:table-row table:style-name="ro1">
          <table:table-cell office:value-type="string" calcext:value-type="string">
            <text:p>2008-01-30 11:00</text:p>
          </table:table-cell>
          <table:table-cell office:value-type="string" calcext:value-type="string">
            <text:p>100_223</text:p>
          </table:table-cell>
          <table:table-cell office:value-type="float" office:value="0.056322" calcext:value-type="float">
            <text:p>0.056322</text:p>
          </table:table-cell>
          <table:table-cell office:value-type="float" office:value="0.056382" calcext:value-type="float">
            <text:p>0.056382</text:p>
          </table:table-cell>
          <table:table-cell office:value-type="float" office:value="0.048201" calcext:value-type="float">
            <text:p>0.048201</text:p>
          </table:table-cell>
          <table:table-cell table:number-columns-repeated="5"/>
          <table:table-cell table:formula="of:=[.C709]*[.$J$1]*[.C$747]" office:value-type="float" office:value="5.72478322570073" calcext:value-type="float">
            <text:p>5.7247832257</text:p>
          </table:table-cell>
          <table:table-cell table:formula="of:=[.D709]*[.$J$1]*[.D$747]" office:value-type="float" office:value="5.58914015041327" calcext:value-type="float">
            <text:p>5.5891401504</text:p>
          </table:table-cell>
          <table:table-cell table:formula="of:=[.E709]*[.$J$1]*[.E$747]" office:value-type="float" office:value="4.8532011803733" calcext:value-type="float">
            <text:p>4.8532011804</text:p>
          </table:table-cell>
        </table:table-row>
        <table:table-row table:style-name="ro1">
          <table:table-cell office:value-type="string" calcext:value-type="string">
            <text:p>2008-01-30 12:00</text:p>
          </table:table-cell>
          <table:table-cell office:value-type="string" calcext:value-type="string">
            <text:p>100_223</text:p>
          </table:table-cell>
          <table:table-cell office:value-type="float" office:value="0.057053" calcext:value-type="float">
            <text:p>0.057053</text:p>
          </table:table-cell>
          <table:table-cell office:value-type="float" office:value="0.060798" calcext:value-type="float">
            <text:p>0.060798</text:p>
          </table:table-cell>
          <table:table-cell office:value-type="float" office:value="0.05329" calcext:value-type="float">
            <text:p>0.05329</text:p>
          </table:table-cell>
          <table:table-cell table:number-columns-repeated="5"/>
          <table:table-cell table:formula="of:=[.C710]*[.$J$1]*[.C$747]" office:value-type="float" office:value="5.79908485806441" calcext:value-type="float">
            <text:p>5.7990848581</text:p>
          </table:table-cell>
          <table:table-cell table:formula="of:=[.D710]*[.$J$1]*[.D$747]" office:value-type="float" office:value="6.02689764224089" calcext:value-type="float">
            <text:p>6.0268976422</text:p>
          </table:table-cell>
          <table:table-cell table:formula="of:=[.E710]*[.$J$1]*[.E$747]" office:value-type="float" office:value="5.36559596070814" calcext:value-type="float">
            <text:p>5.3655959607</text:p>
          </table:table-cell>
        </table:table-row>
        <table:table-row table:style-name="ro1">
          <table:table-cell office:value-type="string" calcext:value-type="string">
            <text:p>2008-01-30 13:00</text:p>
          </table:table-cell>
          <table:table-cell office:value-type="string" calcext:value-type="string">
            <text:p>100_223</text:p>
          </table:table-cell>
          <table:table-cell office:value-type="float" office:value="0.058741" calcext:value-type="float">
            <text:p>0.058741</text:p>
          </table:table-cell>
          <table:table-cell office:value-type="float" office:value="0.062954" calcext:value-type="float">
            <text:p>0.062954</text:p>
          </table:table-cell>
          <table:table-cell office:value-type="float" office:value="0.054825" calcext:value-type="float">
            <text:p>0.054825</text:p>
          </table:table-cell>
          <table:table-cell table:number-columns-repeated="5"/>
          <table:table-cell table:formula="of:=[.C711]*[.$J$1]*[.C$747]" office:value-type="float" office:value="5.97065962609436" calcext:value-type="float">
            <text:p>5.9706596261</text:p>
          </table:table-cell>
          <table:table-cell table:formula="of:=[.D711]*[.$J$1]*[.D$747]" office:value-type="float" office:value="6.24062163508065" calcext:value-type="float">
            <text:p>6.2406216351</text:p>
          </table:table-cell>
          <table:table-cell table:formula="of:=[.E711]*[.$J$1]*[.E$747]" office:value-type="float" office:value="5.52015009468613" calcext:value-type="float">
            <text:p>5.5201500947</text:p>
          </table:table-cell>
        </table:table-row>
        <table:table-row table:style-name="ro1">
          <table:table-cell office:value-type="string" calcext:value-type="string">
            <text:p>2008-01-30 14:00</text:p>
          </table:table-cell>
          <table:table-cell office:value-type="string" calcext:value-type="string">
            <text:p>100_223</text:p>
          </table:table-cell>
          <table:table-cell office:value-type="float" office:value="0.060469" calcext:value-type="float">
            <text:p>0.060469</text:p>
          </table:table-cell>
          <table:table-cell office:value-type="float" office:value="0.055372" calcext:value-type="float">
            <text:p>0.055372</text:p>
          </table:table-cell>
          <table:table-cell office:value-type="float" office:value="0.05897" calcext:value-type="float">
            <text:p>0.05897</text:p>
          </table:table-cell>
          <table:table-cell table:number-columns-repeated="5"/>
          <table:table-cell table:formula="of:=[.C712]*[.$J$1]*[.C$747]" office:value-type="float" office:value="6.14630014692122" calcext:value-type="float">
            <text:p>6.1463001469</text:p>
          </table:table-cell>
          <table:table-cell table:formula="of:=[.D712]*[.$J$1]*[.D$747]" office:value-type="float" office:value="5.48901898493639" calcext:value-type="float">
            <text:p>5.4890189849</text:p>
          </table:table-cell>
          <table:table-cell table:formula="of:=[.E712]*[.$J$1]*[.E$747]" office:value-type="float" office:value="5.93749659979282" calcext:value-type="float">
            <text:p>5.9374965998</text:p>
          </table:table-cell>
        </table:table-row>
        <table:table-row table:style-name="ro1">
          <table:table-cell office:value-type="string" calcext:value-type="string">
            <text:p>2008-01-30 15:00</text:p>
          </table:table-cell>
          <table:table-cell office:value-type="string" calcext:value-type="string">
            <text:p>100_223</text:p>
          </table:table-cell>
          <table:table-cell office:value-type="float" office:value="0.064779" calcext:value-type="float">
            <text:p>0.064779</text:p>
          </table:table-cell>
          <table:table-cell office:value-type="float" office:value="0.073034" calcext:value-type="float">
            <text:p>0.073034</text:p>
          </table:table-cell>
          <table:table-cell office:value-type="float" office:value="0.065512" calcext:value-type="float">
            <text:p>0.065512</text:p>
          </table:table-cell>
          <table:table-cell table:number-columns-repeated="5"/>
          <table:table-cell table:formula="of:=[.C713]*[.$J$1]*[.C$747]" office:value-type="float" office:value="6.58438501078916" calcext:value-type="float">
            <text:p>6.5843850108</text:p>
          </table:table-cell>
          <table:table-cell table:formula="of:=[.D713]*[.$J$1]*[.D$747]" office:value-type="float" office:value="7.23985069251326" calcext:value-type="float">
            <text:p>7.2398506925</text:p>
          </table:table-cell>
          <table:table-cell table:formula="of:=[.E713]*[.$J$1]*[.E$747]" office:value-type="float" office:value="6.59618920206252" calcext:value-type="float">
            <text:p>6.5961892021</text:p>
          </table:table-cell>
        </table:table-row>
        <table:table-row table:style-name="ro1">
          <table:table-cell office:value-type="string" calcext:value-type="string">
            <text:p>2008-01-30 16:00</text:p>
          </table:table-cell>
          <table:table-cell office:value-type="string" calcext:value-type="string">
            <text:p>100_223</text:p>
          </table:table-cell>
          <table:table-cell office:value-type="float" office:value="0.066362" calcext:value-type="float">
            <text:p>0.066362</text:p>
          </table:table-cell>
          <table:table-cell office:value-type="float" office:value="0.079301" calcext:value-type="float">
            <text:p>0.079301</text:p>
          </table:table-cell>
          <table:table-cell office:value-type="float" office:value="0.077498" calcext:value-type="float">
            <text:p>0.077498</text:p>
          </table:table-cell>
          <table:table-cell table:number-columns-repeated="5"/>
          <table:table-cell table:formula="of:=[.C714]*[.$J$1]*[.C$747]" office:value-type="float" office:value="6.7452871777272" calcext:value-type="float">
            <text:p>6.7452871777</text:p>
          </table:table-cell>
          <table:table-cell table:formula="of:=[.D714]*[.$J$1]*[.D$747]" office:value-type="float" office:value="7.86109756780396" calcext:value-type="float">
            <text:p>7.8610975678</text:p>
          </table:table-cell>
          <table:table-cell table:formula="of:=[.E714]*[.$J$1]*[.E$747]" office:value-type="float" office:value="7.80302037460986" calcext:value-type="float">
            <text:p>7.8030203746</text:p>
          </table:table-cell>
        </table:table-row>
        <table:table-row table:style-name="ro1">
          <table:table-cell office:value-type="string" calcext:value-type="string">
            <text:p>2008-01-30 17:00</text:p>
          </table:table-cell>
          <table:table-cell office:value-type="string" calcext:value-type="string">
            <text:p>100_223</text:p>
          </table:table-cell>
          <table:table-cell office:value-type="float" office:value="0.068656" calcext:value-type="float">
            <text:p>0.068656</text:p>
          </table:table-cell>
          <table:table-cell office:value-type="float" office:value="0.084428" calcext:value-type="float">
            <text:p>0.084428</text:p>
          </table:table-cell>
          <table:table-cell office:value-type="float" office:value="0.074296" calcext:value-type="float">
            <text:p>0.074296</text:p>
          </table:table-cell>
          <table:table-cell table:number-columns-repeated="5"/>
          <table:table-cell table:formula="of:=[.C715]*[.$J$1]*[.C$747]" office:value-type="float" office:value="6.97845810063047" calcext:value-type="float">
            <text:p>6.9784581006</text:p>
          </table:table-cell>
          <table:table-cell table:formula="of:=[.D715]*[.$J$1]*[.D$747]" office:value-type="float" office:value="8.36933639493263" calcext:value-type="float">
            <text:p>8.3693363949</text:p>
          </table:table-cell>
          <table:table-cell table:formula="of:=[.E715]*[.$J$1]*[.E$747]" office:value-type="float" office:value="7.4806214579991" calcext:value-type="float">
            <text:p>7.480621458</text:p>
          </table:table-cell>
        </table:table-row>
        <table:table-row table:style-name="ro1">
          <table:table-cell office:value-type="string" calcext:value-type="string">
            <text:p>2008-01-30 18:00</text:p>
          </table:table-cell>
          <table:table-cell office:value-type="string" calcext:value-type="string">
            <text:p>100_223</text:p>
          </table:table-cell>
          <table:table-cell office:value-type="float" office:value="0.057647" calcext:value-type="float">
            <text:p>0.057647</text:p>
          </table:table-cell>
          <table:table-cell office:value-type="float" office:value="0.05548" calcext:value-type="float">
            <text:p>0.05548</text:p>
          </table:table-cell>
          <table:table-cell office:value-type="float" office:value="0.059368" calcext:value-type="float">
            <text:p>0.059368</text:p>
          </table:table-cell>
          <table:table-cell table:number-columns-repeated="5"/>
          <table:table-cell table:formula="of:=[.C716]*[.$J$1]*[.C$747]" office:value-type="float" office:value="5.85946128709864" calcext:value-type="float">
            <text:p>5.8594612871</text:p>
          </table:table-cell>
          <table:table-cell table:formula="of:=[.D716]*[.$J$1]*[.D$747]" office:value-type="float" office:value="5.49972501055174" calcext:value-type="float">
            <text:p>5.4997250106</text:p>
          </table:table-cell>
          <table:table-cell table:formula="of:=[.E716]*[.$J$1]*[.E$747]" office:value-type="float" office:value="5.97756991922164" calcext:value-type="float">
            <text:p>5.9775699192</text:p>
          </table:table-cell>
        </table:table-row>
        <table:table-row table:style-name="ro1">
          <table:table-cell office:value-type="string" calcext:value-type="string">
            <text:p>2008-01-30 19:00</text:p>
          </table:table-cell>
          <table:table-cell office:value-type="string" calcext:value-type="string">
            <text:p>100_223</text:p>
          </table:table-cell>
          <table:table-cell office:value-type="float" office:value="0.04141" calcext:value-type="float">
            <text:p>0.04141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38758" calcext:value-type="float">
            <text:p>0.038758</text:p>
          </table:table-cell>
          <table:table-cell table:number-columns-repeated="5"/>
          <table:table-cell table:formula="of:=[.C717]*[.$J$1]*[.C$747]" office:value-type="float" office:value="4.20907058300961" calcext:value-type="float">
            <text:p>4.209070583</text:p>
          </table:table-cell>
          <table:table-cell table:formula="of:=[.D717]*[.$J$1]*[.D$747]" office:value-type="float" office:value="4.91138925104157" calcext:value-type="float">
            <text:p>4.911389251</text:p>
          </table:table-cell>
          <table:table-cell table:formula="of:=[.E717]*[.$J$1]*[.E$747]" office:value-type="float" office:value="3.90241636789503" calcext:value-type="float">
            <text:p>3.9024163679</text:p>
          </table:table-cell>
        </table:table-row>
        <table:table-row table:style-name="ro1">
          <table:table-cell office:value-type="string" calcext:value-type="string">
            <text:p>2008-01-30 20:00</text:p>
          </table:table-cell>
          <table:table-cell office:value-type="string" calcext:value-type="string">
            <text:p>100_223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42481" calcext:value-type="float">
            <text:p>0.042481</text:p>
          </table:table-cell>
          <table:table-cell office:value-type="float" office:value="0.034126" calcext:value-type="float">
            <text:p>0.034126</text:p>
          </table:table-cell>
          <table:table-cell table:number-columns-repeated="5"/>
          <table:table-cell table:formula="of:=[.C718]*[.$J$1]*[.C$747]" office:value-type="float" office:value="3.43088549767946" calcext:value-type="float">
            <text:p>3.4308854977</text:p>
          </table:table-cell>
          <table:table-cell table:formula="of:=[.D718]*[.$J$1]*[.D$747]" office:value-type="float" office:value="4.21113587190426" calcext:value-type="float">
            <text:p>4.2111358719</text:p>
          </table:table-cell>
          <table:table-cell table:formula="of:=[.E718]*[.$J$1]*[.E$747]" office:value-type="float" office:value="3.43603542419077" calcext:value-type="float">
            <text:p>3.4360354242</text:p>
          </table:table-cell>
        </table:table-row>
        <table:table-row table:style-name="ro1">
          <table:table-cell office:value-type="string" calcext:value-type="string">
            <text:p>2008-01-30 21:00</text:p>
          </table:table-cell>
          <table:table-cell office:value-type="string" calcext:value-type="string">
            <text:p>100_223</text:p>
          </table:table-cell>
          <table:table-cell office:value-type="float" office:value="0.033463" calcext:value-type="float">
            <text:p>0.033463</text:p>
          </table:table-cell>
          <table:table-cell office:value-type="float" office:value="0.044494" calcext:value-type="float">
            <text:p>0.044494</text:p>
          </table:table-cell>
          <table:table-cell office:value-type="float" office:value="0.032089" calcext:value-type="float">
            <text:p>0.032089</text:p>
          </table:table-cell>
          <table:table-cell table:number-columns-repeated="5"/>
          <table:table-cell table:formula="of:=[.C719]*[.$J$1]*[.C$747]" office:value-type="float" office:value="3.40130714608188" calcext:value-type="float">
            <text:p>3.4013071461</text:p>
          </table:table-cell>
          <table:table-cell table:formula="of:=[.D719]*[.$J$1]*[.D$747]" office:value-type="float" office:value="4.41068429379036" calcext:value-type="float">
            <text:p>4.4106842938</text:p>
          </table:table-cell>
          <table:table-cell table:formula="of:=[.E719]*[.$J$1]*[.E$747]" office:value-type="float" office:value="3.23093655063171" calcext:value-type="float">
            <text:p>3.2309365506</text:p>
          </table:table-cell>
        </table:table-row>
        <table:table-row table:style-name="ro1">
          <table:table-cell office:value-type="string" calcext:value-type="string">
            <text:p>2008-01-30 22:00</text:p>
          </table:table-cell>
          <table:table-cell office:value-type="string" calcext:value-type="string">
            <text:p>100_223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0.037362" calcext:value-type="float">
            <text:p>0.037362</text:p>
          </table:table-cell>
          <table:table-cell office:value-type="float" office:value="0.030083" calcext:value-type="float">
            <text:p>0.030083</text:p>
          </table:table-cell>
          <table:table-cell table:number-columns-repeated="5"/>
          <table:table-cell table:formula="of:=[.C720]*[.$J$1]*[.C$747]" office:value-type="float" office:value="2.60025220126906" calcext:value-type="float">
            <text:p>2.6002522013</text:p>
          </table:table-cell>
          <table:table-cell table:formula="of:=[.D720]*[.$J$1]*[.D$747]" office:value-type="float" office:value="3.70369008371006" calcext:value-type="float">
            <text:p>3.7036900837</text:p>
          </table:table-cell>
          <table:table-cell table:formula="of:=[.E720]*[.$J$1]*[.E$747]" office:value-type="float" office:value="3.02895896577187" calcext:value-type="float">
            <text:p>3.0289589658</text:p>
          </table:table-cell>
        </table:table-row>
        <table:table-row table:style-name="ro1">
          <table:table-cell office:value-type="string" calcext:value-type="string">
            <text:p>2008-01-30 23:00</text:p>
          </table:table-cell>
          <table:table-cell office:value-type="string" calcext:value-type="string">
            <text:p>100_223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.033323" calcext:value-type="float">
            <text:p>0.033323</text:p>
          </table:table-cell>
          <table:table-cell office:value-type="float" office:value="0.027136" calcext:value-type="float">
            <text:p>0.027136</text:p>
          </table:table-cell>
          <table:table-cell table:number-columns-repeated="5"/>
          <table:table-cell table:formula="of:=[.C721]*[.$J$1]*[.C$747]" office:value-type="float" office:value="1.95806654699582" calcext:value-type="float">
            <text:p>1.958066547</text:p>
          </table:table-cell>
          <table:table-cell table:formula="of:=[.D721]*[.$J$1]*[.D$747]" office:value-type="float" office:value="3.30330455166935" calcext:value-type="float">
            <text:p>3.3033045517</text:p>
          </table:table-cell>
          <table:table-cell table:formula="of:=[.E721]*[.$J$1]*[.E$747]" office:value-type="float" office:value="2.73223516588058" calcext:value-type="float">
            <text:p>2.7322351659</text:p>
          </table:table-cell>
        </table:table-row>
        <table:table-row table:style-name="ro1">
          <table:table-cell office:value-type="string" calcext:value-type="string">
            <text:p>2008-01-31 00:00</text:p>
          </table:table-cell>
          <table:table-cell office:value-type="string" calcext:value-type="string">
            <text:p>100_223</text:p>
          </table:table-cell>
          <table:table-cell office:value-type="float" office:value="0.016774" calcext:value-type="float">
            <text:p>0.016774</text:p>
          </table:table-cell>
          <table:table-cell office:value-type="float" office:value="0.027824" calcext:value-type="float">
            <text:p>0.027824</text:p>
          </table:table-cell>
          <table:table-cell office:value-type="float" office:value="0.021744" calcext:value-type="float">
            <text:p>0.021744</text:p>
          </table:table-cell>
          <table:table-cell table:number-columns-repeated="5"/>
          <table:table-cell table:formula="of:=[.C722]*[.$J$1]*[.C$747]" office:value-type="float" office:value="1.70497343538766" calcext:value-type="float">
            <text:p>1.7049734354</text:p>
          </table:table-cell>
          <table:table-cell table:formula="of:=[.D722]*[.$J$1]*[.D$747]" office:value-type="float" office:value="2.75818941408781" calcext:value-type="float">
            <text:p>2.7581894141</text:p>
          </table:table-cell>
          <table:table-cell table:formula="of:=[.E722]*[.$J$1]*[.E$747]" office:value-type="float" office:value="2.18933230567907" calcext:value-type="float">
            <text:p>2.1893323057</text:p>
          </table:table-cell>
        </table:table-row>
        <table:table-row table:style-name="ro1">
          <table:table-cell office:value-type="string" calcext:value-type="string">
            <text:p>2008-01-31 01:00</text:p>
          </table:table-cell>
          <table:table-cell office:value-type="string" calcext:value-type="string">
            <text:p>100_22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28285" calcext:value-type="float">
            <text:p>0.028285</text:p>
          </table:table-cell>
          <table:table-cell office:value-type="float" office:value="0.024327" calcext:value-type="float">
            <text:p>0.024327</text:p>
          </table:table-cell>
          <table:table-cell table:number-columns-repeated="5"/>
          <table:table-cell table:formula="of:=[.C723]*[.$J$1]*[.C$747]" office:value-type="float" office:value="1.55037318528485" calcext:value-type="float">
            <text:p>1.5503731853</text:p>
          </table:table-cell>
          <table:table-cell table:formula="of:=[.D723]*[.$J$1]*[.D$747]" office:value-type="float" office:value="2.80388828268666" calcext:value-type="float">
            <text:p>2.8038882827</text:p>
          </table:table-cell>
          <table:table-cell table:formula="of:=[.E723]*[.$J$1]*[.E$747]" office:value-type="float" office:value="2.44940613503747" calcext:value-type="float">
            <text:p>2.449406135</text:p>
          </table:table-cell>
        </table:table-row>
        <table:table-row table:style-name="ro1">
          <table:table-cell office:value-type="string" calcext:value-type="string">
            <text:p>2008-01-31 02:00</text:p>
          </table:table-cell>
          <table:table-cell office:value-type="string" calcext:value-type="string">
            <text:p>100_223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0.031232" calcext:value-type="float">
            <text:p>0.031232</text:p>
          </table:table-cell>
          <table:table-cell office:value-type="float" office:value="0.02598" calcext:value-type="float">
            <text:p>0.02598</text:p>
          </table:table-cell>
          <table:table-cell table:number-columns-repeated="5"/>
          <table:table-cell table:formula="of:=[.C724]*[.$J$1]*[.C$747]" office:value-type="float" office:value="1.48145867537708" calcext:value-type="float">
            <text:p>1.4814586754</text:p>
          </table:table-cell>
          <table:table-cell table:formula="of:=[.D724]*[.$J$1]*[.D$747]" office:value-type="float" office:value="3.09602400017217" calcext:value-type="float">
            <text:p>3.0960240002</text:p>
          </table:table-cell>
          <table:table-cell table:formula="of:=[.E724]*[.$J$1]*[.E$747]" office:value-type="float" office:value="2.61584130341898" calcext:value-type="float">
            <text:p>2.6158413034</text:p>
          </table:table-cell>
        </table:table-row>
        <table:table-row table:style-name="ro1">
          <table:table-cell office:value-type="string" calcext:value-type="string">
            <text:p>2008-01-31 03:00</text:p>
          </table:table-cell>
          <table:table-cell office:value-type="string" calcext:value-type="string">
            <text:p>100_22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31456" calcext:value-type="float">
            <text:p>0.031456</text:p>
          </table:table-cell>
          <table:table-cell office:value-type="float" office:value="0.021988" calcext:value-type="float">
            <text:p>0.021988</text:p>
          </table:table-cell>
          <table:table-cell table:number-columns-repeated="5"/>
          <table:table-cell table:formula="of:=[.C725]*[.$J$1]*[.C$747]" office:value-type="float" office:value="1.48501620907439" calcext:value-type="float">
            <text:p>1.4850162091</text:p>
          </table:table-cell>
          <table:table-cell table:formula="of:=[.D725]*[.$J$1]*[.D$747]" office:value-type="float" office:value="3.11822909033734" calcext:value-type="float">
            <text:p>3.1182290903</text:p>
          </table:table-cell>
          <table:table-cell table:formula="of:=[.E725]*[.$J$1]*[.E$747]" office:value-type="float" office:value="2.21389986834398" calcext:value-type="float">
            <text:p>2.2138998683</text:p>
          </table:table-cell>
        </table:table-row>
        <table:table-row table:style-name="ro1">
          <table:table-cell office:value-type="string" calcext:value-type="string">
            <text:p>2008-01-31 04:00</text:p>
          </table:table-cell>
          <table:table-cell office:value-type="string" calcext:value-type="string">
            <text:p>100_223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0.032061" calcext:value-type="float">
            <text:p>0.032061</text:p>
          </table:table-cell>
          <table:table-cell office:value-type="float" office:value="0.026995" calcext:value-type="float">
            <text:p>0.026995</text:p>
          </table:table-cell>
          <table:table-cell table:number-columns-repeated="5"/>
          <table:table-cell table:formula="of:=[.C726]*[.$J$1]*[.C$747]" office:value-type="float" office:value="1.83477259342928" calcext:value-type="float">
            <text:p>1.8347725934</text:p>
          </table:table-cell>
          <table:table-cell table:formula="of:=[.D726]*[.$J$1]*[.D$747]" office:value-type="float" office:value="3.17820265975666" calcext:value-type="float">
            <text:p>3.1782026598</text:p>
          </table:table-cell>
          <table:table-cell table:formula="of:=[.E726]*[.$J$1]*[.E$747]" office:value-type="float" office:value="2.7180383366357" calcext:value-type="float">
            <text:p>2.7180383366</text:p>
          </table:table-cell>
        </table:table-row>
        <table:table-row table:style-name="ro1">
          <table:table-cell office:value-type="string" calcext:value-type="string">
            <text:p>2008-01-31 05:00</text:p>
          </table:table-cell>
          <table:table-cell office:value-type="string" calcext:value-type="string">
            <text:p>100_223</text:p>
          </table:table-cell>
          <table:table-cell office:value-type="float" office:value="0.028329" calcext:value-type="float">
            <text:p>0.028329</text:p>
          </table:table-cell>
          <table:table-cell office:value-type="float" office:value="0.036431" calcext:value-type="float">
            <text:p>0.036431</text:p>
          </table:table-cell>
          <table:table-cell office:value-type="float" office:value="0.035801" calcext:value-type="float">
            <text:p>0.035801</text:p>
          </table:table-cell>
          <table:table-cell table:number-columns-repeated="5"/>
          <table:table-cell table:formula="of:=[.C727]*[.$J$1]*[.C$747]" office:value-type="float" office:value="2.87946777459742" calcext:value-type="float">
            <text:p>2.8794677746</text:p>
          </table:table-cell>
          <table:table-cell table:formula="of:=[.D727]*[.$J$1]*[.D$747]" office:value-type="float" office:value="3.61140017771108" calcext:value-type="float">
            <text:p>3.6114001777</text:p>
          </table:table-cell>
          <table:table-cell table:formula="of:=[.E727]*[.$J$1]*[.E$747]" office:value-type="float" office:value="3.60468570068141" calcext:value-type="float">
            <text:p>3.6046857007</text:p>
          </table:table-cell>
        </table:table-row>
        <table:table-row table:style-name="ro1">
          <table:table-cell office:value-type="string" calcext:value-type="string">
            <text:p>2008-01-31 06:00</text:p>
          </table:table-cell>
          <table:table-cell office:value-type="string" calcext:value-type="string">
            <text:p>100_223</text:p>
          </table:table-cell>
          <table:table-cell office:value-type="float" office:value="0.041052" calcext:value-type="float">
            <text:p>0.041052</text:p>
          </table:table-cell>
          <table:table-cell office:value-type="float" office:value="0.041636" calcext:value-type="float">
            <text:p>0.041636</text:p>
          </table:table-cell>
          <table:table-cell office:value-type="float" office:value="0.038827" calcext:value-type="float">
            <text:p>0.038827</text:p>
          </table:table-cell>
          <table:table-cell table:number-columns-repeated="5"/>
          <table:table-cell table:formula="of:=[.C728]*[.$J$1]*[.C$747]" office:value-type="float" office:value="4.17268209547719" calcext:value-type="float">
            <text:p>4.1726820955</text:p>
          </table:table-cell>
          <table:table-cell table:formula="of:=[.D728]*[.$J$1]*[.D$747]" office:value-type="float" office:value="4.12737113445083" calcext:value-type="float">
            <text:p>4.1273711345</text:p>
          </table:table-cell>
          <table:table-cell table:formula="of:=[.E728]*[.$J$1]*[.E$747]" office:value-type="float" office:value="3.90936375241912" calcext:value-type="float">
            <text:p>3.9093637524</text:p>
          </table:table-cell>
        </table:table-row>
        <table:table-row table:style-name="ro1">
          <table:table-cell office:value-type="string" calcext:value-type="string">
            <text:p>2008-01-31 07:00</text:p>
          </table:table-cell>
          <table:table-cell office:value-type="string" calcext:value-type="string">
            <text:p>100_223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77098" calcext:value-type="float">
            <text:p>0.077098</text:p>
          </table:table-cell>
          <table:table-cell office:value-type="float" office:value="0.066542" calcext:value-type="float">
            <text:p>0.066542</text:p>
          </table:table-cell>
          <table:table-cell table:number-columns-repeated="5"/>
          <table:table-cell table:formula="of:=[.C729]*[.$J$1]*[.C$747]" office:value-type="float" office:value="6.47877708188921" calcext:value-type="float">
            <text:p>6.4787770819</text:p>
          </table:table-cell>
          <table:table-cell table:formula="of:=[.D729]*[.$J$1]*[.D$747]" office:value-type="float" office:value="7.64271447122419" calcext:value-type="float">
            <text:p>7.6427144712</text:p>
          </table:table-cell>
          <table:table-cell table:formula="of:=[.E729]*[.$J$1]*[.E$747]" office:value-type="float" office:value="6.69989653626274" calcext:value-type="float">
            <text:p>6.6998965363</text:p>
          </table:table-cell>
        </table:table-row>
        <table:table-row table:style-name="ro1">
          <table:table-cell office:value-type="string" calcext:value-type="string">
            <text:p>2008-01-31 08:00</text:p>
          </table:table-cell>
          <table:table-cell office:value-type="string" calcext:value-type="string">
            <text:p>100_223</text:p>
          </table:table-cell>
          <table:table-cell office:value-type="float" office:value="0.060272" calcext:value-type="float">
            <text:p>0.060272</text:p>
          </table:table-cell>
          <table:table-cell office:value-type="float" office:value="0.076994" calcext:value-type="float">
            <text:p>0.076994</text:p>
          </table:table-cell>
          <table:table-cell office:value-type="float" office:value="0.072452" calcext:value-type="float">
            <text:p>0.072452</text:p>
          </table:table-cell>
          <table:table-cell table:number-columns-repeated="5"/>
          <table:table-cell table:formula="of:=[.C730]*[.$J$1]*[.C$747]" office:value-type="float" office:value="6.1262763143964" calcext:value-type="float">
            <text:p>6.1262763144</text:p>
          </table:table-cell>
          <table:table-cell table:formula="of:=[.D730]*[.$J$1]*[.D$747]" office:value-type="float" office:value="7.63240496507608" calcext:value-type="float">
            <text:p>7.6324049651</text:p>
          </table:table-cell>
          <table:table-cell table:formula="of:=[.E730]*[.$J$1]*[.E$747]" office:value-type="float" office:value="7.29495512376105" calcext:value-type="float">
            <text:p>7.2949551238</text:p>
          </table:table-cell>
        </table:table-row>
        <table:table-row table:style-name="ro1">
          <table:table-cell office:value-type="string" calcext:value-type="string">
            <text:p>2008-01-31 09:00</text:p>
          </table:table-cell>
          <table:table-cell office:value-type="string" calcext:value-type="string">
            <text:p>100_223</text:p>
          </table:table-cell>
          <table:table-cell office:value-type="float" office:value="0.054413" calcext:value-type="float">
            <text:p>0.054413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508" calcext:value-type="float">
            <text:p>0.0508</text:p>
          </table:table-cell>
          <table:table-cell table:number-columns-repeated="5"/>
          <table:table-cell table:formula="of:=[.C731]*[.$J$1]*[.C$747]" office:value-type="float" office:value="5.5307451734678" calcext:value-type="float">
            <text:p>5.5307451735</text:p>
          </table:table-cell>
          <table:table-cell table:formula="of:=[.D731]*[.$J$1]*[.D$747]" office:value-type="float" office:value="6.04196538199583" calcext:value-type="float">
            <text:p>6.041965382</text:p>
          </table:table-cell>
          <table:table-cell table:formula="of:=[.E731]*[.$J$1]*[.E$747]" office:value-type="float" office:value="5.11488599744743" calcext:value-type="float">
            <text:p>5.1148859974</text:p>
          </table:table-cell>
        </table:table-row>
        <table:table-row table:style-name="ro1">
          <table:table-cell office:value-type="string" calcext:value-type="string">
            <text:p>2008-01-31 10:00</text:p>
          </table:table-cell>
          <table:table-cell office:value-type="string" calcext:value-type="string">
            <text:p>100_223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0.065519" calcext:value-type="float">
            <text:p>0.065519</text:p>
          </table:table-cell>
          <table:table-cell office:value-type="float" office:value="0.058065" calcext:value-type="float">
            <text:p>0.058065</text:p>
          </table:table-cell>
          <table:table-cell table:number-columns-repeated="5"/>
          <table:table-cell table:formula="of:=[.C732]*[.$J$1]*[.C$747]" office:value-type="float" office:value="5.38265012784006" calcext:value-type="float">
            <text:p>5.3826501278</text:p>
          </table:table-cell>
          <table:table-cell table:formula="of:=[.D732]*[.$J$1]*[.D$747]" office:value-type="float" office:value="6.4948897434452" calcext:value-type="float">
            <text:p>6.4948897434</text:p>
          </table:table-cell>
          <table:table-cell table:formula="of:=[.E732]*[.$J$1]*[.E$747]" office:value-type="float" office:value="5.84637510712175" calcext:value-type="float">
            <text:p>5.8463751071</text:p>
          </table:table-cell>
        </table:table-row>
        <table:table-row table:style-name="ro1">
          <table:table-cell office:value-type="string" calcext:value-type="string">
            <text:p>2008-01-31 11:00</text:p>
          </table:table-cell>
          <table:table-cell office:value-type="string" calcext:value-type="string">
            <text:p>100_223</text:p>
          </table:table-cell>
          <table:table-cell office:value-type="float" office:value="0.055254" calcext:value-type="float">
            <text:p>0.055254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53465" calcext:value-type="float">
            <text:p>0.053465</text:p>
          </table:table-cell>
          <table:table-cell table:number-columns-repeated="5"/>
          <table:table-cell table:formula="of:=[.C733]*[.$J$1]*[.C$747]" office:value-type="float" office:value="5.61622762602301" calcext:value-type="float">
            <text:p>5.616227626</text:p>
          </table:table-cell>
          <table:table-cell table:formula="of:=[.D733]*[.$J$1]*[.D$747]" office:value-type="float" office:value="5.82685357102075" calcext:value-type="float">
            <text:p>5.826853571</text:p>
          </table:table-cell>
          <table:table-cell table:formula="of:=[.E733]*[.$J$1]*[.E$747]" office:value-type="float" office:value="5.38321613884896" calcext:value-type="float">
            <text:p>5.3832161388</text:p>
          </table:table-cell>
        </table:table-row>
        <table:table-row table:style-name="ro1">
          <table:table-cell office:value-type="string" calcext:value-type="string">
            <text:p>2008-01-31 12:00</text:p>
          </table:table-cell>
          <table:table-cell office:value-type="string" calcext:value-type="string">
            <text:p>100_223</text:p>
          </table:table-cell>
          <table:table-cell office:value-type="float" office:value="0.056475" calcext:value-type="float">
            <text:p>0.056475</text:p>
          </table:table-cell>
          <table:table-cell office:value-type="float" office:value="0.064013" calcext:value-type="float">
            <text:p>0.064013</text:p>
          </table:table-cell>
          <table:table-cell office:value-type="float" office:value="0.054752" calcext:value-type="float">
            <text:p>0.054752</text:p>
          </table:table-cell>
          <table:table-cell table:number-columns-repeated="5"/>
          <table:table-cell table:formula="of:=[.C734]*[.$J$1]*[.C$747]" office:value-type="float" office:value="5.74033473014894" calcext:value-type="float">
            <text:p>5.7403347301</text:p>
          </table:table-cell>
          <table:table-cell table:formula="of:=[.D734]*[.$J$1]*[.D$747]" office:value-type="float" office:value="6.34560016403116" calcext:value-type="float">
            <text:p>6.345600164</text:p>
          </table:table-cell>
          <table:table-cell table:formula="of:=[.E734]*[.$J$1]*[.E$747]" office:value-type="float" office:value="5.51279996323311" calcext:value-type="float">
            <text:p>5.5127999632</text:p>
          </table:table-cell>
        </table:table-row>
        <table:table-row table:style-name="ro1">
          <table:table-cell office:value-type="string" calcext:value-type="string">
            <text:p>2008-01-31 13:00</text:p>
          </table:table-cell>
          <table:table-cell office:value-type="string" calcext:value-type="string">
            <text:p>100_223</text:p>
          </table:table-cell>
          <table:table-cell office:value-type="float" office:value="0.057006" calcext:value-type="float">
            <text:p>0.057006</text:p>
          </table:table-cell>
          <table:table-cell office:value-type="float" office:value="0.053222" calcext:value-type="float">
            <text:p>0.053222</text:p>
          </table:table-cell>
          <table:table-cell office:value-type="float" office:value="0.045438" calcext:value-type="float">
            <text:p>0.045438</text:p>
          </table:table-cell>
          <table:table-cell table:number-columns-repeated="5"/>
          <table:table-cell table:formula="of:=[.C735]*[.$J$1]*[.C$747]" office:value-type="float" office:value="5.79430759852803" calcext:value-type="float">
            <text:p>5.7943075985</text:p>
          </table:table-cell>
          <table:table-cell table:formula="of:=[.D735]*[.$J$1]*[.D$747]" office:value-type="float" office:value="5.27588977129749" calcext:value-type="float">
            <text:p>5.2758897713</text:p>
          </table:table-cell>
          <table:table-cell table:formula="of:=[.E735]*[.$J$1]*[.E$747]" office:value-type="float" office:value="4.57500373921292" calcext:value-type="float">
            <text:p>4.5750037392</text:p>
          </table:table-cell>
        </table:table-row>
        <table:table-row table:style-name="ro1">
          <table:table-cell office:value-type="string" calcext:value-type="string">
            <text:p>2008-01-31 14:00</text:p>
          </table:table-cell>
          <table:table-cell office:value-type="string" calcext:value-type="string">
            <text:p>100_223</text:p>
          </table:table-cell>
          <table:table-cell office:value-type="float" office:value="0.058764" calcext:value-type="float">
            <text:p>0.058764</text:p>
          </table:table-cell>
          <table:table-cell office:value-type="float" office:value="0.064596" calcext:value-type="float">
            <text:p>0.064596</text:p>
          </table:table-cell>
          <table:table-cell office:value-type="float" office:value="0.067378" calcext:value-type="float">
            <text:p>0.067378</text:p>
          </table:table-cell>
          <table:table-cell table:number-columns-repeated="5"/>
          <table:table-cell table:formula="of:=[.C736]*[.$J$1]*[.C$747]" office:value-type="float" office:value="5.97299743395258" calcext:value-type="float">
            <text:p>5.972997434</text:p>
          </table:table-cell>
          <table:table-cell table:formula="of:=[.D736]*[.$J$1]*[.D$747]" office:value-type="float" office:value="6.40339287638068" calcext:value-type="float">
            <text:p>6.4033928764</text:p>
          </table:table-cell>
          <table:table-cell table:formula="of:=[.E736]*[.$J$1]*[.E$747]" office:value-type="float" office:value="6.78407064440971" calcext:value-type="float">
            <text:p>6.7840706444</text:p>
          </table:table-cell>
        </table:table-row>
        <table:table-row table:style-name="ro1">
          <table:table-cell office:value-type="string" calcext:value-type="string">
            <text:p>2008-01-31 15:00</text:p>
          </table:table-cell>
          <table:table-cell office:value-type="string" calcext:value-type="string">
            <text:p>100_223</text:p>
          </table:table-cell>
          <table:table-cell office:value-type="float" office:value="0.059379" calcext:value-type="float">
            <text:p>0.059379</text:p>
          </table:table-cell>
          <table:table-cell office:value-type="float" office:value="0.070249" calcext:value-type="float">
            <text:p>0.070249</text:p>
          </table:table-cell>
          <table:table-cell office:value-type="float" office:value="0.059094" calcext:value-type="float">
            <text:p>0.059094</text:p>
          </table:table-cell>
          <table:table-cell table:number-columns-repeated="5"/>
          <table:table-cell table:formula="of:=[.C737]*[.$J$1]*[.C$747]" office:value-type="float" office:value="6.0355083832052" calcext:value-type="float">
            <text:p>6.0355083832</text:p>
          </table:table-cell>
          <table:table-cell table:formula="of:=[.D737]*[.$J$1]*[.D$747]" office:value-type="float" office:value="6.96377401345078" calcext:value-type="float">
            <text:p>6.9637740135</text:p>
          </table:table-cell>
          <table:table-cell table:formula="of:=[.E737]*[.$J$1]*[.E$747]" office:value-type="float" office:value="5.94998175458974" calcext:value-type="float">
            <text:p>5.9499817546</text:p>
          </table:table-cell>
        </table:table-row>
        <table:table-row table:style-name="ro1">
          <table:table-cell office:value-type="string" calcext:value-type="string">
            <text:p>2008-01-31 16:00</text:p>
          </table:table-cell>
          <table:table-cell office:value-type="string" calcext:value-type="string">
            <text:p>100_223</text:p>
          </table:table-cell>
          <table:table-cell office:value-type="float" office:value="0.063594" calcext:value-type="float">
            <text:p>0.063594</text:p>
          </table:table-cell>
          <table:table-cell office:value-type="float" office:value="0.072736" calcext:value-type="float">
            <text:p>0.072736</text:p>
          </table:table-cell>
          <table:table-cell office:value-type="float" office:value="0.071003" calcext:value-type="float">
            <text:p>0.071003</text:p>
          </table:table-cell>
          <table:table-cell table:number-columns-repeated="5"/>
          <table:table-cell table:formula="of:=[.C738]*[.$J$1]*[.C$747]" office:value-type="float" office:value="6.46393708418046" calcext:value-type="float">
            <text:p>6.4639370842</text:p>
          </table:table-cell>
          <table:table-cell table:formula="of:=[.D738]*[.$J$1]*[.D$747]" office:value-type="float" office:value="7.21030999220424" calcext:value-type="float">
            <text:p>7.2103099922</text:p>
          </table:table-cell>
          <table:table-cell table:formula="of:=[.E738]*[.$J$1]*[.E$747]" office:value-type="float" office:value="7.14906004875512" calcext:value-type="float">
            <text:p>7.1490600488</text:p>
          </table:table-cell>
        </table:table-row>
        <table:table-row table:style-name="ro1">
          <table:table-cell office:value-type="string" calcext:value-type="string">
            <text:p>2008-01-31 17:00</text:p>
          </table:table-cell>
          <table:table-cell office:value-type="string" calcext:value-type="string">
            <text:p>100_223</text:p>
          </table:table-cell>
          <table:table-cell office:value-type="float" office:value="0.063698" calcext:value-type="float">
            <text:p>0.063698</text:p>
          </table:table-cell>
          <table:table-cell office:value-type="float" office:value="0.079859" calcext:value-type="float">
            <text:p>0.079859</text:p>
          </table:table-cell>
          <table:table-cell office:value-type="float" office:value="0.064412" calcext:value-type="float">
            <text:p>0.064412</text:p>
          </table:table-cell>
          <table:table-cell table:number-columns-repeated="5"/>
          <table:table-cell table:formula="of:=[.C739]*[.$J$1]*[.C$747]" office:value-type="float" office:value="6.47450804145245" calcext:value-type="float">
            <text:p>6.4745080415</text:p>
          </table:table-cell>
          <table:table-cell table:formula="of:=[.D739]*[.$J$1]*[.D$747]" office:value-type="float" office:value="7.91641203348327" calcext:value-type="float">
            <text:p>7.9164120335</text:p>
          </table:table-cell>
          <table:table-cell table:formula="of:=[.E739]*[.$J$1]*[.E$747]" office:value-type="float" office:value="6.48543379660598" calcext:value-type="float">
            <text:p>6.4854337966</text:p>
          </table:table-cell>
        </table:table-row>
        <table:table-row table:style-name="ro1">
          <table:table-cell office:value-type="string" calcext:value-type="string">
            <text:p>2008-01-31 18:00</text:p>
          </table:table-cell>
          <table:table-cell office:value-type="string" calcext:value-type="string">
            <text:p>100_223</text:p>
          </table:table-cell>
          <table:table-cell office:value-type="float" office:value="0.056271" calcext:value-type="float">
            <text:p>0.056271</text:p>
          </table:table-cell>
          <table:table-cell office:value-type="float" office:value="0.066664" calcext:value-type="float">
            <text:p>0.066664</text:p>
          </table:table-cell>
          <table:table-cell office:value-type="float" office:value="0.05526" calcext:value-type="float">
            <text:p>0.05526</text:p>
          </table:table-cell>
          <table:table-cell table:number-columns-repeated="5"/>
          <table:table-cell table:formula="of:=[.C740]*[.$J$1]*[.C$747]" office:value-type="float" office:value="5.71959939088466" calcext:value-type="float">
            <text:p>5.7195993909</text:p>
          </table:table-cell>
          <table:table-cell table:formula="of:=[.D740]*[.$J$1]*[.D$747]" office:value-type="float" office:value="6.60839344094126" calcext:value-type="float">
            <text:p>6.6083934409</text:p>
          </table:table-cell>
          <table:table-cell table:formula="of:=[.E740]*[.$J$1]*[.E$747]" office:value-type="float" office:value="5.56394882320758" calcext:value-type="float">
            <text:p>5.5639488232</text:p>
          </table:table-cell>
        </table:table-row>
        <table:table-row table:style-name="ro1">
          <table:table-cell office:value-type="string" calcext:value-type="string">
            <text:p>2008-01-31 19:00</text:p>
          </table:table-cell>
          <table:table-cell office:value-type="string" calcext:value-type="string">
            <text:p>100_223</text:p>
          </table:table-cell>
          <table:table-cell office:value-type="float" office:value="0.041604" calcext:value-type="float">
            <text:p>0.041604</text:p>
          </table:table-cell>
          <table:table-cell office:value-type="float" office:value="0.047258" calcext:value-type="float">
            <text:p>0.047258</text:p>
          </table:table-cell>
          <table:table-cell office:value-type="float" office:value="0.042865" calcext:value-type="float">
            <text:p>0.042865</text:p>
          </table:table-cell>
          <table:table-cell table:number-columns-repeated="5"/>
          <table:table-cell table:formula="of:=[.C741]*[.$J$1]*[.C$747]" office:value-type="float" office:value="4.22878948407466" calcext:value-type="float">
            <text:p>4.2287894841</text:p>
          </table:table-cell>
          <table:table-cell table:formula="of:=[.D741]*[.$J$1]*[.D$747]" office:value-type="float" office:value="4.68467924564986" calcext:value-type="float">
            <text:p>4.6846792456</text:p>
          </table:table-cell>
          <table:table-cell table:formula="of:=[.E741]*[.$J$1]*[.E$747]" office:value-type="float" office:value="4.31593677717685" calcext:value-type="float">
            <text:p>4.3159367772</text:p>
          </table:table-cell>
        </table:table-row>
        <table:table-row table:style-name="ro1">
          <table:table-cell office:value-type="string" calcext:value-type="string">
            <text:p>2008-01-31 20:00</text:p>
          </table:table-cell>
          <table:table-cell office:value-type="string" calcext:value-type="string">
            <text:p>100_223</text:p>
          </table:table-cell>
          <table:table-cell office:value-type="float" office:value="0.036009" calcext:value-type="float">
            <text:p>0.036009</text:p>
          </table:table-cell>
          <table:table-cell office:value-type="float" office:value="0.041419" calcext:value-type="float">
            <text:p>0.041419</text:p>
          </table:table-cell>
          <table:table-cell office:value-type="float" office:value="0.035767" calcext:value-type="float">
            <text:p>0.035767</text:p>
          </table:table-cell>
          <table:table-cell table:number-columns-repeated="5"/>
          <table:table-cell table:formula="of:=[.C742]*[.$J$1]*[.C$747]" office:value-type="float" office:value="3.66009231160572" calcext:value-type="float">
            <text:p>3.6600923116</text:p>
          </table:table-cell>
          <table:table-cell table:formula="of:=[.D742]*[.$J$1]*[.D$747]" office:value-type="float" office:value="4.10585995335333" calcext:value-type="float">
            <text:p>4.1058599534</text:p>
          </table:table-cell>
          <table:table-cell table:formula="of:=[.E742]*[.$J$1]*[.E$747]" office:value-type="float" office:value="3.60126235178548" calcext:value-type="float">
            <text:p>3.6012623518</text:p>
          </table:table-cell>
        </table:table-row>
        <table:table-row table:style-name="ro1">
          <table:table-cell office:value-type="string" calcext:value-type="string">
            <text:p>2008-01-31 21:00</text:p>
          </table:table-cell>
          <table:table-cell office:value-type="string" calcext:value-type="string">
            <text:p>100_223</text:p>
          </table:table-cell>
          <table:table-cell office:value-type="float" office:value="0.032992" calcext:value-type="float">
            <text:p>0.032992</text:p>
          </table:table-cell>
          <table:table-cell office:value-type="float" office:value="0.036034" calcext:value-type="float">
            <text:p>0.036034</text:p>
          </table:table-cell>
          <table:table-cell office:value-type="float" office:value="0.03693" calcext:value-type="float">
            <text:p>0.03693</text:p>
          </table:table-cell>
          <table:table-cell table:number-columns-repeated="5"/>
          <table:table-cell table:formula="of:=[.C743]*[.$J$1]*[.C$747]" office:value-type="float" office:value="3.35343290689816" calcext:value-type="float">
            <text:p>3.3534329069</text:p>
          </table:table-cell>
          <table:table-cell table:formula="of:=[.D743]*[.$J$1]*[.D$747]" office:value-type="float" office:value="3.57204562058799" calcext:value-type="float">
            <text:p>3.5720456206</text:p>
          </table:table-cell>
          <table:table-cell table:formula="of:=[.E743]*[.$J$1]*[.E$747]" office:value-type="float" office:value="3.71836102137271" calcext:value-type="float">
            <text:p>3.7183610214</text:p>
          </table:table-cell>
        </table:table-row>
        <table:table-row table:style-name="ro1">
          <table:table-cell office:value-type="string" calcext:value-type="string">
            <text:p>2008-01-31 22:00</text:p>
          </table:table-cell>
          <table:table-cell office:value-type="string" calcext:value-type="string">
            <text:p>100_223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35541" calcext:value-type="float">
            <text:p>0.035541</text:p>
          </table:table-cell>
          <table:table-cell office:value-type="float" office:value="0.027049" calcext:value-type="float">
            <text:p>0.027049</text:p>
          </table:table-cell>
          <table:table-cell table:number-columns-repeated="5"/>
          <table:table-cell table:formula="of:=[.C744]*[.$J$1]*[.C$747]" office:value-type="float" office:value="2.59496672263307" calcext:value-type="float">
            <text:p>2.5949667226</text:p>
          </table:table-cell>
          <table:table-cell table:formula="of:=[.D744]*[.$J$1]*[.D$747]" office:value-type="float" office:value="3.52317459625125" calcext:value-type="float">
            <text:p>3.5231745963</text:p>
          </table:table-cell>
          <table:table-cell table:formula="of:=[.E744]*[.$J$1]*[.E$747]" office:value-type="float" office:value="2.72347542017629" calcext:value-type="float">
            <text:p>2.7234754202</text:p>
          </table:table-cell>
        </table:table-row>
        <table:table-row table:style-name="ro1">
          <table:table-cell office:value-type="string" calcext:value-type="string">
            <text:p>2008-01-31 23:00</text:p>
          </table:table-cell>
          <table:table-cell office:value-type="string" calcext:value-type="string">
            <text:p>100_223</text:p>
          </table:table-cell>
          <table:table-cell office:value-type="float" office:value="0.019884" calcext:value-type="float">
            <text:p>0.019884</text:p>
          </table:table-cell>
          <table:table-cell office:value-type="float" office:value="0.034209" calcext:value-type="float">
            <text:p>0.034209</text:p>
          </table:table-cell>
          <table:table-cell office:value-type="float" office:value="0.026302" calcext:value-type="float">
            <text:p>0.026302</text:p>
          </table:table-cell>
          <table:table-cell table:number-columns-repeated="5"/>
          <table:table-cell table:formula="of:=[.C745]*[.$J$1]*[.C$747]" office:value-type="float" office:value="2.02108571534806" calcext:value-type="float">
            <text:p>2.0210857153</text:p>
          </table:table-cell>
          <table:table-cell table:formula="of:=[.D745]*[.$J$1]*[.D$747]" office:value-type="float" office:value="3.39113361366194" calcext:value-type="float">
            <text:p>3.3911336137</text:p>
          </table:table-cell>
          <table:table-cell table:formula="of:=[.E745]*[.$J$1]*[.E$747]" office:value-type="float" office:value="2.64826243119808" calcext:value-type="float">
            <text:p>2.6482624312</text:p>
          </table:table-cell>
        </table:table-row>
        <table:table-row table:style-name="ro1">
          <table:table-cell table:style-name="Default"/>
          <table:table-cell/>
          <table:table-cell table:formula="of:=SUM([.C2:.C745])" office:value-type="float" office:value="30.498657" calcext:value-type="float">
            <text:p>30.498657</text:p>
          </table:table-cell>
          <table:table-cell table:formula="of:=SUM([.D2:.D745])" office:value-type="float" office:value="31.272109" calcext:value-type="float">
            <text:p>31.272109</text:p>
          </table:table-cell>
          <table:table-cell table:formula="of:=SUM([.E2:.E745])" office:value-type="float" office:value="30.788565" calcext:value-type="float">
            <text:p>30.788565</text:p>
          </table:table-cell>
          <table:table-cell table:formula="of:=[.G2]/24" office:value-type="float" office:value="31" calcext:value-type="float">
            <text:p>31</text:p>
          </table:table-cell>
          <table:table-cell table:number-columns-repeated="2"/>
          <table:table-cell table:formula="of:=[.F746]*[.J1]" office:value-type="float" office:value="3100" calcext:value-type="float">
            <text:p>3100</text:p>
          </table:table-cell>
          <table:table-cell/>
          <table:table-cell table:formula="of:=SUM([.K2:.K745])" office:value-type="float" office:value="3100" calcext:value-type="float">
            <text:p>3100</text:p>
          </table:table-cell>
          <table:table-cell table:formula="of:=SUM([.L2:.L745])" office:value-type="float" office:value="3100.00000000001" calcext:value-type="float">
            <text:p>3100</text:p>
          </table:table-cell>
          <table:table-cell table:formula="of:=SUM([.M2:.M745])" office:value-type="float" office:value="3100" calcext:value-type="float">
            <text:p>3100</text:p>
          </table:table-cell>
        </table:table-row>
        <table:table-row table:style-name="ro1">
          <table:table-cell table:style-name="Default"/>
          <table:table-cell/>
          <table:table-cell table:formula="of:=[.$F$746]/[.C746]" office:value-type="float" office:value="1.01643819922956" calcext:value-type="float">
            <text:p>1.0164381992</text:p>
          </table:table-cell>
          <table:table-cell table:formula="of:=[.$F$746]/[.D746]" office:value-type="float" office:value="0.991298668087913" calcext:value-type="float">
            <text:p>0.9912986681</text:p>
          </table:table-cell>
          <table:table-cell table:formula="of:=[.$F$746]/[.E746]" office:value-type="float" office:value="1.00686732233217" calcext:value-type="float">
            <text:p>1.0068673223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float" office:value="1.01643819922956" calcext:value-type="float">
            <text:p>1.0164381992</text:p>
          </table:table-cell>
          <table:table-cell office:value-type="float" office:value="0.991298668087913" calcext:value-type="float">
            <text:p>0.9912986681</text:p>
          </table:table-cell>
          <table:table-cell office:value-type="float" office:value="1.00686732233217" calcext:value-type="float">
            <text:p>1.00686732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7:09:17.850625351</dc:date>
    <dc:creator>James Marca</dc:creator>
    <meta:document-statistic meta:table-count="1" meta:cell-count="5977" meta:object-count="0"/>
    <meta:generator>LibreOffice/4.1.4.2$Linux_X86_64 LibreOffice_project/410m0$Build-2</meta:generator>
  </office:meta>
</office:document-meta>
</file>